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6291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2.0846in"/>
    </style:style>
    <style:style style:name="co47" style:family="table-column">
      <style:table-column-properties fo:break-before="auto" style:column-width="0.8909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2.6736in"/>
    </style:style>
    <style:style style:name="co30" style:family="table-column">
      <style:table-column-properties fo:break-before="auto" style:column-width="0.9102in"/>
    </style:style>
    <style:style style:name="co51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0.9319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0.7457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1.1043in"/>
    </style:style>
    <style:style style:name="co31" style:family="table-column">
      <style:table-column-properties fo:break-before="auto" style:column-width="1.6791in"/>
    </style:style>
    <style:style style:name="co32" style:family="table-column">
      <style:table-column-properties fo:break-before="auto" style:column-width="1.7984in"/>
    </style:style>
    <style:style style:name="co33" style:family="table-column">
      <style:table-column-properties fo:break-before="auto" style:column-width="0.6854in"/>
    </style:style>
    <style:style style:name="co34" style:family="table-column">
      <style:table-column-properties fo:break-before="auto" style:column-width="0.7665in"/>
    </style:style>
    <style:style style:name="co35" style:family="table-column">
      <style:table-column-properties fo:break-before="auto" style:column-width="0.522in"/>
    </style:style>
    <style:style style:name="co36" style:family="table-column">
      <style:table-column-properties fo:break-before="auto" style:column-width="0.6819in"/>
    </style:style>
    <style:style style:name="co37" style:family="table-column">
      <style:table-column-properties fo:break-before="auto" style:column-width="1.1791in"/>
    </style:style>
    <style:style style:name="co38" style:family="table-column">
      <style:table-column-properties fo:break-before="auto" style:column-width="1.3882in"/>
    </style:style>
    <style:style style:name="co39" style:family="table-column">
      <style:table-column-properties fo:break-before="auto" style:column-width="1.1638in"/>
    </style:style>
    <style:style style:name="co40" style:family="table-column">
      <style:table-column-properties fo:break-before="auto" style:column-width="1.261in"/>
    </style:style>
    <style:style style:name="co41" style:family="table-column">
      <style:table-column-properties fo:break-before="auto" style:column-width="1.478in"/>
    </style:style>
    <style:style style:name="co42" style:family="table-column">
      <style:table-column-properties fo:break-before="auto" style:column-width="0.7043in"/>
    </style:style>
    <style:style style:name="co43" style:family="table-column">
      <style:table-column-properties fo:break-before="auto" style:column-width="1.0335in"/>
    </style:style>
    <style:style style:name="co44" style:family="table-column">
      <style:table-column-properties fo:break-before="auto" style:column-width="0.6618in"/>
    </style:style>
    <style:style style:name="co45" style:family="table-column">
      <style:table-column-properties fo:break-before="auto" style:column-width="1.8165in"/>
    </style:style>
    <style:style style:name="co46" style:family="table-column">
      <style:table-column-properties fo:break-before="auto" style:column-width="1.6547in"/>
    </style:style>
    <style:style style:name="co52" style:family="table-column">
      <style:table-column-properties fo:break-before="auto" style:column-width="1.7402in"/>
    </style:style>
    <style:style style:name="co53" style:family="table-column">
      <style:table-column-properties fo:break-before="auto" style:column-width="1.8591in"/>
    </style:style>
    <style:style style:name="co54" style:family="table-column">
      <style:table-column-properties fo:break-before="auto" style:column-width="1.528in"/>
    </style:style>
    <style:style style:name="co55" style:family="table-column">
      <style:table-column-properties fo:break-before="auto" style:column-width="0.8429in"/>
    </style:style>
    <style:style style:name="co56" style:family="table-column">
      <style:table-column-properties fo:break-before="auto" style:column-width="0.9728in"/>
    </style:style>
    <style:style style:name="co57" style:family="table-column">
      <style:table-column-properties fo:break-before="auto" style:column-width="0.6417in"/>
    </style:style>
    <style:style style:name="co58" style:family="table-column">
      <style:table-column-properties fo:break-before="auto" style:column-width="1.6465in"/>
    </style:style>
    <style:style style:name="co59" style:family="table-column">
      <style:table-column-properties fo:break-before="auto" style:column-width="1.4256in"/>
    </style:style>
    <style:style style:name="co60" style:family="table-column">
      <style:table-column-properties fo:break-before="auto" style:column-width="1.7055in"/>
    </style:style>
    <style:style style:name="co61" style:family="table-column">
      <style:table-column-properties fo:break-before="auto" style:column-width="1.9646in"/>
    </style:style>
    <style:style style:name="co62" style:family="table-column">
      <style:table-column-properties fo:break-before="auto" style:column-width="1.9929in"/>
    </style:style>
    <style:style style:name="ro4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209in" fo:break-before="auto" style:use-optimal-row-height="false"/>
    </style:style>
    <style:style style:name="ro51" style:family="table-row">
      <style:table-row-properties style:row-height="0.2484in" fo:break-before="auto" style:use-optimal-row-height="false"/>
    </style:style>
    <style:style style:name="ro52" style:family="table-row">
      <style:table-row-properties style:row-height="0.4972in" fo:break-before="auto" style:use-optimal-row-height="false"/>
    </style:style>
    <style:style style:name="ro53" style:family="table-row">
      <style:table-row-properties style:row-height="1.078in" fo:break-before="auto" style:use-optimal-row-height="false"/>
    </style:style>
    <style:style style:name="ro22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54" style:family="table-row">
      <style:table-row-properties style:row-height="1.6681in" fo:break-before="auto" style:use-optimal-row-height="false"/>
    </style:style>
    <style:style style:name="ro16" style:family="table-row">
      <style:table-row-properties style:row-height="0.7457in" fo:break-before="auto" style:use-optimal-row-height="true"/>
    </style:style>
    <style:style style:name="ro55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56" style:family="table-row">
      <style:table-row-properties style:row-height="0.211in" fo:break-before="auto" style:use-optimal-row-height="true"/>
    </style:style>
    <style:style style:name="ro24" style:family="table-row">
      <style:table-row-properties style:row-height="0.1965in" fo:break-before="auto" style:use-optimal-row-height="false"/>
    </style:style>
    <style:style style:name="ro25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7874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626in" fo:break-before="auto" style:use-optimal-row-height="false"/>
    </style:style>
    <style:style style:name="ro31" style:family="table-row">
      <style:table-row-properties style:row-height="0.611in" fo:break-before="auto" style:use-optimal-row-height="true"/>
    </style:style>
    <style:style style:name="ro3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0.8909in" fo:break-before="auto" style:use-optimal-row-height="true"/>
    </style:style>
    <style:style style:name="ro34" style:family="table-row">
      <style:table-row-properties style:row-height="1.202in" fo:break-before="auto" style:use-optimal-row-height="true"/>
    </style:style>
    <style:style style:name="ro35" style:family="table-row">
      <style:table-row-properties style:row-height="0.7563in" fo:break-before="auto" style:use-optimal-row-height="true"/>
    </style:style>
    <style:style style:name="ro36" style:family="table-row">
      <style:table-row-properties style:row-height="0.7772in" fo:break-before="auto" style:use-optimal-row-height="true"/>
    </style:style>
    <style:style style:name="ro37" style:family="table-row">
      <style:table-row-properties style:row-height="1.3366in" fo:break-before="auto" style:use-optimal-row-height="true"/>
    </style:style>
    <style:style style:name="ro38" style:family="table-row">
      <style:table-row-properties style:row-height="0.7665in" fo:break-before="auto" style:use-optimal-row-height="true"/>
    </style:style>
    <style:style style:name="ro39" style:family="table-row">
      <style:table-row-properties style:row-height="1.2437in" fo:break-before="auto" style:use-optimal-row-height="true"/>
    </style:style>
    <style:style style:name="ro40" style:family="table-row">
      <style:table-row-properties style:row-height="1.0362in" fo:break-before="auto" style:use-optimal-row-height="true"/>
    </style:style>
    <style:style style:name="ro41" style:family="table-row">
      <style:table-row-properties style:row-height="1.0882in" fo:break-before="auto" style:use-optimal-row-height="true"/>
    </style:style>
    <style:style style:name="ro42" style:family="table-row">
      <style:table-row-properties style:row-height="1.3984in" fo:break-before="auto" style:use-optimal-row-height="true"/>
    </style:style>
    <style:style style:name="ro43" style:family="table-row">
      <style:table-row-properties style:row-height="0.9327in" fo:break-before="auto" style:use-optimal-row-height="true"/>
    </style:style>
    <style:style style:name="ro44" style:family="table-row">
      <style:table-row-properties style:row-height="0.4661in" fo:break-before="auto" style:use-optimal-row-height="true"/>
    </style:style>
    <style:style style:name="ro45" style:family="table-row">
      <style:table-row-properties style:row-height="1.1811in" fo:break-before="auto" style:use-optimal-row-height="true"/>
    </style:style>
    <style:style style:name="ro46" style:family="table-row">
      <style:table-row-properties style:row-height="1.3264in" fo:break-before="auto" style:use-optimal-row-height="true"/>
    </style:style>
    <style:style style:name="ro47" style:family="table-row">
      <style:table-row-properties style:row-height="0.9118in" fo:break-before="auto" style:use-optimal-row-height="true"/>
    </style:style>
    <style:style style:name="ro48" style:family="table-row">
      <style:table-row-properties style:row-height="0.6217in" fo:break-before="auto" style:use-optimal-row-height="true"/>
    </style:style>
    <style:style style:name="ro49" style:family="table-row">
      <style:table-row-properties style:row-height="0.9535in" fo:break-before="auto" style:use-optimal-row-height="true"/>
    </style:style>
    <style:style style:name="ro50" style:family="table-row">
      <style:table-row-properties style:row-height="1.1091in" fo:break-before="auto" style:use-optimal-row-height="true"/>
    </style:style>
    <style:style style:name="ro57" style:family="table-row">
      <style:table-row-properties style:row-height="0.798in" fo:break-before="auto" style:use-optimal-row-height="true"/>
    </style:style>
    <style:style style:name="ro58" style:family="table-row">
      <style:table-row-properties style:row-height="1.5752in" fo:break-before="auto" style:use-optimal-row-height="true"/>
    </style:style>
    <style:style style:name="ro59" style:family="table-row">
      <style:table-row-properties style:row-height="1.4193in" fo:break-before="auto" style:use-optimal-row-height="true"/>
    </style:style>
    <style:style style:name="ro60" style:family="table-row">
      <style:table-row-properties style:row-height="1.2638in" fo:break-before="auto" style:use-optimal-row-height="true"/>
    </style:style>
    <style:style style:name="ro61" style:family="table-row">
      <style:table-row-properties style:row-height="1.8862in" fo:break-before="auto" style:use-optimal-row-height="true"/>
    </style:style>
    <style:style style:name="ro62" style:family="table-row">
      <style:table-row-properties style:row-height="2.0417in" fo:break-before="auto" style:use-optimal-row-height="true"/>
    </style:style>
    <style:style style:name="ro63" style:family="table-row">
      <style:table-row-properties style:row-height="1.7307in" fo:break-before="auto" style:use-optimal-row-height="true"/>
    </style:style>
    <style:style style:name="ro64" style:family="table-row">
      <style:table-row-properties style:row-height="1.3882in" fo:break-before="auto" style:use-optimal-row-height="false"/>
    </style:style>
    <style:style style:name="ro65" style:family="table-row">
      <style:table-row-properties style:row-height="1.3984in" fo:break-before="auto" style:use-optimal-row-height="false"/>
    </style:style>
    <style:style style:name="ro66" style:family="table-row">
      <style:table-row-properties style:row-height="1.2126in" fo:break-before="auto" style:use-optimal-row-height="false"/>
    </style:style>
    <style:style style:name="ro67" style:family="table-row">
      <style:table-row-properties style:row-height="0.7252in" fo:break-before="auto" style:use-optimal-row-height="false"/>
    </style:style>
    <style:style style:name="ro68" style:family="table-row">
      <style:table-row-properties style:row-height="1.4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Functions_20_list">
      <style:table-properties table:display="true" style:writing-mode="lr-tb"/>
    </style:style>
    <style:style style:name="ta3" style:family="table" style:master-page-name="PageStyle_5f_Addess_5f_book">
      <style:table-properties table:display="true" style:writing-mode="lr-tb"/>
    </style:style>
    <style:style style:name="ta4" style:family="table" style:master-page-name="PageStyle_5f_Contact_20_View">
      <style:table-properties table:display="true" style:writing-mode="lr-tb"/>
    </style:style>
    <style:style style:name="ta5" style:family="table" style:master-page-name="PageStyle_5f_Contact_20_Tags">
      <style:table-properties table:display="true" style:writing-mode="lr-tb"/>
    </style:style>
    <style:style style:name="ta7" style:family="table" style:master-page-name="PageStyle_5f_Contact_20_Search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cccccc" fo:border-left="none" fo:border-right="0.0008in solid #000000" fo:border-top="none" style:vertical-align="middle"/>
      <style:text-properties fo:color="#0000ff" style:font-name="Arial" fo:font-size="10pt" fo:font-weight="bold"/>
    </style:style>
    <style:style style:name="ce48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fo:border="0.0008in solid #000000" style:vertical-align="middle"/>
      <style:text-properties fo:color="#0000ff" style:font-name="Arial" fo:font-size="10pt" fo:font-weight="bold"/>
    </style:style>
    <style:style style:name="ce51" style:family="table-cell" style:parent-style-name="Normal_5f_Sheet1" style:data-style-name="N123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background-color="#cccccc" style:vertical-align="middle"/>
      <style:text-properties fo:color="#0000ff" style:font-name="Arial" fo:font-size="10pt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cccccc" style:vertical-align="middle"/>
      <style:text-properties fo:color="#000000" style:font-name="Arial" fo:font-size="10pt"/>
    </style:style>
    <style:style style:name="ce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9pt" fo:font-weight="bold"/>
    </style:style>
    <style:style style:name="ce77" style:family="table-cell" style:parent-style-name="Default">
      <style:table-cell-properties fo:background-color="#cccccc" style:vertical-align="middle"/>
      <style:text-properties style:font-name="Arial" fo:font-size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cccccc" style:vertical-align="middle"/>
      <style:text-properties fo:color="#cccccc" style:font-name="Arial" fo:font-size="10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style:font-name="Arial" fo:font-weight="bold"/>
    </style:style>
    <style:style style:name="ce82" style:family="table-cell" style:parent-style-name="Default">
      <style:text-properties style:font-name="Arial"/>
    </style:style>
    <style:style style:name="ce83" style:family="table-cell" style:parent-style-name="Default">
      <style:table-cell-properties fo:background-color="transparent"/>
      <style:text-properties style:font-name="Ari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154in double #000000" style:border-line-width-left="0.0008in 0.0138in 0.0008in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font-name="Arial" fo:font-size="12pt" fo:font-weight="bold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21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9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fo:font-weight="bold"/>
    </style:style>
    <style:style style:name="ce331" style:family="table-cell" style:parent-style-name="Default">
      <style:table-cell-properties fo:background-color="#000080"/>
      <style:text-properties fo:color="#ffffff" fo:font-size="12pt" fo:font-weight="bold"/>
    </style:style>
    <style:style style:name="ce33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0154in double #000000" style:border-line-width-bottom="0.0008in 0.0138in 0.0008in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text-align="center" fo:margin-left="0in" style:writing-mode="page"/>
      <style:text-properties style:font-name="Arial" fo:font-weight="bold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5" style:family="table-cell" style:parent-style-name="Default">
      <style:table-cell-properties fo:background-color="#e6e6ff"/>
      <style:text-properties fo:color="#993300" style:text-outline="false" style:text-line-through-style="none" style:font-name="Tahoma2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2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3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ext-properties style:font-name="Arial" fo:font-size="9pt"/>
    </style:style>
    <style:style style:name="ce157" style:family="table-cell" style:parent-style-name="Default">
      <style:text-properties fo:font-size="9pt"/>
    </style:style>
    <style:style style:name="ce15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3" style:font-size-complex="11pt" style:font-style-complex="normal" style:font-weight-complex="normal"/>
    </style:style>
    <style:style style:name="ce1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4" style:family="table-cell" style:parent-style-name="Default"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32" style:family="table-cell" style:parent-style-name="Default">
      <style:text-properties fo:color="#ff0000" fo:font-size="9pt"/>
    </style:style>
    <style:style style:name="ce233" style:family="table-cell" style:parent-style-name="Default">
      <style:text-properties style:use-window-font-color="true" fo:font-size="9pt"/>
    </style:style>
    <style:style style:name="ce234" style:family="table-cell" style:parent-style-name="Default">
      <style:table-cell-properties fo:border="0.0008in solid #000000"/>
      <style:text-properties style:use-window-font-color="true" fo:font-size="9pt"/>
    </style:style>
    <style:style style:name="ce235" style:family="table-cell" style:parent-style-name="Default">
      <style:table-cell-properties fo:border="0.0008in solid #000000"/>
      <style:text-properties fo:font-size="9pt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ext-properties fo:color="#000000" fo:font-size="9pt"/>
    </style:style>
    <style:style style:name="ce242" style:family="table-cell" style:parent-style-name="Default">
      <style:table-cell-properties fo:background-color="transparent"/>
      <style:text-properties fo:color="#ff0000" fo:font-size="9pt"/>
    </style:style>
    <style:style style:name="ce243" style:family="table-cell" style:parent-style-name="Default">
      <style:text-properties style:use-window-font-color="true"/>
    </style:style>
    <style:style style:name="ce244" style:family="table-cell" style:parent-style-name="Default">
      <style:text-properties fo:font-size="10pt" style:font-size-asian="10pt" style:font-size-complex="10pt"/>
    </style:style>
    <style:style style:name="ce2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4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ext-properties style:use-window-font-color="true" fo:font-size="10pt" style:font-size-asian="10pt" style:font-size-complex="10pt"/>
    </style:style>
    <style:style style:name="ce25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ce2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10pt" style:font-size-asian="10pt" style:font-size-complex="10pt"/>
    </style:style>
    <style:style style:name="ce2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2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size-asian="10pt" style:font-size-complex="10pt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" style:data-style-name="N6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1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312" style:family="table-cell" style:parent-style-name="Default">
      <style:table-cell-properties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="0.0008in solid #000000"/>
      <style:text-properties style:use-window-font-color="true" fo:font-size="10pt" style:font-size-asian="10pt" style:font-size-complex="10pt"/>
    </style:style>
    <style:style style:name="ce3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342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3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44" style:family="table-cell" style:parent-style-name="Default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8" style:family="table-cell" style:parent-style-name="Default">
      <style:table-cell-properties fo:border="0.0008in solid #000000"/>
      <style:text-properties style:use-window-font-color="tru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3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ext-properties style:use-window-font-color="true" style:font-name="Arial"/>
    </style:style>
    <style:style style:name="ce36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9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/>
    </style:style>
    <style:style style:name="ce3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38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9" style:family="table-cell" style:parent-style-name="Default">
      <style:table-cell-properties fo:border="0.0008in solid #000000"/>
      <style:text-properties style:use-window-font-color="true" style:font-name="Arial"/>
    </style:style>
    <style:style style:name="ce3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/>
    </style:style>
    <style:style style:name="ce3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/>
    </style:style>
    <style:style style:name="T11" style:family="text">
      <style:text-properties fo:color="#000000"/>
    </style:style>
    <style:style style:name="T13" style:family="text">
      <style:text-properties fo:color="#ff0000"/>
    </style:style>
    <style:style style:name="T5" style:family="text">
      <style:text-properties style:font-name="Arial1" fo:font-size="9pt" style:font-name-asian="Lucida Sans Unicode" style:font-size-asian="9pt" style:font-name-complex="Arial1" style:font-size-complex="9pt"/>
    </style:style>
    <style:style style:name="T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weight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T15" style:family="text">
      <style:text-properties style:use-window-font-color="true"/>
    </style:style>
    <style:style style:name="T16" style:family="text">
      <style:text-properties style:font-size-asian="10pt" style:font-size-complex="10pt"/>
    </style:style>
    <style:style style:name="T17" style:family="text">
      <style:text-properties style:use-window-font-color="true" fo:font-weight="normal"/>
    </style:style>
    <style:style style:name="T18" style:family="text">
      <style:text-properties style:use-window-font-color="true" fo:font-weight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position="0% 100%" fo:font-style="normal" fo:text-shadow="none" style:text-underline-style="none" style:font-style-asian="normal" style:font-style-complex="normal"/>
    </style:style>
    <style:style style:name="T24" style:family="text">
      <style:text-properties fo:color="#000000" style:text-outline="false" style:text-line-through-style="none" style:text-position="0% 100%" fo:font-style="normal" fo:text-shadow="none" style:text-underline-style="none" fo:font-weight="bold" style:font-style-asian="normal" style:font-style-complex="normal"/>
    </style:style>
    <style:style style:name="T25" style:family="text">
      <style:text-properties fo:color="#000000" style:font-size-asian="10pt" style:font-size-complex="10pt"/>
    </style:style>
    <style:style style:name="T26" style:family="text">
      <style:text-properties fo:language="en" fo:country="US"/>
    </style:style>
    <style:style style:name="T27" style:family="text">
      <style:text-properties fo:font-weight="bold" style:font-size-asian="10pt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9pt" fo:font-weight="bold"/>
    </style:style>
    <style:style style:name="T30" style:family="text">
      <style:text-properties fo:font-size="9pt" fo:font-weight="bold" style:font-size-asian="10pt" style:font-size-complex="10pt"/>
    </style:style>
    <style:style style:name="T31" style:family="text">
      <style:text-properties style:font-size-asian="9pt" style:font-size-complex="9pt"/>
    </style:style>
    <style:style style:name="T32" style:family="text">
      <style:text-properties style:font-size-asian="10pt" style:font-name-complex="Arial1" style:font-size-complex="10pt"/>
    </style:style>
    <style:style style:name="T33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>
          <table:table-cell table:style-name="ce99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03" table:number-columns-repeated="2"/>
          <table:table-cell table:style-name="ce99"/>
          <table:table-cell table:style-name="ce131" table:number-columns-spanned="3" table:number-rows-spanned="1"/>
          <table:covered-table-cell table:style-name="ce99"/>
          <table:covered-table-cell table:style-name="ce99"/>
          <table:table-cell table:style-name="ce99" table:number-columns-repeated="248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24">
          <table:table-cell table:style-name="ce100"/>
          <table:table-cell table:number-columns-repeated="2"/>
          <table:table-cell table:style-name="ce100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3">
          <table:table-cell table:style-name="ce100"/>
          <table:table-cell table:style-name="ce104" office:value-type="string">
            <text:p>ADDRESS BOOK TEST CASES</text:p>
          </table:table-cell>
          <table:table-cell table:style-name="ce100" table:number-columns-repeated="2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Version:</text:p>
          </table:table-cell>
          <table:table-cell table:style-name="ce113" office:value-type="string">
            <text:p>14.7</text:p>
          </table:table-cell>
          <table:table-cell table:style-name="ce121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Issue date:</text:p>
          </table:table-cell>
          <table:table-cell table:style-name="ce112" office:value-type="float" office:value="40540">
            <text:p>28-Dec-10</text:p>
          </table:table-cell>
          <table:table-cell table:style-name="ce121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Name:</text:p>
          </table:table-cell>
          <table:table-cell table:style-name="ce114" office:value-type="string">
            <text:p>Collaboration Suites</text:p>
          </table:table-cell>
          <table:table-cell table:style-name="ce121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Code:</text:p>
          </table:table-cell>
          <table:table-cell table:style-name="ce114" office:value-type="string">
            <text:p>CS</text:p>
          </table:table-cell>
          <table:table-cell table:style-name="ce121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Module</text:p>
          </table:table-cell>
          <table:table-cell table:style-name="ce114" office:value-type="string">
            <text:p>Address book</text:p>
          </table:table-cell>
          <table:table-cell table:style-name="ce121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Total Cases:</text:p>
          </table:table-cell>
          <table:table-cell table:style-name="ce115" table:formula="of:=[Summary_Report.F37]" office:value-type="float" office:value="324">
            <text:p>324</text:p>
          </table:table-cell>
          <table:table-cell table:style-name="ce121"/>
          <table:table-cell table:style-name="ce132"/>
          <table:table-cell table:style-name="ce100"/>
          <table:table-cell table:style-name="ce99" table:number-columns-repeated="249"/>
          <table:table-cell/>
        </table:table-row>
        <table:table-row table:style-name="ro1">
          <table:table-cell table:style-name="ce101"/>
          <table:table-cell table:style-name="ce106" office:value-type="string">
            <text:p>Test Status</text:p>
          </table:table-cell>
          <table:table-cell table:style-name="ce116" office:value-type="string">
            <text:p>Passed</text:p>
          </table:table-cell>
          <table:table-cell table:style-name="ce122" office:value-type="string">
            <text:p><text:s/>Test is OK</text:p>
          </table:table-cell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4">
          <table:table-cell table:style-name="ce101"/>
          <table:table-cell table:style-name="ce106"/>
          <table:table-cell table:style-name="ce116" office:value-type="string">
            <text:p>Blocked</text:p>
          </table:table-cell>
          <table:table-cell table:style-name="ce123" office:value-type="string">
            <text:p>Could not run the test (another bug is blocking)</text:p>
          </table:table-cell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4">
          <table:table-cell table:style-name="ce101"/>
          <table:table-cell table:style-name="ce106"/>
          <table:table-cell table:style-name="ce116" office:value-type="string">
            <text:p>Failed</text:p>
          </table:table-cell>
          <table:table-cell table:style-name="ce124" office:value-type="string">
            <text:p>Test failed, a bug is entered on it (please add the bug ID)</text:p>
          </table:table-cell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4">
          <table:table-cell table:style-name="ce101"/>
          <table:table-cell table:style-name="ce106"/>
          <table:table-cell table:style-name="ce116" office:value-type="string">
            <text:p>N/A</text:p>
          </table:table-cell>
          <table:table-cell table:style-name="ce124" office:value-type="string">
            <text:p>Test is not possible to run on this version </text:p>
          </table:table-cell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3"/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3"/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3"/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3"/>
          <table:table-cell table:style-name="ce133"/>
          <table:table-cell table:number-columns-repeated="2"/>
          <table:table-cell table:style-name="ce101" table:number-columns-repeated="248"/>
          <table:table-cell/>
        </table:table-row>
        <table:table-row table:style-name="ro25">
          <table:table-cell table:style-name="ce102"/>
          <table:table-cell table:style-name="ce107" office:value-type="string">
            <text:p>Record of change:</text:p>
          </table:table-cell>
          <table:table-cell table:style-name="ce99" table:number-columns-repeated="2"/>
          <table:table-cell table:style-name="ce131"/>
          <table:table-cell table:style-name="ce99" table:number-columns-repeated="2"/>
          <table:table-cell table:style-name="ce102" table:number-columns-repeated="248"/>
          <table:table-cell/>
        </table:table-row>
        <table:table-row table:style-name="ro6">
          <table:table-cell table:style-name="ce102"/>
          <table:table-cell table:style-name="ce108" office:value-type="string">
            <text:p>Effective Date</text:p>
          </table:table-cell>
          <table:table-cell table:style-name="ce117" office:value-type="string">
            <text:p>Version</text:p>
          </table:table-cell>
          <table:table-cell table:style-name="ce117" office:value-type="string">
            <text:p>Change description</text:p>
          </table:table-cell>
          <table:table-cell table:style-name="ce117" office:value-type="string">
            <text:p>Originator</text:p>
          </table:table-cell>
          <table:table-cell table:style-name="ce134" office:value-type="string">
            <text:p>Reviewer/</text:p>
            <text:p>Approver</text:p>
          </table:table-cell>
          <table:table-cell table:style-name="ce138" office:value-type="string">
            <text:p>Reference</text:p>
          </table:table-cell>
          <table:table-cell table:style-name="ce102" table:number-columns-repeated="248"/>
          <table:table-cell/>
        </table:table-row>
        <table:table-row table:style-name="ro1">
          <table:table-cell table:style-name="ce102"/>
          <table:table-cell table:style-name="ce109" office:value-type="float" office:value="39609">
            <text:p>10-Jun-08</text:p>
          </table:table-cell>
          <table:table-cell table:style-name="ce118" office:value-type="string">
            <text:p>1.4.0</text:p>
          </table:table-cell>
          <table:table-cell table:style-name="ce125" office:value-type="string">
            <text:p>Initial version for 1.4 acceptation</text:p>
          </table:table-cell>
          <table:table-cell table:style-name="ce125" office:value-type="string">
            <text:p>Nyns V.</text:p>
          </table:table-cell>
          <table:table-cell table:style-name="ce135"/>
          <table:table-cell table:style-name="ce139"/>
          <table:table-cell table:style-name="ce101"/>
          <table:table-cell table:style-name="ce102" table:number-columns-repeated="247"/>
          <table:table-cell/>
        </table:table-row>
        <table:table-row table:style-name="ro1">
          <table:table-cell table:style-name="ce101"/>
          <table:table-cell table:style-name="ce109" office:value-type="float" office:value="39613">
            <text:p>14-Jun-08</text:p>
          </table:table-cell>
          <table:table-cell table:style-name="ce118" office:value-type="string">
            <text:p>1.4.0</text:p>
          </table:table-cell>
          <table:table-cell table:style-name="ce126" office:value-type="string">
            <text:p>Add eXo results</text:p>
          </table:table-cell>
          <table:table-cell table:style-name="ce126" office:value-type="string">
            <text:p>eXoPlatform</text:p>
          </table:table-cell>
          <table:table-cell table:style-name="ce135"/>
          <table:table-cell table:style-name="ce139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09" office:value-type="float" office:value="39615">
            <text:p>16-Jun-08</text:p>
          </table:table-cell>
          <table:table-cell table:style-name="ce118" office:value-type="string">
            <text:p>1.4.1</text:p>
          </table:table-cell>
          <table:table-cell table:style-name="ce127" office:value-type="string">
            <text:p>Formatting</text:p>
          </table:table-cell>
          <table:table-cell table:style-name="ce127" office:value-type="string">
            <text:p>Nyns V.</text:p>
          </table:table-cell>
          <table:table-cell table:style-name="ce135"/>
          <table:table-cell table:style-name="ce140"/>
          <table:table-cell table:style-name="ce101" table:number-columns-repeated="248"/>
          <table:table-cell/>
        </table:table-row>
        <table:table-row table:style-name="ro7">
          <table:table-cell table:style-name="ce101"/>
          <table:table-cell table:style-name="ce109" office:value-type="float" office:value="39615">
            <text:p>16-Jun-08</text:p>
          </table:table-cell>
          <table:table-cell table:style-name="ce118" office:value-type="string">
            <text:p>1.4.2</text:p>
          </table:table-cell>
          <table:table-cell table:style-name="ce127" office:value-type="string">
            <text:p>Add Functionality Reference</text:p>
          </table:table-cell>
          <table:table-cell table:style-name="ce127" office:value-type="string">
            <text:p>Nyns V.</text:p>
          </table:table-cell>
          <table:table-cell table:style-name="ce135"/>
          <table:table-cell table:style-name="ce141" office:value-type="string">
            <text:p>See Functionality list and summary.</text:p>
          </table:table-cell>
          <table:table-cell table:style-name="ce101" table:number-columns-repeated="248"/>
          <table:table-cell/>
        </table:table-row>
        <table:table-row table:style-name="ro7">
          <table:table-cell table:style-name="ce101"/>
          <table:table-cell table:style-name="ce109" office:value-type="float" office:value="39617">
            <text:p>18-Jun-08</text:p>
          </table:table-cell>
          <table:table-cell table:style-name="ce118" office:value-type="string">
            <text:p>1.4.3</text:p>
          </table:table-cell>
          <table:table-cell table:style-name="ce127" office:value-type="string">
            <text:p>Add test cases for : Cont_01, 02,</text:p>
            <text:p>03, 08, 09, 13, 14, 17, 22, 23</text:p>
          </table:table-cell>
          <table:table-cell table:style-name="ce127" office:value-type="string">
            <text:p>eXoPlatform</text:p>
          </table:table-cell>
          <table:table-cell table:style-name="ce135"/>
          <table:table-cell table:style-name="ce14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09" office:value-type="float" office:value="39617">
            <text:p>18-Jun-08</text:p>
          </table:table-cell>
          <table:table-cell table:style-name="ce118" office:value-type="string">
            <text:p>1.4.3</text:p>
          </table:table-cell>
          <table:table-cell table:style-name="ce127" office:value-type="string">
            <text:p>Update result for new cases</text:p>
          </table:table-cell>
          <table:table-cell table:style-name="ce127" office:value-type="string">
            <text:p>eXoPlatform</text:p>
          </table:table-cell>
          <table:table-cell table:style-name="ce135"/>
          <table:table-cell table:style-name="ce142"/>
          <table:table-cell table:style-name="ce101" table:number-columns-repeated="248"/>
          <table:table-cell/>
        </table:table-row>
        <table:table-row table:style-name="ro7">
          <table:table-cell table:style-name="ce101"/>
          <table:table-cell table:style-name="ce109" office:value-type="float" office:value="39745">
            <text:p>24-Oct-08</text:p>
          </table:table-cell>
          <table:table-cell table:style-name="ce119"/>
          <table:table-cell table:style-name="ce127" office:value-type="string">
            <text:p>Update some new cases in Address book, Contact</text:p>
          </table:table-cell>
          <table:table-cell table:style-name="ce127" office:value-type="string">
            <text:p>eXoPlatform</text:p>
          </table:table-cell>
          <table:table-cell table:style-name="ce127" office:value-type="string">
            <text:p>Phuong Anh</text:p>
          </table:table-cell>
          <table:table-cell table:style-name="ce140"/>
          <table:table-cell table:style-name="ce101" table:number-columns-repeated="248"/>
          <table:table-cell/>
        </table:table-row>
        <table:table-row table:style-name="ro26">
          <table:table-cell table:style-name="ce101"/>
          <table:table-cell table:style-name="ce110" office:value-type="date" office:date-value="2008-10-26">
            <text:p>26-Oct-08</text:p>
          </table:table-cell>
          <table:table-cell table:style-name="ce119"/>
          <table:table-cell table:style-name="ce127" office:value-type="string">
            <text:p>Review and edit some cases in Address book, Contact</text:p>
          </table:table-cell>
          <table:table-cell table:style-name="ce127" office:value-type="string">
            <text:p>eXoPlatform</text:p>
          </table:table-cell>
          <table:table-cell table:style-name="ce127" office:value-type="string">
            <text:p>Hoa NTT</text:p>
          </table:table-cell>
          <table:table-cell table:style-name="ce14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 office:value-type="date" office:date-value="2008-11-07">
            <text:p>7-Nov-08</text:p>
          </table:table-cell>
          <table:table-cell table:style-name="ce119"/>
          <table:table-cell table:style-name="ce128" office:value-type="string">
            <text:p>Create some new cases in Contact</text:p>
          </table:table-cell>
          <table:table-cell table:style-name="ce127" office:value-type="string">
            <text:p>Dung.nguyenthi</text:p>
          </table:table-cell>
          <table:table-cell table:style-name="ce135"/>
          <table:table-cell table:style-name="ce140"/>
          <table:table-cell table:style-name="ce99"/>
          <table:table-cell table:style-name="ce101" table:number-columns-repeated="247"/>
          <table:table-cell/>
        </table:table-row>
        <table:table-row table:style-name="ro7">
          <table:table-cell table:style-name="ce99"/>
          <table:table-cell table:style-name="ce110" office:value-type="date" office:date-value="2008-12-17">
            <text:p>17-Dec-08</text:p>
          </table:table-cell>
          <table:table-cell table:style-name="ce119"/>
          <table:table-cell table:style-name="ce127" office:value-type="string">
            <text:p>Update test case: send mail for contact when no account mail</text:p>
          </table:table-cell>
          <table:table-cell table:style-name="ce127" office:value-type="string">
            <text:p>Dung.nguyenthi</text:p>
          </table:table-cell>
          <table:table-cell table:style-name="ce135"/>
          <table:table-cell table:style-name="ce140"/>
          <table:table-cell table:style-name="ce99" table:number-columns-repeated="248"/>
          <table:table-cell/>
        </table:table-row>
        <table:table-row table:style-name="ro7">
          <table:table-cell table:style-name="ce99"/>
          <table:table-cell table:style-name="ce110" office:value-type="date" office:date-value="2008-12-25">
            <text:p>25-Dec-08</text:p>
          </table:table-cell>
          <table:table-cell table:style-name="ce119"/>
          <table:table-cell table:style-name="ce127" office:value-type="string">
            <text:p>Update test case : add tag for shared contacts</text:p>
          </table:table-cell>
          <table:table-cell table:style-name="ce127" office:value-type="string">
            <text:p>Dung.nguyenthi</text:p>
          </table:table-cell>
          <table:table-cell table:style-name="ce136"/>
          <table:table-cell table:style-name="ce140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1" office:value-type="float" office:value="39823">
            <text:p>10-Jan-09</text:p>
          </table:table-cell>
          <table:table-cell table:style-name="ce119"/>
          <table:table-cell table:style-name="ce129" office:value-type="string">
            <text:p>Edit shared contact</text:p>
          </table:table-cell>
          <table:table-cell table:style-name="ce127" office:value-type="string">
            <text:p>Dung.nguyenthi</text:p>
          </table:table-cell>
          <table:table-cell table:style-name="ce136"/>
          <table:table-cell table:style-name="ce140"/>
          <table:table-cell table:style-name="ce99" table:number-columns-repeated="248"/>
          <table:table-cell/>
        </table:table-row>
        <table:table-row table:style-name="ro4">
          <table:table-cell table:style-name="ce99"/>
          <table:table-cell table:style-name="ce112" office:value-type="float" office:value="39826">
            <text:p>13-Jan-09</text:p>
          </table:table-cell>
          <table:table-cell table:style-name="ce120"/>
          <table:table-cell table:style-name="ce130" office:value-type="string">
            <text:p>Send mail in case account don't save password</text:p>
          </table:table-cell>
          <table:table-cell table:style-name="ce127" office:value-type="string">
            <text:p>Dung.nguyenthi</text:p>
          </table:table-cell>
          <table:table-cell table:style-name="ce137"/>
          <table:table-cell table:style-name="ce143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2" office:value-type="float" office:value="39833">
            <text:p>20-Jan-09</text:p>
          </table:table-cell>
          <table:table-cell table:style-name="ce120"/>
          <table:table-cell table:style-name="ce130" office:value-type="string">
            <text:p>Cancel importing address book</text:p>
          </table:table-cell>
          <table:table-cell table:style-name="ce127" office:value-type="string">
            <text:p>Dung.nguyenthi</text:p>
          </table:table-cell>
          <table:table-cell table:style-name="ce137"/>
          <table:table-cell table:style-name="ce143"/>
          <table:table-cell table:style-name="ce99" table:number-columns-repeated="248"/>
          <table:table-cell/>
        </table:table-row>
        <table:table-row table:style-name="ro27">
          <table:table-cell table:style-name="ce99"/>
          <table:table-cell table:style-name="ce112" office:value-type="float" office:value="39944">
            <text:p>11-May-09</text:p>
          </table:table-cell>
          <table:table-cell table:style-name="ce120"/>
          <table:table-cell table:style-name="ce130" office:value-type="string">
            <text:p>Create new test case : CON_11.007 : Delete shared address book by shared user</text:p>
          </table:table-cell>
          <table:table-cell table:style-name="ce127" office:value-type="string">
            <text:p>Dung.nguyenthi</text:p>
          </table:table-cell>
          <table:table-cell table:style-name="ce112" table:number-columns-repeated="2"/>
          <table:table-cell/>
          <table:table-cell table:style-name="ce99" table:number-columns-repeated="247"/>
          <table:table-cell/>
        </table:table-row>
        <table:table-row table:style-name="ro28">
          <table:table-cell table:style-name="ce99"/>
          <table:table-cell table:style-name="ce112" office:value-type="float" office:value="40021">
            <text:p>27-Jul-09</text:p>
          </table:table-cell>
          <table:table-cell table:style-name="ce120" office:value-type="string">
            <text:p>1.4.4</text:p>
          </table:table-cell>
          <table:table-cell table:style-name="ce130" office:value-type="string">
            <text:p>Re-start version CS1.3.7 start sprint S17, Base on version CS1.3 start sprint S9</text:p>
            <text:p>Nothing is updated </text:p>
            <text:p><text:span text:style-name="T5">Add CON_20.012-&gt;014</text:span></text:p>
          </table:table-cell>
          <table:table-cell table:style-name="ce127" office:value-type="string">
            <text:p>Dung.nguyenthi</text:p>
          </table:table-cell>
          <table:table-cell table:style-name="ce112" table:number-columns-repeated="2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2" office:value-type="float" office:value="40310">
            <text:p>12-May-10</text:p>
          </table:table-cell>
          <table:table-cell table:style-name="ce120" office:value-type="string">
            <text:p>14.5</text:p>
          </table:table-cell>
          <table:table-cell table:style-name="ce130" office:value-type="string">
            <text:p>Clean the test case</text:p>
          </table:table-cell>
          <table:table-cell table:style-name="ce127" office:value-type="string">
            <text:p>Cong.Nguyen</text:p>
          </table:table-cell>
          <table:table-cell table:style-name="ce112" table:number-columns-repeated="2"/>
          <table:table-cell table:style-name="ce99" table:number-columns-repeated="248"/>
          <table:table-cell/>
        </table:table-row>
        <table:table-row table:style-name="ro4">
          <table:table-cell table:style-name="ce99"/>
          <table:table-cell table:style-name="ce112" office:value-type="float" office:value="40376">
            <text:p>17-Jul-10</text:p>
          </table:table-cell>
          <table:table-cell table:style-name="ce120" office:value-type="string">
            <text:p>1.4.6</text:p>
          </table:table-cell>
          <table:table-cell table:style-name="ce130" office:value-type="string">
            <text:p>Update test case based on comment of TC 2.0.0 CR2</text:p>
          </table:table-cell>
          <table:table-cell table:style-name="ce127" office:value-type="string">
            <text:p>Cong.Nguyen</text:p>
          </table:table-cell>
          <table:table-cell table:style-name="ce112" table:number-columns-repeated="2"/>
          <table:table-cell table:style-name="ce99" table:number-columns-repeated="248"/>
          <table:table-cell/>
        </table:table-row>
        <table:table-row table:style-name="ro4">
          <table:table-cell table:style-name="ce99"/>
          <table:table-cell table:style-name="ce112" office:value-type="float" office:value="40540">
            <text:p>28-Dec-10</text:p>
          </table:table-cell>
          <table:table-cell table:style-name="ce120" office:value-type="string">
            <text:p>1.4.7</text:p>
          </table:table-cell>
          <table:table-cell table:style-name="ce130" office:value-type="string">
            <text:p>Update test case with ID normalization</text:p>
          </table:table-cell>
          <table:table-cell table:style-name="ce127" office:value-type="string">
            <text:p>Cong.Nguyen</text:p>
          </table:table-cell>
          <table:table-cell table:style-name="ce112" table:number-columns-repeated="2"/>
          <table:table-cell table:style-name="ce99" table:number-columns-repeated="248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style-name="ce99" table:number-columns-repeated="4"/>
          <table:table-cell table:style-name="ce131"/>
          <table:table-cell table:style-name="ce99" table:number-columns-repeated="250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4">
          <table:table-cell table:style-name="ce46" office:value-type="string" table:number-columns-spanned="2" table:number-rows-spanned="1">
            <text:p>Address Book Check List</text:p>
            <text:p>Based on Product built version: CS 1.2</text:p>
          </table:table-cell>
          <table:covered-table-cell table:style-name="ce46"/>
          <table:table-cell table:style-name="ce46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Effect</text:p>
          </table:table-cell>
          <table:table-cell table:style-name="ce82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46"/>
          <table:covered-table-cell table:style-name="ce82"/>
          <table:table-cell table:style-name="ce82" table:number-columns-repeated="252"/>
        </table:table-row>
        <table:table-row table:style-name="ro1">
          <table:table-cell table:style-name="ce47" office:value-type="string" table:number-columns-spanned="2" table:number-rows-spanned="1">
            <text:p>Address book: Group, Add, Edit, Copy paste, Share, Export, Import, Print, Email, Delete</text:p>
          </table:table-cell>
          <table:covered-table-cell table:style-name="ce53"/>
          <table:table-cell table:style-name="ce53"/>
          <table:table-cell table:style-name="ce82" table:number-columns-repeated="253"/>
        </table:table-row>
        <table:table-row table:style-name="ro11">
          <table:table-cell table:style-name="ce48" office:value-type="string">
            <text:p>FNC_CS_CON_ADDBOOK_01.001</text:p>
          </table:table-cell>
          <table:table-cell table:style-name="ce54" office:value-type="string">
            <text:p>Check personal address book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1.002</text:p>
          </table:table-cell>
          <table:table-cell table:style-name="ce54" office:value-type="string">
            <text:p>Check shared address book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1.003</text:p>
          </table:table-cell>
          <table:table-cell table:style-name="ce54" office:value-type="string">
            <text:p>Check group address book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2.001</text:p>
          </table:table-cell>
          <table:table-cell table:style-name="ce55" office:value-type="string">
            <text:p>Add new Address book with valid valu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2</text:p>
          </table:table-cell>
          <table:table-cell table:style-name="ce56" office:value-type="string">
            <text:p>Add new Address book with blank nam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3</text:p>
          </table:table-cell>
          <table:table-cell table:style-name="ce57" office:value-type="string">
            <text:p>Add new address book with over max length for Nam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4</text:p>
          </table:table-cell>
          <table:table-cell table:style-name="ce57" office:value-type="string">
            <text:p>Add new address book with special characters in Name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5</text:p>
          </table:table-cell>
          <table:table-cell table:style-name="ce56" office:value-type="string">
            <text:p>Add same name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6</text:p>
          </table:table-cell>
          <table:table-cell table:style-name="ce56" office:value-type="string">
            <text:p>Add a new address book and select Cancel </text:p>
          </table:table-cell>
          <table:table-cell table:style-name="ce54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7</text:p>
          </table:table-cell>
          <table:table-cell table:style-name="ce56" office:value-type="string">
            <text:p>Add a new address book from the Add Edit Contact <text:s/>form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8</text:p>
          </table:table-cell>
          <table:table-cell table:style-name="ce56" office:value-type="string">
            <text:p>Add a new address book from the Import Address Books form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09</text:p>
          </table:table-cell>
          <table:table-cell table:style-name="ce56" office:value-type="string">
            <text:p>Add new Address book from Import Contact form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2.010</text:p>
          </table:table-cell>
          <table:table-cell table:style-name="ce56" office:value-type="string">
            <text:p>Add new Address book from webmail portle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3.001</text:p>
          </table:table-cell>
          <table:table-cell table:style-name="ce55" office:value-type="string">
            <text:p>Edit a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2</text:p>
          </table:table-cell>
          <table:table-cell table:style-name="ce56" office:value-type="string">
            <text:p>Edit a personal address book and select Cancel </text:p>
          </table:table-cell>
          <table:table-cell table:style-name="ce54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3</text:p>
          </table:table-cell>
          <table:table-cell table:style-name="ce57" office:value-type="string">
            <text:p>Edit a personal Address book while viewing its contact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4</text:p>
          </table:table-cell>
          <table:table-cell table:style-name="ce57" office:value-type="string">
            <text:p>Edit a personal Address book while viewing others contacts lis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5</text:p>
          </table:table-cell>
          <table:table-cell table:style-name="ce57" office:value-type="string">
            <text:p>Edit a personal address book while its contacts are being displayed in search result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6</text:p>
          </table:table-cell>
          <table:table-cell table:style-name="ce58" office:value-type="string">
            <text:p>Edit a personal address book in case new name is the same with existing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7</text:p>
          </table:table-cell>
          <table:table-cell table:style-name="ce57" office:value-type="string">
            <text:p>Edit a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8</text:p>
          </table:table-cell>
          <table:table-cell table:style-name="ce57" office:value-type="string">
            <text:p>Edit a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3.009</text:p>
          </table:table-cell>
          <table:table-cell table:style-name="ce57" office:value-type="string">
            <text:p>Edit a group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4.001</text:p>
          </table:table-cell>
          <table:table-cell table:style-name="ce59" office:value-type="string">
            <text:p>Copy and Pastecontacts of a personal address book into another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02</text:p>
          </table:table-cell>
          <table:table-cell table:style-name="ce54" office:value-type="string">
            <text:p>Copy and Pastecontacts of a personal address book to a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03</text:p>
          </table:table-cell>
          <table:table-cell table:style-name="ce54" office:value-type="string">
            <text:p>Copy and Pastecontacts of a personal address book to a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04</text:p>
          </table:table-cell>
          <table:table-cell table:style-name="ce60" office:value-type="string">
            <text:p>Copy and Pastecontact of shared address book without edit permission to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05</text:p>
          </table:table-cell>
          <table:table-cell table:style-name="ce60" office:value-type="string">
            <text:p>Copy and Pastecontact of shared address book with edit permission to personal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ADDBOOK_04.006</text:p>
          </table:table-cell>
          <table:table-cell table:style-name="ce60" office:value-type="string">
            <text:p>Copy and Pastecontact of shared address book with edit permission to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ADDBOOK_04.007</text:p>
          </table:table-cell>
          <table:table-cell table:style-name="ce60" office:value-type="string">
            <text:p>Copy and Pastecontact of shared address book with edit permission to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ADDBOOK_04.008</text:p>
          </table:table-cell>
          <table:table-cell table:style-name="ce60" office:value-type="string">
            <text:p>Copy and Pastecontact of shared address book without edit permission to shared address book with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ADDBOOK_04.009</text:p>
          </table:table-cell>
          <table:table-cell table:style-name="ce60" office:value-type="string">
            <text:p>Copy and Pastecontact of shared address book without edit permission to shared address book without edit permission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10</text:p>
          </table:table-cell>
          <table:table-cell table:style-name="ce54" office:value-type="string">
            <text:p>Copy and Pastecontacts of a personal address book to a group address book 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11</text:p>
          </table:table-cell>
          <table:table-cell table:style-name="ce54" office:value-type="string">
            <text:p>Copy and Pastecontact of a shared address book to a group address book 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12</text:p>
          </table:table-cell>
          <table:table-cell table:style-name="ce54" office:value-type="string">
            <text:p>Copy and Pastecontact of a personal address book when viewing its contacts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13</text:p>
          </table:table-cell>
          <table:table-cell table:style-name="ce54" office:value-type="string">
            <text:p>Copy and Pastecontact of a personal address book when viewing contacts of destination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4.014</text:p>
          </table:table-cell>
          <table:table-cell table:style-name="ce60" office:value-type="string">
            <text:p>Copy and Pastecontact of a personal address book after deleted this address book</text:p>
          </table:table-cell>
          <table:table-cell table:style-name="ce54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5.001</text:p>
          </table:table-cell>
          <table:table-cell table:style-name="ce61" office:value-type="string">
            <text:p>Check selecting a user for sharing address book</text:p>
          </table:table-cell>
          <table:table-cell table:style-name="ce6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2</text:p>
          </table:table-cell>
          <table:table-cell table:style-name="ce54" office:value-type="string">
            <text:p>Check selecting several users at a time for sharing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3</text:p>
          </table:table-cell>
          <table:table-cell table:style-name="ce54" office:value-type="string">
            <text:p>Share address book without specifying shared users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4</text:p>
          </table:table-cell>
          <table:table-cell table:style-name="ce56" office:value-type="string">
            <text:p>Share an address book for users with edit right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5</text:p>
          </table:table-cell>
          <table:table-cell table:style-name="ce56" office:value-type="string">
            <text:p>Share an address book for users without edit right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6</text:p>
          </table:table-cell>
          <table:table-cell table:style-name="ce56" office:value-type="string">
            <text:p>Check selecting a group for sharing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7</text:p>
          </table:table-cell>
          <table:table-cell table:style-name="ce56" office:value-type="string">
            <text:p>Check selecting several groups at a time for sharing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8</text:p>
          </table:table-cell>
          <table:table-cell table:style-name="ce54" office:value-type="string">
            <text:p>Share address book for group without specifying any group to share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09</text:p>
          </table:table-cell>
          <table:table-cell table:style-name="ce57" office:value-type="string">
            <text:p>Share address book for groups with edit permission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10</text:p>
          </table:table-cell>
          <table:table-cell table:style-name="ce57" office:value-type="string">
            <text:p>Share address book for groups without edit permission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11</text:p>
          </table:table-cell>
          <table:table-cell table:style-name="ce57" office:value-type="string">
            <text:p>Change permission of a shared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12</text:p>
          </table:table-cell>
          <table:table-cell table:style-name="ce58" office:value-type="string">
            <text:p>Remove shared permission of a Personal Address Book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13</text:p>
          </table:table-cell>
          <table:table-cell table:style-name="ce58" office:value-type="string">
            <text:p>Check when shared user removes shared address book when it is shared for one user only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14</text:p>
          </table:table-cell>
          <table:table-cell table:style-name="ce58" office:value-type="string">
            <text:p>Check when shared user removes shared address book when it is shared for others also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5.015</text:p>
          </table:table-cell>
          <table:table-cell table:style-name="ce58" office:value-type="string">
            <text:p>Check when shared user removes shared address book in case address book <text:s/>shared for groups</text:p>
          </table:table-cell>
          <table:table-cell table:style-name="ce54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6.001</text:p>
          </table:table-cell>
          <table:table-cell table:style-name="ce55" office:value-type="string">
            <text:p>Export contacts of a specific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2</text:p>
          </table:table-cell>
          <table:table-cell table:style-name="ce57" office:value-type="string">
            <text:p>Export address books from tool bar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3</text:p>
          </table:table-cell>
          <table:table-cell table:style-name="ce57" office:value-type="string">
            <text:p>Export address books from Left pane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4</text:p>
          </table:table-cell>
          <table:table-cell table:style-name="ce56" office:value-type="string">
            <text:p>Export address books in case selected address book is empty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5</text:p>
          </table:table-cell>
          <table:table-cell table:style-name="ce62" office:value-type="string">
            <text:p>Export address books with blank name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6</text:p>
          </table:table-cell>
          <table:table-cell table:style-name="ce62" office:value-type="string">
            <text:p>Export address books when check address books and select Export all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7</text:p>
          </table:table-cell>
          <table:table-cell table:style-name="ce57" office:value-type="string">
            <text:p>Check Export only selected function without choosing any contact to export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8</text:p>
          </table:table-cell>
          <table:table-cell table:style-name="ce57" office:value-type="string">
            <text:p>Check when export contacts of shared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09</text:p>
          </table:table-cell>
          <table:table-cell table:style-name="ce57" office:value-type="string">
            <text:p>Check when export shared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6.010</text:p>
          </table:table-cell>
          <table:table-cell table:style-name="ce56" office:value-type="string">
            <text:p>Export address books contains imported contacts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ADDBOOK_06.011</text:p>
          </table:table-cell>
          <table:table-cell table:style-name="ce62" office:value-type="string">
            <text:p>Export all contacts of an address book from right click menu when number of contacts in list is less than 150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7.001</text:p>
          </table:table-cell>
          <table:table-cell table:style-name="ce55" office:value-type="string">
            <text:p>Import Address Book from tool bar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2</text:p>
          </table:table-cell>
          <table:table-cell table:style-name="ce56" office:value-type="string">
            <text:p>Cancel importing address book</text:p>
          </table:table-cell>
          <table:table-cell table:style-name="ce5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3</text:p>
          </table:table-cell>
          <table:table-cell table:style-name="ce56" office:value-type="string">
            <text:p>Import for specific Address book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4</text:p>
          </table:table-cell>
          <table:table-cell table:style-name="ce57" office:value-type="string">
            <text:p>Import Address Book without uploading any file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5</text:p>
          </table:table-cell>
          <table:table-cell table:style-name="ce56" office:value-type="string">
            <text:p>Import a file vcf with wrong data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6</text:p>
          </table:table-cell>
          <table:table-cell table:style-name="ce62" office:value-type="string">
            <text:p>Import contact when upload a file with wrong format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7</text:p>
          </table:table-cell>
          <table:table-cell table:style-name="ce62" office:value-type="string">
            <text:p>Import contacts to shared address book with edit permission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7.008</text:p>
          </table:table-cell>
          <table:table-cell table:style-name="ce63" office:value-type="string">
            <text:p>Import contacts to shared address book without edit permission</text:p>
          </table:table-cell>
          <table:table-cell table:style-name="ce55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8.001</text:p>
          </table:table-cell>
          <table:table-cell table:style-name="ce55" office:value-type="string">
            <text:p>Print contacts of a specific address book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09.001</text:p>
          </table:table-cell>
          <table:table-cell table:style-name="ce64" office:value-type="string">
            <text:p>Send mail without account mail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9.002</text:p>
          </table:table-cell>
          <table:table-cell table:style-name="ce65" office:value-type="string">
            <text:p>Send mail a blank address book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9.003</text:p>
          </table:table-cell>
          <table:table-cell table:style-name="ce66" office:value-type="string">
            <text:p>Send mail an address book contains contacts without email address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9.004</text:p>
          </table:table-cell>
          <table:table-cell table:style-name="ce66" office:value-type="string">
            <text:p>Send mail an address book contains contacts with email address</text:p>
          </table:table-cell>
          <table:table-cell table:style-name="ce63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09.005</text:p>
          </table:table-cell>
          <table:table-cell table:style-name="ce66" office:value-type="string">
            <text:p>Send mail with blank To field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ADDBOOK_10.001</text:p>
          </table:table-cell>
          <table:table-cell table:style-name="ce67" office:value-type="string">
            <text:p>Delete a personal address book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10.002</text:p>
          </table:table-cell>
          <table:table-cell table:style-name="ce58" office:value-type="string">
            <text:p>Delete a Personal Address book while viewing its contacts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10.003</text:p>
          </table:table-cell>
          <table:table-cell table:style-name="ce68" office:value-type="string">
            <text:p>Delete a Personal Address book while doing actions relate to that Address book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10.004</text:p>
          </table:table-cell>
          <table:table-cell table:style-name="ce58" office:value-type="string">
            <text:p>Delete a Personal address book while displaying its contacts in search result</text:p>
          </table:table-cell>
          <table:table-cell table:style-name="ce66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10.005</text:p>
          </table:table-cell>
          <table:table-cell table:style-name="ce58" office:value-type="string">
            <text:p>Delete a shared address book </text:p>
          </table:table-cell>
          <table:table-cell table:style-name="ce58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10.006</text:p>
          </table:table-cell>
          <table:table-cell table:style-name="ce58" office:value-type="string">
            <text:p>Delete a group address book</text:p>
          </table:table-cell>
          <table:table-cell table:style-name="ce58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ADDBOOK_10.007</text:p>
          </table:table-cell>
          <table:table-cell table:style-name="ce69" office:value-type="string">
            <text:p>Delete a shared address book by shared user</text:p>
          </table:table-cell>
          <table:table-cell table:style-name="ce58"/>
          <table:table-cell table:style-name="ce82" table:number-columns-repeated="253"/>
        </table:table-row>
        <table:table-row table:style-name="ro6">
          <table:table-cell table:style-name="ce50" office:value-type="string" table:number-columns-spanned="2" table:number-rows-spanned="1">
            <text:p>Contacts: Add, Display, Edit, Move, Drag and Drop, Copy paste, Export, Share, Tag, Email, Print, Delete</text:p>
          </table:table-cell>
          <table:covered-table-cell table:style-name="ce70"/>
          <table:table-cell table:style-name="ce70"/>
          <table:table-cell table:style-name="ce83" table:number-columns-repeated="253"/>
        </table:table-row>
        <table:table-row table:style-name="ro1">
          <table:table-cell table:style-name="ce48" office:value-type="string">
            <text:p>FNC_CS_CON_CONTACT_01.001</text:p>
          </table:table-cell>
          <table:table-cell table:style-name="ce71" office:value-type="string">
            <text:p>Add new contact from action bar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2</text:p>
          </table:table-cell>
          <table:table-cell table:style-name="ce71" office:value-type="string">
            <text:p>Add new contact for a specific address book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3</text:p>
          </table:table-cell>
          <table:table-cell table:style-name="ce71" office:value-type="string">
            <text:p>Add new contact with blank First Name fields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4</text:p>
          </table:table-cell>
          <table:table-cell table:style-name="ce71" office:value-type="string">
            <text:p>Add new contact with blank Last Name fields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5</text:p>
          </table:table-cell>
          <table:table-cell table:style-name="ce71" office:value-type="string">
            <text:p>Add new contact with email is invalid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6</text:p>
          </table:table-cell>
          <table:table-cell table:style-name="ce71" office:value-type="string">
            <text:p>Add new contact with blank email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7</text:p>
          </table:table-cell>
          <table:table-cell table:style-name="ce71" office:value-type="string">
            <text:p>Add new contact with one address mail for email field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8</text:p>
          </table:table-cell>
          <table:table-cell table:style-name="ce71" office:value-type="string">
            <text:p>Add new contact with multi emails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09</text:p>
          </table:table-cell>
          <table:table-cell table:style-name="ce71" office:value-type="string">
            <text:p>Check adding and removing email address while adding new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0</text:p>
          </table:table-cell>
          <table:table-cell table:style-name="ce71" office:value-type="string">
            <text:p>Check when create new contact with more than 5 email addresses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1</text:p>
          </table:table-cell>
          <table:table-cell table:style-name="ce71" office:value-type="string">
            <text:p>Add new contact with special characters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2</text:p>
          </table:table-cell>
          <table:table-cell table:style-name="ce71" office:value-type="string">
            <text:p>Add same named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1.013</text:p>
          </table:table-cell>
          <table:table-cell table:style-name="ce71" office:value-type="string">
            <text:p>Check removing space after creating new contact with spaces as the first characters in First/Last Name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4</text:p>
          </table:table-cell>
          <table:table-cell table:style-name="ce71" office:value-type="string">
            <text:p>Add new contact with over max length of First/Last Name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5</text:p>
          </table:table-cell>
          <table:table-cell table:style-name="ce71" office:value-type="string">
            <text:p>Cancel Adding contact</text:p>
          </table:table-cell>
          <table:table-cell table:style-name="ce71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6</text:p>
          </table:table-cell>
          <table:table-cell table:style-name="ce71" office:value-type="string">
            <text:p>Insert image for new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7</text:p>
          </table:table-cell>
          <table:table-cell table:style-name="ce71" office:value-type="string">
            <text:p>Check removing image after being added when add new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8</text:p>
          </table:table-cell>
          <table:table-cell table:style-name="ce71" office:value-type="string">
            <text:p>Check when upload wrong format file for picture of contact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19</text:p>
          </table:table-cell>
          <table:table-cell table:style-name="ce71" office:value-type="string">
            <text:p>Add contact for shared address book with edit permission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20</text:p>
          </table:table-cell>
          <table:table-cell table:style-name="ce71" office:value-type="string">
            <text:p>Add contact for shared address book without edit permission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21</text:p>
          </table:table-cell>
          <table:table-cell table:style-name="ce71" office:value-type="string">
            <text:p>Add contact for sharing address book 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22</text:p>
          </table:table-cell>
          <table:table-cell table:style-name="ce71" office:value-type="string">
            <text:p>Add contact for group address book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23</text:p>
          </table:table-cell>
          <table:table-cell table:style-name="ce56" office:value-type="string">
            <text:p>Add contact automatically when compose mail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24</text:p>
          </table:table-cell>
          <table:table-cell table:style-name="ce56" office:value-type="string">
            <text:p>Add contact automatically when Reply <text:s/>mail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1.025</text:p>
          </table:table-cell>
          <table:table-cell table:style-name="ce56" office:value-type="string">
            <text:p>Check Add contact automatically in case the contact was existed</text:p>
          </table:table-cell>
          <table:table-cell table:style-name="ce71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2.001</text:p>
          </table:table-cell>
          <table:table-cell table:style-name="ce72" office:value-type="string">
            <text:p>View contacts of a specific address book in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2.002</text:p>
          </table:table-cell>
          <table:table-cell table:style-name="ce72" office:value-type="string">
            <text:p>View contacts of a specific address book in Vcar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3.001</text:p>
          </table:table-cell>
          <table:table-cell table:style-name="ce72" office:value-type="string">
            <text:p>Edit contact of Personal address book with valid valu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2</text:p>
          </table:table-cell>
          <table:table-cell table:style-name="ce62" office:value-type="string">
            <text:p>Edit contact from search result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3</text:p>
          </table:table-cell>
          <table:table-cell table:style-name="ce62" office:value-type="string">
            <text:p>Edit contact in shared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4</text:p>
          </table:table-cell>
          <table:table-cell table:style-name="ce62" office:value-type="string">
            <text:p>Edit a shared contact which was shared directly <text:s/>by shared user with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5</text:p>
          </table:table-cell>
          <table:table-cell table:style-name="ce72" office:value-type="string">
            <text:p>Edit a shared contact which was shared directly <text:s/>by shared user without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6</text:p>
          </table:table-cell>
          <table:table-cell table:style-name="ce62" office:value-type="string">
            <text:p>Edit contact while viewing contacts of specific tag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7</text:p>
          </table:table-cell>
          <table:table-cell table:style-name="ce62" office:value-type="string">
            <text:p>Edit an imported contac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8</text:p>
          </table:table-cell>
          <table:table-cell table:style-name="ce62" office:value-type="string">
            <text:p>Edit contact which was mov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09</text:p>
          </table:table-cell>
          <table:table-cell table:style-name="ce62" office:value-type="string">
            <text:p>Edit contact which was copi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10</text:p>
          </table:table-cell>
          <table:table-cell table:style-name="ce62" office:value-type="string">
            <text:p>Edit contact which was dragged and dropp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3.011</text:p>
          </table:table-cell>
          <table:table-cell table:style-name="ce62" office:value-type="string">
            <text:p>Cancel Editing contac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4.001</text:p>
          </table:table-cell>
          <table:table-cell table:style-name="ce62" office:value-type="string">
            <text:p>Move a contact from a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02</text:p>
          </table:table-cell>
          <table:table-cell table:style-name="ce62" office:value-type="string">
            <text:p>Move a contact from a personal address book to a shared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03</text:p>
          </table:table-cell>
          <table:table-cell table:style-name="ce62" office:value-type="string">
            <text:p>Move a contact from a personal address book to a share address book without edit permission</text:p>
          </table:table-cell>
          <table:table-cell table:style-name="ce62"/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4.004</text:p>
          </table:table-cell>
          <table:table-cell table:style-name="ce62" office:value-type="string">
            <text:p>Move a contact from shared address book to other address book by owner while shared user is still viewing the contact on other browser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05</text:p>
          </table:table-cell>
          <table:table-cell table:style-name="ce62" office:value-type="string">
            <text:p>Move a contact from a shared address book with edit permission to a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06</text:p>
          </table:table-cell>
          <table:table-cell table:style-name="ce62" office:value-type="string">
            <text:p>Move a contact from a shared address book without edit permission to a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4.007</text:p>
          </table:table-cell>
          <table:table-cell table:style-name="ce62" office:value-type="string">
            <text:p>Move a contact from a shared address book with edit permission to other shared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4.008</text:p>
          </table:table-cell>
          <table:table-cell table:style-name="ce62" office:value-type="string">
            <text:p>Move a contact from a shared address book without edit permission to other shared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4.009</text:p>
          </table:table-cell>
          <table:table-cell table:style-name="ce62" office:value-type="string">
            <text:p>Move a contact from a shared address book with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4.010</text:p>
          </table:table-cell>
          <table:table-cell table:style-name="ce62" office:value-type="string">
            <text:p>Move a contact from a shared address book without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11</text:p>
          </table:table-cell>
          <table:table-cell table:style-name="ce62" office:value-type="string">
            <text:p>Move several contacts at a time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12</text:p>
          </table:table-cell>
          <table:table-cell table:style-name="ce62" office:value-type="string">
            <text:p>Move all contacts (in a page) at a time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4.013</text:p>
          </table:table-cell>
          <table:table-cell table:style-name="ce62" office:value-type="string">
            <text:p>Move contacts while it is being listed in search result</text:p>
            <text:p/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14</text:p>
          </table:table-cell>
          <table:table-cell table:style-name="ce62" office:value-type="string">
            <text:p>Move contacts while it is being listed in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15</text:p>
          </table:table-cell>
          <table:table-cell table:style-name="ce62" office:value-type="string">
            <text:p>Move imported contact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16</text:p>
          </table:table-cell>
          <table:table-cell table:style-name="ce62" office:value-type="string">
            <text:p>Move contacts which was copied from another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4.017</text:p>
          </table:table-cell>
          <table:table-cell table:style-name="ce62" office:value-type="string">
            <text:p>Move contact without selecting any contac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5.001</text:p>
          </table:table-cell>
          <table:table-cell table:style-name="ce72" office:value-type="string">
            <text:p>Drag and drop a contact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02</text:p>
          </table:table-cell>
          <table:table-cell table:style-name="ce62" office:value-type="string">
            <text:p>Drag and drop several contacts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03</text:p>
          </table:table-cell>
          <table:table-cell table:style-name="ce62" office:value-type="string">
            <text:p>Drag and drop all contacts of 1 page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04</text:p>
          </table:table-cell>
          <table:table-cell table:style-name="ce62" office:value-type="string">
            <text:p>Drag and drop contacts from personal address book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05</text:p>
          </table:table-cell>
          <table:table-cell table:style-name="ce62" office:value-type="string">
            <text:p>Drag and drop contacts from personal address book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06</text:p>
          </table:table-cell>
          <table:table-cell table:style-name="ce62" office:value-type="string">
            <text:p>Drag and drop contacts from a shared address book with edit right to personal address book 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07</text:p>
          </table:table-cell>
          <table:table-cell table:style-name="ce62" office:value-type="string">
            <text:p>Drag and drop contacts from a shared address book without edit right to personal address book 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08</text:p>
          </table:table-cell>
          <table:table-cell table:style-name="ce62" office:value-type="string">
            <text:p>Drag and drop contacts from a shared address book with edit right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09</text:p>
          </table:table-cell>
          <table:table-cell table:style-name="ce62" office:value-type="string">
            <text:p>Drag and drop contacts from a shared address book without edit right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10</text:p>
          </table:table-cell>
          <table:table-cell table:style-name="ce62" office:value-type="string">
            <text:p>Drag and drop contacts from shared address book with edit right to another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11</text:p>
          </table:table-cell>
          <table:table-cell table:style-name="ce62" office:value-type="string">
            <text:p>Drag and drop contacts from shared address book without edit permission to other shared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2</text:p>
          </table:table-cell>
          <table:table-cell table:style-name="ce62" office:value-type="string">
            <text:p>Drag and drop contacts from group address book to another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3</text:p>
          </table:table-cell>
          <table:table-cell table:style-name="ce62" office:value-type="string">
            <text:p>Drag and drop contacts from another address book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4</text:p>
          </table:table-cell>
          <table:table-cell table:style-name="ce62" office:value-type="string">
            <text:p>Drag and drop contacts from personal address book to a specific tag in tags lis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5</text:p>
          </table:table-cell>
          <table:table-cell table:style-name="ce62" office:value-type="string">
            <text:p>Drag and drop contacts from personal address book to tags list area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6</text:p>
          </table:table-cell>
          <table:table-cell table:style-name="ce62" office:value-type="string">
            <text:p>Drag and drop contacts from shared address book with edit right to specific tag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7</text:p>
          </table:table-cell>
          <table:table-cell table:style-name="ce62" office:value-type="string">
            <text:p>Drag and drop contacts from shared address book with edit right to tags list area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8</text:p>
          </table:table-cell>
          <table:table-cell table:style-name="ce62" office:value-type="string">
            <text:p>Drag and drop contacts from shared address book without edit right to specific tag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19</text:p>
          </table:table-cell>
          <table:table-cell table:style-name="ce62" office:value-type="string">
            <text:p>Drag and drop contacts from shared address book without edit right to tags list area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0</text:p>
          </table:table-cell>
          <table:table-cell table:style-name="ce62" office:value-type="string">
            <text:p>Drag and drop contacts of a personal address book from specific tag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1</text:p>
          </table:table-cell>
          <table:table-cell table:style-name="ce62" office:value-type="string">
            <text:p>Drag and drop contacts of a personal address book from specific tag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2</text:p>
          </table:table-cell>
          <table:table-cell table:style-name="ce62" office:value-type="string">
            <text:p>Drag and drop contacts of a personal address book from specific tag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23</text:p>
          </table:table-cell>
          <table:table-cell table:style-name="ce62" office:value-type="string">
            <text:p>Drag and drop contacts of a personal address book from specific tag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4</text:p>
          </table:table-cell>
          <table:table-cell table:style-name="ce62" office:value-type="string">
            <text:p>Drag and drop contacts of a shared address book with edit right from specific tag to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5</text:p>
          </table:table-cell>
          <table:table-cell table:style-name="ce62" office:value-type="string">
            <text:p>Drag and drop contacts of a shared address book without edit right from specific tag to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6</text:p>
          </table:table-cell>
          <table:table-cell table:style-name="ce62" office:value-type="string">
            <text:p>Drag and drop contacts of a shared address book with edit right from specific tag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7</text:p>
          </table:table-cell>
          <table:table-cell table:style-name="ce62" office:value-type="string">
            <text:p>Drag and drop contacts of a shared address book with edit right from specific tag to another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8</text:p>
          </table:table-cell>
          <table:table-cell table:style-name="ce62" office:value-type="string">
            <text:p>Drag and drop contacts of a shared address book without edit right from specific tag to another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29</text:p>
          </table:table-cell>
          <table:table-cell table:style-name="ce62" office:value-type="string">
            <text:p>Drag and drop contacts of a shared address book without edit right from specific tag to another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0</text:p>
          </table:table-cell>
          <table:table-cell table:style-name="ce62" office:value-type="string">
            <text:p>Drag and drop contacts of a personal address book to another personal address book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1</text:p>
          </table:table-cell>
          <table:table-cell table:style-name="ce62" office:value-type="string">
            <text:p>Drag and drop contacts of a personal address book to shared address book from Search result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2</text:p>
          </table:table-cell>
          <table:table-cell table:style-name="ce62" office:value-type="string">
            <text:p>Drag and drop contacts of a personal address book to shared address book from Search result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3</text:p>
          </table:table-cell>
          <table:table-cell table:style-name="ce62" office:value-type="string">
            <text:p>Drag and drop a contact of shared address book to personal address book from search result <text:s/>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4</text:p>
          </table:table-cell>
          <table:table-cell table:style-name="ce62" office:value-type="string">
            <text:p>Drag and drop a contact of shared address book without edit right to personal address book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5</text:p>
          </table:table-cell>
          <table:table-cell table:style-name="ce62" office:value-type="string">
            <text:p>Drag and drop a contact of shared address book with edit right to shared address book with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6</text:p>
          </table:table-cell>
          <table:table-cell table:style-name="ce62" office:value-type="string">
            <text:p>Drag and drop a contact of shared address book with edit right to shared address book without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7</text:p>
          </table:table-cell>
          <table:table-cell table:style-name="ce62" office:value-type="string">
            <text:p>Drag and drop a contact of shared address book without edit right to shared address book with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5.038</text:p>
          </table:table-cell>
          <table:table-cell table:style-name="ce62" office:value-type="string">
            <text:p>Drag and drop a contact of shared address book without edit right to shared address book without edit right from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39</text:p>
          </table:table-cell>
          <table:table-cell table:style-name="ce62" office:value-type="string">
            <text:p>Drag and drop a shared contact to a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40</text:p>
          </table:table-cell>
          <table:table-cell table:style-name="ce62" office:value-type="string">
            <text:p>Drag and drop a shared contact to a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41</text:p>
          </table:table-cell>
          <table:table-cell table:style-name="ce62" office:value-type="string">
            <text:p>Drag and drop a shared contact to a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5.042</text:p>
          </table:table-cell>
          <table:table-cell table:style-name="ce62" office:value-type="string">
            <text:p>Drag and drop a shared contact to a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6.001</text:p>
          </table:table-cell>
          <table:table-cell table:style-name="ce72" office:value-type="string">
            <text:p>Copy and Paste one contac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02</text:p>
          </table:table-cell>
          <table:table-cell table:style-name="ce62" office:value-type="string">
            <text:p>Copy and Paste several contacts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03</text:p>
          </table:table-cell>
          <table:table-cell table:style-name="ce62" office:value-type="string">
            <text:p>Copy and Paste all contact from current page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04</text:p>
          </table:table-cell>
          <table:table-cell table:style-name="ce65" office:value-type="string">
            <text:p>Copy and Paste contacts from personal address book to another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6.005</text:p>
          </table:table-cell>
          <table:table-cell table:style-name="ce65" office:value-type="string">
            <text:p>Copy and Paste contacts from personal address book to a shared personal address book with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6.006</text:p>
          </table:table-cell>
          <table:table-cell table:style-name="ce65" office:value-type="string">
            <text:p>Copy and Paste contacts from personal address book to a shared personal address book without edit permission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07</text:p>
          </table:table-cell>
          <table:table-cell table:style-name="ce65" office:value-type="string">
            <text:p>Copy and Paste contacts from personal address book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6.008</text:p>
          </table:table-cell>
          <table:table-cell table:style-name="ce65" office:value-type="string">
            <text:p>Copy and Paste contacts from shared address book with edit right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6.009</text:p>
          </table:table-cell>
          <table:table-cell table:style-name="ce65" office:value-type="string">
            <text:p>Copy and Paste contacts from shared address book with edit right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6.010</text:p>
          </table:table-cell>
          <table:table-cell table:style-name="ce65" office:value-type="string">
            <text:p>Copy and Paste contacts from shared address book without edit right to shared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7">
          <table:table-cell table:style-name="ce49" office:value-type="string">
            <text:p>FNC_CS_CON_CONTACT_06.011</text:p>
          </table:table-cell>
          <table:table-cell table:style-name="ce65" office:value-type="string">
            <text:p>Copy and Paste contacts from shared address book without edit right to shared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2</text:p>
          </table:table-cell>
          <table:table-cell table:style-name="ce65" office:value-type="string">
            <text:p>Copy and Paste contacts from shared address book to group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3</text:p>
          </table:table-cell>
          <table:table-cell table:style-name="ce65" office:value-type="string">
            <text:p>Copy and Paste contacts from group address book to personal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4</text:p>
          </table:table-cell>
          <table:table-cell table:style-name="ce65" office:value-type="string">
            <text:p>Copy and Paste contacts from group address book to share address book with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5</text:p>
          </table:table-cell>
          <table:table-cell table:style-name="ce65" office:value-type="string">
            <text:p>Copy and Paste contacts from group address book to share address book without edit righ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6</text:p>
          </table:table-cell>
          <table:table-cell table:style-name="ce65" office:value-type="string">
            <text:p>Copy and Paste contacts from group address book to another group address book 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7</text:p>
          </table:table-cell>
          <table:table-cell table:style-name="ce65" office:value-type="string">
            <text:p>Copy and Paste contacts to personal address book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8</text:p>
          </table:table-cell>
          <table:table-cell table:style-name="ce65" office:value-type="string">
            <text:p>Copy and Paste contacts to shared address book with edit right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19</text:p>
          </table:table-cell>
          <table:table-cell table:style-name="ce65" office:value-type="string">
            <text:p>Copy and Paste contacts to shared address book without edit right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20</text:p>
          </table:table-cell>
          <table:table-cell table:style-name="ce65" office:value-type="string">
            <text:p>Copy and Paste contacts to group address book while viewing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21</text:p>
          </table:table-cell>
          <table:table-cell table:style-name="ce65" office:value-type="string">
            <text:p>Copy and Paste contacts to personal address book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22</text:p>
          </table:table-cell>
          <table:table-cell table:style-name="ce65" office:value-type="string">
            <text:p>Copy and Paste contacts to shared address book with edit right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23</text:p>
          </table:table-cell>
          <table:table-cell table:style-name="ce65" office:value-type="string">
            <text:p>Copy and Paste contacts to shared address book without edit right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24</text:p>
          </table:table-cell>
          <table:table-cell table:style-name="ce65" office:value-type="string">
            <text:p>Copy and Paste contacts to group address book while viewing in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6.025</text:p>
          </table:table-cell>
          <table:table-cell table:style-name="ce65" office:value-type="string">
            <text:p>Check when copy then paste contact after this contacts has just been deleted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7.001</text:p>
          </table:table-cell>
          <table:table-cell table:style-name="ce72" office:value-type="string">
            <text:p>Export a specific contact from contacts list of an address book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7.002</text:p>
          </table:table-cell>
          <table:table-cell table:style-name="ce62" office:value-type="string">
            <text:p>Export a specific contact from contacts list of search result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7.003</text:p>
          </table:table-cell>
          <table:table-cell table:style-name="ce62" office:value-type="string">
            <text:p>Export a specific contact from contacts list of specific tag</text:p>
          </table:table-cell>
          <table:table-cell table:style-name="ce6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8.001</text:p>
          </table:table-cell>
          <table:table-cell table:style-name="ce73" office:value-type="string">
            <text:p>Check selecting a user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2</text:p>
          </table:table-cell>
          <table:table-cell table:style-name="ce60" office:value-type="string">
            <text:p>Check selecting several users at a time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3</text:p>
          </table:table-cell>
          <table:table-cell table:style-name="ce56" office:value-type="string">
            <text:p>Share a contact for users with edit righ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4</text:p>
          </table:table-cell>
          <table:table-cell table:style-name="ce56" office:value-type="string">
            <text:p>Share a contact for users without edit righ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5</text:p>
          </table:table-cell>
          <table:table-cell table:style-name="ce56" office:value-type="string">
            <text:p>Check selecting a group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6</text:p>
          </table:table-cell>
          <table:table-cell table:style-name="ce56" office:value-type="string">
            <text:p>Check selecting several groups at a time for sharing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7</text:p>
          </table:table-cell>
          <table:table-cell table:style-name="ce56" office:value-type="string">
            <text:p>Share contact for groups with edit permission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8</text:p>
          </table:table-cell>
          <table:table-cell table:style-name="ce56" office:value-type="string">
            <text:p>Share contact for groups without edit permission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09</text:p>
          </table:table-cell>
          <table:table-cell table:style-name="ce72" office:value-type="string">
            <text:p>Share a contact from search resul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10</text:p>
          </table:table-cell>
          <table:table-cell table:style-name="ce56" office:value-type="string">
            <text:p>Change permission of a shared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8.011</text:p>
          </table:table-cell>
          <table:table-cell table:style-name="ce74" office:value-type="string">
            <text:p>Remove shared permission of a contact</text:p>
          </table:table-cell>
          <table:table-cell table:style-name="ce73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09.001</text:p>
          </table:table-cell>
          <table:table-cell table:style-name="ce72" office:value-type="string">
            <text:p>Add new tag for a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2</text:p>
          </table:table-cell>
          <table:table-cell table:style-name="ce62" office:value-type="string">
            <text:p>Assign existing tags for a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3</text:p>
          </table:table-cell>
          <table:table-cell table:style-name="ce62" office:value-type="string">
            <text:p>Add tag for several contacts at a time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4</text:p>
          </table:table-cell>
          <table:table-cell table:style-name="ce62" office:value-type="string">
            <text:p>Add tag for all contacts that are being liste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5</text:p>
          </table:table-cell>
          <table:table-cell table:style-name="ce62" office:value-type="string">
            <text:p>Add tag for contact of <text:s/>shared address book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6</text:p>
          </table:table-cell>
          <table:table-cell table:style-name="ce62" office:value-type="string">
            <text:p>Add tag for shared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7</text:p>
          </table:table-cell>
          <table:table-cell table:style-name="ce72" office:value-type="string">
            <text:p>Add tags for a contact in search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8</text:p>
          </table:table-cell>
          <table:table-cell table:style-name="ce72" office:value-type="string">
            <text:p>Add tags for some contacts in search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09.009</text:p>
          </table:table-cell>
          <table:table-cell table:style-name="ce62" office:value-type="string">
            <text:p>Check color for tag icon of contact in case it has several tag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10.001</text:p>
          </table:table-cell>
          <table:table-cell table:style-name="ce75" office:value-type="string">
            <text:p>Send mail a contact without email addres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2</text:p>
          </table:table-cell>
          <table:table-cell table:style-name="ce65" office:value-type="string">
            <text:p>Send mail a specific contact in case have both sender and receiver's email addres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3</text:p>
          </table:table-cell>
          <table:table-cell table:style-name="ce65" office:value-type="string">
            <text:p>Send mail to contact when sender has no email accoun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4</text:p>
          </table:table-cell>
          <table:table-cell table:style-name="ce65" office:value-type="string">
            <text:p>Send mail some contact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5</text:p>
          </table:table-cell>
          <table:table-cell table:style-name="ce65" office:value-type="string">
            <text:p>Check sending mail to contact in case add more valid receiver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6</text:p>
          </table:table-cell>
          <table:table-cell table:style-name="ce65" office:value-type="string">
            <text:p>Check sending mail to contact in case add more receivers with invalid format email address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7</text:p>
          </table:table-cell>
          <table:table-cell table:style-name="ce65" office:value-type="string">
            <text:p>Send mail to all contacts that are being liste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8</text:p>
          </table:table-cell>
          <table:table-cell table:style-name="ce65" office:value-type="string">
            <text:p>Discard Sending mail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09</text:p>
          </table:table-cell>
          <table:table-cell table:style-name="ce72" office:value-type="string">
            <text:p>Send mail to a contact from search resul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10</text:p>
          </table:table-cell>
          <table:table-cell table:style-name="ce72" office:value-type="string">
            <text:p>Send mail to some contacts from search resul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11</text:p>
          </table:table-cell>
          <table:table-cell table:style-name="ce72" office:value-type="string">
            <text:p>Check sending mail to all listing contacts from search resul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12</text:p>
          </table:table-cell>
          <table:table-cell table:style-name="ce65" office:value-type="string">
            <text:p>Check autocomplete email address when type word is suitable with first name of existing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13</text:p>
          </table:table-cell>
          <table:table-cell table:style-name="ce65" office:value-type="string">
            <text:p>Check autocomplete email address when type word is suitable with last name of existing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0.014</text:p>
          </table:table-cell>
          <table:table-cell table:style-name="ce65" office:value-type="string">
            <text:p>Check autocomplete email address when type word is suitable with email of existing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11.001</text:p>
          </table:table-cell>
          <table:table-cell table:style-name="ce75" office:value-type="string">
            <text:p>Print a contact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1.002</text:p>
          </table:table-cell>
          <table:table-cell table:style-name="ce65" office:value-type="string">
            <text:p>Print contacts from action bar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1.003</text:p>
          </table:table-cell>
          <table:table-cell table:style-name="ce65" office:value-type="string">
            <text:p>Print all contacts that are being <text:s/>listed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1.004</text:p>
          </table:table-cell>
          <table:table-cell table:style-name="ce65" office:value-type="string">
            <text:p>Print all contacts in a address book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1.005</text:p>
          </table:table-cell>
          <table:table-cell table:style-name="ce65" office:value-type="string">
            <text:p>Print without selecting any contact</text:p>
          </table:table-cell>
          <table:table-cell table:style-name="ce75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CONTACT_12.001</text:p>
          </table:table-cell>
          <table:table-cell table:style-name="ce72" office:value-type="string">
            <text:p>Delete a contact of personal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2</text:p>
          </table:table-cell>
          <table:table-cell table:style-name="ce62" office:value-type="string">
            <text:p>Delete several contacts of personal address book at the same ti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3</text:p>
          </table:table-cell>
          <table:table-cell table:style-name="ce62" office:value-type="string">
            <text:p>Delete all contacts in a page of personal address book at the same ti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4</text:p>
          </table:table-cell>
          <table:table-cell table:style-name="ce62" office:value-type="string">
            <text:p>Delete a contact which was added tag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5</text:p>
          </table:table-cell>
          <table:table-cell table:style-name="ce62" office:value-type="string">
            <text:p>Delete an imported contac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6</text:p>
          </table:table-cell>
          <table:table-cell table:style-name="ce62" office:value-type="string">
            <text:p>Delete a contact that was mov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7</text:p>
          </table:table-cell>
          <table:table-cell table:style-name="ce62" office:value-type="string">
            <text:p>Delete a contact that was copied from another address book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8</text:p>
          </table:table-cell>
          <table:table-cell table:style-name="ce62" office:value-type="string">
            <text:p>Delete a contact that was moved by drag and drop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09</text:p>
          </table:table-cell>
          <table:table-cell table:style-name="ce62" office:value-type="string">
            <text:p>Delete contacts from search result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10</text:p>
          </table:table-cell>
          <table:table-cell table:style-name="ce62" office:value-type="string">
            <text:p>Delete contacts of a shared address book by shared user with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11</text:p>
          </table:table-cell>
          <table:table-cell table:style-name="ce62" office:value-type="string">
            <text:p>Delete shared contacts by shared user with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12</text:p>
          </table:table-cell>
          <table:table-cell table:style-name="ce62" office:value-type="string">
            <text:p>Delete contacts from Tag lis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13</text:p>
          </table:table-cell>
          <table:table-cell table:style-name="ce76" office:value-type="string">
            <text:p>Delete shared contacts by shared user without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CONTACT_12.014</text:p>
          </table:table-cell>
          <table:table-cell table:style-name="ce76" office:value-type="string">
            <text:p>Delete contacts from shared address book by shared User without edit righ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2">
          <table:table-cell table:style-name="ce50" office:value-type="string" table:number-columns-spanned="2" table:number-rows-spanned="1">
            <text:p>Other actions: Add tag, Edit tag, View tag, Export tag, Delete Tag, Display Layout</text:p>
          </table:table-cell>
          <table:covered-table-cell table:style-name="ce77"/>
          <table:table-cell table:style-name="ce77"/>
          <table:table-cell table:style-name="ce83" table:number-columns-repeated="253"/>
        </table:table-row>
        <table:table-row table:style-name="ro1">
          <table:table-cell table:style-name="ce51" office:value-type="string">
            <text:p>FNC_CS_CON_TAG_01.001</text:p>
          </table:table-cell>
          <table:table-cell table:style-name="ce62" office:value-type="string">
            <text:p>Add new tag from Tag pane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1.002</text:p>
          </table:table-cell>
          <table:table-cell table:style-name="ce62" office:value-type="string">
            <text:p>Create same named tags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1.003</text:p>
          </table:table-cell>
          <table:table-cell table:style-name="ce62" office:value-type="string">
            <text:p>Add tag with over max length for name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1.004</text:p>
          </table:table-cell>
          <table:table-cell table:style-name="ce62" office:value-type="string">
            <text:p>Add blank name tag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TAG_02.001</text:p>
          </table:table-cell>
          <table:table-cell table:style-name="ce72" office:value-type="string">
            <text:p>Edit tag has no contact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2.002</text:p>
          </table:table-cell>
          <table:table-cell table:style-name="ce62" office:value-type="string">
            <text:p>Edit tag that was assigned to some contacts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3.001</text:p>
          </table:table-cell>
          <table:table-cell table:style-name="ce72" office:value-type="string">
            <text:p>View contacts list that were assigned to a specific tag</text:p>
          </table:table-cell>
          <table:table-cell table:style-name="ce6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4.001</text:p>
          </table:table-cell>
          <table:table-cell table:style-name="ce72" office:value-type="string">
            <text:p>Export contacts relate to specific tag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4.002</text:p>
          </table:table-cell>
          <table:table-cell table:style-name="ce62" office:value-type="string">
            <text:p>Export contacts relate to specific tag with blank exported file name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4.003</text:p>
          </table:table-cell>
          <table:table-cell table:style-name="ce62" office:value-type="string">
            <text:p>Export contacts relate to specific tag without choosing contact to expor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4.004</text:p>
          </table:table-cell>
          <table:table-cell table:style-name="ce62" office:value-type="string">
            <text:p>Export a blank tag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5.001</text:p>
          </table:table-cell>
          <table:table-cell table:style-name="ce72" office:value-type="string">
            <text:p>Print contacts relate to a specific tag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5.002</text:p>
          </table:table-cell>
          <table:table-cell table:style-name="ce62" office:value-type="string">
            <text:p>Print contacts relate to specific Tag without choosing contact to prin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6.001</text:p>
          </table:table-cell>
          <table:table-cell table:style-name="ce72" office:value-type="string">
            <text:p>Delete tag that was assigned to contac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6.002</text:p>
          </table:table-cell>
          <table:table-cell table:style-name="ce62" office:value-type="string">
            <text:p>Delete tag while viewing its contacts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TAG_06.003</text:p>
          </table:table-cell>
          <table:table-cell table:style-name="ce62" office:value-type="string">
            <text:p>Delete tag while its contacts are being listed in search result</text:p>
          </table:table-cell>
          <table:table-cell table:style-name="ce72" office:value-type="string">
            <text:p>Low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LAYOUT.001</text:p>
          </table:table-cell>
          <table:table-cell table:style-name="ce72" office:value-type="string">
            <text:p>Check viewing contact application in default layou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LAYOUT.002</text:p>
          </table:table-cell>
          <table:table-cell table:style-name="ce62" office:value-type="string">
            <text:p>Check view hide navigation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LAYOUT.003</text:p>
          </table:table-cell>
          <table:table-cell table:style-name="ce62" office:value-type="string">
            <text:p>Check view hide Address books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LAYOUT.004</text:p>
          </table:table-cell>
          <table:table-cell table:style-name="ce62" office:value-type="string">
            <text:p>Check view hide Tags lis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LAYOUT.005</text:p>
          </table:table-cell>
          <table:table-cell table:style-name="ce62" office:value-type="string">
            <text:p>Check view hide Details of selected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LAYOUT.006</text:p>
          </table:table-cell>
          <table:table-cell table:style-name="ce62" office:value-type="string">
            <text:p>Check view full restore down Details pane of selected contact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SORT.001</text:p>
          </table:table-cell>
          <table:table-cell table:style-name="ce62" office:value-type="string">
            <text:p>Sort contacts list by Name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ORT.002</text:p>
          </table:table-cell>
          <table:table-cell table:style-name="ce62" office:value-type="string">
            <text:p>Sort contacts list by Email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ORT.003</text:p>
          </table:table-cell>
          <table:table-cell table:style-name="ce62" office:value-type="string">
            <text:p>Sort contacts list by Job title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RTL.001</text:p>
          </table:table-cell>
          <table:table-cell table:style-name="ce78" office:value-type="string">
            <text:p>Work in mail porlet under Arabic language 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3">
          <table:table-cell table:style-name="ce50" office:value-type="string" table:number-columns-spanned="2" table:number-rows-spanned="1">
            <text:p>Search: Quick Search and Advanced Search</text:p>
          </table:table-cell>
          <table:covered-table-cell table:style-name="ce79"/>
          <table:table-cell table:style-name="ce79"/>
          <table:table-cell table:style-name="ce82" table:number-columns-repeated="253"/>
        </table:table-row>
        <table:table-row table:style-name="ro1">
          <table:table-cell table:style-name="ce51" office:value-type="string">
            <text:p>FNC_CS_CON_SEARCH_01.001</text:p>
          </table:table-cell>
          <table:table-cell table:style-name="ce72" office:value-type="string">
            <text:p>Do Simple search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1.002</text:p>
          </table:table-cell>
          <table:table-cell table:style-name="ce72" office:value-type="string">
            <text:p>Do simple search when existing contacts does not match searching keyword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1.003</text:p>
          </table:table-cell>
          <table:table-cell table:style-name="ce72" office:value-type="string">
            <text:p>Do simple search with no search keyword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1.004</text:p>
          </table:table-cell>
          <table:table-cell table:style-name="ce72" office:value-type="string">
            <text:p>Do simple search when searching keyword with special characters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1.005</text:p>
          </table:table-cell>
          <table:table-cell table:style-name="ce72" office:value-type="string">
            <text:p>Do simple search when searching keyword is not a completed word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8" office:value-type="string">
            <text:p>FNC_CS_CON_SEARCH_02.001</text:p>
          </table:table-cell>
          <table:table-cell table:style-name="ce72" office:value-type="string">
            <text:p>Do advanced search with blank search condition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2</text:p>
          </table:table-cell>
          <table:table-cell table:style-name="ce72" office:value-type="string">
            <text:p>Do advanced search by Text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3</text:p>
          </table:table-cell>
          <table:table-cell table:style-name="ce72" office:value-type="string">
            <text:p>Do Advanced search by Text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4</text:p>
          </table:table-cell>
          <table:table-cell table:style-name="ce72" office:value-type="string">
            <text:p>Do Advanced search by Text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5</text:p>
          </table:table-cell>
          <table:table-cell table:style-name="ce72" office:value-type="string">
            <text:p>Do advanced search by Full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6</text:p>
          </table:table-cell>
          <table:table-cell table:style-name="ce72" office:value-type="string">
            <text:p>Do Advanced search by Full name when searching key word is only a part of Full <text:s/>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7</text:p>
          </table:table-cell>
          <table:table-cell table:style-name="ce72" office:value-type="string">
            <text:p>Do Advanced search by Full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8</text:p>
          </table:table-cell>
          <table:table-cell table:style-name="ce72" office:value-type="string">
            <text:p>Do Advanced search by Full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09</text:p>
          </table:table-cell>
          <table:table-cell table:style-name="ce72" office:value-type="string">
            <text:p>Do advanced search by First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0</text:p>
          </table:table-cell>
          <table:table-cell table:style-name="ce72" office:value-type="string">
            <text:p>Do Advanced search by First name when searching key word is only a part of First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1</text:p>
          </table:table-cell>
          <table:table-cell table:style-name="ce72" office:value-type="string">
            <text:p>Do Advanced search by First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2</text:p>
          </table:table-cell>
          <table:table-cell table:style-name="ce72" office:value-type="string">
            <text:p>Do Advanced search by First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3</text:p>
          </table:table-cell>
          <table:table-cell table:style-name="ce72" office:value-type="string">
            <text:p>Do advanced search by Last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4</text:p>
          </table:table-cell>
          <table:table-cell table:style-name="ce72" office:value-type="string">
            <text:p>Do Advanced search by Last name when searching key word is only a part of Last <text:s/>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5</text:p>
          </table:table-cell>
          <table:table-cell table:style-name="ce72" office:value-type="string">
            <text:p>Do Advanced search by Last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6</text:p>
          </table:table-cell>
          <table:table-cell table:style-name="ce72" office:value-type="string">
            <text:p>Do Advanced search by Last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7</text:p>
          </table:table-cell>
          <table:table-cell table:style-name="ce72" office:value-type="string">
            <text:p>Do advanced search by Nick 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8</text:p>
          </table:table-cell>
          <table:table-cell table:style-name="ce72" office:value-type="string">
            <text:p>Do Advanced search by Nick name when searching key word is only a part of Nick <text:s/>Nam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19</text:p>
          </table:table-cell>
          <table:table-cell table:style-name="ce72" office:value-type="string">
            <text:p>Do Advanced search by Nick nam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0</text:p>
          </table:table-cell>
          <table:table-cell table:style-name="ce72" office:value-type="string">
            <text:p>Do Advanced search by Nick nam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1</text:p>
          </table:table-cell>
          <table:table-cell table:style-name="ce72" office:value-type="string">
            <text:p>Do advanced search by Job Title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2</text:p>
          </table:table-cell>
          <table:table-cell table:style-name="ce72" office:value-type="string">
            <text:p>Do Advanced search by Job title when searching key word is only a part of Job title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3</text:p>
          </table:table-cell>
          <table:table-cell table:style-name="ce72" office:value-type="string">
            <text:p>Do Advanced search by Job title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4</text:p>
          </table:table-cell>
          <table:table-cell table:style-name="ce72" office:value-type="string">
            <text:p>Do Advanced search by Job title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5</text:p>
          </table:table-cell>
          <table:table-cell table:style-name="ce72" office:value-type="string">
            <text:p>Do advanced search by Email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6</text:p>
          </table:table-cell>
          <table:table-cell table:style-name="ce72" office:value-type="string">
            <text:p>Do Advanced search by Email when searching key word is only a part of Email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7</text:p>
          </table:table-cell>
          <table:table-cell table:style-name="ce72" office:value-type="string">
            <text:p>Do Advanced search by Email when searching keyword matches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8</text:p>
          </table:table-cell>
          <table:table-cell table:style-name="ce72" office:value-type="string">
            <text:p>Do Advanced search by Email when searching keyword does not match existing contacts 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29</text:p>
          </table:table-cell>
          <table:table-cell table:style-name="ce72" office:value-type="string">
            <text:p>Do advanced search by Gender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30</text:p>
          </table:table-cell>
          <table:table-cell table:style-name="ce80" office:value-type="string">
            <text:p>Do advanced search combine conditions</text:p>
          </table:table-cell>
          <table:table-cell table:style-name="ce72" office:value-type="string">
            <text:p>High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31</text:p>
          </table:table-cell>
          <table:table-cell table:style-name="ce80" office:value-type="string">
            <text:p>Check order of <text:s/>contacts after searching </text:p>
          </table:table-cell>
          <table:table-cell table:style-name="ce80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49" office:value-type="string">
            <text:p>FNC_CS_CON_SEARCH_02.032</text:p>
          </table:table-cell>
          <table:table-cell table:style-name="ce72" office:value-type="string">
            <text:p>View contacts of search result in Vcard</text:p>
          </table:table-cell>
          <table:table-cell table:style-name="ce72" office:value-type="string">
            <text:p>Medium</text:p>
          </table:table-cell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style-name="ce52" table:number-columns-repeated="3"/>
          <table:table-cell table:style-name="ce82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ddress_book" table:style-name="ta3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29">
          <table:table-cell/>
          <table:table-cell table:style-name="ce147" office:value-type="string">
            <text:p>TEST CASES</text:p>
          </table:table-cell>
          <table:table-cell table:style-name="ce158"/>
          <table:table-cell table:style-name="ce163" table:number-columns-repeated="2"/>
          <table:table-cell/>
          <table:table-cell table:style-name="ce163" table:number-columns-repeated="2"/>
          <table:table-cell table:style-name="ce211"/>
          <table:table-cell table:style-name="ce218"/>
          <table:table-cell table:style-name="ce237" office:value-type="string">
            <text:p>Passed</text:p>
          </table:table-cell>
          <table:table-cell table:style-name="ce237" table:formula="of:=COUNTIF([.L$7:.L$1008];[.$K1])" office:value-type="float" office:value="0">
            <text:p>0</text:p>
          </table:table-cell>
          <table:table-cell table:style-name="ce237" table:formula="of:=COUNTIF([.M$7:.M$1008];[.$K1])" office:value-type="float" office:value="0">
            <text:p>0</text:p>
          </table:table-cell>
          <table:table-cell table:style-name="ce237" table:formula="of:=COUNTIF([.N$7:.N$1008];[.$K1])" office:value-type="float" office:value="0">
            <text:p>0</text:p>
          </table:table-cell>
          <table:table-cell table:style-name="ce237" table:formula="of:=COUNTIF([.O$7:.O$1008];[.$K1])" office:value-type="float" office:value="0">
            <text:p>0</text:p>
          </table:table-cell>
          <table:table-cell table:style-name="ce218" table:number-columns-repeated="215"/>
          <table:table-cell table:style-name="ce157" table:number-columns-repeated="4"/>
          <table:table-cell table:number-columns-repeated="22"/>
        </table:table-row>
        <table:table-row table:style-name="ro29">
          <table:table-cell/>
          <table:table-cell table:style-name="ce148"/>
          <table:table-cell table:style-name="ce159"/>
          <table:table-cell table:style-name="ce163" table:number-columns-repeated="2"/>
          <table:table-cell/>
          <table:table-cell table:style-name="ce163" table:number-columns-repeated="2"/>
          <table:table-cell table:style-name="ce211"/>
          <table:table-cell/>
          <table:table-cell table:style-name="ce237" office:value-type="string">
            <text:p>Failed</text:p>
          </table:table-cell>
          <table:table-cell table:style-name="ce237" table:formula="of:=COUNTIF([.L$7:.L$1008];[.$K2])" office:value-type="float" office:value="0">
            <text:p>0</text:p>
          </table:table-cell>
          <table:table-cell table:style-name="ce237" table:formula="of:=COUNTIF([.M$7:.M$1008];[.$K2])" office:value-type="float" office:value="0">
            <text:p>0</text:p>
          </table:table-cell>
          <table:table-cell table:style-name="ce237" table:formula="of:=COUNTIF([.N$7:.N$1008];[.$K2])" office:value-type="float" office:value="0">
            <text:p>0</text:p>
          </table:table-cell>
          <table:table-cell table:style-name="ce237" table:formula="of:=COUNTIF([.O$7:.O$1008];[.$K2])" office:value-type="float" office:value="0">
            <text:p>0</text:p>
          </table:table-cell>
          <table:table-cell table:style-name="ce218" table:number-columns-repeated="215"/>
          <table:table-cell table:style-name="ce157" table:number-columns-repeated="4"/>
          <table:table-cell table:number-columns-repeated="22"/>
        </table:table-row>
        <table:table-row table:style-name="ro30">
          <table:table-cell/>
          <table:table-cell table:style-name="ce149" office:value-type="string">
            <text:p>Function List:</text:p>
          </table:table-cell>
          <table:table-cell table:style-name="ce160" office:value-type="string" table:number-columns-spanned="3" table:number-rows-spanned="1">
            <text:p>Address book: Group, Add, Edit, Copy-paste, Share, Export, Import, Print, Email, Delete</text:p>
          </table:table-cell>
          <table:covered-table-cell table:style-name="ce164"/>
          <table:covered-table-cell table:style-name="ce161"/>
          <table:table-cell/>
          <table:table-cell table:style-name="ce198"/>
          <table:table-cell table:style-name="ce206"/>
          <table:table-cell table:style-name="ce212"/>
          <table:table-cell/>
          <table:table-cell table:style-name="ce237" office:value-type="string">
            <text:p>Blocked</text:p>
          </table:table-cell>
          <table:table-cell table:style-name="ce237" table:formula="of:=COUNTIF([.L$7:.L$1008];[.$K3])" office:value-type="float" office:value="0">
            <text:p>0</text:p>
          </table:table-cell>
          <table:table-cell table:style-name="ce237" table:formula="of:=COUNTIF([.M$7:.M$1008];[.$K3])" office:value-type="float" office:value="0">
            <text:p>0</text:p>
          </table:table-cell>
          <table:table-cell table:style-name="ce237" table:formula="of:=COUNTIF([.N$7:.N$1008];[.$K3])" office:value-type="float" office:value="0">
            <text:p>0</text:p>
          </table:table-cell>
          <table:table-cell table:style-name="ce237" table:formula="of:=COUNTIF([.O$7:.O$1008];[.$K3])" office:value-type="float" office:value="0">
            <text:p>0</text:p>
          </table:table-cell>
          <table:table-cell table:style-name="ce218" table:number-columns-repeated="215"/>
          <table:table-cell table:style-name="ce157" table:number-columns-repeated="4"/>
          <table:table-cell table:number-columns-repeated="22"/>
        </table:table-row>
        <table:table-row table:style-name="ro29">
          <table:table-cell/>
          <table:table-cell table:style-name="ce149" office:value-type="string">
            <text:p>Total Main Cases:</text:p>
          </table:table-cell>
          <table:table-cell table:style-name="ce161" table:formula="of:=MAX([.A7:.A991])" office:value-type="float" office:value="83" table:number-columns-spanned="3" table:number-rows-spanned="1">
            <text:p>83</text:p>
          </table:table-cell>
          <table:covered-table-cell table:style-name="ce164"/>
          <table:covered-table-cell table:style-name="ce161"/>
          <table:table-cell/>
          <table:table-cell table:style-name="ce198"/>
          <table:table-cell table:style-name="ce206"/>
          <table:table-cell table:style-name="ce212"/>
          <table:table-cell/>
          <table:table-cell table:style-name="ce238" office:value-type="string">
            <text:p>Untested</text:p>
          </table:table-cell>
          <table:table-cell table:style-name="ce237" table:formula="of:=COUNTIF([.L$7:.L$1008];[.$K4])" office:value-type="float" office:value="0">
            <text:p>0</text:p>
          </table:table-cell>
          <table:table-cell table:style-name="ce237" table:formula="of:=COUNTIF([.M$7:.M$1008];[.$K4])" office:value-type="float" office:value="0">
            <text:p>0</text:p>
          </table:table-cell>
          <table:table-cell table:style-name="ce237" table:formula="of:=COUNTIF([.N$7:.N$1008];[.$K4])" office:value-type="float" office:value="0">
            <text:p>0</text:p>
          </table:table-cell>
          <table:table-cell table:style-name="ce237" table:formula="of:=COUNTIF([.O$7:.O$1008];[.$K4])" office:value-type="float" office:value="0">
            <text:p>0</text:p>
          </table:table-cell>
          <table:table-cell table:style-name="ce218" table:number-columns-repeated="215"/>
          <table:table-cell table:style-name="ce157" table:number-columns-repeated="4"/>
          <table:table-cell table:number-columns-repeated="22"/>
        </table:table-row>
        <table:table-row table:style-name="ro29">
          <table:table-cell/>
          <table:table-cell table:style-name="ce150"/>
          <table:table-cell table:style-name="ce157"/>
          <table:table-cell table:style-name="ce165" table:number-columns-repeated="5"/>
          <table:table-cell table:style-name="ce213"/>
          <table:table-cell/>
          <table:table-cell office:value-type="string">
            <text:p>N/A</text:p>
          </table:table-cell>
          <table:table-cell table:style-name="ce237" table:formula="of:=COUNTIF([.L$7:.L$1008];[.$K5])" office:value-type="float" office:value="0">
            <text:p>0</text:p>
          </table:table-cell>
          <table:table-cell table:style-name="ce237" table:formula="of:=COUNTIF([.M$7:.M$1008];[.$K5])" office:value-type="float" office:value="0">
            <text:p>0</text:p>
          </table:table-cell>
          <table:table-cell table:style-name="ce237" table:formula="of:=COUNTIF([.N$7:.N$1008];[.$K5])" office:value-type="float" office:value="0">
            <text:p>0</text:p>
          </table:table-cell>
          <table:table-cell table:style-name="ce237" table:formula="of:=COUNTIF([.O$7:.O$1008];[.$K5])" office:value-type="float" office:value="0">
            <text:p>0</text:p>
          </table:table-cell>
          <table:table-cell table:style-name="ce157" table:number-columns-repeated="219"/>
          <table:table-cell table:number-columns-repeated="22"/>
        </table:table-row>
        <table:table-row table:style-name="ro1">
          <table:table-cell table:style-name="ce144" office:value-type="string">
            <text:p>Case No</text:p>
          </table:table-cell>
          <table:table-cell table:style-name="ce144" office:value-type="string">
            <text:p>Related function</text:p>
          </table:table-cell>
          <table:table-cell table:style-name="ce144" office:value-type="string">
            <text:p>Case ID</text:p>
          </table:table-cell>
          <table:table-cell table:style-name="ce144" office:value-type="string">
            <text:p>Path</text:p>
          </table:table-cell>
          <table:table-cell table:style-name="ce144" office:value-type="string">
            <text:p>Case Description</text:p>
          </table:table-cell>
          <table:table-cell table:style-name="ce144" office:value-type="string">
            <text:p>Step Description</text:p>
          </table:table-cell>
          <table:table-cell table:style-name="ce144" office:value-type="string">
            <text:p>Steps to produce</text:p>
          </table:table-cell>
          <table:table-cell table:style-name="ce144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219" office:value-type="string">
            <text:p>Effect</text:p>
          </table:table-cell>
          <table:table-cell table:style-name="ce219" table:number-columns-repeated="9"/>
          <table:table-cell table:style-name="ce240" table:number-columns-repeated="211"/>
          <table:table-cell table:style-name="ce213" table:number-columns-repeated="4"/>
          <table:table-cell table:style-name="ce133" table:number-columns-repeated="21"/>
          <table:table-cell/>
        </table:table-row>
        <table:table-row table:style-name="ro16">
          <table:table-cell table:style-name="ce145" office:value-type="float" office:value="1">
            <text:p>1.00</text:p>
          </table:table-cell>
          <table:table-cell table:style-name="ce151" office:value-type="string">
            <text:p>FNC_CS_CON_ADDBOOK_01</text:p>
          </table:table-cell>
          <table:table-cell table:style-name="ce145" office:value-type="float" office:value="1">
            <text:p>1.00</text:p>
          </table:table-cell>
          <table:table-cell table:style-name="ce166" office:value-type="string">
            <text:p>CS\Contact\Address book\Address book type</text:p>
          </table:table-cell>
          <table:table-cell table:style-name="ce59" office:value-type="string">
            <text:p>Check personal address books list</text:p>
          </table:table-cell>
          <table:table-cell table:style-name="ce151" office:value-type="string">
            <text:p>Step 1: Show list of personal address books</text:p>
          </table:table-cell>
          <table:table-cell table:style-name="ce151" office:value-type="string">
            <text:p>- Add new address book by clicking <text:span text:style-name="T6">Address </text:span><text:span text:style-name="T6">book</text:span><text:span text:style-name="T7"> in action bar and </text:span><text:span text:style-name="T7">input values for </text:span><text:span text:style-name="T7">required fields</text:span></text:p>
          </table:table-cell>
          <table:table-cell table:style-name="ce151" office:value-type="string">
            <text:p>- <text:s/>Add new address book successfully</text:p>
            <text:p>- New added address book is displayed in Personal address book list</text:p>
          </table:table-cell>
          <table:table-cell table:style-name="ce214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7">
          <table:table-cell table:style-name="ce14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51" office:value-type="string">
            <text:p>FNC_CS_CON_ADDBOOK_01</text:p>
          </table:table-cell>
          <table:table-cell table:style-name="ce16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66" office:value-type="string">
            <text:p>CS\Contact\Address book\Address book type</text:p>
          </table:table-cell>
          <table:table-cell table:style-name="ce59" office:value-type="string">
            <text:p>Check shared address books list</text:p>
          </table:table-cell>
          <table:table-cell table:style-name="ce151" office:value-type="string">
            <text:p>Step 1: Create address books</text:p>
          </table:table-cell>
          <table:table-cell table:style-name="ce151" office:value-type="string">
            <text:p>- Create new personal address book</text:p>
          </table:table-cell>
          <table:table-cell table:style-name="ce151" office:value-type="string">
            <text:p>New address book is displayed in personal address books list of logged user</text:p>
          </table:table-cell>
          <table:table-cell table:style-name="ce214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6">
          <table:table-cell table:style-name="ce146" table:formula="of:=IF(MID([.F9];6;1)&gt;MID([.F8];6;1);&quot;&quot;;MAX([.A$7:.A8])+1)">
            <text:p/>
          </table:table-cell>
          <table:table-cell table:style-name="ce151" office:value-type="string">
            <text:p>FNC_CS_CON_ADDBOOK_01</text:p>
          </table:table-cell>
          <table:table-cell table:style-name="ce16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66" office:value-type="string">
            <text:p>CS\Contact\Address book\Address book type</text:p>
          </table:table-cell>
          <table:table-cell table:style-name="ce151" office:value-type="string">
            <text:p>Check shared address books list</text:p>
          </table:table-cell>
          <table:table-cell table:style-name="ce151" office:value-type="string">
            <text:p>Step 2: Share created address book</text:p>
          </table:table-cell>
          <table:table-cell table:style-name="ce151" office:value-type="string">
            <text:p><text:s/>- Right click on personal address book and choose <text:span text:style-name="T4"><text:s/></text:span><text:span text:style-name="T4">Share</text:span></text:p>
            <text:p><text:span text:style-name="T4">- </text:span><text:span text:style-name="T8">Choose user who is </text:span><text:span text:style-name="T8">shared</text:span></text:p>
            <text:p><text:span text:style-name="T8">- Click </text:span><text:span text:style-name="T4">Save</text:span></text:p>
          </table:table-cell>
          <table:table-cell table:style-name="ce151" office:value-type="string">
            <text:p>- Selected user/group is displayed in shared list of current address book</text:p>
            <text:p>- Icon for this address book is changed to shared</text:p>
          </table:table-cell>
          <table:table-cell table:style-name="ce214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7">
          <table:table-cell table:style-name="ce146" table:formula="of:=IF(MID([.F10];6;1)&gt;MID([.F9];6;1);&quot;&quot;;MAX([.A$7:.A9])+1)">
            <text:p/>
          </table:table-cell>
          <table:table-cell table:style-name="ce151" office:value-type="string">
            <text:p>FNC_CS_CON_ADDBOOK_01</text:p>
          </table:table-cell>
          <table:table-cell table:style-name="ce16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66" office:value-type="string">
            <text:p>CS\Contact\Address book\Address book type</text:p>
          </table:table-cell>
          <table:table-cell table:style-name="ce151" office:value-type="string">
            <text:p>Check shared address books list</text:p>
          </table:table-cell>
          <table:table-cell table:style-name="ce151" office:value-type="string">
            <text:p>Step 3: Check shared address book list by shared user</text:p>
          </table:table-cell>
          <table:table-cell table:style-name="ce151" office:value-type="string">
            <text:p>- Login by user who is selected to be shared at step 2</text:p>
            <text:p/>
          </table:table-cell>
          <table:table-cell table:style-name="ce151" office:value-type="string">
            <text:p>Shared address book at step 2 is displayed in shared list of current user</text:p>
          </table:table-cell>
          <table:table-cell table:style-name="ce214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7">
          <table:table-cell table:style-name="ce146" table:formula="of:=IF(MID([.F11];6;1)&gt;MID([.F10];6;1);&quot;&quot;;MAX([.A$7:.A10])+1)" office:value-type="float" office:value="3">
            <text:p>3.00</text:p>
          </table:table-cell>
          <table:table-cell table:style-name="ce151" office:value-type="string">
            <text:p>FNC_CS_CON_ADDBOOK_01</text:p>
          </table:table-cell>
          <table:table-cell table:style-name="ce16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66" office:value-type="string">
            <text:p>CS\Contact\Address book\Address book type</text:p>
          </table:table-cell>
          <table:table-cell table:style-name="ce59" office:value-type="string">
            <text:p>Check group address books list</text:p>
          </table:table-cell>
          <table:table-cell table:style-name="ce151" office:value-type="string">
            <text:p>Step 1: Create user</text:p>
          </table:table-cell>
          <table:table-cell table:style-name="ce151" office:value-type="string">
            <text:p>- Create new user</text:p>
            <text:p>- Add new added user into some groups</text:p>
          </table:table-cell>
          <table:table-cell table:style-name="ce151" office:value-type="string">
            <text:p>User is created and added into groups successfully</text:p>
          </table:table-cell>
          <table:table-cell table:style-name="ce214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7">
          <table:table-cell table:style-name="ce146" table:formula="of:=IF(MID([.F12];6;1)&gt;MID([.F11];6;1);&quot;&quot;;MAX([.A$7:.A11])+1)">
            <text:p/>
          </table:table-cell>
          <table:table-cell table:style-name="ce151" office:value-type="string">
            <text:p>FNC_CS_CON_ADDBOOK_01</text:p>
          </table:table-cell>
          <table:table-cell table:style-name="ce16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66" office:value-type="string">
            <text:p>CS\Contact\Address book\Address book type</text:p>
          </table:table-cell>
          <table:table-cell table:style-name="ce151" office:value-type="string">
            <text:p>Check group address books list</text:p>
          </table:table-cell>
          <table:table-cell table:style-name="ce151" office:value-type="string">
            <text:p>Step 2: Show group address books of a specific user</text:p>
          </table:table-cell>
          <table:table-cell table:style-name="ce151" office:value-type="string">
            <text:p>- Login by new added user</text:p>
            <text:p>- Go to Contact application</text:p>
          </table:table-cell>
          <table:table-cell table:style-name="ce151" office:value-type="string">
            <text:p>Address book of groups that user A belongs to are displayed in Group address books list of user</text:p>
          </table:table-cell>
          <table:table-cell table:style-name="ce214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7">
          <table:table-cell table:style-name="ce146" table:formula="of:=IF(MID([.F13];6;1)&gt;MID([.F12];6;1);&quot;&quot;;MAX([.A$7:.A12])+1)" office:value-type="float" office:value="4">
            <text:p>4.00</text:p>
          </table:table-cell>
          <table:table-cell table:style-name="ce152" office:value-type="string">
            <text:p>FNC_CS_CON_ADDBOOK_02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new Address book with valid value</text:p>
          </table:table-cell>
          <table:table-cell table:style-name="ce151" office:value-type="string">
            <text:p>Step 1: Show Add a personal address book form</text:p>
          </table:table-cell>
          <table:table-cell table:style-name="ce170" office:value-type="string">
            <text:p>- Click <text:span text:style-name="T9">Address Book</text:span><text:span text:style-name="T10"> in </text:span><text:span text:style-name="T10">action bar</text:span></text:p>
            <text:p><text:span text:style-name="T10"/></text:p>
          </table:table-cell>
          <table:table-cell table:style-name="ce197" office:value-type="string">
            <text:p>Add new address book form is shown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4];6;1)&gt;MID([.F13];6;1);&quot;&quot;;MAX([.A$7:.A13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new Address book with valid value</text:p>
          </table:table-cell>
          <table:table-cell table:style-name="ce151" office:value-type="string">
            <text:p>Step 2: Complete adding new address book</text:p>
          </table:table-cell>
          <table:table-cell table:style-name="ce170" office:value-type="string">
            <text:p>- Input value for <text:span text:style-name="T9">Name</text:span></text:p>
            <text:p><text:span text:style-name="T10">- Click </text:span><text:span text:style-name="T9">Save</text:span></text:p>
          </table:table-cell>
          <table:table-cell table:style-name="ce197" office:value-type="string">
            <text:p>New address book is added successfully and displayed in personal address books list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5];6;1)&gt;MID([.F14];6;1);&quot;&quot;;MAX([.A$7:.A14])+1)" office:value-type="float" office:value="5">
            <text:p>5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new Address book with blank name</text:p>
          </table:table-cell>
          <table:table-cell table:style-name="ce151" office:value-type="string">
            <text:p>Step 1: Show Add a personal address book form</text:p>
          </table:table-cell>
          <table:table-cell table:style-name="ce170" office:value-type="string">
            <text:p>- Click <text:span text:style-name="T9">Address Book</text:span><text:span text:style-name="T10"> in </text:span><text:span text:style-name="T10">action bar</text:span></text:p>
            <text:p><text:span text:style-name="T10"/></text:p>
          </table:table-cell>
          <table:table-cell table:style-name="ce197" office:value-type="string">
            <text:p>Add new address book form is shown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6];6;1)&gt;MID([.F15];6;1);&quot;&quot;;MAX([.A$7:.A15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new Address book with blank name</text:p>
          </table:table-cell>
          <table:table-cell table:style-name="ce151" office:value-type="string">
            <text:p>Step 2: Add address book without name</text:p>
          </table:table-cell>
          <table:table-cell table:style-name="ce170" office:value-type="string">
            <text:p>- Do not input value for <text:span text:style-name="T9">Name</text:span></text:p>
            <text:p><text:span text:style-name="T10">- Click </text:span><text:span text:style-name="T9">Save</text:span></text:p>
          </table:table-cell>
          <table:table-cell table:style-name="ce197" office:value-type="string">
            <text:p>Show message requires user to input Name for new address book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7];6;1)&gt;MID([.F16];6;1);&quot;&quot;;MAX([.A$7:.A16])+1)" office:value-type="float" office:value="6">
            <text:p>6.00</text:p>
          </table:table-cell>
          <table:table-cell table:style-name="ce153" office:value-type="string">
            <text:p>FNC_CS_CON_ADDBOOK_02</text:p>
          </table:table-cell>
          <table:table-cell table:style-name="ce16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66" office:value-type="string">
            <text:p>CS\Contact\Address book\Add new</text:p>
          </table:table-cell>
          <table:table-cell table:style-name="ce171" office:value-type="string">
            <text:p>Add new address book with over max length for Name</text:p>
          </table:table-cell>
          <table:table-cell table:style-name="ce151" office:value-type="string">
            <text:p>Step 1: Show Add a personal address book form</text:p>
          </table:table-cell>
          <table:table-cell table:style-name="ce175" office:value-type="string">
            <text:p>- Click <text:span text:style-name="T4">Address Book</text:span> in action bar </text:p>
          </table:table-cell>
          <table:table-cell table:style-name="ce197" office:value-type="string">
            <text:p>- Add news address book form is shown</text:p>
          </table:table-cell>
          <table:table-cell table:style-name="ce215" office:value-type="string">
            <text:p>Medium</text:p>
          </table:table-cell>
          <table:table-cell table:style-name="ce221" table:number-columns-repeated="222"/>
          <table:table-cell table:style-name="ce241" table:number-columns-repeated="3"/>
          <table:table-cell table:number-columns-repeated="22"/>
        </table:table-row>
        <table:table-row table:style-name="ro17">
          <table:table-cell table:style-name="ce146" table:formula="of:=IF(MID([.F18];6;1)&gt;MID([.F17];6;1);&quot;&quot;;MAX([.A$7:.A17])+1)">
            <text:p/>
          </table:table-cell>
          <table:table-cell table:style-name="ce153" office:value-type="string">
            <text:p>FNC_CS_CON_ADDBOOK_02</text:p>
          </table:table-cell>
          <table:table-cell table:style-name="ce162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66" office:value-type="string">
            <text:p>CS\Contact\Address book\Add new</text:p>
          </table:table-cell>
          <table:table-cell table:style-name="ce172" office:value-type="string">
            <text:p>Add new address book with over max length for Name</text:p>
          </table:table-cell>
          <table:table-cell table:style-name="ce151" office:value-type="string">
            <text:p>Step 2: Create the address book with over max length.</text:p>
          </table:table-cell>
          <table:table-cell table:style-name="ce175" office:value-type="string">
            <text:p>- Input Name with over 40 characters</text:p>
            <text:p>- Click <text:span text:style-name="T4">Save</text:span></text:p>
          </table:table-cell>
          <table:table-cell table:style-name="ce197" office:value-type="string">
            <text:p>Show message alerts input Name is so long</text:p>
          </table:table-cell>
          <table:table-cell table:style-name="ce215" office:value-type="string">
            <text:p>Medium</text:p>
          </table:table-cell>
          <table:table-cell table:style-name="ce221" table:number-columns-repeated="222"/>
          <table:table-cell table:style-name="ce241" table:number-columns-repeated="3"/>
          <table:table-cell table:number-columns-repeated="22"/>
        </table:table-row>
        <table:table-row table:style-name="ro17">
          <table:table-cell table:style-name="ce146" table:formula="of:=IF(MID([.F19];6;1)&gt;MID([.F18];6;1);&quot;&quot;;MAX([.A$7:.A18])+1)" office:value-type="float" office:value="7">
            <text:p>7.00</text:p>
          </table:table-cell>
          <table:table-cell table:style-name="ce153" office:value-type="string">
            <text:p>FNC_CS_CON_ADDBOOK_02</text:p>
          </table:table-cell>
          <table:table-cell table:style-name="ce16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166" office:value-type="string">
            <text:p>CS\Contact\Address book\Add new</text:p>
          </table:table-cell>
          <table:table-cell table:style-name="ce171" office:value-type="string">
            <text:p>Add new address book with special characters in Name</text:p>
          </table:table-cell>
          <table:table-cell table:style-name="ce151" office:value-type="string">
            <text:p>Step 1: Show Add a personal address book form</text:p>
          </table:table-cell>
          <table:table-cell table:style-name="ce175" office:value-type="string">
            <text:p>- Click <text:span text:style-name="T4">Address Book</text:span> in action bar </text:p>
          </table:table-cell>
          <table:table-cell table:style-name="ce197" office:value-type="string">
            <text:p>- Add news address book form is shown</text:p>
          </table:table-cell>
          <table:table-cell table:style-name="ce215" office:value-type="string">
            <text:p>Medium</text:p>
          </table:table-cell>
          <table:table-cell table:style-name="ce221" table:number-columns-repeated="222"/>
          <table:table-cell table:style-name="ce241" table:number-columns-repeated="3"/>
          <table:table-cell table:number-columns-repeated="22"/>
        </table:table-row>
        <table:table-row table:style-name="ro31">
          <table:table-cell table:style-name="ce146" table:formula="of:=IF(MID([.F20];6;1)&gt;MID([.F19];6;1);&quot;&quot;;MAX([.A$7:.A19])+1)">
            <text:p/>
          </table:table-cell>
          <table:table-cell table:style-name="ce153" office:value-type="string">
            <text:p>FNC_CS_CON_ADDBOOK_02</text:p>
          </table:table-cell>
          <table:table-cell table:style-name="ce16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66" office:value-type="string">
            <text:p>CS\Contact\Address book\Add new</text:p>
          </table:table-cell>
          <table:table-cell table:style-name="ce172" office:value-type="string">
            <text:p>Add new address book with special characters in Name</text:p>
          </table:table-cell>
          <table:table-cell table:style-name="ce151" office:value-type="string">
            <text:p>Step 2: Create the address book with special characters.</text:p>
          </table:table-cell>
          <table:table-cell table:style-name="ce175" office:value-type="string">
            <text:p>- Input Name contains special characters as !#$%^&amp;*()-+{}[]\|'”&lt;&gt;/?` to Name field</text:p>
            <text:p><text:span text:style-name="T7">- Click </text:span><text:span text:style-name="T12">Save</text:span><text:span text:style-name="T7"> </text:span></text:p>
          </table:table-cell>
          <table:table-cell table:style-name="ce197" office:value-type="string">
            <text:p>- New address book is added and displayed in personal address book list at left pane with special characters.</text:p>
          </table:table-cell>
          <table:table-cell table:style-name="ce215" office:value-type="string">
            <text:p>Medium</text:p>
          </table:table-cell>
          <table:table-cell table:style-name="ce221" table:number-columns-repeated="222"/>
          <table:table-cell table:style-name="ce241" table:number-columns-repeated="3"/>
          <table:table-cell table:number-columns-repeated="22"/>
        </table:table-row>
        <table:table-row table:style-name="ro17">
          <table:table-cell table:style-name="ce146" table:formula="of:=IF(MID([.F21];6;1)&gt;MID([.F20];6;1);&quot;&quot;;MAX([.A$7:.A20])+1)" office:value-type="float" office:value="8">
            <text:p>8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same name address book</text:p>
          </table:table-cell>
          <table:table-cell table:style-name="ce151" office:value-type="string">
            <text:p>Step 1: Create the first address book</text:p>
          </table:table-cell>
          <table:table-cell table:style-name="ce170" office:value-type="string">
            <text:p>- Create new address book with valid value</text:p>
          </table:table-cell>
          <table:table-cell table:style-name="ce197" office:value-type="string">
            <text:p>- New address book is added and displayed in personal address book list at left pane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2">
          <table:table-cell table:style-name="ce146" table:formula="of:=IF(MID([.F22];6;1)&gt;MID([.F21];6;1);&quot;&quot;;MAX([.A$7:.A21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same name address book</text:p>
          </table:table-cell>
          <table:table-cell table:style-name="ce151" office:value-type="string">
            <text:p>Step 2: Create same name address book</text:p>
          </table:table-cell>
          <table:table-cell table:style-name="ce170" office:value-type="string">
            <text:p>- Click <text:span text:style-name="T9">Address Book </text:span><text:span text:style-name="T10">again</text:span></text:p>
            <text:p><text:span text:style-name="T10">- Input the same name </text:span><text:span text:style-name="T10">as address book at step </text:span><text:span text:style-name="T10">1</text:span></text:p>
            <text:p><text:span text:style-name="T10">- Click </text:span><text:span text:style-name="T9">Save</text:span></text:p>
          </table:table-cell>
          <table:table-cell table:style-name="ce197" office:value-type="string">
            <text:p>Show message alert this name already exists, user have to choose another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3];6;1)&gt;MID([.F22];6;1);&quot;&quot;;MAX([.A$7:.A22])+1)" office:value-type="float" office:value="9">
            <text:p>9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a new address book and select Cancel </text:p>
          </table:table-cell>
          <table:table-cell table:style-name="ce151" office:value-type="string">
            <text:p>Step 1: Show Add/Edit contact form</text:p>
          </table:table-cell>
          <table:table-cell table:style-name="ce175" office:value-type="string">
            <text:p>- Click <text:span text:style-name="T6">Contact</text:span><text:span text:style-name="T7"> in action </text:span><text:span text:style-name="T7">bar</text:span></text:p>
            <text:p><text:span text:style-name="T7"/></text:p>
          </table:table-cell>
          <table:table-cell table:style-name="ce175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4];6;1)&gt;MID([.F23];6;1);&quot;&quot;;MAX([.A$7:.A23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66" office:value-type="string">
            <text:p>CS\Contact\Address book\Add new</text:p>
          </table:table-cell>
          <table:table-cell table:style-name="ce173" office:value-type="string">
            <text:p>Add a new address book and select Cancel </text:p>
          </table:table-cell>
          <table:table-cell table:style-name="ce151" office:value-type="string">
            <text:p>Step 2: Input fields</text:p>
          </table:table-cell>
          <table:table-cell table:style-name="ce175" office:value-type="string">
            <text:p>Input valid values and click <text:span text:style-name="T4">Cancel</text:span></text:p>
          </table:table-cell>
          <table:table-cell table:style-name="ce197" office:value-type="string">
            <text:p>Add new address book form is close, no new address book is created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5];6;1)&gt;MID([.F24];6;1);&quot;&quot;;MAX([.A$7:.A24])+1)" office:value-type="float" office:value="10">
            <text:p>10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a new address book from the Add Edit Contact form</text:p>
          </table:table-cell>
          <table:table-cell table:style-name="ce151" office:value-type="string">
            <text:p>Step 1: Show Add/Edit contact form</text:p>
          </table:table-cell>
          <table:table-cell table:style-name="ce175" office:value-type="string">
            <text:p>- Click <text:span text:style-name="T6">Contact</text:span><text:span text:style-name="T7"> in action </text:span><text:span text:style-name="T7">bar</text:span></text:p>
            <text:p><text:span text:style-name="T7"/></text:p>
          </table:table-cell>
          <table:table-cell table:style-name="ce175" office:value-type="string">
            <text:p>- <text:s/>Add/Edit contact form is displayed with a list of existing address books and a functional icon to add new address book directly inside this form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6];6;1)&gt;MID([.F25];6;1);&quot;&quot;;MAX([.A$7:.A25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66" office:value-type="string">
            <text:p>CS\Contact\Address book\Add new</text:p>
          </table:table-cell>
          <table:table-cell table:style-name="ce173" office:value-type="string">
            <text:p>Add a new address book from the Add Edit Contact form</text:p>
          </table:table-cell>
          <table:table-cell table:style-name="ce151" office:value-type="string">
            <text:p>Step 2: Show add new address book form</text:p>
          </table:table-cell>
          <table:table-cell table:style-name="ce175" office:value-type="string">
            <text:p>Click <text:span text:style-name="T6">Add Address </text:span><text:span text:style-name="T6">book </text:span><text:span text:style-name="T7">icon next to </text:span><text:span text:style-name="T7">Address books list</text:span></text:p>
          </table:table-cell>
          <table:table-cell table:style-name="ce197" office:value-type="string">
            <text:p>Add new address book form is shown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27];6;1)&gt;MID([.F26];6;1);&quot;&quot;;MAX([.A$7:.A26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66" office:value-type="string">
            <text:p>CS\Contact\Address book\Add new</text:p>
          </table:table-cell>
          <table:table-cell table:style-name="ce173" office:value-type="string">
            <text:p>Add a new address book from the Add Edit Contact form</text:p>
          </table:table-cell>
          <table:table-cell table:style-name="ce151" office:value-type="string">
            <text:p>Step 3: Add new address book</text:p>
          </table:table-cell>
          <table:table-cell table:style-name="ce175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table:style-name="ce197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8];6;1)&gt;MID([.F27];6;1);&quot;&quot;;MAX([.A$7:.A27])+1)" office:value-type="float" office:value="11">
            <text:p>11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a new address book from the Import Address Books form</text:p>
          </table:table-cell>
          <table:table-cell table:style-name="ce151" office:value-type="string">
            <text:p>Step 1: Show Import Address book form</text:p>
          </table:table-cell>
          <table:table-cell table:style-name="ce175" office:value-type="string">
            <text:p>Click <text:span text:style-name="T4">Import </text:span>in action bar</text:p>
          </table:table-cell>
          <table:table-cell table:style-name="ce197" office:value-type="string">
            <text:p>Import address book form is shown with a list of existing address book and a functional icon to add new address book inside this form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9];6;1)&gt;MID([.F28];6;1);&quot;&quot;;MAX([.A$7:.A28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a new address book from the Import Address Books form</text:p>
          </table:table-cell>
          <table:table-cell table:style-name="ce151" office:value-type="string">
            <text:p>Step 2: Show add new address book form</text:p>
          </table:table-cell>
          <table:table-cell table:style-name="ce175" office:value-type="string">
            <text:p>Click <text:span text:style-name="T6">Add Address </text:span><text:span text:style-name="T6">book </text:span><text:span text:style-name="T7">icon next to </text:span><text:span text:style-name="T7">Address books list</text:span></text:p>
          </table:table-cell>
          <table:table-cell table:style-name="ce197" office:value-type="string">
            <text:p>Add new address book form is shown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30];6;1)&gt;MID([.F29];6;1);&quot;&quot;;MAX([.A$7:.A29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a new address book from the Import Address Books form</text:p>
          </table:table-cell>
          <table:table-cell table:style-name="ce151" office:value-type="string">
            <text:p>Step 3: Add new address book</text:p>
          </table:table-cell>
          <table:table-cell table:style-name="ce175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table:style-name="ce197"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4">
          <table:table-cell table:style-name="ce146" table:formula="of:=IF(MID([.F31];6;1)&gt;MID([.F30];6;1);&quot;&quot;;MAX([.A$7:.A30])+1)" office:value-type="float" office:value="12">
            <text:p>12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new Address book from Import Contact form</text:p>
          </table:table-cell>
          <table:table-cell table:style-name="ce151" office:value-type="string">
            <text:p>Step 1: Show Import Contact form</text:p>
          </table:table-cell>
          <table:table-cell table:style-name="ce170" office:value-type="string">
            <text:p>- Right click on an Address book's name in Personal Address books list or in Share address book list (if logged user has edit permission on this address book) and select <text:span text:style-name="T9">Import</text:span></text:p>
            <text:p><text:span text:style-name="T9"/></text:p>
          </table:table-cell>
          <table:table-cell table:style-name="ce197" office:value-type="string">
            <text:p>Import contact form is displayed with a list of existing address book and a functional icon to add new address book inside this form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32];6;1)&gt;MID([.F31];6;1);&quot;&quot;;MAX([.A$7:.A31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new Address book from Import Contact form</text:p>
          </table:table-cell>
          <table:table-cell table:style-name="ce151" office:value-type="string">
            <text:p>Step 2: Show add new address book form</text:p>
          </table:table-cell>
          <table:table-cell table:style-name="ce175" office:value-type="string">
            <text:p>Click <text:span text:style-name="T6">Add Address </text:span><text:span text:style-name="T6">book </text:span><text:span text:style-name="T7">icon next to </text:span><text:span text:style-name="T7">Address books list</text:span></text:p>
          </table:table-cell>
          <table:table-cell table:style-name="ce197" office:value-type="string">
            <text:p>Add new address book form is shown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33];6;1)&gt;MID([.F32];6;1);&quot;&quot;;MAX([.A$7:.A32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166" office:value-type="string">
            <text:p>CS\Contact\Address book\Add new</text:p>
          </table:table-cell>
          <table:table-cell table:style-name="ce170" office:value-type="string">
            <text:p>Add new Address book from Import Contact form</text:p>
          </table:table-cell>
          <table:table-cell table:style-name="ce151" office:value-type="string">
            <text:p>Step 3: Add new address book</text:p>
          </table:table-cell>
          <table:table-cell table:style-name="ce175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table:style-name="ce197" office:value-type="string">
            <text:p>New address book is added successfully and displayed in address books list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34];6;1)&gt;MID([.F33];6;1);&quot;&quot;;MAX([.A$7:.A33])+1)" office:value-type="float" office:value="13">
            <text:p>13.00</text:p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66" office:value-type="string">
            <text:p>CS\Contact\Address book\Add new</text:p>
          </table:table-cell>
          <table:table-cell table:style-name="ce169" office:value-type="string">
            <text:p>Add new Address book from webmail porlet</text:p>
          </table:table-cell>
          <table:table-cell table:style-name="ce154" office:value-type="string">
            <text:p>Step 1: Show address book management form in mail application</text:p>
          </table:table-cell>
          <table:table-cell table:style-name="ce170" office:value-type="string">
            <text:p>- In webmail portlet, select <text:span text:style-name="T4">Contacts</text:span></text:p>
            <text:p><text:span text:style-name="T14"/></text:p>
          </table:table-cell>
          <table:table-cell table:style-name="ce207" office:value-type="string">
            <text:p>Contacts form is shown 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7">
          <table:table-cell table:style-name="ce146" table:formula="of:=IF(MID([.F35];6;1)&gt;MID([.F34];6;1);&quot;&quot;;MAX([.A$7:.A34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66" office:value-type="string">
            <text:p>CS\Contact\Address book\Add new</text:p>
          </table:table-cell>
          <table:table-cell table:style-name="ce173" office:value-type="string">
            <text:p>Add new Address book from webmail porlet</text:p>
          </table:table-cell>
          <table:table-cell table:style-name="ce154" office:value-type="string">
            <text:p>Step 2: Show add new address book form</text:p>
          </table:table-cell>
          <table:table-cell table:style-name="ce170" office:value-type="string">
            <text:p><text:span text:style-name="T15">Click </text:span><text:span text:style-name="T9">Add Address </text:span><text:span text:style-name="T9">book</text:span></text:p>
          </table:table-cell>
          <table:table-cell table:style-name="ce207" office:value-type="string">
            <text:p>Add new address book form is shown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33">
          <table:table-cell table:style-name="ce146" table:formula="of:=IF(MID([.F36];6;1)&gt;MID([.F35];6;1);&quot;&quot;;MAX([.A$7:.A35])+1)">
            <text:p/>
          </table:table-cell>
          <table:table-cell table:style-name="ce152" office:value-type="string">
            <text:p>FNC_CS_CON_ADDBOOK_02</text:p>
          </table:table-cell>
          <table:table-cell table:style-name="ce16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166" office:value-type="string">
            <text:p>CS\Contact\Address book\Add new</text:p>
          </table:table-cell>
          <table:table-cell table:style-name="ce173" office:value-type="string">
            <text:p>Add new Address book from webmail porlet</text:p>
          </table:table-cell>
          <table:table-cell table:style-name="ce154" office:value-type="string">
            <text:p>Step 3: Add new address book</text:p>
          </table:table-cell>
          <table:table-cell table:style-name="ce170" office:value-type="string">
            <text:p><text:span text:style-name="T15">- Input </text:span><text:span text:style-name="T9">Name</text:span></text:p>
            <text:p><text:span text:style-name="T10">- Click </text:span><text:span text:style-name="T9">Save</text:span></text:p>
          </table:table-cell>
          <table:table-cell table:style-name="ce207" office:value-type="string">
            <text:p>- New address book is added successfully and displayed in address books list in left pane</text:p>
            <text:p>- Name of new address book is shown on combo box of Address book field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7">
          <table:table-cell table:style-name="ce146" table:formula="of:=IF(MID([.F37];6;1)&gt;MID([.F36];6;1);&quot;&quot;;MAX([.A$7:.A36])+1)" office:value-type="float" office:value="14">
            <text:p>14.00</text:p>
          </table:table-cell>
          <table:table-cell table:style-name="ce152" office:value-type="string">
            <text:p>FNC_CS_CON_ADDBOOK_03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Edit</text:p>
          </table:table-cell>
          <table:table-cell table:style-name="ce169" office:value-type="string">
            <text:p>Edit a personal address book</text:p>
          </table:table-cell>
          <table:table-cell table:style-name="ce151" office:value-type="string">
            <text:p>Step 1: Show form to edit a personal address book</text:p>
          </table:table-cell>
          <table:table-cell table:style-name="ce175" office:value-type="string">
            <text:p>- Create new address book </text:p>
            <text:p>[ <text:a xlink:href="#Add_address">Details</text:a>] </text:p>
            <text:p>- Right click on new added address book and select <text:span text:style-name="T4">Edit</text:span></text:p>
          </table:table-cell>
          <table:table-cell table:style-name="ce175" office:value-type="string">
            <text:p><text:s/>Add/Edit address book form is shown</text:p>
          </table:table-cell>
          <table:table-cell table:style-name="ce216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22">
          <table:table-cell table:style-name="ce146" table:formula="of:=IF(MID([.F38];6;1)&gt;MID([.F37];6;1);&quot;&quot;;MAX([.A$7:.A37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66" office:value-type="string">
            <text:p>CS\Contact\Address book\Edit</text:p>
          </table:table-cell>
          <table:table-cell table:style-name="ce173" office:value-type="string">
            <text:p>Edit a personal address book and select Cancel </text:p>
          </table:table-cell>
          <table:table-cell table:style-name="ce151" office:value-type="string">
            <text:p>Step 2: Input fields</text:p>
          </table:table-cell>
          <table:table-cell table:style-name="ce175" office:value-type="string">
            <text:p>- Edit current values in form with valid values</text:p>
            <text:p>- Click <text:span text:style-name="T4">Save</text:span></text:p>
          </table:table-cell>
          <table:table-cell table:style-name="ce197" office:value-type="string">
            <text:p>Address book is updated</text:p>
          </table:table-cell>
          <table:table-cell table:style-name="ce216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35">
          <table:table-cell table:style-name="ce146" table:formula="of:=IF(MID([.F39];6;1)&gt;MID([.F38];6;1);&quot;&quot;;MAX([.A$7:.A38])+1)" office:value-type="float" office:value="15">
            <text:p>15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66" office:value-type="string">
            <text:p>CS\Contact\Address book\Edit</text:p>
          </table:table-cell>
          <table:table-cell table:style-name="ce169" office:value-type="string">
            <text:p>Edit a personal address book and select Cancel </text:p>
          </table:table-cell>
          <table:table-cell table:style-name="ce151" office:value-type="string">
            <text:p>Step 1: Show Add/Edit contact form</text:p>
          </table:table-cell>
          <table:table-cell table:style-name="ce175" office:value-type="string">
            <text:p>- Create new address book</text:p>
            <text:p><text:s/>[ <text:a xlink:href="#Add_address">Details</text:a>] </text:p>
            <text:p>- Right click in a specific contact and select <text:span text:style-name="T4">Edit</text:span></text:p>
            <text:p><text:span text:style-name="T7"/></text:p>
          </table:table-cell>
          <table:table-cell table:style-name="ce175" office:value-type="string">
            <text:p><text:s/>Add/Edit address book form is shown</text:p>
          </table:table-cell>
          <table:table-cell table:style-name="ce216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40];6;1)&gt;MID([.F39];6;1);&quot;&quot;;MAX([.A$7:.A39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66" office:value-type="string">
            <text:p>CS\Contact\Address book\Edit</text:p>
          </table:table-cell>
          <table:table-cell table:style-name="ce173" office:value-type="string">
            <text:p>Edit a personal address book and select Cancel </text:p>
          </table:table-cell>
          <table:table-cell table:style-name="ce151" office:value-type="string">
            <text:p>Step 2: Input fields</text:p>
          </table:table-cell>
          <table:table-cell table:style-name="ce175" office:value-type="string">
            <text:p>Update valid values and click <text:span text:style-name="T4">Cancel</text:span></text:p>
          </table:table-cell>
          <table:table-cell table:style-name="ce197" office:value-type="string">
            <text:p>Edit address book form is closed, no change is saved</text:p>
          </table:table-cell>
          <table:table-cell table:style-name="ce216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41];6;1)&gt;MID([.F40];6;1);&quot;&quot;;MAX([.A$7:.A40])+1)" office:value-type="float" office:value="16">
            <text:p>16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66" office:value-type="string">
            <text:p>CS\Contact\Address book\Edit</text:p>
          </table:table-cell>
          <table:table-cell table:style-name="ce171" office:value-type="string">
            <text:p>Edit a personal Address book while viewing its contacts list</text:p>
          </table:table-cell>
          <table:table-cell table:style-name="ce151" office:value-type="string">
            <text:p>Step 1: Create address book, contact</text:p>
          </table:table-cell>
          <table:table-cell table:style-name="ce170" office:value-type="string">
            <text:p>- Create new address book</text:p>
            <text:p><text:span text:style-name="T11">[ </text:span><text:span text:style-name="T11"><text:a xlink:href="#Add_address">Details</text:a></text:span><text:span text:style-name="T11">] </text:span></text:p>
            <text:p>- Add some contacts in added address book</text:p>
          </table:table-cell>
          <table:table-cell table:style-name="ce197" office:value-type="string">
            <text:p>Address book and contacts are added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42];6;1)&gt;MID([.F41];6;1);&quot;&quot;;MAX([.A$7:.A41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personal Address book while viewing its contacts list</text:p>
          </table:table-cell>
          <table:table-cell table:style-name="ce151" office:value-type="string">
            <text:p>Step 2: Show contacts list of added address book</text:p>
          </table:table-cell>
          <table:table-cell table:style-name="ce170" office:value-type="string">
            <text:p>Select added address book by clicking on its name</text:p>
          </table:table-cell>
          <table:table-cell table:style-name="ce197" office:value-type="string">
            <text:p>Address book is selected and its contacts are displayed in list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6">
          <table:table-cell table:style-name="ce146" table:formula="of:=IF(MID([.F43];6;1)&gt;MID([.F42];6;1);&quot;&quot;;MAX([.A$7:.A42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personal Address book while viewing its contacts list</text:p>
          </table:table-cell>
          <table:table-cell table:style-name="ce151" office:value-type="string">
            <text:p>Step 3: Edit address book information</text:p>
          </table:table-cell>
          <table:table-cell table:style-name="ce170" office:value-type="string">
            <text:p>- Right click on selecting address book then select <text:span text:style-name="T9">Edit</text:span></text:p>
            <text:p><text:span text:style-name="T10">- Change value in form</text:span></text:p>
            <text:p><text:span text:style-name="T10">- Click </text:span><text:span text:style-name="T9">Save</text:span></text:p>
          </table:table-cell>
          <table:table-cell table:style-name="ce197" office:value-type="string">
            <text:p>Changes are saved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44];6;1)&gt;MID([.F43];6;1);&quot;&quot;;MAX([.A$7:.A43])+1)" office:value-type="float" office:value="17">
            <text:p>17.00</text:p>
          </table:table-cell>
          <table:table-cell table:style-name="ce153" office:value-type="string">
            <text:p>FNC_CS_CON_ADDBOOK_03</text:p>
          </table:table-cell>
          <table:table-cell table:style-name="ce162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66" office:value-type="string">
            <text:p>CS\Contact\Address book\Edit</text:p>
          </table:table-cell>
          <table:table-cell table:style-name="ce171" office:value-type="string">
            <text:p>Edit a personal Address book while viewing others contacts list</text:p>
          </table:table-cell>
          <table:table-cell table:style-name="ce151" office:value-type="string">
            <text:p>Step 1: Create some address books, contacts of them</text:p>
          </table:table-cell>
          <table:table-cell table:style-name="ce175" office:value-type="string">
            <text:p>- Create new address books</text:p>
            <text:p><text:s/>[ <text:a xlink:href="#Add_address">Details</text:a>] </text:p>
            <text:p>- Add some contacts in added address book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3" table:number-columns-repeated="3"/>
          <table:table-cell table:style-name="ce231" table:number-columns-repeated="219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45];6;1)&gt;MID([.F44];6;1);&quot;&quot;;MAX([.A$7:.A44])+1)">
            <text:p/>
          </table:table-cell>
          <table:table-cell table:style-name="ce153" office:value-type="string">
            <text:p>FNC_CS_CON_ADDBOOK_03</text:p>
          </table:table-cell>
          <table:table-cell table:style-name="ce162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66" office:value-type="string">
            <text:p>CS\Contact\Address book\Edit</text:p>
          </table:table-cell>
          <table:table-cell table:style-name="ce172" office:value-type="string">
            <text:p>Edit a personal Address book while viewing others contacts list</text:p>
          </table:table-cell>
          <table:table-cell table:style-name="ce151" office:value-type="string">
            <text:p>Step 2: Show contacts list of added address book</text:p>
          </table:table-cell>
          <table:table-cell table:style-name="ce175" office:value-type="string">
            <text:p>Select added address book by clicking on its name</text:p>
          </table:table-cell>
          <table:table-cell table:style-name="ce197" office:value-type="string">
            <text:p>Address book is selected and its contacts are displayed in list</text:p>
          </table:table-cell>
          <table:table-cell table:style-name="ce216" office:value-type="string">
            <text:p>Medium</text:p>
          </table:table-cell>
          <table:table-cell table:style-name="ce223" table:number-columns-repeated="3"/>
          <table:table-cell table:style-name="ce231" table:number-columns-repeated="219"/>
          <table:table-cell table:style-name="ce232" table:number-columns-repeated="3"/>
          <table:table-cell table:number-columns-repeated="22"/>
        </table:table-row>
        <table:table-row table:style-name="ro36">
          <table:table-cell table:style-name="ce146" table:formula="of:=IF(MID([.F46];6;1)&gt;MID([.F45];6;1);&quot;&quot;;MAX([.A$7:.A45])+1)">
            <text:p/>
          </table:table-cell>
          <table:table-cell table:style-name="ce153" office:value-type="string">
            <text:p>FNC_CS_CON_ADDBOOK_03</text:p>
          </table:table-cell>
          <table:table-cell table:style-name="ce162" table:formula="of:=IF(VALUE(MID([.F46];6;FIND(&quot;:&quot;;[.F46];1)-FIND(&quot; &quot;;[.F46];1)-1))&gt;VALUE(MID([.F45];6;FIND(&quot;:&quot;;[.F45];1)-FIND(&quot; &quot;;[.F45];1)-1));[.C45];[.C45]+1)" office:value-type="float" office:value="4">
            <text:p>4.00</text:p>
          </table:table-cell>
          <table:table-cell table:style-name="ce166" office:value-type="string">
            <text:p>CS\Contact\Address book\Edit</text:p>
          </table:table-cell>
          <table:table-cell table:style-name="ce172" office:value-type="string">
            <text:p>Edit a personal Address book while viewing others contacts list</text:p>
          </table:table-cell>
          <table:table-cell table:style-name="ce151" office:value-type="string">
            <text:p>Step 3: Edit other address book information from left pane</text:p>
          </table:table-cell>
          <table:table-cell table:style-name="ce175" office:value-type="string">
            <text:p>- Right click on sele<text:span text:style-name="T11">cting </text:span><text:span text:style-name="T11">address book then select </text:span><text:span text:style-name="T6">Edit</text:span></text:p>
            <text:p><text:span text:style-name="T7">- Change value in form</text:span></text:p>
            <text:p><text:span text:style-name="T7">- Click </text:span><text:span text:style-name="T6">Save</text:span></text:p>
          </table:table-cell>
          <table:table-cell table:style-name="ce197" office:value-type="string">
            <text:p>Changes are saved successfully. Address book is still selected and its contacts are displayed in list</text:p>
          </table:table-cell>
          <table:table-cell table:style-name="ce216" office:value-type="string">
            <text:p>Medium</text:p>
          </table:table-cell>
          <table:table-cell table:style-name="ce223" table:number-columns-repeated="3"/>
          <table:table-cell table:style-name="ce231" table:number-columns-repeated="219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47];6;1)&gt;MID([.F46];6;1);&quot;&quot;;MAX([.A$7:.A46])+1)" office:value-type="float" office:value="18">
            <text:p>18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66" office:value-type="string">
            <text:p>CS\Contact\Address book\Edit</text:p>
          </table:table-cell>
          <table:table-cell table:style-name="ce171" office:value-type="string">
            <text:p>Edit a personal address book while its contacts are being displayed in search result</text:p>
          </table:table-cell>
          <table:table-cell table:style-name="ce151" office:value-type="string">
            <text:p>Step 1: Create address books, contacts</text:p>
          </table:table-cell>
          <table:table-cell table:style-name="ce170" office:value-type="string">
            <text:p>- Create new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  <text:p>- Add some contacts in added address books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48];6;1)&gt;MID([.F47];6;1);&quot;&quot;;MAX([.A$7:.A47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8];6;FIND(&quot;:&quot;;[.F48];1)-FIND(&quot; &quot;;[.F48];1)-1))&gt;VALUE(MID([.F47];6;FIND(&quot;:&quot;;[.F47];1)-FIND(&quot; &quot;;[.F47];1)-1));[.C47];[.C47]+1)" office:value-type="float" office:value="5">
            <text:p>5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personal address book while its contacts are being displayed in search result</text:p>
          </table:table-cell>
          <table:table-cell table:style-name="ce151" office:value-type="string">
            <text:p>Step 2: Search contacts</text:p>
          </table:table-cell>
          <table:table-cell table:style-name="ce170" office:value-type="string">
            <text:p>- Do search contact</text:p>
          </table:table-cell>
          <table:table-cell table:style-name="ce197" office:value-type="string">
            <text:p>- Contacts that match searching keyword are displayed in search result</text:p>
            <text:p>- Address book name of each contact is displayed in Address book column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6">
          <table:table-cell table:style-name="ce146" table:formula="of:=IF(MID([.F49];6;1)&gt;MID([.F48];6;1);&quot;&quot;;MAX([.A$7:.A48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49];6;FIND(&quot;:&quot;;[.F49];1)-FIND(&quot; &quot;;[.F49];1)-1))&gt;VALUE(MID([.F48];6;FIND(&quot;:&quot;;[.F48];1)-FIND(&quot; &quot;;[.F48];1)-1));[.C48];[.C48]+1)" office:value-type="float" office:value="5">
            <text:p>5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personal address book while its contacts are being displayed in search result</text:p>
          </table:table-cell>
          <table:table-cell table:style-name="ce151" office:value-type="string">
            <text:p>Step 3: Edit address book information</text:p>
          </table:table-cell>
          <table:table-cell table:style-name="ce170" office:value-type="string">
            <text:p>- Right click on selecting address book then select <text:span text:style-name="T9">Edit</text:span></text:p>
            <text:p><text:span text:style-name="T10">- Change value in form</text:span></text:p>
            <text:p><text:span text:style-name="T10">- Click </text:span><text:span text:style-name="T9">Save</text:span></text:p>
          </table:table-cell>
          <table:table-cell table:style-name="ce197" office:value-type="string">
            <text:p>- Changes are saved successfully</text:p>
            <text:p>- Address book's name is updated in Address book column of Search result form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50];6;1)&gt;MID([.F49];6;1);&quot;&quot;;MAX([.A$7:.A49])+1)" office:value-type="float" office:value="19">
            <text:p>19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66" office:value-type="string">
            <text:p>CS\Contact\Address book\Edit</text:p>
          </table:table-cell>
          <table:table-cell table:style-name="ce69" office:value-type="string">
            <text:p>Edit a personal address book in case new name is the same with existing address book</text:p>
          </table:table-cell>
          <table:table-cell table:style-name="ce151" office:value-type="string">
            <text:p>Step 1: Add some address books</text:p>
          </table:table-cell>
          <table:table-cell table:style-name="ce170" office:value-type="string">
            <text:p>Add some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</table:table-cell>
          <table:table-cell table:style-name="ce197" office:value-type="string">
            <text:p>They are created successfully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51];6;1)&gt;MID([.F50];6;1);&quot;&quot;;MAX([.A$7:.A50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1];6;FIND(&quot;:&quot;;[.F51];1)-FIND(&quot; &quot;;[.F51];1)-1))&gt;VALUE(MID([.F50];6;FIND(&quot;:&quot;;[.F50];1)-FIND(&quot; &quot;;[.F50];1)-1));[.C50];[.C50]+1)" office:value-type="float" office:value="6">
            <text:p>6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personal address book in case new name is the same with existing address book</text:p>
          </table:table-cell>
          <table:table-cell table:style-name="ce151" office:value-type="string">
            <text:p>Step 2: Edit </text:p>
          </table:table-cell>
          <table:table-cell table:style-name="ce170" office:value-type="string">
            <text:p>- Edit a personal address book with new name is the same name of existed address book</text:p>
          </table:table-cell>
          <table:table-cell table:style-name="ce197" office:value-type="string">
            <text:p>A message is shown to inform it is impossible to create the same name address book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2">
          <table:table-cell table:style-name="ce146" table:formula="of:=IF(MID([.F52];6;1)&gt;MID([.F51];6;1);&quot;&quot;;MAX([.A$7:.A51])+1)" office:value-type="float" office:value="20">
            <text:p>20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66" office:value-type="string">
            <text:p>CS\Contact\Address book\Edit</text:p>
          </table:table-cell>
          <table:table-cell table:style-name="ce171" office:value-type="string">
            <text:p>Edit a Shared address book with edit permission</text:p>
          </table:table-cell>
          <table:table-cell table:style-name="ce151" office:value-type="string">
            <text:p>Step 1: Create address book</text:p>
          </table:table-cell>
          <table:table-cell table:style-name="ce175" office:value-type="string">
            <text:p>- Click <text:span text:style-name="T6">Address book</text:span><text:span text:style-name="T7"> in </text:span><text:span text:style-name="T7">action bar</text:span></text:p>
            <text:p><text:span text:style-name="T7">- Input value to required </text:span><text:span text:style-name="T7">field and </text:span><text:span text:style-name="T6">Save</text:span></text:p>
          </table:table-cell>
          <table:table-cell table:style-name="ce197" office:value-type="string">
            <text:p>A personal address book is created and displayed in personal address book list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7">
          <table:table-cell table:style-name="ce146" table:formula="of:=IF(MID([.F53];6;1)&gt;MID([.F52];6;1);&quot;&quot;;MAX([.A$7:.A52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Shared address book with edit permission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Right click on Create address book in step above and select “Share” in menu</text:p>
            <text:p>- In Share address book form: select a user/group for sharing</text:p>
            <text:p>- Tick “Edit Permission” check box</text:p>
            <text:p>- Click <text:span text:style-name="T6">Save</text:span></text:p>
          </table:table-cell>
          <table:table-cell table:style-name="ce151" office:value-type="string">
            <text:p>- Selected user/group is displayed in shared list of current address book </text:p>
            <text:p>- “Can edit” is “Yes”</text:p>
            <text:p>- Icon for this address book is changed to shared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8">
          <table:table-cell table:style-name="ce146" table:formula="of:=IF(MID([.F54];6;1)&gt;MID([.F53];6;1);&quot;&quot;;MAX([.A$7:.A53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4];6;FIND(&quot;:&quot;;[.F54];1)-FIND(&quot; &quot;;[.F54];1)-1))&gt;VALUE(MID([.F53];6;FIND(&quot;:&quot;;[.F53];1)-FIND(&quot; &quot;;[.F53];1)-1));[.C53];[.C53]+1)" office:value-type="float" office:value="7">
            <text:p>7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Shared address book with edit permission</text:p>
          </table:table-cell>
          <table:table-cell table:style-name="ce151" office:value-type="string">
            <text:p>Step 3: Show form to edit shared address book by shared user</text:p>
          </table:table-cell>
          <table:table-cell table:style-name="ce175" office:value-type="string">
            <text:p>- Login by shared user</text:p>
            <text:p>- Right click on shared address book in share address list and select <text:span text:style-name="T6">Edit</text:span><text:span text:style-name="T7"> in menu</text:span></text:p>
          </table:table-cell>
          <table:table-cell table:style-name="ce197" office:value-type="string">
            <text:p>Edit address book form is shown with current value in form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55];6;1)&gt;MID([.F54];6;1);&quot;&quot;;MAX([.A$7:.A54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5];6;FIND(&quot;:&quot;;[.F55];1)-FIND(&quot; &quot;;[.F55];1)-1))&gt;VALUE(MID([.F54];6;FIND(&quot;:&quot;;[.F54];1)-FIND(&quot; &quot;;[.F54];1)-1));[.C54];[.C54]+1)" office:value-type="float" office:value="7">
            <text:p>7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Shared address book with edit permission</text:p>
          </table:table-cell>
          <table:table-cell table:style-name="ce151" office:value-type="string">
            <text:p>Step 4: Edit shared address book by shared user</text:p>
          </table:table-cell>
          <table:table-cell table:style-name="ce175" office:value-type="string">
            <text:p>- Change value in form </text:p>
            <text:p>- Click <text:span text:style-name="T6">Save</text:span></text:p>
          </table:table-cell>
          <table:table-cell table:style-name="ce197" office:value-type="string">
            <text:p>Shared address book is changed successfully when view by shared user or owner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2">
          <table:table-cell table:style-name="ce146" table:formula="of:=IF(MID([.F56];6;1)&gt;MID([.F55];6;1);&quot;&quot;;MAX([.A$7:.A55])+1)" office:value-type="float" office:value="21">
            <text:p>21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66" office:value-type="string">
            <text:p>CS\Contact\Address book\Edit</text:p>
          </table:table-cell>
          <table:table-cell table:style-name="ce171" office:value-type="string">
            <text:p>Edit a Shared address book without edit permission</text:p>
          </table:table-cell>
          <table:table-cell table:style-name="ce151" office:value-type="string">
            <text:p>Step 1: Create address book</text:p>
          </table:table-cell>
          <table:table-cell table:style-name="ce175" office:value-type="string">
            <text:p>- Click <text:span text:style-name="T6">Address book</text:span><text:span text:style-name="T7"> in </text:span><text:span text:style-name="T7">action bar</text:span></text:p>
            <text:p><text:span text:style-name="T7">- Input value to required </text:span><text:span text:style-name="T7">field and </text:span><text:span text:style-name="T6">Save</text:span></text:p>
          </table:table-cell>
          <table:table-cell table:style-name="ce197" office:value-type="string">
            <text:p>A personal address book is created and displayed in personal address book list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37">
          <table:table-cell table:style-name="ce146" table:formula="of:=IF(MID([.F57];6;1)&gt;MID([.F56];6;1);&quot;&quot;;MAX([.A$7:.A56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7];6;FIND(&quot;:&quot;;[.F57];1)-FIND(&quot; &quot;;[.F57];1)-1))&gt;VALUE(MID([.F56];6;FIND(&quot;:&quot;;[.F56];1)-FIND(&quot; &quot;;[.F56];1)-1));[.C56];[.C56]+1)" office:value-type="float" office:value="8">
            <text:p>8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Shared address book without edit permission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Right click on Create address book in step above and select “Share” in menu</text:p>
            <text:p>- In Share address book form: select a user/group for sharing</text:p>
            <text:p>- Do not tick “Edit Permission” check box</text:p>
            <text:p>- Click <text:span text:style-name="T6">Save</text:span></text:p>
          </table:table-cell>
          <table:table-cell table:style-name="ce151" office:value-type="string">
            <text:p>- Selected user/group is displayed in shared list of current address book </text:p>
            <text:p>- Edit right is “No”</text:p>
            <text:p>- Icon for this address book is changed to shared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58];6;1)&gt;MID([.F57];6;1);&quot;&quot;;MAX([.A$7:.A57])+1)">
            <text:p/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8];6;FIND(&quot;:&quot;;[.F58];1)-FIND(&quot; &quot;;[.F58];1)-1))&gt;VALUE(MID([.F57];6;FIND(&quot;:&quot;;[.F57];1)-FIND(&quot; &quot;;[.F57];1)-1));[.C57];[.C57]+1)" office:value-type="float" office:value="8">
            <text:p>8.00</text:p>
          </table:table-cell>
          <table:table-cell table:style-name="ce166" office:value-type="string">
            <text:p>CS\Contact\Address book\Edit</text:p>
          </table:table-cell>
          <table:table-cell table:style-name="ce175" office:value-type="string">
            <text:p>Edit a Shared address book without edit permission</text:p>
          </table:table-cell>
          <table:table-cell table:style-name="ce151" office:value-type="string">
            <text:p>Step 3: Show form to edit shared address book by shared user</text:p>
          </table:table-cell>
          <table:table-cell table:style-name="ce175" office:value-type="string">
            <text:p>- Login by shared user</text:p>
            <text:p>- Right click on shared address book in share address list </text:p>
            <text:p/>
          </table:table-cell>
          <table:table-cell table:style-name="ce208" office:value-type="string">
            <text:p>Edit<text:span text:style-name="T7"> option in menu is </text:span><text:span text:style-name="T7">disable, shared user </text:span><text:span text:style-name="T7">can not edit this </text:span><text:span text:style-name="T7">address book in this </text:span><text:span text:style-name="T7">case</text:span></text:p>
          </table:table-cell>
          <table:table-cell table:style-name="ce216" office:value-type="string">
            <text:p>High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59];6;1)&gt;MID([.F58];6;1);&quot;&quot;;MAX([.A$7:.A58])+1)" office:value-type="float" office:value="22">
            <text:p>22.00</text:p>
          </table:table-cell>
          <table:table-cell table:style-name="ce152" office:value-type="string">
            <text:p>FNC_CS_CON_ADDBOOK_03</text:p>
          </table:table-cell>
          <table:table-cell table:style-name="ce162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66" office:value-type="string">
            <text:p>CS\Contact\Address book\Edit</text:p>
          </table:table-cell>
          <table:table-cell table:style-name="ce171" office:value-type="string">
            <text:p>Edit a group address book</text:p>
          </table:table-cell>
          <table:table-cell table:style-name="ce151" office:value-type="string">
            <text:p>Step 1: Show form to edit a group address book</text:p>
          </table:table-cell>
          <table:table-cell table:style-name="ce175" office:value-type="string">
            <text:p>- Login by any user</text:p>
            <text:p>- In Group address book list: Right click on an address book</text:p>
          </table:table-cell>
          <table:table-cell table:style-name="ce208" office:value-type="string">
            <text:p>Edit<text:span text:style-name="T7"> function in menu is </text:span><text:span text:style-name="T7">disable and user can </text:span><text:span text:style-name="T7">not edit group address </text:span><text:span text:style-name="T7">book.</text:span></text:p>
          </table:table-cell>
          <table:table-cell table:style-name="ce216" office:value-type="string">
            <text:p>Medium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60];6;1)&gt;MID([.F59];6;1);&quot;&quot;;MAX([.A$7:.A59])+1)" office:value-type="float" office:value="23">
            <text:p>23.00</text:p>
          </table:table-cell>
          <table:table-cell table:style-name="ce151" office:value-type="string">
            <text:p>FNC_CS_CON_ADDBOOK_04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s of a personal address book into another personal address book</text:p>
          </table:table-cell>
          <table:table-cell table:style-name="ce151" office:value-type="string">
            <text:p>Step 1: Create address books, contacts</text:p>
          </table:table-cell>
          <table:table-cell table:style-name="ce175" office:value-type="string">
            <text:p>- Create some address books and add some contacts into them</text:p>
          </table:table-cell>
          <table:table-cell table:style-name="ce197" office:value-type="string">
            <text:p>New address books and contacts are added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61];6;1)&gt;MID([.F60];6;1);&quot;&quot;;MAX([.A$7:.A60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s of a personal address book into another personal address book</text:p>
          </table:table-cell>
          <table:table-cell table:style-name="ce151" office:value-type="string">
            <text:p>Step 2: Copy/ paste contacts of an address book</text:p>
          </table:table-cell>
          <table:table-cell table:style-name="ce151" office:value-type="string">
            <text:p>- Right click on one address book which contains contacts and select Copy</text:p>
            <text:p>- Right click on another address book and select Paste</text:p>
          </table:table-cell>
          <table:table-cell table:style-name="ce151" office:value-type="string">
            <text:p>All contacts of the first address book are made a Copy in the second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62];6;1)&gt;MID([.F61];6;1);&quot;&quot;;MAX([.A$7:.A61])+1)" office:value-type="float" office:value="24">
            <text:p>24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s of a personal address book to a shared address book without edit permission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9">
          <table:table-cell table:style-name="ce146" table:formula="of:=IF(MID([.F63];6;1)&gt;MID([.F62];6;1);&quot;&quot;;MAX([.A$7:.A62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s of a personal address book to a shared address book without edit permission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/text:p>
            <text:p><text:span text:style-name="T7">- Select user/group for </text:span><text:span text:style-name="T7">sharing</text:span></text:p>
            <text:p><text:span text:style-name="T7">- Do not check “Edit </text:span><text:span text:style-name="T7">Permission”</text:span></text:p>
            <text:p><text:span text:style-name="T7">- Click </text:span><text:span text:style-name="T6">Save</text:span></text:p>
          </table:table-cell>
          <table:table-cell table:style-name="ce151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64];6;1)&gt;MID([.F63];6;1);&quot;&quot;;MAX([.A$7:.A63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s of a personal address book to a shared address book without edit permission</text:p>
          </table:table-cell>
          <table:table-cell table:style-name="ce151" office:value-type="string">
            <text:p>Step 3: Copy-paste contacts to shared address book</text:p>
          </table:table-cell>
          <table:table-cell table:style-name="ce151" office:value-type="string">
            <text:p>- Login by shared user</text:p>
            <text:p>- Right click on a personal address book and select <text:span text:style-name="T4">Copy</text:span></text:p>
            <text:p>- Right click on shared address book (at step 2)</text:p>
            <text:p/>
          </table:table-cell>
          <table:table-cell table:style-name="ce208" office:value-type="string">
            <text:p>Paste<text:span text:style-name="T7"> option in menu is </text:span><text:span text:style-name="T7">disable. User can't </text:span><text:span text:style-name="T7">paste contacts into </text:span><text:span text:style-name="T7">shared address book </text:span><text:span text:style-name="T7">without edit permission</text:span>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65];6;1)&gt;MID([.F64];6;1);&quot;&quot;;MAX([.A$7:.A64])+1)" office:value-type="float" office:value="25">
            <text:p>25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s of a personal address book to a shared address book with edit permission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1">
          <table:table-cell table:style-name="ce146" table:formula="of:=IF(MID([.F66];6;1)&gt;MID([.F65];6;1);&quot;&quot;;MAX([.A$7:.A65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s of a personal address book to a shared address book with edit permission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/text:p>
            <text:p><text:span text:style-name="T7">- Select user/group for </text:span><text:span text:style-name="T7">sharing</text:span></text:p>
            <text:p><text:span text:style-name="T7">- Check “Edit </text:span><text:span text:style-name="T7">Permission”</text:span></text:p>
            <text:p><text:span text:style-name="T7">- Click </text:span><text:span text:style-name="T6">Save</text:span></text:p>
          </table:table-cell>
          <table:table-cell table:style-name="ce15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67];6;1)&gt;MID([.F66];6;1);&quot;&quot;;MAX([.A$7:.A66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s of a personal address book to a shared address book with edit permission</text:p>
          </table:table-cell>
          <table:table-cell table:style-name="ce151" office:value-type="string">
            <text:p>Step 3: Copy-paste contacts to shared address book</text:p>
          </table:table-cell>
          <table:table-cell table:style-name="ce151" office:value-type="string">
            <text:p>- Login by shared user</text:p>
            <text:p>- Right click on a personal address book and select <text:span text:style-name="T4">Copy</text:span></text:p>
            <text:p>- Right click on shared address book and select <text:span text:style-name="T4">Paste</text:span></text:p>
          </table:table-cell>
          <table:table-cell table:style-name="ce151" office:value-type="string">
            <text:p>All contacts of personal address book are made a Copy in shared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68];6;1)&gt;MID([.F67];6;1);&quot;&quot;;MAX([.A$7:.A67])+1)" office:value-type="float" office:value="26">
            <text:p>26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8];6;FIND(&quot;:&quot;;[.F68];1)-FIND(&quot; &quot;;[.F68];1)-1))&gt;VALUE(MID([.F67];6;FIND(&quot;:&quot;;[.F67];1)-FIND(&quot; &quot;;[.F67];1)-1));[.C67];[.C67]+1)" office:value-type="float" office:value="4">
            <text:p>4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shared address book without edit permission to personal address book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9">
          <table:table-cell table:style-name="ce146" table:formula="of:=IF(MID([.F69];6;1)&gt;MID([.F68];6;1);&quot;&quot;;MAX([.A$7:.A68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personal address book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/text:p>
            <text:p><text:span text:style-name="T7">- Select user/group for </text:span><text:span text:style-name="T7">sharing</text:span></text:p>
            <text:p><text:span text:style-name="T7">- Do not check “Edit </text:span><text:span text:style-name="T7">Permission”</text:span></text:p>
            <text:p><text:span text:style-name="T7">- Click </text:span><text:span text:style-name="T6">Save</text:span></text:p>
          </table:table-cell>
          <table:table-cell table:style-name="ce151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70];6;1)&gt;MID([.F69];6;1);&quot;&quot;;MAX([.A$7:.A69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personal address book</text:p>
          </table:table-cell>
          <table:table-cell table:style-name="ce151" office:value-type="string">
            <text:p>Step 3: Copy/paste contacts from shared address book</text:p>
          </table:table-cell>
          <table:table-cell table:style-name="ce151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151" office:value-type="string">
            <text:p>All contacts of shared address book are made a Copy in personal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71];6;1)&gt;MID([.F70];6;1);&quot;&quot;;MAX([.A$7:.A70])+1)" office:value-type="float" office:value="27">
            <text:p>27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1];6;FIND(&quot;:&quot;;[.F71];1)-FIND(&quot; &quot;;[.F71];1)-1))&gt;VALUE(MID([.F70];6;FIND(&quot;:&quot;;[.F70];1)-FIND(&quot; &quot;;[.F70];1)-1));[.C70];[.C70]+1)" office:value-type="float" office:value="5">
            <text:p>5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shared address book with edit permission to personal address book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1">
          <table:table-cell table:style-name="ce146" table:formula="of:=IF(MID([.F72];6;1)&gt;MID([.F71];6;1);&quot;&quot;;MAX([.A$7:.A71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personal address book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/text:p>
            <text:p><text:span text:style-name="T7">- Select user/group for </text:span><text:span text:style-name="T7">sharing</text:span></text:p>
            <text:p><text:span text:style-name="T7">- Check “Edit </text:span><text:span text:style-name="T7">Permission”</text:span></text:p>
            <text:p><text:span text:style-name="T7">- Click </text:span><text:span text:style-name="T6">Save</text:span></text:p>
          </table:table-cell>
          <table:table-cell table:style-name="ce15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73];6;1)&gt;MID([.F72];6;1);&quot;&quot;;MAX([.A$7:.A72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personal address book</text:p>
          </table:table-cell>
          <table:table-cell table:style-name="ce151" office:value-type="string">
            <text:p>Step 3: Copy/paste contacts from shared address book</text:p>
          </table:table-cell>
          <table:table-cell table:style-name="ce151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151" office:value-type="string">
            <text:p>All contacts of shared address book are made a Copy in personal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74];6;1)&gt;MID([.F73];6;1);&quot;&quot;;MAX([.A$7:.A73])+1)" office:value-type="float" office:value="28">
            <text:p>28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shared address book with edit permission to shared address book with edit permission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some personal address books <text:s/>[ <text:a xlink:href="#Add_address">Details</text:a>] <text:s/>and some contacts 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1">
          <table:table-cell table:style-name="ce146" table:formula="of:=IF(MID([.F75];6;1)&gt;MID([.F74];6;1);&quot;&quot;;MAX([.A$7:.A74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shared address book with edit permission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/text:p>
            <text:p><text:span text:style-name="T7">- Select user/group for </text:span><text:span text:style-name="T7">sharing</text:span></text:p>
            <text:p><text:span text:style-name="T7">- Check “Edit </text:span><text:span text:style-name="T7">Permission”</text:span></text:p>
            <text:p><text:span text:style-name="T7">- Click </text:span><text:span text:style-name="T6">Save</text:span></text:p>
          </table:table-cell>
          <table:table-cell table:style-name="ce151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76];6;1)&gt;MID([.F75];6;1);&quot;&quot;;MAX([.A$7:.A75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shared address book with edit permission</text:p>
          </table:table-cell>
          <table:table-cell table:style-name="ce151" office:value-type="string">
            <text:p>Step 3: Copy/paste contacts from shared address book</text:p>
          </table:table-cell>
          <table:table-cell table:style-name="ce151" office:value-type="string">
            <text:p>- Login by shared user</text:p>
            <text:p>- Right click on shared address book and select <text:span text:style-name="T4">Copy</text:span></text:p>
            <text:p>- Right click on other shared address book and select <text:span text:style-name="T4">Paste</text:span></text:p>
          </table:table-cell>
          <table:table-cell table:style-name="ce151" office:value-type="string">
            <text:p>All contacts of shared address book are made a Copy in new shared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77];6;1)&gt;MID([.F76];6;1);&quot;&quot;;MAX([.A$7:.A76])+1)" office:value-type="float" office:value="29">
            <text:p>29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7];6;FIND(&quot;:&quot;;[.F77];1)-FIND(&quot; &quot;;[.F77];1)-1))&gt;VALUE(MID([.F76];6;FIND(&quot;:&quot;;[.F76];1)-FIND(&quot; &quot;;[.F76];1)-1));[.C76];[.C76]+1)" office:value-type="float" office:value="7">
            <text:p>7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shared address book with edit permission to shared address book without edit permission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2">
          <table:table-cell table:style-name="ce146" table:formula="of:=IF(MID([.F78];6;1)&gt;MID([.F77];6;1);&quot;&quot;;MAX([.A$7:.A77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8];6;FIND(&quot;:&quot;;[.F78];1)-FIND(&quot; &quot;;[.F78];1)-1))&gt;VALUE(MID([.F77];6;FIND(&quot;:&quot;;[.F77];1)-FIND(&quot; &quot;;[.F77];1)-1));[.C77];[.C77]+1)" office:value-type="float" office:value="7">
            <text:p>7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shared address book without edit permission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/text:p>
            <text:p><text:span text:style-name="T7">- Select user/group for </text:span><text:span text:style-name="T7">sharing</text:span></text:p>
            <text:p><text:span text:style-name="T7">- Share one with “Edit </text:span><text:span text:style-name="T7">Permission” and other </text:span><text:span text:style-name="T7">without “Edit </text:span><text:span text:style-name="T7">Permission”</text:span></text:p>
            <text:p><text:span text:style-name="T7">- Click </text:span><text:span text:style-name="T6">Save</text:span></text:p>
          </table:table-cell>
          <table:table-cell table:style-name="ce151" office:value-type="string">
            <text:p>- Selected user is added in shared table of that address book with Edit right is “Yes”, and other is “No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79];6;1)&gt;MID([.F78];6;1);&quot;&quot;;MAX([.A$7:.A78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 edit permission to shared address book without edit permission</text:p>
          </table:table-cell>
          <table:table-cell table:style-name="ce151" office:value-type="string">
            <text:p>Step 3: Copy/paste contacts from shared address book</text:p>
          </table:table-cell>
          <table:table-cell table:style-name="ce151" office:value-type="string">
            <text:p>- Login by shared user</text:p>
            <text:p>- Right click on shared address book with edit permission and select <text:span text:style-name="T4">Copy</text:span></text:p>
            <text:p>- Right click on a shared address book (without edit right)</text:p>
          </table:table-cell>
          <table:table-cell table:style-name="ce59" office:value-type="string">
            <text:p>Paste<text:span text:style-name="T7"> option in menu is </text:span><text:span text:style-name="T7">disable, user can't </text:span><text:span text:style-name="T7">paste contacts into </text:span><text:span text:style-name="T7">group address book</text:span>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80];6;1)&gt;MID([.F79];6;1);&quot;&quot;;MAX([.A$7:.A79])+1)" office:value-type="float" office:value="30">
            <text:p>30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0];6;FIND(&quot;:&quot;;[.F80];1)-FIND(&quot; &quot;;[.F80];1)-1))&gt;VALUE(MID([.F79];6;FIND(&quot;:&quot;;[.F79];1)-FIND(&quot; &quot;;[.F79];1)-1));[.C79];[.C79]+1)" office:value-type="float" office:value="8">
            <text:p>8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shared address book without edit permission to shared address book with edit permission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81];6;1)&gt;MID([.F80];6;1);&quot;&quot;;MAX([.A$7:.A80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1];6;FIND(&quot;:&quot;;[.F81];1)-FIND(&quot; &quot;;[.F81];1)-1))&gt;VALUE(MID([.F80];6;FIND(&quot;:&quot;;[.F80];1)-FIND(&quot; &quot;;[.F80];1)-1));[.C80];[.C80]+1)" office:value-type="float" office:value="8">
            <text:p>8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shared address book with edit permission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151" office:value-type="string">
            <text:p>- Selected user is added in shared table of that address book with Edit right is “Yes”, and another is “No”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82];6;1)&gt;MID([.F81];6;1);&quot;&quot;;MAX([.A$7:.A81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shared address book with edit permission</text:p>
          </table:table-cell>
          <table:table-cell table:style-name="ce151" office:value-type="string">
            <text:p>Step 3: Copy/paste contacts</text:p>
          </table:table-cell>
          <table:table-cell table:style-name="ce151" office:value-type="string">
            <text:p>- Login by shared user</text:p>
            <text:p>- Right click on shared address book (without edit right) and select <text:span text:style-name="T4">Copy</text:span></text:p>
            <text:p>- Right click on shared address book (with edit right) and select <text:span text:style-name="T4">Paste</text:span></text:p>
          </table:table-cell>
          <table:table-cell table:style-name="ce151" office:value-type="string">
            <text:p>All contacts of shared address book are made a Copy in personal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83];6;1)&gt;MID([.F82];6;1);&quot;&quot;;MAX([.A$7:.A82])+1)" office:value-type="float" office:value="31">
            <text:p>31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shared address book without edit permission to shared address book without edit permission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84];6;1)&gt;MID([.F83];6;1);&quot;&quot;;MAX([.A$7:.A83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4];6;FIND(&quot;:&quot;;[.F84];1)-FIND(&quot; &quot;;[.F84];1)-1))&gt;VALUE(MID([.F83];6;FIND(&quot;:&quot;;[.F83];1)-FIND(&quot; &quot;;[.F83];1)-1));[.C83];[.C83]+1)" office:value-type="float" office:value="9">
            <text:p>9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shared address book without edit permission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151" office:value-type="string">
            <text:p>Share address book successfully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0">
          <table:table-cell table:style-name="ce146" table:formula="of:=IF(MID([.F85];6;1)&gt;MID([.F84];6;1);&quot;&quot;;MAX([.A$7:.A84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shared address book without edit permission to shared address book without edit permission</text:p>
          </table:table-cell>
          <table:table-cell table:style-name="ce151" office:value-type="string">
            <text:p>Step 3: Copy/paste contacts from shared address book</text:p>
          </table:table-cell>
          <table:table-cell table:style-name="ce151" office:value-type="string">
            <text:p>- Login by shared user</text:p>
            <text:p>- Right click on shared address book with edit permission and select Copy</text:p>
            <text:p>- Right click on a shared address book without edit permission and select Paste</text:p>
          </table:table-cell>
          <table:table-cell table:style-name="ce59" office:value-type="string">
            <text:p>Paste<text:span text:style-name="T7"> option in menu is </text:span><text:span text:style-name="T7">disable, user can't </text:span><text:span text:style-name="T7">paste contacts into </text:span><text:span text:style-name="T7">group address book</text:span>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86];6;1)&gt;MID([.F85];6;1);&quot;&quot;;MAX([.A$7:.A85])+1)" office:value-type="float" office:value="32">
            <text:p>32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6];6;FIND(&quot;:&quot;;[.F86];1)-FIND(&quot; &quot;;[.F86];1)-1))&gt;VALUE(MID([.F85];6;FIND(&quot;:&quot;;[.F85];1)-FIND(&quot; &quot;;[.F85];1)-1));[.C85];[.C85]+1)" office:value-type="float" office:value="10">
            <text:p>10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s of a personal address book to a group address book 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16">
          <table:table-cell table:style-name="ce146" table:formula="of:=IF(MID([.F87];6;1)&gt;MID([.F86];6;1);&quot;&quot;;MAX([.A$7:.A86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7];6;FIND(&quot;:&quot;;[.F87];1)-FIND(&quot; &quot;;[.F87];1)-1))&gt;VALUE(MID([.F86];6;FIND(&quot;:&quot;;[.F86];1)-FIND(&quot; &quot;;[.F86];1)-1));[.C86];[.C86]+1)" office:value-type="float" office:value="10">
            <text:p>10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s of a personal address book to a group address book </text:p>
          </table:table-cell>
          <table:table-cell table:style-name="ce151" office:value-type="string">
            <text:p>Step 2: Copy-paste contact to group address book</text:p>
          </table:table-cell>
          <table:table-cell table:style-name="ce151" office:value-type="string">
            <text:p>- Right click on personal address book and select <text:span text:style-name="T4">Copy</text:span></text:p>
            <text:p>- Right click on group address book</text:p>
          </table:table-cell>
          <table:table-cell table:style-name="ce59" office:value-type="string">
            <text:p>Paste<text:span text:style-name="T7"> option in menu is </text:span><text:span text:style-name="T7">disable, user can't </text:span><text:span text:style-name="T7">paste contacts into </text:span><text:span text:style-name="T7">group address book</text:span>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88];6;1)&gt;MID([.F87];6;1);&quot;&quot;;MAX([.A$7:.A87])+1)" office:value-type="float" office:value="33">
            <text:p>33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8];6;FIND(&quot;:&quot;;[.F88];1)-FIND(&quot; &quot;;[.F88];1)-1))&gt;VALUE(MID([.F87];6;FIND(&quot;:&quot;;[.F87];1)-FIND(&quot; &quot;;[.F87];1)-1));[.C87];[.C87]+1)" office:value-type="float" office:value="11">
            <text:p>11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 of a shared address book to a group address book </text:p>
          </table:table-cell>
          <table:table-cell table:style-name="ce151" office:value-type="string">
            <text:p>Step 1: Create personal address book and its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43">
          <table:table-cell table:style-name="ce146" table:formula="of:=IF(MID([.F89];6;1)&gt;MID([.F88];6;1);&quot;&quot;;MAX([.A$7:.A88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89];6;FIND(&quot;:&quot;;[.F89];1)-FIND(&quot; &quot;;[.F89];1)-1))&gt;VALUE(MID([.F88];6;FIND(&quot;:&quot;;[.F88];1)-FIND(&quot; &quot;;[.F88];1)-1));[.C88];[.C88]+1)" office:value-type="float" office:value="11">
            <text:p>11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 of a shared address book to a group address book 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- Right click on created address book and select <text:span text:style-name="T6">Share</text:span><text:span text:style-name="T7"> in menu</text:span></text:p>
            <text:p><text:span text:style-name="T7">- In Share address book </text:span><text:span text:style-name="T7">form: select user/group </text:span><text:span text:style-name="T7">in list and </text:span><text:span text:style-name="T6">Save</text:span></text:p>
          </table:table-cell>
          <table:table-cell table:style-name="ce151" office:value-type="string">
            <text:p>- Selected user is added in shared table of that address book </text:p>
            <text:p>- Icon for that address book is changed with share status 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90];6;1)&gt;MID([.F89];6;1);&quot;&quot;;MAX([.A$7:.A89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0];6;FIND(&quot;:&quot;;[.F90];1)-FIND(&quot; &quot;;[.F90];1)-1))&gt;VALUE(MID([.F89];6;FIND(&quot;:&quot;;[.F89];1)-FIND(&quot; &quot;;[.F89];1)-1));[.C89];[.C89]+1)" office:value-type="float" office:value="11">
            <text:p>11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 of a shared address book to a group address book </text:p>
          </table:table-cell>
          <table:table-cell table:style-name="ce151" office:value-type="string">
            <text:p>Step 3: Copy/paste contacts from shared address book</text:p>
          </table:table-cell>
          <table:table-cell table:style-name="ce151" office:value-type="string">
            <text:p>- Login by shared user</text:p>
            <text:p>- <text:s/>Right click on shared address book and select<text:span text:style-name="T4"> </text:span><text:span text:style-name="T4">Copy</text:span></text:p>
            <text:p>- Right click on group address book</text:p>
          </table:table-cell>
          <table:table-cell table:style-name="ce59" office:value-type="string">
            <text:p>Paste<text:span text:style-name="T7"> option in menu is </text:span><text:span text:style-name="T7">disable, user can't </text:span><text:span text:style-name="T7">paste contacts into </text:span><text:span text:style-name="T7">group address book</text:span></text:p>
          </table:table-cell>
          <table:table-cell table:style-name="ce215" office:value-type="string">
            <text:p>Medium</text:p>
          </table:table-cell>
          <table:table-cell table:style-name="ce157" table:number-columns-repeated="225"/>
          <table:table-cell table:number-columns-repeated="22"/>
        </table:table-row>
        <table:table-row table:style-name="ro33">
          <table:table-cell table:style-name="ce146" table:formula="of:=IF(MID([.F91];6;1)&gt;MID([.F90];6;1);&quot;&quot;;MAX([.A$7:.A90])+1)" office:value-type="float" office:value="34">
            <text:p>34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1];6;FIND(&quot;:&quot;;[.F91];1)-FIND(&quot; &quot;;[.F91];1)-1))&gt;VALUE(MID([.F90];6;FIND(&quot;:&quot;;[.F90];1)-FIND(&quot; &quot;;[.F90];1)-1));[.C90];[.C90]+1)" office:value-type="float" office:value="12">
            <text:p>12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 of a personal address book when viewing its contacts</text:p>
          </table:table-cell>
          <table:table-cell table:style-name="ce151" office:value-type="string">
            <text:p>Step 1: Create some personal address books,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224" table:number-columns-repeated="222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92];6;1)&gt;MID([.F91];6;1);&quot;&quot;;MAX([.A$7:.A91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2];6;FIND(&quot;:&quot;;[.F92];1)-FIND(&quot; &quot;;[.F92];1)-1))&gt;VALUE(MID([.F91];6;FIND(&quot;:&quot;;[.F91];1)-FIND(&quot; &quot;;[.F91];1)-1));[.C91];[.C91]+1)" office:value-type="float" office:value="12">
            <text:p>12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 of a personal address book when viewing its contacts</text:p>
          </table:table-cell>
          <table:table-cell table:style-name="ce193" office:value-type="string">
            <text:p>Step 2: View contacts list of an address book</text:p>
          </table:table-cell>
          <table:table-cell table:style-name="ce151" office:value-type="string">
            <text:p>- Open added address book by click on its name</text:p>
          </table:table-cell>
          <table:table-cell table:style-name="ce151" office:value-type="string">
            <text:p>Its contacts are displayed in list</text:p>
          </table:table-cell>
          <table:table-cell table:style-name="ce215" office:value-type="string">
            <text:p>Medium</text:p>
          </table:table-cell>
          <table:table-cell table:style-name="ce224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93];6;1)&gt;MID([.F92];6;1);&quot;&quot;;MAX([.A$7:.A92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3];6;FIND(&quot;:&quot;;[.F93];1)-FIND(&quot; &quot;;[.F93];1)-1))&gt;VALUE(MID([.F92];6;FIND(&quot;:&quot;;[.F92];1)-FIND(&quot; &quot;;[.F92];1)-1));[.C92];[.C92]+1)" office:value-type="float" office:value="12">
            <text:p>12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 of a personal address book when viewing its contacts</text:p>
          </table:table-cell>
          <table:table-cell table:style-name="ce193" office:value-type="string">
            <text:p>Step 3: Copy/paste contact</text:p>
          </table:table-cell>
          <table:table-cell table:style-name="ce151" office:value-type="string">
            <text:p>- Right click on selected address book and choose <text:span text:style-name="T4">Copy</text:span></text:p>
            <text:p>- Right click on other address book then select <text:span text:style-name="T4">Paste</text:span></text:p>
          </table:table-cell>
          <table:table-cell table:style-name="ce151" office:value-type="string">
            <text:p>Paste successfully. All checked contacts is copied to selected address book</text:p>
          </table:table-cell>
          <table:table-cell table:style-name="ce215" office:value-type="string">
            <text:p>Medium</text:p>
          </table:table-cell>
          <table:table-cell table:style-name="ce224" table:number-columns-repeated="222"/>
          <table:table-cell table:style-name="ce232" table:number-columns-repeated="3"/>
          <table:table-cell table:number-columns-repeated="22"/>
        </table:table-row>
        <table:table-row table:style-name="ro33">
          <table:table-cell table:style-name="ce146" table:formula="of:=IF(MID([.F94];6;1)&gt;MID([.F93];6;1);&quot;&quot;;MAX([.A$7:.A93])+1)" office:value-type="float" office:value="35">
            <text:p>35.00</text:p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4];6;FIND(&quot;:&quot;;[.F94];1)-FIND(&quot; &quot;;[.F94];1)-1))&gt;VALUE(MID([.F93];6;FIND(&quot;:&quot;;[.F93];1)-FIND(&quot; &quot;;[.F93];1)-1));[.C93];[.C93]+1)" office:value-type="float" office:value="13">
            <text:p>13.00</text:p>
          </table:table-cell>
          <table:table-cell table:style-name="ce166" office:value-type="string">
            <text:p>CS\Contact\Address book\Copy</text:p>
          </table:table-cell>
          <table:table-cell table:style-name="ce59" office:value-type="string">
            <text:p>Copy paste contact of a personal address book when viewing contacts of destination address book</text:p>
          </table:table-cell>
          <table:table-cell table:style-name="ce151" office:value-type="string">
            <text:p>Step 1: Create personal address book,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1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95];6;1)&gt;MID([.F94];6;1);&quot;&quot;;MAX([.A$7:.A94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5];6;FIND(&quot;:&quot;;[.F95];1)-FIND(&quot; &quot;;[.F95];1)-1))&gt;VALUE(MID([.F94];6;FIND(&quot;:&quot;;[.F94];1)-FIND(&quot; &quot;;[.F94];1)-1));[.C94];[.C94]+1)" office:value-type="float" office:value="13">
            <text:p>13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 of a personal address book when viewing contacts of destination address book</text:p>
          </table:table-cell>
          <table:table-cell table:style-name="ce193" office:value-type="string">
            <text:p>Step 2: View contacts list of an address book</text:p>
          </table:table-cell>
          <table:table-cell table:style-name="ce151" office:value-type="string">
            <text:p>- Select 1added personal address book</text:p>
          </table:table-cell>
          <table:table-cell table:style-name="ce151" office:value-type="string">
            <text:p>Its contacts are displayed in list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96];6;1)&gt;MID([.F95];6;1);&quot;&quot;;MAX([.A$7:.A95])+1)">
            <text:p/>
          </table:table-cell>
          <table:table-cell table:style-name="ce151" office:value-type="string">
            <text:p>FNC_CS_CON_ADDBOOK_04</text:p>
          </table:table-cell>
          <table:table-cell table:style-name="ce162" table:formula="of:=IF(VALUE(MID([.F96];6;FIND(&quot;:&quot;;[.F96];1)-FIND(&quot; &quot;;[.F96];1)-1))&gt;VALUE(MID([.F95];6;FIND(&quot;:&quot;;[.F95];1)-FIND(&quot; &quot;;[.F95];1)-1));[.C95];[.C95]+1)" office:value-type="float" office:value="13">
            <text:p>13.00</text:p>
          </table:table-cell>
          <table:table-cell table:style-name="ce166" office:value-type="string">
            <text:p>CS\Contact\Address book\Copy</text:p>
          </table:table-cell>
          <table:table-cell table:style-name="ce177" office:value-type="string">
            <text:p>Copy paste contact of a personal address book when viewing contacts of destination address book</text:p>
          </table:table-cell>
          <table:table-cell table:style-name="ce193" office:value-type="string">
            <text:p>Step 3: Copy/paste contact from another address book to selecting address book</text:p>
          </table:table-cell>
          <table:table-cell table:style-name="ce151" office:value-type="string">
            <text:p>- Right click on another address book then select <text:span text:style-name="T4">Copy</text:span></text:p>
            <text:p>- Right click on selecting address book (at step 2) then select<text:span text:style-name="T4"> Paste</text:span></text:p>
          </table:table-cell>
          <table:table-cell table:style-name="ce151" office:value-type="string">
            <text:p>Paste successfully</text:p>
            <text:p>Contacts list of selecting address book is updated with new contacts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97];6;1)&gt;MID([.F96];6;1);&quot;&quot;;MAX([.A$7:.A96])+1)" office:value-type="float" office:value="36">
            <text:p>36.00</text:p>
          </table:table-cell>
          <table:table-cell table:style-name="ce154" office:value-type="string">
            <text:p>FNC_CS_CON_ADDBOOK_04</text:p>
          </table:table-cell>
          <table:table-cell table:style-name="ce162" table:formula="of:=IF(VALUE(MID([.F97];6;FIND(&quot;:&quot;;[.F97];1)-FIND(&quot; &quot;;[.F97];1)-1))&gt;VALUE(MID([.F96];6;FIND(&quot;:&quot;;[.F96];1)-FIND(&quot; &quot;;[.F96];1)-1));[.C96];[.C96]+1)" office:value-type="float" office:value="14">
            <text:p>14.00</text:p>
          </table:table-cell>
          <table:table-cell table:style-name="ce166" office:value-type="string">
            <text:p>CS\Contact\Address book\Copy</text:p>
          </table:table-cell>
          <table:table-cell table:style-name="ce178" office:value-type="string">
            <text:p>Copy paste contact of a personal address book after deleted this address book</text:p>
          </table:table-cell>
          <table:table-cell table:style-name="ce154" office:value-type="string">
            <text:p>Step 1: Create personal address book, contacts</text:p>
          </table:table-cell>
          <table:table-cell table:style-name="ce151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54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6">
          <table:table-cell table:style-name="ce146" table:formula="of:=IF(MID([.F98];6;1)&gt;MID([.F97];6;1);&quot;&quot;;MAX([.A$7:.A97])+1)">
            <text:p/>
          </table:table-cell>
          <table:table-cell table:style-name="ce154" office:value-type="string">
            <text:p>FNC_CS_CON_ADDBOOK_04</text:p>
          </table:table-cell>
          <table:table-cell table:style-name="ce162" table:formula="of:=IF(VALUE(MID([.F98];6;FIND(&quot;:&quot;;[.F98];1)-FIND(&quot; &quot;;[.F98];1)-1))&gt;VALUE(MID([.F97];6;FIND(&quot;:&quot;;[.F97];1)-FIND(&quot; &quot;;[.F97];1)-1));[.C97];[.C97]+1)" office:value-type="float" office:value="14">
            <text:p>14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a personal address book after deleted this address book</text:p>
          </table:table-cell>
          <table:table-cell table:style-name="ce194" office:value-type="string">
            <text:p>Step 2: Copy contacts from list of an address book</text:p>
          </table:table-cell>
          <table:table-cell table:style-name="ce154" office:value-type="string">
            <text:p>- Select an added personal address book</text:p>
            <text:p>- Right click on added address book and select <text:span text:style-name="T4">Copy</text:span></text:p>
          </table:table-cell>
          <table:table-cell table:style-name="ce154" office:value-type="string">
            <text:p>Show contacts list of address book. When click Copy, Paste is available.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7">
          <table:table-cell table:style-name="ce146" table:formula="of:=IF(MID([.F99];6;1)&gt;MID([.F98];6;1);&quot;&quot;;MAX([.A$7:.A98])+1)">
            <text:p/>
          </table:table-cell>
          <table:table-cell table:style-name="ce154" office:value-type="string">
            <text:p>FNC_CS_CON_ADDBOOK_04</text:p>
          </table:table-cell>
          <table:table-cell table:style-name="ce162" table:formula="of:=IF(VALUE(MID([.F99];6;FIND(&quot;:&quot;;[.F99];1)-FIND(&quot; &quot;;[.F99];1)-1))&gt;VALUE(MID([.F98];6;FIND(&quot;:&quot;;[.F98];1)-FIND(&quot; &quot;;[.F98];1)-1));[.C98];[.C98]+1)" office:value-type="float" office:value="14">
            <text:p>14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a personal address book after deleted this address book</text:p>
          </table:table-cell>
          <table:table-cell table:style-name="ce194" office:value-type="string">
            <text:p>Step 3: Delete address book</text:p>
          </table:table-cell>
          <table:table-cell table:style-name="ce154" office:value-type="string">
            <text:p>- Right click on address book and select <text:span text:style-name="T4">Delete</text:span></text:p>
          </table:table-cell>
          <table:table-cell table:style-name="ce154" office:value-type="string">
            <text:p>Added address book is deleted, all contacts of it are deleted, too.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7">
          <table:table-cell table:style-name="ce146" table:formula="of:=IF(MID([.F100];6;1)&gt;MID([.F99];6;1);&quot;&quot;;MAX([.A$7:.A99])+1)">
            <text:p/>
          </table:table-cell>
          <table:table-cell table:style-name="ce154" office:value-type="string">
            <text:p>FNC_CS_CON_ADDBOOK_04</text:p>
          </table:table-cell>
          <table:table-cell table:style-name="ce162" table:formula="of:=IF(VALUE(MID([.F100];6;FIND(&quot;:&quot;;[.F100];1)-FIND(&quot; &quot;;[.F100];1)-1))&gt;VALUE(MID([.F99];6;FIND(&quot;:&quot;;[.F99];1)-FIND(&quot; &quot;;[.F99];1)-1));[.C99];[.C99]+1)" office:value-type="float" office:value="14">
            <text:p>14.00</text:p>
          </table:table-cell>
          <table:table-cell table:style-name="ce166" office:value-type="string">
            <text:p>CS\Contact\Address book\Copy</text:p>
          </table:table-cell>
          <table:table-cell table:style-name="ce179" office:value-type="string">
            <text:p>Copy paste contact of a personal address book after deleted this address book</text:p>
          </table:table-cell>
          <table:table-cell table:style-name="ce194" office:value-type="string">
            <text:p>Step 4: Paste contacts to other address book</text:p>
          </table:table-cell>
          <table:table-cell table:style-name="ce154" office:value-type="string">
            <text:p>- Right click on another address book</text:p>
          </table:table-cell>
          <table:table-cell table:style-name="ce154" office:value-type="string">
            <text:p>Paste is disable. Can not copy-paste contacts when address book that contains contacts was deleted. </text:p>
          </table:table-cell>
          <table:table-cell table:style-name="ce215" office:value-type="string">
            <text:p>Medium</text:p>
          </table:table-cell>
          <table:table-cell table:style-name="ce225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22">
          <table:table-cell table:style-name="ce146" table:formula="of:=IF(MID([.F101];6;1)&gt;MID([.F100];6;1);&quot;&quot;;MAX([.A$7:.A100])+1)" office:value-type="float" office:value="37">
            <text:p>37.00</text:p>
          </table:table-cell>
          <table:table-cell table:style-name="ce152" office:value-type="string">
            <text:p>FNC_CS_CON_ADDBOOK_05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Share</text:p>
          </table:table-cell>
          <table:table-cell table:style-name="ce59" office:value-type="string">
            <text:p>Check selecting a user for sharing address book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02];6;1)&gt;MID([.F101];6;1);&quot;&quot;;MAX([.A$7:.A101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a user for sharing address book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03];6;1)&gt;MID([.F102];6;1);&quot;&quot;;MAX([.A$7:.A102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a user for sharing address book</text:p>
          </table:table-cell>
          <table:table-cell table:style-name="ce151" office:value-type="string">
            <text:p>Step 3: Show form to select an user for sharing</text:p>
          </table:table-cell>
          <table:table-cell table:style-name="ce170" office:value-type="string">
            <text:p>Click Select user icon</text:p>
          </table:table-cell>
          <table:table-cell table:style-name="ce197" office:value-type="string">
            <text:p>Select user form is shown, lists existing users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04];6;1)&gt;MID([.F103];6;1);&quot;&quot;;MAX([.A$7:.A103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a user for sharing address book</text:p>
          </table:table-cell>
          <table:table-cell table:style-name="ce151" office:value-type="string">
            <text:p>Step 4: Select user for sharing</text:p>
          </table:table-cell>
          <table:table-cell table:style-name="ce170" office:value-type="string">
            <text:p>- Choose user to share by tick corresponding check box</text:p>
            <text:p>- Click <text:span text:style-name="T4">Add</text:span></text:p>
          </table:table-cell>
          <table:table-cell table:style-name="ce197" office:value-type="string">
            <text:p>Selected user will be displayed in User field in Share form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05];6;1)&gt;MID([.F104];6;1);&quot;&quot;;MAX([.A$7:.A104])+1)" office:value-type="float" office:value="38">
            <text:p>38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166" office:value-type="string">
            <text:p>CS\Contact\Address book\Share</text:p>
          </table:table-cell>
          <table:table-cell table:style-name="ce59" office:value-type="string">
            <text:p>Check selecting several users at a time for sharing address book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06];6;1)&gt;MID([.F105];6;1);&quot;&quot;;MAX([.A$7:.A105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several users at a time for sharing address book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07];6;1)&gt;MID([.F106];6;1);&quot;&quot;;MAX([.A$7:.A106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7];6;FIND(&quot;:&quot;;[.F107];1)-FIND(&quot; &quot;;[.F107];1)-1))&gt;VALUE(MID([.F106];6;FIND(&quot;:&quot;;[.F106];1)-FIND(&quot; &quot;;[.F106];1)-1));[.C106];[.C106]+1)" office:value-type="float" office:value="2">
            <text:p>2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several users at a time for sharing address book</text:p>
          </table:table-cell>
          <table:table-cell table:style-name="ce151" office:value-type="string">
            <text:p>Step 3: Show form to select users for sharing</text:p>
          </table:table-cell>
          <table:table-cell table:style-name="ce170" office:value-type="string">
            <text:p>Click <text:span text:style-name="T9">Select user</text:span><text:span text:style-name="T10"> icon</text:span></text:p>
          </table:table-cell>
          <table:table-cell table:style-name="ce197" office:value-type="string">
            <text:p>User selector <text:s/>form is shown Properly</text:p>
            <text:p/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08];6;1)&gt;MID([.F107];6;1);&quot;&quot;;MAX([.A$7:.A107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8];6;FIND(&quot;:&quot;;[.F108];1)-FIND(&quot; &quot;;[.F108];1)-1))&gt;VALUE(MID([.F107];6;FIND(&quot;:&quot;;[.F107];1)-FIND(&quot; &quot;;[.F107];1)-1));[.C107];[.C107]+1)" office:value-type="float" office:value="2">
            <text:p>2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several users at a time for sharing address book</text:p>
          </table:table-cell>
          <table:table-cell table:style-name="ce151" office:value-type="string">
            <text:p>Step 4: Choose group to find user</text:p>
          </table:table-cell>
          <table:table-cell table:style-name="ce170" office:value-type="string">
            <text:p>- Click Search icon which beside group field</text:p>
          </table:table-cell>
          <table:table-cell table:style-name="ce197" office:value-type="string">
            <text:p>Select Group form is shown 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09];6;1)&gt;MID([.F108];6;1);&quot;&quot;;MAX([.A$7:.A108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66" office:value-type="string">
            <text:p>CS\Contact\Address book\Share</text:p>
          </table:table-cell>
          <table:table-cell table:style-name="ce151" office:value-type="string">
            <text:p>Check selecting several users at a time for sharing address book</text:p>
          </table:table-cell>
          <table:table-cell table:style-name="ce151" office:value-type="string">
            <text:p>Step 5: Add some users for share</text:p>
          </table:table-cell>
          <table:table-cell table:style-name="ce170" office:value-type="string">
            <text:p>- Choose group</text:p>
            <text:p>- Choose some user </text:p>
            <text:p>- Click <text:span text:style-name="T4">Add</text:span></text:p>
          </table:table-cell>
          <table:table-cell table:style-name="ce197" office:value-type="string">
            <text:p>- Selected user are added in User field, separated with the first one by comma “,”</text:p>
          </table:table-cell>
          <table:table-cell table:style-name="ce215" office:value-type="string">
            <text:p>High</text:p>
          </table:table-cell>
          <table:table-cell table:style-name="ce225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10];6;1)&gt;MID([.F109];6;1);&quot;&quot;;MAX([.A$7:.A109])+1)" office:value-type="float" office:value="39">
            <text:p>39.00</text:p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10];6;FIND(&quot;:&quot;;[.F110];1)-FIND(&quot; &quot;;[.F110];1)-1))&gt;VALUE(MID([.F109];6;FIND(&quot;:&quot;;[.F109];1)-FIND(&quot; &quot;;[.F109];1)-1));[.C109];[.C109]+1)" office:value-type="float" office:value="3">
            <text:p>3.00</text:p>
          </table:table-cell>
          <table:table-cell table:style-name="ce166" office:value-type="string">
            <text:p>CS\Contact\Address book\Share</text:p>
          </table:table-cell>
          <table:table-cell table:style-name="ce59" office:value-type="string">
            <text:p>Share address book without specifying shared users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6" table:number-columns-repeated="6"/>
          <table:table-cell table:style-name="ce224" table:number-columns-repeated="216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11];6;1)&gt;MID([.F110];6;1);&quot;&quot;;MAX([.A$7:.A110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66" office:value-type="string">
            <text:p>CS\Contact\Address book\Share</text:p>
          </table:table-cell>
          <table:table-cell table:style-name="ce177" office:value-type="string">
            <text:p>Share address book without specifying shared users</text:p>
          </table:table-cell>
          <table:table-cell table:style-name="ce151" office:value-type="string">
            <text:p>Step 2: Show share address book form</text:p>
          </table:table-cell>
          <table:table-cell table:style-name="ce175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6" table:number-columns-repeated="6"/>
          <table:table-cell table:style-name="ce224" table:number-columns-repeated="216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12];6;1)&gt;MID([.F111];6;1);&quot;&quot;;MAX([.A$7:.A111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66" office:value-type="string">
            <text:p>CS\Contact\Address book\Share</text:p>
          </table:table-cell>
          <table:table-cell table:style-name="ce177" office:value-type="string">
            <text:p>Share address book without specifying shared users</text:p>
          </table:table-cell>
          <table:table-cell table:style-name="ce151" office:value-type="string">
            <text:p>Step 3: Complete sharing</text:p>
          </table:table-cell>
          <table:table-cell table:style-name="ce175" office:value-type="string">
            <text:p>- Do not choose any user/group</text:p>
            <text:p>- Click <text:span text:style-name="T4">Save</text:span></text:p>
          </table:table-cell>
          <table:table-cell table:style-name="ce197" office:value-type="string">
            <text:p>Show message alerts user have to choose user/group to share</text:p>
          </table:table-cell>
          <table:table-cell table:style-name="ce215" office:value-type="string">
            <text:p>High</text:p>
          </table:table-cell>
          <table:table-cell table:style-name="ce226" table:number-columns-repeated="6"/>
          <table:table-cell table:style-name="ce224" table:number-columns-repeated="216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13];6;1)&gt;MID([.F112];6;1);&quot;&quot;;MAX([.A$7:.A112])+1)" office:value-type="float" office:value="40">
            <text:p>40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3];6;FIND(&quot;:&quot;;[.F113];1)-FIND(&quot; &quot;;[.F113];1)-1))&gt;VALUE(MID([.F112];6;FIND(&quot;:&quot;;[.F112];1)-FIND(&quot; &quot;;[.F112];1)-1));[.C112];[.C112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56" office:value-type="string">
            <text:p>Share an address book for users with edit right</text:p>
            <text:p/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14];6;1)&gt;MID([.F113];6;1);&quot;&quot;;MAX([.A$7:.A113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4];6;FIND(&quot;:&quot;;[.F114];1)-FIND(&quot; &quot;;[.F114];1)-1))&gt;VALUE(MID([.F113];6;FIND(&quot;:&quot;;[.F113];1)-FIND(&quot; &quot;;[.F113];1)-1));[.C113];[.C113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 edit right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15];6;1)&gt;MID([.F114];6;1);&quot;&quot;;MAX([.A$7:.A114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5];6;FIND(&quot;:&quot;;[.F115];1)-FIND(&quot; &quot;;[.F115];1)-1))&gt;VALUE(MID([.F114];6;FIND(&quot;:&quot;;[.F114];1)-FIND(&quot; &quot;;[.F114];1)-1));[.C114];[.C114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 edit right</text:p>
          </table:table-cell>
          <table:table-cell table:style-name="ce151" office:value-type="string">
            <text:p>Step 3: Show form to select users for sharing</text:p>
          </table:table-cell>
          <table:table-cell table:style-name="ce170" office:value-type="string">
            <text:p>Click <text:span text:style-name="T9">Select user</text:span><text:span text:style-name="T10"> icon</text:span></text:p>
          </table:table-cell>
          <table:table-cell table:style-name="ce197" office:value-type="string">
            <text:p>User selector <text:s/>form is shown Properly</text:p>
            <text:p/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16];6;1)&gt;MID([.F115];6;1);&quot;&quot;;MAX([.A$7:.A115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6];6;FIND(&quot;:&quot;;[.F116];1)-FIND(&quot; &quot;;[.F116];1)-1))&gt;VALUE(MID([.F115];6;FIND(&quot;:&quot;;[.F115];1)-FIND(&quot; &quot;;[.F115];1)-1));[.C115];[.C115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 edit right</text:p>
          </table:table-cell>
          <table:table-cell table:style-name="ce151" office:value-type="string">
            <text:p>Step 4: Choose group to find user</text:p>
          </table:table-cell>
          <table:table-cell table:style-name="ce170" office:value-type="string">
            <text:p>- Click Search icon which beside group field</text:p>
          </table:table-cell>
          <table:table-cell table:style-name="ce197" office:value-type="string">
            <text:p>Select Group form is shown 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17];6;1)&gt;MID([.F116];6;1);&quot;&quot;;MAX([.A$7:.A116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7];6;FIND(&quot;:&quot;;[.F117];1)-FIND(&quot; &quot;;[.F117];1)-1))&gt;VALUE(MID([.F116];6;FIND(&quot;:&quot;;[.F116];1)-FIND(&quot; &quot;;[.F116];1)-1));[.C116];[.C116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 edit right</text:p>
          </table:table-cell>
          <table:table-cell table:style-name="ce151" office:value-type="string">
            <text:p>Step 5: Add some users for share</text:p>
          </table:table-cell>
          <table:table-cell table:style-name="ce170" office:value-type="string">
            <text:p>- Choose group</text:p>
            <text:p>- Choose some users</text:p>
            <text:p>- Click <text:span text:style-name="T4">Add</text:span> </text:p>
          </table:table-cell>
          <table:table-cell table:style-name="ce197" office:value-type="string">
            <text:p>Selected user will be displayed in User field in Share form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18];6;1)&gt;MID([.F117];6;1);&quot;&quot;;MAX([.A$7:.A117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8];6;FIND(&quot;:&quot;;[.F118];1)-FIND(&quot; &quot;;[.F118];1)-1))&gt;VALUE(MID([.F117];6;FIND(&quot;:&quot;;[.F117];1)-FIND(&quot; &quot;;[.F117];1)-1));[.C117];[.C117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 edit right</text:p>
          </table:table-cell>
          <table:table-cell table:style-name="ce151" office:value-type="string">
            <text:p>Step 6: Complete sharing with edit right</text:p>
          </table:table-cell>
          <table:table-cell table:style-name="ce170" office:value-type="string">
            <text:p>- Tick “Can edit” check box</text:p>
            <text:p>- Click <text:span text:style-name="T9">Save</text:span></text:p>
          </table:table-cell>
          <table:table-cell table:style-name="ce207" office:value-type="string">
            <text:p>Selected user is added to share table of address book with Can edit is “Yes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119];6;1)&gt;MID([.F118];6;1);&quot;&quot;;MAX([.A$7:.A118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19];6;FIND(&quot;:&quot;;[.F119];1)-FIND(&quot; &quot;;[.F119];1)-1))&gt;VALUE(MID([.F118];6;FIND(&quot;:&quot;;[.F118];1)-FIND(&quot; &quot;;[.F118];1)-1));[.C118];[.C118]+1)" office:value-type="float" office:value="4">
            <text:p>4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 edit right</text:p>
          </table:table-cell>
          <table:table-cell table:style-name="ce151" office:value-type="string">
            <text:p>Step 7: Check shared address book by shared user</text:p>
          </table:table-cell>
          <table:table-cell table:style-name="ce170" office:value-type="string">
            <text:p>- Login by one of assigned users for sharing above</text:p>
          </table:table-cell>
          <table:table-cell table:style-name="ce197" office:value-type="string">
            <text:p>- Above address book is displayed in shared list of current user</text:p>
            <text:p>- With edit right, this user can do action on this address book like owner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0];6;1)&gt;MID([.F119];6;1);&quot;&quot;;MAX([.A$7:.A119])+1)" office:value-type="float" office:value="41">
            <text:p>41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0];6;FIND(&quot;:&quot;;[.F120];1)-FIND(&quot; &quot;;[.F120];1)-1))&gt;VALUE(MID([.F119];6;FIND(&quot;:&quot;;[.F119];1)-FIND(&quot; &quot;;[.F119];1)-1));[.C119];[.C119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69" office:value-type="string">
            <text:p>Share an address book for users without edit right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1];6;1)&gt;MID([.F120];6;1);&quot;&quot;;MAX([.A$7:.A120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1];6;FIND(&quot;:&quot;;[.F121];1)-FIND(&quot; &quot;;[.F121];1)-1))&gt;VALUE(MID([.F120];6;FIND(&quot;:&quot;;[.F120];1)-FIND(&quot; &quot;;[.F120];1)-1));[.C120];[.C120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out edit right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2];6;1)&gt;MID([.F121];6;1);&quot;&quot;;MAX([.A$7:.A121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2];6;FIND(&quot;:&quot;;[.F122];1)-FIND(&quot; &quot;;[.F122];1)-1))&gt;VALUE(MID([.F121];6;FIND(&quot;:&quot;;[.F121];1)-FIND(&quot; &quot;;[.F121];1)-1));[.C121];[.C121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out edit right</text:p>
          </table:table-cell>
          <table:table-cell table:style-name="ce151" office:value-type="string">
            <text:p>Step 3: Show form to select users for sharing</text:p>
          </table:table-cell>
          <table:table-cell table:style-name="ce170" office:value-type="string">
            <text:p>Click <text:span text:style-name="T9">Select user</text:span><text:span text:style-name="T10"> icon</text:span></text:p>
          </table:table-cell>
          <table:table-cell table:style-name="ce197" office:value-type="string">
            <text:p>User selector <text:s/>form is shown Properly</text:p>
            <text:p/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3];6;1)&gt;MID([.F122];6;1);&quot;&quot;;MAX([.A$7:.A122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3];6;FIND(&quot;:&quot;;[.F123];1)-FIND(&quot; &quot;;[.F123];1)-1))&gt;VALUE(MID([.F122];6;FIND(&quot;:&quot;;[.F122];1)-FIND(&quot; &quot;;[.F122];1)-1));[.C122];[.C122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out edit right</text:p>
          </table:table-cell>
          <table:table-cell table:style-name="ce151" office:value-type="string">
            <text:p>Step 4: Choose group to find user</text:p>
          </table:table-cell>
          <table:table-cell table:style-name="ce170" office:value-type="string">
            <text:p>- Click Search icon which beside group field</text:p>
          </table:table-cell>
          <table:table-cell table:style-name="ce197" office:value-type="string">
            <text:p>Select Group form is shown 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4];6;1)&gt;MID([.F123];6;1);&quot;&quot;;MAX([.A$7:.A123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4];6;FIND(&quot;:&quot;;[.F124];1)-FIND(&quot; &quot;;[.F124];1)-1))&gt;VALUE(MID([.F123];6;FIND(&quot;:&quot;;[.F123];1)-FIND(&quot; &quot;;[.F123];1)-1));[.C123];[.C123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out edit right</text:p>
          </table:table-cell>
          <table:table-cell table:style-name="ce151" office:value-type="string">
            <text:p>Step 5: Add some users for share</text:p>
          </table:table-cell>
          <table:table-cell table:style-name="ce170" office:value-type="string">
            <text:p>- Choose group</text:p>
            <text:p>- Choose some users </text:p>
            <text:p>- Click <text:span text:style-name="T4">Add</text:span></text:p>
          </table:table-cell>
          <table:table-cell table:style-name="ce197" office:value-type="string">
            <text:p>Selected users will be displayed in User field in Share form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44">
          <table:table-cell table:style-name="ce146" table:formula="of:=IF(MID([.F125];6;1)&gt;MID([.F124];6;1);&quot;&quot;;MAX([.A$7:.A124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5];6;FIND(&quot;:&quot;;[.F125];1)-FIND(&quot; &quot;;[.F125];1)-1))&gt;VALUE(MID([.F124];6;FIND(&quot;:&quot;;[.F124];1)-FIND(&quot; &quot;;[.F124];1)-1));[.C124];[.C124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out edit right</text:p>
          </table:table-cell>
          <table:table-cell table:style-name="ce151" office:value-type="string">
            <text:p>Step 6: Complete sharing with edit right</text:p>
          </table:table-cell>
          <table:table-cell table:style-name="ce170" office:value-type="string">
            <text:p>- Do not tick “Can edit” check box</text:p>
            <text:p>- Click <text:span text:style-name="T9">Save</text:span></text:p>
          </table:table-cell>
          <table:table-cell table:style-name="ce207" office:value-type="string">
            <text:p>Selected user is added to share table of address book with Can edit is “No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45">
          <table:table-cell table:style-name="ce146" table:formula="of:=IF(MID([.F126];6;1)&gt;MID([.F125];6;1);&quot;&quot;;MAX([.A$7:.A125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6];6;FIND(&quot;:&quot;;[.F126];1)-FIND(&quot; &quot;;[.F126];1)-1))&gt;VALUE(MID([.F125];6;FIND(&quot;:&quot;;[.F125];1)-FIND(&quot; &quot;;[.F125];1)-1));[.C125];[.C125]+1)" office:value-type="float" office:value="5">
            <text:p>5.00</text:p>
          </table:table-cell>
          <table:table-cell table:style-name="ce166" office:value-type="string">
            <text:p>CS\Contact\Address book\Share</text:p>
          </table:table-cell>
          <table:table-cell table:style-name="ce173" office:value-type="string">
            <text:p>Share an address book for users without edit right</text:p>
          </table:table-cell>
          <table:table-cell table:style-name="ce151" office:value-type="string">
            <text:p>Step 7: Check shared address book by shared user</text:p>
          </table:table-cell>
          <table:table-cell table:style-name="ce170" office:value-type="string">
            <text:p>- Login by one of assigned users for sharing above</text:p>
          </table:table-cell>
          <table:table-cell table:style-name="ce197" office:value-type="string">
            <text:p>- Shared address books appears in shared list</text:p>
            <text:p>- Without edit right, this user can not edit/share/move/delete contacts on this address book and can not add/edit/share/Import this shared address book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7];6;1)&gt;MID([.F126];6;1);&quot;&quot;;MAX([.A$7:.A126])+1)" office:value-type="float" office:value="42">
            <text:p>42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7];6;FIND(&quot;:&quot;;[.F127];1)-FIND(&quot; &quot;;[.F127];1)-1))&gt;VALUE(MID([.F126];6;FIND(&quot;:&quot;;[.F126];1)-FIND(&quot; &quot;;[.F126];1)-1));[.C126];[.C126]+1)" office:value-type="float" office:value="6">
            <text:p>6.00</text:p>
          </table:table-cell>
          <table:table-cell table:style-name="ce166" office:value-type="string">
            <text:p>CS\Contact\Address book\Share</text:p>
          </table:table-cell>
          <table:table-cell table:style-name="ce169" office:value-type="string">
            <text:p>Check selecting a group for sharing address book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8];6;1)&gt;MID([.F127];6;1);&quot;&quot;;MAX([.A$7:.A127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8];6;FIND(&quot;:&quot;;[.F128];1)-FIND(&quot; &quot;;[.F128];1)-1))&gt;VALUE(MID([.F127];6;FIND(&quot;:&quot;;[.F127];1)-FIND(&quot; &quot;;[.F127];1)-1));[.C127];[.C127]+1)" office:value-type="float" office:value="6">
            <text:p>6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a group for sharing address book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29];6;1)&gt;MID([.F128];6;1);&quot;&quot;;MAX([.A$7:.A128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29];6;FIND(&quot;:&quot;;[.F129];1)-FIND(&quot; &quot;;[.F129];1)-1))&gt;VALUE(MID([.F128];6;FIND(&quot;:&quot;;[.F128];1)-FIND(&quot; &quot;;[.F128];1)-1));[.C128];[.C128]+1)" office:value-type="float" office:value="6">
            <text:p>6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a group for sharing address book</text:p>
          </table:table-cell>
          <table:table-cell table:style-name="ce151" office:value-type="string">
            <text:p>Step 3: Show form to select an group for sharing</text:p>
          </table:table-cell>
          <table:table-cell table:style-name="ce170" office:value-type="string">
            <text:p>Click <text:span text:style-name="T9">Select group</text:span><text:span text:style-name="T10"> icon</text:span></text:p>
          </table:table-cell>
          <table:table-cell table:style-name="ce197" office:value-type="string">
            <text:p>Group selector form is shown</text:p>
            <text:p/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30];6;1)&gt;MID([.F129];6;1);&quot;&quot;;MAX([.A$7:.A129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30];6;FIND(&quot;:&quot;;[.F130];1)-FIND(&quot; &quot;;[.F130];1)-1))&gt;VALUE(MID([.F129];6;FIND(&quot;:&quot;;[.F129];1)-FIND(&quot; &quot;;[.F129];1)-1));[.C129];[.C129]+1)" office:value-type="float" office:value="6">
            <text:p>6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a group for sharing address book</text:p>
          </table:table-cell>
          <table:table-cell table:style-name="ce151" office:value-type="string">
            <text:p>Step 4: Select group for sharing</text:p>
          </table:table-cell>
          <table:table-cell table:style-name="ce170" office:value-type="string">
            <text:p>- Select group from the left</text:p>
            <text:p>- Select sub group from the right pane </text:p>
          </table:table-cell>
          <table:table-cell table:style-name="ce197" office:value-type="string">
            <text:p>Selected group will be displayed in Group field in Share form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31];6;1)&gt;MID([.F130];6;1);&quot;&quot;;MAX([.A$7:.A130])+1)" office:value-type="float" office:value="43">
            <text:p>43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31];6;FIND(&quot;:&quot;;[.F131];1)-FIND(&quot; &quot;;[.F131];1)-1))&gt;VALUE(MID([.F130];6;FIND(&quot;:&quot;;[.F130];1)-FIND(&quot; &quot;;[.F130];1)-1));[.C130];[.C130]+1)" office:value-type="float" office:value="7">
            <text:p>7.00</text:p>
          </table:table-cell>
          <table:table-cell table:style-name="ce166" office:value-type="string">
            <text:p>CS\Contact\Address book\Share</text:p>
          </table:table-cell>
          <table:table-cell table:style-name="ce169" office:value-type="string">
            <text:p>Check selecting several groups at a time for sharing address book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32];6;1)&gt;MID([.F131];6;1);&quot;&quot;;MAX([.A$7:.A131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32];6;FIND(&quot;:&quot;;[.F132];1)-FIND(&quot; &quot;;[.F132];1)-1))&gt;VALUE(MID([.F131];6;FIND(&quot;:&quot;;[.F131];1)-FIND(&quot; &quot;;[.F131];1)-1));[.C131];[.C131]+1)" office:value-type="float" office:value="7">
            <text:p>7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several groups at a time for sharing address book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33];6;1)&gt;MID([.F132];6;1);&quot;&quot;;MAX([.A$7:.A132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33];6;FIND(&quot;:&quot;;[.F133];1)-FIND(&quot; &quot;;[.F133];1)-1))&gt;VALUE(MID([.F132];6;FIND(&quot;:&quot;;[.F132];1)-FIND(&quot; &quot;;[.F132];1)-1));[.C132];[.C132]+1)" office:value-type="float" office:value="7">
            <text:p>7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several groups at a time for sharing address book</text:p>
          </table:table-cell>
          <table:table-cell table:style-name="ce151" office:value-type="string">
            <text:p>Step 3: Show form to select an group for sharing</text:p>
          </table:table-cell>
          <table:table-cell table:style-name="ce170" office:value-type="string">
            <text:p>Click <text:span text:style-name="T9">Select group</text:span><text:span text:style-name="T10"> icon</text:span></text:p>
          </table:table-cell>
          <table:table-cell table:style-name="ce197" office:value-type="string">
            <text:p>Group Selector form is shown</text:p>
            <text:p/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34];6;1)&gt;MID([.F133];6;1);&quot;&quot;;MAX([.A$7:.A133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34];6;FIND(&quot;:&quot;;[.F134];1)-FIND(&quot; &quot;;[.F134];1)-1))&gt;VALUE(MID([.F133];6;FIND(&quot;:&quot;;[.F133];1)-FIND(&quot; &quot;;[.F133];1)-1));[.C133];[.C133]+1)" office:value-type="float" office:value="7">
            <text:p>7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several groups at a time for sharing address book</text:p>
          </table:table-cell>
          <table:table-cell table:style-name="ce151" office:value-type="string">
            <text:p>Step 4: Select group for sharing</text:p>
          </table:table-cell>
          <table:table-cell table:style-name="ce170" office:value-type="string">
            <text:p>- Select group from the left</text:p>
            <text:p>- Select sub group from the right pane </text:p>
          </table:table-cell>
          <table:table-cell table:style-name="ce197" office:value-type="string">
            <text:p>Selected group will be displayed in Group field in Share form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2">
          <table:table-cell table:style-name="ce146" table:formula="of:=IF(MID([.F135];6;1)&gt;MID([.F134];6;1);&quot;&quot;;MAX([.A$7:.A134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35];6;FIND(&quot;:&quot;;[.F135];1)-FIND(&quot; &quot;;[.F135];1)-1))&gt;VALUE(MID([.F134];6;FIND(&quot;:&quot;;[.F134];1)-FIND(&quot; &quot;;[.F134];1)-1));[.C134];[.C134]+1)" office:value-type="float" office:value="7">
            <text:p>7.00</text:p>
          </table:table-cell>
          <table:table-cell table:style-name="ce166" office:value-type="string">
            <text:p>CS\Contact\Address book\Share</text:p>
          </table:table-cell>
          <table:table-cell table:style-name="ce170" office:value-type="string">
            <text:p>Check selecting several groups at a time for sharing address book</text:p>
          </table:table-cell>
          <table:table-cell table:style-name="ce151" office:value-type="string">
            <text:p>Step 5: Add more group to share</text:p>
          </table:table-cell>
          <table:table-cell table:style-name="ce170" office:value-type="string">
            <text:p>Click <text:span text:style-name="T9">Select group</text:span><text:span text:style-name="T10"> icon </text:span><text:span text:style-name="T10">again and do the same </text:span><text:span text:style-name="T10">as above steps to </text:span><text:span text:style-name="T10">select another group</text:span></text:p>
          </table:table-cell>
          <table:table-cell table:style-name="ce197" office:value-type="string">
            <text:p>- Selected group is added in Group field, separated with the first one by comma “,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36];6;1)&gt;MID([.F135];6;1);&quot;&quot;;MAX([.A$7:.A135])+1)" office:value-type="float" office:value="44">
            <text:p>44.00</text:p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36];6;FIND(&quot;:&quot;;[.F136];1)-FIND(&quot; &quot;;[.F136];1)-1))&gt;VALUE(MID([.F135];6;FIND(&quot;:&quot;;[.F135];1)-FIND(&quot; &quot;;[.F135];1)-1));[.C135];[.C135]+1)" office:value-type="float" office:value="8">
            <text:p>8.00</text:p>
          </table:table-cell>
          <table:table-cell table:style-name="ce166" office:value-type="string">
            <text:p>CS\Contact\Address book\Share</text:p>
          </table:table-cell>
          <table:table-cell table:style-name="ce59" office:value-type="string">
            <text:p>Share address book for group without specifying any group to share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4" table:number-columns-repeated="222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37];6;1)&gt;MID([.F136];6;1);&quot;&quot;;MAX([.A$7:.A136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37];6;FIND(&quot;:&quot;;[.F137];1)-FIND(&quot; &quot;;[.F137];1)-1))&gt;VALUE(MID([.F136];6;FIND(&quot;:&quot;;[.F136];1)-FIND(&quot; &quot;;[.F136];1)-1));[.C136];[.C136]+1)" office:value-type="float" office:value="8">
            <text:p>8.00</text:p>
          </table:table-cell>
          <table:table-cell table:style-name="ce166" office:value-type="string">
            <text:p>CS\Contact\Address book\Share</text:p>
          </table:table-cell>
          <table:table-cell table:style-name="ce177" office:value-type="string">
            <text:p>Share address book for group without specifying any group to share</text:p>
          </table:table-cell>
          <table:table-cell table:style-name="ce151" office:value-type="string">
            <text:p>Step 2: Show share address book form</text:p>
          </table:table-cell>
          <table:table-cell table:style-name="ce175" office:value-type="string">
            <text:p>Right click on added address book and select <text:span text:style-name="T6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4" table:number-columns-repeated="222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38];6;1)&gt;MID([.F137];6;1);&quot;&quot;;MAX([.A$7:.A137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38];6;FIND(&quot;:&quot;;[.F138];1)-FIND(&quot; &quot;;[.F138];1)-1))&gt;VALUE(MID([.F137];6;FIND(&quot;:&quot;;[.F137];1)-FIND(&quot; &quot;;[.F137];1)-1));[.C137];[.C137]+1)" office:value-type="float" office:value="8">
            <text:p>8.00</text:p>
          </table:table-cell>
          <table:table-cell table:style-name="ce166" office:value-type="string">
            <text:p>CS\Contact\Address book\Share</text:p>
          </table:table-cell>
          <table:table-cell table:style-name="ce177" office:value-type="string">
            <text:p>Share address book for group without specifying any group to share</text:p>
          </table:table-cell>
          <table:table-cell table:style-name="ce151" office:value-type="string">
            <text:p>Step 3: No select any group for sharing</text:p>
          </table:table-cell>
          <table:table-cell table:style-name="ce175" office:value-type="string">
            <text:p>No group is selected. Click <text:span text:style-name="T4">Save</text:span></text:p>
          </table:table-cell>
          <table:table-cell table:style-name="ce197" office:value-type="string">
            <text:p>Show message requires user to choose group to share</text:p>
          </table:table-cell>
          <table:table-cell table:style-name="ce215" office:value-type="string">
            <text:p>High</text:p>
          </table:table-cell>
          <table:table-cell table:style-name="ce224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39];6;1)&gt;MID([.F138];6;1);&quot;&quot;;MAX([.A$7:.A138])+1)" office:value-type="float" office:value="45">
            <text:p>45.00</text:p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39];6;FIND(&quot;:&quot;;[.F139];1)-FIND(&quot; &quot;;[.F139];1)-1))&gt;VALUE(MID([.F138];6;FIND(&quot;:&quot;;[.F138];1)-FIND(&quot; &quot;;[.F138];1)-1));[.C138];[.C138]+1)" office:value-type="float" office:value="9">
            <text:p>9.00</text:p>
          </table:table-cell>
          <table:table-cell table:style-name="ce166" office:value-type="string">
            <text:p>CS\Contact\Address book\Share</text:p>
          </table:table-cell>
          <table:table-cell table:style-name="ce171" office:value-type="string">
            <text:p>Share address book for groups with edit permission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0];6;1)&gt;MID([.F139];6;1);&quot;&quot;;MAX([.A$7:.A139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0];6;FIND(&quot;:&quot;;[.F140];1)-FIND(&quot; &quot;;[.F140];1)-1))&gt;VALUE(MID([.F139];6;FIND(&quot;:&quot;;[.F139];1)-FIND(&quot; &quot;;[.F139];1)-1));[.C139];[.C139]+1)" office:value-type="float" office:value="9">
            <text:p>9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 edit permission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1];6;1)&gt;MID([.F140];6;1);&quot;&quot;;MAX([.A$7:.A140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1];6;FIND(&quot;:&quot;;[.F141];1)-FIND(&quot; &quot;;[.F141];1)-1))&gt;VALUE(MID([.F140];6;FIND(&quot;:&quot;;[.F140];1)-FIND(&quot; &quot;;[.F140];1)-1));[.C140];[.C140]+1)" office:value-type="float" office:value="9">
            <text:p>9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 edit permission</text:p>
          </table:table-cell>
          <table:table-cell table:style-name="ce151" office:value-type="string">
            <text:p>Step 3: Select groups to share</text:p>
          </table:table-cell>
          <table:table-cell table:style-name="ce170" office:value-type="string">
            <text:p>- Click Select group icon</text:p>
            <text:p>- Select groups to share</text:p>
          </table:table-cell>
          <table:table-cell table:style-name="ce197" office:value-type="string">
            <text:p>Select groups is displayed in Group fiel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2];6;1)&gt;MID([.F141];6;1);&quot;&quot;;MAX([.A$7:.A141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2];6;FIND(&quot;:&quot;;[.F142];1)-FIND(&quot; &quot;;[.F142];1)-1))&gt;VALUE(MID([.F141];6;FIND(&quot;:&quot;;[.F141];1)-FIND(&quot; &quot;;[.F141];1)-1));[.C141];[.C141]+1)" office:value-type="float" office:value="9">
            <text:p>9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 edit permission</text:p>
          </table:table-cell>
          <table:table-cell table:style-name="ce151" office:value-type="string">
            <text:p>Step 4: Complete sharing with edit right</text:p>
          </table:table-cell>
          <table:table-cell table:style-name="ce170" office:value-type="string">
            <text:p>- Tick “Can edit” check box </text:p>
            <text:p>- Click <text:span text:style-name="T9">Save</text:span></text:p>
          </table:table-cell>
          <table:table-cell table:style-name="ce209" office:value-type="string">
            <text:p>Selected group is added to share table of address book with Can edit is “Yes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143];6;1)&gt;MID([.F142];6;1);&quot;&quot;;MAX([.A$7:.A142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3];6;FIND(&quot;:&quot;;[.F143];1)-FIND(&quot; &quot;;[.F143];1)-1))&gt;VALUE(MID([.F142];6;FIND(&quot;:&quot;;[.F142];1)-FIND(&quot; &quot;;[.F142];1)-1));[.C142];[.C142]+1)" office:value-type="float" office:value="9">
            <text:p>9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 edit permission</text:p>
          </table:table-cell>
          <table:table-cell table:style-name="ce151" office:value-type="string">
            <text:p>Step 5: Check shared address book by shared user</text:p>
          </table:table-cell>
          <table:table-cell table:style-name="ce170" office:value-type="string">
            <text:p>- Login by any user in selected group for sharing</text:p>
            <text:p/>
          </table:table-cell>
          <table:table-cell table:style-name="ce197" office:value-type="string">
            <text:p>- Above address book is displayed in Shared list.</text:p>
            <text:p>- With Edit right, shared user can do actions on shared address book like owner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4];6;1)&gt;MID([.F143];6;1);&quot;&quot;;MAX([.A$7:.A143])+1)" office:value-type="float" office:value="46">
            <text:p>46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4];6;FIND(&quot;:&quot;;[.F144];1)-FIND(&quot; &quot;;[.F144];1)-1))&gt;VALUE(MID([.F143];6;FIND(&quot;:&quot;;[.F143];1)-FIND(&quot; &quot;;[.F143];1)-1));[.C143];[.C143]+1)" office:value-type="float" office:value="10">
            <text:p>10.00</text:p>
          </table:table-cell>
          <table:table-cell table:style-name="ce166" office:value-type="string">
            <text:p>CS\Contact\Address book\Share</text:p>
          </table:table-cell>
          <table:table-cell table:style-name="ce171" office:value-type="string">
            <text:p>Share address book for groups without edit permission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5];6;1)&gt;MID([.F144];6;1);&quot;&quot;;MAX([.A$7:.A144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5];6;FIND(&quot;:&quot;;[.F145];1)-FIND(&quot; &quot;;[.F145];1)-1))&gt;VALUE(MID([.F144];6;FIND(&quot;:&quot;;[.F144];1)-FIND(&quot; &quot;;[.F144];1)-1));[.C144];[.C144]+1)" office:value-type="float" office:value="10">
            <text:p>10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out edit permission</text:p>
          </table:table-cell>
          <table:table-cell table:style-name="ce151" office:value-type="string">
            <text:p>Step 2: Show share address book form</text:p>
          </table:table-cell>
          <table:table-cell table:style-name="ce170" office:value-type="string">
            <text:p>Right click on added address book and select <text:span text:style-name="T9">Share</text:span></text:p>
          </table:table-cell>
          <table:table-cell table:style-name="ce197" office:value-type="string">
            <text:p>Address book share form is display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6];6;1)&gt;MID([.F145];6;1);&quot;&quot;;MAX([.A$7:.A145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6];6;FIND(&quot;:&quot;;[.F146];1)-FIND(&quot; &quot;;[.F146];1)-1))&gt;VALUE(MID([.F145];6;FIND(&quot;:&quot;;[.F145];1)-FIND(&quot; &quot;;[.F145];1)-1));[.C145];[.C145]+1)" office:value-type="float" office:value="10">
            <text:p>10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out edit permission</text:p>
          </table:table-cell>
          <table:table-cell table:style-name="ce151" office:value-type="string">
            <text:p>Step 3: Select groups to share</text:p>
          </table:table-cell>
          <table:table-cell table:style-name="ce170" office:value-type="string">
            <text:p>- Click Select group icon</text:p>
            <text:p>- Select groups to share</text:p>
          </table:table-cell>
          <table:table-cell table:style-name="ce197" office:value-type="string">
            <text:p>Select groups is displayed in Group fiel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44">
          <table:table-cell table:style-name="ce146" table:formula="of:=IF(MID([.F147];6;1)&gt;MID([.F146];6;1);&quot;&quot;;MAX([.A$7:.A146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7];6;FIND(&quot;:&quot;;[.F147];1)-FIND(&quot; &quot;;[.F147];1)-1))&gt;VALUE(MID([.F146];6;FIND(&quot;:&quot;;[.F146];1)-FIND(&quot; &quot;;[.F146];1)-1));[.C146];[.C146]+1)" office:value-type="float" office:value="10">
            <text:p>10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out edit permission</text:p>
          </table:table-cell>
          <table:table-cell table:style-name="ce151" office:value-type="string">
            <text:p>Step 4: Complete sharing without edit right</text:p>
          </table:table-cell>
          <table:table-cell table:style-name="ce170" office:value-type="string">
            <text:p>- Do not tick “Can edit” check box </text:p>
            <text:p>- Click <text:span text:style-name="T9">Save</text:span></text:p>
          </table:table-cell>
          <table:table-cell table:style-name="ce209" office:value-type="string">
            <text:p>Selected group is added to share table of address book with Can edit is “No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45">
          <table:table-cell table:style-name="ce146" table:formula="of:=IF(MID([.F148];6;1)&gt;MID([.F147];6;1);&quot;&quot;;MAX([.A$7:.A147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8];6;FIND(&quot;:&quot;;[.F148];1)-FIND(&quot; &quot;;[.F148];1)-1))&gt;VALUE(MID([.F147];6;FIND(&quot;:&quot;;[.F147];1)-FIND(&quot; &quot;;[.F147];1)-1));[.C147];[.C147]+1)" office:value-type="float" office:value="10">
            <text:p>10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Share address book for groups without edit permission</text:p>
          </table:table-cell>
          <table:table-cell table:style-name="ce151" office:value-type="string">
            <text:p>Step 5: Check shared address book by shared user</text:p>
          </table:table-cell>
          <table:table-cell table:style-name="ce170" office:value-type="string">
            <text:p>- Login by any user in selected group for sharing</text:p>
            <text:p/>
          </table:table-cell>
          <table:table-cell table:style-name="ce197" office:value-type="string">
            <text:p>- Above address book is displayed in Shared list.</text:p>
            <text:p>- Without Edit right, user in shared group can not edit/share/move/delete contacts on this address book and can not add/edit/share/Import this shared address book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49];6;1)&gt;MID([.F148];6;1);&quot;&quot;;MAX([.A$7:.A148])+1)" office:value-type="float" office:value="47">
            <text:p>47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49];6;FIND(&quot;:&quot;;[.F149];1)-FIND(&quot; &quot;;[.F149];1)-1))&gt;VALUE(MID([.F148];6;FIND(&quot;:&quot;;[.F148];1)-FIND(&quot; &quot;;[.F148];1)-1));[.C148];[.C148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1" office:value-type="string">
            <text:p>Change permission of a shared address book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 </text:p>
            <text:p><text:s/>[ <text:a xlink:href="#Add_address">Details</text:a>] 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150];6;1)&gt;MID([.F149];6;1);&quot;&quot;;MAX([.A$7:.A149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0];6;FIND(&quot;:&quot;;[.F150];1)-FIND(&quot; &quot;;[.F150];1)-1))&gt;VALUE(MID([.F149];6;FIND(&quot;:&quot;;[.F149];1)-FIND(&quot; &quot;;[.F149];1)-1));[.C149];[.C149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ange permission of group share on a personal address book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97" office:value-type="string">
            <text:p>- Select users/groups are displayed in permissions list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51];6;1)&gt;MID([.F150];6;1);&quot;&quot;;MAX([.A$7:.A150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1];6;FIND(&quot;:&quot;;[.F151];1)-FIND(&quot; &quot;;[.F151];1)-1))&gt;VALUE(MID([.F150];6;FIND(&quot;:&quot;;[.F150];1)-FIND(&quot; &quot;;[.F150];1)-1));[.C150];[.C150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ange permission of group share on a personal address book</text:p>
          </table:table-cell>
          <table:table-cell table:style-name="ce151" office:value-type="string">
            <text:p>Step 3: Show edit permission form</text:p>
          </table:table-cell>
          <table:table-cell table:style-name="ce175" office:value-type="string">
            <text:p>- Show Share form</text:p>
            <text:p>- Click Edit icon corresponding to permission you want to change</text:p>
          </table:table-cell>
          <table:table-cell table:style-name="ce197" office:value-type="string">
            <text:p>Edit permission form is shown: User/Group list to share is disable, can not be changed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52];6;1)&gt;MID([.F151];6;1);&quot;&quot;;MAX([.A$7:.A151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2];6;FIND(&quot;:&quot;;[.F152];1)-FIND(&quot; &quot;;[.F152];1)-1))&gt;VALUE(MID([.F151];6;FIND(&quot;:&quot;;[.F151];1)-FIND(&quot; &quot;;[.F151];1)-1));[.C151];[.C151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ange permission of group share on a personal address book</text:p>
          </table:table-cell>
          <table:table-cell table:style-name="ce151" office:value-type="string">
            <text:p>Step 4: Remove edit right</text:p>
          </table:table-cell>
          <table:table-cell table:style-name="ce175" office:value-type="string">
            <text:p>- Unchecked “Can edit” check box</text:p>
            <text:p>- Click <text:span text:style-name="T6">Save</text:span></text:p>
          </table:table-cell>
          <table:table-cell table:style-name="ce197" office:value-type="string">
            <text:p>Permission is update with “Can edit” is “No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153];6;1)&gt;MID([.F152];6;1);&quot;&quot;;MAX([.A$7:.A152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3];6;FIND(&quot;:&quot;;[.F153];1)-FIND(&quot; &quot;;[.F153];1)-1))&gt;VALUE(MID([.F152];6;FIND(&quot;:&quot;;[.F152];1)-FIND(&quot; &quot;;[.F152];1)-1));[.C152];[.C152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ange permission of group share on a personal address book</text:p>
          </table:table-cell>
          <table:table-cell table:style-name="ce151" office:value-type="string">
            <text:p>Step 5: Check shared address book by shared user after edit right is changed from “Yes” to “No”</text:p>
          </table:table-cell>
          <table:table-cell table:style-name="ce175" office:value-type="string">
            <text:p>- Login by shared user</text:p>
            <text:p/>
          </table:table-cell>
          <table:table-cell table:style-name="ce197" office:value-type="string">
            <text:p>Shared address book at step 2 is displayed in shared list but user can not do action like owner anymore, only can view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54];6;1)&gt;MID([.F153];6;1);&quot;&quot;;MAX([.A$7:.A153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4];6;FIND(&quot;:&quot;;[.F154];1)-FIND(&quot; &quot;;[.F154];1)-1))&gt;VALUE(MID([.F153];6;FIND(&quot;:&quot;;[.F153];1)-FIND(&quot; &quot;;[.F153];1)-1));[.C153];[.C153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ange permission of group share on a personal address book</text:p>
          </table:table-cell>
          <table:table-cell table:style-name="ce151" office:value-type="string">
            <text:p>Step 6: Add-Edit right</text:p>
          </table:table-cell>
          <table:table-cell table:style-name="ce175" office:value-type="string">
            <text:p>- Check “Can edit” check box</text:p>
            <text:p>- Click <text:span text:style-name="T6">Save</text:span></text:p>
          </table:table-cell>
          <table:table-cell table:style-name="ce197" office:value-type="string">
            <text:p>Permission is update with “Can edit” is “Yes”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155];6;1)&gt;MID([.F154];6;1);&quot;&quot;;MAX([.A$7:.A154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5];6;FIND(&quot;:&quot;;[.F155];1)-FIND(&quot; &quot;;[.F155];1)-1))&gt;VALUE(MID([.F154];6;FIND(&quot;:&quot;;[.F154];1)-FIND(&quot; &quot;;[.F154];1)-1));[.C154];[.C154]+1)" office:value-type="float" office:value="11">
            <text:p>11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ange permission of group share on a personal address book</text:p>
          </table:table-cell>
          <table:table-cell table:style-name="ce151" office:value-type="string">
            <text:p>Step 7: Check shared address book by shared user after edit right is changed from “No” to “Yes”</text:p>
          </table:table-cell>
          <table:table-cell table:style-name="ce175" office:value-type="string">
            <text:p>- Login by shared user</text:p>
            <text:p/>
          </table:table-cell>
          <table:table-cell table:style-name="ce197" office:value-type="string">
            <text:p>Shared address book at step 2 is displayed in shared list, user can <text:s/>do actions like owner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56];6;1)&gt;MID([.F155];6;1);&quot;&quot;;MAX([.A$7:.A155])+1)" office:value-type="float" office:value="48">
            <text:p>48.00</text:p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6];6;FIND(&quot;:&quot;;[.F156];1)-FIND(&quot; &quot;;[.F156];1)-1))&gt;VALUE(MID([.F155];6;FIND(&quot;:&quot;;[.F155];1)-FIND(&quot; &quot;;[.F155];1)-1));[.C155];[.C155]+1)" office:value-type="float" office:value="12">
            <text:p>12.00</text:p>
          </table:table-cell>
          <table:table-cell table:style-name="ce166" office:value-type="string">
            <text:p>CS\Contact\Address book\Share</text:p>
          </table:table-cell>
          <table:table-cell table:style-name="ce69" office:value-type="string">
            <text:p>Remove shared permission of a Personal Address Book</text:p>
          </table:table-cell>
          <table:table-cell table:style-name="ce151" office:value-type="string">
            <text:p>Step 1: Create address book</text:p>
          </table:table-cell>
          <table:table-cell table:style-name="ce170" office:value-type="string">
            <text:p>Create new address book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7" table:number-columns-repeated="222"/>
          <table:table-cell table:style-name="ce157" table:number-columns-repeated="3"/>
          <table:table-cell table:number-columns-repeated="22"/>
        </table:table-row>
        <table:table-row table:style-name="ro40">
          <table:table-cell table:style-name="ce146" table:formula="of:=IF(MID([.F157];6;1)&gt;MID([.F156];6;1);&quot;&quot;;MAX([.A$7:.A156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7];6;FIND(&quot;:&quot;;[.F157];1)-FIND(&quot; &quot;;[.F157];1)-1))&gt;VALUE(MID([.F156];6;FIND(&quot;:&quot;;[.F156];1)-FIND(&quot; &quot;;[.F156];1)-1));[.C156];[.C156]+1)" office:value-type="float" office:value="12">
            <text:p>12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Remove shared permission of a Personal Address Book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table:style-name="ce197" office:value-type="string">
            <text:p>- Share successfully</text:p>
            <text:p>- Selected users/groups is displayed in share permission list of this address book</text:p>
            <text:p>- This address book is displayed in shared list of shared users/groups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158];6;1)&gt;MID([.F157];6;1);&quot;&quot;;MAX([.A$7:.A157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8];6;FIND(&quot;:&quot;;[.F158];1)-FIND(&quot; &quot;;[.F158];1)-1))&gt;VALUE(MID([.F157];6;FIND(&quot;:&quot;;[.F157];1)-FIND(&quot; &quot;;[.F157];1)-1));[.C157];[.C157]+1)" office:value-type="float" office:value="12">
            <text:p>12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Remove shared permission of a Personal Address Book</text:p>
          </table:table-cell>
          <table:table-cell table:style-name="ce151" office:value-type="string">
            <text:p>Step 3: Remove share permission</text:p>
          </table:table-cell>
          <table:table-cell table:style-name="ce170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8">to confirm</text:span></text:p>
          </table:table-cell>
          <table:table-cell table:style-name="ce197" office:value-type="string">
            <text:p>Share permission is removed from list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40">
          <table:table-cell table:style-name="ce146" table:formula="of:=IF(MID([.F159];6;1)&gt;MID([.F158];6;1);&quot;&quot;;MAX([.A$7:.A158])+1)">
            <text:p/>
          </table:table-cell>
          <table:table-cell table:style-name="ce152" office:value-type="string">
            <text:p>FNC_CS_CON_ADDBOOK_05</text:p>
          </table:table-cell>
          <table:table-cell table:style-name="ce162"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Remove shared permission of a Personal Address Book</text:p>
          </table:table-cell>
          <table:table-cell table:style-name="ce151" office:value-type="string">
            <text:p>Step 4: Check shared address book by shared user who has just been removed from share permission list</text:p>
          </table:table-cell>
          <table:table-cell table:style-name="ce170" office:value-type="string">
            <text:p>- Login by user/user in group that has just been removed share right on shared address book at step 3</text:p>
          </table:table-cell>
          <table:table-cell table:style-name="ce197" office:value-type="string">
            <text:p>Address book isn't displayed in shared list</text:p>
          </table:table-cell>
          <table:table-cell table:style-name="ce215" office:value-type="string">
            <text:p>High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160];6;1)&gt;MID([.F159];6;1);&quot;&quot;;MAX([.A$7:.A159])+1)" office:value-type="float" office:value="49">
            <text:p>49.00</text:p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0];6;FIND(&quot;:&quot;;[.F160];1)-FIND(&quot; &quot;;[.F160];1)-1))&gt;VALUE(MID([.F159];6;FIND(&quot;:&quot;;[.F159];1)-FIND(&quot; &quot;;[.F159];1)-1));[.C159];[.C159]+1)" office:value-type="float" office:value="13">
            <text:p>13.00</text:p>
          </table:table-cell>
          <table:table-cell table:style-name="ce166" office:value-type="string">
            <text:p>CS\Contact\Address book\Share</text:p>
          </table:table-cell>
          <table:table-cell table:style-name="ce69" office:value-type="string">
            <text:p>Check when shared user removes shared address book when it is shared for one user only</text:p>
          </table:table-cell>
          <table:table-cell table:style-name="ce151" office:value-type="string">
            <text:p>Step 1: Create address book</text:p>
          </table:table-cell>
          <table:table-cell table:style-name="ce175" office:value-type="string">
            <text:p>Create new Address books and add some contacts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1" table:number-columns-repeated="3"/>
          <table:table-cell table:style-name="ce227" table:number-columns-repeated="219"/>
          <table:table-cell table:style-name="ce232" table:number-columns-repeated="3"/>
          <table:table-cell table:number-columns-repeated="22"/>
        </table:table-row>
        <table:table-row table:style-name="ro40">
          <table:table-cell table:style-name="ce146" table:formula="of:=IF(MID([.F161];6;1)&gt;MID([.F160];6;1);&quot;&quot;;MAX([.A$7:.A160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1];6;FIND(&quot;:&quot;;[.F161];1)-FIND(&quot; &quot;;[.F161];1)-1))&gt;VALUE(MID([.F160];6;FIND(&quot;:&quot;;[.F160];1)-FIND(&quot; &quot;;[.F160];1)-1));[.C160];[.C160]+1)" office:value-type="float" office:value="13">
            <text:p>13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ne user only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Right click on added address book</text:p>
            <text:p>- Click <text:span text:style-name="T4">Share</text:span><text:span text:style-name="T8">, choose one </text:span><text:span text:style-name="T8">user <text:s text:c="4"/></text:span></text:p>
            <text:p><text:span text:style-name="T8">- Tick at </text:span><text:span text:style-name="T4">Edit permission </text:span><text:span text:style-name="T8">check box</text:span></text:p>
            <text:p><text:span text:style-name="T8">- Click </text:span><text:span text:style-name="T4">Save</text:span></text:p>
          </table:table-cell>
          <table:table-cell table:style-name="ce197" office:value-type="string">
            <text:p>- Share successfully</text:p>
            <text:p>- Selected user is displayed in share permission list of this address book</text:p>
            <text:p>- This address book is displayed in shared list of shared user</text:p>
          </table:table-cell>
          <table:table-cell table:style-name="ce215" office:value-type="string">
            <text:p>High</text:p>
          </table:table-cell>
          <table:table-cell table:style-name="ce221" table:number-columns-repeated="3"/>
          <table:table-cell table:style-name="ce227" table:number-columns-repeated="219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62];6;1)&gt;MID([.F161];6;1);&quot;&quot;;MAX([.A$7:.A161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ne user only</text:p>
          </table:table-cell>
          <table:table-cell table:style-name="ce151" office:value-type="string">
            <text:p>Step 3: Shared user removes shared permission</text:p>
          </table:table-cell>
          <table:table-cell table:style-name="ce175" office:value-type="string">
            <text:p>- Login by shared user</text:p>
            <text:p>- Right click on shared address book ans select <text:span text:style-name="T4">Discard/OK</text:span></text:p>
          </table:table-cell>
          <table:table-cell table:style-name="ce197" office:value-type="string">
            <text:p>Address book disappears from shared list</text:p>
          </table:table-cell>
          <table:table-cell table:style-name="ce215" office:value-type="string">
            <text:p>High</text:p>
          </table:table-cell>
          <table:table-cell table:style-name="ce221" table:number-columns-repeated="3"/>
          <table:table-cell table:style-name="ce227" table:number-columns-repeated="219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63];6;1)&gt;MID([.F162];6;1);&quot;&quot;;MAX([.A$7:.A162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ne user only</text:p>
          </table:table-cell>
          <table:table-cell table:style-name="ce151" office:value-type="string">
            <text:p>Step 4: Check share information by owner</text:p>
          </table:table-cell>
          <table:table-cell table:style-name="ce175" office:value-type="string">
            <text:p>Login by shared address book owner</text:p>
          </table:table-cell>
          <table:table-cell table:style-name="ce197" office:value-type="string">
            <text:p>- Share icon for this address book disappears</text:p>
            <text:p>- Share permission is removed from share form</text:p>
          </table:table-cell>
          <table:table-cell table:style-name="ce215" office:value-type="string">
            <text:p>High</text:p>
          </table:table-cell>
          <table:table-cell table:style-name="ce221" table:number-columns-repeated="3"/>
          <table:table-cell table:style-name="ce227" table:number-columns-repeated="219"/>
          <table:table-cell table:style-name="ce232" table:number-columns-repeated="3"/>
          <table:table-cell table:number-columns-repeated="22"/>
        </table:table-row>
        <table:table-row table:style-name="ro33">
          <table:table-cell table:style-name="ce146" table:formula="of:=IF(MID([.F164];6;1)&gt;MID([.F163];6;1);&quot;&quot;;MAX([.A$7:.A163])+1)" office:value-type="float" office:value="50">
            <text:p>50.00</text:p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4];6;FIND(&quot;:&quot;;[.F164];1)-FIND(&quot; &quot;;[.F164];1)-1))&gt;VALUE(MID([.F163];6;FIND(&quot;:&quot;;[.F163];1)-FIND(&quot; &quot;;[.F163];1)-1));[.C163];[.C163]+1)" office:value-type="float" office:value="14">
            <text:p>14.00</text:p>
          </table:table-cell>
          <table:table-cell table:style-name="ce166" office:value-type="string">
            <text:p>CS\Contact\Address book\Share</text:p>
          </table:table-cell>
          <table:table-cell table:style-name="ce69" office:value-type="string">
            <text:p>Check when shared user removes shared address book when it is shared for others also</text:p>
          </table:table-cell>
          <table:table-cell table:style-name="ce151" office:value-type="string">
            <text:p>Step 1: Create address book</text:p>
          </table:table-cell>
          <table:table-cell table:style-name="ce175" office:value-type="string">
            <text:p>Create new address book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1" table:number-columns-repeated="2"/>
          <table:table-cell table:style-name="ce227" table:number-columns-repeated="220"/>
          <table:table-cell table:style-name="ce232" table:number-columns-repeated="3"/>
          <table:table-cell table:number-columns-repeated="22"/>
        </table:table-row>
        <table:table-row table:style-name="ro46">
          <table:table-cell table:style-name="ce146" table:formula="of:=IF(MID([.F165];6;1)&gt;MID([.F164];6;1);&quot;&quot;;MAX([.A$7:.A164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5];6;FIND(&quot;:&quot;;[.F165];1)-FIND(&quot; &quot;;[.F165];1)-1))&gt;VALUE(MID([.F164];6;FIND(&quot;:&quot;;[.F164];1)-FIND(&quot; &quot;;[.F164];1)-1));[.C164];[.C164]+1)" office:value-type="float" office:value="14">
            <text:p>14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thers also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Right click on added address book</text:p>
            <text:p>- Click Share, choose some users <text:s/></text:p>
            <text:p>- Tick at Edit permission check box</text:p>
            <text:p>- Click Save</text:p>
            <text:p>- Share to Users[ Details ] </text:p>
            <text:p/>
          </table:table-cell>
          <table:table-cell table:style-name="ce197" office:value-type="string">
            <text:p>- Share successfully</text:p>
            <text:p>- Selected users are displayed in share permission list of this address book</text:p>
            <text:p>- This address book is displayed in shared list of shared users</text:p>
          </table:table-cell>
          <table:table-cell table:style-name="ce215" office:value-type="string">
            <text:p>High</text:p>
          </table:table-cell>
          <table:table-cell table:style-name="ce221" table:number-columns-repeated="2"/>
          <table:table-cell table:style-name="ce227" table:number-columns-repeated="220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66];6;1)&gt;MID([.F165];6;1);&quot;&quot;;MAX([.A$7:.A165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6];6;FIND(&quot;:&quot;;[.F166];1)-FIND(&quot; &quot;;[.F166];1)-1))&gt;VALUE(MID([.F165];6;FIND(&quot;:&quot;;[.F165];1)-FIND(&quot; &quot;;[.F165];1)-1));[.C165];[.C165]+1)" office:value-type="float" office:value="14">
            <text:p>14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thers also</text:p>
          </table:table-cell>
          <table:table-cell table:style-name="ce151" office:value-type="string">
            <text:p>Step 3: Shared users remove shared address</text:p>
          </table:table-cell>
          <table:table-cell table:style-name="ce175" office:value-type="string">
            <text:p>- Login by one shared users</text:p>
            <text:p>- Right click on shared address book and select <text:span text:style-name="T4">Discard/OK</text:span></text:p>
          </table:table-cell>
          <table:table-cell table:style-name="ce197" office:value-type="string">
            <text:p>Shared address book is removed from shared address books list of current user</text:p>
          </table:table-cell>
          <table:table-cell table:style-name="ce215" office:value-type="string">
            <text:p>High</text:p>
          </table:table-cell>
          <table:table-cell table:style-name="ce221" table:number-columns-repeated="2"/>
          <table:table-cell table:style-name="ce227" table:number-columns-repeated="220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67];6;1)&gt;MID([.F166];6;1);&quot;&quot;;MAX([.A$7:.A166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7];6;FIND(&quot;:&quot;;[.F167];1)-FIND(&quot; &quot;;[.F167];1)-1))&gt;VALUE(MID([.F166];6;FIND(&quot;:&quot;;[.F166];1)-FIND(&quot; &quot;;[.F166];1)-1));[.C166];[.C166]+1)" office:value-type="float" office:value="14">
            <text:p>14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thers also</text:p>
          </table:table-cell>
          <table:table-cell table:style-name="ce151" office:value-type="string">
            <text:p>Step 4: Check share address book by other shared users</text:p>
          </table:table-cell>
          <table:table-cell table:style-name="ce175" office:value-type="string">
            <text:p>Login by other shared user</text:p>
          </table:table-cell>
          <table:table-cell table:style-name="ce197" office:value-type="string">
            <text:p>Above address book still appears in shared address book of other shared users</text:p>
          </table:table-cell>
          <table:table-cell table:style-name="ce215" office:value-type="string">
            <text:p>High</text:p>
          </table:table-cell>
          <table:table-cell table:style-name="ce221" table:number-columns-repeated="2"/>
          <table:table-cell table:style-name="ce227" table:number-columns-repeated="220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68];6;1)&gt;MID([.F167];6;1);&quot;&quot;;MAX([.A$7:.A167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8];6;FIND(&quot;:&quot;;[.F168];1)-FIND(&quot; &quot;;[.F168];1)-1))&gt;VALUE(MID([.F167];6;FIND(&quot;:&quot;;[.F167];1)-FIND(&quot; &quot;;[.F167];1)-1));[.C167];[.C167]+1)" office:value-type="float" office:value="14">
            <text:p>14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when it is shared for others also</text:p>
          </table:table-cell>
          <table:table-cell table:style-name="ce151" office:value-type="string">
            <text:p>Step 5: Check share address book by owner</text:p>
          </table:table-cell>
          <table:table-cell table:style-name="ce175" office:value-type="string">
            <text:p>Login by owner</text:p>
          </table:table-cell>
          <table:table-cell table:style-name="ce197" office:value-type="string">
            <text:p>- That address book still is displayed with shared icon</text:p>
            <text:p>- Shared information about user at step 3 disappears from Share Address book form</text:p>
          </table:table-cell>
          <table:table-cell table:style-name="ce215" office:value-type="string">
            <text:p>High</text:p>
          </table:table-cell>
          <table:table-cell table:style-name="ce221" table:number-columns-repeated="2"/>
          <table:table-cell table:style-name="ce227" table:number-columns-repeated="220"/>
          <table:table-cell table:style-name="ce232" table:number-columns-repeated="3"/>
          <table:table-cell table:number-columns-repeated="22"/>
        </table:table-row>
        <table:table-row table:style-name="ro33">
          <table:table-cell table:style-name="ce146" table:formula="of:=IF(MID([.F169];6;1)&gt;MID([.F168];6;1);&quot;&quot;;MAX([.A$7:.A168])+1)" office:value-type="float" office:value="51">
            <text:p>51.00</text:p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69];6;FIND(&quot;:&quot;;[.F169];1)-FIND(&quot; &quot;;[.F169];1)-1))&gt;VALUE(MID([.F168];6;FIND(&quot;:&quot;;[.F168];1)-FIND(&quot; &quot;;[.F168];1)-1));[.C168];[.C168]+1)" office:value-type="float" office:value="15">
            <text:p>15.00</text:p>
          </table:table-cell>
          <table:table-cell table:style-name="ce166" office:value-type="string">
            <text:p>CS\Contact\Address book\Share</text:p>
          </table:table-cell>
          <table:table-cell table:style-name="ce69" office:value-type="string">
            <text:p>Check when shared user removes shared address book in case address book <text:s/>shared for groups</text:p>
          </table:table-cell>
          <table:table-cell table:style-name="ce151" office:value-type="string">
            <text:p>Step 1: Create address book</text:p>
          </table:table-cell>
          <table:table-cell table:style-name="ce151" office:value-type="string">
            <text:p>Create <text:s/>address book <text:s/>[ <text:a xlink:href="#Add_address">Details</text:a>]</text:p>
          </table:table-cell>
          <table:table-cell table:style-name="ce197" office:value-type="string">
            <text:p>Address book is created successfully</text:p>
          </table:table-cell>
          <table:table-cell table:style-name="ce215" office:value-type="string">
            <text:p>High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40">
          <table:table-cell table:style-name="ce146" table:formula="of:=IF(MID([.F170];6;1)&gt;MID([.F169];6;1);&quot;&quot;;MAX([.A$7:.A169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70];6;FIND(&quot;:&quot;;[.F170];1)-FIND(&quot; &quot;;[.F170];1)-1))&gt;VALUE(MID([.F169];6;FIND(&quot;:&quot;;[.F169];1)-FIND(&quot; &quot;;[.F169];1)-1));[.C169];[.C169]+1)" office:value-type="float" office:value="15">
            <text:p>15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in case address book <text:s/>shared for groups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- Right click on added address book</text:p>
            <text:p>- Click Share, choose groups <text:s text:c="9"/>- Click Save</text:p>
            <text:p>- Share to Groups [Details ]</text:p>
          </table:table-cell>
          <table:table-cell table:style-name="ce197" office:value-type="string">
            <text:p>- Share successfully</text:p>
            <text:p>- Users of selected groups are displayed in share permission list of this address book</text:p>
            <text:p>- This address book is displayed in shared list of shared users</text:p>
          </table:table-cell>
          <table:table-cell table:style-name="ce215" office:value-type="string">
            <text:p>High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71];6;1)&gt;MID([.F170];6;1);&quot;&quot;;MAX([.A$7:.A170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71];6;FIND(&quot;:&quot;;[.F171];1)-FIND(&quot; &quot;;[.F171];1)-1))&gt;VALUE(MID([.F170];6;FIND(&quot;:&quot;;[.F170];1)-FIND(&quot; &quot;;[.F170];1)-1));[.C170];[.C170]+1)" office:value-type="float" office:value="15">
            <text:p>15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in case address book <text:s/>shared for groups</text:p>
          </table:table-cell>
          <table:table-cell table:style-name="ce151" office:value-type="string">
            <text:p>Step 3: Users belong shared groups remove shared address book</text:p>
          </table:table-cell>
          <table:table-cell table:style-name="ce175" office:value-type="string">
            <text:p>- Login by users belong shared groups</text:p>
            <text:p>- Right click on shared address books and select <text:span text:style-name="T4">Discard /OK</text:span></text:p>
          </table:table-cell>
          <table:table-cell table:style-name="ce197" office:value-type="string">
            <text:p>This address book disappears from shared address books list of current user</text:p>
          </table:table-cell>
          <table:table-cell table:style-name="ce215" office:value-type="string">
            <text:p>High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72];6;1)&gt;MID([.F171];6;1);&quot;&quot;;MAX([.A$7:.A171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72];6;FIND(&quot;:&quot;;[.F172];1)-FIND(&quot; &quot;;[.F172];1)-1))&gt;VALUE(MID([.F171];6;FIND(&quot;:&quot;;[.F171];1)-FIND(&quot; &quot;;[.F171];1)-1));[.C171];[.C171]+1)" office:value-type="float" office:value="15">
            <text:p>15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in case address book <text:s/>shared for groups</text:p>
          </table:table-cell>
          <table:table-cell table:style-name="ce151" office:value-type="string">
            <text:p>Step 4: Check share address book by other shared users in that group</text:p>
          </table:table-cell>
          <table:table-cell table:style-name="ce175" office:value-type="string">
            <text:p>Login by other users in shared group</text:p>
          </table:table-cell>
          <table:table-cell table:style-name="ce197" office:value-type="string">
            <text:p>Above address book still appears in shared address book of others in shared group</text:p>
          </table:table-cell>
          <table:table-cell table:style-name="ce215" office:value-type="string">
            <text:p>High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73];6;1)&gt;MID([.F172];6;1);&quot;&quot;;MAX([.A$7:.A172])+1)">
            <text:p/>
          </table:table-cell>
          <table:table-cell table:style-name="ce153" office:value-type="string">
            <text:p>FNC_CS_CON_ADDBOOK_05</text:p>
          </table:table-cell>
          <table:table-cell table:style-name="ce162" table:formula="of:=IF(VALUE(MID([.F173];6;FIND(&quot;:&quot;;[.F173];1)-FIND(&quot; &quot;;[.F173];1)-1))&gt;VALUE(MID([.F172];6;FIND(&quot;:&quot;;[.F172];1)-FIND(&quot; &quot;;[.F172];1)-1));[.C172];[.C172]+1)" office:value-type="float" office:value="15">
            <text:p>15.00</text:p>
          </table:table-cell>
          <table:table-cell table:style-name="ce166" office:value-type="string">
            <text:p>CS\Contact\Address book\Share</text:p>
          </table:table-cell>
          <table:table-cell table:style-name="ce175" office:value-type="string">
            <text:p>Check when shared user removes shared address book in case address book <text:s/>shared for groups</text:p>
          </table:table-cell>
          <table:table-cell table:style-name="ce151" office:value-type="string">
            <text:p>Step 5: Check share address book by owner</text:p>
          </table:table-cell>
          <table:table-cell table:style-name="ce175" office:value-type="string">
            <text:p>Login by owner</text:p>
          </table:table-cell>
          <table:table-cell table:style-name="ce197" office:value-type="string">
            <text:p>There's no change with address book that is shared</text:p>
          </table:table-cell>
          <table:table-cell table:style-name="ce215" office:value-type="string">
            <text:p>High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74];6;1)&gt;MID([.F173];6;1);&quot;&quot;;MAX([.A$7:.A173])+1)" office:value-type="float" office:value="52">
            <text:p>52.00</text:p>
          </table:table-cell>
          <table:table-cell table:style-name="ce152" office:value-type="string">
            <text:p>FNC_CS_CON_ADDBOOK_06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Export</text:p>
          </table:table-cell>
          <table:table-cell table:style-name="ce169" office:value-type="string">
            <text:p>Export contacts of a specific Address book</text:p>
          </table:table-cell>
          <table:table-cell table:style-name="ce151" office:value-type="string">
            <text:p>Step 1: Create address books, contacts</text:p>
          </table:table-cell>
          <table:table-cell table:style-name="ce170" office:value-type="string">
            <text:p>Create new Address books and add some contacts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75];6;1)&gt;MID([.F174];6;1);&quot;&quot;;MAX([.A$7:.A174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175];6;FIND(&quot;:&quot;;[.F175];1)-FIND(&quot; &quot;;[.F175];1)-1))&gt;VALUE(MID([.F174];6;FIND(&quot;:&quot;;[.F174];1)-FIND(&quot; &quot;;[.F174];1)-1));[.C174];[.C174]+1)" office:value-type="float" office:value="1">
            <text:p>1.00</text:p>
          </table:table-cell>
          <table:table-cell table:style-name="ce166" office:value-type="string">
            <text:p>CS\Contact\Address Book\Export</text:p>
          </table:table-cell>
          <table:table-cell table:style-name="ce170" office:value-type="string">
            <text:p>Export contacts of a specific Address book</text:p>
          </table:table-cell>
          <table:table-cell table:style-name="ce151" office:value-type="string">
            <text:p>Step 2: Show form to export</text:p>
          </table:table-cell>
          <table:table-cell table:style-name="ce170" office:value-type="string">
            <text:p>Right click on added address book and select <text:span text:style-name="T4">Export</text:span></text:p>
          </table:table-cell>
          <table:table-cell table:style-name="ce197" office:value-type="string">
            <text:p>Export form is displayed, list all contacts of this address book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46">
          <table:table-cell table:style-name="ce146" table:formula="of:=IF(MID([.F176];6;1)&gt;MID([.F175];6;1);&quot;&quot;;MAX([.A$7:.A175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176];6;FIND(&quot;:&quot;;[.F176];1)-FIND(&quot; &quot;;[.F176];1)-1))&gt;VALUE(MID([.F175];6;FIND(&quot;:&quot;;[.F175];1)-FIND(&quot; &quot;;[.F175];1)-1));[.C175];[.C175]+1)" office:value-type="float" office:value="1">
            <text:p>1.00</text:p>
          </table:table-cell>
          <table:table-cell table:style-name="ce166" office:value-type="string">
            <text:p>CS\Contact\Address Book\Export</text:p>
          </table:table-cell>
          <table:table-cell table:style-name="ce170" office:value-type="string">
            <text:p>Export contacts of a specific Address book</text:p>
          </table:table-cell>
          <table:table-cell table:style-name="ce151" office:value-type="string">
            <text:p>Step 3: Export</text:p>
          </table:table-cell>
          <table:table-cell table:style-name="ce175" office:value-type="string">
            <text:p>- Input file name</text:p>
            <text:p>- Choose a export format <text:s text:c="2"/><text:s text:c="15"/>- Choose contacts in list to export by checking corresponding check box(es) if click Export only selected - Click on Export all button to export all contact of that address book</text:p>
          </table:table-cell>
          <table:table-cell table:style-name="ce197" office:value-type="string">
            <text:p>A file is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177];6;1)&gt;MID([.F176];6;1);&quot;&quot;;MAX([.A$7:.A176])+1)" office:value-type="float" office:value="53">
            <text:p>53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77];6;FIND(&quot;:&quot;;[.F177];1)-FIND(&quot; &quot;;[.F177];1)-1))&gt;VALUE(MID([.F176];6;FIND(&quot;:&quot;;[.F176];1)-FIND(&quot; &quot;;[.F176];1)-1));[.C176];[.C176]+1)" office:value-type="float" office:value="2">
            <text:p>2.00</text:p>
          </table:table-cell>
          <table:table-cell table:style-name="ce166" office:value-type="string">
            <text:p>CS\Contact\Address Book\Export</text:p>
          </table:table-cell>
          <table:table-cell table:style-name="ce171" office:value-type="string">
            <text:p>Export address books from tool bar</text:p>
          </table:table-cell>
          <table:table-cell table:style-name="ce151" office:value-type="string">
            <text:p>Step 1: Create address books,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78];6;1)&gt;MID([.F177];6;1);&quot;&quot;;MAX([.A$7:.A177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Export address books from tool bar</text:p>
          </table:table-cell>
          <table:table-cell table:style-name="ce151" office:value-type="string">
            <text:p>Step 2: Show form to export</text:p>
          </table:table-cell>
          <table:table-cell table:style-name="ce175" office:value-type="string">
            <text:p>Left click on <text:span text:style-name="T4">Export </text:span><text:span text:style-name="T8">icon </text:span><text:span text:style-name="T8">in tool bar</text:span></text:p>
          </table:table-cell>
          <table:table-cell table:style-name="ce197" office:value-type="string">
            <text:p>Export form is displayed, list all address books 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45">
          <table:table-cell table:style-name="ce146" table:formula="of:=IF(MID([.F179];6;1)&gt;MID([.F178];6;1);&quot;&quot;;MAX([.A$7:.A178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Export address books from tool bar</text:p>
          </table:table-cell>
          <table:table-cell table:style-name="ce151" office:value-type="string">
            <text:p>Step 3: Export</text:p>
          </table:table-cell>
          <table:table-cell table:style-name="ce175" office:value-type="string">
            <text:p>- Input file name</text:p>
            <text:p>- Choose a export format <text:s text:c="2"/><text:s text:c="15"/>- Choose address books in list to export by checking corresponding check box(es) if click Export only selected </text:p>
            <text:p>- Click on Export all button to export all address book</text:p>
          </table:table-cell>
          <table:table-cell table:style-name="ce197" office:value-type="string">
            <text:p>A file is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180];6;1)&gt;MID([.F179];6;1);&quot;&quot;;MAX([.A$7:.A179])+1)" office:value-type="float" office:value="54">
            <text:p>54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0];6;FIND(&quot;:&quot;;[.F180];1)-FIND(&quot; &quot;;[.F180];1)-1))&gt;VALUE(MID([.F179];6;FIND(&quot;:&quot;;[.F179];1)-FIND(&quot; &quot;;[.F179];1)-1));[.C179];[.C179]+1)" office:value-type="float" office:value="3">
            <text:p>3.00</text:p>
          </table:table-cell>
          <table:table-cell table:style-name="ce166" office:value-type="string">
            <text:p>CS\Contact\Address Book\Export</text:p>
          </table:table-cell>
          <table:table-cell table:style-name="ce171" office:value-type="string">
            <text:p>Export address books from Left pane</text:p>
          </table:table-cell>
          <table:table-cell table:style-name="ce151" office:value-type="string">
            <text:p>Step 1: Create address books,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81];6;1)&gt;MID([.F180];6;1);&quot;&quot;;MAX([.A$7:.A180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1];6;FIND(&quot;:&quot;;[.F181];1)-FIND(&quot; &quot;;[.F181];1)-1))&gt;VALUE(MID([.F180];6;FIND(&quot;:&quot;;[.F180];1)-FIND(&quot; &quot;;[.F180];1)-1));[.C180];[.C180]+1)" office:value-type="float" office:value="3">
            <text:p>3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Export address books from Left pane</text:p>
          </table:table-cell>
          <table:table-cell table:style-name="ce151" office:value-type="string">
            <text:p>Step 2: Show form to export</text:p>
          </table:table-cell>
          <table:table-cell table:style-name="ce175" office:value-type="string">
            <text:p>Left click on <text:span text:style-name="T4">Export </text:span><text:span text:style-name="T8">icon </text:span><text:span text:style-name="T8">in Address books from left </text:span><text:span text:style-name="T8">pane</text:span></text:p>
          </table:table-cell>
          <table:table-cell table:style-name="ce197" office:value-type="string">
            <text:p>Export form is displayed, list all address books 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45">
          <table:table-cell table:style-name="ce146" table:formula="of:=IF(MID([.F182];6;1)&gt;MID([.F181];6;1);&quot;&quot;;MAX([.A$7:.A181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Export address books from Left pane</text:p>
          </table:table-cell>
          <table:table-cell table:style-name="ce151" office:value-type="string">
            <text:p>Step 3: Export</text:p>
          </table:table-cell>
          <table:table-cell table:style-name="ce175" office:value-type="string">
            <text:p>- Input file name</text:p>
            <text:p>- Choose a export format </text:p>
            <text:p>- Choose address books in list to export by checking corresponding check box(es) if click Export only selected</text:p>
            <text:p>- Click on Export all button to export all address book</text:p>
          </table:table-cell>
          <table:table-cell table:style-name="ce197" office:value-type="string">
            <text:p>A file is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83];6;1)&gt;MID([.F182];6;1);&quot;&quot;;MAX([.A$7:.A182])+1)" office:value-type="float" office:value="55">
            <text:p>55.00</text:p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183];6;FIND(&quot;:&quot;;[.F183];1)-FIND(&quot; &quot;;[.F183];1)-1))&gt;VALUE(MID([.F182];6;FIND(&quot;:&quot;;[.F182];1)-FIND(&quot; &quot;;[.F182];1)-1));[.C182];[.C182]+1)" office:value-type="float" office:value="4">
            <text:p>4.00</text:p>
          </table:table-cell>
          <table:table-cell table:style-name="ce166" office:value-type="string">
            <text:p>CS\Contact\Address Book\Export</text:p>
          </table:table-cell>
          <table:table-cell table:style-name="ce169" office:value-type="string">
            <text:p>Export address books in case selected address book is empty</text:p>
          </table:table-cell>
          <table:table-cell table:style-name="ce154" office:value-type="string">
            <text:p>Step 1: Add a address book</text:p>
          </table:table-cell>
          <table:table-cell table:style-name="ce170" office:value-type="string">
            <text:p>Add a address book [ <text:a xlink:href="#Add_address">Details</text:a> ] <text:s/>and don't create any contact for it</text:p>
          </table:table-cell>
          <table:table-cell table:style-name="ce207" office:value-type="string">
            <text:p>The address book is created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6">
          <table:table-cell table:style-name="ce146" table:formula="of:=IF(MID([.F184];6;1)&gt;MID([.F183];6;1);&quot;&quot;;MAX([.A$7:.A183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184];6;FIND(&quot;:&quot;;[.F184];1)-FIND(&quot; &quot;;[.F184];1)-1))&gt;VALUE(MID([.F183];6;FIND(&quot;:&quot;;[.F183];1)-FIND(&quot; &quot;;[.F183];1)-1));[.C183];[.C183]+1)" office:value-type="float" office:value="4">
            <text:p>4.00</text:p>
          </table:table-cell>
          <table:table-cell table:style-name="ce166" office:value-type="string">
            <text:p>CS\Contact\Address Book\Export</text:p>
          </table:table-cell>
          <table:table-cell table:style-name="ce173" office:value-type="string">
            <text:p>Export address books from Left pane in case selected address book is empty</text:p>
          </table:table-cell>
          <table:table-cell table:style-name="ce154" office:value-type="string">
            <text:p>Step 2: Show form to export</text:p>
          </table:table-cell>
          <table:table-cell table:style-name="ce170" office:value-type="string">
            <text:p>Left click on <text:span text:style-name="T4">Export </text:span><text:span text:style-name="T8">icon </text:span><text:span text:style-name="T8">in tool bar</text:span></text:p>
          </table:table-cell>
          <table:table-cell table:style-name="ce207" office:value-type="string">
            <text:p>Export form is displayed, list all address books 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6">
          <table:table-cell table:style-name="ce146" table:formula="of:=IF(MID([.F185];6;1)&gt;MID([.F184];6;1);&quot;&quot;;MAX([.A$7:.A184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185];6;FIND(&quot;:&quot;;[.F185];1)-FIND(&quot; &quot;;[.F185];1)-1))&gt;VALUE(MID([.F184];6;FIND(&quot;:&quot;;[.F184];1)-FIND(&quot; &quot;;[.F184];1)-1));[.C184];[.C184]+1)" office:value-type="float" office:value="4">
            <text:p>4.00</text:p>
          </table:table-cell>
          <table:table-cell table:style-name="ce166" office:value-type="string">
            <text:p>CS\Contact\Address Book\Export</text:p>
          </table:table-cell>
          <table:table-cell table:style-name="ce173" office:value-type="string">
            <text:p>Export address books from Left pane in case selected address book is empty</text:p>
          </table:table-cell>
          <table:table-cell table:style-name="ce154" office:value-type="string">
            <text:p>Step 3: Export address book</text:p>
          </table:table-cell>
          <table:table-cell table:style-name="ce170" office:value-type="string">
            <text:p>- Input data for name field and choose a export format</text:p>
            <text:p>- Choose above address book to export</text:p>
            <text:p>- Click <text:span text:style-name="T4">Export Selected</text:span></text:p>
          </table:table-cell>
          <table:table-cell table:style-name="ce207" office:value-type="string">
            <text:p>Show message: “Cannot export an empty address book.”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233" table:number-columns-repeated="3"/>
          <table:table-cell table:style-name="ce243" table:number-columns-repeated="14"/>
          <table:table-cell table:number-columns-repeated="8"/>
        </table:table-row>
        <table:table-row table:style-name="ro16">
          <table:table-cell table:style-name="ce146" table:formula="of:=IF(MID([.F186];6;1)&gt;MID([.F185];6;1);&quot;&quot;;MAX([.A$7:.A185])+1)" office:value-type="float" office:value="56">
            <text:p>56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6];6;FIND(&quot;:&quot;;[.F186];1)-FIND(&quot; &quot;;[.F186];1)-1))&gt;VALUE(MID([.F185];6;FIND(&quot;:&quot;;[.F185];1)-FIND(&quot; &quot;;[.F185];1)-1));[.C185];[.C185]+1)" office:value-type="float" office:value="5">
            <text:p>5.00</text:p>
          </table:table-cell>
          <table:table-cell table:style-name="ce166" office:value-type="string">
            <text:p>CS\Contact\Address Book\Export</text:p>
          </table:table-cell>
          <table:table-cell table:style-name="ce62" office:value-type="string">
            <text:p>Export address books with blank name</text:p>
          </table:table-cell>
          <table:table-cell table:style-name="ce195" office:value-type="string">
            <text:p>Step 1: Add address book,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210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28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187];6;1)&gt;MID([.F186];6;1);&quot;&quot;;MAX([.A$7:.A186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7];6;FIND(&quot;:&quot;;[.F187];1)-FIND(&quot; &quot;;[.F187];1)-1))&gt;VALUE(MID([.F186];6;FIND(&quot;:&quot;;[.F186];1)-FIND(&quot; &quot;;[.F186];1)-1));[.C186];[.C186]+1)" office:value-type="float" office:value="5">
            <text:p>5.00</text:p>
          </table:table-cell>
          <table:table-cell table:style-name="ce166" office:value-type="string">
            <text:p>CS\Contact\Address Book\Export</text:p>
          </table:table-cell>
          <table:table-cell table:style-name="ce180" office:value-type="string">
            <text:p>Export address books with blank name</text:p>
          </table:table-cell>
          <table:table-cell table:style-name="ce195" office:value-type="string">
            <text:p>Step 2: Show Export form</text:p>
          </table:table-cell>
          <table:table-cell table:style-name="ce199" office:value-type="string">
            <text:p>Right click on added address book to click <text:s/><text:span text:style-name="T4">Export</text:span></text:p>
          </table:table-cell>
          <table:table-cell table:style-name="ce210" office:value-type="string">
            <text:p>The export form is shown with address books are chosen</text:p>
          </table:table-cell>
          <table:table-cell table:style-name="ce215" office:value-type="string">
            <text:p>Medium</text:p>
          </table:table-cell>
          <table:table-cell table:style-name="ce228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88];6;1)&gt;MID([.F187];6;1);&quot;&quot;;MAX([.A$7:.A187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8];6;FIND(&quot;:&quot;;[.F188];1)-FIND(&quot; &quot;;[.F188];1)-1))&gt;VALUE(MID([.F187];6;FIND(&quot;:&quot;;[.F187];1)-FIND(&quot; &quot;;[.F187];1)-1));[.C187];[.C187]+1)" office:value-type="float" office:value="5">
            <text:p>5.00</text:p>
          </table:table-cell>
          <table:table-cell table:style-name="ce166" office:value-type="string">
            <text:p>CS\Contact\Address Book\Export</text:p>
          </table:table-cell>
          <table:table-cell table:style-name="ce180" office:value-type="string">
            <text:p>Export address books with blank name</text:p>
          </table:table-cell>
          <table:table-cell table:style-name="ce195" office:value-type="string">
            <text:p>Step 3: Export </text:p>
          </table:table-cell>
          <table:table-cell table:style-name="ce199" office:value-type="string">
            <text:p>- Check on address books or contact to export</text:p>
            <text:p>- No input name and choose <text:span text:style-name="T4">Export</text:span></text:p>
          </table:table-cell>
          <table:table-cell table:style-name="ce210" office:value-type="string">
            <text:p>Show message: “File name is required.”</text:p>
          </table:table-cell>
          <table:table-cell table:style-name="ce215" office:value-type="string">
            <text:p>Medium</text:p>
          </table:table-cell>
          <table:table-cell table:style-name="ce228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189];6;1)&gt;MID([.F188];6;1);&quot;&quot;;MAX([.A$7:.A188])+1)" office:value-type="float" office:value="57">
            <text:p>57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89];6;FIND(&quot;:&quot;;[.F189];1)-FIND(&quot; &quot;;[.F189];1)-1))&gt;VALUE(MID([.F188];6;FIND(&quot;:&quot;;[.F188];1)-FIND(&quot; &quot;;[.F188];1)-1));[.C188];[.C188]+1)" office:value-type="float" office:value="6">
            <text:p>6.00</text:p>
          </table:table-cell>
          <table:table-cell table:style-name="ce166" office:value-type="string">
            <text:p>CS\Contact\Address Book\Export</text:p>
          </table:table-cell>
          <table:table-cell table:style-name="ce62" office:value-type="string">
            <text:p>Export address books when check address books and select Export all</text:p>
          </table:table-cell>
          <table:table-cell table:style-name="ce195" office:value-type="string">
            <text:p>Step 1: Add address book, contacts</text:p>
          </table:table-cell>
          <table:table-cell table:style-name="ce151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210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28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90];6;1)&gt;MID([.F189];6;1);&quot;&quot;;MAX([.A$7:.A189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0];6;FIND(&quot;:&quot;;[.F190];1)-FIND(&quot; &quot;;[.F190];1)-1))&gt;VALUE(MID([.F189];6;FIND(&quot;:&quot;;[.F189];1)-FIND(&quot; &quot;;[.F189];1)-1));[.C189];[.C189]+1)" office:value-type="float" office:value="6">
            <text:p>6.00</text:p>
          </table:table-cell>
          <table:table-cell table:style-name="ce166" office:value-type="string">
            <text:p>CS\Contact\Address Book\Export</text:p>
          </table:table-cell>
          <table:table-cell table:style-name="ce180" office:value-type="string">
            <text:p>Export address books when check address books and select Export all</text:p>
          </table:table-cell>
          <table:table-cell table:style-name="ce195" office:value-type="string">
            <text:p>Step 2: Show Export form</text:p>
          </table:table-cell>
          <table:table-cell table:style-name="ce175" office:value-type="string">
            <text:p>Click <text:span text:style-name="T6">Export</text:span><text:span text:style-name="T7"> in tool bar</text:span></text:p>
          </table:table-cell>
          <table:table-cell table:style-name="ce210" office:value-type="string">
            <text:p>Export form is shown all personal, shared and public address books</text:p>
          </table:table-cell>
          <table:table-cell table:style-name="ce215" office:value-type="string">
            <text:p>Medium</text:p>
          </table:table-cell>
          <table:table-cell table:style-name="ce228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191];6;1)&gt;MID([.F190];6;1);&quot;&quot;;MAX([.A$7:.A190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1];6;FIND(&quot;:&quot;;[.F191];1)-FIND(&quot; &quot;;[.F191];1)-1))&gt;VALUE(MID([.F190];6;FIND(&quot;:&quot;;[.F190];1)-FIND(&quot; &quot;;[.F190];1)-1));[.C190];[.C190]+1)" office:value-type="float" office:value="6">
            <text:p>6.00</text:p>
          </table:table-cell>
          <table:table-cell table:style-name="ce166" office:value-type="string">
            <text:p>CS\Contact\Address Book\Export</text:p>
          </table:table-cell>
          <table:table-cell table:style-name="ce180" office:value-type="string">
            <text:p>Export address books when check address books and select Export all</text:p>
          </table:table-cell>
          <table:table-cell table:style-name="ce195" office:value-type="string">
            <text:p>Step 3: Export</text:p>
          </table:table-cell>
          <table:table-cell table:style-name="ce199" office:value-type="string">
            <text:p>- Check on some address books to export <text:s text:c="18"/><text:s text:c="32"/>- Choose <text:span text:style-name="T4">Export all</text:span></text:p>
          </table:table-cell>
          <table:table-cell table:style-name="ce197" office:value-type="string">
            <text:p>All contacts of these address books are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8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192];6;1)&gt;MID([.F191];6;1);&quot;&quot;;MAX([.A$7:.A191])+1)" office:value-type="float" office:value="58">
            <text:p>58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2];6;FIND(&quot;:&quot;;[.F192];1)-FIND(&quot; &quot;;[.F192];1)-1))&gt;VALUE(MID([.F191];6;FIND(&quot;:&quot;;[.F191];1)-FIND(&quot; &quot;;[.F191];1)-1));[.C191];[.C191]+1)" office:value-type="float" office:value="7">
            <text:p>7.00</text:p>
          </table:table-cell>
          <table:table-cell table:style-name="ce166" office:value-type="string">
            <text:p>CS\Contact\Address Book\Export</text:p>
          </table:table-cell>
          <table:table-cell table:style-name="ce57" office:value-type="string">
            <text:p>Check Export only selected function without choosing any contact to export</text:p>
          </table:table-cell>
          <table:table-cell table:style-name="ce151" office:value-type="string">
            <text:p>Step 1: Create address book</text:p>
          </table:table-cell>
          <table:table-cell table:style-name="ce151" office:value-type="string">
            <text:p>Create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97" office:value-type="string">
            <text:p>Create address book &amp; contacts successfully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93];6;1)&gt;MID([.F192];6;1);&quot;&quot;;MAX([.A$7:.A192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3];6;FIND(&quot;:&quot;;[.F193];1)-FIND(&quot; &quot;;[.F193];1)-1))&gt;VALUE(MID([.F192];6;FIND(&quot;:&quot;;[.F192];1)-FIND(&quot; &quot;;[.F192];1)-1));[.C192];[.C192]+1)" office:value-type="float" office:value="7">
            <text:p>7.00</text:p>
          </table:table-cell>
          <table:table-cell table:style-name="ce166" office:value-type="string">
            <text:p>CS\Contact\Address Book\Export</text:p>
          </table:table-cell>
          <table:table-cell table:style-name="ce181" office:value-type="string">
            <text:p>Check Export only selected function without choosing any contact to export</text:p>
          </table:table-cell>
          <table:table-cell table:style-name="ce151" office:value-type="string">
            <text:p>Step 2: Show form to export</text:p>
          </table:table-cell>
          <table:table-cell table:style-name="ce175" office:value-type="string">
            <text:p>Right click on added address book and select <text:span text:style-name="T4">Export </text:span></text:p>
          </table:table-cell>
          <table:table-cell table:style-name="ce197" office:value-type="string">
            <text:p>Export contacts form is displayed, list all contacts of this address book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47">
          <table:table-cell table:style-name="ce146" table:formula="of:=IF(MID([.F194];6;1)&gt;MID([.F193];6;1);&quot;&quot;;MAX([.A$7:.A193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4];6;FIND(&quot;:&quot;;[.F194];1)-FIND(&quot; &quot;;[.F194];1)-1))&gt;VALUE(MID([.F193];6;FIND(&quot;:&quot;;[.F193];1)-FIND(&quot; &quot;;[.F193];1)-1));[.C193];[.C193]+1)" office:value-type="float" office:value="7">
            <text:p>7.00</text:p>
          </table:table-cell>
          <table:table-cell table:style-name="ce166" office:value-type="string">
            <text:p>CS\Contact\Address Book\Export</text:p>
          </table:table-cell>
          <table:table-cell table:style-name="ce181" office:value-type="string">
            <text:p>Check Export only selected function without choosing any contact to export</text:p>
          </table:table-cell>
          <table:table-cell table:style-name="ce151" office:value-type="string">
            <text:p>Step 3: Export</text:p>
          </table:table-cell>
          <table:table-cell table:style-name="ce175" office:value-type="string">
            <text:p>- Do not check any contact in list</text:p>
            <text:p>- Input file name</text:p>
            <text:p>- Choose a export format</text:p>
            <text:p>- Click <text:span text:style-name="T6">Export only </text:span><text:span text:style-name="T6">selected</text:span></text:p>
          </table:table-cell>
          <table:table-cell table:style-name="ce197" office:value-type="string">
            <text:p>Show message alerts user have to choose contact to export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40">
          <table:table-cell table:style-name="ce146" table:formula="of:=IF(MID([.F195];6;1)&gt;MID([.F194];6;1);&quot;&quot;;MAX([.A$7:.A194])+1)" office:value-type="float" office:value="59">
            <text:p>59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5];6;FIND(&quot;:&quot;;[.F195];1)-FIND(&quot; &quot;;[.F195];1)-1))&gt;VALUE(MID([.F194];6;FIND(&quot;:&quot;;[.F194];1)-FIND(&quot; &quot;;[.F194];1)-1));[.C194];[.C194]+1)" office:value-type="float" office:value="8">
            <text:p>8.00</text:p>
          </table:table-cell>
          <table:table-cell table:style-name="ce166" office:value-type="string">
            <text:p>CS\Contact\Address Book\Export</text:p>
          </table:table-cell>
          <table:table-cell table:style-name="ce171" office:value-type="string">
            <text:p>Check when export contacts of shared address book</text:p>
          </table:table-cell>
          <table:table-cell table:style-name="ce151" office:value-type="string">
            <text:p>Step 1: Share address book</text:p>
          </table:table-cell>
          <table:table-cell table:style-name="ce175" office:value-type="string">
            <text:p>- Create address book [ Details ]</text:p>
            <text:p>- Create contact [ Details ]</text:p>
            <text:p>- Share that address book for an user with/without edit right</text:p>
            <text:p>- Share to Users[ Details ] </text:p>
            <text:p>- Share to Groups [Details ]</text:p>
          </table:table-cell>
          <table:table-cell table:style-name="ce197" office:value-type="string">
            <text:p>Share address book successfully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96];6;1)&gt;MID([.F195];6;1);&quot;&quot;;MAX([.A$7:.A195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6];6;FIND(&quot;:&quot;;[.F196];1)-FIND(&quot; &quot;;[.F196];1)-1))&gt;VALUE(MID([.F195];6;FIND(&quot;:&quot;;[.F195];1)-FIND(&quot; &quot;;[.F195];1)-1));[.C195];[.C195]+1)" office:value-type="float" office:value="8">
            <text:p>8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Check when export contacts of shared address book</text:p>
          </table:table-cell>
          <table:table-cell table:style-name="ce151" office:value-type="string">
            <text:p>Step 2: Show Export form</text:p>
          </table:table-cell>
          <table:table-cell table:style-name="ce175" office:value-type="string">
            <text:p>- Login by shared user </text:p>
            <text:p>- Right click on shared address book and select <text:span text:style-name="T4">Export</text:span></text:p>
          </table:table-cell>
          <table:table-cell table:style-name="ce197" office:value-type="string">
            <text:p>Export form is displayed, list all contacts of this address book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197];6;1)&gt;MID([.F196];6;1);&quot;&quot;;MAX([.A$7:.A196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7];6;FIND(&quot;:&quot;;[.F197];1)-FIND(&quot; &quot;;[.F197];1)-1))&gt;VALUE(MID([.F196];6;FIND(&quot;:&quot;;[.F196];1)-FIND(&quot; &quot;;[.F196];1)-1));[.C196];[.C196]+1)" office:value-type="float" office:value="8">
            <text:p>8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Check when export contacts of shared address book</text:p>
          </table:table-cell>
          <table:table-cell table:style-name="ce151" office:value-type="string">
            <text:p>Step 3: Export</text:p>
          </table:table-cell>
          <table:table-cell table:style-name="ce175" office:value-type="string">
            <text:p>- Input file name</text:p>
            <text:p>- Click <text:span text:style-name="T4">Export all </text:span><text:span text:style-name="T8">or </text:span><text:span text:style-name="T8">choose some contacts in </text:span><text:span text:style-name="T8">list and click </text:span><text:span text:style-name="T4">Export only </text:span><text:span text:style-name="T4">selected</text:span></text:p>
          </table:table-cell>
          <table:table-cell table:style-name="ce197" office:value-type="string">
            <text:p>Contacts are exported into a file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33">
          <table:table-cell table:style-name="ce146" table:formula="of:=IF(MID([.F198];6;1)&gt;MID([.F197];6;1);&quot;&quot;;MAX([.A$7:.A197])+1)" office:value-type="float" office:value="60">
            <text:p>60.00</text:p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8];6;FIND(&quot;:&quot;;[.F198];1)-FIND(&quot; &quot;;[.F198];1)-1))&gt;VALUE(MID([.F197];6;FIND(&quot;:&quot;;[.F197];1)-FIND(&quot; &quot;;[.F197];1)-1));[.C197];[.C197]+1)" office:value-type="float" office:value="9">
            <text:p>9.00</text:p>
          </table:table-cell>
          <table:table-cell table:style-name="ce166" office:value-type="string">
            <text:p>CS\Contact\Address Book\Export</text:p>
          </table:table-cell>
          <table:table-cell table:style-name="ce171" office:value-type="string">
            <text:p>Check when export shared address book</text:p>
          </table:table-cell>
          <table:table-cell table:style-name="ce151" office:value-type="string">
            <text:p>Step 1: Share address book</text:p>
          </table:table-cell>
          <table:table-cell table:style-name="ce175" office:value-type="string">
            <text:p>- Create address book [ <text:a xlink:href="#Add_address">Details</text:a> ]</text:p>
            <text:p>- Create contact [ <text:a xlink:href="#Add_contact">Details</text:a> ]</text:p>
            <text:p>- Share that address book for an user with/without edit right </text:p>
            <text:p>[ <text:a xlink:href="#Share_address_touser">Details</text:a> ] </text:p>
          </table:table-cell>
          <table:table-cell table:style-name="ce197" office:value-type="string">
            <text:p>Share address book successfully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199];6;1)&gt;MID([.F198];6;1);&quot;&quot;;MAX([.A$7:.A198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199];6;FIND(&quot;:&quot;;[.F199];1)-FIND(&quot; &quot;;[.F199];1)-1))&gt;VALUE(MID([.F198];6;FIND(&quot;:&quot;;[.F198];1)-FIND(&quot; &quot;;[.F198];1)-1));[.C198];[.C198]+1)" office:value-type="float" office:value="9">
            <text:p>9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Check when export shared address book</text:p>
          </table:table-cell>
          <table:table-cell table:style-name="ce151" office:value-type="string">
            <text:p>Step 2: Show Export form</text:p>
          </table:table-cell>
          <table:table-cell table:style-name="ce175" office:value-type="string">
            <text:p>- Login by shared user </text:p>
            <text:p>- Click <text:span text:style-name="T4">Export </text:span><text:span text:style-name="T8">in Action </text:span><text:span text:style-name="T8">bar</text:span></text:p>
          </table:table-cell>
          <table:table-cell table:style-name="ce197" office:value-type="string">
            <text:p>Export form is displayed, list <text:s/>all address books 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33">
          <table:table-cell table:style-name="ce146" table:formula="of:=IF(MID([.F200];6;1)&gt;MID([.F199];6;1);&quot;&quot;;MAX([.A$7:.A199])+1)">
            <text:p/>
          </table:table-cell>
          <table:table-cell table:style-name="ce153" office:value-type="string">
            <text:p>FNC_CS_CON_ADDBOOK_06</text:p>
          </table:table-cell>
          <table:table-cell table:style-name="ce162" table:formula="of:=IF(VALUE(MID([.F200];6;FIND(&quot;:&quot;;[.F200];1)-FIND(&quot; &quot;;[.F200];1)-1))&gt;VALUE(MID([.F199];6;FIND(&quot;:&quot;;[.F199];1)-FIND(&quot; &quot;;[.F199];1)-1));[.C199];[.C199]+1)" office:value-type="float" office:value="9">
            <text:p>9.00</text:p>
          </table:table-cell>
          <table:table-cell table:style-name="ce166" office:value-type="string">
            <text:p>CS\Contact\Address Book\Export</text:p>
          </table:table-cell>
          <table:table-cell table:style-name="ce172" office:value-type="string">
            <text:p>Check when export shared address book</text:p>
          </table:table-cell>
          <table:table-cell table:style-name="ce151" office:value-type="string">
            <text:p>Step 3: Export</text:p>
          </table:table-cell>
          <table:table-cell table:style-name="ce175" office:value-type="string">
            <text:p>- Input file name</text:p>
            <text:p>- Click <text:span text:style-name="T4">Export all </text:span><text:span text:style-name="T8">or </text:span><text:span text:style-name="T8">choose some Address </text:span><text:span text:style-name="T8">books in list (include </text:span><text:span text:style-name="T8">shared address book) and </text:span><text:span text:style-name="T8">click </text:span><text:span text:style-name="T4">Export selected</text:span></text:p>
          </table:table-cell>
          <table:table-cell table:style-name="ce197" office:value-type="string">
            <text:p>Contacts of selected address book are exported into a file</text:p>
          </table:table-cell>
          <table:table-cell table:style-name="ce215" office:value-type="string">
            <text:p>Medium</text:p>
          </table:table-cell>
          <table:table-cell table:style-name="ce221" table:number-columns-repeated="4"/>
          <table:table-cell table:style-name="ce227" table:number-columns-repeated="218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201];6;1)&gt;MID([.F200];6;1);&quot;&quot;;MAX([.A$7:.A200])+1)" office:value-type="float" office:value="61">
            <text:p>61.00</text:p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1];6;FIND(&quot;:&quot;;[.F201];1)-FIND(&quot; &quot;;[.F201];1)-1))&gt;VALUE(MID([.F200];6;FIND(&quot;:&quot;;[.F200];1)-FIND(&quot; &quot;;[.F200];1)-1));[.C200];[.C200]+1)" office:value-type="float" office:value="10">
            <text:p>10.00</text:p>
          </table:table-cell>
          <table:table-cell table:style-name="ce166" office:value-type="string">
            <text:p>CS\Contact\Address Book\Export</text:p>
          </table:table-cell>
          <table:table-cell table:style-name="ce169" office:value-type="string">
            <text:p>Export address books contains imported contacts</text:p>
          </table:table-cell>
          <table:table-cell table:style-name="ce151" office:value-type="string">
            <text:p>Step 1: Create address books, contacts</text:p>
          </table:table-cell>
          <table:table-cell table:style-name="ce175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02];6;1)&gt;MID([.F201];6;1);&quot;&quot;;MAX([.A$7:.A201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2];6;FIND(&quot;:&quot;;[.F202];1)-FIND(&quot; &quot;;[.F202];1)-1))&gt;VALUE(MID([.F201];6;FIND(&quot;:&quot;;[.F201];1)-FIND(&quot; &quot;;[.F201];1)-1));[.C201];[.C201]+1)" office:value-type="float" office:value="10">
            <text:p>10.00</text:p>
          </table:table-cell>
          <table:table-cell table:style-name="ce166" office:value-type="string">
            <text:p>CS\Contact\Address Book\Export</text:p>
          </table:table-cell>
          <table:table-cell table:style-name="ce170" office:value-type="string">
            <text:p>Export address books contains imported contacts</text:p>
          </table:table-cell>
          <table:table-cell table:style-name="ce151" office:value-type="string">
            <text:p>Step 2: Export added address book</text:p>
          </table:table-cell>
          <table:table-cell table:style-name="ce170" office:value-type="string">
            <text:p>Export address book above </text:p>
            <text:p>[ <text:a xlink:href="#Export_address">Details</text:a> ] </text:p>
          </table:table-cell>
          <table:table-cell table:style-name="ce197" office:value-type="string">
            <text:p>A file is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03];6;1)&gt;MID([.F202];6;1);&quot;&quot;;MAX([.A$7:.A202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3];6;FIND(&quot;:&quot;;[.F203];1)-FIND(&quot; &quot;;[.F203];1)-1))&gt;VALUE(MID([.F202];6;FIND(&quot;:&quot;;[.F202];1)-FIND(&quot; &quot;;[.F202];1)-1));[.C202];[.C202]+1)" office:value-type="float" office:value="10">
            <text:p>10.00</text:p>
          </table:table-cell>
          <table:table-cell table:style-name="ce166" office:value-type="string">
            <text:p>CS\Contact\Address Book\Export</text:p>
          </table:table-cell>
          <table:table-cell table:style-name="ce170" office:value-type="string">
            <text:p>Export address books contains imported contacts</text:p>
          </table:table-cell>
          <table:table-cell table:style-name="ce151" office:value-type="string">
            <text:p>Step 3: Import address book</text:p>
          </table:table-cell>
          <table:table-cell table:style-name="ce170" office:value-type="string">
            <text:p>- Click Import in action bar </text:p>
            <text:p>- Choose an address book to import</text:p>
            <text:p>- Select exported file at step 2</text:p>
          </table:table-cell>
          <table:table-cell table:style-name="ce197" office:value-type="string">
            <text:p>Exported contacts from selected file will be imported into selected address book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04];6;1)&gt;MID([.F203];6;1);&quot;&quot;;MAX([.A$7:.A203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4];6;FIND(&quot;:&quot;;[.F204];1)-FIND(&quot; &quot;;[.F204];1)-1))&gt;VALUE(MID([.F203];6;FIND(&quot;:&quot;;[.F203];1)-FIND(&quot; &quot;;[.F203];1)-1));[.C203];[.C203]+1)" office:value-type="float" office:value="10">
            <text:p>10.00</text:p>
          </table:table-cell>
          <table:table-cell table:style-name="ce166" office:value-type="string">
            <text:p>CS\Contact\Address Book\Export</text:p>
          </table:table-cell>
          <table:table-cell table:style-name="ce170" office:value-type="string">
            <text:p>Export address books contains imported contacts</text:p>
          </table:table-cell>
          <table:table-cell table:style-name="ce151" office:value-type="string">
            <text:p>Step 4: Export address book contains imported contacts</text:p>
          </table:table-cell>
          <table:table-cell table:style-name="ce170" office:value-type="string">
            <text:p>Export address book that has just been imported at step 3</text:p>
          </table:table-cell>
          <table:table-cell table:style-name="ce197" office:value-type="string">
            <text:p>All contacts (include original contacts and new imported contacts) in selected address book are exported in a .vcf file.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205];6;1)&gt;MID([.F204];6;1);&quot;&quot;;MAX([.A$7:.A204])+1)" office:value-type="float" office:value="62">
            <text:p>62.00</text:p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5];6;FIND(&quot;:&quot;;[.F205];1)-FIND(&quot; &quot;;[.F205];1)-1))&gt;VALUE(MID([.F204];6;FIND(&quot;:&quot;;[.F204];1)-FIND(&quot; &quot;;[.F204];1)-1));[.C204];[.C204]+1)" office:value-type="float" office:value="11">
            <text:p>11.00</text:p>
          </table:table-cell>
          <table:table-cell table:style-name="ce166" office:value-type="string">
            <text:p>CS\Contact\Address Book\Export</text:p>
          </table:table-cell>
          <table:table-cell table:style-name="ce182" office:value-type="string">
            <text:p>Export all contacts of an address book from right click menu when number of contacts in list is less than 150</text:p>
          </table:table-cell>
          <table:table-cell table:style-name="ce196" office:value-type="string">
            <text:p>Step 1: Add address books, contacts</text:p>
          </table:table-cell>
          <table:table-cell table:style-name="ce200" office:value-type="string">
            <text:p><text:span text:style-name="T16">- Create address book [ </text:span><text:span text:style-name="T16"><text:a xlink:href="#Add_address">Details</text:a></text:span><text:span text:style-name="T16"> ]</text:span></text:p>
            <text:p><text:span text:style-name="T16">- Create contact [ </text:span><text:span text:style-name="T16"><text:a xlink:href="#Add_contact">Details</text:a></text:span><text:span text:style-name="T16"> ]</text:span></text:p>
          </table:table-cell>
          <table:table-cell table:style-name="ce18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16">
          <table:table-cell table:style-name="ce146" table:formula="of:=IF(MID([.F206];6;1)&gt;MID([.F205];6;1);&quot;&quot;;MAX([.A$7:.A205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6];6;FIND(&quot;:&quot;;[.F206];1)-FIND(&quot; &quot;;[.F206];1)-1))&gt;VALUE(MID([.F205];6;FIND(&quot;:&quot;;[.F205];1)-FIND(&quot; &quot;;[.F205];1)-1));[.C205];[.C205]+1)" office:value-type="float" office:value="11">
            <text:p>11.00</text:p>
          </table:table-cell>
          <table:table-cell table:style-name="ce166" office:value-type="string">
            <text:p>CS\Contact\Address Book\Export</text:p>
          </table:table-cell>
          <table:table-cell table:style-name="ce183" office:value-type="string">
            <text:p>Export all contacts of an address book from right click menu when number of contacts in list is less than 150</text:p>
          </table:table-cell>
          <table:table-cell table:style-name="ce196" office:value-type="string">
            <text:p>Step 2: Show form to export contacts</text:p>
          </table:table-cell>
          <table:table-cell table:style-name="ce201" office:value-type="string">
            <text:p>Right click on an address book and select <text:span text:style-name="T4">Export</text:span></text:p>
          </table:table-cell>
          <table:table-cell table:style-name="ce187" office:value-type="string">
            <text:p>All contacts of this address book will be listed in export contact form, divided in pages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16">
          <table:table-cell table:style-name="ce146" table:formula="of:=IF(MID([.F207];6;1)&gt;MID([.F206];6;1);&quot;&quot;;MAX([.A$7:.A206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7];6;FIND(&quot;:&quot;;[.F207];1)-FIND(&quot; &quot;;[.F207];1)-1))&gt;VALUE(MID([.F206];6;FIND(&quot;:&quot;;[.F206];1)-FIND(&quot; &quot;;[.F206];1)-1));[.C206];[.C206]+1)" office:value-type="float" office:value="11">
            <text:p>11.00</text:p>
          </table:table-cell>
          <table:table-cell table:style-name="ce166" office:value-type="string">
            <text:p>CS\Contact\Address Book\Export</text:p>
          </table:table-cell>
          <table:table-cell table:style-name="ce183" office:value-type="string">
            <text:p>Export all contacts of an address book from right click menu when number of contacts in list is less than 150</text:p>
          </table:table-cell>
          <table:table-cell table:style-name="ce196" office:value-type="string">
            <text:p>Step 3: Select all contacts to export</text:p>
          </table:table-cell>
          <table:table-cell table:style-name="ce201" office:value-type="string">
            <text:p><text:span text:style-name="T8">Select </text:span><text:span text:style-name="T4">Check all</text:span> check box to check all contacts in one page</text:p>
            <text:p><text:span text:style-name="T13"/></text:p>
          </table:table-cell>
          <table:table-cell table:style-name="ce187" office:value-type="string">
            <text:p>Check boxes of all contacts (in all pages) will be checked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33">
          <table:table-cell table:style-name="ce146" table:formula="of:=IF(MID([.F208];6;1)&gt;MID([.F207];6;1);&quot;&quot;;MAX([.A$7:.A207])+1)">
            <text:p/>
          </table:table-cell>
          <table:table-cell table:style-name="ce152" office:value-type="string">
            <text:p>FNC_CS_CON_ADDBOOK_06</text:p>
          </table:table-cell>
          <table:table-cell table:style-name="ce162" table:formula="of:=IF(VALUE(MID([.F208];6;FIND(&quot;:&quot;;[.F208];1)-FIND(&quot; &quot;;[.F208];1)-1))&gt;VALUE(MID([.F207];6;FIND(&quot;:&quot;;[.F207];1)-FIND(&quot; &quot;;[.F207];1)-1));[.C207];[.C207]+1)" office:value-type="float" office:value="11">
            <text:p>11.00</text:p>
          </table:table-cell>
          <table:table-cell table:style-name="ce166" office:value-type="string">
            <text:p>CS\Contact\Address Book\Export</text:p>
          </table:table-cell>
          <table:table-cell table:style-name="ce183" office:value-type="string">
            <text:p>Export all contacts of an address book from right click menu when number of contacts in list is less than 150</text:p>
          </table:table-cell>
          <table:table-cell table:style-name="ce196" office:value-type="string">
            <text:p>Step 4: Complete exporting</text:p>
          </table:table-cell>
          <table:table-cell table:style-name="ce202" office:value-type="string">
            <text:p><text:span text:style-name="T15">- Input file name</text:span></text:p>
            <text:p><text:span text:style-name="T15">- Select export format</text:span></text:p>
            <text:p><text:span text:style-name="T15">- C</text:span><text:span text:style-name="T17">lick on </text:span><text:span text:style-name="T18">Export only </text:span><text:span text:style-name="T18">selected</text:span><text:span text:style-name="T17"> button to export </text:span><text:span text:style-name="T17">selected contact of that </text:span><text:span text:style-name="T17">address book</text:span></text:p>
          </table:table-cell>
          <table:table-cell table:style-name="ce187" office:value-type="string">
            <text:p>- All contacts will be exported in a file in selected format</text:p>
            <text:p>- If number of contacts in this address book is over 150, there's message alerts user that can not export.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22">
          <table:table-cell table:style-name="ce146" table:formula="of:=IF(MID([.F209];6;1)&gt;MID([.F208];6;1);&quot;&quot;;MAX([.A$7:.A208])+1)" office:value-type="float" office:value="63">
            <text:p>63.00</text:p>
          </table:table-cell>
          <table:table-cell table:style-name="ce152" office:value-type="string">
            <text:p>FNC_CS_CON_ADDBOOK_07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Import</text:p>
          </table:table-cell>
          <table:table-cell table:style-name="ce169" office:value-type="string">
            <text:p>Import Address Book from tool bar</text:p>
          </table:table-cell>
          <table:table-cell table:style-name="ce151" office:value-type="string">
            <text:p>Step 1: Create address books, contacts</text:p>
          </table:table-cell>
          <table:table-cell table:style-name="ce175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22">
          <table:table-cell table:style-name="ce146" table:formula="of:=IF(MID([.F210];6;1)&gt;MID([.F209];6;1);&quot;&quot;;MAX([.A$7:.A209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Address Book from tool bar</text:p>
          </table:table-cell>
          <table:table-cell table:style-name="ce151" office:value-type="string">
            <text:p>Step 2: Export added address book</text:p>
          </table:table-cell>
          <table:table-cell table:style-name="ce170" office:value-type="string">
            <text:p>Export address book above</text:p>
          </table:table-cell>
          <table:table-cell table:style-name="ce197" office:value-type="string">
            <text:p>A file is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22">
          <table:table-cell table:style-name="ce146" table:formula="of:=IF(MID([.F211];6;1)&gt;MID([.F210];6;1);&quot;&quot;;MAX([.A$7:.A210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1];6;FIND(&quot;:&quot;;[.F211];1)-FIND(&quot; &quot;;[.F211];1)-1))&gt;VALUE(MID([.F210];6;FIND(&quot;:&quot;;[.F210];1)-FIND(&quot; &quot;;[.F210];1)-1));[.C210];[.C210]+1)" office:value-type="float" office:value="1">
            <text:p>1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Address Book from tool bar</text:p>
          </table:table-cell>
          <table:table-cell table:style-name="ce151" office:value-type="string">
            <text:p>Step 3: Show form to import</text:p>
          </table:table-cell>
          <table:table-cell table:style-name="ce170" office:value-type="string">
            <text:p>Click <text:span text:style-name="T9">Import</text:span><text:span text:style-name="T10"> in tool bar</text:span></text:p>
          </table:table-cell>
          <table:table-cell table:style-name="ce197" office:value-type="string">
            <text:p>Import form is displayed with default address book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47">
          <table:table-cell table:style-name="ce146" table:formula="of:=IF(MID([.F212];6;1)&gt;MID([.F211];6;1);&quot;&quot;;MAX([.A$7:.A211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2];6;FIND(&quot;:&quot;;[.F212];1)-FIND(&quot; &quot;;[.F212];1)-1))&gt;VALUE(MID([.F211];6;FIND(&quot;:&quot;;[.F211];1)-FIND(&quot; &quot;;[.F211];1)-1));[.C211];[.C211]+1)" office:value-type="float" office:value="1">
            <text:p>1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Address Book from tool bar</text:p>
          </table:table-cell>
          <table:table-cell table:style-name="ce151" office:value-type="string">
            <text:p>Step 4: Import</text:p>
          </table:table-cell>
          <table:table-cell table:style-name="ce170" office:value-type="string">
            <text:p>- Select an address book or create new address book</text:p>
            <text:p>- Select import format</text:p>
            <text:p>- Browse a file in selected format and click <text:span text:style-name="T9">Upload</text:span><text:span text:style-name="T10"> </text:span><text:span text:style-name="T10">icon</text:span></text:p>
            <text:p><text:span text:style-name="T10">- Click </text:span><text:span text:style-name="T19">Save</text:span></text:p>
          </table:table-cell>
          <table:table-cell table:style-name="ce197" office:value-type="string">
            <text:p>All exported contacts in selected file will be imported into selected address book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13];6;1)&gt;MID([.F212];6;1);&quot;&quot;;MAX([.A$7:.A212])+1)" office:value-type="float" office:value="64">
            <text:p>64.00</text:p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table:style-name="ce166" office:value-type="string">
            <text:p>CS\Contact\Address Book\Import</text:p>
          </table:table-cell>
          <table:table-cell table:style-name="ce169" office:value-type="string">
            <text:p>Cancel importing address book</text:p>
          </table:table-cell>
          <table:table-cell table:style-name="ce151" office:value-type="string">
            <text:p>Step 1: Create address books, contacts</text:p>
          </table:table-cell>
          <table:table-cell table:style-name="ce175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14];6;1)&gt;MID([.F213];6;1);&quot;&quot;;MAX([.A$7:.A213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Cancel importing address book</text:p>
          </table:table-cell>
          <table:table-cell table:style-name="ce151" office:value-type="string">
            <text:p>Step 2: Show form to import</text:p>
          </table:table-cell>
          <table:table-cell table:style-name="ce170" office:value-type="string">
            <text:p><text:span text:style-name="T20">Left click on Address </text:span><text:span text:style-name="T20">Books icon and select </text:span><text:span text:style-name="T21">Import</text:span><text:span text:style-name="T22"> </text:span></text:p>
          </table:table-cell>
          <table:table-cell table:style-name="ce197" office:value-type="string">
            <text:p>Import form is displayed properly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15];6;1)&gt;MID([.F214];6;1);&quot;&quot;;MAX([.A$7:.A214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5];6;FIND(&quot;:&quot;;[.F215];1)-FIND(&quot; &quot;;[.F215];1)-1))&gt;VALUE(MID([.F214];6;FIND(&quot;:&quot;;[.F214];1)-FIND(&quot; &quot;;[.F214];1)-1));[.C214];[.C214]+1)" office:value-type="float" office:value="2">
            <text:p>2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Cancel importing address book</text:p>
          </table:table-cell>
          <table:table-cell table:style-name="ce151" office:value-type="string">
            <text:p>Step 3: Cancel</text:p>
          </table:table-cell>
          <table:table-cell table:style-name="ce170" office:value-type="string">
            <text:p>Click Cancel button or close icon to cancel importing </text:p>
          </table:table-cell>
          <table:table-cell table:style-name="ce197" office:value-type="string">
            <text:p>The import form is closed. 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16];6;1)&gt;MID([.F215];6;1);&quot;&quot;;MAX([.A$7:.A215])+1)" office:value-type="float" office:value="65">
            <text:p>65.00</text:p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table:style-name="ce166" office:value-type="string">
            <text:p>CS\Contact\Address Book\Import</text:p>
          </table:table-cell>
          <table:table-cell table:style-name="ce169" office:value-type="string">
            <text:p>Import for specific Address book</text:p>
          </table:table-cell>
          <table:table-cell table:style-name="ce151" office:value-type="string">
            <text:p>Step 1: Create address books, contacts</text:p>
          </table:table-cell>
          <table:table-cell table:style-name="ce175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22">
          <table:table-cell table:style-name="ce146" table:formula="of:=IF(MID([.F217];6;1)&gt;MID([.F216];6;1);&quot;&quot;;MAX([.A$7:.A216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for specific Address book</text:p>
          </table:table-cell>
          <table:table-cell table:style-name="ce151" office:value-type="string">
            <text:p>Step 2: Export added address book</text:p>
          </table:table-cell>
          <table:table-cell table:style-name="ce170" office:value-type="string">
            <text:p>Export address book above</text:p>
          </table:table-cell>
          <table:table-cell table:style-name="ce197" office:value-type="string">
            <text:p>A file is exported in selected format into your machine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22">
          <table:table-cell table:style-name="ce146" table:formula="of:=IF(MID([.F218];6;1)&gt;MID([.F217];6;1);&quot;&quot;;MAX([.A$7:.A217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8];6;FIND(&quot;:&quot;;[.F218];1)-FIND(&quot; &quot;;[.F218];1)-1))&gt;VALUE(MID([.F217];6;FIND(&quot;:&quot;;[.F217];1)-FIND(&quot; &quot;;[.F217];1)-1));[.C217];[.C217]+1)" office:value-type="float" office:value="3">
            <text:p>3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for specific Address book</text:p>
          </table:table-cell>
          <table:table-cell table:style-name="ce151" office:value-type="string">
            <text:p>Step 3: Show form to import</text:p>
          </table:table-cell>
          <table:table-cell table:style-name="ce170" office:value-type="string">
            <text:p><text:span text:style-name="T20">Right click on specific </text:span><text:span text:style-name="T20">Address Books and select </text:span><text:span text:style-name="T21">Import</text:span><text:span text:style-name="T22"> </text:span></text:p>
          </table:table-cell>
          <table:table-cell table:style-name="ce197" office:value-type="string">
            <text:p>Import form is displayed with that address book is selected as default</text:p>
          </table:table-cell>
          <table:table-cell table:style-name="ce215" office:value-type="string">
            <text:p>Medium</text:p>
          </table:table-cell>
          <table:table-cell table:style-name="ce228" table:number-columns-repeated="224"/>
          <table:table-cell table:style-name="ce157"/>
          <table:table-cell table:number-columns-repeated="22"/>
        </table:table-row>
        <table:table-row table:style-name="ro48">
          <table:table-cell table:style-name="ce146" table:formula="of:=IF(MID([.F219];6;1)&gt;MID([.F218];6;1);&quot;&quot;;MAX([.A$7:.A218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19];6;FIND(&quot;:&quot;;[.F219];1)-FIND(&quot; &quot;;[.F219];1)-1))&gt;VALUE(MID([.F218];6;FIND(&quot;:&quot;;[.F218];1)-FIND(&quot; &quot;;[.F218];1)-1));[.C218];[.C218]+1)" office:value-type="float" office:value="3">
            <text:p>3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for specific Address book</text:p>
          </table:table-cell>
          <table:table-cell table:style-name="ce151" office:value-type="string">
            <text:p>Step 4: Import</text:p>
          </table:table-cell>
          <table:table-cell table:style-name="ce170" office:value-type="string">
            <text:p>- Select format type</text:p>
            <text:p>- Browse a file in selected format and click <text:span text:style-name="T9">Upload</text:span><text:span text:style-name="T10"> </text:span><text:span text:style-name="T10">icon</text:span></text:p>
            <text:p><text:span text:style-name="T10">- Click </text:span><text:span text:style-name="T19">Save</text:span></text:p>
          </table:table-cell>
          <table:table-cell table:style-name="ce197" office:value-type="string">
            <text:p>All exported contacts in selected file will be imported into selected address book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20];6;1)&gt;MID([.F219];6;1);&quot;&quot;;MAX([.A$7:.A219])+1)" office:value-type="float" office:value="66">
            <text:p>66.00</text:p>
          </table:table-cell>
          <table:table-cell table:style-name="ce153" office:value-type="string">
            <text:p>FNC_CS_CON_ADDBOOK_07</text:p>
          </table:table-cell>
          <table:table-cell table:style-name="ce162"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table:style-name="ce166" office:value-type="string">
            <text:p>CS\Contact\Address Book\Import</text:p>
          </table:table-cell>
          <table:table-cell table:style-name="ce171" office:value-type="string">
            <text:p>Import Address Book without uploading any file</text:p>
          </table:table-cell>
          <table:table-cell table:style-name="ce151" office:value-type="string">
            <text:p>Step 1: Create address books, contacts</text:p>
          </table:table-cell>
          <table:table-cell table:style-name="ce175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7" office:value-type="string">
            <text:p>Address books and contacts are added successfully</text:p>
          </table:table-cell>
          <table:table-cell table:style-name="ce215" office:value-type="string">
            <text:p>Medium</text:p>
          </table:table-cell>
          <table:table-cell table:style-name="ce221" table:number-columns-repeated="2"/>
          <table:table-cell table:style-name="ce220" table:number-columns-repeated="220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21];6;1)&gt;MID([.F220];6;1);&quot;&quot;;MAX([.A$7:.A220])+1)">
            <text:p/>
          </table:table-cell>
          <table:table-cell table:style-name="ce153" office:value-type="string">
            <text:p>FNC_CS_CON_ADDBOOK_07</text:p>
          </table:table-cell>
          <table:table-cell table:style-name="ce162" table:formula="of:=IF(VALUE(MID([.F221];6;FIND(&quot;:&quot;;[.F221];1)-FIND(&quot; &quot;;[.F221];1)-1))&gt;VALUE(MID([.F220];6;FIND(&quot;:&quot;;[.F220];1)-FIND(&quot; &quot;;[.F220];1)-1));[.C220];[.C220]+1)" office:value-type="float" office:value="4">
            <text:p>4.00</text:p>
          </table:table-cell>
          <table:table-cell table:style-name="ce166" office:value-type="string">
            <text:p>CS\Contact\Address Book\Import</text:p>
          </table:table-cell>
          <table:table-cell table:style-name="ce172" office:value-type="string">
            <text:p>Import Address Book without uploading any file</text:p>
          </table:table-cell>
          <table:table-cell table:style-name="ce151" office:value-type="string">
            <text:p>Step 2: Show form to import</text:p>
          </table:table-cell>
          <table:table-cell table:style-name="ce175" office:value-type="string">
            <text:p>Click <text:span text:style-name="T6">Import</text:span><text:span text:style-name="T7"> in action </text:span><text:span text:style-name="T7">bar</text:span></text:p>
          </table:table-cell>
          <table:table-cell table:style-name="ce197" office:value-type="string">
            <text:p>Import form is displayed</text:p>
          </table:table-cell>
          <table:table-cell table:style-name="ce215" office:value-type="string">
            <text:p>Medium</text:p>
          </table:table-cell>
          <table:table-cell table:style-name="ce221" table:number-columns-repeated="2"/>
          <table:table-cell table:style-name="ce220" table:number-columns-repeated="220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222];6;1)&gt;MID([.F221];6;1);&quot;&quot;;MAX([.A$7:.A221])+1)">
            <text:p/>
          </table:table-cell>
          <table:table-cell table:style-name="ce153" office:value-type="string">
            <text:p>FNC_CS_CON_ADDBOOK_07</text:p>
          </table:table-cell>
          <table:table-cell table:style-name="ce162" table:formula="of:=IF(VALUE(MID([.F222];6;FIND(&quot;:&quot;;[.F222];1)-FIND(&quot; &quot;;[.F222];1)-1))&gt;VALUE(MID([.F221];6;FIND(&quot;:&quot;;[.F221];1)-FIND(&quot; &quot;;[.F221];1)-1));[.C221];[.C221]+1)" office:value-type="float" office:value="4">
            <text:p>4.00</text:p>
          </table:table-cell>
          <table:table-cell table:style-name="ce166" office:value-type="string">
            <text:p>CS\Contact\Address Book\Import</text:p>
          </table:table-cell>
          <table:table-cell table:style-name="ce172" office:value-type="string">
            <text:p>Import Address Book without uploading any file</text:p>
          </table:table-cell>
          <table:table-cell table:style-name="ce151" office:value-type="string">
            <text:p>Step 3: Import </text:p>
          </table:table-cell>
          <table:table-cell table:style-name="ce175" office:value-type="string">
            <text:p>- Select an address book or create new address book</text:p>
            <text:p>- Select import format</text:p>
            <text:p><text:span text:style-name="T11">- Do not</text:span><text:span text:style-name="T23"> select any file to </text:span><text:span text:style-name="T23">upload <text:s text:c="3"/></text:span></text:p>
            <text:p><text:span text:style-name="T23">- Click </text:span><text:span text:style-name="T24">Save</text:span></text:p>
          </table:table-cell>
          <table:table-cell table:style-name="ce197" office:value-type="string">
            <text:p>Show message alerts user have to upload file</text:p>
          </table:table-cell>
          <table:table-cell table:style-name="ce215" office:value-type="string">
            <text:p>Medium</text:p>
          </table:table-cell>
          <table:table-cell table:style-name="ce221" table:number-columns-repeated="2"/>
          <table:table-cell table:style-name="ce220" table:number-columns-repeated="220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23];6;1)&gt;MID([.F222];6;1);&quot;&quot;;MAX([.A$7:.A222])+1)" office:value-type="float" office:value="67">
            <text:p>67.00</text:p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table:style-name="ce166" office:value-type="string">
            <text:p>CS\Contact\Address Book\Import</text:p>
          </table:table-cell>
          <table:table-cell table:style-name="ce169" office:value-type="string">
            <text:p>Import a file vcf with wrong data</text:p>
          </table:table-cell>
          <table:table-cell table:style-name="ce151" office:value-type="string">
            <text:p>Step 1: Create address book and contacts</text:p>
          </table:table-cell>
          <table:table-cell table:style-name="ce175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224];6;1)&gt;MID([.F223];6;1);&quot;&quot;;MAX([.A$7:.A223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a file vcf with wrong data</text:p>
          </table:table-cell>
          <table:table-cell table:style-name="ce151" office:value-type="string">
            <text:p>Step 2: Export added address book</text:p>
          </table:table-cell>
          <table:table-cell table:style-name="ce170" office:value-type="string">
            <text:p>Do export added address book above</text:p>
          </table:table-cell>
          <table:table-cell table:style-name="ce197" office:value-type="string">
            <text:p>All contacts of that address book are exported into a file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225];6;1)&gt;MID([.F224];6;1);&quot;&quot;;MAX([.A$7:.A224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5];6;FIND(&quot;:&quot;;[.F225];1)-FIND(&quot; &quot;;[.F225];1)-1))&gt;VALUE(MID([.F224];6;FIND(&quot;:&quot;;[.F224];1)-FIND(&quot; &quot;;[.F224];1)-1));[.C224];[.C224]+1)" office:value-type="float" office:value="5">
            <text:p>5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a file vcf with wrong data</text:p>
          </table:table-cell>
          <table:table-cell table:style-name="ce151" office:value-type="string">
            <text:p>Step 3: Edit exported file</text:p>
          </table:table-cell>
          <table:table-cell table:style-name="ce170" office:value-type="string">
            <text:p>Change content of exported file (with wrong data)</text:p>
          </table:table-cell>
          <table:table-cell table:style-name="ce197" office:value-type="string">
            <text:p>Changes are saved successfully</text:p>
          </table:table-cell>
          <table:table-cell table:style-name="ce215" office:value-type="string">
            <text:p>Medium</text:p>
          </table:table-cell>
          <table:table-cell table:style-name="ce227" table:number-columns-repeated="222"/>
          <table:table-cell table:style-name="ce232" table:number-columns-repeated="3"/>
          <table:table-cell table:number-columns-repeated="22"/>
        </table:table-row>
        <table:table-row table:style-name="ro22">
          <table:table-cell table:style-name="ce146" table:formula="of:=IF(MID([.F226];6;1)&gt;MID([.F225];6;1);&quot;&quot;;MAX([.A$7:.A225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6];6;FIND(&quot;:&quot;;[.F226];1)-FIND(&quot; &quot;;[.F226];1)-1))&gt;VALUE(MID([.F225];6;FIND(&quot;:&quot;;[.F225];1)-FIND(&quot; &quot;;[.F225];1)-1));[.C225];[.C225]+1)" office:value-type="float" office:value="5">
            <text:p>5.00</text:p>
          </table:table-cell>
          <table:table-cell table:style-name="ce166" office:value-type="string">
            <text:p>CS\Contact\Address Book\Import</text:p>
          </table:table-cell>
          <table:table-cell table:style-name="ce173" office:value-type="string">
            <text:p>Import a file vcf with wrong data</text:p>
          </table:table-cell>
          <table:table-cell table:style-name="ce151" office:value-type="string">
            <text:p>Step 4: Import edited exported file</text:p>
          </table:table-cell>
          <table:table-cell table:style-name="ce170" office:value-type="string">
            <text:p>- Select edited file above to import</text:p>
          </table:table-cell>
          <table:table-cell table:style-name="ce197" office:value-type="string">
            <text:p>Show message alerts can not import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27];6;1)&gt;MID([.F226];6;1);&quot;&quot;;MAX([.A$7:.A226])+1)" office:value-type="float" office:value="68">
            <text:p>68.00</text:p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table:style-name="ce166" office:value-type="string">
            <text:p>CS\Contact\Address Book\Import</text:p>
          </table:table-cell>
          <table:table-cell table:style-name="ce182" office:value-type="string">
            <text:p>Import contact when upload a file with wrong format</text:p>
          </table:table-cell>
          <table:table-cell table:style-name="ce183" office:value-type="string">
            <text:p>Step 1: Show import contact form</text:p>
          </table:table-cell>
          <table:table-cell table:style-name="ce203" office:value-type="string">
            <text:p>Right click on an address book and select <text:span text:style-name="T4">Import</text:span></text:p>
          </table:table-cell>
          <table:table-cell table:style-name="ce187" office:value-type="string">
            <text:p>Import contact form appear</text:p>
          </table:table-cell>
          <table:table-cell table:style-name="ce215" office:value-type="string">
            <text:p>Medium</text:p>
          </table:table-cell>
          <table:table-cell table:style-name="ce229" table:number-columns-repeated="222"/>
          <table:table-cell table:style-name="ce232" table:number-columns-repeated="3"/>
          <table:table-cell table:number-columns-repeated="22"/>
        </table:table-row>
        <table:table-row table:style-name="ro40">
          <table:table-cell table:style-name="ce146" table:formula="of:=IF(MID([.F228];6;1)&gt;MID([.F227];6;1);&quot;&quot;;MAX([.A$7:.A227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table:style-name="ce166" office:value-type="string">
            <text:p>CS\Contact\Address Book\Import</text:p>
          </table:table-cell>
          <table:table-cell table:style-name="ce183" office:value-type="string">
            <text:p>Import contact when upload a file with wrong format</text:p>
          </table:table-cell>
          <table:table-cell table:style-name="ce183" office:value-type="string">
            <text:p>Step 2: Import invalid format file</text:p>
          </table:table-cell>
          <table:table-cell table:style-name="ce203" office:value-type="string">
            <text:p>- Select address book to import</text:p>
            <text:p>- Select import format</text:p>
            <text:p>- Browse a file that is not in selected format for import file</text:p>
            <text:p>- Click Upload icon</text:p>
            <text:p>- Click <text:span text:style-name="T4">Save</text:span></text:p>
          </table:table-cell>
          <table:table-cell table:style-name="ce187" office:value-type="string">
            <text:p>Show message: “Impossible to import uploaded file. File may be corrupted.”</text:p>
          </table:table-cell>
          <table:table-cell table:style-name="ce215" office:value-type="string">
            <text:p>Medium</text:p>
          </table:table-cell>
          <table:table-cell table:style-name="ce229" table:number-columns-repeated="222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229];6;1)&gt;MID([.F228];6;1);&quot;&quot;;MAX([.A$7:.A228])+1)" office:value-type="float" office:value="69">
            <text:p>69.00</text:p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29];6;FIND(&quot;:&quot;;[.F229];1)-FIND(&quot; &quot;;[.F229];1)-1))&gt;VALUE(MID([.F228];6;FIND(&quot;:&quot;;[.F228];1)-FIND(&quot; &quot;;[.F228];1)-1));[.C228];[.C228]+1)" office:value-type="float" office:value="7">
            <text:p>7.00</text:p>
          </table:table-cell>
          <table:table-cell table:style-name="ce166" office:value-type="string">
            <text:p>CS\Contact\Address Book\Import</text:p>
          </table:table-cell>
          <table:table-cell table:style-name="ce182" office:value-type="string">
            <text:p>Import contacts to shared address book with edit permission</text:p>
          </table:table-cell>
          <table:table-cell table:style-name="ce183" office:value-type="string">
            <text:p>Step 1: Export contacts</text:p>
          </table:table-cell>
          <table:table-cell table:style-name="ce204" office:value-type="string">
            <text:p><text:span text:style-name="T25">- Create address books [ </text:span><text:span text:style-name="T25"><text:a xlink:href="#Add_address">Details</text:a></text:span><text:span text:style-name="T25"> ]</text:span></text:p>
            <text:p><text:span text:style-name="T25">- Create contacts [ </text:span><text:span text:style-name="T25"><text:a xlink:href="#Add_contact">Details</text:a></text:span><text:span text:style-name="T25"> ]</text:span></text:p>
            <text:p>- Export some contacts </text:p>
          </table:table-cell>
          <table:table-cell table:style-name="ce187" office:value-type="string">
            <text:p>Contacts are exported into a file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30];6;1)&gt;MID([.F229];6;1);&quot;&quot;;MAX([.A$7:.A229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table:style-name="ce166" office:value-type="string">
            <text:p>CS\Contact\Address Book\Import</text:p>
          </table:table-cell>
          <table:table-cell table:style-name="ce183" office:value-type="string">
            <text:p>Import contacts to shared address book with edit permission</text:p>
          </table:table-cell>
          <table:table-cell table:style-name="ce183" office:value-type="string">
            <text:p>Step 2: Share address book</text:p>
          </table:table-cell>
          <table:table-cell table:style-name="ce203" office:value-type="string">
            <text:p>Share added address book with checked edit permission for users/groups </text:p>
            <text:p>- Share to Users[ Details ] </text:p>
            <text:p>- Share to Groups [Details ]</text:p>
          </table:table-cell>
          <table:table-cell table:style-name="ce187" office:value-type="string">
            <text:p>Share successfully, this address book is displayed in shared list of shared users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31];6;1)&gt;MID([.F230];6;1);&quot;&quot;;MAX([.A$7:.A230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table:style-name="ce166" office:value-type="string">
            <text:p>CS\Contact\Address Book\Import</text:p>
          </table:table-cell>
          <table:table-cell table:style-name="ce183" office:value-type="string">
            <text:p>Import contacts to shared address book with edit permission</text:p>
          </table:table-cell>
          <table:table-cell table:style-name="ce183" office:value-type="string">
            <text:p>Step 3: Show form to import contact</text:p>
          </table:table-cell>
          <table:table-cell table:style-name="ce203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87" office:value-type="string">
            <text:p>Import contact form appears: shared address book is selected as default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32];6;1)&gt;MID([.F231];6;1);&quot;&quot;;MAX([.A$7:.A231])+1)">
            <text:p/>
          </table:table-cell>
          <table:table-cell table:style-name="ce152" office:value-type="string">
            <text:p>FNC_CS_CON_ADDBOOK_07</text:p>
          </table:table-cell>
          <table:table-cell table:style-name="ce162"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table:style-name="ce166" office:value-type="string">
            <text:p>CS\Contact\Address Book\Import</text:p>
          </table:table-cell>
          <table:table-cell table:style-name="ce183" office:value-type="string">
            <text:p>Import contacts to shared address book with edit permission</text:p>
          </table:table-cell>
          <table:table-cell table:style-name="ce183" office:value-type="string">
            <text:p>Step 4: Complete importing contact</text:p>
          </table:table-cell>
          <table:table-cell table:style-name="ce183" office:value-type="string">
            <text:p>- Browse the exported file at step 1</text:p>
            <text:p>- Click <text:span text:style-name="T4">Upload</text:span> icon</text:p>
            <text:p>- Click <text:span text:style-name="T4">Save</text:span></text:p>
          </table:table-cell>
          <table:table-cell table:style-name="ce187" office:value-type="string">
            <text:p>All contacts in uploaded file will be imported into shared address book and displayed in its contacts list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33];6;1)&gt;MID([.F232];6;1);&quot;&quot;;MAX([.A$7:.A232])+1)" office:value-type="float" office:value="70">
            <text:p>70.00</text:p>
          </table:table-cell>
          <table:table-cell table:style-name="ce153" office:value-type="string">
            <text:p>FNC_CS_CON_ADDBOOK_07</text:p>
          </table:table-cell>
          <table:table-cell table:style-name="ce162" table:formula="of:=IF(VALUE(MID([.F233];6;FIND(&quot;:&quot;;[.F233];1)-FIND(&quot; &quot;;[.F233];1)-1))&gt;VALUE(MID([.F232];6;FIND(&quot;:&quot;;[.F232];1)-FIND(&quot; &quot;;[.F232];1)-1));[.C232];[.C232]+1)" office:value-type="float" office:value="8">
            <text:p>8.00</text:p>
          </table:table-cell>
          <table:table-cell table:style-name="ce166" office:value-type="string">
            <text:p>CS\Contact\Address Book\Import</text:p>
          </table:table-cell>
          <table:table-cell table:style-name="ce184" office:value-type="string">
            <text:p>Import contacts to shared address book without edit permission</text:p>
          </table:table-cell>
          <table:table-cell table:style-name="ce185" office:value-type="string">
            <text:p>Step 1: Export contacts</text:p>
          </table:table-cell>
          <table:table-cell table:style-name="ce204" office:value-type="string">
            <text:p><text:span text:style-name="T25">- Create address books [ </text:span><text:span text:style-name="T25"><text:a xlink:href="#Add_address">Details</text:a></text:span><text:span text:style-name="T25"> ]</text:span></text:p>
            <text:p><text:span text:style-name="T25">- Create contacts [ </text:span><text:span text:style-name="T25"><text:a xlink:href="#Add_contact">Details</text:a></text:span><text:span text:style-name="T25"> ]</text:span></text:p>
            <text:p>- Export some contacts [ <text:a xlink:href="#Export_address">Details</text:a> ]</text:p>
          </table:table-cell>
          <table:table-cell table:style-name="ce187" office:value-type="string">
            <text:p>Contacts are exported into a file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34];6;1)&gt;MID([.F233];6;1);&quot;&quot;;MAX([.A$7:.A233])+1)">
            <text:p/>
          </table:table-cell>
          <table:table-cell table:style-name="ce153" office:value-type="string">
            <text:p>FNC_CS_CON_ADDBOOK_07</text:p>
          </table:table-cell>
          <table:table-cell table:style-name="ce162" table:formula="of:=IF(VALUE(MID([.F234];6;FIND(&quot;:&quot;;[.F234];1)-FIND(&quot; &quot;;[.F234];1)-1))&gt;VALUE(MID([.F233];6;FIND(&quot;:&quot;;[.F233];1)-FIND(&quot; &quot;;[.F233];1)-1));[.C233];[.C233]+1)" office:value-type="float" office:value="8">
            <text:p>8.00</text:p>
          </table:table-cell>
          <table:table-cell table:style-name="ce166" office:value-type="string">
            <text:p>CS\Contact\Address Book\Import</text:p>
          </table:table-cell>
          <table:table-cell table:style-name="ce185" office:value-type="string">
            <text:p>Import contacts to shared address book without edit permission</text:p>
          </table:table-cell>
          <table:table-cell table:style-name="ce185" office:value-type="string">
            <text:p>Step 2: Share address book</text:p>
          </table:table-cell>
          <table:table-cell table:style-name="ce205" office:value-type="string">
            <text:p>Share added address book with no checked edit permission for users/groups </text:p>
            <text:p>- Share to Users[ Details ] </text:p>
            <text:p>- Share to Groups [Details ]</text:p>
          </table:table-cell>
          <table:table-cell table:style-name="ce187" office:value-type="string">
            <text:p>Share successfully, this address book is displayed in shared list of shared users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35];6;1)&gt;MID([.F234];6;1);&quot;&quot;;MAX([.A$7:.A234])+1)">
            <text:p/>
          </table:table-cell>
          <table:table-cell table:style-name="ce153" office:value-type="string">
            <text:p>FNC_CS_CON_ADDBOOK_07</text:p>
          </table:table-cell>
          <table:table-cell table:style-name="ce162"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table:style-name="ce166" office:value-type="string">
            <text:p>CS\Contact\Address Book\Import</text:p>
          </table:table-cell>
          <table:table-cell table:style-name="ce185" office:value-type="string">
            <text:p>Import contacts to shared address book without edit permission</text:p>
          </table:table-cell>
          <table:table-cell table:style-name="ce185" office:value-type="string">
            <text:p>Step 3: Show form to import contact</text:p>
          </table:table-cell>
          <table:table-cell table:style-name="ce205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87" office:value-type="string">
            <text:p>Import button is disable. Can not import in shared address books without edit permission</text:p>
          </table:table-cell>
          <table:table-cell table:style-name="ce215" office:value-type="string">
            <text:p>Medium</text:p>
          </table:table-cell>
          <table:table-cell table:style-name="ce23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36];6;1)&gt;MID([.F235];6;1);&quot;&quot;;MAX([.A$7:.A235])+1)" office:value-type="float" office:value="71">
            <text:p>71.00</text:p>
          </table:table-cell>
          <table:table-cell table:style-name="ce152" office:value-type="string">
            <text:p>FNC_CS_CON_ADDBOOK_08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Print</text:p>
          </table:table-cell>
          <table:table-cell table:style-name="ce169" office:value-type="string">
            <text:p>Print contacts of a specific address book</text:p>
          </table:table-cell>
          <table:table-cell table:style-name="ce151" office:value-type="string">
            <text:p>Step 1: Create address book and contacts</text:p>
          </table:table-cell>
          <table:table-cell table:style-name="ce175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37];6;1)&gt;MID([.F236];6;1);&quot;&quot;;MAX([.A$7:.A236])+1)">
            <text:p/>
          </table:table-cell>
          <table:table-cell table:style-name="ce152" office:value-type="string">
            <text:p>FNC_CS_CON_ADDBOOK_08</text:p>
          </table:table-cell>
          <table:table-cell table:style-name="ce162" table:formula="of:=IF(VALUE(MID([.F237];6;FIND(&quot;:&quot;;[.F237];1)-FIND(&quot; &quot;;[.F237];1)-1))&gt;VALUE(MID([.F236];6;FIND(&quot;:&quot;;[.F236];1)-FIND(&quot; &quot;;[.F236];1)-1));[.C236];[.C236]+1)" office:value-type="float" office:value="1">
            <text:p>1.00</text:p>
          </table:table-cell>
          <table:table-cell table:style-name="ce166" office:value-type="string">
            <text:p>CS\Contact\Address Book\Print</text:p>
          </table:table-cell>
          <table:table-cell table:style-name="ce170" office:value-type="string">
            <text:p>Print contacts of a specific address book</text:p>
          </table:table-cell>
          <table:table-cell table:style-name="ce151" office:value-type="string">
            <text:p>Step 2: Show print preview form</text:p>
          </table:table-cell>
          <table:table-cell table:style-name="ce170" office:value-type="string">
            <text:p>Right click on an address book then select <text:span text:style-name="T9">Print</text:span></text:p>
          </table:table-cell>
          <table:table-cell table:style-name="ce197" office:value-type="string">
            <text:p>Print preview screen is displayed list all contacts of this address book in Vcard view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38];6;1)&gt;MID([.F237];6;1);&quot;&quot;;MAX([.A$7:.A237])+1)">
            <text:p/>
          </table:table-cell>
          <table:table-cell table:style-name="ce152" office:value-type="string">
            <text:p>FNC_CS_CON_ADDBOOK_08</text:p>
          </table:table-cell>
          <table:table-cell table:style-name="ce162" table:formula="of:=IF(VALUE(MID([.F238];6;FIND(&quot;:&quot;;[.F238];1)-FIND(&quot; &quot;;[.F238];1)-1))&gt;VALUE(MID([.F237];6;FIND(&quot;:&quot;;[.F237];1)-FIND(&quot; &quot;;[.F237];1)-1));[.C237];[.C237]+1)" office:value-type="float" office:value="1">
            <text:p>1.00</text:p>
          </table:table-cell>
          <table:table-cell table:style-name="ce166" office:value-type="string">
            <text:p>CS\Contact\Address Book\Print</text:p>
          </table:table-cell>
          <table:table-cell table:style-name="ce170" office:value-type="string">
            <text:p>Print contacts of a specific address book</text:p>
          </table:table-cell>
          <table:table-cell table:style-name="ce151" office:value-type="string">
            <text:p>Step 3: Print</text:p>
          </table:table-cell>
          <table:table-cell table:style-name="ce170" office:value-type="string">
            <text:p>Click <text:span text:style-name="T9">Print</text:span><text:span text:style-name="T10"> in print </text:span><text:span text:style-name="T10">preview form</text:span></text:p>
          </table:table-cell>
          <table:table-cell table:style-name="ce197" office:value-type="string">
            <text:p>Print configuration form is shown</text:p>
          </table:table-cell>
          <table:table-cell table:style-name="ce215" office:value-type="string">
            <text:p>Low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39];6;1)&gt;MID([.F238];6;1);&quot;&quot;;MAX([.A$7:.A238])+1)" office:value-type="float" office:value="72">
            <text:p>72.00</text:p>
          </table:table-cell>
          <table:table-cell table:style-name="ce153" office:value-type="string">
            <text:p>FNC_CS_CON_ADDBOOK_09</text:p>
          </table:table-cell>
          <table:table-cell table:style-name="ce162" table:formula="of:=IF(VALUE(MID([.F239];6;FIND(&quot;:&quot;;[.F239];1)-FIND(&quot; &quot;;[.F239];1)-1))&gt;VALUE(MID([.F238];6;FIND(&quot;:&quot;;[.F238];1)-FIND(&quot; &quot;;[.F238];1)-1));[.C238];[.C238]+1)" office:value-type="float" office:value="1">
            <text:p>1.00</text:p>
          </table:table-cell>
          <table:table-cell table:style-name="ce167" office:value-type="string">
            <text:p>CS\Contact\Address book\Send mail</text:p>
          </table:table-cell>
          <table:table-cell table:style-name="ce186" office:value-type="string">
            <text:p>Send mail without account mail</text:p>
          </table:table-cell>
          <table:table-cell table:style-name="ce151" office:value-type="string">
            <text:p>Step 1: Create address book</text:p>
          </table:table-cell>
          <table:table-cell table:style-name="ce175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7" office:value-type="string">
            <text:p>Address book is added successfully</text:p>
          </table:table-cell>
          <table:table-cell table:style-name="ce215" office:value-type="string">
            <text:p>Low</text:p>
          </table:table-cell>
          <table:table-cell table:style-name="ce223" table:number-columns-repeated="3"/>
          <table:table-cell table:style-name="ce222" table:number-columns-repeated="219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40];6;1)&gt;MID([.F239];6;1);&quot;&quot;;MAX([.A$7:.A239])+1)">
            <text:p/>
          </table:table-cell>
          <table:table-cell table:style-name="ce153" office:value-type="string">
            <text:p>FNC_CS_CON_ADDBOOK_09</text:p>
          </table:table-cell>
          <table:table-cell table:style-name="ce162" table:formula="of:=IF(VALUE(MID([.F240];6;FIND(&quot;:&quot;;[.F240];1)-FIND(&quot; &quot;;[.F240];1)-1))&gt;VALUE(MID([.F239];6;FIND(&quot;:&quot;;[.F239];1)-FIND(&quot; &quot;;[.F239];1)-1));[.C239];[.C239]+1)" office:value-type="float" office:value="1">
            <text:p>1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without account mail</text:p>
          </table:table-cell>
          <table:table-cell table:style-name="ce187" office:value-type="string">
            <text:p>Step 2: Open Send mail form</text:p>
          </table:table-cell>
          <table:table-cell table:style-name="ce187" office:value-type="string">
            <text:p>Right click on Added address book and select <text:span text:style-name="T4">Email</text:span></text:p>
          </table:table-cell>
          <table:table-cell table:style-name="ce189" office:value-type="string">
            <text:p>Send mail form is shown <text:s/>properly with value of To field is address mail <text:span text:style-name="T26">default</text:span></text:p>
          </table:table-cell>
          <table:table-cell table:style-name="ce215" office:value-type="string">
            <text:p>Low</text:p>
          </table:table-cell>
          <table:table-cell table:style-name="ce223" table:number-columns-repeated="3"/>
          <table:table-cell table:style-name="ce222" table:number-columns-repeated="219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41];6;1)&gt;MID([.F240];6;1);&quot;&quot;;MAX([.A$7:.A240])+1)">
            <text:p/>
          </table:table-cell>
          <table:table-cell table:style-name="ce153" office:value-type="string">
            <text:p>FNC_CS_CON_ADDBOOK_09</text:p>
          </table:table-cell>
          <table:table-cell table:style-name="ce162" table:formula="of:=IF(VALUE(MID([.F241];6;FIND(&quot;:&quot;;[.F241];1)-FIND(&quot; &quot;;[.F241];1)-1))&gt;VALUE(MID([.F240];6;FIND(&quot;:&quot;;[.F240];1)-FIND(&quot; &quot;;[.F240];1)-1));[.C240];[.C240]+1)" office:value-type="float" office:value="1">
            <text:p>1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without account mail</text:p>
          </table:table-cell>
          <table:table-cell table:style-name="ce187" office:value-type="string">
            <text:p>Step 3: Send mail</text:p>
          </table:table-cell>
          <table:table-cell table:style-name="ce187" office:value-type="string">
            <text:p>- Input data for some field if need</text:p>
            <text:p>- Click <text:span text:style-name="T4">Send mail </text:span><text:span text:style-name="T8">button</text:span></text:p>
          </table:table-cell>
          <table:table-cell table:style-name="ce189" office:value-type="string">
            <text:p>- The form is closed</text:p>
            <text:p>- The mail is sent successfully </text:p>
          </table:table-cell>
          <table:table-cell table:style-name="ce215" office:value-type="string">
            <text:p>Low</text:p>
          </table:table-cell>
          <table:table-cell table:style-name="ce223" table:number-columns-repeated="3"/>
          <table:table-cell table:style-name="ce222" table:number-columns-repeated="219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42];6;1)&gt;MID([.F241];6;1);&quot;&quot;;MAX([.A$7:.A241])+1)" office:value-type="float" office:value="73">
            <text:p>73.00</text:p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2];6;FIND(&quot;:&quot;;[.F242];1)-FIND(&quot; &quot;;[.F242];1)-1))&gt;VALUE(MID([.F241];6;FIND(&quot;:&quot;;[.F241];1)-FIND(&quot; &quot;;[.F241];1)-1));[.C241];[.C241]+1)" office:value-type="float" office:value="2">
            <text:p>2.00</text:p>
          </table:table-cell>
          <table:table-cell table:style-name="ce167" office:value-type="string">
            <text:p>CS\Contact\Address book\Send mail</text:p>
          </table:table-cell>
          <table:table-cell table:style-name="ce188" office:value-type="string">
            <text:p>Send mail a blank address book</text:p>
          </table:table-cell>
          <table:table-cell table:style-name="ce154" office:value-type="string">
            <text:p>Step 1: Create address book</text:p>
          </table:table-cell>
          <table:table-cell table:style-name="ce170" office:value-type="string">
            <text:p>Create new address book with no contact <text:s text:c="2"/>[ <text:a xlink:href="#Add_address">Details</text:a> ]</text:p>
          </table:table-cell>
          <table:table-cell table:style-name="ce207" office:value-type="string">
            <text:p>Address book is added successfully</text:p>
          </table:table-cell>
          <table:table-cell table:style-name="ce215" office:value-type="string">
            <text:p>Low</text:p>
          </table:table-cell>
          <table:table-cell table:style-name="ce222" table:number-columns-repeated="222"/>
          <table:table-cell table:style-name="ce157" table:number-columns-repeated="3"/>
          <table:table-cell table:number-columns-repeated="22"/>
        </table:table-row>
        <table:table-row table:style-name="ro17">
          <table:table-cell table:style-name="ce146" table:formula="of:=IF(MID([.F243];6;1)&gt;MID([.F242];6;1);&quot;&quot;;MAX([.A$7:.A242])+1)">
            <text:p/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3];6;FIND(&quot;:&quot;;[.F243];1)-FIND(&quot; &quot;;[.F243];1)-1))&gt;VALUE(MID([.F242];6;FIND(&quot;:&quot;;[.F242];1)-FIND(&quot; &quot;;[.F242];1)-1));[.C242];[.C242]+1)" office:value-type="float" office:value="2">
            <text:p>2.00</text:p>
          </table:table-cell>
          <table:table-cell table:style-name="ce167" office:value-type="string">
            <text:p>CS\Contact\Address book\Send mail</text:p>
          </table:table-cell>
          <table:table-cell table:style-name="ce189" office:value-type="string">
            <text:p>Send mail a blank address book</text:p>
          </table:table-cell>
          <table:table-cell table:style-name="ce189" office:value-type="string">
            <text:p>Step 2: Send mail</text:p>
          </table:table-cell>
          <table:table-cell table:style-name="ce189" office:value-type="string">
            <text:p>Right click on Added address book and select <text:span text:style-name="T4">Email</text:span></text:p>
          </table:table-cell>
          <table:table-cell table:style-name="ce187" office:value-type="string">
            <text:p>Show message alert that there's no found email address to send</text:p>
          </table:table-cell>
          <table:table-cell table:style-name="ce215" office:value-type="string">
            <text:p>Low</text:p>
          </table:table-cell>
          <table:table-cell table:style-name="ce231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244];6;1)&gt;MID([.F243];6;1);&quot;&quot;;MAX([.A$7:.A243])+1)" office:value-type="float" office:value="74">
            <text:p>74.00</text:p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4];6;FIND(&quot;:&quot;;[.F244];1)-FIND(&quot; &quot;;[.F244];1)-1))&gt;VALUE(MID([.F243];6;FIND(&quot;:&quot;;[.F243];1)-FIND(&quot; &quot;;[.F243];1)-1));[.C243];[.C243]+1)" office:value-type="float" office:value="3">
            <text:p>3.00</text:p>
          </table:table-cell>
          <table:table-cell table:style-name="ce167" office:value-type="string">
            <text:p>CS\Contact\Address book\Send mail</text:p>
          </table:table-cell>
          <table:table-cell table:style-name="ce186" office:value-type="string">
            <text:p>Send mail an address book contains contacts without email address</text:p>
          </table:table-cell>
          <table:table-cell table:style-name="ce187" office:value-type="string">
            <text:p>Step 1: Create address book, contacts</text:p>
          </table:table-cell>
          <table:table-cell table:style-name="ce170" office:value-type="string">
            <text:p>- Create new address book</text:p>
            <text:p><text:s/>[ <text:a xlink:href="#Add_address">Details</text:a> ]</text:p>
            <text:p>- Create contacts without email address <text:s text:c="2"/>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Low</text:p>
          </table:table-cell>
          <table:table-cell table:style-name="ce231" table:number-columns-repeated="222"/>
          <table:table-cell table:style-name="ce232" table:number-columns-repeated="3"/>
          <table:table-cell table:number-columns-repeated="22"/>
        </table:table-row>
        <table:table-row table:style-name="ro16">
          <table:table-cell table:style-name="ce146" table:formula="of:=IF(MID([.F245];6;1)&gt;MID([.F244];6;1);&quot;&quot;;MAX([.A$7:.A244])+1)">
            <text:p/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5];6;FIND(&quot;:&quot;;[.F245];1)-FIND(&quot; &quot;;[.F245];1)-1))&gt;VALUE(MID([.F244];6;FIND(&quot;:&quot;;[.F244];1)-FIND(&quot; &quot;;[.F244];1)-1));[.C244];[.C244]+1)" office:value-type="float" office:value="3">
            <text:p>3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an address book contains contacts without email address</text:p>
          </table:table-cell>
          <table:table-cell table:style-name="ce187" office:value-type="string">
            <text:p>Step 2: Send mail</text:p>
          </table:table-cell>
          <table:table-cell table:style-name="ce187" office:value-type="string">
            <text:p>Right click on that address book and select <text:span text:style-name="T4">Email</text:span></text:p>
          </table:table-cell>
          <table:table-cell table:style-name="ce187" office:value-type="string">
            <text:p>Show message alert that there's no found email address to send</text:p>
          </table:table-cell>
          <table:table-cell table:style-name="ce215" office:value-type="string">
            <text:p>Low</text:p>
          </table:table-cell>
          <table:table-cell table:style-name="ce231" table:number-columns-repeated="222"/>
          <table:table-cell table:style-name="ce232" table:number-columns-repeated="3"/>
          <table:table-cell table:number-columns-repeated="22"/>
        </table:table-row>
        <table:table-row table:style-name="ro17">
          <table:table-cell table:style-name="ce146" table:formula="of:=IF(MID([.F246];6;1)&gt;MID([.F245];6;1);&quot;&quot;;MAX([.A$7:.A245])+1)" office:value-type="float" office:value="75">
            <text:p>75.00</text:p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6];6;FIND(&quot;:&quot;;[.F246];1)-FIND(&quot; &quot;;[.F246];1)-1))&gt;VALUE(MID([.F245];6;FIND(&quot;:&quot;;[.F245];1)-FIND(&quot; &quot;;[.F245];1)-1));[.C245];[.C245]+1)" office:value-type="float" office:value="4">
            <text:p>4.00</text:p>
          </table:table-cell>
          <table:table-cell table:style-name="ce167" office:value-type="string">
            <text:p>CS\Contact\Address book\Send mail</text:p>
          </table:table-cell>
          <table:table-cell table:style-name="ce186" office:value-type="string">
            <text:p>Send mail an address book contains contacts with email address</text:p>
          </table:table-cell>
          <table:table-cell table:style-name="ce187" office:value-type="string">
            <text:p>Step 1: Create address book, contacts</text:p>
          </table:table-cell>
          <table:table-cell table:style-name="ce170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Low</text:p>
          </table:table-cell>
          <table:table-cell table:style-name="ce232" table:number-columns-repeated="225"/>
          <table:table-cell table:number-columns-repeated="22"/>
        </table:table-row>
        <table:table-row table:style-name="ro45">
          <table:table-cell table:style-name="ce146" table:formula="of:=IF(MID([.F247];6;1)&gt;MID([.F246];6;1);&quot;&quot;;MAX([.A$7:.A246])+1)">
            <text:p/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7];6;FIND(&quot;:&quot;;[.F247];1)-FIND(&quot; &quot;;[.F247];1)-1))&gt;VALUE(MID([.F246];6;FIND(&quot;:&quot;;[.F246];1)-FIND(&quot; &quot;;[.F246];1)-1));[.C246];[.C246]+1)" office:value-type="float" office:value="4">
            <text:p>4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an address book contains contacts with email address</text:p>
          </table:table-cell>
          <table:table-cell table:style-name="ce187" office:value-type="string">
            <text:p>Step 2: Show Send mail form</text:p>
          </table:table-cell>
          <table:table-cell table:style-name="ce187" office:value-type="string">
            <text:p>Right click on that address book and select <text:span text:style-name="T4">Email</text:span></text:p>
          </table:table-cell>
          <table:table-cell table:style-name="ce187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215" office:value-type="string">
            <text:p>Low</text:p>
          </table:table-cell>
          <table:table-cell table:style-name="ce232" table:number-columns-repeated="225"/>
          <table:table-cell table:number-columns-repeated="22"/>
        </table:table-row>
        <table:table-row table:style-name="ro17">
          <table:table-cell table:style-name="ce146" table:formula="of:=IF(MID([.F248];6;1)&gt;MID([.F247];6;1);&quot;&quot;;MAX([.A$7:.A247])+1)">
            <text:p/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8];6;FIND(&quot;:&quot;;[.F248];1)-FIND(&quot; &quot;;[.F248];1)-1))&gt;VALUE(MID([.F247];6;FIND(&quot;:&quot;;[.F247];1)-FIND(&quot; &quot;;[.F247];1)-1));[.C247];[.C247]+1)" office:value-type="float" office:value="4">
            <text:p>4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an address book contains contact with email address</text:p>
          </table:table-cell>
          <table:table-cell table:style-name="ce187" office:value-type="string">
            <text:p>Step 3: Send mail</text:p>
          </table:table-cell>
          <table:table-cell table:style-name="ce187" office:value-type="string">
            <text:p>Input value for Subject, message content and click <text:span text:style-name="T4">Send</text:span> button</text:p>
          </table:table-cell>
          <table:table-cell table:style-name="ce187" office:value-type="string">
            <text:p>Mail is sent successfully to email addresses in To field</text:p>
          </table:table-cell>
          <table:table-cell table:style-name="ce215" office:value-type="string">
            <text:p>Low</text:p>
          </table:table-cell>
          <table:table-cell table:style-name="ce233" table:number-columns-repeated="225"/>
          <table:table-cell table:number-columns-repeated="22"/>
        </table:table-row>
        <table:table-row table:style-name="ro17">
          <table:table-cell table:style-name="ce146" table:formula="of:=IF(MID([.F249];6;1)&gt;MID([.F248];6;1);&quot;&quot;;MAX([.A$7:.A248])+1)" office:value-type="float" office:value="76">
            <text:p>76.00</text:p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49];6;FIND(&quot;:&quot;;[.F249];1)-FIND(&quot; &quot;;[.F249];1)-1))&gt;VALUE(MID([.F248];6;FIND(&quot;:&quot;;[.F248];1)-FIND(&quot; &quot;;[.F248];1)-1));[.C248];[.C248]+1)" office:value-type="float" office:value="5">
            <text:p>5.00</text:p>
          </table:table-cell>
          <table:table-cell table:style-name="ce167" office:value-type="string">
            <text:p>CS\Contact\Address book\Send mail</text:p>
          </table:table-cell>
          <table:table-cell table:style-name="ce186" office:value-type="string">
            <text:p>Send mail with blank To field</text:p>
          </table:table-cell>
          <table:table-cell table:style-name="ce187" office:value-type="string">
            <text:p>Step 1: Create address book, contacts</text:p>
          </table:table-cell>
          <table:table-cell table:style-name="ce170"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Low</text:p>
          </table:table-cell>
          <table:table-cell table:style-name="ce232" table:number-columns-repeated="225"/>
          <table:table-cell table:number-columns-repeated="22"/>
        </table:table-row>
        <table:table-row table:style-name="ro45">
          <table:table-cell table:style-name="ce146" table:formula="of:=IF(MID([.F250];6;1)&gt;MID([.F249];6;1);&quot;&quot;;MAX([.A$7:.A249])+1)">
            <text:p/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50];6;FIND(&quot;:&quot;;[.F250];1)-FIND(&quot; &quot;;[.F250];1)-1))&gt;VALUE(MID([.F249];6;FIND(&quot;:&quot;;[.F249];1)-FIND(&quot; &quot;;[.F249];1)-1));[.C249];[.C249]+1)" office:value-type="float" office:value="5">
            <text:p>5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with blank To field</text:p>
          </table:table-cell>
          <table:table-cell table:style-name="ce187" office:value-type="string">
            <text:p>Step 2: Show Send mail form</text:p>
          </table:table-cell>
          <table:table-cell table:style-name="ce187" office:value-type="string">
            <text:p>Right click on that address book and select <text:span text:style-name="T4">Email</text:span></text:p>
          </table:table-cell>
          <table:table-cell table:style-name="ce187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table:style-name="ce215" office:value-type="string">
            <text:p>Low</text:p>
          </table:table-cell>
          <table:table-cell table:style-name="ce232" table:number-columns-repeated="225"/>
          <table:table-cell table:number-columns-repeated="22"/>
        </table:table-row>
        <table:table-row table:style-name="ro17">
          <table:table-cell table:style-name="ce146" table:formula="of:=IF(MID([.F251];6;1)&gt;MID([.F250];6;1);&quot;&quot;;MAX([.A$7:.A250])+1)">
            <text:p/>
          </table:table-cell>
          <table:table-cell table:style-name="ce152" office:value-type="string">
            <text:p>FNC_CS_CON_ADDBOOK_09</text:p>
          </table:table-cell>
          <table:table-cell table:style-name="ce162" table:formula="of:=IF(VALUE(MID([.F251];6;FIND(&quot;:&quot;;[.F251];1)-FIND(&quot; &quot;;[.F251];1)-1))&gt;VALUE(MID([.F250];6;FIND(&quot;:&quot;;[.F250];1)-FIND(&quot; &quot;;[.F250];1)-1));[.C250];[.C250]+1)" office:value-type="float" office:value="5">
            <text:p>5.00</text:p>
          </table:table-cell>
          <table:table-cell table:style-name="ce167" office:value-type="string">
            <text:p>CS\Contact\Address book\Send mail</text:p>
          </table:table-cell>
          <table:table-cell table:style-name="ce187" office:value-type="string">
            <text:p>Send mail with blank To field</text:p>
          </table:table-cell>
          <table:table-cell table:style-name="ce187" office:value-type="string">
            <text:p>Step 3: Send mail</text:p>
          </table:table-cell>
          <table:table-cell table:style-name="ce187" office:value-type="string">
            <text:p>Delete To email and input value for Subject, <text:s/>message content and click <text:span text:style-name="T4">Send</text:span> button</text:p>
          </table:table-cell>
          <table:table-cell table:style-name="ce187" office:value-type="string">
            <text:p>Show message: “Who would you like to send to ?”</text:p>
          </table:table-cell>
          <table:table-cell table:style-name="ce215" office:value-type="string">
            <text:p>Low</text:p>
          </table:table-cell>
          <table:table-cell table:style-name="ce233" table:number-columns-repeated="225"/>
          <table:table-cell table:number-columns-repeated="22"/>
        </table:table-row>
        <table:table-row table:style-name="ro22">
          <table:table-cell table:style-name="ce146" table:formula="of:=IF(MID([.F252];6;1)&gt;MID([.F251];6;1);&quot;&quot;;MAX([.A$7:.A251])+1)" office:value-type="float" office:value="77">
            <text:p>77.00</text:p>
          </table:table-cell>
          <table:table-cell table:style-name="ce152" office:value-type="string">
            <text:p>FNC_CS_CON_ADDBOOK_10</text:p>
          </table:table-cell>
          <table:table-cell table:style-name="ce146" office:value-type="float" office:value="1">
            <text:p>1.00</text:p>
          </table:table-cell>
          <table:table-cell table:style-name="ce166" office:value-type="string">
            <text:p>CS\Contact\Address book\Delete</text:p>
          </table:table-cell>
          <table:table-cell table:style-name="ce190" office:value-type="string">
            <text:p>Delete a personal address book</text:p>
          </table:table-cell>
          <table:table-cell table:style-name="ce151" office:value-type="string">
            <text:p>Step 1: Create address book, contacts</text:p>
          </table:table-cell>
          <table:table-cell table:style-name="ce170" office:value-type="string">
            <text:p>- Create new address book and add some contacts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34"/>
          <table:table-cell table:style-name="ce233" table:number-columns-repeated="224"/>
          <table:table-cell table:number-columns-repeated="22"/>
        </table:table-row>
        <table:table-row table:style-name="ro33">
          <table:table-cell table:style-name="ce146" table:formula="of:=IF(MID([.F253];6;1)&gt;MID([.F252];6;1);&quot;&quot;;MAX([.A$7:.A252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53];6;FIND(&quot;:&quot;;[.F253];1)-FIND(&quot; &quot;;[.F253];1)-1))&gt;VALUE(MID([.F252];6;FIND(&quot;:&quot;;[.F252];1)-FIND(&quot; &quot;;[.F252];1)-1));[.C252];[.C252]+1)" office:value-type="float" office:value="1">
            <text:p>1.00</text:p>
          </table:table-cell>
          <table:table-cell table:style-name="ce166" office:value-type="string">
            <text:p>CS\Contact\Address book\Delete</text:p>
          </table:table-cell>
          <table:table-cell table:style-name="ce170" office:value-type="string">
            <text:p>Delete a personal address book</text:p>
          </table:table-cell>
          <table:table-cell table:style-name="ce151" office:value-type="string">
            <text:p>Step 2: Delete address book</text:p>
          </table:table-cell>
          <table:table-cell table:style-name="ce170" office:value-type="string">
            <text:p>Right click on added address book and select <text:span text:style-name="T4">Delete</text:span></text:p>
          </table:table-cell>
          <table:table-cell table:style-name="ce197" office:value-type="string">
            <text:p>- Selected Personal Address book is deleted successfully and disappears from Address books list</text:p>
            <text:p>- All contacts in deleted address book are also deleted</text:p>
          </table:table-cell>
          <table:table-cell table:style-name="ce215" office:value-type="string">
            <text:p>Medium</text:p>
          </table:table-cell>
          <table:table-cell table:style-name="ce235"/>
          <table:table-cell table:style-name="ce157" table:number-columns-repeated="224"/>
          <table:table-cell table:number-columns-repeated="22"/>
        </table:table-row>
        <table:table-row table:style-name="ro22">
          <table:table-cell table:style-name="ce146" table:formula="of:=IF(MID([.F254];6;1)&gt;MID([.F253];6;1);&quot;&quot;;MAX([.A$7:.A253])+1)" office:value-type="float" office:value="78">
            <text:p>78.00</text:p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54];6;FIND(&quot;:&quot;;[.F254];1)-FIND(&quot; &quot;;[.F254];1)-1))&gt;VALUE(MID([.F253];6;FIND(&quot;:&quot;;[.F253];1)-FIND(&quot; &quot;;[.F253];1)-1));[.C253];[.C253]+1)" office:value-type="float" office:value="2">
            <text:p>2.00</text:p>
          </table:table-cell>
          <table:table-cell table:style-name="ce166" office:value-type="string">
            <text:p>CS\Contact\Address book\Delete</text:p>
          </table:table-cell>
          <table:table-cell table:style-name="ce69" office:value-type="string">
            <text:p>Delete a Personal Address book while viewing its contacts</text:p>
          </table:table-cell>
          <table:table-cell table:style-name="ce151" office:value-type="string">
            <text:p>Step 1: Create address book, contacts</text:p>
          </table:table-cell>
          <table:table-cell table:style-name="ce175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35"/>
          <table:table-cell table:style-name="ce157" table:number-columns-repeated="224"/>
          <table:table-cell table:number-columns-repeated="22"/>
        </table:table-row>
        <table:table-row table:style-name="ro17">
          <table:table-cell table:style-name="ce146" table:formula="of:=IF(MID([.F255];6;1)&gt;MID([.F254];6;1);&quot;&quot;;MAX([.A$7:.A254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55];6;FIND(&quot;:&quot;;[.F255];1)-FIND(&quot; &quot;;[.F255];1)-1))&gt;VALUE(MID([.F254];6;FIND(&quot;:&quot;;[.F254];1)-FIND(&quot; &quot;;[.F254];1)-1));[.C254];[.C254]+1)" office:value-type="float" office:value="2">
            <text:p>2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Personal Address book while viewing its contacts</text:p>
          </table:table-cell>
          <table:table-cell table:style-name="ce151" office:value-type="string">
            <text:p>Step 2: View contacts list of added address book</text:p>
          </table:table-cell>
          <table:table-cell table:style-name="ce175" office:value-type="string">
            <text:p>- Click to select added personal address book</text:p>
            <text:p/>
          </table:table-cell>
          <table:table-cell table:style-name="ce197" office:value-type="string">
            <text:p>Selected address book's contacts list is displayed</text:p>
          </table:table-cell>
          <table:table-cell table:style-name="ce215" office:value-type="string">
            <text:p>Medium</text:p>
          </table:table-cell>
          <table:table-cell table:style-name="ce235"/>
          <table:table-cell table:style-name="ce157" table:number-columns-repeated="224"/>
          <table:table-cell table:number-columns-repeated="22"/>
        </table:table-row>
        <table:table-row table:style-name="ro16">
          <table:table-cell table:style-name="ce146" table:formula="of:=IF(MID([.F256];6;1)&gt;MID([.F255];6;1);&quot;&quot;;MAX([.A$7:.A255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56];6;FIND(&quot;:&quot;;[.F256];1)-FIND(&quot; &quot;;[.F256];1)-1))&gt;VALUE(MID([.F255];6;FIND(&quot;:&quot;;[.F255];1)-FIND(&quot; &quot;;[.F255];1)-1));[.C255];[.C255]+1)" office:value-type="float" office:value="2">
            <text:p>2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Personal Address book while viewing its contacts</text:p>
          </table:table-cell>
          <table:table-cell table:style-name="ce151" office:value-type="string">
            <text:p>Step 3: Delete address book</text:p>
          </table:table-cell>
          <table:table-cell table:style-name="ce175" office:value-type="string">
            <text:p>Right click on selecting address book and select <text:span text:style-name="T4">Delete</text:span></text:p>
          </table:table-cell>
          <table:table-cell table:style-name="ce197" office:value-type="string">
            <text:p>- Address book is deleted </text:p>
            <text:p>- Deleted Address book's contacts also are deleted, contacts list disappears from right pane</text:p>
          </table:table-cell>
          <table:table-cell table:style-name="ce215" office:value-type="string">
            <text:p>Medium</text:p>
          </table:table-cell>
          <table:table-cell table:style-name="ce235"/>
          <table:table-cell table:style-name="ce157" table:number-columns-repeated="224"/>
          <table:table-cell table:number-columns-repeated="22"/>
        </table:table-row>
        <table:table-row table:style-name="ro16">
          <table:table-cell table:style-name="ce146" table:formula="of:=IF(MID([.F257];6;1)&gt;MID([.F256];6;1);&quot;&quot;;MAX([.A$7:.A256])+1)" office:value-type="float" office:value="79">
            <text:p>79.00</text:p>
          </table:table-cell>
          <table:table-cell table:style-name="ce155" office:value-type="string">
            <text:p>FNC_CS_CON_ADDBOOK_10</text:p>
          </table:table-cell>
          <table:table-cell table:style-name="ce162" table:formula="of:=IF(VALUE(MID([.F257];6;FIND(&quot;:&quot;;[.F257];1)-FIND(&quot; &quot;;[.F257];1)-1))&gt;VALUE(MID([.F256];6;FIND(&quot;:&quot;;[.F256];1)-FIND(&quot; &quot;;[.F256];1)-1));[.C256];[.C256]+1)" office:value-type="float" office:value="3">
            <text:p>3.00</text:p>
          </table:table-cell>
          <table:table-cell table:style-name="ce166" office:value-type="string">
            <text:p>CS\Contact\Address book\Delete</text:p>
          </table:table-cell>
          <table:table-cell table:style-name="ce191" office:value-type="string">
            <text:p>Delete a Personal Address book while doing actions relate to that Address book</text:p>
          </table:table-cell>
          <table:table-cell table:style-name="ce197" office:value-type="string">
            <text:p>Step 1: Create address book, contacts</text:p>
          </table:table-cell>
          <table:table-cell table:style-name="ce192" office:value-type="string">
            <text:p>- Create new address book and add som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35"/>
          <table:table-cell table:style-name="ce157" table:number-columns-repeated="224"/>
          <table:table-cell table:number-columns-repeated="22"/>
        </table:table-row>
        <table:table-row table:style-name="ro17">
          <table:table-cell table:style-name="ce146" table:formula="of:=IF(MID([.F258];6;1)&gt;MID([.F257];6;1);&quot;&quot;;MAX([.A$7:.A257])+1)">
            <text:p/>
          </table:table-cell>
          <table:table-cell table:style-name="ce155" office:value-type="string">
            <text:p>FNC_CS_CON_ADDBOOK_10</text:p>
          </table:table-cell>
          <table:table-cell table:style-name="ce162" table:formula="of:=IF(VALUE(MID([.F258];6;FIND(&quot;:&quot;;[.F258];1)-FIND(&quot; &quot;;[.F258];1)-1))&gt;VALUE(MID([.F257];6;FIND(&quot;:&quot;;[.F257];1)-FIND(&quot; &quot;;[.F257];1)-1));[.C257];[.C257]+1)" office:value-type="float" office:value="3">
            <text:p>3.00</text:p>
          </table:table-cell>
          <table:table-cell table:style-name="ce166" office:value-type="string">
            <text:p>CS\Contact\Address book\Delete</text:p>
          </table:table-cell>
          <table:table-cell table:style-name="ce192" office:value-type="string">
            <text:p>Delete a Personal Address book while doing actions relate to that Address book</text:p>
          </table:table-cell>
          <table:table-cell table:style-name="ce197" office:value-type="string">
            <text:p>Step 2: Open pop up that includes list address book </text:p>
          </table:table-cell>
          <table:table-cell table:style-name="ce192" office:value-type="string">
            <text:p>- Right click on selecting address book and select functions as <text:span text:style-name="T4">Edit, </text:span><text:span text:style-name="T4">Import...</text:span></text:p>
          </table:table-cell>
          <table:table-cell table:style-name="ce197" office:value-type="string">
            <text:p>Pop up is displayed. In pop up, address books list are displayed</text:p>
          </table:table-cell>
          <table:table-cell table:style-name="ce215" office:value-type="string">
            <text:p>Medium</text:p>
          </table:table-cell>
          <table:table-cell table:style-name="ce174"/>
          <table:table-cell table:style-name="ce220" table:number-columns-repeated="221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59];6;1)&gt;MID([.F258];6;1);&quot;&quot;;MAX([.A$7:.A258])+1)">
            <text:p/>
          </table:table-cell>
          <table:table-cell table:style-name="ce155" office:value-type="string">
            <text:p>FNC_CS_CON_ADDBOOK_10</text:p>
          </table:table-cell>
          <table:table-cell table:style-name="ce162" table:formula="of:=IF(VALUE(MID([.F259];6;FIND(&quot;:&quot;;[.F259];1)-FIND(&quot; &quot;;[.F259];1)-1))&gt;VALUE(MID([.F258];6;FIND(&quot;:&quot;;[.F258];1)-FIND(&quot; &quot;;[.F258];1)-1));[.C258];[.C258]+1)" office:value-type="float" office:value="3">
            <text:p>3.00</text:p>
          </table:table-cell>
          <table:table-cell table:style-name="ce166" office:value-type="string">
            <text:p>CS\Contact\Address book\Delete</text:p>
          </table:table-cell>
          <table:table-cell table:style-name="ce192" office:value-type="string">
            <text:p>Delete a Personal Address book while doing actions relate to that Address book</text:p>
          </table:table-cell>
          <table:table-cell table:style-name="ce197" office:value-type="string">
            <text:p>Step 3: Delete address book from left pane</text:p>
          </table:table-cell>
          <table:table-cell table:style-name="ce175" office:value-type="string">
            <text:p>Right click on selecting address book and select <text:span text:style-name="T4">Delete </text:span><text:span text:style-name="T8">from left pane</text:span></text:p>
          </table:table-cell>
          <table:table-cell table:style-name="ce192" office:value-type="string">
            <text:p>- Delete selected address book from left pane, contacts list disappears from right pane. Pop up is closed and address book is deleted successfully.</text:p>
          </table:table-cell>
          <table:table-cell table:style-name="ce215" office:value-type="string">
            <text:p>Medium</text:p>
          </table:table-cell>
          <table:table-cell table:style-name="ce174"/>
          <table:table-cell table:style-name="ce220" table:number-columns-repeated="221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60];6;1)&gt;MID([.F259];6;1);&quot;&quot;;MAX([.A$7:.A259])+1)" office:value-type="float" office:value="80">
            <text:p>80.00</text:p>
          </table:table-cell>
          <table:table-cell table:style-name="ce153" office:value-type="string">
            <text:p>FNC_CS_CON_ADDBOOK_10</text:p>
          </table:table-cell>
          <table:table-cell table:style-name="ce162" table:formula="of:=IF(VALUE(MID([.F260];6;FIND(&quot;:&quot;;[.F260];1)-FIND(&quot; &quot;;[.F260];1)-1))&gt;VALUE(MID([.F259];6;FIND(&quot;:&quot;;[.F259];1)-FIND(&quot; &quot;;[.F259];1)-1));[.C259];[.C259]+1)" office:value-type="float" office:value="4">
            <text:p>4.00</text:p>
          </table:table-cell>
          <table:table-cell table:style-name="ce166" office:value-type="string">
            <text:p>CS\Contact\Address book\Delete</text:p>
          </table:table-cell>
          <table:table-cell table:style-name="ce69" office:value-type="string">
            <text:p>Delete a Personal address book while displaying its contacts in search result</text:p>
          </table:table-cell>
          <table:table-cell table:style-name="ce151" office:value-type="string">
            <text:p>Step 1: Create address book, contacts</text:p>
          </table:table-cell>
          <table:table-cell table:style-name="ce175" office:value-type="string">
            <text:p>- Create new address book and add som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174"/>
          <table:table-cell table:style-name="ce220" table:number-columns-repeated="221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61];6;1)&gt;MID([.F260];6;1);&quot;&quot;;MAX([.A$7:.A260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61];6;FIND(&quot;:&quot;;[.F261];1)-FIND(&quot; &quot;;[.F261];1)-1))&gt;VALUE(MID([.F260];6;FIND(&quot;:&quot;;[.F260];1)-FIND(&quot; &quot;;[.F260];1)-1));[.C260];[.C260]+1)" office:value-type="float" office:value="4">
            <text:p>4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Personal address book while displaying its contacts in search result</text:p>
          </table:table-cell>
          <table:table-cell table:style-name="ce151" office:value-type="string">
            <text:p>Step 2: Search contacts</text:p>
          </table:table-cell>
          <table:table-cell table:style-name="ce170" office:value-type="string">
            <text:p>Do search contacts that match created contacts at step1</text:p>
          </table:table-cell>
          <table:table-cell table:style-name="ce197" office:value-type="string">
            <text:p>Search result is displayed with contacts in list</text:p>
          </table:table-cell>
          <table:table-cell table:style-name="ce215" office:value-type="string">
            <text:p>Medium</text:p>
          </table:table-cell>
          <table:table-cell table:style-name="ce174"/>
          <table:table-cell table:style-name="ce220" table:number-columns-repeated="221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262];6;1)&gt;MID([.F261];6;1);&quot;&quot;;MAX([.A$7:.A261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62];6;FIND(&quot;:&quot;;[.F262];1)-FIND(&quot; &quot;;[.F262];1)-1))&gt;VALUE(MID([.F261];6;FIND(&quot;:&quot;;[.F261];1)-FIND(&quot; &quot;;[.F261];1)-1));[.C261];[.C261]+1)" office:value-type="float" office:value="4">
            <text:p>4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Personal address book while displaying its contacts in search result</text:p>
          </table:table-cell>
          <table:table-cell table:style-name="ce151" office:value-type="string">
            <text:p>Step 3: Delete address book</text:p>
          </table:table-cell>
          <table:table-cell table:style-name="ce170" office:value-type="string">
            <text:p>Right click on created address book at step 1 and select <text:span text:style-name="T4">Delete</text:span></text:p>
          </table:table-cell>
          <table:table-cell table:style-name="ce197" office:value-type="string">
            <text:p>- Address book is deleted</text:p>
            <text:p>- Deleted Address book's contacts also are deleted</text:p>
            <text:p>- Deleted Address book's contacts in search result also disappears</text:p>
          </table:table-cell>
          <table:table-cell table:style-name="ce215" office:value-type="string">
            <text:p>Medium</text:p>
          </table:table-cell>
          <table:table-cell table:style-name="ce174"/>
          <table:table-cell table:style-name="ce220" table:number-columns-repeated="221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63];6;1)&gt;MID([.F262];6;1);&quot;&quot;;MAX([.A$7:.A262])+1)" office:value-type="float" office:value="81">
            <text:p>81.00</text:p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63];6;FIND(&quot;:&quot;;[.F263];1)-FIND(&quot; &quot;;[.F263];1)-1))&gt;VALUE(MID([.F262];6;FIND(&quot;:&quot;;[.F262];1)-FIND(&quot; &quot;;[.F262];1)-1));[.C262];[.C262]+1)" office:value-type="float" office:value="5">
            <text:p>5.00</text:p>
          </table:table-cell>
          <table:table-cell table:style-name="ce166" office:value-type="string">
            <text:p>CS\Contact\Address book\Delete</text:p>
          </table:table-cell>
          <table:table-cell table:style-name="ce69" office:value-type="string">
            <text:p>Delete a shared address book </text:p>
          </table:table-cell>
          <table:table-cell table:style-name="ce151" office:value-type="string">
            <text:p>Step 1: Create address book, contacts</text:p>
          </table:table-cell>
          <table:table-cell table:style-name="ce170" office:value-type="string">
            <text:p>- Create new address book and add som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236"/>
          <table:table-cell table:style-name="ce239" table:number-columns-repeated="221"/>
          <table:table-cell table:style-name="ce242" table:number-columns-repeated="3"/>
          <table:table-cell table:number-columns-repeated="22"/>
        </table:table-row>
        <table:table-row table:style-name="ro16">
          <table:table-cell table:style-name="ce146" table:formula="of:=IF(MID([.F264];6;1)&gt;MID([.F263];6;1);&quot;&quot;;MAX([.A$7:.A263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64];6;FIND(&quot;:&quot;;[.F264];1)-FIND(&quot; &quot;;[.F264];1)-1))&gt;VALUE(MID([.F263];6;FIND(&quot;:&quot;;[.F263];1)-FIND(&quot; &quot;;[.F263];1)-1));[.C263];[.C263]+1)" office:value-type="float" office:value="5">
            <text:p>5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shared address book by owner</text:p>
          </table:table-cell>
          <table:table-cell table:style-name="ce151" office:value-type="string">
            <text:p>Step 2: Share address book</text:p>
          </table:table-cell>
          <table:table-cell table:style-name="ce175" office:value-type="string">
            <text:p>Share added address book for a specific user</text:p>
          </table:table-cell>
          <table:table-cell table:style-name="ce197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215" office:value-type="string">
            <text:p>Medium</text:p>
          </table:table-cell>
          <table:table-cell table:style-name="ce236"/>
          <table:table-cell table:style-name="ce239" table:number-columns-repeated="221"/>
          <table:table-cell table:style-name="ce242" table:number-columns-repeated="3"/>
          <table:table-cell table:number-columns-repeated="22"/>
        </table:table-row>
        <table:table-row table:style-name="ro45">
          <table:table-cell table:style-name="ce146" table:formula="of:=IF(MID([.F265];6;1)&gt;MID([.F264];6;1);&quot;&quot;;MAX([.A$7:.A264])+1)">
            <text:p/>
          </table:table-cell>
          <table:table-cell table:style-name="ce152" office:value-type="string">
            <text:p>FNC_CS_CON_ADDBOOK_10</text:p>
          </table:table-cell>
          <table:table-cell table:style-name="ce162" table:formula="of:=IF(VALUE(MID([.F265];6;FIND(&quot;:&quot;;[.F265];1)-FIND(&quot; &quot;;[.F265];1)-1))&gt;VALUE(MID([.F264];6;FIND(&quot;:&quot;;[.F264];1)-FIND(&quot; &quot;;[.F264];1)-1));[.C264];[.C264]+1)" office:value-type="float" office:value="5">
            <text:p>5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shared address book by owner</text:p>
          </table:table-cell>
          <table:table-cell table:style-name="ce151" office:value-type="string">
            <text:p>Step 3: Delete shared address book by owner</text:p>
          </table:table-cell>
          <table:table-cell table:style-name="ce175" office:value-type="string">
            <text:p>-Right click on shared address book in Personal address book list and select <text:span text:style-name="T4">Delete</text:span></text:p>
            <text:p><text:span text:style-name="T4">- </text:span><text:span text:style-name="T8">Click OK to confirm</text:span></text:p>
          </table:table-cell>
          <table:table-cell table:style-name="ce197" office:value-type="string">
            <text:p>- Shared address book is deleted and disappears from Personal address books list of owner</text:p>
            <text:p>- This address book also disappears from shared address book list of shared user.</text:p>
          </table:table-cell>
          <table:table-cell table:style-name="ce215" office:value-type="string">
            <text:p>Medium</text:p>
          </table:table-cell>
          <table:table-cell table:style-name="ce236"/>
          <table:table-cell table:style-name="ce239" table:number-columns-repeated="221"/>
          <table:table-cell table:style-name="ce242" table:number-columns-repeated="3"/>
          <table:table-cell table:number-columns-repeated="22"/>
        </table:table-row>
        <table:table-row table:style-name="ro22">
          <table:table-cell table:style-name="ce146" table:formula="of:=IF(MID([.F266];6;1)&gt;MID([.F265];6;1);&quot;&quot;;MAX([.A$7:.A265])+1)" office:value-type="float" office:value="82">
            <text:p>82.00</text:p>
          </table:table-cell>
          <table:table-cell table:style-name="ce153" office:value-type="string">
            <text:p>FNC_CS_CON_ADDBOOK_10</text:p>
          </table:table-cell>
          <table:table-cell table:style-name="ce162" table:formula="of:=IF(VALUE(MID([.F266];6;FIND(&quot;:&quot;;[.F266];1)-FIND(&quot; &quot;;[.F266];1)-1))&gt;VALUE(MID([.F265];6;FIND(&quot;:&quot;;[.F265];1)-FIND(&quot; &quot;;[.F265];1)-1));[.C265];[.C265]+1)" office:value-type="float" office:value="6">
            <text:p>6.00</text:p>
          </table:table-cell>
          <table:table-cell table:style-name="ce166" office:value-type="string">
            <text:p>CS\Contact\Address book\Delete</text:p>
          </table:table-cell>
          <table:table-cell table:style-name="ce69" office:value-type="string">
            <text:p>Delete a group address book</text:p>
          </table:table-cell>
          <table:table-cell table:style-name="ce151" office:value-type="string">
            <text:p>Step 1: Create address book, contacts</text:p>
          </table:table-cell>
          <table:table-cell table:style-name="ce175" office:value-type="string">
            <text:p>- Create new address book and add som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176"/>
          <table:table-cell table:style-name="ce221" table:number-columns-repeated="2"/>
          <table:table-cell table:style-name="ce220" table:number-columns-repeated="219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67];6;1)&gt;MID([.F266];6;1);&quot;&quot;;MAX([.A$7:.A266])+1)">
            <text:p/>
          </table:table-cell>
          <table:table-cell table:style-name="ce153" office:value-type="string">
            <text:p>FNC_CS_CON_ADDBOOK_10</text:p>
          </table:table-cell>
          <table:table-cell table:style-name="ce162" table:formula="of:=IF(VALUE(MID([.F267];6;FIND(&quot;:&quot;;[.F267];1)-FIND(&quot; &quot;;[.F267];1)-1))&gt;VALUE(MID([.F266];6;FIND(&quot;:&quot;;[.F266];1)-FIND(&quot; &quot;;[.F266];1)-1));[.C266];[.C266]+1)" office:value-type="float" office:value="6">
            <text:p>6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group address book</text:p>
          </table:table-cell>
          <table:table-cell table:style-name="ce175" office:value-type="string">
            <text:p>Step 2: Delete group address books</text:p>
          </table:table-cell>
          <table:table-cell table:style-name="ce175" office:value-type="string">
            <text:p>Right click on Added address book and select <text:span text:style-name="T4">Delete</text:span></text:p>
          </table:table-cell>
          <table:table-cell table:style-name="ce197" office:value-type="string">
            <text:p>Delete button is disable. Can not delete group address books.</text:p>
          </table:table-cell>
          <table:table-cell table:style-name="ce215" office:value-type="string">
            <text:p>Medium</text:p>
          </table:table-cell>
          <table:table-cell table:style-name="ce176"/>
          <table:table-cell table:style-name="ce221" table:number-columns-repeated="2"/>
          <table:table-cell table:style-name="ce220" table:number-columns-repeated="219"/>
          <table:table-cell table:style-name="ce157" table:number-columns-repeated="3"/>
          <table:table-cell table:number-columns-repeated="22"/>
        </table:table-row>
        <table:table-row table:style-name="ro22">
          <table:table-cell table:style-name="ce146" table:formula="of:=IF(MID([.F268];6;1)&gt;MID([.F267];6;1);&quot;&quot;;MAX([.A$7:.A267])+1)" office:value-type="float" office:value="83">
            <text:p>83.00</text:p>
          </table:table-cell>
          <table:table-cell table:style-name="ce153" office:value-type="string">
            <text:p>FNC_CS_CON_ADDBOOK_10</text:p>
          </table:table-cell>
          <table:table-cell table:style-name="ce162" table:formula="of:=IF(VALUE(MID([.F268];6;FIND(&quot;:&quot;;[.F268];1)-FIND(&quot; &quot;;[.F268];1)-1))&gt;VALUE(MID([.F267];6;FIND(&quot;:&quot;;[.F267];1)-FIND(&quot; &quot;;[.F267];1)-1));[.C267];[.C267]+1)" office:value-type="float" office:value="7">
            <text:p>7.00</text:p>
          </table:table-cell>
          <table:table-cell table:style-name="ce166" office:value-type="string">
            <text:p>CS\Contact\Address book\Delete</text:p>
          </table:table-cell>
          <table:table-cell table:style-name="ce69" office:value-type="string">
            <text:p>Delete a shared address book by shared user</text:p>
          </table:table-cell>
          <table:table-cell table:style-name="ce151" office:value-type="string">
            <text:p>Step 1: Create address book, contacts</text:p>
          </table:table-cell>
          <table:table-cell table:style-name="ce170" office:value-type="string">
            <text:p>- Create new address book and add some contacts [ <text:a xlink:href="#Add_contact">Details</text:a> ]</text:p>
          </table:table-cell>
          <table:table-cell table:style-name="ce197" office:value-type="string">
            <text:p>Address book and contacts are added successfully</text:p>
          </table:table-cell>
          <table:table-cell table:style-name="ce215" office:value-type="string">
            <text:p>Medium</text:p>
          </table:table-cell>
          <table:table-cell table:style-name="ce176"/>
          <table:table-cell table:style-name="ce221" table:number-columns-repeated="2"/>
          <table:table-cell table:style-name="ce220" table:number-columns-repeated="219"/>
          <table:table-cell table:style-name="ce157" table:number-columns-repeated="3"/>
          <table:table-cell table:number-columns-repeated="22"/>
        </table:table-row>
        <table:table-row table:style-name="ro16">
          <table:table-cell table:style-name="ce146" table:formula="of:=IF(MID([.F269];6;1)&gt;MID([.F268];6;1);&quot;&quot;;MAX([.A$7:.A268])+1)">
            <text:p/>
          </table:table-cell>
          <table:table-cell table:style-name="ce153" office:value-type="string">
            <text:p>FNC_CS_CON_ADDBOOK_10</text:p>
          </table:table-cell>
          <table:table-cell table:style-name="ce162" table:formula="of:=IF(VALUE(MID([.F269];6;FIND(&quot;:&quot;;[.F269];1)-FIND(&quot; &quot;;[.F269];1)-1))&gt;VALUE(MID([.F268];6;FIND(&quot;:&quot;;[.F268];1)-FIND(&quot; &quot;;[.F268];1)-1));[.C268];[.C268]+1)" office:value-type="float" office:value="7">
            <text:p>7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shared address book by shared user</text:p>
          </table:table-cell>
          <table:table-cell table:style-name="ce151" office:value-type="string">
            <text:p>Step 2: Share address book</text:p>
          </table:table-cell>
          <table:table-cell table:style-name="ce151" office:value-type="string">
            <text:p>Share added address book for a specific user</text:p>
          </table:table-cell>
          <table:table-cell table:style-name="ce151" office:value-type="string">
            <text:p>- Icon for this address book is changed to share</text:p>
            <text:p>- Login by shared user, this address book is displayed in shared list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33">
          <table:table-cell table:style-name="ce146" table:formula="of:=IF(MID([.F270];6;1)&gt;MID([.F269];6;1);&quot;&quot;;MAX([.A$7:.A269])+1)">
            <text:p/>
          </table:table-cell>
          <table:table-cell table:style-name="ce153" office:value-type="string">
            <text:p>FNC_CS_CON_ADDBOOK_10</text:p>
          </table:table-cell>
          <table:table-cell table:style-name="ce162" table:formula="of:=IF(VALUE(MID([.F270];6;FIND(&quot;:&quot;;[.F270];1)-FIND(&quot; &quot;;[.F270];1)-1))&gt;VALUE(MID([.F269];6;FIND(&quot;:&quot;;[.F269];1)-FIND(&quot; &quot;;[.F269];1)-1));[.C269];[.C269]+1)" office:value-type="float" office:value="7">
            <text:p>7.00</text:p>
          </table:table-cell>
          <table:table-cell table:style-name="ce166" office:value-type="string">
            <text:p>CS\Contact\Address book\Delete</text:p>
          </table:table-cell>
          <table:table-cell table:style-name="ce175" office:value-type="string">
            <text:p>Delete a shared address book by shared user</text:p>
          </table:table-cell>
          <table:table-cell table:style-name="ce151" office:value-type="string">
            <text:p>Step 3: Delete shared address book by shared user</text:p>
          </table:table-cell>
          <table:table-cell table:style-name="ce151" office:value-type="string">
            <text:p>- Login by shared user</text:p>
            <text:p>- Right click on shared address book and choose <text:span text:style-name="T4">Discard </text:span></text:p>
            <text:p><text:span text:style-name="T4">- </text:span><text:span text:style-name="T8">Click OK to confirm</text:span></text:p>
          </table:table-cell>
          <table:table-cell table:style-name="ce151" office:value-type="string">
            <text:p>- Shared address book is deleted and disappears from Personal address books list of shared user but still shown at Personal address book list of owner</text:p>
          </table:table-cell>
          <table:table-cell table:style-name="ce215" office:value-type="string">
            <text:p>Medium</text:p>
          </table:table-cell>
          <table:table-cell table:style-name="ce220" table:number-columns-repeated="222"/>
          <table:table-cell table:style-name="ce157" table:number-columns-repeated="3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232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6" table:number-columns-repeated="2"/>
          <table:table-cell table:style-name="ce168" table:number-columns-repeated="5"/>
          <table:table-cell table:style-name="ce217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/>
          <table:table-cell table:style-name="ce157" table:number-columns-repeated="2"/>
          <table:table-cell table:style-name="ce165" table:number-columns-repeated="5"/>
          <table:table-cell table:style-name="ce213"/>
          <table:table-cell table:style-name="ce157" table:number-columns-repeated="225"/>
          <table:table-cell table:number-columns-repeated="2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  <table:table-column table:style-name="co33" table:default-cell-style-name="Default"/>
      </table:table>
      <table:table table:name="Contact" table:style-name="ta4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8" table:default-cell-style-name="Default"/>
        <table:table-row table:style-name="ro29">
          <table:table-cell table:style-name="ce244"/>
          <table:table-cell table:style-name="ce248" office:value-type="string">
            <text:p>TEST CASES</text:p>
          </table:table-cell>
          <table:table-cell table:style-name="ce257"/>
          <table:table-cell table:style-name="ce263" table:number-columns-repeated="2"/>
          <table:table-cell table:style-name="ce244"/>
          <table:table-cell table:style-name="ce263" table:number-columns-repeated="2"/>
          <table:table-cell table:style-name="ce299"/>
          <table:table-cell table:style-name="ce305"/>
          <table:table-cell table:style-name="ce237" office:value-type="string">
            <text:p>Passed</text:p>
          </table:table-cell>
          <table:table-cell table:style-name="ce237" table:formula="of:=COUNTIF([.L$7:.L$1008];[.$K1])" office:value-type="float" office:value="0">
            <text:p>0</text:p>
          </table:table-cell>
          <table:table-cell table:style-name="ce237" table:formula="of:=COUNTIF([.M$7:.M$1008];[.$K1])" office:value-type="float" office:value="0">
            <text:p>0</text:p>
          </table:table-cell>
          <table:table-cell table:style-name="ce237" table:formula="of:=COUNTIF([.N$7:.N$1008];[.$K1])" office:value-type="float" office:value="0">
            <text:p>0</text:p>
          </table:table-cell>
          <table:table-cell table:style-name="ce237" table:formula="of:=COUNTIF([.O$7:.O$1008];[.$K1])" office:value-type="float" office:value="0">
            <text:p>0</text:p>
          </table:table-cell>
          <table:table-cell table:style-name="ce305" table:number-columns-repeated="215"/>
          <table:table-cell table:style-name="ce256" table:number-columns-repeated="18"/>
          <table:table-cell table:style-name="ce244" table:number-columns-repeated="8"/>
        </table:table-row>
        <table:table-row table:style-name="ro29">
          <table:table-cell table:style-name="ce244"/>
          <table:table-cell table:style-name="ce249"/>
          <table:table-cell table:style-name="ce258"/>
          <table:table-cell table:style-name="ce263" table:number-columns-repeated="2"/>
          <table:table-cell table:style-name="ce244"/>
          <table:table-cell table:style-name="ce263" table:number-columns-repeated="2"/>
          <table:table-cell table:style-name="ce299"/>
          <table:table-cell table:style-name="ce244"/>
          <table:table-cell table:style-name="ce237" office:value-type="string">
            <text:p>Failed</text:p>
          </table:table-cell>
          <table:table-cell table:style-name="ce237" table:formula="of:=COUNTIF([.L$7:.L$1008];[.$K2])" office:value-type="float" office:value="0">
            <text:p>0</text:p>
          </table:table-cell>
          <table:table-cell table:style-name="ce237" table:formula="of:=COUNTIF([.M$7:.M$1008];[.$K2])" office:value-type="float" office:value="0">
            <text:p>0</text:p>
          </table:table-cell>
          <table:table-cell table:style-name="ce237" table:formula="of:=COUNTIF([.N$7:.N$1008];[.$K2])" office:value-type="float" office:value="0">
            <text:p>0</text:p>
          </table:table-cell>
          <table:table-cell table:style-name="ce237" table:formula="of:=COUNTIF([.O$7:.O$1008];[.$K2])" office:value-type="float" office:value="0">
            <text:p>0</text:p>
          </table:table-cell>
          <table:table-cell table:style-name="ce305" table:number-columns-repeated="215"/>
          <table:table-cell table:style-name="ce256" table:number-columns-repeated="18"/>
          <table:table-cell table:style-name="ce244" table:number-columns-repeated="8"/>
        </table:table-row>
        <table:table-row table:style-name="ro27">
          <table:table-cell table:style-name="ce244"/>
          <table:table-cell table:style-name="ce250" office:value-type="string">
            <text:p>Function List:</text:p>
          </table:table-cell>
          <table:table-cell table:style-name="ce259" office:value-type="string" table:number-columns-spanned="3" table:number-rows-spanned="1">
            <text:p>Contacts: Add, Display, Edit, Move, Drag and Drop, Copy and Paste, Export, Share, Tag, Email, Print, Delete</text:p>
          </table:table-cell>
          <table:covered-table-cell table:style-name="ce264"/>
          <table:covered-table-cell table:style-name="ce260"/>
          <table:table-cell table:style-name="ce244"/>
          <table:table-cell table:style-name="ce291"/>
          <table:table-cell table:style-name="ce297"/>
          <table:table-cell table:style-name="ce300"/>
          <table:table-cell table:style-name="ce244"/>
          <table:table-cell table:style-name="ce237" office:value-type="string">
            <text:p>Blocked</text:p>
          </table:table-cell>
          <table:table-cell table:style-name="ce237" table:formula="of:=COUNTIF([.L$7:.L$1008];[.$K3])" office:value-type="float" office:value="0">
            <text:p>0</text:p>
          </table:table-cell>
          <table:table-cell table:style-name="ce237" table:formula="of:=COUNTIF([.M$7:.M$1008];[.$K3])" office:value-type="float" office:value="0">
            <text:p>0</text:p>
          </table:table-cell>
          <table:table-cell table:style-name="ce237" table:formula="of:=COUNTIF([.N$7:.N$1008];[.$K3])" office:value-type="float" office:value="0">
            <text:p>0</text:p>
          </table:table-cell>
          <table:table-cell table:style-name="ce237" table:formula="of:=COUNTIF([.O$7:.O$1008];[.$K3])" office:value-type="float" office:value="0">
            <text:p>0</text:p>
          </table:table-cell>
          <table:table-cell table:style-name="ce305" table:number-columns-repeated="215"/>
          <table:table-cell table:style-name="ce256" table:number-columns-repeated="18"/>
          <table:table-cell table:style-name="ce244" table:number-columns-repeated="8"/>
        </table:table-row>
        <table:table-row table:style-name="ro27">
          <table:table-cell table:style-name="ce244"/>
          <table:table-cell table:style-name="ce250" office:value-type="string">
            <text:p>Total Main Cases:</text:p>
          </table:table-cell>
          <table:table-cell table:style-name="ce260" table:formula="of:=MAX([.A7:.A1005])" office:value-type="float" office:value="178" table:number-columns-spanned="3" table:number-rows-spanned="1">
            <text:p>178</text:p>
          </table:table-cell>
          <table:covered-table-cell table:style-name="ce244"/>
          <table:covered-table-cell table:style-name="ce244"/>
          <table:table-cell table:style-name="ce244"/>
          <table:table-cell table:style-name="ce291"/>
          <table:table-cell table:style-name="ce297"/>
          <table:table-cell table:style-name="ce300"/>
          <table:table-cell table:style-name="ce244"/>
          <table:table-cell table:style-name="ce238" office:value-type="string">
            <text:p>Untested</text:p>
          </table:table-cell>
          <table:table-cell table:style-name="ce237" table:formula="of:=COUNTIF([.L$7:.L$1008];[.$K4])" office:value-type="float" office:value="0">
            <text:p>0</text:p>
          </table:table-cell>
          <table:table-cell table:style-name="ce237" table:formula="of:=COUNTIF([.M$7:.M$1008];[.$K4])" office:value-type="float" office:value="0">
            <text:p>0</text:p>
          </table:table-cell>
          <table:table-cell table:style-name="ce237" table:formula="of:=COUNTIF([.N$7:.N$1008];[.$K4])" office:value-type="float" office:value="0">
            <text:p>0</text:p>
          </table:table-cell>
          <table:table-cell table:style-name="ce237" table:formula="of:=COUNTIF([.O$7:.O$1008];[.$K4])" office:value-type="float" office:value="0">
            <text:p>0</text:p>
          </table:table-cell>
          <table:table-cell table:style-name="ce305" table:number-columns-repeated="215"/>
          <table:table-cell table:style-name="ce256" table:number-columns-repeated="18"/>
          <table:table-cell table:style-name="ce244" table:number-columns-repeated="8"/>
        </table:table-row>
        <table:table-row table:style-name="ro29">
          <table:table-cell table:style-name="ce244"/>
          <table:table-cell table:style-name="ce251"/>
          <table:table-cell table:style-name="ce256"/>
          <table:table-cell table:style-name="ce265" table:number-columns-repeated="5"/>
          <table:table-cell table:style-name="ce301"/>
          <table:table-cell table:style-name="ce244"/>
          <table:table-cell office:value-type="string">
            <text:p>N/A</text:p>
          </table:table-cell>
          <table:table-cell table:style-name="ce237" table:formula="of:=COUNTIF([.L$7:.L$1008];[.$K5])" office:value-type="float" office:value="0">
            <text:p>0</text:p>
          </table:table-cell>
          <table:table-cell table:style-name="ce237" table:formula="of:=COUNTIF([.M$7:.M$1008];[.$K5])" office:value-type="float" office:value="0">
            <text:p>0</text:p>
          </table:table-cell>
          <table:table-cell table:style-name="ce237" table:formula="of:=COUNTIF([.N$7:.N$1008];[.$K5])" office:value-type="float" office:value="0">
            <text:p>0</text:p>
          </table:table-cell>
          <table:table-cell table:style-name="ce237" table:formula="of:=COUNTIF([.O$7:.O$1008];[.$K5])" office:value-type="float" office:value="0">
            <text:p>0</text:p>
          </table:table-cell>
          <table:table-cell table:style-name="ce256" table:number-columns-repeated="233"/>
          <table:table-cell table:style-name="ce244" table:number-columns-repeated="8"/>
        </table:table-row>
        <table:table-row table:style-name="ro27">
          <table:table-cell table:style-name="ce245" office:value-type="string">
            <text:p>Case No</text:p>
          </table:table-cell>
          <table:table-cell table:style-name="ce219" office:value-type="string">
            <text:p>Related function</text:p>
          </table:table-cell>
          <table:table-cell table:style-name="ce219" office:value-type="string">
            <text:p>Case ID</text:p>
          </table:table-cell>
          <table:table-cell table:style-name="ce219" office:value-type="string">
            <text:p>Path</text:p>
          </table:table-cell>
          <table:table-cell table:style-name="ce219" office:value-type="string">
            <text:p>Case Description</text:p>
          </table:table-cell>
          <table:table-cell table:style-name="ce219" office:value-type="string">
            <text:p>Step Description</text:p>
          </table:table-cell>
          <table:table-cell table:style-name="ce219" office:value-type="string">
            <text:p>Steps to produce</text:p>
          </table:table-cell>
          <table:table-cell table:style-name="ce219" office:value-type="string">
            <text:p>Expected Output</text:p>
          </table:table-cell>
          <table:table-cell table:style-name="ce245" office:value-type="string">
            <text:p>Priority</text:p>
          </table:table-cell>
          <table:table-cell table:style-name="ce219" office:value-type="string">
            <text:p>Effect</text:p>
          </table:table-cell>
          <table:table-cell table:style-name="ce219" table:number-columns-repeated="9"/>
          <table:table-cell table:style-name="ce340" table:number-columns-repeated="211"/>
          <table:table-cell table:style-name="ce341" table:number-columns-repeated="18"/>
          <table:table-cell table:style-name="ce343" table:number-columns-repeated="7"/>
          <table:table-cell table:style-name="ce244"/>
        </table:table-row>
        <table:table-row table:style-name="ro32">
          <table:table-cell table:style-name="ce246" office:value-type="float" office:value="1">
            <text:p>1.00</text:p>
          </table:table-cell>
          <table:table-cell table:style-name="ce252" office:value-type="string">
            <text:p>FNC_CS_CON_CONTACT_01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from action bar</text:p>
          </table:table-cell>
          <table:table-cell table:style-name="ce255" office:value-type="string">
            <text:p>Step 1: Add address book</text:p>
          </table:table-cell>
          <table:table-cell table:style-name="ce269" office:value-type="string">
            <text:p>Add new address books</text:p>
            <text:p><text:s/>[ Details ]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from action bar</text:p>
          </table:table-cell>
          <table:table-cell table:style-name="ce255" office:value-type="string">
            <text:p>Step 2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from action bar</text:p>
          </table:table-cell>
          <table:table-cell table:style-name="ce255" office:value-type="string">
            <text:p>Step 3: Add new contact</text:p>
          </table:table-cell>
          <table:table-cell table:style-name="ce269" office:value-type="string">
            <text:p>- Select an address book from list</text:p>
            <text:p>- Input value for required fields</text:p>
            <text:p>- Click <text:span text:style-name="T4">Save</text:span></text:p>
          </table:table-cell>
          <table:table-cell table:style-name="ce288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for a specific address book</text:p>
          </table:table-cell>
          <table:table-cell table:style-name="ce255" office:value-type="string">
            <text:p>Step 1: Add address book</text:p>
          </table:table-cell>
          <table:table-cell table:style-name="ce269" office:value-type="string">
            <text:p>Add new address books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for a specific address book</text:p>
          </table:table-cell>
          <table:table-cell table:style-name="ce255" office:value-type="string">
            <text:p>Step 2: Show add/Edit contact form</text:p>
          </table:table-cell>
          <table:table-cell table:style-name="ce269" office:value-type="string">
            <text:p>- Right click on added address book and select <text:span text:style-name="T4">Add</text:span></text:p>
          </table:table-cell>
          <table:table-cell table:style-name="ce288" office:value-type="string">
            <text:p>- Add new contact form is displayed</text:p>
            <text:p>- There's a list of all existing address book, the address book you right-click to select Add is selected as defaul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for a specific address book</text:p>
          </table:table-cell>
          <table:table-cell table:style-name="ce255" office:value-type="string">
            <text:p>Step 3: Add new contact</text:p>
          </table:table-cell>
          <table:table-cell table:style-name="ce269" office:value-type="string">
            <text:p>- Input value for required fields</text:p>
            <text:p>- Click <text:span text:style-name="T4">Save</text:span></text:p>
          </table:table-cell>
          <table:table-cell table:style-name="ce288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blank First Name fields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blank First Name fields</text:p>
          </table:table-cell>
          <table:table-cell table:style-name="ce255" office:value-type="string">
            <text:p>Step 2: Add Contact with blank required fields</text:p>
          </table:table-cell>
          <table:table-cell table:style-name="ce269" office:value-type="string">
            <text:p>- Select an address book from list </text:p>
            <text:p>- Leave blank for <text:span text:style-name="T4">First </text:span><text:span text:style-name="T4">Name</text:span> fields and input Last </text:p>
            <text:p>- Click <text:span text:style-name="T4">Save</text:span></text:p>
          </table:table-cell>
          <table:table-cell table:style-name="ce288" office:value-type="string">
            <text:p>Show message: “The field "First Name" is required”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blank Last Name fields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blank Last Name fields</text:p>
          </table:table-cell>
          <table:table-cell table:style-name="ce255" office:value-type="string">
            <text:p>Step 2: Add Contact with blank required fields</text:p>
          </table:table-cell>
          <table:table-cell table:style-name="ce269" office:value-type="string">
            <text:p>- Select an address book from list </text:p>
            <text:p>- Leave blank for <text:span text:style-name="T4">Last </text:span><text:span text:style-name="T4">Name</text:span> fields </text:p>
            <text:p>- Click <text:span text:style-name="T4">Save</text:span></text:p>
          </table:table-cell>
          <table:table-cell table:style-name="ce288" office:value-type="string">
            <text:p>Show message: “The field "Last Name" is required”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email is invalid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email is invalid</text:p>
          </table:table-cell>
          <table:table-cell table:style-name="ce255" office:value-type="string">
            <text:p>Step 2: Add Contact with blank required fields</text:p>
          </table:table-cell>
          <table:table-cell table:style-name="ce269" office:value-type="string">
            <text:p>- Select an address book from list </text:p>
            <text:p>- Input for required fields and invalid email</text:p>
            <text:p>- Click <text:span text:style-name="T4">Save</text:span></text:p>
          </table:table-cell>
          <table:table-cell table:style-name="ce288" office:value-type="string">
            <text:p>Show message: “Email field is invalid”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blank email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at <text:span text:style-name="T4">Contact</text:span> icon on action bar or Right click on added <text:span text:style-name="T4">address </text:span><text:span text:style-name="T4">book</text:span> and select <text:span text:style-name="T4">Add </text:span>option</text:p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blank email</text:p>
          </table:table-cell>
          <table:table-cell table:style-name="ce255" office:value-type="string">
            <text:p>Step 2: Add contact</text:p>
          </table:table-cell>
          <table:table-cell table:style-name="ce269" office:value-type="string">
            <text:p>- Input data for required fields</text:p>
            <text:p>- Don't input address for <text:span text:style-name="T4">email</text:span> field</text:p>
            <text:p>- Click <text:span text:style-name="T4">Save </text:span><text:span text:style-name="T8">button</text:span></text:p>
          </table:table-cell>
          <table:table-cell table:style-name="ce288" office:value-type="string">
            <text:p>The contact is created with no email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one address mail for email field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at <text:span text:style-name="T4">Contact</text:span> icon on action bar or Right click on added <text:span text:style-name="T4">address </text:span><text:span text:style-name="T4">book</text:span> and select <text:span text:style-name="T4">Add </text:span>option</text:p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one address mail for email field</text:p>
          </table:table-cell>
          <table:table-cell table:style-name="ce255" office:value-type="string">
            <text:p>Step 2: Add contact</text:p>
          </table:table-cell>
          <table:table-cell table:style-name="ce269" office:value-type="string">
            <text:p>- Input data for required fields</text:p>
            <text:p>- Input one address mail for <text:span text:style-name="T4">email</text:span> field</text:p>
            <text:p>- Click Save button</text:p>
          </table:table-cell>
          <table:table-cell table:style-name="ce288" office:value-type="string">
            <text:p>The contact is created with one address mail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8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multi emails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at <text:span text:style-name="T4">Contact</text:span> icon on action bar or Right click on added <text:span text:style-name="T4">address </text:span><text:span text:style-name="T4">book</text:span> and select <text:span text:style-name="T4">Add </text:span>option</text:p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multi emails</text:p>
          </table:table-cell>
          <table:table-cell table:style-name="ce255" office:value-type="string">
            <text:p>Step 2: Add contact</text:p>
          </table:table-cell>
          <table:table-cell table:style-name="ce269" office:value-type="string">
            <text:p>- Input data for required fields</text:p>
            <text:p>- Click <text:span text:style-name="T4">Add </text:span><text:span text:style-name="T8">icon to i</text:span>nput many email address for<text:span text:style-name="T4"> </text:span><text:span text:style-name="T4">emai</text:span>l field</text:p>
            <text:p>- Click <text:span text:style-name="T4">Save </text:span><text:span text:style-name="T8">button</text:span></text:p>
          </table:table-cell>
          <table:table-cell table:style-name="ce288" office:value-type="string">
            <text:p>The contact is created with many email, each email is order in a line. Can add or delete this email. Each contact has max 5 emails.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9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Check adding and removing email address while adding new contact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at <text:span text:style-name="T4">Contact </text:span><text:span text:style-name="T8">icon </text:span><text:span text:style-name="T8">on action bar or Right </text:span><text:span text:style-name="T8">click on added address </text:span><text:span text:style-name="T8">book and select </text:span><text:span text:style-name="T4">Add </text:span><text:span text:style-name="T8">option</text:span></text:p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6];6;FIND(&quot;:&quot;;[.F26];1)-FIND(&quot; &quot;;[.F26];1)-1))&gt;VALUE(MID([.F25];6;FIND(&quot;:&quot;;[.F25];1)-FIND(&quot; &quot;;[.F25];1)-1));[.C25];[.C25]+1)" office:value-type="float" office:value="9">
            <text:p>9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adding and removing email address while adding new contact</text:p>
          </table:table-cell>
          <table:table-cell table:style-name="ce255" office:value-type="string">
            <text:p>Step 2: Add contact</text:p>
          </table:table-cell>
          <table:table-cell table:style-name="ce269" office:value-type="string">
            <text:p>- Input data for required fields</text:p>
            <text:p>- Click <text:span text:style-name="T4">Add </text:span><text:span text:style-name="T8">icon to input</text:span> some email addresses for <text:span text:style-name="T4">email </text:span>field</text:p>
            <text:p>- Click <text:span text:style-name="T4">Delete </text:span><text:span text:style-name="T8">icon to </text:span><text:span text:style-name="T8">delete inputted email </text:span><text:span text:style-name="T8">address</text:span></text:p>
            <text:p>- Click <text:span text:style-name="T4">Save</text:span></text:p>
          </table:table-cell>
          <table:table-cell table:style-name="ce288" office:value-type="string">
            <text:p>The contact is created with inputted emails, deleted emails are disable, each email is order in a line. Each contact has max 5 emails.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7];6;FIND(&quot;:&quot;;[.F27];1)-FIND(&quot; &quot;;[.F27];1)-1))&gt;VALUE(MID([.F26];6;FIND(&quot;:&quot;;[.F26];1)-FIND(&quot; &quot;;[.F26];1)-1));&quot;&quot;;MAX([.A$7:.A26])+1)" office:value-type="float" office:value="10">
            <text:p>10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Check when create new contact with more than 5 email addresses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at <text:span text:style-name="T4">Contact </text:span><text:span text:style-name="T8">icon </text:span><text:span text:style-name="T8">on action bar or Right </text:span><text:span text:style-name="T8">click on added address </text:span><text:span text:style-name="T8">book and select </text:span><text:span text:style-name="T4">Add </text:span><text:span text:style-name="T8">option</text:span></text:p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when create new contact with more than 5 email addresses</text:p>
          </table:table-cell>
          <table:table-cell table:style-name="ce255" office:value-type="string">
            <text:p>Step 2: Add contact</text:p>
          </table:table-cell>
          <table:table-cell table:style-name="ce269" office:value-type="string">
            <text:p>- Input data for required fields</text:p>
            <text:p>- Input more than 5 emails</text:p>
          </table:table-cell>
          <table:table-cell table:style-name="ce288" office:value-type="string">
            <text:p>Show message: “You add too many field”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9];6;FIND(&quot;:&quot;;[.F29];1)-FIND(&quot; &quot;;[.F29];1)-1))&gt;VALUE(MID([.F28];6;FIND(&quot;:&quot;;[.F28];1)-FIND(&quot; &quot;;[.F28];1)-1));&quot;&quot;;MAX([.A$7:.A28])+1)" office:value-type="float" office:value="11">
            <text:p>11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special characters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0];6;FIND(&quot;:&quot;;[.F30];1)-FIND(&quot; &quot;;[.F30];1)-1))&gt;VALUE(MID([.F29];6;FIND(&quot;:&quot;;[.F29];1)-FIND(&quot; &quot;;[.F29];1)-1));[.C29];[.C29]+1)" office:value-type="float" office:value="11">
            <text:p>11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special characters</text:p>
          </table:table-cell>
          <table:table-cell table:style-name="ce255" office:value-type="string">
            <text:p>Step 2: Add Contact with special characters</text:p>
          </table:table-cell>
          <table:table-cell table:style-name="ce269" office:value-type="string">
            <text:p>- Select an address book from list </text:p>
            <text:p>- Input fields with special characters (!@#$%^and*:”&lt;&gt;)</text:p>
            <text:p>- Click Save</text:p>
          </table:table-cell>
          <table:table-cell table:style-name="ce288" office:value-type="string">
            <text:p>Add new contact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1];6;FIND(&quot;:&quot;;[.F31];1)-FIND(&quot; &quot;;[.F31];1)-1))&gt;VALUE(MID([.F30];6;FIND(&quot;:&quot;;[.F30];1)-FIND(&quot; &quot;;[.F30];1)-1));&quot;&quot;;MAX([.A$7:.A30])+1)" office:value-type="float" office:value="12">
            <text:p>12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same named contact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2];6;FIND(&quot;:&quot;;[.F32];1)-FIND(&quot; &quot;;[.F32];1)-1))&gt;VALUE(MID([.F31];6;FIND(&quot;:&quot;;[.F31];1)-FIND(&quot; &quot;;[.F31];1)-1));[.C31];[.C31]+1)" office:value-type="float" office:value="12">
            <text:p>12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same named contact</text:p>
          </table:table-cell>
          <table:table-cell table:style-name="ce255" office:value-type="string">
            <text:p>Step 2: Add contact</text:p>
          </table:table-cell>
          <table:table-cell table:style-name="ce269" office:value-type="string">
            <text:p>- Select an address book from list </text:p>
            <text:p>- Input Name that is similar with existing one</text:p>
            <text:p>- Click <text:span text:style-name="T4">Save</text:span></text:p>
          </table:table-cell>
          <table:table-cell table:style-name="ce288" office:value-type="string">
            <text:p>New contact is added and displayed in list of selected address book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Check removing space after creating new contact with spaces as the first characters in First/Last Name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4];6;FIND(&quot;:&quot;;[.F34];1)-FIND(&quot; &quot;;[.F34];1)-1))&gt;VALUE(MID([.F33];6;FIND(&quot;:&quot;;[.F33];1)-FIND(&quot; &quot;;[.F33];1)-1));[.C33];[.C33]+1)" office:value-type="float" office:value="13">
            <text:p>13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removing space after creating new contact with spaces as the first characters in First/Last Name</text:p>
          </table:table-cell>
          <table:table-cell table:style-name="ce255" office:value-type="string">
            <text:p>Step 2: Add Contact </text:p>
          </table:table-cell>
          <table:table-cell table:style-name="ce269" office:value-type="string">
            <text:p>- Input values for First Name and Last Name with spaces as the first characters</text:p>
            <text:p>- Click Save button</text:p>
          </table:table-cell>
          <table:table-cell table:style-name="ce288" office:value-type="string">
            <text:p>Contact is created successfully, the first spaces characters was remov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14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new contact with over max length of First/Last Name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6];6;FIND(&quot;:&quot;;[.F36];1)-FIND(&quot; &quot;;[.F36];1)-1))&gt;VALUE(MID([.F35];6;FIND(&quot;:&quot;;[.F35];1)-FIND(&quot; &quot;;[.F35];1)-1));[.C35];[.C35]+1)" office:value-type="float" office:value="14">
            <text:p>14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new contact with over max length of First/Last Name</text:p>
          </table:table-cell>
          <table:table-cell table:style-name="ce255" office:value-type="string">
            <text:p>Step 2: Add Contact with over max length</text:p>
          </table:table-cell>
          <table:table-cell table:style-name="ce269" office:value-type="string">
            <text:p>- Select an address book from list </text:p>
            <text:p>- Input First/Last name with over max length (&gt;40 characters)</text:p>
            <text:p>- Click <text:span text:style-name="T4">Save</text:span></text:p>
          </table:table-cell>
          <table:table-cell table:style-name="ce288" office:value-type="string">
            <text:p>A message is shown, alerts First/Last Name contains so many characte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office:value-type="string">
            <text:p><text:s/></text:p>
          </table:table-cell>
          <table:table-cell table:style-name="ce307" table:number-columns-repeated="220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15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Cancel Adding contact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- Click at <text:span text:style-name="T4">Contact </text:span><text:span text:style-name="T8">icon </text:span><text:span text:style-name="T8">on action bar or Right </text:span><text:span text:style-name="T8">click on added address </text:span><text:span text:style-name="T8">book and select </text:span><text:span text:style-name="T4">Add </text:span><text:span text:style-name="T8">option</text:span></text:p>
          </table:table-cell>
          <table:table-cell table:style-name="ce288" office:value-type="string">
            <text:p>Add new contact form is displayed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8];6;FIND(&quot;:&quot;;[.F38];1)-FIND(&quot; &quot;;[.F38];1)-1))&gt;VALUE(MID([.F37];6;FIND(&quot;:&quot;;[.F37];1)-FIND(&quot; &quot;;[.F37];1)-1));[.C37];[.C37]+1)" office:value-type="float" office:value="15">
            <text:p>15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ancel Adding contact</text:p>
          </table:table-cell>
          <table:table-cell table:style-name="ce255" office:value-type="string">
            <text:p>Step 2: Cancel</text:p>
          </table:table-cell>
          <table:table-cell table:style-name="ce269" office:value-type="string">
            <text:p>- Input data for required fields</text:p>
            <text:p>- Click <text:span text:style-name="T4">Cancel</text:span></text:p>
          </table:table-cell>
          <table:table-cell table:style-name="ce288" office:value-type="string">
            <text:p>Close Add/Edit contact form and inputted value is not saved in database.</text:p>
          </table:table-cell>
          <table:table-cell table:style-name="ce302" office:value-type="string">
            <text:p>Low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16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Insert image for new contact</text:p>
          </table:table-cell>
          <table:table-cell table:style-name="ce255" office:value-type="string">
            <text:p>Step 1: Add address book</text:p>
          </table:table-cell>
          <table:table-cell table:style-name="ce269" office:value-type="string">
            <text:p>Add new address books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0];6;FIND(&quot;:&quot;;[.F40];1)-FIND(&quot; &quot;;[.F40];1)-1))&gt;VALUE(MID([.F39];6;FIND(&quot;:&quot;;[.F39];1)-FIND(&quot; &quot;;[.F39];1)-1));[.C39];[.C39]+1)" office:value-type="float" office:value="16">
            <text:p>16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Insert image for new contact</text:p>
          </table:table-cell>
          <table:table-cell table:style-name="ce255" office:value-type="string">
            <text:p>Step 2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1];6;FIND(&quot;:&quot;;[.F41];1)-FIND(&quot; &quot;;[.F41];1)-1))&gt;VALUE(MID([.F40];6;FIND(&quot;:&quot;;[.F40];1)-FIND(&quot; &quot;;[.F40];1)-1));[.C40];[.C40]+1)" office:value-type="float" office:value="16">
            <text:p>16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Insert image for new contact</text:p>
          </table:table-cell>
          <table:table-cell table:style-name="ce255" office:value-type="string">
            <text:p>Step 3: Show form to select image</text:p>
          </table:table-cell>
          <table:table-cell table:style-name="ce269" office:value-type="string">
            <text:p>Click <text:span text:style-name="T4">Update</text:span><text:span text:style-name="T8"> link in the </text:span><text:span text:style-name="T8">Picture pane</text:span></text:p>
          </table:table-cell>
          <table:table-cell table:style-name="ce288" office:value-type="string">
            <text:p>Upload image form appea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Insert image for new contact</text:p>
          </table:table-cell>
          <table:table-cell table:style-name="ce255" office:value-type="string">
            <text:p>Step 4: Upload image</text:p>
          </table:table-cell>
          <table:table-cell table:style-name="ce269" office:value-type="string">
            <text:p>- Browse an image file from your machine (*.jpg, *.png, *.bmp)</text:p>
            <text:p>- Click <text:span text:style-name="T4">Upload</text:span> icon</text:p>
            <text:p>- Click <text:span text:style-name="T4">Save</text:span></text:p>
          </table:table-cell>
          <table:table-cell table:style-name="ce288" office:value-type="string">
            <text:p>Selected image is uploaded and displayed in Picture area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Insert image for new contact</text:p>
          </table:table-cell>
          <table:table-cell table:style-name="ce255" office:value-type="string">
            <text:p>Step 5: Complete adding new contact</text:p>
          </table:table-cell>
          <table:table-cell table:style-name="ce269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88" office:value-type="string">
            <text:p>- New contact is added successfully</text:p>
            <text:p>- Added image also is displayed when view this contac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Check removing image after being added when add new contact</text:p>
          </table:table-cell>
          <table:table-cell table:style-name="ce255" office:value-type="string">
            <text:p>Step 1: Add address book</text:p>
          </table:table-cell>
          <table:table-cell table:style-name="ce269" office:value-type="string">
            <text:p>Add new address books </text:p>
            <text:p>[ Details ]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removing image after being added when add new contact</text:p>
          </table:table-cell>
          <table:table-cell table:style-name="ce255" office:value-type="string">
            <text:p>Step 2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6];6;FIND(&quot;:&quot;;[.F46];1)-FIND(&quot; &quot;;[.F46];1)-1))&gt;VALUE(MID([.F45];6;FIND(&quot;:&quot;;[.F45];1)-FIND(&quot; &quot;;[.F45];1)-1));[.C45];[.C45]+1)" office:value-type="float" office:value="17">
            <text:p>17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removing image after being added when add new contact</text:p>
          </table:table-cell>
          <table:table-cell table:style-name="ce255" office:value-type="string">
            <text:p>Step 3: Insert image into contact</text:p>
          </table:table-cell>
          <table:table-cell table:style-name="ce269" office:value-type="string">
            <text:p>Upload an image</text:p>
          </table:table-cell>
          <table:table-cell table:style-name="ce288" office:value-type="string">
            <text:p>Selected image is uploaded and displayed in Picture area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7];6;FIND(&quot;:&quot;;[.F47];1)-FIND(&quot; &quot;;[.F47];1)-1))&gt;VALUE(MID([.F46];6;FIND(&quot;:&quot;;[.F46];1)-FIND(&quot; &quot;;[.F46];1)-1));[.C46];[.C46]+1)" office:value-type="float" office:value="17">
            <text:p>17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removing image after being added when add new contact</text:p>
          </table:table-cell>
          <table:table-cell table:style-name="ce255" office:value-type="string">
            <text:p>Step 4: Remove uploaded image</text:p>
          </table:table-cell>
          <table:table-cell table:style-name="ce269" office:value-type="string">
            <text:p>Click <text:span text:style-name="T4">Delete </text:span><text:span text:style-name="T8">link</text:span><text:span text:style-name="T4"> </text:span><text:span text:style-name="T8">under </text:span><text:span text:style-name="T8">the picture</text:span></text:p>
          </table:table-cell>
          <table:table-cell table:style-name="ce288" office:value-type="string">
            <text:p>The image is removed, Picture area is blank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8];6;FIND(&quot;:&quot;;[.F48];1)-FIND(&quot; &quot;;[.F48];1)-1))&gt;VALUE(MID([.F47];6;FIND(&quot;:&quot;;[.F47];1)-FIND(&quot; &quot;;[.F47];1)-1));[.C47];[.C47]+1)" office:value-type="float" office:value="17">
            <text:p>17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Check removing image after being added when add new contact</text:p>
          </table:table-cell>
          <table:table-cell table:style-name="ce255" office:value-type="string">
            <text:p>Step 5: Complete adding new contact</text:p>
          </table:table-cell>
          <table:table-cell table:style-name="ce269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88" office:value-type="string">
            <text:p>New contact is added successfully without image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];6;FIND(&quot;:&quot;;[.F49];1)-FIND(&quot; &quot;;[.F49];1)-1))&gt;VALUE(MID([.F48];6;FIND(&quot;:&quot;;[.F48];1)-FIND(&quot; &quot;;[.F48];1)-1));&quot;&quot;;MAX([.A$7:.A48])+1)" office:value-type="float" office:value="18">
            <text:p>18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49];6;FIND(&quot;:&quot;;[.F49];1)-FIND(&quot; &quot;;[.F49];1)-1))&gt;VALUE(MID([.F48];6;FIND(&quot;:&quot;;[.F48];1)-FIND(&quot; &quot;;[.F48];1)-1));[.C48];[.C48]+1)" office:value-type="float" office:value="18">
            <text:p>18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Check when upload wrong format file for picture of contact</text:p>
          </table:table-cell>
          <table:table-cell table:style-name="ce255" office:value-type="string">
            <text:p>Step 1: Add address book</text:p>
          </table:table-cell>
          <table:table-cell table:style-name="ce269" office:value-type="string">
            <text:p>Add new address books </text:p>
            <text:p>[ Details ]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0];6;FIND(&quot;:&quot;;[.F50];1)-FIND(&quot; &quot;;[.F50];1)-1))&gt;VALUE(MID([.F49];6;FIND(&quot;:&quot;;[.F49];1)-FIND(&quot; &quot;;[.F49];1)-1));[.C49];[.C49]+1)" office:value-type="float" office:value="18">
            <text:p>18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Upload a wrong format file for picture of contact</text:p>
          </table:table-cell>
          <table:table-cell table:style-name="ce255" office:value-type="string">
            <text:p>Step 2: Show add new contact form</text:p>
          </table:table-cell>
          <table:table-cell table:style-name="ce269" office:value-type="string">
            <text:p>- Click <text:span text:style-name="T4">Contact</text:span> in action bar</text:p>
            <text:p/>
          </table:table-cell>
          <table:table-cell table:style-name="ce288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1];6;FIND(&quot;:&quot;;[.F51];1)-FIND(&quot; &quot;;[.F51];1)-1))&gt;VALUE(MID([.F50];6;FIND(&quot;:&quot;;[.F50];1)-FIND(&quot; &quot;;[.F50];1)-1));[.C50];[.C50]+1)" office:value-type="float" office:value="18">
            <text:p>18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Upload a wrong format file for picture of contact</text:p>
          </table:table-cell>
          <table:table-cell table:style-name="ce255" office:value-type="string">
            <text:p>Step 3: Show form to select image</text:p>
          </table:table-cell>
          <table:table-cell table:style-name="ce269" office:value-type="string">
            <text:p>Click <text:span text:style-name="T4">Update</text:span><text:span text:style-name="T8"> link</text:span></text:p>
          </table:table-cell>
          <table:table-cell table:style-name="ce288" office:value-type="string">
            <text:p>Upload image form appea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2];6;FIND(&quot;:&quot;;[.F52];1)-FIND(&quot; &quot;;[.F52];1)-1))&gt;VALUE(MID([.F51];6;FIND(&quot;:&quot;;[.F51];1)-FIND(&quot; &quot;;[.F51];1)-1));[.C51];[.C51]+1)" office:value-type="float" office:value="18">
            <text:p>18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Upload a wrong format file for picture of contact</text:p>
          </table:table-cell>
          <table:table-cell table:style-name="ce255" office:value-type="string">
            <text:p>Step 4: Upload image into contact</text:p>
          </table:table-cell>
          <table:table-cell table:style-name="ce269" office:value-type="string">
            <text:p>- Browse a file that is not image from your machine</text:p>
            <text:p>- Click <text:span text:style-name="T4">Upload</text:span> icon</text:p>
            <text:p>- Click <text:span text:style-name="T4">Save</text:span></text:p>
          </table:table-cell>
          <table:table-cell table:style-name="ce288" office:value-type="string">
            <text:p>A warning message is shown "Invalid file for uploading. Please select the other"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3];6;FIND(&quot;:&quot;;[.F53];1)-FIND(&quot; &quot;;[.F53];1)-1))&gt;VALUE(MID([.F52];6;FIND(&quot;:&quot;;[.F52];1)-FIND(&quot; &quot;;[.F52];1)-1));[.C52];[.C52]+1)" office:value-type="float" office:value="19">
            <text:p>19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contact for shared address book with edit permission</text:p>
          </table:table-cell>
          <table:table-cell table:style-name="ce255" office:value-type="string">
            <text:p>Step 1: Create new address book</text:p>
          </table:table-cell>
          <table:table-cell table:style-name="ce269" office:value-type="string">
            <text:p>Add new address books </text:p>
            <text:p>[ Details ]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4];6;FIND(&quot;:&quot;;[.F54];1)-FIND(&quot; &quot;;[.F54];1)-1))&gt;VALUE(MID([.F53];6;FIND(&quot;:&quot;;[.F53];1)-FIND(&quot; &quot;;[.F53];1)-1));[.C53];[.C53]+1)" office:value-type="float" office:value="19">
            <text:p>19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ed address book with edit permission</text:p>
          </table:table-cell>
          <table:table-cell table:style-name="ce255" office:value-type="string">
            <text:p>Step 2: Share address book with edit right</text:p>
          </table:table-cell>
          <table:table-cell table:style-name="ce269" office:value-type="string">
            <text:p>Share added address book with checked edit permission option for users/groups</text:p>
          </table:table-cell>
          <table:table-cell table:style-name="ce288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5];6;FIND(&quot;:&quot;;[.F55];1)-FIND(&quot; &quot;;[.F55];1)-1))&gt;VALUE(MID([.F54];6;FIND(&quot;:&quot;;[.F54];1)-FIND(&quot; &quot;;[.F54];1)-1));[.C54];[.C54]+1)" office:value-type="float" office:value="19">
            <text:p>19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ed address book with edit permission</text:p>
          </table:table-cell>
          <table:table-cell table:style-name="ce255" office:value-type="string">
            <text:p>Step 3: Show add new contact form by shared user</text:p>
          </table:table-cell>
          <table:table-cell table:style-name="ce269" office:value-type="string">
            <text:p>- Login by shared user</text:p>
            <text:p>- Right click on shared address book in Shared list and select <text:span text:style-name="T4">Add</text:span></text:p>
          </table:table-cell>
          <table:table-cell table:style-name="ce288" office:value-type="string">
            <text:p>- Add new contact form is displayed</text:p>
            <text:p>- Shared address book is selected as default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6];6;FIND(&quot;:&quot;;[.F56];1)-FIND(&quot; &quot;;[.F56];1)-1))&gt;VALUE(MID([.F55];6;FIND(&quot;:&quot;;[.F55];1)-FIND(&quot; &quot;;[.F55];1)-1));[.C55];[.C55]+1)" office:value-type="float" office:value="19">
            <text:p>19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ed address book with edit permission</text:p>
          </table:table-cell>
          <table:table-cell table:style-name="ce255" office:value-type="string">
            <text:p>Step 4: Complete adding new contact</text:p>
          </table:table-cell>
          <table:table-cell table:style-name="ce269" office:value-type="string">
            <text:p>- Input value for required fields </text:p>
            <text:p>- Click <text:span text:style-name="T4">Save</text:span></text:p>
          </table:table-cell>
          <table:table-cell table:style-name="ce288" office:value-type="string">
            <text:p>New contact is added successfully into shared address book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7];6;FIND(&quot;:&quot;;[.F57];1)-FIND(&quot; &quot;;[.F57];1)-1))&gt;VALUE(MID([.F56];6;FIND(&quot;:&quot;;[.F56];1)-FIND(&quot; &quot;;[.F56];1)-1));[.C56];[.C56]+1)" office:value-type="float" office:value="19">
            <text:p>19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ed address book with edit permission</text:p>
          </table:table-cell>
          <table:table-cell table:style-name="ce255" office:value-type="string">
            <text:p>Step 5: Check shared address book by owner or others</text:p>
          </table:table-cell>
          <table:table-cell table:style-name="ce269" office:value-type="string">
            <text:p>Login by owner or other shared users</text:p>
          </table:table-cell>
          <table:table-cell table:style-name="ce288" office:value-type="string">
            <text:p>New contact is displayed in contacts list of shared address book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8];6;FIND(&quot;:&quot;;[.F58];1)-FIND(&quot; &quot;;[.F58];1)-1))&gt;VALUE(MID([.F57];6;FIND(&quot;:&quot;;[.F57];1)-FIND(&quot; &quot;;[.F57];1)-1));[.C57];[.C57]+1)" office:value-type="float" office:value="20">
            <text:p>20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contact for shared address book without edit permission</text:p>
          </table:table-cell>
          <table:table-cell table:style-name="ce255" office:value-type="string">
            <text:p>Step 1: Create new address book</text:p>
          </table:table-cell>
          <table:table-cell table:style-name="ce269" office:value-type="string">
            <text:p>Add new address books </text:p>
            <text:p>[ Details ]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59];6;FIND(&quot;:&quot;;[.F59];1)-FIND(&quot; &quot;;[.F59];1)-1))&gt;VALUE(MID([.F58];6;FIND(&quot;:&quot;;[.F58];1)-FIND(&quot; &quot;;[.F58];1)-1));[.C58];[.C58]+1)" office:value-type="float" office:value="20">
            <text:p>20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ed address book without edit permission</text:p>
          </table:table-cell>
          <table:table-cell table:style-name="ce255" office:value-type="string">
            <text:p>Step 2: Share address book without edit right</text:p>
          </table:table-cell>
          <table:table-cell table:style-name="ce269" office:value-type="string">
            <text:p>Share added address book with unchecked edit permission option for users/groups</text:p>
          </table:table-cell>
          <table:table-cell table:style-name="ce288" office:value-type="string">
            <text:p>- Share successfully with Can edit is “No”</text:p>
            <text:p>- Shared address book is displayed in shared list of shared use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0];6;FIND(&quot;:&quot;;[.F60];1)-FIND(&quot; &quot;;[.F60];1)-1))&gt;VALUE(MID([.F59];6;FIND(&quot;:&quot;;[.F59];1)-FIND(&quot; &quot;;[.F59];1)-1));[.C59];[.C59]+1)" office:value-type="float" office:value="20">
            <text:p>20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ed address book without edit permission</text:p>
          </table:table-cell>
          <table:table-cell table:style-name="ce255" office:value-type="string">
            <text:p>Step 3: Show add new contact form by shared user</text:p>
          </table:table-cell>
          <table:table-cell table:style-name="ce269" office:value-type="string">
            <text:p>- Login by shared user</text:p>
            <text:p>- Right click on shared address book in Shared list </text:p>
          </table:table-cell>
          <table:table-cell table:style-name="ce288" office:value-type="string">
            <text:p><text:span text:style-name="T4">Add </text:span><text:span text:style-name="T8">option is disable, </text:span><text:span text:style-name="T8">user can not do this </text:span><text:span text:style-name="T8">action in this case</text:span>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61];6;FIND(&quot;:&quot;;[.F61];1)-FIND(&quot; &quot;;[.F61];1)-1))&gt;VALUE(MID([.F60];6;FIND(&quot;:&quot;;[.F60];1)-FIND(&quot; &quot;;[.F60];1)-1));&quot;&quot;;MAX([.A$7:.A60])+1)" office:value-type="float" office:value="21">
            <text:p>21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1];6;FIND(&quot;:&quot;;[.F61];1)-FIND(&quot; &quot;;[.F61];1)-1))&gt;VALUE(MID([.F60];6;FIND(&quot;:&quot;;[.F60];1)-FIND(&quot; &quot;;[.F60];1)-1));[.C60];[.C60]+1)" office:value-type="float" office:value="21">
            <text:p>21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contact for sharing address book </text:p>
          </table:table-cell>
          <table:table-cell table:style-name="ce255" office:value-type="string">
            <text:p>Step 1: Create new address book</text:p>
          </table:table-cell>
          <table:table-cell table:style-name="ce269" office:value-type="string">
            <text:p>Add new address books </text:p>
            <text:p>[ Details ]</text:p>
          </table:table-cell>
          <table:table-cell table:style-name="ce288" office:value-type="string">
            <text:p>New address books is created successfully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2];6;FIND(&quot;:&quot;;[.F62];1)-FIND(&quot; &quot;;[.F62];1)-1))&gt;VALUE(MID([.F61];6;FIND(&quot;:&quot;;[.F61];1)-FIND(&quot; &quot;;[.F61];1)-1));[.C61];[.C61]+1)" office:value-type="float" office:value="21">
            <text:p>21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ing address book </text:p>
          </table:table-cell>
          <table:table-cell table:style-name="ce255" office:value-type="string">
            <text:p>Step 2: Share address book for other users</text:p>
          </table:table-cell>
          <table:table-cell table:style-name="ce269" office:value-type="string">
            <text:p>Share added address book for other users</text:p>
          </table:table-cell>
          <table:table-cell table:style-name="ce288" office:value-type="string">
            <text:p>- Shared address book is displayed in shared list of shared use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3];6;FIND(&quot;:&quot;;[.F63];1)-FIND(&quot; &quot;;[.F63];1)-1))&gt;VALUE(MID([.F62];6;FIND(&quot;:&quot;;[.F62];1)-FIND(&quot; &quot;;[.F62];1)-1));[.C62];[.C62]+1)" office:value-type="float" office:value="21">
            <text:p>21.00</text:p>
          </table:table-cell>
          <table:table-cell table:style-name="ce266" office:value-type="string">
            <text:p>CS\Contact\Contact\Add</text:p>
          </table:table-cell>
          <table:table-cell table:style-name="ce269" office:value-type="string">
            <text:p>Add contact for sharing address book </text:p>
          </table:table-cell>
          <table:table-cell table:style-name="ce255" office:value-type="string">
            <text:p>Step 3: Add new contact for sharing address book</text:p>
          </table:table-cell>
          <table:table-cell table:style-name="ce269" office:value-type="string">
            <text:p>- Right click on sharing address book, choose <text:span text:style-name="T4">Add </text:span></text:p>
          </table:table-cell>
          <table:table-cell table:style-name="ce288" office:value-type="string">
            <text:p>New contact is displayed in root users and shared users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64];6;FIND(&quot;:&quot;;[.F64];1)-FIND(&quot; &quot;;[.F64];1)-1))&gt;VALUE(MID([.F63];6;FIND(&quot;:&quot;;[.F63];1)-FIND(&quot; &quot;;[.F63];1)-1));&quot;&quot;;MAX([.A$7:.A63])+1)" office:value-type="float" office:value="22">
            <text:p>22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4];6;FIND(&quot;:&quot;;[.F64];1)-FIND(&quot; &quot;;[.F64];1)-1))&gt;VALUE(MID([.F63];6;FIND(&quot;:&quot;;[.F63];1)-FIND(&quot; &quot;;[.F63];1)-1));[.C63];[.C63]+1)" office:value-type="float" office:value="22">
            <text:p>22.00</text:p>
          </table:table-cell>
          <table:table-cell table:style-name="ce266" office:value-type="string">
            <text:p>CS\Contact\Contact\Add</text:p>
          </table:table-cell>
          <table:table-cell table:style-name="ce268" office:value-type="string">
            <text:p>Add contact for group address book</text:p>
          </table:table-cell>
          <table:table-cell table:style-name="ce255" office:value-type="string">
            <text:p>Step 1: Show add new contact form</text:p>
          </table:table-cell>
          <table:table-cell table:style-name="ce269" office:value-type="string">
            <text:p>Right click on a group address book</text:p>
          </table:table-cell>
          <table:table-cell table:style-name="ce288" office:value-type="string">
            <text:p><text:span text:style-name="T4">Add </text:span><text:span text:style-name="T8">option is disable, </text:span><text:span text:style-name="T8">can not add new </text:span><text:span text:style-name="T8">contact into group </text:span><text:span text:style-name="T8">address book manually</text:span>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23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5];6;FIND(&quot;:&quot;;[.F65];1)-FIND(&quot; &quot;;[.F65];1)-1))&gt;VALUE(MID([.F64];6;FIND(&quot;:&quot;;[.F64];1)-FIND(&quot; &quot;;[.F64];1)-1));[.C64];[.C64]+1)" office:value-type="float" office:value="23">
            <text:p>23.00</text:p>
          </table:table-cell>
          <table:table-cell table:style-name="ce266" office:value-type="string">
            <text:p>CS\Contact\Contact\Add</text:p>
          </table:table-cell>
          <table:table-cell table:style-name="ce270" office:value-type="string">
            <text:p>Add contact automatically when write message</text:p>
          </table:table-cell>
          <table:table-cell table:style-name="ce287" office:value-type="string">
            <text:p>Step 1: Create an account mail and check mail</text:p>
          </table:table-cell>
          <table:table-cell table:style-name="ce287" office:value-type="string">
            <text:p>-Go to Mail portlet</text:p>
            <text:p>- Create an account mail and check mail</text:p>
          </table:table-cell>
          <table:table-cell table:style-name="ce298" office:value-type="string">
            <text:p>- The account is created and mail <text:s/>is checked</text:p>
          </table:table-cell>
          <table:table-cell table:style-name="ce302" office:value-type="string">
            <text:p>High</text:p>
          </table:table-cell>
          <table:table-cell table:style-name="ce307" table:number-columns-repeated="222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6];6;FIND(&quot;:&quot;;[.F66];1)-FIND(&quot; &quot;;[.F66];1)-1))&gt;VALUE(MID([.F65];6;FIND(&quot;:&quot;;[.F65];1)-FIND(&quot; &quot;;[.F65];1)-1));[.C65];[.C65]+1)" office:value-type="float" office:value="23">
            <text:p>23.00</text:p>
          </table:table-cell>
          <table:table-cell table:style-name="ce266" office:value-type="string">
            <text:p>CS\Contact\Contact\Add</text:p>
          </table:table-cell>
          <table:table-cell table:style-name="ce271" office:value-type="string">
            <text:p>Add contact automatically when write message</text:p>
          </table:table-cell>
          <table:table-cell table:style-name="ce287" office:value-type="string">
            <text:p>Step 2:Write message</text:p>
          </table:table-cell>
          <table:table-cell table:style-name="ce269" office:value-type="string">
            <text:p>- Open Compose a new message form to send mail</text:p>
            <text:p>- Input valid email into To /CC/BCC field ( email have not existed in any address book yet <text:s/>)</text:p>
            <text:p>- Click <text:span text:style-name="T4">Send Mail </text:span></text:p>
          </table:table-cell>
          <table:table-cell table:style-name="ce298" office:value-type="string">
            <text:p>The email is sent successfully</text:p>
          </table:table-cell>
          <table:table-cell table:style-name="ce302" office:value-type="string">
            <text:p>High</text:p>
          </table:table-cell>
          <table:table-cell table:style-name="ce307" table:number-columns-repeated="222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7];6;FIND(&quot;:&quot;;[.F67];1)-FIND(&quot; &quot;;[.F67];1)-1))&gt;VALUE(MID([.F66];6;FIND(&quot;:&quot;;[.F66];1)-FIND(&quot; &quot;;[.F66];1)-1));[.C66];[.C66]+1)" office:value-type="float" office:value="23">
            <text:p>23.00</text:p>
          </table:table-cell>
          <table:table-cell table:style-name="ce266" office:value-type="string">
            <text:p>CS\Contact\Contact\Add</text:p>
          </table:table-cell>
          <table:table-cell table:style-name="ce271" office:value-type="string">
            <text:p>Add contact automatically when write message</text:p>
          </table:table-cell>
          <table:table-cell table:style-name="ce255" office:value-type="string">
            <text:p>Step 3: Check showing contact on Address portlet</text:p>
          </table:table-cell>
          <table:table-cell table:style-name="ce269" office:value-type="string">
            <text:p>- Go to Address book portlet </text:p>
            <text:p>- Open <text:span text:style-name="T4">Collected </text:span><text:span text:style-name="T4">Addresses <text:s/></text:span><text:span text:style-name="T8">Address </text:span><text:span text:style-name="T8">book</text:span></text:p>
          </table:table-cell>
          <table:table-cell table:style-name="ce288" office:value-type="string">
            <text:p>Email address was filled at To/CC/BCC <text:s/>of <text:s/>above email will be store here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68];6;FIND(&quot;:&quot;;[.F68];1)-FIND(&quot; &quot;;[.F68];1)-1))&gt;VALUE(MID([.F67];6;FIND(&quot;:&quot;;[.F67];1)-FIND(&quot; &quot;;[.F67];1)-1));&quot;&quot;;MAX([.A$7:.A67])+1)" office:value-type="float" office:value="24">
            <text:p>24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8];6;FIND(&quot;:&quot;;[.F68];1)-FIND(&quot; &quot;;[.F68];1)-1))&gt;VALUE(MID([.F67];6;FIND(&quot;:&quot;;[.F67];1)-FIND(&quot; &quot;;[.F67];1)-1));[.C67];[.C67]+1)" office:value-type="float" office:value="24">
            <text:p>24.00</text:p>
          </table:table-cell>
          <table:table-cell table:style-name="ce266" office:value-type="string">
            <text:p>CS\Contact\Contact\Add</text:p>
          </table:table-cell>
          <table:table-cell table:style-name="ce270" office:value-type="string">
            <text:p>Add contact automatically when Reply <text:s/>mail</text:p>
          </table:table-cell>
          <table:table-cell table:style-name="ce287" office:value-type="string">
            <text:p>Step 1: Create an account mail and check mail</text:p>
          </table:table-cell>
          <table:table-cell table:style-name="ce287" office:value-type="string">
            <text:p>-Go to Mail portlet</text:p>
            <text:p>- Create an account mail and check mail</text:p>
          </table:table-cell>
          <table:table-cell table:style-name="ce298" office:value-type="string">
            <text:p>- The account is created and mail <text:s/>is check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69];6;FIND(&quot;:&quot;;[.F69];1)-FIND(&quot; &quot;;[.F69];1)-1))&gt;VALUE(MID([.F68];6;FIND(&quot;:&quot;;[.F68];1)-FIND(&quot; &quot;;[.F68];1)-1));[.C68];[.C68]+1)" office:value-type="float" office:value="24">
            <text:p>24.00</text:p>
          </table:table-cell>
          <table:table-cell table:style-name="ce266" office:value-type="string">
            <text:p>CS\Contact\Contact\Add</text:p>
          </table:table-cell>
          <table:table-cell table:style-name="ce271" office:value-type="string">
            <text:p>Add contact automatically when Reply <text:s/>mail</text:p>
          </table:table-cell>
          <table:table-cell table:style-name="ce255" office:value-type="string">
            <text:p>Step 2: Reply a message</text:p>
          </table:table-cell>
          <table:table-cell table:style-name="ce269" office:value-type="string">
            <text:p>- Open Compose a new message form by Reply message (email in To/CC have not existed in any address book yet)</text:p>
            <text:p>- Input content </text:p>
            <text:p>- <text:s/>Click <text:span text:style-name="T4">Send Mail</text:span></text:p>
          </table:table-cell>
          <table:table-cell table:style-name="ce288" office:value-type="string">
            <text:p>The mail is sent successfully 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70];6;FIND(&quot;:&quot;;[.F70];1)-FIND(&quot; &quot;;[.F70];1)-1))&gt;VALUE(MID([.F69];6;FIND(&quot;:&quot;;[.F69];1)-FIND(&quot; &quot;;[.F69];1)-1));[.C69];[.C69]+1)" office:value-type="float" office:value="24">
            <text:p>24.00</text:p>
          </table:table-cell>
          <table:table-cell table:style-name="ce266" office:value-type="string">
            <text:p>CS\Contact\Contact\Add</text:p>
          </table:table-cell>
          <table:table-cell table:style-name="ce271" office:value-type="string">
            <text:p>Add contact automatically when Reply <text:s/>mail</text:p>
          </table:table-cell>
          <table:table-cell table:style-name="ce255" office:value-type="string">
            <text:p>Step 3: Check showing contact on Address portlet</text:p>
          </table:table-cell>
          <table:table-cell table:style-name="ce269" office:value-type="string">
            <text:p>- Go to Address book portlet </text:p>
            <text:p>- Open <text:span text:style-name="T4">Collected </text:span><text:span text:style-name="T4">Addresses <text:s/></text:span><text:span text:style-name="T8">Address </text:span><text:span text:style-name="T8">book</text:span></text:p>
          </table:table-cell>
          <table:table-cell table:style-name="ce288" office:value-type="string">
            <text:p>Email address was filled at To/CC/BCC <text:s/>of <text:s/>above email will be store here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71];6;FIND(&quot;:&quot;;[.F71];1)-FIND(&quot; &quot;;[.F71];1)-1))&gt;VALUE(MID([.F70];6;FIND(&quot;:&quot;;[.F70];1)-FIND(&quot; &quot;;[.F70];1)-1));&quot;&quot;;MAX([.A$7:.A70])+1)" office:value-type="float" office:value="25">
            <text:p>25.00</text:p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71];6;FIND(&quot;:&quot;;[.F71];1)-FIND(&quot; &quot;;[.F71];1)-1))&gt;VALUE(MID([.F70];6;FIND(&quot;:&quot;;[.F70];1)-FIND(&quot; &quot;;[.F70];1)-1));[.C70];[.C70]+1)" office:value-type="float" office:value="25">
            <text:p>25.00</text:p>
          </table:table-cell>
          <table:table-cell table:style-name="ce266" office:value-type="string">
            <text:p>CS\Contact\Contact\Add</text:p>
          </table:table-cell>
          <table:table-cell table:style-name="ce270" office:value-type="string">
            <text:p>Check Add contact automatically in case the contact was existed</text:p>
          </table:table-cell>
          <table:table-cell table:style-name="ce287" office:value-type="string">
            <text:p>Step 1: Create an account mail and check mail</text:p>
          </table:table-cell>
          <table:table-cell table:style-name="ce287" office:value-type="string">
            <text:p>-Go to Mail portlet</text:p>
            <text:p>- Create an account mail and check mail</text:p>
          </table:table-cell>
          <table:table-cell table:style-name="ce298" office:value-type="string">
            <text:p>- The account is created and mail <text:s/>is checked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52" office:value-type="string">
            <text:p>FNC_CS_CON_CONTACT_01</text:p>
          </table:table-cell>
          <table:table-cell table:style-name="ce162" table:formula="of:=IF(VALUE(MID([.F72];6;FIND(&quot;:&quot;;[.F72];1)-FIND(&quot; &quot;;[.F72];1)-1))&gt;VALUE(MID([.F71];6;FIND(&quot;:&quot;;[.F71];1)-FIND(&quot; &quot;;[.F71];1)-1));[.C71];[.C71]+1)" office:value-type="float" office:value="25">
            <text:p>25.00</text:p>
          </table:table-cell>
          <table:table-cell table:style-name="ce266" office:value-type="string">
            <text:p>CS\Contact\Contact\Add</text:p>
          </table:table-cell>
          <table:table-cell table:style-name="ce271" office:value-type="string">
            <text:p>Check Add contact automatically in case the contact was existed</text:p>
          </table:table-cell>
          <table:table-cell table:style-name="ce255" office:value-type="string">
            <text:p>Step 2: Compose mail </text:p>
          </table:table-cell>
          <table:table-cell table:style-name="ce269" office:value-type="string">
            <text:p>At Compose a new message form:</text:p>
            <text:p>- Input email address into To/CC/BCC ,these email <text:s/>was existed.</text:p>
            <text:p>- Click <text:span text:style-name="T4">Send Mail</text:span></text:p>
          </table:table-cell>
          <table:table-cell table:style-name="ce288" office:value-type="string">
            <text:p>The email is sent successfully but email address at To/CC/BCC is not stored in <text:span text:style-name="T4">Collected Addresses</text:span></text:p>
          </table:table-cell>
          <table:table-cell table:style-name="ce302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73];6;FIND(&quot;:&quot;;[.F73];1)-FIND(&quot; &quot;;[.F73];1)-1))&gt;VALUE(MID([.F72];6;FIND(&quot;:&quot;;[.F72];1)-FIND(&quot; &quot;;[.F72];1)-1));&quot;&quot;;MAX([.A$7:.A72])+1)" office:value-type="float" office:value="26">
            <text:p>26.00</text:p>
          </table:table-cell>
          <table:table-cell table:style-name="ce252" office:value-type="string">
            <text:p>FNC_CS_CON_CONTACT_02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View</text:p>
          </table:table-cell>
          <table:table-cell table:style-name="ce272" office:value-type="string">
            <text:p>View contacts of a specific address book in List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252" office:value-type="string">
            <text:p>FNC_CS_CON_CONTACT_02</text:p>
          </table:table-cell>
          <table:table-cell table:style-name="ce162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266" office:value-type="string">
            <text:p>CS\Contact\Contact\View</text:p>
          </table:table-cell>
          <table:table-cell table:style-name="ce273" office:value-type="string">
            <text:p>View contacts of a specific address book in List</text:p>
          </table:table-cell>
          <table:table-cell table:style-name="ce273" office:value-type="string">
            <text:p>Step 2: View contact in list</text:p>
          </table:table-cell>
          <table:table-cell table:style-name="ce292" office:value-type="string">
            <text:p>- Click <text:span text:style-name="T4">View </text:span><text:span text:style-name="T8">from action </text:span><text:span text:style-name="T8">bar then select </text:span><text:span text:style-name="T4">List</text:span></text:p>
            <text:p><text:span text:style-name="T8">- Select added address </text:span><text:span text:style-name="T8">book</text:span></text:p>
            <text:p/>
          </table:table-cell>
          <table:table-cell table:style-name="ce255" office:value-type="string">
            <text:p>- All contacts of selected address book are displayed in list</text:p>
            <text:p>- Can view detail of each contact in list by clicking on its name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table:style-name="ce252" office:value-type="string">
            <text:p>FNC_CS_CON_CONTACT_02</text:p>
          </table:table-cell>
          <table:table-cell table:style-name="ce162" table:formula="of:=IF(VALUE(MID([.F75];6;FIND(&quot;:&quot;;[.F75];1)-FIND(&quot; &quot;;[.F75];1)-1))&gt;VALUE(MID([.F74];6;FIND(&quot;:&quot;;[.F74];1)-FIND(&quot; &quot;;[.F74];1)-1));[.C74];[.C74]+1)" office:value-type="float" office:value="2">
            <text:p>2.00</text:p>
          </table:table-cell>
          <table:table-cell table:style-name="ce266" office:value-type="string">
            <text:p>CS\Contact\Contact\View</text:p>
          </table:table-cell>
          <table:table-cell table:style-name="ce272" office:value-type="string">
            <text:p>View contacts of a specific address book in Vcard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252" office:value-type="string">
            <text:p>FNC_CS_CON_CONTACT_02</text:p>
          </table:table-cell>
          <table:table-cell table:style-name="ce162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266" office:value-type="string">
            <text:p>CS\Contact\Contact\View</text:p>
          </table:table-cell>
          <table:table-cell table:style-name="ce273" office:value-type="string">
            <text:p>View contacts of a specific address book in Vcard</text:p>
          </table:table-cell>
          <table:table-cell table:style-name="ce273" office:value-type="string">
            <text:p>Step 2: View contact in Vcard</text:p>
          </table:table-cell>
          <table:table-cell table:style-name="ce292" office:value-type="string">
            <text:p>- Click <text:span text:style-name="T4">View </text:span><text:span text:style-name="T8">from action </text:span><text:span text:style-name="T8">bar then select </text:span><text:span text:style-name="T4">Vcard</text:span></text:p>
            <text:p><text:span text:style-name="T8">- Select added address </text:span><text:span text:style-name="T8">book</text:span></text:p>
            <text:p/>
          </table:table-cell>
          <table:table-cell table:style-name="ce255" office:value-type="string">
            <text:p>All contacts of selected address book are displayed in Vcard list. Can view detail of each contact by click at View detail link in Vcar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table:style-name="ce252" office:value-type="string">
            <text:p>FNC_CS_CON_CONTACT_03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of Personal address book with valid value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of Personal address book with valid value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address book</text:p>
          </table:table-cell>
          <table:table-cell table:style-name="ce255" office:value-type="string">
            <text:p>All contacts of selected address book are displayed lis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of Personal address book with valid value</text:p>
          </table:table-cell>
          <table:table-cell table:style-name="ce275" office:value-type="string">
            <text:p>Step 3: Show edit contact form</text:p>
          </table:table-cell>
          <table:table-cell table:style-name="ce293" office:value-type="string">
            <text:p>Right click on a contact in list and select <text:span text:style-name="T4">Edit</text:span></text:p>
          </table:table-cell>
          <table:table-cell table:style-name="ce255" office:value-type="string">
            <text:p>Edit contact form is displayed with current informations in form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of Personal address book with valid value</text:p>
          </table:table-cell>
          <table:table-cell table:style-name="ce275" office:value-type="string">
            <text:p>Step 4: Edit contact</text:p>
          </table:table-cell>
          <table:table-cell table:style-name="ce293" office:value-type="string">
            <text:p>- Make some changes for current values in form</text:p>
            <text:p>- Click <text:span text:style-name="T4">Save</text:span></text:p>
          </table:table-cell>
          <table:table-cell table:style-name="ce255" office:value-type="string">
            <text:p>Contact is edited successfully with new changes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81];6;FIND(&quot;:&quot;;[.F81];1)-FIND(&quot; &quot;;[.F81];1)-1))&gt;VALUE(MID([.F80];6;FIND(&quot;:&quot;;[.F80];1)-FIND(&quot; &quot;;[.F80];1)-1));&quot;&quot;;MAX([.A$7:.A80])+1)" office:value-type="float" office:value="29">
            <text:p>29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from search result 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from search result </text:p>
          </table:table-cell>
          <table:table-cell table:style-name="ce275" office:value-type="string">
            <text:p>Step 2: Search contact</text:p>
          </table:table-cell>
          <table:table-cell table:style-name="ce293" office:value-type="string">
            <text:p>Do search that matches added contacts [ <text:a xlink:href="#Search_contact">Details</text:a> ]</text:p>
          </table:table-cell>
          <table:table-cell table:style-name="ce255" office:value-type="string">
            <text:p>Search result returns all matched contacts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from search result </text:p>
          </table:table-cell>
          <table:table-cell table:style-name="ce275" office:value-type="string">
            <text:p>Step 3: Edit contact</text:p>
          </table:table-cell>
          <table:table-cell table:style-name="ce293" office:value-type="string">
            <text:p>- Right click on a contact in search result and select <text:span text:style-name="T4">Edit</text:span></text:p>
            <text:p>- Make some changes for current values in form</text:p>
            <text:p>- Click <text:span text:style-name="T4">Save</text:span></text:p>
          </table:table-cell>
          <table:table-cell table:style-name="ce255" office:value-type="string">
            <text:p>- Contact is edited successfully with new changes</text:p>
            <text:p><text:span text:style-name="T11">- Edited fields are </text:span><text:span text:style-name="T11">updated in search result</text:span>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84];6;FIND(&quot;:&quot;;[.F84];1)-FIND(&quot; &quot;;[.F84];1)-1))&gt;VALUE(MID([.F83];6;FIND(&quot;:&quot;;[.F83];1)-FIND(&quot; &quot;;[.F83];1)-1));&quot;&quot;;MAX([.A$7:.A83])+1)" office:value-type="float" office:value="30">
            <text:p>30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4];6;FIND(&quot;:&quot;;[.F84];1)-FIND(&quot; &quot;;[.F84];1)-1))&gt;VALUE(MID([.F83];6;FIND(&quot;:&quot;;[.F83];1)-FIND(&quot; &quot;;[.F83];1)-1));[.C83];[.C83]+1)" office:value-type="float" office:value="3">
            <text:p>3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in shared address book</text:p>
          </table:table-cell>
          <table:table-cell table:style-name="ce275" office:value-type="string">
            <text:p>Step 1: Share address book </text:p>
          </table:table-cell>
          <table:table-cell table:style-name="ce293" office:value-type="string">
            <text:p>Create 1 personal address book with some contacts then share that Address book for others </text:p>
            <text:p>[ <text:a xlink:href="#Share_address_touser">Details</text:a> ]</text:p>
          </table:table-cell>
          <table:table-cell table:style-name="ce255" office:value-type="string">
            <text:p>The address book is shar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in shared address book</text:p>
          </table:table-cell>
          <table:table-cell table:style-name="ce275" office:value-type="string">
            <text:p>Step 2: Show form to edit contact by shared user</text:p>
          </table:table-cell>
          <table:table-cell table:style-name="ce293" office:value-type="string">
            <text:p>- Login by shared user, view above shared address book</text:p>
            <text:p>- Right click on the contact of selected shared address book and choose <text:span text:style-name="T4">Edit</text:span></text:p>
          </table:table-cell>
          <table:table-cell table:style-name="ce255" office:value-type="string">
            <text:p>Although shared user has edit right on shared address book or not, Edit contact form always is displayed with current informations in form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in shared address book</text:p>
          </table:table-cell>
          <table:table-cell table:style-name="ce275" office:value-type="string">
            <text:p>Step 3: Edit contact</text:p>
          </table:table-cell>
          <table:table-cell table:style-name="ce293" office:value-type="string">
            <text:p>- Make some changes for current values in form</text:p>
            <text:p>- Click <text:span text:style-name="T4">Save</text:span></text:p>
          </table:table-cell>
          <table:table-cell table:style-name="ce255" office:value-type="string">
            <text:p>Contact is edited successfully with new changes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87];6;FIND(&quot;:&quot;;[.F87];1)-FIND(&quot; &quot;;[.F87];1)-1))&gt;VALUE(MID([.F86];6;FIND(&quot;:&quot;;[.F86];1)-FIND(&quot; &quot;;[.F86];1)-1));&quot;&quot;;MAX([.A$7:.A86])+1)" office:value-type="float" office:value="31">
            <text:p>31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7];6;FIND(&quot;:&quot;;[.F87];1)-FIND(&quot; &quot;;[.F87];1)-1))&gt;VALUE(MID([.F86];6;FIND(&quot;:&quot;;[.F86];1)-FIND(&quot; &quot;;[.F86];1)-1));[.C86];[.C86]+1)" office:value-type="float" office:value="4">
            <text:p>4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a shared contact which was shared directly <text:s/>by shared user with edit right</text:p>
          </table:table-cell>
          <table:table-cell table:style-name="ce275" office:value-type="string">
            <text:p>Step 1: Share contact with edit right</text:p>
          </table:table-cell>
          <table:table-cell table:style-name="ce293" office:value-type="string">
            <text:p>Share 1 contact in a personal address book with checked “Can edit” option [ <text:a xlink:href="#Share_contact_touser">Details</text:a> ]</text:p>
            <text:p/>
          </table:table-cell>
          <table:table-cell table:style-name="ce255" office:value-type="string">
            <text:p>The contact is shared and displayed when click Shared link by shared user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a shared contact which was shared directly <text:s/>by shared user with edit right</text:p>
          </table:table-cell>
          <table:table-cell table:style-name="ce275" office:value-type="string">
            <text:p>Step 2: Open add/edit contact</text:p>
          </table:table-cell>
          <table:table-cell table:style-name="ce293" office:value-type="string">
            <text:p>- Login by shared user</text:p>
            <text:p>- Click <text:span text:style-name="T4">Share</text:span><text:span text:style-name="T8"> link</text:span></text:p>
            <text:p>- Right click on shared contact and choose <text:span text:style-name="T4">Edit</text:span> </text:p>
          </table:table-cell>
          <table:table-cell table:style-name="ce255" office:value-type="string">
            <text:p>- The Add/edit form is shown properly </text:p>
            <text:p>- Value of Address book field is Shared contacts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a shared contact which was shared directly <text:s/>by shared user with edit right</text:p>
          </table:table-cell>
          <table:table-cell table:style-name="ce275" office:value-type="string">
            <text:p>Step 3: Edit contact</text:p>
          </table:table-cell>
          <table:table-cell table:style-name="ce293" office:value-type="string">
            <text:p>- Do changes</text:p>
            <text:p>- Click <text:span text:style-name="T4">Save</text:span></text:p>
          </table:table-cell>
          <table:table-cell table:style-name="ce255" office:value-type="string">
            <text:p>Contact is chang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90];6;FIND(&quot;:&quot;;[.F90];1)-FIND(&quot; &quot;;[.F90];1)-1))&gt;VALUE(MID([.F89];6;FIND(&quot;:&quot;;[.F89];1)-FIND(&quot; &quot;;[.F89];1)-1));&quot;&quot;;MAX([.A$7:.A89])+1)" office:value-type="float" office:value="32">
            <text:p>32.00</text:p>
          </table:table-cell>
          <table:table-cell table:style-name="ce253" office:value-type="string">
            <text:p>FNC_CS_CON_CONTACT_03</text:p>
          </table:table-cell>
          <table:table-cell table:style-name="ce162" table:formula="of:=IF(VALUE(MID([.F90];6;FIND(&quot;:&quot;;[.F90];1)-FIND(&quot; &quot;;[.F90];1)-1))&gt;VALUE(MID([.F89];6;FIND(&quot;:&quot;;[.F89];1)-FIND(&quot; &quot;;[.F89];1)-1));[.C89];[.C89]+1)" office:value-type="float" office:value="5">
            <text:p>5.00</text:p>
          </table:table-cell>
          <table:table-cell table:style-name="ce266" office:value-type="string">
            <text:p>CS\Contact\Contact\Edit</text:p>
          </table:table-cell>
          <table:table-cell table:style-name="ce272" office:value-type="string">
            <text:p>Edit a shared contact which was shared directly <text:s/>by shared user without edit right</text:p>
          </table:table-cell>
          <table:table-cell table:style-name="ce273" office:value-type="string">
            <text:p>Step 1: Share contact without edit right</text:p>
          </table:table-cell>
          <table:table-cell table:style-name="ce292" office:value-type="string">
            <text:p>Share 1 contact in a personal address book with unchecked “Can edit” option <text:s/>[ <text:a xlink:href="#Share_contact_touser">Details</text:a> ]</text:p>
          </table:table-cell>
          <table:table-cell table:style-name="ce288" office:value-type="string">
            <text:p>The contact is shared and displayed when click Shared link by shared user</text:p>
          </table:table-cell>
          <table:table-cell table:style-name="ce303" office:value-type="string">
            <text:p>High</text:p>
          </table:table-cell>
          <table:table-cell table:style-name="ce310"/>
          <table:table-cell table:style-name="ce337" table:number-columns-repeated="221"/>
          <table:table-cell table:style-name="ce342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253" office:value-type="string">
            <text:p>FNC_CS_CON_CONTACT_03</text:p>
          </table:table-cell>
          <table:table-cell table:style-name="ce162"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266" office:value-type="string">
            <text:p>CS\Contact\Contact\Edit</text:p>
          </table:table-cell>
          <table:table-cell table:style-name="ce273" office:value-type="string">
            <text:p>Edit a shared contact which was shared directly <text:s/>by shared user without edit right</text:p>
          </table:table-cell>
          <table:table-cell table:style-name="ce273" office:value-type="string">
            <text:p>Step 2: Open add/edit contact</text:p>
          </table:table-cell>
          <table:table-cell table:style-name="ce292" office:value-type="string">
            <text:p>- Login by shared user</text:p>
            <text:p>- Right click on shared contact</text:p>
          </table:table-cell>
          <table:table-cell table:style-name="ce288" office:value-type="string">
            <text:p>The <text:span text:style-name="T4">Edit</text:span><text:span text:style-name="T8"> option is </text:span><text:span text:style-name="T8">disable, user can not </text:span><text:span text:style-name="T8">edit this contact without </text:span><text:span text:style-name="T8">edit right</text:span></text:p>
          </table:table-cell>
          <table:table-cell table:style-name="ce303" office:value-type="string">
            <text:p>High</text:p>
          </table:table-cell>
          <table:table-cell table:style-name="ce310"/>
          <table:table-cell table:style-name="ce337" table:number-columns-repeated="221"/>
          <table:table-cell table:style-name="ce342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2];6;FIND(&quot;:&quot;;[.F92];1)-FIND(&quot; &quot;;[.F92];1)-1))&gt;VALUE(MID([.F91];6;FIND(&quot;:&quot;;[.F91];1)-FIND(&quot; &quot;;[.F91];1)-1));&quot;&quot;;MAX([.A$7:.A91])+1)" office:value-type="float" office:value="33">
            <text:p>33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2];6;FIND(&quot;:&quot;;[.F92];1)-FIND(&quot; &quot;;[.F92];1)-1))&gt;VALUE(MID([.F91];6;FIND(&quot;:&quot;;[.F91];1)-FIND(&quot; &quot;;[.F91];1)-1));[.C91];[.C91]+1)" office:value-type="float" office:value="6">
            <text:p>6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while viewing contacts of specific tag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3];6;FIND(&quot;:&quot;;[.F93];1)-FIND(&quot; &quot;;[.F93];1)-1))&gt;VALUE(MID([.F92];6;FIND(&quot;:&quot;;[.F92];1)-FIND(&quot; &quot;;[.F92];1)-1));[.C92];[.C92]+1)" office:value-type="float" office:value="6">
            <text:p>6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le viewing contacts of specific tag</text:p>
          </table:table-cell>
          <table:table-cell table:style-name="ce275" office:value-type="string">
            <text:p>Step 2: Add tag</text:p>
          </table:table-cell>
          <table:table-cell table:style-name="ce293" office:value-type="string">
            <text:p>Add tag for some contacts</text:p>
          </table:table-cell>
          <table:table-cell table:style-name="ce255" office:value-type="string">
            <text:p>Contacts are added tag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le viewing contacts of specific tag</text:p>
          </table:table-cell>
          <table:table-cell table:style-name="ce275" office:value-type="string">
            <text:p>Step 3: Show contacts list by tag</text:p>
          </table:table-cell>
          <table:table-cell table:style-name="ce293" office:value-type="string">
            <text:p>Click tag name in tags list</text:p>
          </table:table-cell>
          <table:table-cell table:style-name="ce255" office:value-type="string">
            <text:p>All contacts that are added selected tag are displayed in lis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le viewing contacts of specific tag</text:p>
          </table:table-cell>
          <table:table-cell table:style-name="ce275" office:value-type="string">
            <text:p>Step 4: Edit contact form contacts list of tag</text:p>
          </table:table-cell>
          <table:table-cell table:style-name="ce293" office:value-type="string">
            <text:p>- Right click on a contact in list and select <text:span text:style-name="T4">Edit</text:span></text:p>
            <text:p>- Do changes</text:p>
            <text:p>- Click <text:span text:style-name="T4">Save</text:span> </text:p>
          </table:table-cell>
          <table:table-cell table:style-name="ce255" office:value-type="string">
            <text:p>Selected contact is edited successfully and updated to view in list</text:p>
            <text:p/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6];6;FIND(&quot;:&quot;;[.F96];1)-FIND(&quot; &quot;;[.F96];1)-1))&gt;VALUE(MID([.F95];6;FIND(&quot;:&quot;;[.F95];1)-FIND(&quot; &quot;;[.F95];1)-1));&quot;&quot;;MAX([.A$7:.A95])+1)" office:value-type="float" office:value="34">
            <text:p>34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6];6;FIND(&quot;:&quot;;[.F96];1)-FIND(&quot; &quot;;[.F96];1)-1))&gt;VALUE(MID([.F95];6;FIND(&quot;:&quot;;[.F95];1)-FIND(&quot; &quot;;[.F95];1)-1));[.C95];[.C95]+1)" office:value-type="float" office:value="7">
            <text:p>7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an imported contact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an imported contact</text:p>
          </table:table-cell>
          <table:table-cell table:style-name="ce275" office:value-type="string">
            <text:p>Step 2: Export contacts</text:p>
          </table:table-cell>
          <table:table-cell table:style-name="ce294" office:value-type="string">
            <text:p>Do export contacts [ <text:a xlink:href="#Export_address">Details</text:a> ]</text:p>
          </table:table-cell>
          <table:table-cell table:style-name="ce255" office:value-type="string">
            <text:p>Contacts are exported in a file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an imported contact</text:p>
          </table:table-cell>
          <table:table-cell table:style-name="ce275" office:value-type="string">
            <text:p>Step 3: Import contacts</text:p>
          </table:table-cell>
          <table:table-cell table:style-name="ce294" office:value-type="string">
            <text:p>Select exported file at step2 to import contacts into an address book [ <text:a xlink:href="#Import_address">Details</text:a> ]</text:p>
          </table:table-cell>
          <table:table-cell table:style-name="ce255" office:value-type="string">
            <text:p>Import successfully, contacts in exported file are imported into selected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an imported contact</text:p>
          </table:table-cell>
          <table:table-cell table:style-name="ce275" office:value-type="string">
            <text:p>Step 4: Show contacts list</text:p>
          </table:table-cell>
          <table:table-cell table:style-name="ce294" office:value-type="string">
            <text:p>Select address book contains imported contacts</text:p>
          </table:table-cell>
          <table:table-cell table:style-name="ce255" office:value-type="string">
            <text:p>All contacts of selected address book are displayed include imported contacts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an imported contact</text:p>
          </table:table-cell>
          <table:table-cell table:style-name="ce275" office:value-type="string">
            <text:p>Step 5: Edit imported contact</text:p>
          </table:table-cell>
          <table:table-cell table:style-name="ce294" office:value-type="string">
            <text:p>- Right click on an imported contact in list</text:p>
            <text:p>- Do changes</text:p>
            <text:p>- Click <text:span text:style-name="T4">Save</text:span></text:p>
          </table:table-cell>
          <table:table-cell table:style-name="ce255" office:value-type="string">
            <text:p>Contact is edi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01];6;FIND(&quot;:&quot;;[.F101];1)-FIND(&quot; &quot;;[.F101];1)-1))&gt;VALUE(MID([.F100];6;FIND(&quot;:&quot;;[.F100];1)-FIND(&quot; &quot;;[.F100];1)-1));&quot;&quot;;MAX([.A$7:.A100])+1)" office:value-type="float" office:value="35">
            <text:p>35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1];6;FIND(&quot;:&quot;;[.F101];1)-FIND(&quot; &quot;;[.F101];1)-1))&gt;VALUE(MID([.F100];6;FIND(&quot;:&quot;;[.F100];1)-FIND(&quot; &quot;;[.F100];1)-1));[.C100];[.C100]+1)" office:value-type="float" office:value="8">
            <text:p>8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which was moved from another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2];6;FIND(&quot;:&quot;;[.F102];1)-FIND(&quot; &quot;;[.F102];1)-1))&gt;VALUE(MID([.F101];6;FIND(&quot;:&quot;;[.F101];1)-FIND(&quot; &quot;;[.F101];1)-1));[.C101];[.C101]+1)" office:value-type="float" office:value="8">
            <text:p>8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moved from another address book</text:p>
          </table:table-cell>
          <table:table-cell table:style-name="ce275" office:value-type="string">
            <text:p>Step 2: Move contact</text:p>
          </table:table-cell>
          <table:table-cell table:style-name="ce293" office:value-type="string">
            <text:p>Move a contact from an address book to another [ <text:a xlink:href="#Move_contact">Details</text:a> ]</text:p>
          </table:table-cell>
          <table:table-cell table:style-name="ce255" office:value-type="string">
            <text:p>Moved contact is removed from current address book and added into new selected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3];6;FIND(&quot;:&quot;;[.F103];1)-FIND(&quot; &quot;;[.F103];1)-1))&gt;VALUE(MID([.F102];6;FIND(&quot;:&quot;;[.F102];1)-FIND(&quot; &quot;;[.F102];1)-1));[.C102];[.C102]+1)" office:value-type="float" office:value="8">
            <text:p>8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moved from another address book</text:p>
          </table:table-cell>
          <table:table-cell table:style-name="ce275" office:value-type="string">
            <text:p>Step 3: Show contacts list</text:p>
          </table:table-cell>
          <table:table-cell table:style-name="ce293" office:value-type="string">
            <text:p>Select address book contains moved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4];6;FIND(&quot;:&quot;;[.F104];1)-FIND(&quot; &quot;;[.F104];1)-1))&gt;VALUE(MID([.F103];6;FIND(&quot;:&quot;;[.F103];1)-FIND(&quot; &quot;;[.F103];1)-1));[.C103];[.C103]+1)" office:value-type="float" office:value="8">
            <text:p>8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moved from another address book</text:p>
          </table:table-cell>
          <table:table-cell table:style-name="ce275" office:value-type="string">
            <text:p>Step 4: Edit moved contact</text:p>
          </table:table-cell>
          <table:table-cell table:style-name="ce293" office:value-type="string">
            <text:p>- Right click on contact that has just been moved at step 2 and select <text:span text:style-name="T4">Edit</text:span></text:p>
            <text:p>- Do changes</text:p>
            <text:p>- Click <text:span text:style-name="T4">Save</text:span></text:p>
            <text:p/>
          </table:table-cell>
          <table:table-cell table:style-name="ce255" office:value-type="string">
            <text:p>Edit contact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05];6;FIND(&quot;:&quot;;[.F105];1)-FIND(&quot; &quot;;[.F105];1)-1))&gt;VALUE(MID([.F104];6;FIND(&quot;:&quot;;[.F104];1)-FIND(&quot; &quot;;[.F104];1)-1));&quot;&quot;;MAX([.A$7:.A104])+1)" office:value-type="float" office:value="36">
            <text:p>36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5];6;FIND(&quot;:&quot;;[.F105];1)-FIND(&quot; &quot;;[.F105];1)-1))&gt;VALUE(MID([.F104];6;FIND(&quot;:&quot;;[.F104];1)-FIND(&quot; &quot;;[.F104];1)-1));[.C104];[.C104]+1)" office:value-type="float" office:value="9">
            <text:p>9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which was copied from another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6];6;FIND(&quot;:&quot;;[.F106];1)-FIND(&quot; &quot;;[.F106];1)-1))&gt;VALUE(MID([.F105];6;FIND(&quot;:&quot;;[.F105];1)-FIND(&quot; &quot;;[.F105];1)-1));[.C105];[.C105]+1)" office:value-type="float" office:value="9">
            <text:p>9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copied from another address book</text:p>
          </table:table-cell>
          <table:table-cell table:style-name="ce275" office:value-type="string">
            <text:p>Step 2: Copy contact</text:p>
          </table:table-cell>
          <table:table-cell table:style-name="ce293" office:value-type="string">
            <text:p>Copy and Paste a contact to another address book <text:s/>[ Details ]</text:p>
          </table:table-cell>
          <table:table-cell table:style-name="ce255" office:value-type="string">
            <text:p>Contact is made a copy in new selected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7];6;FIND(&quot;:&quot;;[.F107];1)-FIND(&quot; &quot;;[.F107];1)-1))&gt;VALUE(MID([.F106];6;FIND(&quot;:&quot;;[.F106];1)-FIND(&quot; &quot;;[.F106];1)-1));[.C106];[.C106]+1)" office:value-type="float" office:value="9">
            <text:p>9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copied from another address book</text:p>
          </table:table-cell>
          <table:table-cell table:style-name="ce275" office:value-type="string">
            <text:p>Step 3: Show contacts list</text:p>
          </table:table-cell>
          <table:table-cell table:style-name="ce293" office:value-type="string">
            <text:p>Select address book contains copied contact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copied from another address book</text:p>
          </table:table-cell>
          <table:table-cell table:style-name="ce275" office:value-type="string">
            <text:p>Step 4: Edit copied contact</text:p>
          </table:table-cell>
          <table:table-cell table:style-name="ce293" office:value-type="string">
            <text:p>- Right click on contact that has just been copied/pasted </text:p>
            <text:p>- Do changes </text:p>
            <text:p>- Click <text:span text:style-name="T4">Save </text:span></text:p>
          </table:table-cell>
          <table:table-cell table:style-name="ce255" office:value-type="string">
            <text:p>Changes affect on copied contact only, do not affect on original contac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09];6;FIND(&quot;:&quot;;[.F109];1)-FIND(&quot; &quot;;[.F109];1)-1))&gt;VALUE(MID([.F108];6;FIND(&quot;:&quot;;[.F108];1)-FIND(&quot; &quot;;[.F108];1)-1));&quot;&quot;;MAX([.A$7:.A108])+1)" office:value-type="float" office:value="37">
            <text:p>37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09];6;FIND(&quot;:&quot;;[.F109];1)-FIND(&quot; &quot;;[.F109];1)-1))&gt;VALUE(MID([.F108];6;FIND(&quot;:&quot;;[.F108];1)-FIND(&quot; &quot;;[.F108];1)-1));[.C108];[.C108]+1)" office:value-type="float" office:value="10">
            <text:p>10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Edit contact which was dragged and dropped from another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10];6;FIND(&quot;:&quot;;[.F110];1)-FIND(&quot; &quot;;[.F110];1)-1))&gt;VALUE(MID([.F109];6;FIND(&quot;:&quot;;[.F109];1)-FIND(&quot; &quot;;[.F109];1)-1));[.C109];[.C109]+1)" office:value-type="float" office:value="10">
            <text:p>10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dragged and dropped from another address book</text:p>
          </table:table-cell>
          <table:table-cell table:style-name="ce275" office:value-type="string">
            <text:p>Step 2: Move contact by drag and drop </text:p>
          </table:table-cell>
          <table:table-cell table:style-name="ce293" office:value-type="string">
            <text:p>Drag and drop a contact from an address book to another</text:p>
            <text:p>[ Details ]</text:p>
          </table:table-cell>
          <table:table-cell table:style-name="ce255" office:value-type="string">
            <text:p>Contact is removed from current address book and added into new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dragged and dropped from another address book</text:p>
          </table:table-cell>
          <table:table-cell table:style-name="ce275" office:value-type="string">
            <text:p>Step 3: Show contacts list</text:p>
          </table:table-cell>
          <table:table-cell table:style-name="ce293" office:value-type="string">
            <text:p>Select address book contains contact that has just been dragged and dropped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Edit contact which was dragged and dropped from another address book</text:p>
          </table:table-cell>
          <table:table-cell table:style-name="ce275" office:value-type="string">
            <text:p>Step 4: Edit dragged and dropped contact</text:p>
          </table:table-cell>
          <table:table-cell table:style-name="ce293" office:value-type="string">
            <text:p>- Right click on contact that has just been dragged and dropped select Edit </text:p>
            <text:p>- Change values </text:p>
            <text:p>- Click Save</text:p>
          </table:table-cell>
          <table:table-cell table:style-name="ce255" office:value-type="string">
            <text:p>- Selected contact is edi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13];6;FIND(&quot;:&quot;;[.F113];1)-FIND(&quot; &quot;;[.F113];1)-1))&gt;VALUE(MID([.F112];6;FIND(&quot;:&quot;;[.F112];1)-FIND(&quot; &quot;;[.F112];1)-1));&quot;&quot;;MAX([.A$7:.A112])+1)" office:value-type="float" office:value="38">
            <text:p>38.00</text:p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13];6;FIND(&quot;:&quot;;[.F113];1)-FIND(&quot; &quot;;[.F113];1)-1))&gt;VALUE(MID([.F112];6;FIND(&quot;:&quot;;[.F112];1)-FIND(&quot; &quot;;[.F112];1)-1));[.C112];[.C112]+1)" office:value-type="float" office:value="11">
            <text:p>11.00</text:p>
          </table:table-cell>
          <table:table-cell table:style-name="ce266" office:value-type="string">
            <text:p>CS\Contact\Contact\Edit</text:p>
          </table:table-cell>
          <table:table-cell table:style-name="ce274" office:value-type="string">
            <text:p>Cancel Editing contac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Low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252" office:value-type="string">
            <text:p>FNC_CS_CON_CONTACT_03</text:p>
          </table:table-cell>
          <table:table-cell table:style-name="ce162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table:style-name="ce266" office:value-type="string">
            <text:p>CS\Contact\Contact\Edit</text:p>
          </table:table-cell>
          <table:table-cell table:style-name="ce275" office:value-type="string">
            <text:p>Cancel Editing contact</text:p>
          </table:table-cell>
          <table:table-cell table:style-name="ce275" office:value-type="string">
            <text:p>Step 2: Edit contact</text:p>
          </table:table-cell>
          <table:table-cell table:style-name="ce293" office:value-type="string">
            <text:p>- Right click on contact and select <text:span text:style-name="T4">Edit</text:span> </text:p>
            <text:p>- Change values</text:p>
            <text:p>- Click <text:span text:style-name="T4">Cancel</text:span></text:p>
          </table:table-cell>
          <table:table-cell table:style-name="ce255" office:value-type="string">
            <text:p>Add/Edit contact form is shown with inputed fields. When click Cancel, changed values are not saved in database. </text:p>
          </table:table-cell>
          <table:table-cell table:style-name="ce303" office:value-type="string">
            <text:p>Low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15];6;FIND(&quot;:&quot;;[.F115];1)-FIND(&quot; &quot;;[.F115];1)-1))&gt;VALUE(MID([.F114];6;FIND(&quot;:&quot;;[.F114];1)-FIND(&quot; &quot;;[.F114];1)-1));&quot;&quot;;MAX([.A$7:.A114])+1)" office:value-type="float" office:value="39">
            <text:p>39.00</text:p>
          </table:table-cell>
          <table:table-cell table:style-name="ce254" office:value-type="string">
            <text:p>FNC_CS_CON_CONTACT_04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personal address book to another personal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16];6;FIND(&quot;:&quot;;[.F116];1)-FIND(&quot; &quot;;[.F116];1)-1))&gt;VALUE(MID([.F115];6;FIND(&quot;:&quot;;[.F115];1)-FIND(&quot; &quot;;[.F115];1)-1));[.C115];[.C115]+1)" office:value-type="float" office:value="1">
            <text:p>1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nother personal address book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a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17];6;FIND(&quot;:&quot;;[.F117];1)-FIND(&quot; &quot;;[.F117];1)-1))&gt;VALUE(MID([.F116];6;FIND(&quot;:&quot;;[.F116];1)-FIND(&quot; &quot;;[.F116];1)-1));[.C116];[.C116]+1)" office:value-type="float" office:value="1">
            <text:p>1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nother personal address book</text:p>
          </table:table-cell>
          <table:table-cell table:style-name="ce275" office:value-type="string">
            <text:p>Step 3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Move contact form appears lists all this personal address book and shared address book if logged user has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18];6;FIND(&quot;:&quot;;[.F118];1)-FIND(&quot; &quot;;[.F118];1)-1))&gt;VALUE(MID([.F117];6;FIND(&quot;:&quot;;[.F117];1)-FIND(&quot; &quot;;[.F117];1)-1));[.C117];[.C117]+1)" office:value-type="float" office:value="1">
            <text:p>1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nother personal address book</text:p>
          </table:table-cell>
          <table:table-cell table:style-name="ce275" office:value-type="string">
            <text:p>Step 4: Complete moving contact</text:p>
          </table:table-cell>
          <table:table-cell table:style-name="ce293" office:value-type="string">
            <text:p>Select a personal address book to move by clicking on its name</text:p>
          </table:table-cell>
          <table:table-cell table:style-name="ce255" office:value-type="string">
            <text:p>The contact is removed from current address book and added into new selected perso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19];6;FIND(&quot;:&quot;;[.F119];1)-FIND(&quot; &quot;;[.F119];1)-1))&gt;VALUE(MID([.F118];6;FIND(&quot;:&quot;;[.F118];1)-FIND(&quot; &quot;;[.F118];1)-1));&quot;&quot;;MAX([.A$7:.A118])+1)" office:value-type="float" office:value="40">
            <text:p>40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19];6;FIND(&quot;:&quot;;[.F119];1)-FIND(&quot; &quot;;[.F119];1)-1))&gt;VALUE(MID([.F118];6;FIND(&quot;:&quot;;[.F118];1)-FIND(&quot; &quot;;[.F118];1)-1));[.C118];[.C118]+1)" office:value-type="float" office:value="2">
            <text:p>2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personal address book to a shared address book with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0];6;FIND(&quot;:&quot;;[.F120];1)-FIND(&quot; &quot;;[.F120];1)-1))&gt;VALUE(MID([.F119];6;FIND(&quot;:&quot;;[.F119];1)-FIND(&quot; &quot;;[.F119];1)-1));[.C119];[.C119]+1)" office:value-type="float" office:value="2">
            <text:p>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 edit permission</text:p>
          </table:table-cell>
          <table:table-cell table:style-name="ce275" office:value-type="string">
            <text:p>Step 2: Share address book with edit right</text:p>
          </table:table-cell>
          <table:table-cell table:style-name="ce293" office:value-type="string">
            <text:p>Share an address book (contains contacts) for users/groups with checked Edit permission option</text:p>
            <text:p>[ Details ]</text:p>
          </table:table-cell>
          <table:table-cell table:style-name="ce25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1];6;FIND(&quot;:&quot;;[.F121];1)-FIND(&quot; &quot;;[.F121];1)-1))&gt;VALUE(MID([.F120];6;FIND(&quot;:&quot;;[.F120];1)-FIND(&quot; &quot;;[.F120];1)-1));[.C120];[.C120]+1)" office:value-type="float" office:value="2">
            <text:p>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 edit permission</text:p>
          </table:table-cell>
          <table:table-cell table:style-name="ce275" office:value-type="string">
            <text:p>Step 3: Show move contacts form</text:p>
          </table:table-cell>
          <table:table-cell table:style-name="ce293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255" office:value-type="string">
            <text:p>The move contacts form is shown proper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2];6;FIND(&quot;:&quot;;[.F122];1)-FIND(&quot; &quot;;[.F122];1)-1))&gt;VALUE(MID([.F121];6;FIND(&quot;:&quot;;[.F121];1)-FIND(&quot; &quot;;[.F121];1)-1));[.C121];[.C121]+1)" office:value-type="float" office:value="2">
            <text:p>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 edit permission</text:p>
          </table:table-cell>
          <table:table-cell table:style-name="ce275" office:value-type="string">
            <text:p>Step 4: Move contact</text:p>
          </table:table-cell>
          <table:table-cell table:style-name="ce293" office:value-type="string">
            <text:p>Click the address book which was shared</text:p>
          </table:table-cell>
          <table:table-cell table:style-name="ce255" office:value-type="string">
            <text:p>The Message is moved successfully 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23];6;FIND(&quot;:&quot;;[.F123];1)-FIND(&quot; &quot;;[.F123];1)-1))&gt;VALUE(MID([.F122];6;FIND(&quot;:&quot;;[.F122];1)-FIND(&quot; &quot;;[.F122];1)-1));&quot;&quot;;MAX([.A$7:.A122])+1)" office:value-type="float" office:value="41">
            <text:p>41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3];6;FIND(&quot;:&quot;;[.F123];1)-FIND(&quot; &quot;;[.F123];1)-1))&gt;VALUE(MID([.F122];6;FIND(&quot;:&quot;;[.F122];1)-FIND(&quot; &quot;;[.F122];1)-1));[.C122];[.C122]+1)" office:value-type="float" office:value="3">
            <text:p>3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personal address book to a share address book without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4];6;FIND(&quot;:&quot;;[.F124];1)-FIND(&quot; &quot;;[.F124];1)-1))&gt;VALUE(MID([.F123];6;FIND(&quot;:&quot;;[.F123];1)-FIND(&quot; &quot;;[.F123];1)-1));[.C123];[.C123]+1)" office:value-type="float" office:value="3">
            <text:p>3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2: Share address book with edit right</text:p>
          </table:table-cell>
          <table:table-cell table:style-name="ce293" office:value-type="string">
            <text:p>Share an address book (contains contacts) for users/groups with don't <text:s/>checked Edit permission option</text:p>
            <text:p>[ Details ]</text:p>
          </table:table-cell>
          <table:table-cell table:style-name="ce255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5];6;FIND(&quot;:&quot;;[.F125];1)-FIND(&quot; &quot;;[.F125];1)-1))&gt;VALUE(MID([.F124];6;FIND(&quot;:&quot;;[.F124];1)-FIND(&quot; &quot;;[.F124];1)-1));[.C124];[.C124]+1)" office:value-type="float" office:value="3">
            <text:p>3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3: Show move contact form</text:p>
          </table:table-cell>
          <table:table-cell table:style-name="ce293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255" office:value-type="string">
            <text:p>The move contacts form is shown proper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6];6;FIND(&quot;:&quot;;[.F126];1)-FIND(&quot; &quot;;[.F126];1)-1))&gt;VALUE(MID([.F125];6;FIND(&quot;:&quot;;[.F125];1)-FIND(&quot; &quot;;[.F125];1)-1));[.C125];[.C125]+1)" office:value-type="float" office:value="3">
            <text:p>3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4: Move contact</text:p>
          </table:table-cell>
          <table:table-cell table:style-name="ce293" office:value-type="string">
            <text:p>Click the address book which was shared</text:p>
          </table:table-cell>
          <table:table-cell table:style-name="ce255" office:value-type="string">
            <text:p>Show alert message that you can't <text:s/>perform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27];6;FIND(&quot;:&quot;;[.F127];1)-FIND(&quot; &quot;;[.F127];1)-1))&gt;VALUE(MID([.F126];6;FIND(&quot;:&quot;;[.F126];1)-FIND(&quot; &quot;;[.F126];1)-1));&quot;&quot;;MAX([.A$7:.A126])+1)" office:value-type="float" office:value="42">
            <text:p>42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7];6;FIND(&quot;:&quot;;[.F127];1)-FIND(&quot; &quot;;[.F127];1)-1))&gt;VALUE(MID([.F126];6;FIND(&quot;:&quot;;[.F126];1)-FIND(&quot; &quot;;[.F126];1)-1));[.C126];[.C126]+1)" office:value-type="float" office:value="4">
            <text:p>4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shared address book to other address book by owner while shared user is still viewing the contact on other browser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8];6;FIND(&quot;:&quot;;[.F128];1)-FIND(&quot; &quot;;[.F128];1)-1))&gt;VALUE(MID([.F127];6;FIND(&quot;:&quot;;[.F127];1)-FIND(&quot; &quot;;[.F127];1)-1));[.C127];[.C127]+1)" office:value-type="float" office:value="4">
            <text:p>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2: Shared address book without edit right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55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29];6;FIND(&quot;:&quot;;[.F129];1)-FIND(&quot; &quot;;[.F129];1)-1))&gt;VALUE(MID([.F128];6;FIND(&quot;:&quot;;[.F128];1)-FIND(&quot; &quot;;[.F128];1)-1));[.C128];[.C128]+1)" office:value-type="float" office:value="4">
            <text:p>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3: Show personal contacts list by shared user</text:p>
          </table:table-cell>
          <table:table-cell table:style-name="ce293" office:value-type="string">
            <text:p>- Login by shared user</text:p>
            <text:p>- Select a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0];6;FIND(&quot;:&quot;;[.F130];1)-FIND(&quot; &quot;;[.F130];1)-1))&gt;VALUE(MID([.F129];6;FIND(&quot;:&quot;;[.F129];1)-FIND(&quot; &quot;;[.F129];1)-1));[.C129];[.C129]+1)" office:value-type="float" office:value="4">
            <text:p>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Move contact form appears lists all this personal address book and shared address book 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1];6;FIND(&quot;:&quot;;[.F131];1)-FIND(&quot; &quot;;[.F131];1)-1))&gt;VALUE(MID([.F130];6;FIND(&quot;:&quot;;[.F130];1)-FIND(&quot; &quot;;[.F130];1)-1));[.C130];[.C130]+1)" office:value-type="float" office:value="4">
            <text:p>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personal address book to a share address book without edit permission</text:p>
          </table:table-cell>
          <table:table-cell table:style-name="ce275" office:value-type="string">
            <text:p>Step 5: Complete moving contact</text:p>
          </table:table-cell>
          <table:table-cell table:style-name="ce293" office:value-type="string">
            <text:p>Select shared address book to move to by clicking on its name</text:p>
          </table:table-cell>
          <table:table-cell table:style-name="ce255" office:value-type="string">
            <text:p>Show message: “You do not have permission to perform this action.”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32];6;FIND(&quot;:&quot;;[.F132];1)-FIND(&quot; &quot;;[.F132];1)-1))&gt;VALUE(MID([.F131];6;FIND(&quot;:&quot;;[.F131];1)-FIND(&quot; &quot;;[.F131];1)-1));&quot;&quot;;MAX([.A$7:.A131])+1)" office:value-type="float" office:value="43">
            <text:p>43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2];6;FIND(&quot;:&quot;;[.F132];1)-FIND(&quot; &quot;;[.F132];1)-1))&gt;VALUE(MID([.F131];6;FIND(&quot;:&quot;;[.F131];1)-FIND(&quot; &quot;;[.F131];1)-1));[.C131];[.C131]+1)" office:value-type="float" office:value="5">
            <text:p>5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shared address book with edit permission to a personal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3];6;FIND(&quot;:&quot;;[.F133];1)-FIND(&quot; &quot;;[.F133];1)-1))&gt;VALUE(MID([.F132];6;FIND(&quot;:&quot;;[.F132];1)-FIND(&quot; &quot;;[.F132];1)-1));[.C132];[.C132]+1)" office:value-type="float" office:value="5">
            <text:p>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a personal address book</text:p>
          </table:table-cell>
          <table:table-cell table:style-name="ce275" office:value-type="string">
            <text:p>Step 2: Shared address book with edit right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checked on Edit permission check box and click Save</text:p>
          </table:table-cell>
          <table:table-cell table:style-name="ce25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4];6;FIND(&quot;:&quot;;[.F134];1)-FIND(&quot; &quot;;[.F134];1)-1))&gt;VALUE(MID([.F133];6;FIND(&quot;:&quot;;[.F133];1)-FIND(&quot; &quot;;[.F133];1)-1));[.C133];[.C133]+1)" office:value-type="float" office:value="5">
            <text:p>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a personal address book</text:p>
          </table:table-cell>
          <table:table-cell table:style-name="ce275" office:value-type="string">
            <text:p>Step 3: Show shared contacts list by shared user</text:p>
          </table:table-cell>
          <table:table-cell table:style-name="ce293" office:value-type="string">
            <text:p>- Login by shared user</text:p>
            <text:p>- Left click on shared address book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5];6;FIND(&quot;:&quot;;[.F135];1)-FIND(&quot; &quot;;[.F135];1)-1))&gt;VALUE(MID([.F134];6;FIND(&quot;:&quot;;[.F134];1)-FIND(&quot; &quot;;[.F134];1)-1));[.C134];[.C134]+1)" office:value-type="float" office:value="5">
            <text:p>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a personal address book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Move contact form appears lists all this personal address book and shared address book 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6];6;FIND(&quot;:&quot;;[.F136];1)-FIND(&quot; &quot;;[.F136];1)-1))&gt;VALUE(MID([.F135];6;FIND(&quot;:&quot;;[.F135];1)-FIND(&quot; &quot;;[.F135];1)-1));[.C135];[.C135]+1)" office:value-type="float" office:value="5">
            <text:p>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a personal address book</text:p>
          </table:table-cell>
          <table:table-cell table:style-name="ce275" office:value-type="string">
            <text:p>Step 5: Complete moving contact</text:p>
          </table:table-cell>
          <table:table-cell table:style-name="ce293" office:value-type="string">
            <text:p>Select personal address book to move to by clicking on its name</text:p>
          </table:table-cell>
          <table:table-cell table:style-name="ce255" office:value-type="string">
            <text:p>The contact is removed from current address book and added into personal address book. In root user's address books, the contact is moved.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37];6;FIND(&quot;:&quot;;[.F137];1)-FIND(&quot; &quot;;[.F137];1)-1))&gt;VALUE(MID([.F136];6;FIND(&quot;:&quot;;[.F136];1)-FIND(&quot; &quot;;[.F136];1)-1));&quot;&quot;;MAX([.A$7:.A136])+1)" office:value-type="float" office:value="44">
            <text:p>44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7];6;FIND(&quot;:&quot;;[.F137];1)-FIND(&quot; &quot;;[.F137];1)-1))&gt;VALUE(MID([.F136];6;FIND(&quot;:&quot;;[.F136];1)-FIND(&quot; &quot;;[.F136];1)-1));[.C136];[.C136]+1)" office:value-type="float" office:value="6">
            <text:p>6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shared address book without edit permission to a personal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8];6;FIND(&quot;:&quot;;[.F138];1)-FIND(&quot; &quot;;[.F138];1)-1))&gt;VALUE(MID([.F137];6;FIND(&quot;:&quot;;[.F137];1)-FIND(&quot; &quot;;[.F137];1)-1));[.C137];[.C137]+1)" office:value-type="float" office:value="6">
            <text:p>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a personal address book</text:p>
          </table:table-cell>
          <table:table-cell table:style-name="ce275" office:value-type="string">
            <text:p>Step 2: Shared address book without edit right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5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39];6;FIND(&quot;:&quot;;[.F139];1)-FIND(&quot; &quot;;[.F139];1)-1))&gt;VALUE(MID([.F138];6;FIND(&quot;:&quot;;[.F138];1)-FIND(&quot; &quot;;[.F138];1)-1));[.C138];[.C138]+1)" office:value-type="float" office:value="6">
            <text:p>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a personal address book</text:p>
          </table:table-cell>
          <table:table-cell table:style-name="ce275" office:value-type="string">
            <text:p>Step 3: Show shared contacts list by shared user</text:p>
          </table:table-cell>
          <table:table-cell table:style-name="ce293" office:value-type="string">
            <text:p>- Login by shared user</text:p>
            <text:p>- Left click on shared address book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0];6;FIND(&quot;:&quot;;[.F140];1)-FIND(&quot; &quot;;[.F140];1)-1))&gt;VALUE(MID([.F139];6;FIND(&quot;:&quot;;[.F139];1)-FIND(&quot; &quot;;[.F139];1)-1));[.C139];[.C139]+1)" office:value-type="float" office:value="6">
            <text:p>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a personal address book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The Move button is disable. Can not move contact without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1];6;FIND(&quot;:&quot;;[.F141];1)-FIND(&quot; &quot;;[.F141];1)-1))&gt;VALUE(MID([.F140];6;FIND(&quot;:&quot;;[.F140];1)-FIND(&quot; &quot;;[.F140];1)-1));[.C140];[.C140]+1)" office:value-type="float" office:value="7">
            <text:p>7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shared address book with edit permission to other shared address book with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2];6;FIND(&quot;:&quot;;[.F142];1)-FIND(&quot; &quot;;[.F142];1)-1))&gt;VALUE(MID([.F141];6;FIND(&quot;:&quot;;[.F141];1)-FIND(&quot; &quot;;[.F141];1)-1));[.C141];[.C141]+1)" office:value-type="float" office:value="7">
            <text:p>7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 edit permission</text:p>
          </table:table-cell>
          <table:table-cell table:style-name="ce275" office:value-type="string">
            <text:p>Step 2: Shared address book with edit right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55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3];6;FIND(&quot;:&quot;;[.F143];1)-FIND(&quot; &quot;;[.F143];1)-1))&gt;VALUE(MID([.F142];6;FIND(&quot;:&quot;;[.F142];1)-FIND(&quot; &quot;;[.F142];1)-1));[.C142];[.C142]+1)" office:value-type="float" office:value="7">
            <text:p>7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 edit permission</text:p>
          </table:table-cell>
          <table:table-cell table:style-name="ce275" office:value-type="string">
            <text:p>Step 3: Show shared contacts list by shared user</text:p>
          </table:table-cell>
          <table:table-cell table:style-name="ce293" office:value-type="string">
            <text:p>- Login by shared user</text:p>
            <text:p>- Left click on shared address book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4];6;FIND(&quot;:&quot;;[.F144];1)-FIND(&quot; &quot;;[.F144];1)-1))&gt;VALUE(MID([.F143];6;FIND(&quot;:&quot;;[.F143];1)-FIND(&quot; &quot;;[.F143];1)-1));[.C143];[.C143]+1)" office:value-type="float" office:value="7">
            <text:p>7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 edit permission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Move contact form appears lists all this personal address book and shared address book 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5];6;FIND(&quot;:&quot;;[.F145];1)-FIND(&quot; &quot;;[.F145];1)-1))&gt;VALUE(MID([.F144];6;FIND(&quot;:&quot;;[.F144];1)-FIND(&quot; &quot;;[.F144];1)-1));[.C144];[.C144]+1)" office:value-type="float" office:value="7">
            <text:p>7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 edit permission</text:p>
          </table:table-cell>
          <table:table-cell table:style-name="ce275" office:value-type="string">
            <text:p>Step 5: Complete moving contact</text:p>
          </table:table-cell>
          <table:table-cell table:style-name="ce293" office:value-type="string">
            <text:p>Select other shared address book to move to by clicking on its name</text:p>
          </table:table-cell>
          <table:table-cell table:style-name="ce255" office:value-type="string">
            <text:p>The contact is removed from current address book and added into other shared address book. In root user's address books, the contact is moved.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6];6;FIND(&quot;:&quot;;[.F146];1)-FIND(&quot; &quot;;[.F146];1)-1))&gt;VALUE(MID([.F145];6;FIND(&quot;:&quot;;[.F145];1)-FIND(&quot; &quot;;[.F145];1)-1));&quot;&quot;;MAX([.A$7:.A145])+1)" office:value-type="float" office:value="46">
            <text:p>46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6];6;FIND(&quot;:&quot;;[.F146];1)-FIND(&quot; &quot;;[.F146];1)-1))&gt;VALUE(MID([.F145];6;FIND(&quot;:&quot;;[.F145];1)-FIND(&quot; &quot;;[.F145];1)-1));[.C145];[.C145]+1)" office:value-type="float" office:value="8">
            <text:p>8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shared address book without edit permission to other shared address book with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7];6;FIND(&quot;:&quot;;[.F147];1)-FIND(&quot; &quot;;[.F147];1)-1))&gt;VALUE(MID([.F146];6;FIND(&quot;:&quot;;[.F146];1)-FIND(&quot; &quot;;[.F146];1)-1));[.C146];[.C146]+1)" office:value-type="float" office:value="8">
            <text:p>8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 edit permission</text:p>
          </table:table-cell>
          <table:table-cell table:style-name="ce275" office:value-type="string">
            <text:p>Step 2: Shared address books 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55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8];6;FIND(&quot;:&quot;;[.F148];1)-FIND(&quot; &quot;;[.F148];1)-1))&gt;VALUE(MID([.F147];6;FIND(&quot;:&quot;;[.F147];1)-FIND(&quot; &quot;;[.F147];1)-1));[.C147];[.C147]+1)" office:value-type="float" office:value="8">
            <text:p>8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 edit permission</text:p>
          </table:table-cell>
          <table:table-cell table:style-name="ce275" office:value-type="string">
            <text:p>Step 3: Show shared contacts list by shared user</text:p>
          </table:table-cell>
          <table:table-cell table:style-name="ce293" office:value-type="string">
            <text:p>- Login by shared user</text:p>
            <text:p>- Left click on shared address books without edit permission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 edit permission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The Move button is disable. Can not move contact without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47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0];6;FIND(&quot;:&quot;;[.F150];1)-FIND(&quot; &quot;;[.F150];1)-1))&gt;VALUE(MID([.F149];6;FIND(&quot;:&quot;;[.F149];1)-FIND(&quot; &quot;;[.F149];1)-1));[.C149];[.C149]+1)" office:value-type="float" office:value="9">
            <text:p>9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shared address book with edit permission to other shared address book without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out edit permission</text:p>
          </table:table-cell>
          <table:table-cell table:style-name="ce275" office:value-type="string">
            <text:p>Step 2: Shared address books 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55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out edit permission</text:p>
          </table:table-cell>
          <table:table-cell table:style-name="ce275" office:value-type="string">
            <text:p>Step 3: Show shared contacts list by shared user</text:p>
          </table:table-cell>
          <table:table-cell table:style-name="ce293" office:value-type="string">
            <text:p>- Login by shared user</text:p>
            <text:p>- Left click on shared address books with edit permission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out edit permission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Move contact form appears lists all this personal address book and shared address book 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 edit permission to other shared address book without edit permission</text:p>
          </table:table-cell>
          <table:table-cell table:style-name="ce275" office:value-type="string">
            <text:p>Step 5: Show paste contact form</text:p>
          </table:table-cell>
          <table:table-cell table:style-name="ce293" office:value-type="string">
            <text:p>Select other shared address book to move to by clicking on its name</text:p>
          </table:table-cell>
          <table:table-cell table:style-name="ce255" office:value-type="string">
            <text:p>Show message: “You do not have permission to perform this action.”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55];6;FIND(&quot;:&quot;;[.F155];1)-FIND(&quot; &quot;;[.F155];1)-1))&gt;VALUE(MID([.F154];6;FIND(&quot;:&quot;;[.F154];1)-FIND(&quot; &quot;;[.F154];1)-1));&quot;&quot;;MAX([.A$7:.A154])+1)" office:value-type="float" office:value="48">
            <text:p>48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 contact from a shared address book without edit permission to other shared address book without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out edit permission</text:p>
          </table:table-cell>
          <table:table-cell table:style-name="ce275" office:value-type="string">
            <text:p>Step 2: Shared address books 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55" office:value-type="string">
            <text:p>- Selected users/groups is displayed in share permission list with “Can Edit” is “No”</text:p>
            <text:p>- These address books will be shown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7];6;FIND(&quot;:&quot;;[.F157];1)-FIND(&quot; &quot;;[.F157];1)-1))&gt;VALUE(MID([.F156];6;FIND(&quot;:&quot;;[.F156];1)-FIND(&quot; &quot;;[.F156];1)-1));[.C156];[.C156]+1)" office:value-type="float" office:value="10">
            <text:p>10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out edit permission</text:p>
          </table:table-cell>
          <table:table-cell table:style-name="ce275" office:value-type="string">
            <text:p>Step 3: Show shared contacts list by shared user</text:p>
          </table:table-cell>
          <table:table-cell table:style-name="ce293" office:value-type="string">
            <text:p>- Login by shared user</text:p>
            <text:p>- Left click on shared address books 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8];6;FIND(&quot;:&quot;;[.F158];1)-FIND(&quot; &quot;;[.F158];1)-1))&gt;VALUE(MID([.F157];6;FIND(&quot;:&quot;;[.F157];1)-FIND(&quot; &quot;;[.F157];1)-1));[.C157];[.C157]+1)" office:value-type="float" office:value="10">
            <text:p>10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 contact from a shared address book without edit permission to other shared address book without edit permission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Right click on a contact in list and select <text:span text:style-name="T4">Move</text:span></text:p>
          </table:table-cell>
          <table:table-cell table:style-name="ce255" office:value-type="string">
            <text:p>The Move button is disable. Can not move contact without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59];6;FIND(&quot;:&quot;;[.F159];1)-FIND(&quot; &quot;;[.F159];1)-1))&gt;VALUE(MID([.F158];6;FIND(&quot;:&quot;;[.F158];1)-FIND(&quot; &quot;;[.F158];1)-1));&quot;&quot;;MAX([.A$7:.A158])+1)" office:value-type="float" office:value="49">
            <text:p>49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59];6;FIND(&quot;:&quot;;[.F159];1)-FIND(&quot; &quot;;[.F159];1)-1))&gt;VALUE(MID([.F158];6;FIND(&quot;:&quot;;[.F158];1)-FIND(&quot; &quot;;[.F158];1)-1));[.C158];[.C158]+1)" office:value-type="float" office:value="11">
            <text:p>11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several contacts at a time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0];6;FIND(&quot;:&quot;;[.F160];1)-FIND(&quot; &quot;;[.F160];1)-1))&gt;VALUE(MID([.F159];6;FIND(&quot;:&quot;;[.F159];1)-FIND(&quot; &quot;;[.F159];1)-1));[.C159];[.C159]+1)" office:value-type="float" office:value="11">
            <text:p>11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several contacts at a time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a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1">
          <table:table-cell table:style-name="ce24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1];6;FIND(&quot;:&quot;;[.F161];1)-FIND(&quot; &quot;;[.F161];1)-1))&gt;VALUE(MID([.F160];6;FIND(&quot;:&quot;;[.F160];1)-FIND(&quot; &quot;;[.F160];1)-1));[.C160];[.C160]+1)" office:value-type="float" office:value="11">
            <text:p>11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several contacts at a time</text:p>
          </table:table-cell>
          <table:table-cell table:style-name="ce275" office:value-type="string">
            <text:p>Step 3: Choose contacts to move and show move contact form</text:p>
          </table:table-cell>
          <table:table-cell table:style-name="ce293" office:value-type="string">
            <text:p>- Tick check boxes of some contacts in list (except the default contact)</text:p>
            <text:p>- Select <text:span text:style-name="T4">Move </text:span><text:span text:style-name="T8">icon in </text:span><text:span text:style-name="T8">action bar</text:span></text:p>
          </table:table-cell>
          <table:table-cell table:style-name="ce255" office:value-type="string">
            <text:p>- Move contact form appears lists all selected contacts and his personal address books and shared address books that logged user has edit permission</text:p>
            <text:p>- In case the default is selected to move, it can not.</text:p>
            <text:p/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2];6;FIND(&quot;:&quot;;[.F162];1)-FIND(&quot; &quot;;[.F162];1)-1))&gt;VALUE(MID([.F161];6;FIND(&quot;:&quot;;[.F161];1)-FIND(&quot; &quot;;[.F161];1)-1));[.C161];[.C161]+1)" office:value-type="float" office:value="11">
            <text:p>11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several contacts at a time</text:p>
          </table:table-cell>
          <table:table-cell table:style-name="ce275" office:value-type="string">
            <text:p>Step 4: Complete adding new contact</text:p>
          </table:table-cell>
          <table:table-cell table:style-name="ce293" office:value-type="string">
            <text:p>Select an address book from list to move to by clicking on its name</text:p>
          </table:table-cell>
          <table:table-cell table:style-name="ce255" office:value-type="string">
            <text:p>Selected contacts are moved to new destination, they're also removed from origi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63];6;FIND(&quot;:&quot;;[.F163];1)-FIND(&quot; &quot;;[.F163];1)-1))&gt;VALUE(MID([.F162];6;FIND(&quot;:&quot;;[.F162];1)-FIND(&quot; &quot;;[.F162];1)-1));&quot;&quot;;MAX([.A$7:.A162])+1)" office:value-type="float" office:value="50">
            <text:p>50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3];6;FIND(&quot;:&quot;;[.F163];1)-FIND(&quot; &quot;;[.F163];1)-1))&gt;VALUE(MID([.F162];6;FIND(&quot;:&quot;;[.F162];1)-FIND(&quot; &quot;;[.F162];1)-1));[.C162];[.C162]+1)" office:value-type="float" office:value="12">
            <text:p>12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all contacts in a page at a time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4];6;FIND(&quot;:&quot;;[.F164];1)-FIND(&quot; &quot;;[.F164];1)-1))&gt;VALUE(MID([.F163];6;FIND(&quot;:&quot;;[.F163];1)-FIND(&quot; &quot;;[.F163];1)-1));[.C163];[.C163]+1)" office:value-type="float" office:value="12">
            <text:p>1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ll contacts in a page at a time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a personal address book</text:p>
          </table:table-cell>
          <table:table-cell table:style-name="ce255" office:value-type="string">
            <text:p>All contacts of selected address book are displayed, if there're so many contacts, they'll be divided to display in pages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5];6;FIND(&quot;:&quot;;[.F165];1)-FIND(&quot; &quot;;[.F165];1)-1))&gt;VALUE(MID([.F164];6;FIND(&quot;:&quot;;[.F164];1)-FIND(&quot; &quot;;[.F164];1)-1));[.C164];[.C164]+1)" office:value-type="float" office:value="12">
            <text:p>1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ll contacts in a page at a time</text:p>
          </table:table-cell>
          <table:table-cell table:style-name="ce275" office:value-type="string">
            <text:p>Step 3: Choose all contacts to move</text:p>
          </table:table-cell>
          <table:table-cell table:style-name="ce293" office:value-type="string">
            <text:p>- Select page contains contacts you want to move</text:p>
            <text:p>- Tick “Check all” check box in contact list</text:p>
          </table:table-cell>
          <table:table-cell table:style-name="ce255" office:value-type="string">
            <text:p>Check boxes of all contacts in selecting page will be check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6];6;FIND(&quot;:&quot;;[.F166];1)-FIND(&quot; &quot;;[.F166];1)-1))&gt;VALUE(MID([.F165];6;FIND(&quot;:&quot;;[.F165];1)-FIND(&quot; &quot;;[.F165];1)-1));[.C165];[.C165]+1)" office:value-type="float" office:value="12">
            <text:p>1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ll contacts in a page at a time</text:p>
          </table:table-cell>
          <table:table-cell table:style-name="ce275" office:value-type="string">
            <text:p>Step 4: Show move contact form</text:p>
          </table:table-cell>
          <table:table-cell table:style-name="ce293" office:value-type="string">
            <text:p>Click Move icon in action bar</text:p>
          </table:table-cell>
          <table:table-cell table:style-name="ce255" office:value-type="string">
            <text:p>Move contact form appears lists all selected contacts and his personal address books and shared address books that logged user has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7];6;FIND(&quot;:&quot;;[.F167];1)-FIND(&quot; &quot;;[.F167];1)-1))&gt;VALUE(MID([.F166];6;FIND(&quot;:&quot;;[.F166];1)-FIND(&quot; &quot;;[.F166];1)-1));[.C166];[.C166]+1)" office:value-type="float" office:value="12">
            <text:p>12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all contacts in a page at a time</text:p>
          </table:table-cell>
          <table:table-cell table:style-name="ce275" office:value-type="string">
            <text:p>Step 5: Complete adding new contact</text:p>
          </table:table-cell>
          <table:table-cell table:style-name="ce293" office:value-type="string">
            <text:p>Select an address book from list to move to by clicking on its name</text:p>
          </table:table-cell>
          <table:table-cell table:style-name="ce255" office:value-type="string">
            <text:p>All contacts in current page are moved to new destination, they're also removed from origi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68];6;FIND(&quot;:&quot;;[.F168];1)-FIND(&quot; &quot;;[.F168];1)-1))&gt;VALUE(MID([.F167];6;FIND(&quot;:&quot;;[.F167];1)-FIND(&quot; &quot;;[.F167];1)-1));&quot;&quot;;MAX([.A$7:.A167])+1)" office:value-type="float" office:value="51">
            <text:p>51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8];6;FIND(&quot;:&quot;;[.F168];1)-FIND(&quot; &quot;;[.F168];1)-1))&gt;VALUE(MID([.F167];6;FIND(&quot;:&quot;;[.F167];1)-FIND(&quot; &quot;;[.F167];1)-1));[.C167];[.C167]+1)" office:value-type="float" office:value="13">
            <text:p>13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contacts while it is being listed in search result</text:p>
            <text:p/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69];6;FIND(&quot;:&quot;;[.F169];1)-FIND(&quot; &quot;;[.F169];1)-1))&gt;VALUE(MID([.F168];6;FIND(&quot;:&quot;;[.F168];1)-FIND(&quot; &quot;;[.F168];1)-1));[.C168];[.C168]+1)" office:value-type="float" office:value="13">
            <text:p>13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le it is being listed in search result</text:p>
            <text:p/>
          </table:table-cell>
          <table:table-cell table:style-name="ce275" office:value-type="string">
            <text:p>Step 2: Search contact</text:p>
          </table:table-cell>
          <table:table-cell table:style-name="ce293" office:value-type="string">
            <text:p>Do search that match added contacts</text:p>
          </table:table-cell>
          <table:table-cell table:style-name="ce255" office:value-type="string">
            <text:p>All contacts match search keyword are display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0];6;FIND(&quot;:&quot;;[.F170];1)-FIND(&quot; &quot;;[.F170];1)-1))&gt;VALUE(MID([.F169];6;FIND(&quot;:&quot;;[.F169];1)-FIND(&quot; &quot;;[.F169];1)-1));[.C169];[.C169]+1)" office:value-type="float" office:value="13">
            <text:p>13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le it is being listed in search result</text:p>
            <text:p/>
          </table:table-cell>
          <table:table-cell table:style-name="ce275" office:value-type="string">
            <text:p>Step 3: Select contacts and show move form</text:p>
          </table:table-cell>
          <table:table-cell table:style-name="ce293" office:value-type="string">
            <text:p>- Tick the check box(es) of contacts you want to move from search result</text:p>
            <text:p>- Click Move icon in action bar</text:p>
          </table:table-cell>
          <table:table-cell table:style-name="ce255" office:value-type="string">
            <text:p>Move contact form appears lists all his personal address book and shared address book that logged user has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1];6;FIND(&quot;:&quot;;[.F171];1)-FIND(&quot; &quot;;[.F171];1)-1))&gt;VALUE(MID([.F170];6;FIND(&quot;:&quot;;[.F170];1)-FIND(&quot; &quot;;[.F170];1)-1));[.C170];[.C170]+1)" office:value-type="float" office:value="13">
            <text:p>13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le it is being listed in search result</text:p>
            <text:p/>
          </table:table-cell>
          <table:table-cell table:style-name="ce275" office:value-type="string">
            <text:p>Step 4: Complete adding new contact</text:p>
          </table:table-cell>
          <table:table-cell table:style-name="ce293" office:value-type="string">
            <text:p>Select an address book from list to move to by clicking on its name</text:p>
          </table:table-cell>
          <table:table-cell table:style-name="ce255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2];6;FIND(&quot;:&quot;;[.F172];1)-FIND(&quot; &quot;;[.F172];1)-1))&gt;VALUE(MID([.F171];6;FIND(&quot;:&quot;;[.F171];1)-FIND(&quot; &quot;;[.F171];1)-1));&quot;&quot;;MAX([.A$7:.A171])+1)" office:value-type="float" office:value="52">
            <text:p>52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2];6;FIND(&quot;:&quot;;[.F172];1)-FIND(&quot; &quot;;[.F172];1)-1))&gt;VALUE(MID([.F171];6;FIND(&quot;:&quot;;[.F171];1)-FIND(&quot; &quot;;[.F171];1)-1));[.C171];[.C171]+1)" office:value-type="float" office:value="14">
            <text:p>14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contacts while it is being listed in tag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3];6;FIND(&quot;:&quot;;[.F173];1)-FIND(&quot; &quot;;[.F173];1)-1))&gt;VALUE(MID([.F172];6;FIND(&quot;:&quot;;[.F172];1)-FIND(&quot; &quot;;[.F172];1)-1));[.C172];[.C172]+1)" office:value-type="float" office:value="14">
            <text:p>1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le it is being listed in tag</text:p>
          </table:table-cell>
          <table:table-cell table:style-name="ce275" office:value-type="string">
            <text:p>Step 2: Add tag for contacts</text:p>
          </table:table-cell>
          <table:table-cell table:style-name="ce293" office:value-type="string">
            <text:p>- Add tag for contact [ <text:a xlink:href="#Add_tag_forcontact">Details</text:a> ]</text:p>
            <text:p>- Click one <text:span text:style-name="T4">Tag </text:span><text:span text:style-name="T8">from left </text:span><text:span text:style-name="T8">pane</text:span>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4];6;FIND(&quot;:&quot;;[.F174];1)-FIND(&quot; &quot;;[.F174];1)-1))&gt;VALUE(MID([.F173];6;FIND(&quot;:&quot;;[.F173];1)-FIND(&quot; &quot;;[.F173];1)-1));[.C173];[.C173]+1)" office:value-type="float" office:value="14">
            <text:p>1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le it is being listed in tag</text:p>
          </table:table-cell>
          <table:table-cell table:style-name="ce275" office:value-type="string">
            <text:p>Step 3: Select contacts and show move form</text:p>
          </table:table-cell>
          <table:table-cell table:style-name="ce293" office:value-type="string">
            <text:p>- Tick the check box(es) of contacts you want to move from search result</text:p>
            <text:p>- Click Move icon in action bar</text:p>
          </table:table-cell>
          <table:table-cell table:style-name="ce255" office:value-type="string">
            <text:p>Move contact form appears lists all this personal address book and shared address book that logged user has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5];6;FIND(&quot;:&quot;;[.F175];1)-FIND(&quot; &quot;;[.F175];1)-1))&gt;VALUE(MID([.F174];6;FIND(&quot;:&quot;;[.F174];1)-FIND(&quot; &quot;;[.F174];1)-1));[.C174];[.C174]+1)" office:value-type="float" office:value="14">
            <text:p>14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le it is being listed in tag</text:p>
          </table:table-cell>
          <table:table-cell table:style-name="ce275" office:value-type="string">
            <text:p>Step 4: Complete adding new contact</text:p>
          </table:table-cell>
          <table:table-cell table:style-name="ce293" office:value-type="string">
            <text:p>Select an address book from list to move to by clicking on its name</text:p>
          </table:table-cell>
          <table:table-cell table:style-name="ce255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6];6;FIND(&quot;:&quot;;[.F176];1)-FIND(&quot; &quot;;[.F176];1)-1))&gt;VALUE(MID([.F175];6;FIND(&quot;:&quot;;[.F175];1)-FIND(&quot; &quot;;[.F175];1)-1));&quot;&quot;;MAX([.A$7:.A175])+1)" office:value-type="float" office:value="53">
            <text:p>53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6];6;FIND(&quot;:&quot;;[.F176];1)-FIND(&quot; &quot;;[.F176];1)-1))&gt;VALUE(MID([.F175];6;FIND(&quot;:&quot;;[.F175];1)-FIND(&quot; &quot;;[.F175];1)-1));[.C175];[.C175]+1)" office:value-type="float" office:value="15">
            <text:p>15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imported contacts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7];6;FIND(&quot;:&quot;;[.F177];1)-FIND(&quot; &quot;;[.F177];1)-1))&gt;VALUE(MID([.F176];6;FIND(&quot;:&quot;;[.F176];1)-FIND(&quot; &quot;;[.F176];1)-1));[.C176];[.C176]+1)" office:value-type="float" office:value="15">
            <text:p>1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imported contacts</text:p>
          </table:table-cell>
          <table:table-cell table:style-name="ce275" office:value-type="string">
            <text:p>Step 2: Export contacts</text:p>
          </table:table-cell>
          <table:table-cell table:style-name="ce255" office:value-type="string">
            <text:p>Do export contacts [ <text:a xlink:href="#Export_contact">Details</text:a> ]</text:p>
          </table:table-cell>
          <table:table-cell table:style-name="ce255" office:value-type="string">
            <text:p>Contacts are exported in a file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8];6;FIND(&quot;:&quot;;[.F178];1)-FIND(&quot; &quot;;[.F178];1)-1))&gt;VALUE(MID([.F177];6;FIND(&quot;:&quot;;[.F177];1)-FIND(&quot; &quot;;[.F177];1)-1));[.C177];[.C177]+1)" office:value-type="float" office:value="15">
            <text:p>1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imported contacts</text:p>
          </table:table-cell>
          <table:table-cell table:style-name="ce275" office:value-type="string">
            <text:p>Step 3: Import contact</text:p>
          </table:table-cell>
          <table:table-cell table:style-name="ce255" office:value-type="string">
            <text:p>Do import contacts into an address book [ <text:a xlink:href="#Import_address">Details</text:a> ]</text:p>
          </table:table-cell>
          <table:table-cell table:style-name="ce255" office:value-type="string">
            <text:p>Contacts are imported successfully and displayed in contacts list of this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79];6;FIND(&quot;:&quot;;[.F179];1)-FIND(&quot; &quot;;[.F179];1)-1))&gt;VALUE(MID([.F178];6;FIND(&quot;:&quot;;[.F178];1)-FIND(&quot; &quot;;[.F178];1)-1));[.C178];[.C178]+1)" office:value-type="float" office:value="15">
            <text:p>1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imported contacts</text:p>
          </table:table-cell>
          <table:table-cell table:style-name="ce275" office:value-type="string">
            <text:p>Step 4: Show contacts list</text:p>
          </table:table-cell>
          <table:table-cell table:style-name="ce255" office:value-type="string">
            <text:p>Select address book contains contacts that has just been imported</text:p>
          </table:table-cell>
          <table:table-cell table:style-name="ce255" office:value-type="string">
            <text:p>Contacts list of this address book are show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0];6;FIND(&quot;:&quot;;[.F180];1)-FIND(&quot; &quot;;[.F180];1)-1))&gt;VALUE(MID([.F179];6;FIND(&quot;:&quot;;[.F179];1)-FIND(&quot; &quot;;[.F179];1)-1));[.C179];[.C179]+1)" office:value-type="float" office:value="15">
            <text:p>1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imported contacts</text:p>
          </table:table-cell>
          <table:table-cell table:style-name="ce275" office:value-type="string">
            <text:p>Step 5: Show move contact form</text:p>
          </table:table-cell>
          <table:table-cell table:style-name="ce255" office:value-type="string">
            <text:p>- Tick check box(es) of imported contacts you want to move</text:p>
            <text:p>- Click Move in action bar</text:p>
          </table:table-cell>
          <table:table-cell table:style-name="ce255" office:value-type="string">
            <text:p>Move contact form appears lists all his personal address book and shared address book that logged user has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1];6;FIND(&quot;:&quot;;[.F181];1)-FIND(&quot; &quot;;[.F181];1)-1))&gt;VALUE(MID([.F180];6;FIND(&quot;:&quot;;[.F180];1)-FIND(&quot; &quot;;[.F180];1)-1));[.C180];[.C180]+1)" office:value-type="float" office:value="15">
            <text:p>15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imported contacts</text:p>
          </table:table-cell>
          <table:table-cell table:style-name="ce275" office:value-type="string">
            <text:p>Step 6: Complete moving contact</text:p>
          </table:table-cell>
          <table:table-cell table:style-name="ce293" office:value-type="string">
            <text:p>Select an address book from list to move to by clicking on its name</text:p>
          </table:table-cell>
          <table:table-cell table:style-name="ce255" office:value-type="string">
            <text:p>Contacts is moved to new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82];6;FIND(&quot;:&quot;;[.F182];1)-FIND(&quot; &quot;;[.F182];1)-1))&gt;VALUE(MID([.F181];6;FIND(&quot;:&quot;;[.F181];1)-FIND(&quot; &quot;;[.F181];1)-1));&quot;&quot;;MAX([.A$7:.A181])+1)" office:value-type="float" office:value="54">
            <text:p>54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2];6;FIND(&quot;:&quot;;[.F182];1)-FIND(&quot; &quot;;[.F182];1)-1))&gt;VALUE(MID([.F181];6;FIND(&quot;:&quot;;[.F181];1)-FIND(&quot; &quot;;[.F181];1)-1));[.C181];[.C181]+1)" office:value-type="float" office:value="16">
            <text:p>16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contacts which was copied from another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3];6;FIND(&quot;:&quot;;[.F183];1)-FIND(&quot; &quot;;[.F183];1)-1))&gt;VALUE(MID([.F182];6;FIND(&quot;:&quot;;[.F182];1)-FIND(&quot; &quot;;[.F182];1)-1));[.C182];[.C182]+1)" office:value-type="float" office:value="16">
            <text:p>1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ch was copied from another address book</text:p>
          </table:table-cell>
          <table:table-cell table:style-name="ce275" office:value-type="string">
            <text:p>Step 2: Copy and Paste contacts</text:p>
          </table:table-cell>
          <table:table-cell table:style-name="ce293" office:value-type="string">
            <text:p>Copy and Paste contacts from some address book to another address book [ Details ]</text:p>
          </table:table-cell>
          <table:table-cell table:style-name="ce255" office:value-type="string">
            <text:p>Contacts is made a copied in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4];6;FIND(&quot;:&quot;;[.F184];1)-FIND(&quot; &quot;;[.F184];1)-1))&gt;VALUE(MID([.F183];6;FIND(&quot;:&quot;;[.F183];1)-FIND(&quot; &quot;;[.F183];1)-1));[.C183];[.C183]+1)" office:value-type="float" office:value="16">
            <text:p>1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ch was copied from another address book</text:p>
          </table:table-cell>
          <table:table-cell table:style-name="ce275" office:value-type="string">
            <text:p>Step 3: Show contacts list</text:p>
          </table:table-cell>
          <table:table-cell table:style-name="ce293" office:value-type="string">
            <text:p>Select address book contains copied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5];6;FIND(&quot;:&quot;;[.F185];1)-FIND(&quot; &quot;;[.F185];1)-1))&gt;VALUE(MID([.F184];6;FIND(&quot;:&quot;;[.F184];1)-FIND(&quot; &quot;;[.F184];1)-1));[.C184];[.C184]+1)" office:value-type="float" office:value="16">
            <text:p>1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ch was copied from another address book</text:p>
          </table:table-cell>
          <table:table-cell table:style-name="ce275" office:value-type="string">
            <text:p>Step 4: Show move contact form</text:p>
          </table:table-cell>
          <table:table-cell table:style-name="ce255" office:value-type="string">
            <text:p>- Tick check box(es) of copied contacts you want to move</text:p>
            <text:p>- Click Move in action bar</text:p>
          </table:table-cell>
          <table:table-cell table:style-name="ce255" office:value-type="string">
            <text:p>Move contact form appears lists all his personal address book and shared address book that logged user has edit permiss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6];6;FIND(&quot;:&quot;;[.F186];1)-FIND(&quot; &quot;;[.F186];1)-1))&gt;VALUE(MID([.F185];6;FIND(&quot;:&quot;;[.F185];1)-FIND(&quot; &quot;;[.F185];1)-1));[.C185];[.C185]+1)" office:value-type="float" office:value="16">
            <text:p>16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s which was copied from another address book</text:p>
          </table:table-cell>
          <table:table-cell table:style-name="ce275" office:value-type="string">
            <text:p>Step 5: Complete moving contacts</text:p>
          </table:table-cell>
          <table:table-cell table:style-name="ce293" office:value-type="string">
            <text:p>Select an address book from list to move to by clicking on its name</text:p>
          </table:table-cell>
          <table:table-cell table:style-name="ce255" office:value-type="string">
            <text:p>Contacts is moved to new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87];6;FIND(&quot;:&quot;;[.F187];1)-FIND(&quot; &quot;;[.F187];1)-1))&gt;VALUE(MID([.F186];6;FIND(&quot;:&quot;;[.F186];1)-FIND(&quot; &quot;;[.F186];1)-1));&quot;&quot;;MAX([.A$7:.A186])+1)" office:value-type="float" office:value="55">
            <text:p>55.00</text:p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7];6;FIND(&quot;:&quot;;[.F187];1)-FIND(&quot; &quot;;[.F187];1)-1))&gt;VALUE(MID([.F186];6;FIND(&quot;:&quot;;[.F186];1)-FIND(&quot; &quot;;[.F186];1)-1));[.C186];[.C186]+1)" office:value-type="float" office:value="17">
            <text:p>17.00</text:p>
          </table:table-cell>
          <table:table-cell table:style-name="ce266" office:value-type="string">
            <text:p>CS\Contact\Contact\Move</text:p>
          </table:table-cell>
          <table:table-cell table:style-name="ce274" office:value-type="string">
            <text:p>Move contact without selecting any contac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8];6;FIND(&quot;:&quot;;[.F188];1)-FIND(&quot; &quot;;[.F188];1)-1))&gt;VALUE(MID([.F187];6;FIND(&quot;:&quot;;[.F187];1)-FIND(&quot; &quot;;[.F187];1)-1));[.C187];[.C187]+1)" office:value-type="float" office:value="17">
            <text:p>17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 without selecting any contact</text:p>
          </table:table-cell>
          <table:table-cell table:style-name="ce273" office:value-type="string">
            <text:p>Step 2: Show contacts list</text:p>
          </table:table-cell>
          <table:table-cell table:style-name="ce292" office:value-type="string">
            <text:p>Select address book contains moved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254" office:value-type="string">
            <text:p>FNC_CS_CON_CONTACT_04</text:p>
          </table:table-cell>
          <table:table-cell table:style-name="ce162" table:formula="of:=IF(VALUE(MID([.F189];6;FIND(&quot;:&quot;;[.F189];1)-FIND(&quot; &quot;;[.F189];1)-1))&gt;VALUE(MID([.F188];6;FIND(&quot;:&quot;;[.F188];1)-FIND(&quot; &quot;;[.F188];1)-1));[.C188];[.C188]+1)" office:value-type="float" office:value="17">
            <text:p>17.00</text:p>
          </table:table-cell>
          <table:table-cell table:style-name="ce266" office:value-type="string">
            <text:p>CS\Contact\Contact\Move</text:p>
          </table:table-cell>
          <table:table-cell table:style-name="ce275" office:value-type="string">
            <text:p>Move contact without selecting any contact</text:p>
          </table:table-cell>
          <table:table-cell table:style-name="ce273" office:value-type="string">
            <text:p>Step 3: Move Contact</text:p>
          </table:table-cell>
          <table:table-cell table:style-name="ce292" office:value-type="string">
            <text:p>- Don't tick any check box of contact in list</text:p>
            <text:p>- Click <text:span text:style-name="T4">Move </text:span><text:span text:style-name="T8">in action </text:span><text:span text:style-name="T8">bar</text:span></text:p>
          </table:table-cell>
          <table:table-cell table:style-name="ce255" office:value-type="string">
            <text:p>Show waring message to require selecting contact to move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90];6;FIND(&quot;:&quot;;[.F190];1)-FIND(&quot; &quot;;[.F190];1)-1))&gt;VALUE(MID([.F189];6;FIND(&quot;:&quot;;[.F189];1)-FIND(&quot; &quot;;[.F189];1)-1));&quot;&quot;;MAX([.A$7:.A189])+1)" office:value-type="float" office:value="56">
            <text:p>56.00</text:p>
          </table:table-cell>
          <table:table-cell table:style-name="ce254" office:value-type="string">
            <text:p>FNC_CS_CON_CONTACT_05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from personal address book to another personal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1];6;FIND(&quot;:&quot;;[.F191];1)-FIND(&quot; &quot;;[.F191];1)-1))&gt;VALUE(MID([.F190];6;FIND(&quot;:&quot;;[.F190];1)-FIND(&quot; &quot;;[.F190];1)-1));[.C190];[.C190]+1)" office:value-type="float" office:value="1">
            <text:p>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from personal address book to another personal address book</text:p>
          </table:table-cell>
          <table:table-cell table:style-name="ce273" office:value-type="string">
            <text:p>Step 2: Show contacts list</text:p>
          </table:table-cell>
          <table:table-cell table:style-name="ce293" office:value-type="string">
            <text:p>Select one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2];6;FIND(&quot;:&quot;;[.F192];1)-FIND(&quot; &quot;;[.F192];1)-1))&gt;VALUE(MID([.F191];6;FIND(&quot;:&quot;;[.F191];1)-FIND(&quot; &quot;;[.F191];1)-1));[.C191];[.C191]+1)" office:value-type="float" office:value="1">
            <text:p>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from personal address book to another personal address book</text:p>
          </table:table-cell>
          <table:table-cell table:style-name="ce273" office:value-type="string">
            <text:p>Step 3: Drag and drop a contact</text:p>
          </table:table-cell>
          <table:table-cell table:style-name="ce293" office:value-type="string">
            <text:p>Left click on one contact from list, hold, drag and drop it on another personal address book name</text:p>
          </table:table-cell>
          <table:table-cell table:style-name="ce255" office:value-type="string">
            <text:p>This contact is removed from contacts list in current address book and added in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93];6;FIND(&quot;:&quot;;[.F193];1)-FIND(&quot; &quot;;[.F193];1)-1))&gt;VALUE(MID([.F192];6;FIND(&quot;:&quot;;[.F192];1)-FIND(&quot; &quot;;[.F192];1)-1));&quot;&quot;;MAX([.A$7:.A192])+1)" office:value-type="float" office:value="57">
            <text:p>57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3];6;FIND(&quot;:&quot;;[.F193];1)-FIND(&quot; &quot;;[.F193];1)-1))&gt;VALUE(MID([.F192];6;FIND(&quot;:&quot;;[.F192];1)-FIND(&quot; &quot;;[.F192];1)-1));[.C192];[.C192]+1)" office:value-type="float" office:value="2">
            <text:p>2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several contacts from personal address book to another personal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4];6;FIND(&quot;:&quot;;[.F194];1)-FIND(&quot; &quot;;[.F194];1)-1))&gt;VALUE(MID([.F193];6;FIND(&quot;:&quot;;[.F193];1)-FIND(&quot; &quot;;[.F193];1)-1));[.C193];[.C193]+1)" office:value-type="float" office:value="2">
            <text:p>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several contacts from personal address book to another personal address book</text:p>
          </table:table-cell>
          <table:table-cell table:style-name="ce273" office:value-type="string">
            <text:p>Step 2: Show contacts list</text:p>
          </table:table-cell>
          <table:table-cell table:style-name="ce293" office:value-type="string">
            <text:p>Select one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5];6;FIND(&quot;:&quot;;[.F195];1)-FIND(&quot; &quot;;[.F195];1)-1))&gt;VALUE(MID([.F194];6;FIND(&quot;:&quot;;[.F194];1)-FIND(&quot; &quot;;[.F194];1)-1));[.C194];[.C194]+1)" office:value-type="float" office:value="2">
            <text:p>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several contacts from personal address book to another personal address book</text:p>
          </table:table-cell>
          <table:table-cell table:style-name="ce273" office:value-type="string">
            <text:p>Step 3: Drag and drop contacts</text:p>
          </table:table-cell>
          <table:table-cell table:style-name="ce293" office:value-type="string">
            <text:p>- Tick check boxes of contacts in list </text:p>
            <text:p>- Left click on one contact, hold, drag and drop it on another personal address book name</text:p>
          </table:table-cell>
          <table:table-cell table:style-name="ce255" office:value-type="string">
            <text:p>These contacts are moved from current address book to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96];6;FIND(&quot;:&quot;;[.F196];1)-FIND(&quot; &quot;;[.F196];1)-1))&gt;VALUE(MID([.F195];6;FIND(&quot;:&quot;;[.F195];1)-FIND(&quot; &quot;;[.F195];1)-1));&quot;&quot;;MAX([.A$7:.A195])+1)" office:value-type="float" office:value="58">
            <text:p>58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6];6;FIND(&quot;:&quot;;[.F196];1)-FIND(&quot; &quot;;[.F196];1)-1))&gt;VALUE(MID([.F195];6;FIND(&quot;:&quot;;[.F195];1)-FIND(&quot; &quot;;[.F195];1)-1));[.C195];[.C195]+1)" office:value-type="float" office:value="3">
            <text:p>3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ll contacts of 1 page from personal address book to another personal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7];6;FIND(&quot;:&quot;;[.F197];1)-FIND(&quot; &quot;;[.F197];1)-1))&gt;VALUE(MID([.F196];6;FIND(&quot;:&quot;;[.F196];1)-FIND(&quot; &quot;;[.F196];1)-1));[.C196];[.C196]+1)" office:value-type="float" office:value="3">
            <text:p>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ll contacts of 1 page from personal address book to another personal address book</text:p>
          </table:table-cell>
          <table:table-cell table:style-name="ce273" office:value-type="string">
            <text:p>Step 2: Show contacts list</text:p>
          </table:table-cell>
          <table:table-cell table:style-name="ce293" office:value-type="string">
            <text:p>Select one personal address book</text:p>
          </table:table-cell>
          <table:table-cell table:style-name="ce255" office:value-type="string">
            <text:p>All contacts of selected address book are displayed, divided in pages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8];6;FIND(&quot;:&quot;;[.F198];1)-FIND(&quot; &quot;;[.F198];1)-1))&gt;VALUE(MID([.F197];6;FIND(&quot;:&quot;;[.F197];1)-FIND(&quot; &quot;;[.F197];1)-1));[.C197];[.C197]+1)" office:value-type="float" office:value="3">
            <text:p>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ll contacts of 1 page from personal address book to another personal address book</text:p>
          </table:table-cell>
          <table:table-cell table:style-name="ce273" office:value-type="string">
            <text:p>Step 3: Drag and drop contacts</text:p>
          </table:table-cell>
          <table:table-cell table:style-name="ce293" office:value-type="string">
            <text:p>- Select 1 page in contacts list</text:p>
            <text:p>- Tick “Check all” check boxes</text:p>
            <text:p>- Left click on one contact, hold, drag and drop it on another personal address book name</text:p>
          </table:table-cell>
          <table:table-cell table:style-name="ce255" office:value-type="string">
            <text:p>All contact of current page will be moved from current address book to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199];6;FIND(&quot;:&quot;;[.F199];1)-FIND(&quot; &quot;;[.F199];1)-1))&gt;VALUE(MID([.F198];6;FIND(&quot;:&quot;;[.F198];1)-FIND(&quot; &quot;;[.F198];1)-1));&quot;&quot;;MAX([.A$7:.A198])+1)" office:value-type="float" office:value="59">
            <text:p>59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199];6;FIND(&quot;:&quot;;[.F199];1)-FIND(&quot; &quot;;[.F199];1)-1))&gt;VALUE(MID([.F198];6;FIND(&quot;:&quot;;[.F198];1)-FIND(&quot; &quot;;[.F198];1)-1));[.C198];[.C198]+1)" office:value-type="float" office:value="4">
            <text:p>4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personal address book to shared address book with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0];6;FIND(&quot;:&quot;;[.F200];1)-FIND(&quot; &quot;;[.F200];1)-1))&gt;VALUE(MID([.F199];6;FIND(&quot;:&quot;;[.F199];1)-FIND(&quot; &quot;;[.F199];1)-1));[.C199];[.C199]+1)" office:value-type="float" office:value="4">
            <text:p>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 edit right</text:p>
          </table:table-cell>
          <table:table-cell table:style-name="ce273" office:value-type="string">
            <text:p>Step 2: Share address book</text:p>
          </table:table-cell>
          <table:table-cell table:style-name="ce293" office:value-type="string">
            <text:p>Share an address book for some users/groups with edit permission [ Details ]</text:p>
          </table:table-cell>
          <table:table-cell table:style-name="ce255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1];6;FIND(&quot;:&quot;;[.F201];1)-FIND(&quot; &quot;;[.F201];1)-1))&gt;VALUE(MID([.F200];6;FIND(&quot;:&quot;;[.F200];1)-FIND(&quot; &quot;;[.F200];1)-1));[.C200];[.C200]+1)" office:value-type="float" office:value="4">
            <text:p>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 edit right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1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2];6;FIND(&quot;:&quot;;[.F202];1)-FIND(&quot; &quot;;[.F202];1)-1))&gt;VALUE(MID([.F201];6;FIND(&quot;:&quot;;[.F201];1)-FIND(&quot; &quot;;[.F201];1)-1));[.C201];[.C201]+1)" office:value-type="float" office:value="4">
            <text:p>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 edit right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from contacts list to shared address book above</text:p>
          </table:table-cell>
          <table:table-cell table:style-name="ce255" office:value-type="string">
            <text:p>Selected contacts is moved from personal address book to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03];6;FIND(&quot;:&quot;;[.F203];1)-FIND(&quot; &quot;;[.F203];1)-1))&gt;VALUE(MID([.F202];6;FIND(&quot;:&quot;;[.F202];1)-FIND(&quot; &quot;;[.F202];1)-1));&quot;&quot;;MAX([.A$7:.A202])+1)" office:value-type="float" office:value="60">
            <text:p>60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3];6;FIND(&quot;:&quot;;[.F203];1)-FIND(&quot; &quot;;[.F203];1)-1))&gt;VALUE(MID([.F202];6;FIND(&quot;:&quot;;[.F202];1)-FIND(&quot; &quot;;[.F202];1)-1));[.C202];[.C202]+1)" office:value-type="float" office:value="5">
            <text:p>5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personal address book to shared address book without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4];6;FIND(&quot;:&quot;;[.F204];1)-FIND(&quot; &quot;;[.F204];1)-1))&gt;VALUE(MID([.F203];6;FIND(&quot;:&quot;;[.F203];1)-FIND(&quot; &quot;;[.F203];1)-1));[.C203];[.C203]+1)" office:value-type="float" office:value="5">
            <text:p>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out edit right</text:p>
          </table:table-cell>
          <table:table-cell table:style-name="ce273" office:value-type="string">
            <text:p>Step 2: Share address book</text:p>
          </table:table-cell>
          <table:table-cell table:style-name="ce293" office:value-type="string">
            <text:p>Share an address book for some users/groups without edit permission [ Details ]</text:p>
          </table:table-cell>
          <table:table-cell table:style-name="ce255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5];6;FIND(&quot;:&quot;;[.F205];1)-FIND(&quot; &quot;;[.F205];1)-1))&gt;VALUE(MID([.F204];6;FIND(&quot;:&quot;;[.F204];1)-FIND(&quot; &quot;;[.F204];1)-1));[.C204];[.C204]+1)" office:value-type="float" office:value="5">
            <text:p>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out edit right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1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6];6;FIND(&quot;:&quot;;[.F206];1)-FIND(&quot; &quot;;[.F206];1)-1))&gt;VALUE(MID([.F205];6;FIND(&quot;:&quot;;[.F205];1)-FIND(&quot; &quot;;[.F205];1)-1));[.C205];[.C205]+1)" office:value-type="float" office:value="5">
            <text:p>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shared address book without edit right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from contacts list to shared address book above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07];6;FIND(&quot;:&quot;;[.F207];1)-FIND(&quot; &quot;;[.F207];1)-1))&gt;VALUE(MID([.F206];6;FIND(&quot;:&quot;;[.F206];1)-FIND(&quot; &quot;;[.F206];1)-1));&quot;&quot;;MAX([.A$7:.A206])+1)" office:value-type="float" office:value="61">
            <text:p>61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7];6;FIND(&quot;:&quot;;[.F207];1)-FIND(&quot; &quot;;[.F207];1)-1))&gt;VALUE(MID([.F206];6;FIND(&quot;:&quot;;[.F206];1)-FIND(&quot; &quot;;[.F206];1)-1));[.C206];[.C206]+1)" office:value-type="float" office:value="6">
            <text:p>6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a shared address book with edit right to personal address book 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8];6;FIND(&quot;:&quot;;[.F208];1)-FIND(&quot; &quot;;[.F208];1)-1))&gt;VALUE(MID([.F207];6;FIND(&quot;:&quot;;[.F207];1)-FIND(&quot; &quot;;[.F207];1)-1));[.C207];[.C207]+1)" office:value-type="float" office:value="6">
            <text:p>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personal address book </text:p>
          </table:table-cell>
          <table:table-cell table:style-name="ce273" office:value-type="string">
            <text:p>Step 2: Share address book with edit right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55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09];6;FIND(&quot;:&quot;;[.F209];1)-FIND(&quot; &quot;;[.F209];1)-1))&gt;VALUE(MID([.F208];6;FIND(&quot;:&quot;;[.F208];1)-FIND(&quot; &quot;;[.F208];1)-1));[.C208];[.C208]+1)" office:value-type="float" office:value="6">
            <text:p>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personal address book 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0];6;FIND(&quot;:&quot;;[.F210];1)-FIND(&quot; &quot;;[.F210];1)-1))&gt;VALUE(MID([.F209];6;FIND(&quot;:&quot;;[.F209];1)-FIND(&quot; &quot;;[.F209];1)-1));[.C209];[.C209]+1)" office:value-type="float" office:value="6">
            <text:p>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personal address book 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a contact from list to a personal address book</text:p>
          </table:table-cell>
          <table:table-cell table:style-name="ce255" office:value-type="string">
            <text:p>Selected contacts is moved from shared address book to perso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11];6;FIND(&quot;:&quot;;[.F211];1)-FIND(&quot; &quot;;[.F211];1)-1))&gt;VALUE(MID([.F210];6;FIND(&quot;:&quot;;[.F210];1)-FIND(&quot; &quot;;[.F210];1)-1));&quot;&quot;;MAX([.A$7:.A210])+1)" office:value-type="float" office:value="62">
            <text:p>62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1];6;FIND(&quot;:&quot;;[.F211];1)-FIND(&quot; &quot;;[.F211];1)-1))&gt;VALUE(MID([.F210];6;FIND(&quot;:&quot;;[.F210];1)-FIND(&quot; &quot;;[.F210];1)-1));[.C210];[.C210]+1)" office:value-type="float" office:value="7">
            <text:p>7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a shared address book without edit right to personal address book 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2];6;FIND(&quot;:&quot;;[.F212];1)-FIND(&quot; &quot;;[.F212];1)-1))&gt;VALUE(MID([.F211];6;FIND(&quot;:&quot;;[.F211];1)-FIND(&quot; &quot;;[.F211];1)-1));[.C211];[.C211]+1)" office:value-type="float" office:value="7">
            <text:p>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personal address book </text:p>
          </table:table-cell>
          <table:table-cell table:style-name="ce273" office:value-type="string">
            <text:p>Step 2: Share address book without edit right</text:p>
          </table:table-cell>
          <table:table-cell table:style-name="ce293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55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3];6;FIND(&quot;:&quot;;[.F213];1)-FIND(&quot; &quot;;[.F213];1)-1))&gt;VALUE(MID([.F212];6;FIND(&quot;:&quot;;[.F212];1)-FIND(&quot; &quot;;[.F212];1)-1));[.C212];[.C212]+1)" office:value-type="float" office:value="7">
            <text:p>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personal address book 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4];6;FIND(&quot;:&quot;;[.F214];1)-FIND(&quot; &quot;;[.F214];1)-1))&gt;VALUE(MID([.F213];6;FIND(&quot;:&quot;;[.F213];1)-FIND(&quot; &quot;;[.F213];1)-1));[.C213];[.C213]+1)" office:value-type="float" office:value="7">
            <text:p>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personal address book 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a contact from list to a personal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15];6;FIND(&quot;:&quot;;[.F215];1)-FIND(&quot; &quot;;[.F215];1)-1))&gt;VALUE(MID([.F214];6;FIND(&quot;:&quot;;[.F214];1)-FIND(&quot; &quot;;[.F214];1)-1));&quot;&quot;;MAX([.A$7:.A214])+1)" office:value-type="float" office:value="63">
            <text:p>63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5];6;FIND(&quot;:&quot;;[.F215];1)-FIND(&quot; &quot;;[.F215];1)-1))&gt;VALUE(MID([.F214];6;FIND(&quot;:&quot;;[.F214];1)-FIND(&quot; &quot;;[.F214];1)-1));[.C214];[.C214]+1)" office:value-type="float" office:value="8">
            <text:p>8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a shared address book with edit right to another shared address book with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2 new address books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6];6;FIND(&quot;:&quot;;[.F216];1)-FIND(&quot; &quot;;[.F216];1)-1))&gt;VALUE(MID([.F215];6;FIND(&quot;:&quot;;[.F215];1)-FIND(&quot; &quot;;[.F215];1)-1));[.C215];[.C215]+1)" office:value-type="float" office:value="8">
            <text:p>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another shared address book with edit right</text:p>
          </table:table-cell>
          <table:table-cell table:style-name="ce273" office:value-type="string">
            <text:p>Step 2: Share address books</text:p>
          </table:table-cell>
          <table:table-cell table:style-name="ce293" office:value-type="string">
            <text:p>Share above 2 address books for 1 user with edit right on both</text:p>
            <text:p>[ <text:a xlink:href="#Share_address_touser">Details</text:a> ]</text:p>
          </table:table-cell>
          <table:table-cell table:style-name="ce255" office:value-type="string">
            <text:p>Share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7];6;FIND(&quot;:&quot;;[.F217];1)-FIND(&quot; &quot;;[.F217];1)-1))&gt;VALUE(MID([.F216];6;FIND(&quot;:&quot;;[.F216];1)-FIND(&quot; &quot;;[.F216];1)-1));[.C216];[.C216]+1)" office:value-type="float" office:value="8">
            <text:p>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another shared address book with edit right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1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8];6;FIND(&quot;:&quot;;[.F218];1)-FIND(&quot; &quot;;[.F218];1)-1))&gt;VALUE(MID([.F217];6;FIND(&quot;:&quot;;[.F217];1)-FIND(&quot; &quot;;[.F217];1)-1));[.C217];[.C217]+1)" office:value-type="float" office:value="8">
            <text:p>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 edit right to another shared address book with edit right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a contact from list to another shared address book</text:p>
          </table:table-cell>
          <table:table-cell table:style-name="ce255" office:value-type="string">
            <text:p>Selected contacts is moved from shared address book to another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19];6;FIND(&quot;:&quot;;[.F219];1)-FIND(&quot; &quot;;[.F219];1)-1))&gt;VALUE(MID([.F218];6;FIND(&quot;:&quot;;[.F218];1)-FIND(&quot; &quot;;[.F218];1)-1));&quot;&quot;;MAX([.A$7:.A218])+1)" office:value-type="float" office:value="64">
            <text:p>64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19];6;FIND(&quot;:&quot;;[.F219];1)-FIND(&quot; &quot;;[.F219];1)-1))&gt;VALUE(MID([.F218];6;FIND(&quot;:&quot;;[.F218];1)-FIND(&quot; &quot;;[.F218];1)-1));[.C218];[.C218]+1)" office:value-type="float" office:value="9">
            <text:p>9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a shared address book without edit right to another shared address book with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0];6;FIND(&quot;:&quot;;[.F220];1)-FIND(&quot; &quot;;[.F220];1)-1))&gt;VALUE(MID([.F219];6;FIND(&quot;:&quot;;[.F219];1)-FIND(&quot; &quot;;[.F219];1)-1));[.C219];[.C219]+1)" office:value-type="float" office:value="9">
            <text:p>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another shared address book with edit right</text:p>
          </table:table-cell>
          <table:table-cell table:style-name="ce273" office:value-type="string">
            <text:p>Step 2: Share address book</text:p>
          </table:table-cell>
          <table:table-cell table:style-name="ce293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255" office:value-type="string">
            <text:p>Share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1];6;FIND(&quot;:&quot;;[.F221];1)-FIND(&quot; &quot;;[.F221];1)-1))&gt;VALUE(MID([.F220];6;FIND(&quot;:&quot;;[.F220];1)-FIND(&quot; &quot;;[.F220];1)-1));[.C220];[.C220]+1)" office:value-type="float" office:value="9">
            <text:p>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another shared address book with edit right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1 shared address book without edit right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2];6;FIND(&quot;:&quot;;[.F222];1)-FIND(&quot; &quot;;[.F222];1)-1))&gt;VALUE(MID([.F221];6;FIND(&quot;:&quot;;[.F221];1)-FIND(&quot; &quot;;[.F221];1)-1));[.C221];[.C221]+1)" office:value-type="float" office:value="9">
            <text:p>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 shared address book without edit right to another shared address book with edit right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 from list to another shared address book with edit right</text:p>
          </table:table-cell>
          <table:table-cell table:style-name="ce255" office:value-type="string">
            <text:p>Show message: “You do not have permission to perform this action.”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23];6;FIND(&quot;:&quot;;[.F223];1)-FIND(&quot; &quot;;[.F223];1)-1))&gt;VALUE(MID([.F222];6;FIND(&quot;:&quot;;[.F222];1)-FIND(&quot; &quot;;[.F222];1)-1));&quot;&quot;;MAX([.A$7:.A222])+1)" office:value-type="float" office:value="65">
            <text:p>65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10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shared address book with edit right to another shared address book without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1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another shared address book without edit right</text:p>
          </table:table-cell>
          <table:table-cell table:style-name="ce273" office:value-type="string">
            <text:p>Step 2: Share address book</text:p>
          </table:table-cell>
          <table:table-cell table:style-name="ce293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255" office:value-type="string">
            <text:p>Share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5];6;FIND(&quot;:&quot;;[.F225];1)-FIND(&quot; &quot;;[.F225];1)-1))&gt;VALUE(MID([.F224];6;FIND(&quot;:&quot;;[.F224];1)-FIND(&quot; &quot;;[.F224];1)-1));[.C224];[.C224]+1)" office:value-type="float" office:value="10">
            <text:p>1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another shared address book without edit right</text:p>
          </table:table-cell>
          <table:table-cell table:style-name="ce273" office:value-type="string">
            <text:p>Step 3: View contacts list </text:p>
          </table:table-cell>
          <table:table-cell table:style-name="ce293" office:value-type="string">
            <text:p>- Log in by shared user</text:p>
            <text:p>- Select 1 shared address book with edit right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6];6;FIND(&quot;:&quot;;[.F226];1)-FIND(&quot; &quot;;[.F226];1)-1))&gt;VALUE(MID([.F225];6;FIND(&quot;:&quot;;[.F225];1)-FIND(&quot; &quot;;[.F225];1)-1));[.C225];[.C225]+1)" office:value-type="float" office:value="10">
            <text:p>1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another shared address book without edit right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 from list to another shared address book without edit right</text:p>
          </table:table-cell>
          <table:table-cell table:style-name="ce255" office:value-type="string">
            <text:p>Show message: “You do not have permission to perform this action.”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227];6;FIND(&quot;:&quot;;[.F227];1)-FIND(&quot; &quot;;[.F227];1)-1))&gt;VALUE(MID([.F226];6;FIND(&quot;:&quot;;[.F226];1)-FIND(&quot; &quot;;[.F226];1)-1));&quot;&quot;;MAX([.A$7:.A226])+1)" office:value-type="float" office:value="66">
            <text:p>66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11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shared address book without edit permission to other shared address book without edit permission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1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permission to other shared address book without edit permission</text:p>
          </table:table-cell>
          <table:table-cell table:style-name="ce273" office:value-type="string">
            <text:p>Step 2: Share address book without edit right</text:p>
          </table:table-cell>
          <table:table-cell table:style-name="ce293" office:value-type="string">
            <text:p>Share 2 above address book for 1 user without edit right on both</text:p>
            <text:p>[ <text:a xlink:href="#Share_address_touser">Details</text:a> ]</text:p>
          </table:table-cell>
          <table:table-cell table:style-name="ce255" office:value-type="string">
            <text:p>Share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1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permission to other shared address book without edit permission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- Log in by shared user </text:p>
            <text:p>- 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0];6;FIND(&quot;:&quot;;[.F230];1)-FIND(&quot; &quot;;[.F230];1)-1))&gt;VALUE(MID([.F229];6;FIND(&quot;:&quot;;[.F229];1)-FIND(&quot; &quot;;[.F229];1)-1));[.C229];[.C229]+1)" office:value-type="float" office:value="11">
            <text:p>1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permission to other shared address book without edit permission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 from list to another shared address book </text:p>
          </table:table-cell>
          <table:table-cell table:style-name="ce255" office:value-type="string">
            <text:p>Show message alerts you don'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31];6;FIND(&quot;:&quot;;[.F231];1)-FIND(&quot; &quot;;[.F231];1)-1))&gt;VALUE(MID([.F230];6;FIND(&quot;:&quot;;[.F230];1)-FIND(&quot; &quot;;[.F230];1)-1));&quot;&quot;;MAX([.A$7:.A230])+1)" office:value-type="float" office:value="67">
            <text:p>67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1];6;FIND(&quot;:&quot;;[.F231];1)-FIND(&quot; &quot;;[.F231];1)-1))&gt;VALUE(MID([.F230];6;FIND(&quot;:&quot;;[.F230];1)-FIND(&quot; &quot;;[.F230];1)-1));[.C230];[.C230]+1)" office:value-type="float" office:value="12">
            <text:p>12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group address book to another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1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group address book to another address book</text:p>
          </table:table-cell>
          <table:table-cell table:style-name="ce273" office:value-type="string">
            <text:p>Step 2: Share address book with edit right</text:p>
          </table:table-cell>
          <table:table-cell table:style-name="ce293" office:value-type="string">
            <text:p>Share an address book for some users/groups [ Details ]</text:p>
          </table:table-cell>
          <table:table-cell table:style-name="ce255" office:value-type="string">
            <text:p>This address book will be displayed in shared address book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1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group address book to another address book</text:p>
          </table:table-cell>
          <table:table-cell table:style-name="ce273" office:value-type="string">
            <text:p>Step 3: Show contacts list of group address book</text:p>
          </table:table-cell>
          <table:table-cell table:style-name="ce293" office:value-type="string">
            <text:p>Select a group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1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group address book to another address book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another address book (personal, shared (with/without edit right))</text:p>
          </table:table-cell>
          <table:table-cell table:style-name="ce255" office:value-type="string">
            <text:p>Show message alerts you can'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35];6;FIND(&quot;:&quot;;[.F235];1)-FIND(&quot; &quot;;[.F235];1)-1))&gt;VALUE(MID([.F234];6;FIND(&quot;:&quot;;[.F234];1)-FIND(&quot; &quot;;[.F234];1)-1));&quot;&quot;;MAX([.A$7:.A234])+1)" office:value-type="float" office:value="68">
            <text:p>68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5];6;FIND(&quot;:&quot;;[.F235];1)-FIND(&quot; &quot;;[.F235];1)-1))&gt;VALUE(MID([.F234];6;FIND(&quot;:&quot;;[.F234];1)-FIND(&quot; &quot;;[.F234];1)-1));[.C234];[.C234]+1)" office:value-type="float" office:value="13">
            <text:p>13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another address book to group address book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6];6;FIND(&quot;:&quot;;[.F236];1)-FIND(&quot; &quot;;[.F236];1)-1))&gt;VALUE(MID([.F235];6;FIND(&quot;:&quot;;[.F235];1)-FIND(&quot; &quot;;[.F235];1)-1));[.C235];[.C235]+1)" office:value-type="float" office:value="13">
            <text:p>1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nother address book to group address book</text:p>
          </table:table-cell>
          <table:table-cell table:style-name="ce273" office:value-type="string">
            <text:p>Step 2: Share address book with edit right</text:p>
          </table:table-cell>
          <table:table-cell table:style-name="ce293" office:value-type="string">
            <text:p>Share an address book for some users/groups [ Details ]</text:p>
          </table:table-cell>
          <table:table-cell table:style-name="ce255" office:value-type="string">
            <text:p>This address book will be displayed in shared address book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1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nother address book to group address book</text:p>
          </table:table-cell>
          <table:table-cell table:style-name="ce273" office:value-type="string">
            <text:p>Step 3: Show contacts list </text:p>
          </table:table-cell>
          <table:table-cell table:style-name="ce293" office:value-type="string">
            <text:p>Select an address book (personal, shared (with/without edit right))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1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another address book to group address book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a group address book</text:p>
          </table:table-cell>
          <table:table-cell table:style-name="ce255" office:value-type="string">
            <text:p>Group address book dont flick when drag and drop these contacts above it . The function is Not available in this case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39];6;FIND(&quot;:&quot;;[.F239];1)-FIND(&quot; &quot;;[.F239];1)-1))&gt;VALUE(MID([.F238];6;FIND(&quot;:&quot;;[.F238];1)-FIND(&quot; &quot;;[.F238];1)-1));&quot;&quot;;MAX([.A$7:.A238])+1)" office:value-type="float" office:value="69">
            <text:p>69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39];6;FIND(&quot;:&quot;;[.F239];1)-FIND(&quot; &quot;;[.F239];1)-1))&gt;VALUE(MID([.F238];6;FIND(&quot;:&quot;;[.F238];1)-FIND(&quot; &quot;;[.F238];1)-1));[.C238];[.C238]+1)" office:value-type="float" office:value="14">
            <text:p>14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personal address book to a specific tag in tags lis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0];6;FIND(&quot;:&quot;;[.F240];1)-FIND(&quot; &quot;;[.F240];1)-1))&gt;VALUE(MID([.F239];6;FIND(&quot;:&quot;;[.F239];1)-FIND(&quot; &quot;;[.F239];1)-1));[.C239];[.C239]+1)" office:value-type="float" office:value="14">
            <text:p>1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a specific tag in tags lis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Add new tag [ <text:a xlink:href="#Add_tag">Details</text:a> ]</text:p>
          </table:table-cell>
          <table:table-cell table:style-name="ce255" office:value-type="string">
            <text:p>New added tag is displayed in tags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1];6;FIND(&quot;:&quot;;[.F241];1)-FIND(&quot; &quot;;[.F241];1)-1))&gt;VALUE(MID([.F240];6;FIND(&quot;:&quot;;[.F240];1)-FIND(&quot; &quot;;[.F240];1)-1));[.C240];[.C240]+1)" office:value-type="float" office:value="14">
            <text:p>1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a specific tag in tags list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Select an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2];6;FIND(&quot;:&quot;;[.F242];1)-FIND(&quot; &quot;;[.F242];1)-1))&gt;VALUE(MID([.F241];6;FIND(&quot;:&quot;;[.F241];1)-FIND(&quot; &quot;;[.F241];1)-1));[.C241];[.C241]+1)" office:value-type="float" office:value="14">
            <text:p>1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a specific tag in tags list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a contact from list to a tag in list</text:p>
          </table:table-cell>
          <table:table-cell table:style-name="ce255" office:value-type="string">
            <text:p>- This contact still exist in current address book</text:p>
            <text:p>- This contact is added tag automatica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3];6;FIND(&quot;:&quot;;[.F243];1)-FIND(&quot; &quot;;[.F243];1)-1))&gt;VALUE(MID([.F242];6;FIND(&quot;:&quot;;[.F242];1)-FIND(&quot; &quot;;[.F242];1)-1));&quot;&quot;;MAX([.A$7:.A242])+1)" office:value-type="float" office:value="70">
            <text:p>70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3];6;FIND(&quot;:&quot;;[.F243];1)-FIND(&quot; &quot;;[.F243];1)-1))&gt;VALUE(MID([.F242];6;FIND(&quot;:&quot;;[.F242];1)-FIND(&quot; &quot;;[.F242];1)-1));[.C242];[.C242]+1)" office:value-type="float" office:value="15">
            <text:p>15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personal address book to tags list area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4];6;FIND(&quot;:&quot;;[.F244];1)-FIND(&quot; &quot;;[.F244];1)-1))&gt;VALUE(MID([.F243];6;FIND(&quot;:&quot;;[.F243];1)-FIND(&quot; &quot;;[.F243];1)-1));[.C243];[.C243]+1)" office:value-type="float" office:value="15">
            <text:p>1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tags list area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Add new tag [ <text:a xlink:href="#Add_tag">Details</text:a> ]</text:p>
          </table:table-cell>
          <table:table-cell table:style-name="ce255" office:value-type="string">
            <text:p>New added tag is displayed in tags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5];6;FIND(&quot;:&quot;;[.F245];1)-FIND(&quot; &quot;;[.F245];1)-1))&gt;VALUE(MID([.F244];6;FIND(&quot;:&quot;;[.F244];1)-FIND(&quot; &quot;;[.F244];1)-1));[.C244];[.C244]+1)" office:value-type="float" office:value="15">
            <text:p>1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tags list area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Select an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6];6;FIND(&quot;:&quot;;[.F246];1)-FIND(&quot; &quot;;[.F246];1)-1))&gt;VALUE(MID([.F245];6;FIND(&quot;:&quot;;[.F245];1)-FIND(&quot; &quot;;[.F245];1)-1));[.C245];[.C245]+1)" office:value-type="float" office:value="15">
            <text:p>1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personal address book to tags list area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tag list area</text:p>
          </table:table-cell>
          <table:table-cell table:style-name="ce255" office:value-type="string">
            <text:p>Add/remove tag form is displayed, allow to add new tag or assign existing tag for this contac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47];6;FIND(&quot;:&quot;;[.F247];1)-FIND(&quot; &quot;;[.F247];1)-1))&gt;VALUE(MID([.F246];6;FIND(&quot;:&quot;;[.F246];1)-FIND(&quot; &quot;;[.F246];1)-1));&quot;&quot;;MAX([.A$7:.A246])+1)" office:value-type="float" office:value="71">
            <text:p>71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7];6;FIND(&quot;:&quot;;[.F247];1)-FIND(&quot; &quot;;[.F247];1)-1))&gt;VALUE(MID([.F246];6;FIND(&quot;:&quot;;[.F246];1)-FIND(&quot; &quot;;[.F246];1)-1));[.C246];[.C246]+1)" office:value-type="float" office:value="16">
            <text:p>16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shared address book with edit right to specific tags</text:p>
          </table:table-cell>
          <table:table-cell table:style-name="ce273" office:value-type="string">
            <text:p>Step 1: Share address book </text:p>
          </table:table-cell>
          <table:table-cell table:style-name="ce29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8];6;FIND(&quot;:&quot;;[.F248];1)-FIND(&quot; &quot;;[.F248];1)-1))&gt;VALUE(MID([.F247];6;FIND(&quot;:&quot;;[.F247];1)-FIND(&quot; &quot;;[.F247];1)-1));[.C247];[.C247]+1)" office:value-type="float" office:value="16">
            <text:p>1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specific tags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Create new tag from Manage Tags pane</text:p>
          </table:table-cell>
          <table:table-cell table:style-name="ce255" office:value-type="string">
            <text:p>New added tag is displayed in tags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49];6;FIND(&quot;:&quot;;[.F249];1)-FIND(&quot; &quot;;[.F249];1)-1))&gt;VALUE(MID([.F248];6;FIND(&quot;:&quot;;[.F248];1)-FIND(&quot; &quot;;[.F248];1)-1));[.C248];[.C248]+1)" office:value-type="float" office:value="16">
            <text:p>1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specific tags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0];6;FIND(&quot;:&quot;;[.F250];1)-FIND(&quot; &quot;;[.F250];1)-1))&gt;VALUE(MID([.F249];6;FIND(&quot;:&quot;;[.F249];1)-FIND(&quot; &quot;;[.F249];1)-1));[.C249];[.C249]+1)" office:value-type="float" office:value="16">
            <text:p>1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specific tags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added tag</text:p>
          </table:table-cell>
          <table:table-cell table:style-name="ce255" office:value-type="string">
            <text:p>Those contacts are added to that tag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51];6;FIND(&quot;:&quot;;[.F251];1)-FIND(&quot; &quot;;[.F251];1)-1))&gt;VALUE(MID([.F250];6;FIND(&quot;:&quot;;[.F250];1)-FIND(&quot; &quot;;[.F250];1)-1));&quot;&quot;;MAX([.A$7:.A250])+1)" office:value-type="float" office:value="72">
            <text:p>72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1];6;FIND(&quot;:&quot;;[.F251];1)-FIND(&quot; &quot;;[.F251];1)-1))&gt;VALUE(MID([.F250];6;FIND(&quot;:&quot;;[.F250];1)-FIND(&quot; &quot;;[.F250];1)-1));[.C250];[.C250]+1)" office:value-type="float" office:value="17">
            <text:p>17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shared address book with edit right to tags list area</text:p>
          </table:table-cell>
          <table:table-cell table:style-name="ce273" office:value-type="string">
            <text:p>Step 1: Share address book </text:p>
          </table:table-cell>
          <table:table-cell table:style-name="ce29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2];6;FIND(&quot;:&quot;;[.F252];1)-FIND(&quot; &quot;;[.F252];1)-1))&gt;VALUE(MID([.F251];6;FIND(&quot;:&quot;;[.F251];1)-FIND(&quot; &quot;;[.F251];1)-1));[.C251];[.C251]+1)" office:value-type="float" office:value="17">
            <text:p>1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tags list area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Create new tag [ <text:a xlink:href="#Add_tag">Details</text:a> ]</text:p>
          </table:table-cell>
          <table:table-cell table:style-name="ce255" office:value-type="string">
            <text:p>New added tag is displayed in tags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3];6;FIND(&quot;:&quot;;[.F253];1)-FIND(&quot; &quot;;[.F253];1)-1))&gt;VALUE(MID([.F252];6;FIND(&quot;:&quot;;[.F252];1)-FIND(&quot; &quot;;[.F252];1)-1));[.C252];[.C252]+1)" office:value-type="float" office:value="17">
            <text:p>1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tags list area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4];6;FIND(&quot;:&quot;;[.F254];1)-FIND(&quot; &quot;;[.F254];1)-1))&gt;VALUE(MID([.F253];6;FIND(&quot;:&quot;;[.F253];1)-FIND(&quot; &quot;;[.F253];1)-1));[.C253];[.C253]+1)" office:value-type="float" office:value="17">
            <text:p>1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 edit right to tags list area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tag list area</text:p>
          </table:table-cell>
          <table:table-cell table:style-name="ce255" office:value-type="string">
            <text:p>Add/remove tag form is displayed, allow to add new tag or assign existing tag for this contac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55];6;FIND(&quot;:&quot;;[.F255];1)-FIND(&quot; &quot;;[.F255];1)-1))&gt;VALUE(MID([.F254];6;FIND(&quot;:&quot;;[.F254];1)-FIND(&quot; &quot;;[.F254];1)-1));&quot;&quot;;MAX([.A$7:.A254])+1)" office:value-type="float" office:value="73">
            <text:p>73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5];6;FIND(&quot;:&quot;;[.F255];1)-FIND(&quot; &quot;;[.F255];1)-1))&gt;VALUE(MID([.F254];6;FIND(&quot;:&quot;;[.F254];1)-FIND(&quot; &quot;;[.F254];1)-1));[.C254];[.C254]+1)" office:value-type="float" office:value="18">
            <text:p>18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shared address book without edit right to specific tags</text:p>
          </table:table-cell>
          <table:table-cell table:style-name="ce273" office:value-type="string">
            <text:p>Step 1: Share address book </text:p>
          </table:table-cell>
          <table:table-cell table:style-name="ce292" office:value-type="string">
            <text:p>- Create new address book, contact [ <text:a xlink:href="#Add_contact">Details</text:a> ]</text:p>
            <text:p>- Share added address book for an user without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6];6;FIND(&quot;:&quot;;[.F256];1)-FIND(&quot; &quot;;[.F256];1)-1))&gt;VALUE(MID([.F255];6;FIND(&quot;:&quot;;[.F255];1)-FIND(&quot; &quot;;[.F255];1)-1));[.C255];[.C255]+1)" office:value-type="float" office:value="18">
            <text:p>1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specific tags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Create new tag [ <text:a xlink:href="#Add_tag">Details</text:a> ]</text:p>
          </table:table-cell>
          <table:table-cell table:style-name="ce255" office:value-type="string">
            <text:p>New added tag is displayed in tags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7];6;FIND(&quot;:&quot;;[.F257];1)-FIND(&quot; &quot;;[.F257];1)-1))&gt;VALUE(MID([.F256];6;FIND(&quot;:&quot;;[.F256];1)-FIND(&quot; &quot;;[.F256];1)-1));[.C256];[.C256]+1)" office:value-type="float" office:value="18">
            <text:p>1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specific tags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8];6;FIND(&quot;:&quot;;[.F258];1)-FIND(&quot; &quot;;[.F258];1)-1))&gt;VALUE(MID([.F257];6;FIND(&quot;:&quot;;[.F257];1)-FIND(&quot; &quot;;[.F257];1)-1));[.C257];[.C257]+1)" office:value-type="float" office:value="18">
            <text:p>1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specific tags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added tag</text:p>
          </table:table-cell>
          <table:table-cell table:style-name="ce255" office:value-type="string">
            <text:p>These contacts are added into this tag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59];6;FIND(&quot;:&quot;;[.F259];1)-FIND(&quot; &quot;;[.F259];1)-1))&gt;VALUE(MID([.F258];6;FIND(&quot;:&quot;;[.F258];1)-FIND(&quot; &quot;;[.F258];1)-1));&quot;&quot;;MAX([.A$7:.A258])+1)" office:value-type="float" office:value="74">
            <text:p>74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59];6;FIND(&quot;:&quot;;[.F259];1)-FIND(&quot; &quot;;[.F259];1)-1))&gt;VALUE(MID([.F258];6;FIND(&quot;:&quot;;[.F258];1)-FIND(&quot; &quot;;[.F258];1)-1));[.C258];[.C258]+1)" office:value-type="float" office:value="19">
            <text:p>19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from shared address book without edit right to tags list area</text:p>
          </table:table-cell>
          <table:table-cell table:style-name="ce273" office:value-type="string">
            <text:p>Step 1: Share address book </text:p>
          </table:table-cell>
          <table:table-cell table:style-name="ce292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0];6;FIND(&quot;:&quot;;[.F260];1)-FIND(&quot; &quot;;[.F260];1)-1))&gt;VALUE(MID([.F259];6;FIND(&quot;:&quot;;[.F259];1)-FIND(&quot; &quot;;[.F259];1)-1));[.C259];[.C259]+1)" office:value-type="float" office:value="19">
            <text:p>1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tags list area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Create new tag [ <text:a xlink:href="#Add_tag">Details</text:a> ]</text:p>
          </table:table-cell>
          <table:table-cell table:style-name="ce255" office:value-type="string">
            <text:p>New added tag is displayed in tags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1];6;FIND(&quot;:&quot;;[.F261];1)-FIND(&quot; &quot;;[.F261];1)-1))&gt;VALUE(MID([.F260];6;FIND(&quot;:&quot;;[.F260];1)-FIND(&quot; &quot;;[.F260];1)-1));[.C260];[.C260]+1)" office:value-type="float" office:value="19">
            <text:p>1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tags list area</text:p>
          </table:table-cell>
          <table:table-cell table:style-name="ce273" office:value-type="string">
            <text:p>Step 3: Show contacts list</text:p>
          </table:table-cell>
          <table:table-cell table:style-name="ce293" office:value-type="string">
            <text:p>Select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2];6;FIND(&quot;:&quot;;[.F262];1)-FIND(&quot; &quot;;[.F262];1)-1))&gt;VALUE(MID([.F261];6;FIND(&quot;:&quot;;[.F261];1)-FIND(&quot; &quot;;[.F261];1)-1));[.C261];[.C261]+1)" office:value-type="float" office:value="19">
            <text:p>1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from shared address book without edit right to tags list area</text:p>
          </table:table-cell>
          <table:table-cell table:style-name="ce273" office:value-type="string">
            <text:p>Step 4: Drag and drop contacts</text:p>
          </table:table-cell>
          <table:table-cell table:style-name="ce293" office:value-type="string">
            <text:p>Drag and drop contacts from list to tag list area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63];6;FIND(&quot;:&quot;;[.F263];1)-FIND(&quot; &quot;;[.F263];1)-1))&gt;VALUE(MID([.F262];6;FIND(&quot;:&quot;;[.F262];1)-FIND(&quot; &quot;;[.F262];1)-1));&quot;&quot;;MAX([.A$7:.A262])+1)" office:value-type="float" office:value="75">
            <text:p>75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3];6;FIND(&quot;:&quot;;[.F263];1)-FIND(&quot; &quot;;[.F263];1)-1))&gt;VALUE(MID([.F262];6;FIND(&quot;:&quot;;[.F262];1)-FIND(&quot; &quot;;[.F262];1)-1));[.C262];[.C262]+1)" office:value-type="float" office:value="20">
            <text:p>20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from specific tag to another personal address book</text:p>
          </table:table-cell>
          <table:table-cell table:style-name="ce273" office:value-type="string">
            <text:p>Step 1: Add tag for contact</text:p>
          </table:table-cell>
          <table:table-cell table:style-name="ce293" office:value-type="string">
            <text:p>- Create address book, contact </text:p>
            <text:p>[ <text:a xlink:href="#Add_contact">Details</text:a> ]</text:p>
            <text:p>- Add tag for added contact</text:p>
            <text:p>[ <text:a xlink:href="#Add_tag">Details</text:a> ]</text:p>
          </table:table-cell>
          <table:table-cell table:style-name="ce255" office:value-type="string">
            <text:p>Create address book, contact and 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4];6;FIND(&quot;:&quot;;[.F264];1)-FIND(&quot; &quot;;[.F264];1)-1))&gt;VALUE(MID([.F263];6;FIND(&quot;:&quot;;[.F263];1)-FIND(&quot; &quot;;[.F263];1)-1));[.C263];[.C263]+1)" office:value-type="float" office:value="20">
            <text:p>2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another personal address book</text:p>
          </table:table-cell>
          <table:table-cell table:style-name="ce273" office:value-type="string">
            <text:p>Step 2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5];6;FIND(&quot;:&quot;;[.F265];1)-FIND(&quot; &quot;;[.F265];1)-1))&gt;VALUE(MID([.F264];6;FIND(&quot;:&quot;;[.F264];1)-FIND(&quot; &quot;;[.F264];1)-1));[.C264];[.C264]+1)" office:value-type="float" office:value="20">
            <text:p>2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another personal address book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s from list to another personal address book</text:p>
          </table:table-cell>
          <table:table-cell table:style-name="ce255" office:value-type="string">
            <text:p>- Information about those contact's address book is updated in list</text:p>
            <text:p>- Those contacts are moved from old to new perso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66];6;FIND(&quot;:&quot;;[.F266];1)-FIND(&quot; &quot;;[.F266];1)-1))&gt;VALUE(MID([.F265];6;FIND(&quot;:&quot;;[.F265];1)-FIND(&quot; &quot;;[.F265];1)-1));&quot;&quot;;MAX([.A$7:.A265])+1)" office:value-type="float" office:value="76">
            <text:p>76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6];6;FIND(&quot;:&quot;;[.F266];1)-FIND(&quot; &quot;;[.F266];1)-1))&gt;VALUE(MID([.F265];6;FIND(&quot;:&quot;;[.F265];1)-FIND(&quot; &quot;;[.F265];1)-1));[.C265];[.C265]+1)" office:value-type="float" office:value="21">
            <text:p>21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from specific tag to shared address book with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7];6;FIND(&quot;:&quot;;[.F267];1)-FIND(&quot; &quot;;[.F267];1)-1))&gt;VALUE(MID([.F266];6;FIND(&quot;:&quot;;[.F266];1)-FIND(&quot; &quot;;[.F266];1)-1));[.C266];[.C266]+1)" office:value-type="float" office:value="21">
            <text:p>2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 edit righ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8];6;FIND(&quot;:&quot;;[.F268];1)-FIND(&quot; &quot;;[.F268];1)-1))&gt;VALUE(MID([.F267];6;FIND(&quot;:&quot;;[.F267];1)-FIND(&quot; &quot;;[.F267];1)-1));[.C267];[.C267]+1)" office:value-type="float" office:value="21">
            <text:p>2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 edit right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69];6;FIND(&quot;:&quot;;[.F269];1)-FIND(&quot; &quot;;[.F269];1)-1))&gt;VALUE(MID([.F268];6;FIND(&quot;:&quot;;[.F268];1)-FIND(&quot; &quot;;[.F268];1)-1));[.C268];[.C268]+1)" office:value-type="float" office:value="21">
            <text:p>2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shared address book</text:p>
          </table:table-cell>
          <table:table-cell table:style-name="ce255" office:value-type="string">
            <text:p>- Information about those contact's address book is updated in list</text:p>
            <text:p>- Those contacts are moved to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70];6;FIND(&quot;:&quot;;[.F270];1)-FIND(&quot; &quot;;[.F270];1)-1))&gt;VALUE(MID([.F269];6;FIND(&quot;:&quot;;[.F269];1)-FIND(&quot; &quot;;[.F269];1)-1));&quot;&quot;;MAX([.A$7:.A269])+1)" office:value-type="float" office:value="77">
            <text:p>77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0];6;FIND(&quot;:&quot;;[.F270];1)-FIND(&quot; &quot;;[.F270];1)-1))&gt;VALUE(MID([.F269];6;FIND(&quot;:&quot;;[.F269];1)-FIND(&quot; &quot;;[.F269];1)-1));[.C269];[.C269]+1)" office:value-type="float" office:value="22">
            <text:p>22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from specific tag to shared address book without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1];6;FIND(&quot;:&quot;;[.F271];1)-FIND(&quot; &quot;;[.F271];1)-1))&gt;VALUE(MID([.F270];6;FIND(&quot;:&quot;;[.F270];1)-FIND(&quot; &quot;;[.F270];1)-1));[.C270];[.C270]+1)" office:value-type="float" office:value="22">
            <text:p>2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out edit righ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2];6;FIND(&quot;:&quot;;[.F272];1)-FIND(&quot; &quot;;[.F272];1)-1))&gt;VALUE(MID([.F271];6;FIND(&quot;:&quot;;[.F271];1)-FIND(&quot; &quot;;[.F271];1)-1));[.C271];[.C271]+1)" office:value-type="float" office:value="22">
            <text:p>2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out edit right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3];6;FIND(&quot;:&quot;;[.F273];1)-FIND(&quot; &quot;;[.F273];1)-1))&gt;VALUE(MID([.F272];6;FIND(&quot;:&quot;;[.F272];1)-FIND(&quot; &quot;;[.F272];1)-1));[.C272];[.C272]+1)" office:value-type="float" office:value="22">
            <text:p>2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shared address book without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shared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74];6;FIND(&quot;:&quot;;[.F274];1)-FIND(&quot; &quot;;[.F274];1)-1))&gt;VALUE(MID([.F273];6;FIND(&quot;:&quot;;[.F273];1)-FIND(&quot; &quot;;[.F273];1)-1));&quot;&quot;;MAX([.A$7:.A273])+1)" office:value-type="float" office:value="78">
            <text:p>78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4];6;FIND(&quot;:&quot;;[.F274];1)-FIND(&quot; &quot;;[.F274];1)-1))&gt;VALUE(MID([.F273];6;FIND(&quot;:&quot;;[.F273];1)-FIND(&quot; &quot;;[.F273];1)-1));[.C273];[.C273]+1)" office:value-type="float" office:value="23">
            <text:p>23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from specific tag to group address book</text:p>
          </table:table-cell>
          <table:table-cell table:style-name="ce273" office:value-type="string">
            <text:p>Step 1: Add tag for contact</text:p>
          </table:table-cell>
          <table:table-cell table:style-name="ce293" office:value-type="string">
            <text:p>- Create address book, contact</text:p>
            <text:p>- Add tag for added contact</text:p>
            <text:p><text:s/>[ <text:a xlink:href="#Add_tag_forcontact">Details</text:a> ]</text:p>
          </table:table-cell>
          <table:table-cell table:style-name="ce255" office:value-type="string">
            <text:p>Create address book, contact and 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75];6;FIND(&quot;:&quot;;[.F275];1)-FIND(&quot; &quot;;[.F275];1)-1))&gt;VALUE(MID([.F274];6;FIND(&quot;:&quot;;[.F274];1)-FIND(&quot; &quot;;[.F274];1)-1));&quot;&quot;;MAX([.A$7:.A27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5];6;FIND(&quot;:&quot;;[.F275];1)-FIND(&quot; &quot;;[.F275];1)-1))&gt;VALUE(MID([.F274];6;FIND(&quot;:&quot;;[.F274];1)-FIND(&quot; &quot;;[.F274];1)-1));[.C274];[.C274]+1)" office:value-type="float" office:value="23">
            <text:p>2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group address book</text:p>
          </table:table-cell>
          <table:table-cell table:style-name="ce273" office:value-type="string">
            <text:p>Step 2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6];6;FIND(&quot;:&quot;;[.F276];1)-FIND(&quot; &quot;;[.F276];1)-1))&gt;VALUE(MID([.F275];6;FIND(&quot;:&quot;;[.F275];1)-FIND(&quot; &quot;;[.F275];1)-1));[.C275];[.C275]+1)" office:value-type="float" office:value="23">
            <text:p>2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from specific tag to group address book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s from list to a group address book</text:p>
          </table:table-cell>
          <table:table-cell table:style-name="ce255" office:value-type="string">
            <text:p>This function is not available.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77];6;FIND(&quot;:&quot;;[.F277];1)-FIND(&quot; &quot;;[.F277];1)-1))&gt;VALUE(MID([.F276];6;FIND(&quot;:&quot;;[.F276];1)-FIND(&quot; &quot;;[.F276];1)-1));&quot;&quot;;MAX([.A$7:.A276])+1)" office:value-type="float" office:value="79">
            <text:p>79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7];6;FIND(&quot;:&quot;;[.F277];1)-FIND(&quot; &quot;;[.F277];1)-1))&gt;VALUE(MID([.F276];6;FIND(&quot;:&quot;;[.F276];1)-FIND(&quot; &quot;;[.F276];1)-1));[.C276];[.C276]+1)" office:value-type="float" office:value="24">
            <text:p>24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shared address book with edit right from specific tag to personal address book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78];6;FIND(&quot;:&quot;;[.F278];1)-FIND(&quot; &quot;;[.F278];1)-1))&gt;VALUE(MID([.F277];6;FIND(&quot;:&quot;;[.F277];1)-FIND(&quot; &quot;;[.F277];1)-1));&quot;&quot;;MAX([.A$7:.A27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8];6;FIND(&quot;:&quot;;[.F278];1)-FIND(&quot; &quot;;[.F278];1)-1))&gt;VALUE(MID([.F277];6;FIND(&quot;:&quot;;[.F277];1)-FIND(&quot; &quot;;[.F277];1)-1));[.C277];[.C277]+1)" office:value-type="float" office:value="24">
            <text:p>2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personal address book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Add tag for contacts of shared address book <text:s/>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79];6;FIND(&quot;:&quot;;[.F279];1)-FIND(&quot; &quot;;[.F279];1)-1))&gt;VALUE(MID([.F278];6;FIND(&quot;:&quot;;[.F278];1)-FIND(&quot; &quot;;[.F278];1)-1));&quot;&quot;;MAX([.A$7:.A27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79];6;FIND(&quot;:&quot;;[.F279];1)-FIND(&quot; &quot;;[.F279];1)-1))&gt;VALUE(MID([.F278];6;FIND(&quot;:&quot;;[.F278];1)-FIND(&quot; &quot;;[.F278];1)-1));[.C278];[.C278]+1)" office:value-type="float" office:value="24">
            <text:p>2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personal address book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80];6;FIND(&quot;:&quot;;[.F280];1)-FIND(&quot; &quot;;[.F280];1)-1))&gt;VALUE(MID([.F279];6;FIND(&quot;:&quot;;[.F279];1)-FIND(&quot; &quot;;[.F279];1)-1));&quot;&quot;;MAX([.A$7:.A27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0];6;FIND(&quot;:&quot;;[.F280];1)-FIND(&quot; &quot;;[.F280];1)-1))&gt;VALUE(MID([.F279];6;FIND(&quot;:&quot;;[.F279];1)-FIND(&quot; &quot;;[.F279];1)-1));[.C279];[.C279]+1)" office:value-type="float" office:value="24">
            <text:p>2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personal address book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personal address book</text:p>
          </table:table-cell>
          <table:table-cell table:style-name="ce255" office:value-type="string">
            <text:p>- Those contacts are moved to personal address book</text:p>
            <text:p>- Information about their address book are updat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81];6;FIND(&quot;:&quot;;[.F281];1)-FIND(&quot; &quot;;[.F281];1)-1))&gt;VALUE(MID([.F280];6;FIND(&quot;:&quot;;[.F280];1)-FIND(&quot; &quot;;[.F280];1)-1));&quot;&quot;;MAX([.A$7:.A280])+1)" office:value-type="float" office:value="80">
            <text:p>80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1];6;FIND(&quot;:&quot;;[.F281];1)-FIND(&quot; &quot;;[.F281];1)-1))&gt;VALUE(MID([.F280];6;FIND(&quot;:&quot;;[.F280];1)-FIND(&quot; &quot;;[.F280];1)-1));[.C280];[.C280]+1)" office:value-type="float" office:value="25">
            <text:p>25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shared address book without edit right from specific tag to personal address book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82];6;FIND(&quot;:&quot;;[.F282];1)-FIND(&quot; &quot;;[.F282];1)-1))&gt;VALUE(MID([.F281];6;FIND(&quot;:&quot;;[.F281];1)-FIND(&quot; &quot;;[.F281];1)-1));&quot;&quot;;MAX([.A$7:.A28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2];6;FIND(&quot;:&quot;;[.F282];1)-FIND(&quot; &quot;;[.F282];1)-1))&gt;VALUE(MID([.F281];6;FIND(&quot;:&quot;;[.F281];1)-FIND(&quot; &quot;;[.F281];1)-1));[.C281];[.C281]+1)" office:value-type="float" office:value="25">
            <text:p>2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personal address book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Add tag for contacts of shared address book 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83];6;FIND(&quot;:&quot;;[.F283];1)-FIND(&quot; &quot;;[.F283];1)-1))&gt;VALUE(MID([.F282];6;FIND(&quot;:&quot;;[.F282];1)-FIND(&quot; &quot;;[.F282];1)-1));&quot;&quot;;MAX([.A$7:.A28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3];6;FIND(&quot;:&quot;;[.F283];1)-FIND(&quot; &quot;;[.F283];1)-1))&gt;VALUE(MID([.F282];6;FIND(&quot;:&quot;;[.F282];1)-FIND(&quot; &quot;;[.F282];1)-1));[.C282];[.C282]+1)" office:value-type="float" office:value="25">
            <text:p>2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personal address book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284];6;FIND(&quot;:&quot;;[.F284];1)-FIND(&quot; &quot;;[.F284];1)-1))&gt;VALUE(MID([.F283];6;FIND(&quot;:&quot;;[.F283];1)-FIND(&quot; &quot;;[.F283];1)-1));&quot;&quot;;MAX([.A$7:.A28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4];6;FIND(&quot;:&quot;;[.F284];1)-FIND(&quot; &quot;;[.F284];1)-1))&gt;VALUE(MID([.F283];6;FIND(&quot;:&quot;;[.F283];1)-FIND(&quot; &quot;;[.F283];1)-1));[.C283];[.C283]+1)" office:value-type="float" office:value="25">
            <text:p>2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personal address book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personal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285];6;FIND(&quot;:&quot;;[.F285];1)-FIND(&quot; &quot;;[.F285];1)-1))&gt;VALUE(MID([.F284];6;FIND(&quot;:&quot;;[.F284];1)-FIND(&quot; &quot;;[.F284];1)-1));&quot;&quot;;MAX([.A$7:.A284])+1)" office:value-type="float" office:value="81">
            <text:p>81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5];6;FIND(&quot;:&quot;;[.F285];1)-FIND(&quot; &quot;;[.F285];1)-1))&gt;VALUE(MID([.F284];6;FIND(&quot;:&quot;;[.F284];1)-FIND(&quot; &quot;;[.F284];1)-1));[.C284];[.C284]+1)" office:value-type="float" office:value="26">
            <text:p>26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shared address book with edit right from specific tag to another shared address book with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2 new address books, contacts</text:p>
            <text:p>- Share added address books for an user with edit right on both </text:p>
            <text:p>[ <text:a xlink:href="#Share_address_touser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86];6;FIND(&quot;:&quot;;[.F286];1)-FIND(&quot; &quot;;[.F286];1)-1))&gt;VALUE(MID([.F285];6;FIND(&quot;:&quot;;[.F285];1)-FIND(&quot; &quot;;[.F285];1)-1));&quot;&quot;;MAX([.A$7:.A28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6];6;FIND(&quot;:&quot;;[.F286];1)-FIND(&quot; &quot;;[.F286];1)-1))&gt;VALUE(MID([.F285];6;FIND(&quot;:&quot;;[.F285];1)-FIND(&quot; &quot;;[.F285];1)-1));[.C285];[.C285]+1)" office:value-type="float" office:value="26">
            <text:p>2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 edit righ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Add tag for contacts of one shared address book 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87];6;FIND(&quot;:&quot;;[.F287];1)-FIND(&quot; &quot;;[.F287];1)-1))&gt;VALUE(MID([.F286];6;FIND(&quot;:&quot;;[.F286];1)-FIND(&quot; &quot;;[.F286];1)-1));&quot;&quot;;MAX([.A$7:.A28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7];6;FIND(&quot;:&quot;;[.F287];1)-FIND(&quot; &quot;;[.F287];1)-1))&gt;VALUE(MID([.F286];6;FIND(&quot;:&quot;;[.F286];1)-FIND(&quot; &quot;;[.F286];1)-1));[.C286];[.C286]+1)" office:value-type="float" office:value="26">
            <text:p>2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 edit right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88];6;FIND(&quot;:&quot;;[.F288];1)-FIND(&quot; &quot;;[.F288];1)-1))&gt;VALUE(MID([.F287];6;FIND(&quot;:&quot;;[.F287];1)-FIND(&quot; &quot;;[.F287];1)-1));&quot;&quot;;MAX([.A$7:.A28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8];6;FIND(&quot;:&quot;;[.F288];1)-FIND(&quot; &quot;;[.F288];1)-1))&gt;VALUE(MID([.F287];6;FIND(&quot;:&quot;;[.F287];1)-FIND(&quot; &quot;;[.F287];1)-1));[.C287];[.C287]+1)" office:value-type="float" office:value="26">
            <text:p>2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another address book</text:p>
          </table:table-cell>
          <table:table-cell table:style-name="ce255" office:value-type="string">
            <text:p>- Those contacts are moved to new shared address book</text:p>
            <text:p>- Information about their address book are updat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289];6;FIND(&quot;:&quot;;[.F289];1)-FIND(&quot; &quot;;[.F289];1)-1))&gt;VALUE(MID([.F288];6;FIND(&quot;:&quot;;[.F288];1)-FIND(&quot; &quot;;[.F288];1)-1));&quot;&quot;;MAX([.A$7:.A288])+1)" office:value-type="float" office:value="82">
            <text:p>82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89];6;FIND(&quot;:&quot;;[.F289];1)-FIND(&quot; &quot;;[.F289];1)-1))&gt;VALUE(MID([.F288];6;FIND(&quot;:&quot;;[.F288];1)-FIND(&quot; &quot;;[.F288];1)-1));[.C288];[.C288]+1)" office:value-type="float" office:value="27">
            <text:p>27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shared address book with edit right from specific tag to another shared address book without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2 new address books, contacts</text:p>
            <text:p>- Share added address books for an user with edit right on both</text:p>
            <text:p>[ <text:a xlink:href="#Add_tag_forcontact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0];6;FIND(&quot;:&quot;;[.F290];1)-FIND(&quot; &quot;;[.F290];1)-1))&gt;VALUE(MID([.F289];6;FIND(&quot;:&quot;;[.F289];1)-FIND(&quot; &quot;;[.F289];1)-1));&quot;&quot;;MAX([.A$7:.A28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0];6;FIND(&quot;:&quot;;[.F290];1)-FIND(&quot; &quot;;[.F290];1)-1))&gt;VALUE(MID([.F289];6;FIND(&quot;:&quot;;[.F289];1)-FIND(&quot; &quot;;[.F289];1)-1));[.C289];[.C289]+1)" office:value-type="float" office:value="27">
            <text:p>2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out edit righ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Add tag for contacts of one shared address book with edit right [ Details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1];6;FIND(&quot;:&quot;;[.F291];1)-FIND(&quot; &quot;;[.F291];1)-1))&gt;VALUE(MID([.F290];6;FIND(&quot;:&quot;;[.F290];1)-FIND(&quot; &quot;;[.F290];1)-1));&quot;&quot;;MAX([.A$7:.A29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1];6;FIND(&quot;:&quot;;[.F291];1)-FIND(&quot; &quot;;[.F291];1)-1))&gt;VALUE(MID([.F290];6;FIND(&quot;:&quot;;[.F290];1)-FIND(&quot; &quot;;[.F290];1)-1));[.C290];[.C290]+1)" office:value-type="float" office:value="27">
            <text:p>2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out edit right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2];6;FIND(&quot;:&quot;;[.F292];1)-FIND(&quot; &quot;;[.F292];1)-1))&gt;VALUE(MID([.F291];6;FIND(&quot;:&quot;;[.F291];1)-FIND(&quot; &quot;;[.F291];1)-1));&quot;&quot;;MAX([.A$7:.A29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2];6;FIND(&quot;:&quot;;[.F292];1)-FIND(&quot; &quot;;[.F292];1)-1))&gt;VALUE(MID([.F291];6;FIND(&quot;:&quot;;[.F291];1)-FIND(&quot; &quot;;[.F291];1)-1));[.C291];[.C291]+1)" office:value-type="float" office:value="27">
            <text:p>2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 edit right from specific tag to another shared address book without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another address book without edit right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293];6;FIND(&quot;:&quot;;[.F293];1)-FIND(&quot; &quot;;[.F293];1)-1))&gt;VALUE(MID([.F292];6;FIND(&quot;:&quot;;[.F292];1)-FIND(&quot; &quot;;[.F292];1)-1));&quot;&quot;;MAX([.A$7:.A292])+1)" office:value-type="float" office:value="83">
            <text:p>83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3];6;FIND(&quot;:&quot;;[.F293];1)-FIND(&quot; &quot;;[.F293];1)-1))&gt;VALUE(MID([.F292];6;FIND(&quot;:&quot;;[.F292];1)-FIND(&quot; &quot;;[.F292];1)-1));[.C292];[.C292]+1)" office:value-type="float" office:value="28">
            <text:p>28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shared address book without edit right from specific tag to another shared address book with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2 new address books, contacts</text:p>
            <text:p>- Share added address books for an user: one with edit right, one without edit right [ <text:a xlink:href="#Add_tag_forcontact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4];6;FIND(&quot;:&quot;;[.F294];1)-FIND(&quot; &quot;;[.F294];1)-1))&gt;VALUE(MID([.F293];6;FIND(&quot;:&quot;;[.F293];1)-FIND(&quot; &quot;;[.F293];1)-1));&quot;&quot;;MAX([.A$7:.A29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4];6;FIND(&quot;:&quot;;[.F294];1)-FIND(&quot; &quot;;[.F294];1)-1))&gt;VALUE(MID([.F293];6;FIND(&quot;:&quot;;[.F293];1)-FIND(&quot; &quot;;[.F293];1)-1));[.C293];[.C293]+1)" office:value-type="float" office:value="28">
            <text:p>2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 edit righ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Add tag for contacts of one shared address book without edit right [ Details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5];6;FIND(&quot;:&quot;;[.F295];1)-FIND(&quot; &quot;;[.F295];1)-1))&gt;VALUE(MID([.F294];6;FIND(&quot;:&quot;;[.F294];1)-FIND(&quot; &quot;;[.F294];1)-1));&quot;&quot;;MAX([.A$7:.A29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5];6;FIND(&quot;:&quot;;[.F295];1)-FIND(&quot; &quot;;[.F295];1)-1))&gt;VALUE(MID([.F294];6;FIND(&quot;:&quot;;[.F294];1)-FIND(&quot; &quot;;[.F294];1)-1));[.C294];[.C294]+1)" office:value-type="float" office:value="28">
            <text:p>2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 edit right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6];6;FIND(&quot;:&quot;;[.F296];1)-FIND(&quot; &quot;;[.F296];1)-1))&gt;VALUE(MID([.F295];6;FIND(&quot;:&quot;;[.F295];1)-FIND(&quot; &quot;;[.F295];1)-1));&quot;&quot;;MAX([.A$7:.A29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6];6;FIND(&quot;:&quot;;[.F296];1)-FIND(&quot; &quot;;[.F296];1)-1))&gt;VALUE(MID([.F295];6;FIND(&quot;:&quot;;[.F295];1)-FIND(&quot; &quot;;[.F295];1)-1));[.C295];[.C295]+1)" office:value-type="float" office:value="28">
            <text:p>2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another address book with edit right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297];6;FIND(&quot;:&quot;;[.F297];1)-FIND(&quot; &quot;;[.F297];1)-1))&gt;VALUE(MID([.F296];6;FIND(&quot;:&quot;;[.F296];1)-FIND(&quot; &quot;;[.F296];1)-1));&quot;&quot;;MAX([.A$7:.A296])+1)" office:value-type="float" office:value="84">
            <text:p>84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7];6;FIND(&quot;:&quot;;[.F297];1)-FIND(&quot; &quot;;[.F297];1)-1))&gt;VALUE(MID([.F296];6;FIND(&quot;:&quot;;[.F296];1)-FIND(&quot; &quot;;[.F296];1)-1));[.C296];[.C296]+1)" office:value-type="float" office:value="29">
            <text:p>29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shared address book without edit right from specific tag to another shared address book without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- Create 2 new address books, contacts</text:p>
            <text:p>- Share added address books for an user without edit right on both </text:p>
            <text:p>[ <text:a xlink:href="#Add_tag_forcontact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8];6;FIND(&quot;:&quot;;[.F298];1)-FIND(&quot; &quot;;[.F298];1)-1))&gt;VALUE(MID([.F297];6;FIND(&quot;:&quot;;[.F297];1)-FIND(&quot; &quot;;[.F297];1)-1));&quot;&quot;;MAX([.A$7:.A29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8];6;FIND(&quot;:&quot;;[.F298];1)-FIND(&quot; &quot;;[.F298];1)-1))&gt;VALUE(MID([.F297];6;FIND(&quot;:&quot;;[.F297];1)-FIND(&quot; &quot;;[.F297];1)-1));[.C297];[.C297]+1)" office:value-type="float" office:value="29">
            <text:p>2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out edit right</text:p>
          </table:table-cell>
          <table:table-cell table:style-name="ce273" office:value-type="string">
            <text:p>Step 2: Add tag</text:p>
          </table:table-cell>
          <table:table-cell table:style-name="ce293" office:value-type="string">
            <text:p>- Login by shared user</text:p>
            <text:p>- Add tag for contacts of one shared address book</text:p>
            <text:p>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299];6;FIND(&quot;:&quot;;[.F299];1)-FIND(&quot; &quot;;[.F299];1)-1))&gt;VALUE(MID([.F298];6;FIND(&quot;:&quot;;[.F298];1)-FIND(&quot; &quot;;[.F298];1)-1));&quot;&quot;;MAX([.A$7:.A29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299];6;FIND(&quot;:&quot;;[.F299];1)-FIND(&quot; &quot;;[.F299];1)-1))&gt;VALUE(MID([.F298];6;FIND(&quot;:&quot;;[.F298];1)-FIND(&quot; &quot;;[.F298];1)-1));[.C298];[.C298]+1)" office:value-type="float" office:value="29">
            <text:p>2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out edit right</text:p>
          </table:table-cell>
          <table:table-cell table:style-name="ce273" office:value-type="string">
            <text:p>Step 3: Show contacts list of added tag</text:p>
          </table:table-cell>
          <table:table-cell table:style-name="ce293" office:value-type="string">
            <text:p>Select added tag from manage tag pane</text:p>
          </table:table-cell>
          <table:table-cell table:style-name="ce255" office:value-type="string">
            <text:p>All contacts of this tag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00];6;FIND(&quot;:&quot;;[.F300];1)-FIND(&quot; &quot;;[.F300];1)-1))&gt;VALUE(MID([.F299];6;FIND(&quot;:&quot;;[.F299];1)-FIND(&quot; &quot;;[.F299];1)-1));&quot;&quot;;MAX([.A$7:.A29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0];6;FIND(&quot;:&quot;;[.F300];1)-FIND(&quot; &quot;;[.F300];1)-1))&gt;VALUE(MID([.F299];6;FIND(&quot;:&quot;;[.F299];1)-FIND(&quot; &quot;;[.F299];1)-1));[.C299];[.C299]+1)" office:value-type="float" office:value="29">
            <text:p>2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shared address book without edit right from specific tag to another shared address book without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s from list to another address book 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01];6;FIND(&quot;:&quot;;[.F301];1)-FIND(&quot; &quot;;[.F301];1)-1))&gt;VALUE(MID([.F300];6;FIND(&quot;:&quot;;[.F300];1)-FIND(&quot; &quot;;[.F300];1)-1));&quot;&quot;;MAX([.A$7:.A300])+1)" office:value-type="float" office:value="85">
            <text:p>85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1];6;FIND(&quot;:&quot;;[.F301];1)-FIND(&quot; &quot;;[.F301];1)-1))&gt;VALUE(MID([.F300];6;FIND(&quot;:&quot;;[.F300];1)-FIND(&quot; &quot;;[.F300];1)-1));[.C300];[.C300]+1)" office:value-type="float" office:value="30">
            <text:p>30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to another personal address book from Search resul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s, contacts [ <text:a xlink:href="#Add_contact">Details</text:a> ]</text:p>
          </table:table-cell>
          <table:table-cell table:style-name="ce255" office:value-type="string">
            <text:p>Address books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02];6;FIND(&quot;:&quot;;[.F302];1)-FIND(&quot; &quot;;[.F302];1)-1))&gt;VALUE(MID([.F301];6;FIND(&quot;:&quot;;[.F301];1)-FIND(&quot; &quot;;[.F301];1)-1));&quot;&quot;;MAX([.A$7:.A30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2];6;FIND(&quot;:&quot;;[.F302];1)-FIND(&quot; &quot;;[.F302];1)-1))&gt;VALUE(MID([.F301];6;FIND(&quot;:&quot;;[.F301];1)-FIND(&quot; &quot;;[.F301];1)-1));[.C301];[.C301]+1)" office:value-type="float" office:value="30">
            <text:p>3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to another personal address book from Search result</text:p>
          </table:table-cell>
          <table:table-cell table:style-name="ce273" office:value-type="string">
            <text:p>Step 2: Search contacts</text:p>
          </table:table-cell>
          <table:table-cell table:style-name="ce293" office:value-type="string">
            <text:p>Do search that match added contacts [ <text:a xlink:href="#Search_contact">Details</text:a> ] </text:p>
          </table:table-cell>
          <table:table-cell table:style-name="ce255" office:value-type="string">
            <text:p>All matched contacts are displayed in search result with current address book informa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303];6;FIND(&quot;:&quot;;[.F303];1)-FIND(&quot; &quot;;[.F303];1)-1))&gt;VALUE(MID([.F302];6;FIND(&quot;:&quot;;[.F302];1)-FIND(&quot; &quot;;[.F302];1)-1));&quot;&quot;;MAX([.A$7:.A30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3];6;FIND(&quot;:&quot;;[.F303];1)-FIND(&quot; &quot;;[.F303];1)-1))&gt;VALUE(MID([.F302];6;FIND(&quot;:&quot;;[.F302];1)-FIND(&quot; &quot;;[.F302];1)-1));[.C302];[.C302]+1)" office:value-type="float" office:value="30">
            <text:p>3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to another personal address book from Search result</text:p>
          </table:table-cell>
          <table:table-cell table:style-name="ce273" office:value-type="string">
            <text:p>Step 3: Drag and drop contacts</text:p>
          </table:table-cell>
          <table:table-cell table:style-name="ce293" office:value-type="string">
            <text:p>- Choose contacts from search result</text:p>
            <text:p>- Drag and drop selected contacts to new address book</text:p>
          </table:table-cell>
          <table:table-cell table:style-name="ce255" office:value-type="string">
            <text:p>- Information of those contact's address book in search result is changed to new address book </text:p>
            <text:p>- Those contacts disappear from old address book and are listed in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04];6;FIND(&quot;:&quot;;[.F304];1)-FIND(&quot; &quot;;[.F304];1)-1))&gt;VALUE(MID([.F303];6;FIND(&quot;:&quot;;[.F303];1)-FIND(&quot; &quot;;[.F303];1)-1));&quot;&quot;;MAX([.A$7:.A303])+1)" office:value-type="float" office:value="86">
            <text:p>86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4];6;FIND(&quot;:&quot;;[.F304];1)-FIND(&quot; &quot;;[.F304];1)-1))&gt;VALUE(MID([.F303];6;FIND(&quot;:&quot;;[.F303];1)-FIND(&quot; &quot;;[.F303];1)-1));[.C303];[.C303]+1)" office:value-type="float" office:value="31">
            <text:p>31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to shared address book from Search result with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s and share for another user with edit right [ <text:a xlink:href="#Add_tag_forcontact">Details</text:a> ]</text:p>
          </table:table-cell>
          <table:table-cell table:style-name="ce255" office:value-type="string">
            <text:p>Address book is shar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05];6;FIND(&quot;:&quot;;[.F305];1)-FIND(&quot; &quot;;[.F305];1)-1))&gt;VALUE(MID([.F304];6;FIND(&quot;:&quot;;[.F304];1)-FIND(&quot; &quot;;[.F304];1)-1));&quot;&quot;;MAX([.A$7:.A30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5];6;FIND(&quot;:&quot;;[.F305];1)-FIND(&quot; &quot;;[.F305];1)-1))&gt;VALUE(MID([.F304];6;FIND(&quot;:&quot;;[.F304];1)-FIND(&quot; &quot;;[.F304];1)-1));[.C304];[.C304]+1)" office:value-type="float" office:value="31">
            <text:p>3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to shared address book from Search result with edit right</text:p>
          </table:table-cell>
          <table:table-cell table:style-name="ce273" office:value-type="string">
            <text:p>Step 2: Search contact</text:p>
          </table:table-cell>
          <table:table-cell table:style-name="ce293" office:value-type="string">
            <text:p>- Login by shared user</text:p>
            <text:p>- Search contact that matches contacts in his personal address book [ Details ] </text:p>
          </table:table-cell>
          <table:table-cell table:style-name="ce255" office:value-type="string">
            <text:p>Contacts is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306];6;FIND(&quot;:&quot;;[.F306];1)-FIND(&quot; &quot;;[.F306];1)-1))&gt;VALUE(MID([.F305];6;FIND(&quot;:&quot;;[.F305];1)-FIND(&quot; &quot;;[.F305];1)-1));&quot;&quot;;MAX([.A$7:.A30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6];6;FIND(&quot;:&quot;;[.F306];1)-FIND(&quot; &quot;;[.F306];1)-1))&gt;VALUE(MID([.F305];6;FIND(&quot;:&quot;;[.F305];1)-FIND(&quot; &quot;;[.F305];1)-1));[.C305];[.C305]+1)" office:value-type="float" office:value="31">
            <text:p>3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to shared address book from Search result with edit right</text:p>
          </table:table-cell>
          <table:table-cell table:style-name="ce273" office:value-type="string">
            <text:p>Step 3: Drag and drop contacts</text:p>
          </table:table-cell>
          <table:table-cell table:style-name="ce293" office:value-type="string">
            <text:p>- Choose contacts from search result</text:p>
            <text:p>- Drag and drop selected contacts to shared address book</text:p>
          </table:table-cell>
          <table:table-cell table:style-name="ce255" office:value-type="string">
            <text:p>- Information of those contact's address book in search result is changed to new address book </text:p>
            <text:p>- Those contacts disappear from old address book and are listed in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07];6;FIND(&quot;:&quot;;[.F307];1)-FIND(&quot; &quot;;[.F307];1)-1))&gt;VALUE(MID([.F306];6;FIND(&quot;:&quot;;[.F306];1)-FIND(&quot; &quot;;[.F306];1)-1));&quot;&quot;;MAX([.A$7:.A306])+1)" office:value-type="float" office:value="87">
            <text:p>87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7];6;FIND(&quot;:&quot;;[.F307];1)-FIND(&quot; &quot;;[.F307];1)-1))&gt;VALUE(MID([.F306];6;FIND(&quot;:&quot;;[.F306];1)-FIND(&quot; &quot;;[.F306];1)-1));[.C306];[.C306]+1)" office:value-type="float" office:value="32">
            <text:p>32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contacts of a personal address book to shared address book from Search result without edit right</text:p>
          </table:table-cell>
          <table:table-cell table:style-name="ce273" office:value-type="string">
            <text:p>Step 1: Add address books, contacts</text:p>
          </table:table-cell>
          <table:table-cell table:style-name="ce292" office:value-type="string">
            <text:p>Create new address books and share for another user without edit right [ <text:a xlink:href="#Add_tag_forcontact">Details</text:a> ]</text:p>
          </table:table-cell>
          <table:table-cell table:style-name="ce255" office:value-type="string">
            <text:p>Address book is shar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08];6;FIND(&quot;:&quot;;[.F308];1)-FIND(&quot; &quot;;[.F308];1)-1))&gt;VALUE(MID([.F307];6;FIND(&quot;:&quot;;[.F307];1)-FIND(&quot; &quot;;[.F307];1)-1));&quot;&quot;;MAX([.A$7:.A30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8];6;FIND(&quot;:&quot;;[.F308];1)-FIND(&quot; &quot;;[.F308];1)-1))&gt;VALUE(MID([.F307];6;FIND(&quot;:&quot;;[.F307];1)-FIND(&quot; &quot;;[.F307];1)-1));[.C307];[.C307]+1)" office:value-type="float" office:value="32">
            <text:p>3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to shared address book from Search result without edit right</text:p>
          </table:table-cell>
          <table:table-cell table:style-name="ce273" office:value-type="string">
            <text:p>Step 2: Search contact</text:p>
          </table:table-cell>
          <table:table-cell table:style-name="ce293" office:value-type="string">
            <text:p>- Login by shared user</text:p>
            <text:p>- Search contact that matches contacts in his personal address book [ Details ] </text:p>
          </table:table-cell>
          <table:table-cell table:style-name="ce255" office:value-type="string">
            <text:p>Contacts is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09];6;FIND(&quot;:&quot;;[.F309];1)-FIND(&quot; &quot;;[.F309];1)-1))&gt;VALUE(MID([.F308];6;FIND(&quot;:&quot;;[.F308];1)-FIND(&quot; &quot;;[.F308];1)-1));&quot;&quot;;MAX([.A$7:.A30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09];6;FIND(&quot;:&quot;;[.F309];1)-FIND(&quot; &quot;;[.F309];1)-1))&gt;VALUE(MID([.F308];6;FIND(&quot;:&quot;;[.F308];1)-FIND(&quot; &quot;;[.F308];1)-1));[.C308];[.C308]+1)" office:value-type="float" office:value="32">
            <text:p>3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contacts of a personal address book to shared address book from Search result without edit right</text:p>
          </table:table-cell>
          <table:table-cell table:style-name="ce273" office:value-type="string">
            <text:p>Step 3: Drag and drop contacts</text:p>
          </table:table-cell>
          <table:table-cell table:style-name="ce293" office:value-type="string">
            <text:p>- Choose contacts from search result</text:p>
            <text:p>- Drag and drop selected contacts to shared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10];6;FIND(&quot;:&quot;;[.F310];1)-FIND(&quot; &quot;;[.F310];1)-1))&gt;VALUE(MID([.F309];6;FIND(&quot;:&quot;;[.F309];1)-FIND(&quot; &quot;;[.F309];1)-1));&quot;&quot;;MAX([.A$7:.A309])+1)" office:value-type="float" office:value="88">
            <text:p>88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0];6;FIND(&quot;:&quot;;[.F310];1)-FIND(&quot; &quot;;[.F310];1)-1))&gt;VALUE(MID([.F309];6;FIND(&quot;:&quot;;[.F309];1)-FIND(&quot; &quot;;[.F309];1)-1));[.C309];[.C309]+1)" office:value-type="float" office:value="33">
            <text:p>33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of shared address book to personal address book from search result <text:s/>with edit righ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Create new address book, contacts and share to another user with edit right [ <text:a xlink:href="#Add_tag_forcontact">Details</text:a> ]</text:p>
          </table:table-cell>
          <table:table-cell table:style-name="ce255" office:value-type="string">
            <text:p>This address book is displayed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11];6;FIND(&quot;:&quot;;[.F311];1)-FIND(&quot; &quot;;[.F311];1)-1))&gt;VALUE(MID([.F310];6;FIND(&quot;:&quot;;[.F310];1)-FIND(&quot; &quot;;[.F310];1)-1));&quot;&quot;;MAX([.A$7:.A31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1];6;FIND(&quot;:&quot;;[.F311];1)-FIND(&quot; &quot;;[.F311];1)-1))&gt;VALUE(MID([.F310];6;FIND(&quot;:&quot;;[.F310];1)-FIND(&quot; &quot;;[.F310];1)-1));[.C310];[.C310]+1)" office:value-type="float" office:value="33">
            <text:p>3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to personal address book from search result <text:s/>with edit right</text:p>
          </table:table-cell>
          <table:table-cell table:style-name="ce273" office:value-type="string">
            <text:p>Step 2: Search by shared user</text:p>
          </table:table-cell>
          <table:table-cell table:style-name="ce293" office:value-type="string">
            <text:p>- Login by shared user</text:p>
            <text:p>- Search contact that matches above contact [ <text:a xlink:href="#Search_contact">Details</text:a> ] </text:p>
          </table:table-cell>
          <table:table-cell table:style-name="ce255" office:value-type="string">
            <text:p>Contacts is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312];6;FIND(&quot;:&quot;;[.F312];1)-FIND(&quot; &quot;;[.F312];1)-1))&gt;VALUE(MID([.F311];6;FIND(&quot;:&quot;;[.F311];1)-FIND(&quot; &quot;;[.F311];1)-1));&quot;&quot;;MAX([.A$7:.A31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2];6;FIND(&quot;:&quot;;[.F312];1)-FIND(&quot; &quot;;[.F312];1)-1))&gt;VALUE(MID([.F311];6;FIND(&quot;:&quot;;[.F311];1)-FIND(&quot; &quot;;[.F311];1)-1));[.C311];[.C311]+1)" office:value-type="float" office:value="33">
            <text:p>33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to personal address book from search result <text:s/>with edit right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search result to a personal address book</text:p>
          </table:table-cell>
          <table:table-cell table:style-name="ce255" office:value-type="string">
            <text:p>- Information of moved contact's address book in search result is changed to new address book </text:p>
            <text:p>- Those contacts disappear from shared address book and are listed in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13];6;FIND(&quot;:&quot;;[.F313];1)-FIND(&quot; &quot;;[.F313];1)-1))&gt;VALUE(MID([.F312];6;FIND(&quot;:&quot;;[.F312];1)-FIND(&quot; &quot;;[.F312];1)-1));&quot;&quot;;MAX([.A$7:.A312])+1)" office:value-type="float" office:value="89">
            <text:p>89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3];6;FIND(&quot;:&quot;;[.F313];1)-FIND(&quot; &quot;;[.F313];1)-1))&gt;VALUE(MID([.F312];6;FIND(&quot;:&quot;;[.F312];1)-FIND(&quot; &quot;;[.F312];1)-1));[.C312];[.C312]+1)" office:value-type="float" office:value="34">
            <text:p>34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of shared address book without edit right to personal address book from search resul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Create new address book, contacts and share to another user without edit right</text:p>
            <text:p>[ <text:a xlink:href="#Add_tag_forcontact">Details</text:a> ]</text:p>
          </table:table-cell>
          <table:table-cell table:style-name="ce255" office:value-type="string">
            <text:p>This address book is displayed in shared list of shared user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14];6;FIND(&quot;:&quot;;[.F314];1)-FIND(&quot; &quot;;[.F314];1)-1))&gt;VALUE(MID([.F313];6;FIND(&quot;:&quot;;[.F313];1)-FIND(&quot; &quot;;[.F313];1)-1));&quot;&quot;;MAX([.A$7:.A31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4];6;FIND(&quot;:&quot;;[.F314];1)-FIND(&quot; &quot;;[.F314];1)-1))&gt;VALUE(MID([.F313];6;FIND(&quot;:&quot;;[.F313];1)-FIND(&quot; &quot;;[.F313];1)-1));[.C313];[.C313]+1)" office:value-type="float" office:value="34">
            <text:p>3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personal address book from search result</text:p>
          </table:table-cell>
          <table:table-cell table:style-name="ce273" office:value-type="string">
            <text:p>Step 2: Search by shared user</text:p>
          </table:table-cell>
          <table:table-cell table:style-name="ce293" office:value-type="string">
            <text:p>- Login by shared user</text:p>
            <text:p>- Search contact that matches above contact <text:s/>[ <text:a xlink:href="#Search_contact">Details</text:a> ] </text:p>
          </table:table-cell>
          <table:table-cell table:style-name="ce255" office:value-type="string">
            <text:p>Contacts are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15];6;FIND(&quot;:&quot;;[.F315];1)-FIND(&quot; &quot;;[.F315];1)-1))&gt;VALUE(MID([.F314];6;FIND(&quot;:&quot;;[.F314];1)-FIND(&quot; &quot;;[.F314];1)-1));&quot;&quot;;MAX([.A$7:.A314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5];6;FIND(&quot;:&quot;;[.F315];1)-FIND(&quot; &quot;;[.F315];1)-1))&gt;VALUE(MID([.F314];6;FIND(&quot;:&quot;;[.F314];1)-FIND(&quot; &quot;;[.F314];1)-1));[.C314];[.C314]+1)" office:value-type="float" office:value="34">
            <text:p>34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personal address book from search result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search result to a personal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16];6;FIND(&quot;:&quot;;[.F316];1)-FIND(&quot; &quot;;[.F316];1)-1))&gt;VALUE(MID([.F315];6;FIND(&quot;:&quot;;[.F315];1)-FIND(&quot; &quot;;[.F315];1)-1));&quot;&quot;;MAX([.A$7:.A315])+1)" office:value-type="float" office:value="90">
            <text:p>90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6];6;FIND(&quot;:&quot;;[.F316];1)-FIND(&quot; &quot;;[.F316];1)-1))&gt;VALUE(MID([.F315];6;FIND(&quot;:&quot;;[.F315];1)-FIND(&quot; &quot;;[.F315];1)-1));[.C315];[.C315]+1)" office:value-type="float" office:value="35">
            <text:p>35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of shared address book with edit right to shared address book with edit right from search resul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Create 2 new address books, contacts and share to another user with edit right on both</text:p>
            <text:p>[ <text:a xlink:href="#Add_tag_forcontact">Details</text:a> ]</text:p>
          </table:table-cell>
          <table:table-cell table:style-name="ce255" office:value-type="string">
            <text:p>Changes affect on copied contact only, do not affect on original contac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17];6;FIND(&quot;:&quot;;[.F317];1)-FIND(&quot; &quot;;[.F317];1)-1))&gt;VALUE(MID([.F316];6;FIND(&quot;:&quot;;[.F316];1)-FIND(&quot; &quot;;[.F316];1)-1));&quot;&quot;;MAX([.A$7:.A31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7];6;FIND(&quot;:&quot;;[.F317];1)-FIND(&quot; &quot;;[.F317];1)-1))&gt;VALUE(MID([.F316];6;FIND(&quot;:&quot;;[.F316];1)-FIND(&quot; &quot;;[.F316];1)-1));[.C316];[.C316]+1)" office:value-type="float" office:value="35">
            <text:p>3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 edit right to shared address book with edit right from search result</text:p>
          </table:table-cell>
          <table:table-cell table:style-name="ce273" office:value-type="string">
            <text:p>Step 2: Search by shared user</text:p>
          </table:table-cell>
          <table:table-cell table:style-name="ce293" office:value-type="string">
            <text:p>- Login by shared user</text:p>
            <text:p>- Search contact that matches contacts in one shared address book <text:s/>[ Details ] </text:p>
          </table:table-cell>
          <table:table-cell table:style-name="ce255" office:value-type="string">
            <text:p>Contacts are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8">
          <table:table-cell table:style-name="ce247" table:formula="of:=IF(VALUE(MID([.F318];6;FIND(&quot;:&quot;;[.F318];1)-FIND(&quot; &quot;;[.F318];1)-1))&gt;VALUE(MID([.F317];6;FIND(&quot;:&quot;;[.F317];1)-FIND(&quot; &quot;;[.F317];1)-1));&quot;&quot;;MAX([.A$7:.A31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8];6;FIND(&quot;:&quot;;[.F318];1)-FIND(&quot; &quot;;[.F318];1)-1))&gt;VALUE(MID([.F317];6;FIND(&quot;:&quot;;[.F317];1)-FIND(&quot; &quot;;[.F317];1)-1));[.C317];[.C317]+1)" office:value-type="float" office:value="35">
            <text:p>35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 edit right to shared address book with edit right from search result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search result to another shared address book</text:p>
          </table:table-cell>
          <table:table-cell table:style-name="ce255" office:value-type="string">
            <text:p>- Information of moved contact's address book in search result is changed to new address book </text:p>
            <text:p>- Those contacts disappear from old shared address book and are listed in new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19];6;FIND(&quot;:&quot;;[.F319];1)-FIND(&quot; &quot;;[.F319];1)-1))&gt;VALUE(MID([.F318];6;FIND(&quot;:&quot;;[.F318];1)-FIND(&quot; &quot;;[.F318];1)-1));&quot;&quot;;MAX([.A$7:.A318])+1)" office:value-type="float" office:value="91">
            <text:p>91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19];6;FIND(&quot;:&quot;;[.F319];1)-FIND(&quot; &quot;;[.F319];1)-1))&gt;VALUE(MID([.F318];6;FIND(&quot;:&quot;;[.F318];1)-FIND(&quot; &quot;;[.F318];1)-1));[.C318];[.C318]+1)" office:value-type="float" office:value="36">
            <text:p>36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of shared address book with edit right to shared address book without edit right from search resul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20];6;FIND(&quot;:&quot;;[.F320];1)-FIND(&quot; &quot;;[.F320];1)-1))&gt;VALUE(MID([.F319];6;FIND(&quot;:&quot;;[.F319];1)-FIND(&quot; &quot;;[.F319];1)-1));&quot;&quot;;MAX([.A$7:.A31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0];6;FIND(&quot;:&quot;;[.F320];1)-FIND(&quot; &quot;;[.F320];1)-1))&gt;VALUE(MID([.F319];6;FIND(&quot;:&quot;;[.F319];1)-FIND(&quot; &quot;;[.F319];1)-1));[.C319];[.C319]+1)" office:value-type="float" office:value="36">
            <text:p>3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 edit right to shared address book without edit right from search result</text:p>
          </table:table-cell>
          <table:table-cell table:style-name="ce273" office:value-type="string">
            <text:p>Step 2: Search by shared user</text:p>
          </table:table-cell>
          <table:table-cell table:style-name="ce293" office:value-type="string">
            <text:p>- Login by shared user</text:p>
            <text:p>- Search contact that matches contacts in one shared address book with edit right</text:p>
            <text:p>[ Details ] </text:p>
          </table:table-cell>
          <table:table-cell table:style-name="ce255" office:value-type="string">
            <text:p>Contacts are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21];6;FIND(&quot;:&quot;;[.F321];1)-FIND(&quot; &quot;;[.F321];1)-1))&gt;VALUE(MID([.F320];6;FIND(&quot;:&quot;;[.F320];1)-FIND(&quot; &quot;;[.F320];1)-1));&quot;&quot;;MAX([.A$7:.A32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1];6;FIND(&quot;:&quot;;[.F321];1)-FIND(&quot; &quot;;[.F321];1)-1))&gt;VALUE(MID([.F320];6;FIND(&quot;:&quot;;[.F320];1)-FIND(&quot; &quot;;[.F320];1)-1));[.C320];[.C320]+1)" office:value-type="float" office:value="36">
            <text:p>36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 edit right to shared address book without edit right from search result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search result to another shared address book without edit right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22];6;FIND(&quot;:&quot;;[.F322];1)-FIND(&quot; &quot;;[.F322];1)-1))&gt;VALUE(MID([.F321];6;FIND(&quot;:&quot;;[.F321];1)-FIND(&quot; &quot;;[.F321];1)-1));&quot;&quot;;MAX([.A$7:.A321])+1)" office:value-type="float" office:value="92">
            <text:p>92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2];6;FIND(&quot;:&quot;;[.F322];1)-FIND(&quot; &quot;;[.F322];1)-1))&gt;VALUE(MID([.F321];6;FIND(&quot;:&quot;;[.F321];1)-FIND(&quot; &quot;;[.F321];1)-1));[.C321];[.C321]+1)" office:value-type="float" office:value="37">
            <text:p>37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of shared address book without edit right to shared address book with edit right from search resul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23];6;FIND(&quot;:&quot;;[.F323];1)-FIND(&quot; &quot;;[.F323];1)-1))&gt;VALUE(MID([.F322];6;FIND(&quot;:&quot;;[.F322];1)-FIND(&quot; &quot;;[.F322];1)-1));&quot;&quot;;MAX([.A$7:.A32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3];6;FIND(&quot;:&quot;;[.F323];1)-FIND(&quot; &quot;;[.F323];1)-1))&gt;VALUE(MID([.F322];6;FIND(&quot;:&quot;;[.F322];1)-FIND(&quot; &quot;;[.F322];1)-1));[.C322];[.C322]+1)" office:value-type="float" office:value="37">
            <text:p>3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shared address book with edit right from search result</text:p>
          </table:table-cell>
          <table:table-cell table:style-name="ce273" office:value-type="string">
            <text:p>Step 2: Search by shared user</text:p>
          </table:table-cell>
          <table:table-cell table:style-name="ce293" office:value-type="string">
            <text:p>- Login by shared user</text:p>
            <text:p>- Search contact that matches contacts in one shared address book without edit right</text:p>
            <text:p>[ Details ] </text:p>
          </table:table-cell>
          <table:table-cell table:style-name="ce255" office:value-type="string">
            <text:p>Contacts are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24];6;FIND(&quot;:&quot;;[.F324];1)-FIND(&quot; &quot;;[.F324];1)-1))&gt;VALUE(MID([.F323];6;FIND(&quot;:&quot;;[.F323];1)-FIND(&quot; &quot;;[.F323];1)-1));&quot;&quot;;MAX([.A$7:.A32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4];6;FIND(&quot;:&quot;;[.F324];1)-FIND(&quot; &quot;;[.F324];1)-1))&gt;VALUE(MID([.F323];6;FIND(&quot;:&quot;;[.F323];1)-FIND(&quot; &quot;;[.F323];1)-1));[.C323];[.C323]+1)" office:value-type="float" office:value="37">
            <text:p>37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shared address book with edit right from search result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search result to another shared address book with edit right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25];6;FIND(&quot;:&quot;;[.F325];1)-FIND(&quot; &quot;;[.F325];1)-1))&gt;VALUE(MID([.F324];6;FIND(&quot;:&quot;;[.F324];1)-FIND(&quot; &quot;;[.F324];1)-1));&quot;&quot;;MAX([.A$7:.A324])+1)" office:value-type="float" office:value="93">
            <text:p>93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5];6;FIND(&quot;:&quot;;[.F325];1)-FIND(&quot; &quot;;[.F325];1)-1))&gt;VALUE(MID([.F324];6;FIND(&quot;:&quot;;[.F324];1)-FIND(&quot; &quot;;[.F324];1)-1));[.C324];[.C324]+1)" office:value-type="float" office:value="38">
            <text:p>38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contact of shared address book without edit right to shared address book without edit right from search result</text:p>
          </table:table-cell>
          <table:table-cell table:style-name="ce273" office:value-type="string">
            <text:p>Step 1: Share address book </text:p>
          </table:table-cell>
          <table:table-cell table:style-name="ce293" office:value-type="string">
            <text:p>Create 2 new address books, contacts and share to another user without edit right on both</text:p>
            <text:p>[ <text:a xlink:href="#Add_tag_forcontact">Details</text:a> ]</text:p>
          </table:table-cell>
          <table:table-cell table:style-name="ce255" office:value-type="string">
            <text:p>Share address books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26];6;FIND(&quot;:&quot;;[.F326];1)-FIND(&quot; &quot;;[.F326];1)-1))&gt;VALUE(MID([.F325];6;FIND(&quot;:&quot;;[.F325];1)-FIND(&quot; &quot;;[.F325];1)-1));&quot;&quot;;MAX([.A$7:.A32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6];6;FIND(&quot;:&quot;;[.F326];1)-FIND(&quot; &quot;;[.F326];1)-1))&gt;VALUE(MID([.F325];6;FIND(&quot;:&quot;;[.F325];1)-FIND(&quot; &quot;;[.F325];1)-1));[.C325];[.C325]+1)" office:value-type="float" office:value="38">
            <text:p>3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shared address book without edit right from search result</text:p>
          </table:table-cell>
          <table:table-cell table:style-name="ce273" office:value-type="string">
            <text:p>Step 2: Search by shared user</text:p>
          </table:table-cell>
          <table:table-cell table:style-name="ce293" office:value-type="string">
            <text:p>- Login by shared user</text:p>
            <text:p>- Search contact that matches contacts in one shared address book [ Details ] </text:p>
          </table:table-cell>
          <table:table-cell table:style-name="ce255" office:value-type="string">
            <text:p>Contacts are return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27];6;FIND(&quot;:&quot;;[.F327];1)-FIND(&quot; &quot;;[.F327];1)-1))&gt;VALUE(MID([.F326];6;FIND(&quot;:&quot;;[.F326];1)-FIND(&quot; &quot;;[.F326];1)-1));&quot;&quot;;MAX([.A$7:.A32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7];6;FIND(&quot;:&quot;;[.F327];1)-FIND(&quot; &quot;;[.F327];1)-1))&gt;VALUE(MID([.F326];6;FIND(&quot;:&quot;;[.F326];1)-FIND(&quot; &quot;;[.F326];1)-1));[.C326];[.C326]+1)" office:value-type="float" office:value="38">
            <text:p>38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contact of shared address book without edit right to shared address book without edit right from search result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search result to another shared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28];6;FIND(&quot;:&quot;;[.F328];1)-FIND(&quot; &quot;;[.F328];1)-1))&gt;VALUE(MID([.F327];6;FIND(&quot;:&quot;;[.F327];1)-FIND(&quot; &quot;;[.F327];1)-1));&quot;&quot;;MAX([.A$7:.A327])+1)" office:value-type="float" office:value="94">
            <text:p>94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8];6;FIND(&quot;:&quot;;[.F328];1)-FIND(&quot; &quot;;[.F328];1)-1))&gt;VALUE(MID([.F327];6;FIND(&quot;:&quot;;[.F327];1)-FIND(&quot; &quot;;[.F327];1)-1));[.C327];[.C327]+1)" office:value-type="float" office:value="39">
            <text:p>39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shared contact to a personal address book</text:p>
          </table:table-cell>
          <table:table-cell table:style-name="ce273" office:value-type="string">
            <text:p>Step 1: Share contact</text:p>
          </table:table-cell>
          <table:table-cell table:style-name="ce293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255" office:value-type="string">
            <text:p>Share contact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29];6;FIND(&quot;:&quot;;[.F329];1)-FIND(&quot; &quot;;[.F329];1)-1))&gt;VALUE(MID([.F328];6;FIND(&quot;:&quot;;[.F328];1)-FIND(&quot; &quot;;[.F328];1)-1));&quot;&quot;;MAX([.A$7:.A328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29];6;FIND(&quot;:&quot;;[.F329];1)-FIND(&quot; &quot;;[.F329];1)-1))&gt;VALUE(MID([.F328];6;FIND(&quot;:&quot;;[.F328];1)-FIND(&quot; &quot;;[.F328];1)-1));[.C328];[.C328]+1)" office:value-type="float" office:value="39">
            <text:p>3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personal address book</text:p>
          </table:table-cell>
          <table:table-cell table:style-name="ce273" office:value-type="string">
            <text:p>Step 2: Show shared contacts list by shared user</text:p>
          </table:table-cell>
          <table:table-cell table:style-name="ce293" office:value-type="string">
            <text:p>- Login by shared user</text:p>
            <text:p>- Click Shared link</text:p>
          </table:table-cell>
          <table:table-cell table:style-name="ce255" office:value-type="string">
            <text:p>All contacts that are shared for this user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330];6;FIND(&quot;:&quot;;[.F330];1)-FIND(&quot; &quot;;[.F330];1)-1))&gt;VALUE(MID([.F329];6;FIND(&quot;:&quot;;[.F329];1)-FIND(&quot; &quot;;[.F329];1)-1));&quot;&quot;;MAX([.A$7:.A32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0];6;FIND(&quot;:&quot;;[.F330];1)-FIND(&quot; &quot;;[.F330];1)-1))&gt;VALUE(MID([.F329];6;FIND(&quot;:&quot;;[.F329];1)-FIND(&quot; &quot;;[.F329];1)-1));[.C329];[.C329]+1)" office:value-type="float" office:value="39">
            <text:p>39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personal address book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list to a personal address book</text:p>
          </table:table-cell>
          <table:table-cell table:style-name="ce255" office:value-type="string">
            <text:p>- Contact is moved from shared contacts list to current user's selected personal address book</text:p>
            <text:p>- There's no change with this contact in owner's screen, only share information to this user was remov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31];6;FIND(&quot;:&quot;;[.F331];1)-FIND(&quot; &quot;;[.F331];1)-1))&gt;VALUE(MID([.F330];6;FIND(&quot;:&quot;;[.F330];1)-FIND(&quot; &quot;;[.F330];1)-1));&quot;&quot;;MAX([.A$7:.A330])+1)" office:value-type="float" office:value="95">
            <text:p>95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1];6;FIND(&quot;:&quot;;[.F331];1)-FIND(&quot; &quot;;[.F331];1)-1))&gt;VALUE(MID([.F330];6;FIND(&quot;:&quot;;[.F330];1)-FIND(&quot; &quot;;[.F330];1)-1));[.C330];[.C330]+1)" office:value-type="float" office:value="40">
            <text:p>40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shared contact to a shared address book with edit right</text:p>
          </table:table-cell>
          <table:table-cell table:style-name="ce273" office:value-type="string">
            <text:p>Step 1: Share contact</text:p>
          </table:table-cell>
          <table:table-cell table:style-name="ce293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255" office:value-type="string">
            <text:p>Share contact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32];6;FIND(&quot;:&quot;;[.F332];1)-FIND(&quot; &quot;;[.F332];1)-1))&gt;VALUE(MID([.F331];6;FIND(&quot;:&quot;;[.F331];1)-FIND(&quot; &quot;;[.F331];1)-1));&quot;&quot;;MAX([.A$7:.A331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2];6;FIND(&quot;:&quot;;[.F332];1)-FIND(&quot; &quot;;[.F332];1)-1))&gt;VALUE(MID([.F331];6;FIND(&quot;:&quot;;[.F331];1)-FIND(&quot; &quot;;[.F331];1)-1));[.C331];[.C331]+1)" office:value-type="float" office:value="40">
            <text:p>4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shared address book with edit right</text:p>
          </table:table-cell>
          <table:table-cell table:style-name="ce273" office:value-type="string">
            <text:p>Step 2: Share Address book </text:p>
          </table:table-cell>
          <table:table-cell table:style-name="ce293" office:value-type="string">
            <text:p>- Create new address book</text:p>
            <text:p>- Share this address book for the same user with edit right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33];6;FIND(&quot;:&quot;;[.F333];1)-FIND(&quot; &quot;;[.F333];1)-1))&gt;VALUE(MID([.F332];6;FIND(&quot;:&quot;;[.F332];1)-FIND(&quot; &quot;;[.F332];1)-1));&quot;&quot;;MAX([.A$7:.A332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3];6;FIND(&quot;:&quot;;[.F333];1)-FIND(&quot; &quot;;[.F333];1)-1))&gt;VALUE(MID([.F332];6;FIND(&quot;:&quot;;[.F332];1)-FIND(&quot; &quot;;[.F332];1)-1));[.C332];[.C332]+1)" office:value-type="float" office:value="40">
            <text:p>4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shared address book with edit right</text:p>
          </table:table-cell>
          <table:table-cell table:style-name="ce273" office:value-type="string">
            <text:p>Step 3: Show shared contacts list</text:p>
          </table:table-cell>
          <table:table-cell table:style-name="ce293" office:value-type="string">
            <text:p>- Login by shared user</text:p>
            <text:p>- Click Shared link</text:p>
          </table:table-cell>
          <table:table-cell table:style-name="ce255" office:value-type="string">
            <text:p>All contacts that are shared for this user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34];6;FIND(&quot;:&quot;;[.F334];1)-FIND(&quot; &quot;;[.F334];1)-1))&gt;VALUE(MID([.F333];6;FIND(&quot;:&quot;;[.F333];1)-FIND(&quot; &quot;;[.F333];1)-1));&quot;&quot;;MAX([.A$7:.A333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4];6;FIND(&quot;:&quot;;[.F334];1)-FIND(&quot; &quot;;[.F334];1)-1))&gt;VALUE(MID([.F333];6;FIND(&quot;:&quot;;[.F333];1)-FIND(&quot; &quot;;[.F333];1)-1));[.C333];[.C333]+1)" office:value-type="float" office:value="40">
            <text:p>40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shared address book with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 from list to shared address book</text:p>
          </table:table-cell>
          <table:table-cell table:style-name="ce255" office:value-type="string">
            <text:p>- Contact is moved to shared address book</text:p>
            <text:p>- Share information on that contact is remov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35];6;FIND(&quot;:&quot;;[.F335];1)-FIND(&quot; &quot;;[.F335];1)-1))&gt;VALUE(MID([.F334];6;FIND(&quot;:&quot;;[.F334];1)-FIND(&quot; &quot;;[.F334];1)-1));&quot;&quot;;MAX([.A$7:.A334])+1)" office:value-type="float" office:value="96">
            <text:p>96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5];6;FIND(&quot;:&quot;;[.F335];1)-FIND(&quot; &quot;;[.F335];1)-1))&gt;VALUE(MID([.F334];6;FIND(&quot;:&quot;;[.F334];1)-FIND(&quot; &quot;;[.F334];1)-1));[.C334];[.C334]+1)" office:value-type="float" office:value="41">
            <text:p>41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shared contact to a shared address book without edit right</text:p>
          </table:table-cell>
          <table:table-cell table:style-name="ce273" office:value-type="string">
            <text:p>Step 1: Share contact</text:p>
          </table:table-cell>
          <table:table-cell table:style-name="ce293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255" office:value-type="string">
            <text:p>Share contact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36];6;FIND(&quot;:&quot;;[.F336];1)-FIND(&quot; &quot;;[.F336];1)-1))&gt;VALUE(MID([.F335];6;FIND(&quot;:&quot;;[.F335];1)-FIND(&quot; &quot;;[.F335];1)-1));&quot;&quot;;MAX([.A$7:.A335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6];6;FIND(&quot;:&quot;;[.F336];1)-FIND(&quot; &quot;;[.F336];1)-1))&gt;VALUE(MID([.F335];6;FIND(&quot;:&quot;;[.F335];1)-FIND(&quot; &quot;;[.F335];1)-1));[.C335];[.C335]+1)" office:value-type="float" office:value="41">
            <text:p>4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shared address book without edit right</text:p>
          </table:table-cell>
          <table:table-cell table:style-name="ce273" office:value-type="string">
            <text:p>Step 2: Share Address book </text:p>
          </table:table-cell>
          <table:table-cell table:style-name="ce293" office:value-type="string">
            <text:p>- Create new address book</text:p>
            <text:p>- Share this address book for the same user without edit right</text:p>
            <text:p>[ <text:a xlink:href="#Add_tag_forcontact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37];6;FIND(&quot;:&quot;;[.F337];1)-FIND(&quot; &quot;;[.F337];1)-1))&gt;VALUE(MID([.F336];6;FIND(&quot;:&quot;;[.F336];1)-FIND(&quot; &quot;;[.F336];1)-1));&quot;&quot;;MAX([.A$7:.A336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7];6;FIND(&quot;:&quot;;[.F337];1)-FIND(&quot; &quot;;[.F337];1)-1))&gt;VALUE(MID([.F336];6;FIND(&quot;:&quot;;[.F336];1)-FIND(&quot; &quot;;[.F336];1)-1));[.C336];[.C336]+1)" office:value-type="float" office:value="41">
            <text:p>4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shared address book without edit right</text:p>
          </table:table-cell>
          <table:table-cell table:style-name="ce273" office:value-type="string">
            <text:p>Step 3: Show shared contacts list</text:p>
          </table:table-cell>
          <table:table-cell table:style-name="ce293" office:value-type="string">
            <text:p>- Login by shared user</text:p>
            <text:p>- Click Shared link</text:p>
          </table:table-cell>
          <table:table-cell table:style-name="ce255" office:value-type="string">
            <text:p>All contacts that are shared for this user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38];6;FIND(&quot;:&quot;;[.F338];1)-FIND(&quot; &quot;;[.F338];1)-1))&gt;VALUE(MID([.F337];6;FIND(&quot;:&quot;;[.F337];1)-FIND(&quot; &quot;;[.F337];1)-1));&quot;&quot;;MAX([.A$7:.A337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8];6;FIND(&quot;:&quot;;[.F338];1)-FIND(&quot; &quot;;[.F338];1)-1))&gt;VALUE(MID([.F337];6;FIND(&quot;:&quot;;[.F337];1)-FIND(&quot; &quot;;[.F337];1)-1));[.C337];[.C337]+1)" office:value-type="float" office:value="41">
            <text:p>41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shared address book without edit right</text:p>
          </table:table-cell>
          <table:table-cell table:style-name="ce273" office:value-type="string">
            <text:p>Step 4: Drag and drop contact</text:p>
          </table:table-cell>
          <table:table-cell table:style-name="ce293" office:value-type="string">
            <text:p>Drag and drop contact from list to shared address book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39];6;FIND(&quot;:&quot;;[.F339];1)-FIND(&quot; &quot;;[.F339];1)-1))&gt;VALUE(MID([.F338];6;FIND(&quot;:&quot;;[.F338];1)-FIND(&quot; &quot;;[.F338];1)-1));&quot;&quot;;MAX([.A$7:.A338])+1)" office:value-type="float" office:value="97">
            <text:p>97.00</text:p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39];6;FIND(&quot;:&quot;;[.F339];1)-FIND(&quot; &quot;;[.F339];1)-1))&gt;VALUE(MID([.F338];6;FIND(&quot;:&quot;;[.F338];1)-FIND(&quot; &quot;;[.F338];1)-1));[.C338];[.C338]+1)" office:value-type="float" office:value="42">
            <text:p>42.00</text:p>
          </table:table-cell>
          <table:table-cell table:style-name="ce266" office:value-type="string">
            <text:p>CS\Contact\Contact\Drag drop</text:p>
          </table:table-cell>
          <table:table-cell table:style-name="ce274" office:value-type="string">
            <text:p>Drag and drop a shared contact to a group address book</text:p>
          </table:table-cell>
          <table:table-cell table:style-name="ce273" office:value-type="string">
            <text:p>Step 1: Share contact</text:p>
          </table:table-cell>
          <table:table-cell table:style-name="ce293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255" office:value-type="string">
            <text:p>Share contact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40];6;FIND(&quot;:&quot;;[.F340];1)-FIND(&quot; &quot;;[.F340];1)-1))&gt;VALUE(MID([.F339];6;FIND(&quot;:&quot;;[.F339];1)-FIND(&quot; &quot;;[.F339];1)-1));&quot;&quot;;MAX([.A$7:.A339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40];6;FIND(&quot;:&quot;;[.F340];1)-FIND(&quot; &quot;;[.F340];1)-1))&gt;VALUE(MID([.F339];6;FIND(&quot;:&quot;;[.F339];1)-FIND(&quot; &quot;;[.F339];1)-1));[.C339];[.C339]+1)" office:value-type="float" office:value="42">
            <text:p>4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group address book</text:p>
          </table:table-cell>
          <table:table-cell table:style-name="ce273" office:value-type="string">
            <text:p>Step 2: Show shared contacts list by shared user</text:p>
          </table:table-cell>
          <table:table-cell table:style-name="ce293" office:value-type="string">
            <text:p>- Login by shared user</text:p>
            <text:p>- Click Shared link</text:p>
          </table:table-cell>
          <table:table-cell table:style-name="ce255" office:value-type="string">
            <text:p>All contacts that are shared for this user are displayed in lis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41];6;FIND(&quot;:&quot;;[.F341];1)-FIND(&quot; &quot;;[.F341];1)-1))&gt;VALUE(MID([.F340];6;FIND(&quot;:&quot;;[.F340];1)-FIND(&quot; &quot;;[.F340];1)-1));&quot;&quot;;MAX([.A$7:.A340])+1)">
            <text:p/>
          </table:table-cell>
          <table:table-cell table:style-name="ce254" office:value-type="string">
            <text:p>FNC_CS_CON_CONTACT_05</text:p>
          </table:table-cell>
          <table:table-cell table:style-name="ce162" table:formula="of:=IF(VALUE(MID([.F341];6;FIND(&quot;:&quot;;[.F341];1)-FIND(&quot; &quot;;[.F341];1)-1))&gt;VALUE(MID([.F340];6;FIND(&quot;:&quot;;[.F340];1)-FIND(&quot; &quot;;[.F340];1)-1));[.C340];[.C340]+1)" office:value-type="float" office:value="42">
            <text:p>42.00</text:p>
          </table:table-cell>
          <table:table-cell table:style-name="ce266" office:value-type="string">
            <text:p>CS\Contact\Contact\Drag drop</text:p>
          </table:table-cell>
          <table:table-cell table:style-name="ce275" office:value-type="string">
            <text:p>Drag and drop a shared contact to a group address book</text:p>
          </table:table-cell>
          <table:table-cell table:style-name="ce273" office:value-type="string">
            <text:p>Step 3: Drag and drop contact</text:p>
          </table:table-cell>
          <table:table-cell table:style-name="ce293" office:value-type="string">
            <text:p>Drag and drop contact from list to a group address book</text:p>
          </table:table-cell>
          <table:table-cell table:style-name="ce255" office:value-type="string">
            <text:p>Show message alerts user can not do this action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49">
          <table:table-cell table:style-name="ce247" table:formula="of:=IF(VALUE(MID([.F342];6;FIND(&quot;:&quot;;[.F342];1)-FIND(&quot; &quot;;[.F342];1)-1))&gt;VALUE(MID([.F341];6;FIND(&quot;:&quot;;[.F341];1)-FIND(&quot; &quot;;[.F341];1)-1));&quot;&quot;;MAX([.A$7:.A341])+1)" office:value-type="float" office:value="98">
            <text:p>98.00</text:p>
          </table:table-cell>
          <table:table-cell table:style-name="ce255" office:value-type="string">
            <text:p>FNC_CS_CON_CONTACT_06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Copy</text:p>
          </table:table-cell>
          <table:table-cell table:style-name="ce274" office:value-type="string">
            <text:p>Copy and Paste one contact</text:p>
          </table:table-cell>
          <table:table-cell table:style-name="ce273" office:value-type="string">
            <text:p>Step 1: Show contact list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50">
          <table:table-cell table:style-name="ce247" table:formula="of:=IF(VALUE(MID([.F343];6;FIND(&quot;:&quot;;[.F343];1)-FIND(&quot; &quot;;[.F343];1)-1))&gt;VALUE(MID([.F342];6;FIND(&quot;:&quot;;[.F342];1)-FIND(&quot; &quot;;[.F342];1)-1));&quot;&quot;;MAX([.A$7:.A34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3];6;FIND(&quot;:&quot;;[.F343];1)-FIND(&quot; &quot;;[.F343];1)-1))&gt;VALUE(MID([.F342];6;FIND(&quot;:&quot;;[.F342];1)-FIND(&quot; &quot;;[.F342];1)-1));[.C342];[.C342]+1)" office:value-type="float" office:value="1">
            <text:p>1.00</text:p>
          </table:table-cell>
          <table:table-cell table:style-name="ce266" office:value-type="string">
            <text:p>CS\Contact\Contact\Copy</text:p>
          </table:table-cell>
          <table:table-cell table:style-name="ce275" office:value-type="string">
            <text:p>Copy and Paste one contact</text:p>
          </table:table-cell>
          <table:table-cell table:style-name="ce273" office:value-type="string">
            <text:p>Step 2: Copy contact</text:p>
          </table:table-cell>
          <table:table-cell table:style-name="ce293" office:value-type="string">
            <text:p>- Right click on one contact and select Copy</text:p>
            <text:p>- Right click on another Address book and select Paste</text:p>
          </table:table-cell>
          <table:table-cell table:style-name="ce255" office:value-type="string">
            <text:p>That contact is made a copy in new address book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49">
          <table:table-cell table:style-name="ce247" table:formula="of:=IF(VALUE(MID([.F344];6;FIND(&quot;:&quot;;[.F344];1)-FIND(&quot; &quot;;[.F344];1)-1))&gt;VALUE(MID([.F343];6;FIND(&quot;:&quot;;[.F343];1)-FIND(&quot; &quot;;[.F343];1)-1));&quot;&quot;;MAX([.A$7:.A343])+1)" office:value-type="float" office:value="99">
            <text:p>99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4];6;FIND(&quot;:&quot;;[.F344];1)-FIND(&quot; &quot;;[.F344];1)-1))&gt;VALUE(MID([.F343];6;FIND(&quot;:&quot;;[.F343];1)-FIND(&quot; &quot;;[.F343];1)-1));[.C343];[.C343]+1)" office:value-type="float" office:value="2">
            <text:p>2.00</text:p>
          </table:table-cell>
          <table:table-cell table:style-name="ce266" office:value-type="string">
            <text:p>CS\Contact\Contact\Copy</text:p>
          </table:table-cell>
          <table:table-cell table:style-name="ce274" office:value-type="string">
            <text:p>Copy and Paste several contacts</text:p>
          </table:table-cell>
          <table:table-cell table:style-name="ce273" office:value-type="string">
            <text:p>Step 1: Show contact list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59">
          <table:table-cell table:style-name="ce247" table:formula="of:=IF(VALUE(MID([.F345];6;FIND(&quot;:&quot;;[.F345];1)-FIND(&quot; &quot;;[.F345];1)-1))&gt;VALUE(MID([.F344];6;FIND(&quot;:&quot;;[.F344];1)-FIND(&quot; &quot;;[.F344];1)-1));&quot;&quot;;MAX([.A$7:.A344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5];6;FIND(&quot;:&quot;;[.F345];1)-FIND(&quot; &quot;;[.F345];1)-1))&gt;VALUE(MID([.F344];6;FIND(&quot;:&quot;;[.F344];1)-FIND(&quot; &quot;;[.F344];1)-1));[.C344];[.C344]+1)" office:value-type="float" office:value="2">
            <text:p>2.00</text:p>
          </table:table-cell>
          <table:table-cell table:style-name="ce266" office:value-type="string">
            <text:p>CS\Contact\Contact\Copy</text:p>
          </table:table-cell>
          <table:table-cell table:style-name="ce275" office:value-type="string">
            <text:p>Copy and Paste several contacts</text:p>
          </table:table-cell>
          <table:table-cell table:style-name="ce273" office:value-type="string">
            <text:p>Step 2: Copy contact</text:p>
          </table:table-cell>
          <table:table-cell table:style-name="ce293" office:value-type="string">
            <text:p>- Choose some by ticking the contact's check boxes</text:p>
            <text:p>- Click <text:span text:style-name="T4">Copy </text:span><text:span text:style-name="T8">icon in </text:span><text:span text:style-name="T8">Action bar</text:span></text:p>
            <text:p>- Right click on another Address book and select <text:span text:style-name="T4">Paste</text:span></text:p>
          </table:table-cell>
          <table:table-cell table:style-name="ce255" office:value-type="string">
            <text:p>All selected contact are made copy in new address book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49">
          <table:table-cell table:style-name="ce247" table:formula="of:=IF(VALUE(MID([.F346];6;FIND(&quot;:&quot;;[.F346];1)-FIND(&quot; &quot;;[.F346];1)-1))&gt;VALUE(MID([.F345];6;FIND(&quot;:&quot;;[.F345];1)-FIND(&quot; &quot;;[.F345];1)-1));&quot;&quot;;MAX([.A$7:.A345])+1)" office:value-type="float" office:value="100">
            <text:p>100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6];6;FIND(&quot;:&quot;;[.F346];1)-FIND(&quot; &quot;;[.F346];1)-1))&gt;VALUE(MID([.F345];6;FIND(&quot;:&quot;;[.F345];1)-FIND(&quot; &quot;;[.F345];1)-1));[.C345];[.C345]+1)" office:value-type="float" office:value="3">
            <text:p>3.00</text:p>
          </table:table-cell>
          <table:table-cell table:style-name="ce266" office:value-type="string">
            <text:p>CS\Contact\Contact\Copy</text:p>
          </table:table-cell>
          <table:table-cell table:style-name="ce274" office:value-type="string">
            <text:p>Copy and Paste all contact from current page</text:p>
          </table:table-cell>
          <table:table-cell table:style-name="ce273" office:value-type="string">
            <text:p>Step 1: Show contact list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62">
          <table:table-cell table:style-name="ce247" table:formula="of:=IF(VALUE(MID([.F347];6;FIND(&quot;:&quot;;[.F347];1)-FIND(&quot; &quot;;[.F347];1)-1))&gt;VALUE(MID([.F346];6;FIND(&quot;:&quot;;[.F346];1)-FIND(&quot; &quot;;[.F346];1)-1));&quot;&quot;;MAX([.A$7:.A346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7];6;FIND(&quot;:&quot;;[.F347];1)-FIND(&quot; &quot;;[.F347];1)-1))&gt;VALUE(MID([.F346];6;FIND(&quot;:&quot;;[.F346];1)-FIND(&quot; &quot;;[.F346];1)-1));[.C346];[.C346]+1)" office:value-type="float" office:value="3">
            <text:p>3.00</text:p>
          </table:table-cell>
          <table:table-cell table:style-name="ce266" office:value-type="string">
            <text:p>CS\Contact\Contact\Copy</text:p>
          </table:table-cell>
          <table:table-cell table:style-name="ce275" office:value-type="string">
            <text:p>Copy and Paste all contact from current page</text:p>
          </table:table-cell>
          <table:table-cell table:style-name="ce273" office:value-type="string">
            <text:p>Step 2: Copy contact</text:p>
          </table:table-cell>
          <table:table-cell table:style-name="ce293" office:value-type="string">
            <text:p>- Choose all by ticking the check box in title bar, then check boxes of all contacts in current page is selected automatically</text:p>
            <text:p>- Click <text:span text:style-name="T4">Copy </text:span><text:span text:style-name="T8">icon in </text:span><text:span text:style-name="T8">Action bar</text:span></text:p>
            <text:p>- Right click on another Address book and select <text:span text:style-name="T4">Paste</text:span></text:p>
          </table:table-cell>
          <table:table-cell table:style-name="ce255" office:value-type="string">
            <text:p>All selected contact are made copy in new address book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49">
          <table:table-cell table:style-name="ce247" table:formula="of:=IF(VALUE(MID([.F348];6;FIND(&quot;:&quot;;[.F348];1)-FIND(&quot; &quot;;[.F348];1)-1))&gt;VALUE(MID([.F347];6;FIND(&quot;:&quot;;[.F347];1)-FIND(&quot; &quot;;[.F347];1)-1));&quot;&quot;;MAX([.A$7:.A347])+1)" office:value-type="float" office:value="101">
            <text:p>101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8];6;FIND(&quot;:&quot;;[.F348];1)-FIND(&quot; &quot;;[.F348];1)-1))&gt;VALUE(MID([.F347];6;FIND(&quot;:&quot;;[.F347];1)-FIND(&quot; &quot;;[.F347];1)-1));[.C347];[.C347]+1)" office:value-type="float" office:value="4">
            <text:p>4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personal address book to another personal address book</text:p>
          </table:table-cell>
          <table:table-cell table:style-name="ce273" office:value-type="string">
            <text:p>Step 1: Create address books, contacts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49];6;FIND(&quot;:&quot;;[.F349];1)-FIND(&quot; &quot;;[.F349];1)-1))&gt;VALUE(MID([.F348];6;FIND(&quot;:&quot;;[.F348];1)-FIND(&quot; &quot;;[.F348];1)-1));&quot;&quot;;MAX([.A$7:.A348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49];6;FIND(&quot;:&quot;;[.F349];1)-FIND(&quot; &quot;;[.F349];1)-1))&gt;VALUE(MID([.F348];6;FIND(&quot;:&quot;;[.F348];1)-FIND(&quot; &quot;;[.F348];1)-1));[.C348];[.C348]+1)" office:value-type="float" office:value="4">
            <text:p>4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another personal address book</text:p>
          </table:table-cell>
          <table:table-cell table:style-name="ce255" office:value-type="string">
            <text:p>Step 2: Show contacts list</text:p>
          </table:table-cell>
          <table:table-cell table:style-name="ce255" office:value-type="string">
            <text:p>Select an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350];6;FIND(&quot;:&quot;;[.F350];1)-FIND(&quot; &quot;;[.F350];1)-1))&gt;VALUE(MID([.F349];6;FIND(&quot;:&quot;;[.F349];1)-FIND(&quot; &quot;;[.F349];1)-1));&quot;&quot;;MAX([.A$7:.A349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0];6;FIND(&quot;:&quot;;[.F350];1)-FIND(&quot; &quot;;[.F350];1)-1))&gt;VALUE(MID([.F349];6;FIND(&quot;:&quot;;[.F349];1)-FIND(&quot; &quot;;[.F349];1)-1));[.C349];[.C349]+1)" office:value-type="float" office:value="4">
            <text:p>4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another personal address book</text:p>
          </table:table-cell>
          <table:table-cell table:style-name="ce255" office:value-type="string">
            <text:p>Step 3: Copy and Paste contact</text:p>
          </table:table-cell>
          <table:table-cell table:style-name="ce255" office:value-type="string">
            <text:p>- Choose contacts from list by clicking check box(es) then click Copy in Action bar</text:p>
            <text:p>- Right click on another personal address book and select Paste</text:p>
          </table:table-cell>
          <table:table-cell table:style-name="ce255" office:value-type="string">
            <text:p>Contacts is made a copy in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51];6;FIND(&quot;:&quot;;[.F351];1)-FIND(&quot; &quot;;[.F351];1)-1))&gt;VALUE(MID([.F350];6;FIND(&quot;:&quot;;[.F350];1)-FIND(&quot; &quot;;[.F350];1)-1));&quot;&quot;;MAX([.A$7:.A350])+1)" office:value-type="float" office:value="102">
            <text:p>102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1];6;FIND(&quot;:&quot;;[.F351];1)-FIND(&quot; &quot;;[.F351];1)-1))&gt;VALUE(MID([.F350];6;FIND(&quot;:&quot;;[.F350];1)-FIND(&quot; &quot;;[.F350];1)-1));[.C350];[.C350]+1)" office:value-type="float" office:value="5">
            <text:p>5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personal address book to a shared personal address book with edit permission</text:p>
          </table:table-cell>
          <table:table-cell table:style-name="ce273" office:value-type="string">
            <text:p>Step 1: Create address books, contacts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52];6;FIND(&quot;:&quot;;[.F352];1)-FIND(&quot; &quot;;[.F352];1)-1))&gt;VALUE(MID([.F351];6;FIND(&quot;:&quot;;[.F351];1)-FIND(&quot; &quot;;[.F351];1)-1));&quot;&quot;;MAX([.A$7:.A351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2];6;FIND(&quot;:&quot;;[.F352];1)-FIND(&quot; &quot;;[.F352];1)-1))&gt;VALUE(MID([.F351];6;FIND(&quot;:&quot;;[.F351];1)-FIND(&quot; &quot;;[.F351];1)-1));[.C351];[.C351]+1)" office:value-type="float" office:value="5">
            <text:p>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a shared personal address book with edit permission</text:p>
          </table:table-cell>
          <table:table-cell table:style-name="ce273" office:value-type="string">
            <text:p>Step 2: Share address book</text:p>
          </table:table-cell>
          <table:table-cell table:style-name="ce255" office:value-type="string">
            <text:p>Share a added address book for users/groups with checked edit permission [ Details ]</text:p>
          </table:table-cell>
          <table:table-cell table:style-name="ce255" office:value-type="string">
            <text:p>Share successfully, with “Can edit” is “Yes”. This address book is displayed in shared list of shared users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3">
          <table:table-cell table:style-name="ce247" table:formula="of:=IF(VALUE(MID([.F353];6;FIND(&quot;:&quot;;[.F353];1)-FIND(&quot; &quot;;[.F353];1)-1))&gt;VALUE(MID([.F352];6;FIND(&quot;:&quot;;[.F352];1)-FIND(&quot; &quot;;[.F352];1)-1));&quot;&quot;;MAX([.A$7:.A35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3];6;FIND(&quot;:&quot;;[.F353];1)-FIND(&quot; &quot;;[.F353];1)-1))&gt;VALUE(MID([.F352];6;FIND(&quot;:&quot;;[.F352];1)-FIND(&quot; &quot;;[.F352];1)-1));[.C352];[.C352]+1)" office:value-type="float" office:value="5">
            <text:p>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a shared personal address book with edit permission</text:p>
          </table:table-cell>
          <table:table-cell table:style-name="ce273" office:value-type="string">
            <text:p>Step 3: Copy and Paste contact by shared user</text:p>
          </table:table-cell>
          <table:table-cell table:style-name="ce255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255" office:value-type="string">
            <text:p>The contacts is made a copy in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54];6;FIND(&quot;:&quot;;[.F354];1)-FIND(&quot; &quot;;[.F354];1)-1))&gt;VALUE(MID([.F353];6;FIND(&quot;:&quot;;[.F353];1)-FIND(&quot; &quot;;[.F353];1)-1));&quot;&quot;;MAX([.A$7:.A353])+1)" office:value-type="float" office:value="103">
            <text:p>103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4];6;FIND(&quot;:&quot;;[.F354];1)-FIND(&quot; &quot;;[.F354];1)-1))&gt;VALUE(MID([.F353];6;FIND(&quot;:&quot;;[.F353];1)-FIND(&quot; &quot;;[.F353];1)-1));[.C353];[.C353]+1)" office:value-type="float" office:value="6">
            <text:p>6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personal address book to a shared personal address book without edit permission</text:p>
          </table:table-cell>
          <table:table-cell table:style-name="ce273" office:value-type="string">
            <text:p>Step 1: Create address books, contacts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55];6;FIND(&quot;:&quot;;[.F355];1)-FIND(&quot; &quot;;[.F355];1)-1))&gt;VALUE(MID([.F354];6;FIND(&quot;:&quot;;[.F354];1)-FIND(&quot; &quot;;[.F354];1)-1));&quot;&quot;;MAX([.A$7:.A354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5];6;FIND(&quot;:&quot;;[.F355];1)-FIND(&quot; &quot;;[.F355];1)-1))&gt;VALUE(MID([.F354];6;FIND(&quot;:&quot;;[.F354];1)-FIND(&quot; &quot;;[.F354];1)-1));[.C354];[.C354]+1)" office:value-type="float" office:value="6">
            <text:p>6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a shared personal address book without edit permission</text:p>
          </table:table-cell>
          <table:table-cell table:style-name="ce273" office:value-type="string">
            <text:p>Step 2: Share address book</text:p>
          </table:table-cell>
          <table:table-cell table:style-name="ce255" office:value-type="string">
            <text:p>Share a added address book for users/groups with unchecked edit permission [ Details ]</text:p>
          </table:table-cell>
          <table:table-cell table:style-name="ce255" office:value-type="string">
            <text:p>Share successfully, with “Can edit” is “No”. This address book is displayed in shared list of shared users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3">
          <table:table-cell table:style-name="ce247" table:formula="of:=IF(VALUE(MID([.F356];6;FIND(&quot;:&quot;;[.F356];1)-FIND(&quot; &quot;;[.F356];1)-1))&gt;VALUE(MID([.F355];6;FIND(&quot;:&quot;;[.F355];1)-FIND(&quot; &quot;;[.F355];1)-1));&quot;&quot;;MAX([.A$7:.A355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6];6;FIND(&quot;:&quot;;[.F356];1)-FIND(&quot; &quot;;[.F356];1)-1))&gt;VALUE(MID([.F355];6;FIND(&quot;:&quot;;[.F355];1)-FIND(&quot; &quot;;[.F355];1)-1));[.C355];[.C355]+1)" office:value-type="float" office:value="6">
            <text:p>6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a shared personal address book without edit permission</text:p>
          </table:table-cell>
          <table:table-cell table:style-name="ce273" office:value-type="string">
            <text:p>Step 3: Copy and Paste contact by shared user</text:p>
          </table:table-cell>
          <table:table-cell table:style-name="ce255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255" office:value-type="string">
            <text:p>Show message alerts user does not have right to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57];6;FIND(&quot;:&quot;;[.F357];1)-FIND(&quot; &quot;;[.F357];1)-1))&gt;VALUE(MID([.F356];6;FIND(&quot;:&quot;;[.F356];1)-FIND(&quot; &quot;;[.F356];1)-1));&quot;&quot;;MAX([.A$7:.A356])+1)" office:value-type="float" office:value="104">
            <text:p>104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7];6;FIND(&quot;:&quot;;[.F357];1)-FIND(&quot; &quot;;[.F357];1)-1))&gt;VALUE(MID([.F356];6;FIND(&quot;:&quot;;[.F356];1)-FIND(&quot; &quot;;[.F356];1)-1));[.C356];[.C356]+1)" office:value-type="float" office:value="7">
            <text:p>7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personal address book to group address book</text:p>
          </table:table-cell>
          <table:table-cell table:style-name="ce273" office:value-type="string">
            <text:p>Step 1: Show contact list</text:p>
          </table:table-cell>
          <table:table-cell table:style-name="ce293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58];6;FIND(&quot;:&quot;;[.F358];1)-FIND(&quot; &quot;;[.F358];1)-1))&gt;VALUE(MID([.F357];6;FIND(&quot;:&quot;;[.F357];1)-FIND(&quot; &quot;;[.F357];1)-1));&quot;&quot;;MAX([.A$7:.A357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8];6;FIND(&quot;:&quot;;[.F358];1)-FIND(&quot; &quot;;[.F358];1)-1))&gt;VALUE(MID([.F357];6;FIND(&quot;:&quot;;[.F357];1)-FIND(&quot; &quot;;[.F357];1)-1));[.C357];[.C357]+1)" office:value-type="float" office:value="7">
            <text:p>7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personal address book to group address book</text:p>
          </table:table-cell>
          <table:table-cell table:style-name="ce255" office:value-type="string">
            <text:p>Step 2: Choose and Copy and Paste contacts</text:p>
          </table:table-cell>
          <table:table-cell table:style-name="ce255" office:value-type="string">
            <text:p>- Choose contacts from list by clicking check box(es) then click Copy in Action bar </text:p>
            <text:p>- Right click on a group address book and select Paste</text:p>
          </table:table-cell>
          <table:table-cell table:style-name="ce255" office:value-type="string">
            <text:p>Show message alerts user can not do this action in case user does not have edit permission</text:p>
            <text:p>If not, the user copy and paste norma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59];6;FIND(&quot;:&quot;;[.F359];1)-FIND(&quot; &quot;;[.F359];1)-1))&gt;VALUE(MID([.F358];6;FIND(&quot;:&quot;;[.F358];1)-FIND(&quot; &quot;;[.F358];1)-1));&quot;&quot;;MAX([.A$7:.A358])+1)" office:value-type="float" office:value="105">
            <text:p>105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59];6;FIND(&quot;:&quot;;[.F359];1)-FIND(&quot; &quot;;[.F359];1)-1))&gt;VALUE(MID([.F358];6;FIND(&quot;:&quot;;[.F358];1)-FIND(&quot; &quot;;[.F358];1)-1));[.C358];[.C358]+1)" office:value-type="float" office:value="8">
            <text:p>8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shared address book with edit right to shared address book with edit right</text:p>
          </table:table-cell>
          <table:table-cell table:style-name="ce273" office:value-type="string">
            <text:p>Step 1: Share address books, contacts</text:p>
          </table:table-cell>
          <table:table-cell table:style-name="ce255" office:value-type="string">
            <text:p>- Create 2 new address books and contacts [ <text:a xlink:href="#Add_contact">Details</text:a> ]</text:p>
            <text:p>- Share added address books for an user with edit right on both</text:p>
            <text:p>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60];6;FIND(&quot;:&quot;;[.F360];1)-FIND(&quot; &quot;;[.F360];1)-1))&gt;VALUE(MID([.F359];6;FIND(&quot;:&quot;;[.F359];1)-FIND(&quot; &quot;;[.F359];1)-1));&quot;&quot;;MAX([.A$7:.A359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0];6;FIND(&quot;:&quot;;[.F360];1)-FIND(&quot; &quot;;[.F360];1)-1))&gt;VALUE(MID([.F359];6;FIND(&quot;:&quot;;[.F359];1)-FIND(&quot; &quot;;[.F359];1)-1));[.C359];[.C359]+1)" office:value-type="float" office:value="8">
            <text:p>8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 edit right to shared address book with edit right</text:p>
          </table:table-cell>
          <table:table-cell table:style-name="ce255" office:value-type="string">
            <text:p>Step 2: View shared address book's contacts list</text:p>
          </table:table-cell>
          <table:table-cell table:style-name="ce255" office:value-type="string">
            <text:p>- Log in by shared user</text:p>
            <text:p>- Choose one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61];6;FIND(&quot;:&quot;;[.F361];1)-FIND(&quot; &quot;;[.F361];1)-1))&gt;VALUE(MID([.F360];6;FIND(&quot;:&quot;;[.F360];1)-FIND(&quot; &quot;;[.F360];1)-1));&quot;&quot;;MAX([.A$7:.A360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1];6;FIND(&quot;:&quot;;[.F361];1)-FIND(&quot; &quot;;[.F361];1)-1))&gt;VALUE(MID([.F360];6;FIND(&quot;:&quot;;[.F360];1)-FIND(&quot; &quot;;[.F360];1)-1));[.C360];[.C360]+1)" office:value-type="float" office:value="8">
            <text:p>8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 edit right to shared address book with edit right</text:p>
          </table:table-cell>
          <table:table-cell table:style-name="ce255" office:value-type="string">
            <text:p>Step 3: Choose and Copy and Paste contacts</text:p>
          </table:table-cell>
          <table:table-cell table:style-name="ce255" office:value-type="string">
            <text:p>- Choose by ticking check box(es) of contacts in list then select Copy</text:p>
            <text:p>- Right click on another shared address book and select Paste</text:p>
          </table:table-cell>
          <table:table-cell table:style-name="ce255" office:value-type="string">
            <text:p>The selected contacts from the first shared address book are made copy in the second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4">
          <table:table-cell table:style-name="ce247" table:formula="of:=IF(VALUE(MID([.F362];6;FIND(&quot;:&quot;;[.F362];1)-FIND(&quot; &quot;;[.F362];1)-1))&gt;VALUE(MID([.F361];6;FIND(&quot;:&quot;;[.F361];1)-FIND(&quot; &quot;;[.F361];1)-1));&quot;&quot;;MAX([.A$7:.A361])+1)" office:value-type="float" office:value="106">
            <text:p>106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2];6;FIND(&quot;:&quot;;[.F362];1)-FIND(&quot; &quot;;[.F362];1)-1))&gt;VALUE(MID([.F361];6;FIND(&quot;:&quot;;[.F361];1)-FIND(&quot; &quot;;[.F361];1)-1));[.C361];[.C361]+1)" office:value-type="float" office:value="9">
            <text:p>9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shared address book with edit right to shared address book without edit right</text:p>
          </table:table-cell>
          <table:table-cell table:style-name="ce273" office:value-type="string">
            <text:p>Step 1: Share address books, contacts</text:p>
          </table:table-cell>
          <table:table-cell table:style-name="ce25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63];6;FIND(&quot;:&quot;;[.F363];1)-FIND(&quot; &quot;;[.F363];1)-1))&gt;VALUE(MID([.F362];6;FIND(&quot;:&quot;;[.F362];1)-FIND(&quot; &quot;;[.F362];1)-1));&quot;&quot;;MAX([.A$7:.A36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3];6;FIND(&quot;:&quot;;[.F363];1)-FIND(&quot; &quot;;[.F363];1)-1))&gt;VALUE(MID([.F362];6;FIND(&quot;:&quot;;[.F362];1)-FIND(&quot; &quot;;[.F362];1)-1));[.C362];[.C362]+1)" office:value-type="float" office:value="9">
            <text:p>9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 edit right to shared address book without edit right</text:p>
          </table:table-cell>
          <table:table-cell table:style-name="ce255" office:value-type="string">
            <text:p>Step 2: View shared address book's contacts list</text:p>
          </table:table-cell>
          <table:table-cell table:style-name="ce255" office:value-type="string">
            <text:p>- Log in by shared user</text:p>
            <text:p>- Choose one shared address book with edit right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64];6;FIND(&quot;:&quot;;[.F364];1)-FIND(&quot; &quot;;[.F364];1)-1))&gt;VALUE(MID([.F363];6;FIND(&quot;:&quot;;[.F363];1)-FIND(&quot; &quot;;[.F363];1)-1));&quot;&quot;;MAX([.A$7:.A363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4];6;FIND(&quot;:&quot;;[.F364];1)-FIND(&quot; &quot;;[.F364];1)-1))&gt;VALUE(MID([.F363];6;FIND(&quot;:&quot;;[.F363];1)-FIND(&quot; &quot;;[.F363];1)-1));[.C363];[.C363]+1)" office:value-type="float" office:value="9">
            <text:p>9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 edit right to shared address book without edit right</text:p>
          </table:table-cell>
          <table:table-cell table:style-name="ce255" office:value-type="string">
            <text:p>Step 3: Choose and Copy and Paste contacts</text:p>
          </table:table-cell>
          <table:table-cell table:style-name="ce255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365];6;FIND(&quot;:&quot;;[.F365];1)-FIND(&quot; &quot;;[.F365];1)-1))&gt;VALUE(MID([.F364];6;FIND(&quot;:&quot;;[.F364];1)-FIND(&quot; &quot;;[.F364];1)-1));&quot;&quot;;MAX([.A$7:.A364])+1)" office:value-type="float" office:value="107">
            <text:p>107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5];6;FIND(&quot;:&quot;;[.F365];1)-FIND(&quot; &quot;;[.F365];1)-1))&gt;VALUE(MID([.F364];6;FIND(&quot;:&quot;;[.F364];1)-FIND(&quot; &quot;;[.F364];1)-1));[.C364];[.C364]+1)" office:value-type="float" office:value="10">
            <text:p>10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shared address book without edit right to shared address book with edit right</text:p>
          </table:table-cell>
          <table:table-cell table:style-name="ce273" office:value-type="string">
            <text:p>Step 1: Share address books, contacts</text:p>
          </table:table-cell>
          <table:table-cell table:style-name="ce25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66];6;FIND(&quot;:&quot;;[.F366];1)-FIND(&quot; &quot;;[.F366];1)-1))&gt;VALUE(MID([.F365];6;FIND(&quot;:&quot;;[.F365];1)-FIND(&quot; &quot;;[.F365];1)-1));&quot;&quot;;MAX([.A$7:.A365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6];6;FIND(&quot;:&quot;;[.F366];1)-FIND(&quot; &quot;;[.F366];1)-1))&gt;VALUE(MID([.F365];6;FIND(&quot;:&quot;;[.F365];1)-FIND(&quot; &quot;;[.F365];1)-1));[.C365];[.C365]+1)" office:value-type="float" office:value="10">
            <text:p>10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out edit right to shared address book with edit right</text:p>
          </table:table-cell>
          <table:table-cell table:style-name="ce255" office:value-type="string">
            <text:p>Step 2: View shared address book's contacts list</text:p>
          </table:table-cell>
          <table:table-cell table:style-name="ce255" office:value-type="string">
            <text:p>- Log in by shared user</text:p>
            <text:p>- Choose one shared address book without edit right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367];6;FIND(&quot;:&quot;;[.F367];1)-FIND(&quot; &quot;;[.F367];1)-1))&gt;VALUE(MID([.F366];6;FIND(&quot;:&quot;;[.F366];1)-FIND(&quot; &quot;;[.F366];1)-1));&quot;&quot;;MAX([.A$7:.A366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7];6;FIND(&quot;:&quot;;[.F367];1)-FIND(&quot; &quot;;[.F367];1)-1))&gt;VALUE(MID([.F366];6;FIND(&quot;:&quot;;[.F366];1)-FIND(&quot; &quot;;[.F366];1)-1));[.C366];[.C366]+1)" office:value-type="float" office:value="10">
            <text:p>10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out edit right to shared address book with edit right</text:p>
          </table:table-cell>
          <table:table-cell table:style-name="ce255" office:value-type="string">
            <text:p>Step 3: Choose and Copy and Paste contacts</text:p>
          </table:table-cell>
          <table:table-cell table:style-name="ce255" office:value-type="string">
            <text:p>- Choose by ticking check box(es) of contacts in list then select Copy</text:p>
            <text:p>- Right click on another shared address book with edit right and select Paste</text:p>
          </table:table-cell>
          <table:table-cell table:style-name="ce255" office:value-type="string">
            <text:p>Contacts is made a copied in new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5">
          <table:table-cell table:style-name="ce247" table:formula="of:=IF(VALUE(MID([.F368];6;FIND(&quot;:&quot;;[.F368];1)-FIND(&quot; &quot;;[.F368];1)-1))&gt;VALUE(MID([.F367];6;FIND(&quot;:&quot;;[.F367];1)-FIND(&quot; &quot;;[.F367];1)-1));&quot;&quot;;MAX([.A$7:.A367])+1)" office:value-type="float" office:value="108">
            <text:p>108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8];6;FIND(&quot;:&quot;;[.F368];1)-FIND(&quot; &quot;;[.F368];1)-1))&gt;VALUE(MID([.F367];6;FIND(&quot;:&quot;;[.F367];1)-FIND(&quot; &quot;;[.F367];1)-1));[.C367];[.C367]+1)" office:value-type="float" office:value="11">
            <text:p>11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shared address book without edit right to shared address book without edit right</text:p>
          </table:table-cell>
          <table:table-cell table:style-name="ce273" office:value-type="string">
            <text:p>Step 1: Share address books, contacts</text:p>
          </table:table-cell>
          <table:table-cell table:style-name="ce255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69];6;FIND(&quot;:&quot;;[.F369];1)-FIND(&quot; &quot;;[.F369];1)-1))&gt;VALUE(MID([.F368];6;FIND(&quot;:&quot;;[.F368];1)-FIND(&quot; &quot;;[.F368];1)-1));&quot;&quot;;MAX([.A$7:.A368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69];6;FIND(&quot;:&quot;;[.F369];1)-FIND(&quot; &quot;;[.F369];1)-1))&gt;VALUE(MID([.F368];6;FIND(&quot;:&quot;;[.F368];1)-FIND(&quot; &quot;;[.F368];1)-1));[.C368];[.C368]+1)" office:value-type="float" office:value="11">
            <text:p>11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out edit right to shared address book without edit right</text:p>
          </table:table-cell>
          <table:table-cell table:style-name="ce255" office:value-type="string">
            <text:p>Step 2: View shared address book's contacts list</text:p>
          </table:table-cell>
          <table:table-cell table:style-name="ce255" office:value-type="string">
            <text:p>- Log in by shared user</text:p>
            <text:p>- Choose one shared address book without edit right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70];6;FIND(&quot;:&quot;;[.F370];1)-FIND(&quot; &quot;;[.F370];1)-1))&gt;VALUE(MID([.F369];6;FIND(&quot;:&quot;;[.F369];1)-FIND(&quot; &quot;;[.F369];1)-1));&quot;&quot;;MAX([.A$7:.A369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0];6;FIND(&quot;:&quot;;[.F370];1)-FIND(&quot; &quot;;[.F370];1)-1))&gt;VALUE(MID([.F369];6;FIND(&quot;:&quot;;[.F369];1)-FIND(&quot; &quot;;[.F369];1)-1));[.C369];[.C369]+1)" office:value-type="float" office:value="11">
            <text:p>11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without edit right to shared address book without edit right</text:p>
          </table:table-cell>
          <table:table-cell table:style-name="ce255" office:value-type="string">
            <text:p>Step 3: Choose and Copy and Paste contacts</text:p>
          </table:table-cell>
          <table:table-cell table:style-name="ce255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71];6;FIND(&quot;:&quot;;[.F371];1)-FIND(&quot; &quot;;[.F371];1)-1))&gt;VALUE(MID([.F370];6;FIND(&quot;:&quot;;[.F370];1)-FIND(&quot; &quot;;[.F370];1)-1));&quot;&quot;;MAX([.A$7:.A370])+1)" office:value-type="float" office:value="109">
            <text:p>109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1];6;FIND(&quot;:&quot;;[.F371];1)-FIND(&quot; &quot;;[.F371];1)-1))&gt;VALUE(MID([.F370];6;FIND(&quot;:&quot;;[.F370];1)-FIND(&quot; &quot;;[.F370];1)-1));[.C370];[.C370]+1)" office:value-type="float" office:value="12">
            <text:p>12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shared address book to group address book</text:p>
          </table:table-cell>
          <table:table-cell table:style-name="ce273" office:value-type="string">
            <text:p>Step 1: Share address books, contacts</text:p>
          </table:table-cell>
          <table:table-cell table:style-name="ce255" office:value-type="string">
            <text:p>- Create new address book and contacts [ <text:a xlink:href="#Add_contact">Details</text:a> ]</text:p>
            <text:p>- Share added address books for an user (with/without edit right)</text:p>
            <text:p>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72];6;FIND(&quot;:&quot;;[.F372];1)-FIND(&quot; &quot;;[.F372];1)-1))&gt;VALUE(MID([.F371];6;FIND(&quot;:&quot;;[.F371];1)-FIND(&quot; &quot;;[.F371];1)-1));&quot;&quot;;MAX([.A$7:.A371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2];6;FIND(&quot;:&quot;;[.F372];1)-FIND(&quot; &quot;;[.F372];1)-1))&gt;VALUE(MID([.F371];6;FIND(&quot;:&quot;;[.F371];1)-FIND(&quot; &quot;;[.F371];1)-1));[.C371];[.C371]+1)" office:value-type="float" office:value="12">
            <text:p>12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to group address book</text:p>
          </table:table-cell>
          <table:table-cell table:style-name="ce255" office:value-type="string">
            <text:p>Step 2: View shared address book's contacts list</text:p>
          </table:table-cell>
          <table:table-cell table:style-name="ce255" office:value-type="string">
            <text:p>- Log in by shared user</text:p>
            <text:p>- Choose one shar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73];6;FIND(&quot;:&quot;;[.F373];1)-FIND(&quot; &quot;;[.F373];1)-1))&gt;VALUE(MID([.F372];6;FIND(&quot;:&quot;;[.F372];1)-FIND(&quot; &quot;;[.F372];1)-1));&quot;&quot;;MAX([.A$7:.A37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3];6;FIND(&quot;:&quot;;[.F373];1)-FIND(&quot; &quot;;[.F373];1)-1))&gt;VALUE(MID([.F372];6;FIND(&quot;:&quot;;[.F372];1)-FIND(&quot; &quot;;[.F372];1)-1));[.C372];[.C372]+1)" office:value-type="float" office:value="12">
            <text:p>12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shared address book to group address book</text:p>
          </table:table-cell>
          <table:table-cell table:style-name="ce255" office:value-type="string">
            <text:p>Step 3: Choose and Copy and Paste contacts</text:p>
          </table:table-cell>
          <table:table-cell table:style-name="ce255" office:value-type="string">
            <text:p>- Choose by ticking check box(es) of contacts in list then select Copy</text:p>
            <text:p>- Right click on a group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74];6;FIND(&quot;:&quot;;[.F374];1)-FIND(&quot; &quot;;[.F374];1)-1))&gt;VALUE(MID([.F373];6;FIND(&quot;:&quot;;[.F373];1)-FIND(&quot; &quot;;[.F373];1)-1));&quot;&quot;;MAX([.A$7:.A373])+1)" office:value-type="float" office:value="110">
            <text:p>110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4];6;FIND(&quot;:&quot;;[.F374];1)-FIND(&quot; &quot;;[.F374];1)-1))&gt;VALUE(MID([.F373];6;FIND(&quot;:&quot;;[.F373];1)-FIND(&quot; &quot;;[.F373];1)-1));[.C373];[.C373]+1)" office:value-type="float" office:value="13">
            <text:p>13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group address book to personal address book</text:p>
          </table:table-cell>
          <table:table-cell table:style-name="ce255" office:value-type="string">
            <text:p>Step 1: Show group address book's contacts list</text:p>
          </table:table-cell>
          <table:table-cell table:style-name="ce255" office:value-type="string">
            <text:p>Choose a group address book from left pane</text:p>
          </table:table-cell>
          <table:table-cell table:style-name="ce255" office:value-type="string">
            <text:p>All selected address book's contacts are lis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75];6;FIND(&quot;:&quot;;[.F375];1)-FIND(&quot; &quot;;[.F375];1)-1))&gt;VALUE(MID([.F374];6;FIND(&quot;:&quot;;[.F374];1)-FIND(&quot; &quot;;[.F374];1)-1));&quot;&quot;;MAX([.A$7:.A374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5];6;FIND(&quot;:&quot;;[.F375];1)-FIND(&quot; &quot;;[.F375];1)-1))&gt;VALUE(MID([.F374];6;FIND(&quot;:&quot;;[.F374];1)-FIND(&quot; &quot;;[.F374];1)-1));[.C374];[.C374]+1)" office:value-type="float" office:value="13">
            <text:p>13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group address book to personal address book</text:p>
          </table:table-cell>
          <table:table-cell table:style-name="ce255" office:value-type="string">
            <text:p>Step 2: Copy paste</text:p>
          </table:table-cell>
          <table:table-cell table:style-name="ce255" office:value-type="string">
            <text:p>- Choose by ticking check box(es) of contacts in list then select Copy - Right click on a personal address book and select Paste</text:p>
          </table:table-cell>
          <table:table-cell table:style-name="ce255" office:value-type="string">
            <text:p>Contacts are made copied in perso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76];6;FIND(&quot;:&quot;;[.F376];1)-FIND(&quot; &quot;;[.F376];1)-1))&gt;VALUE(MID([.F375];6;FIND(&quot;:&quot;;[.F375];1)-FIND(&quot; &quot;;[.F375];1)-1));&quot;&quot;;MAX([.A$7:.A375])+1)" office:value-type="float" office:value="111">
            <text:p>111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6];6;FIND(&quot;:&quot;;[.F376];1)-FIND(&quot; &quot;;[.F376];1)-1))&gt;VALUE(MID([.F375];6;FIND(&quot;:&quot;;[.F375];1)-FIND(&quot; &quot;;[.F375];1)-1));[.C375];[.C375]+1)" office:value-type="float" office:value="14">
            <text:p>14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group address book to share address book with edit right</text:p>
          </table:table-cell>
          <table:table-cell table:style-name="ce255" office:value-type="string">
            <text:p>Step 1: Share address book </text:p>
          </table:table-cell>
          <table:table-cell table:style-name="ce255" office:value-type="string">
            <text:p>- Create new address book and contacts [ <text:a xlink:href="#Add_contact">Details</text:a> ]</text:p>
            <text:p>- Share added address books for an user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77];6;FIND(&quot;:&quot;;[.F377];1)-FIND(&quot; &quot;;[.F377];1)-1))&gt;VALUE(MID([.F376];6;FIND(&quot;:&quot;;[.F376];1)-FIND(&quot; &quot;;[.F376];1)-1));&quot;&quot;;MAX([.A$7:.A376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7];6;FIND(&quot;:&quot;;[.F377];1)-FIND(&quot; &quot;;[.F377];1)-1))&gt;VALUE(MID([.F376];6;FIND(&quot;:&quot;;[.F376];1)-FIND(&quot; &quot;;[.F376];1)-1));[.C376];[.C376]+1)" office:value-type="float" office:value="14">
            <text:p>14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group address book to share address book with edit right</text:p>
          </table:table-cell>
          <table:table-cell table:style-name="ce255" office:value-type="string">
            <text:p>Step 2: <text:s/>View contacts list</text:p>
          </table:table-cell>
          <table:table-cell table:style-name="ce255" office:value-type="string">
            <text:p>- Login by shared user </text:p>
            <text:p>- Choose to view a group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78];6;FIND(&quot;:&quot;;[.F378];1)-FIND(&quot; &quot;;[.F378];1)-1))&gt;VALUE(MID([.F377];6;FIND(&quot;:&quot;;[.F377];1)-FIND(&quot; &quot;;[.F377];1)-1));&quot;&quot;;MAX([.A$7:.A377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8];6;FIND(&quot;:&quot;;[.F378];1)-FIND(&quot; &quot;;[.F378];1)-1))&gt;VALUE(MID([.F377];6;FIND(&quot;:&quot;;[.F377];1)-FIND(&quot; &quot;;[.F377];1)-1));[.C377];[.C377]+1)" office:value-type="float" office:value="14">
            <text:p>14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group address book to share address book with edit right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/></text:p>
            <text:p>- Right click on a shared address book and select Paste</text:p>
          </table:table-cell>
          <table:table-cell table:style-name="ce255" office:value-type="string">
            <text:p>Contacts is made a copied in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79];6;FIND(&quot;:&quot;;[.F379];1)-FIND(&quot; &quot;;[.F379];1)-1))&gt;VALUE(MID([.F378];6;FIND(&quot;:&quot;;[.F378];1)-FIND(&quot; &quot;;[.F378];1)-1));&quot;&quot;;MAX([.A$7:.A378])+1)" office:value-type="float" office:value="112">
            <text:p>112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79];6;FIND(&quot;:&quot;;[.F379];1)-FIND(&quot; &quot;;[.F379];1)-1))&gt;VALUE(MID([.F378];6;FIND(&quot;:&quot;;[.F378];1)-FIND(&quot; &quot;;[.F378];1)-1));[.C378];[.C378]+1)" office:value-type="float" office:value="15">
            <text:p>15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group address book to share address book without edit right</text:p>
          </table:table-cell>
          <table:table-cell table:style-name="ce255" office:value-type="string">
            <text:p>Step 1: Share address book </text:p>
          </table:table-cell>
          <table:table-cell table:style-name="ce255" office:value-type="string">
            <text:p>- Create new address book and contacts [ <text:a xlink:href="#Add_contact">Details</text:a> ]</text:p>
            <text:p>- Share added address books for an user without edit right </text:p>
            <text:p>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80];6;FIND(&quot;:&quot;;[.F380];1)-FIND(&quot; &quot;;[.F380];1)-1))&gt;VALUE(MID([.F379];6;FIND(&quot;:&quot;;[.F379];1)-FIND(&quot; &quot;;[.F379];1)-1));&quot;&quot;;MAX([.A$7:.A379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0];6;FIND(&quot;:&quot;;[.F380];1)-FIND(&quot; &quot;;[.F380];1)-1))&gt;VALUE(MID([.F379];6;FIND(&quot;:&quot;;[.F379];1)-FIND(&quot; &quot;;[.F379];1)-1));[.C379];[.C379]+1)" office:value-type="float" office:value="15">
            <text:p>1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group address book to share address book without edit right</text:p>
          </table:table-cell>
          <table:table-cell table:style-name="ce255" office:value-type="string">
            <text:p>Step 2: <text:s/>View contacts list</text:p>
          </table:table-cell>
          <table:table-cell table:style-name="ce255" office:value-type="string">
            <text:p>- Login by shared user </text:p>
            <text:p>- Choose to view a group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81];6;FIND(&quot;:&quot;;[.F381];1)-FIND(&quot; &quot;;[.F381];1)-1))&gt;VALUE(MID([.F380];6;FIND(&quot;:&quot;;[.F380];1)-FIND(&quot; &quot;;[.F380];1)-1));&quot;&quot;;MAX([.A$7:.A380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1];6;FIND(&quot;:&quot;;[.F381];1)-FIND(&quot; &quot;;[.F381];1)-1))&gt;VALUE(MID([.F380];6;FIND(&quot;:&quot;;[.F380];1)-FIND(&quot; &quot;;[.F380];1)-1));[.C380];[.C380]+1)" office:value-type="float" office:value="15">
            <text:p>1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group address book to share address book without edit right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/></text:p>
            <text:p>- Right click on a shared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82];6;FIND(&quot;:&quot;;[.F382];1)-FIND(&quot; &quot;;[.F382];1)-1))&gt;VALUE(MID([.F381];6;FIND(&quot;:&quot;;[.F381];1)-FIND(&quot; &quot;;[.F381];1)-1));&quot;&quot;;MAX([.A$7:.A381])+1)" office:value-type="float" office:value="113">
            <text:p>113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2];6;FIND(&quot;:&quot;;[.F382];1)-FIND(&quot; &quot;;[.F382];1)-1))&gt;VALUE(MID([.F381];6;FIND(&quot;:&quot;;[.F381];1)-FIND(&quot; &quot;;[.F381];1)-1));[.C381];[.C381]+1)" office:value-type="float" office:value="16">
            <text:p>16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from group address book to another group address book </text:p>
          </table:table-cell>
          <table:table-cell table:style-name="ce255" office:value-type="string">
            <text:p>Step 1: <text:s/>View contacts list</text:p>
          </table:table-cell>
          <table:table-cell table:style-name="ce255" office:value-type="string">
            <text:p>Choose a group address book from left pane</text:p>
          </table:table-cell>
          <table:table-cell table:style-name="ce255" office:value-type="string">
            <text:p>All contact of selected address book are display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83];6;FIND(&quot;:&quot;;[.F383];1)-FIND(&quot; &quot;;[.F383];1)-1))&gt;VALUE(MID([.F382];6;FIND(&quot;:&quot;;[.F382];1)-FIND(&quot; &quot;;[.F382];1)-1));&quot;&quot;;MAX([.A$7:.A38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3];6;FIND(&quot;:&quot;;[.F383];1)-FIND(&quot; &quot;;[.F383];1)-1))&gt;VALUE(MID([.F382];6;FIND(&quot;:&quot;;[.F382];1)-FIND(&quot; &quot;;[.F382];1)-1));[.C382];[.C382]+1)" office:value-type="float" office:value="16">
            <text:p>16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from group address book to another group address book </text:p>
          </table:table-cell>
          <table:table-cell table:style-name="ce255" office:value-type="string">
            <text:p>Step 2: Copy paste</text:p>
          </table:table-cell>
          <table:table-cell table:style-name="ce255" office:value-type="string">
            <text:p>- Choose contacts from list by clicking check box(es) then click Copy in Action bar <text:s text:c="2"/></text:p>
            <text:p>- Right click on another group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84];6;FIND(&quot;:&quot;;[.F384];1)-FIND(&quot; &quot;;[.F384];1)-1))&gt;VALUE(MID([.F383];6;FIND(&quot;:&quot;;[.F383];1)-FIND(&quot; &quot;;[.F383];1)-1));&quot;&quot;;MAX([.A$7:.A383])+1)" office:value-type="float" office:value="114">
            <text:p>114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4];6;FIND(&quot;:&quot;;[.F384];1)-FIND(&quot; &quot;;[.F384];1)-1))&gt;VALUE(MID([.F383];6;FIND(&quot;:&quot;;[.F383];1)-FIND(&quot; &quot;;[.F383];1)-1));[.C383];[.C383]+1)" office:value-type="float" office:value="17">
            <text:p>17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personal address book while viewing tag</text:p>
          </table:table-cell>
          <table:table-cell table:style-name="ce255" office:value-type="string">
            <text:p>Step 1: Add tag for contact</text:p>
          </table:table-cell>
          <table:table-cell table:style-name="ce255" office:value-type="string">
            <text:p>- Create address book and contacts</text:p>
            <text:p>- Add tag for some added contacts</text:p>
            <text:p>[ <text:a xlink:href="#Add_tag_forcontact">Details</text:a> ]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85];6;FIND(&quot;:&quot;;[.F385];1)-FIND(&quot; &quot;;[.F385];1)-1))&gt;VALUE(MID([.F384];6;FIND(&quot;:&quot;;[.F384];1)-FIND(&quot; &quot;;[.F384];1)-1));&quot;&quot;;MAX([.A$7:.A384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5];6;FIND(&quot;:&quot;;[.F385];1)-FIND(&quot; &quot;;[.F385];1)-1))&gt;VALUE(MID([.F384];6;FIND(&quot;:&quot;;[.F384];1)-FIND(&quot; &quot;;[.F384];1)-1));[.C384];[.C384]+1)" office:value-type="float" office:value="17">
            <text:p>17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personal address book while viewing tag</text:p>
          </table:table-cell>
          <table:table-cell table:style-name="ce255" office:value-type="string">
            <text:p>Step 2: View tag</text:p>
          </table:table-cell>
          <table:table-cell table:style-name="ce255" office:value-type="string">
            <text:p>Choose tag from Manage tag pane in left pane</text:p>
          </table:table-cell>
          <table:table-cell table:style-name="ce255" office:value-type="string">
            <text:p>All contacts that were added to this tag are lis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386];6;FIND(&quot;:&quot;;[.F386];1)-FIND(&quot; &quot;;[.F386];1)-1))&gt;VALUE(MID([.F385];6;FIND(&quot;:&quot;;[.F385];1)-FIND(&quot; &quot;;[.F385];1)-1));&quot;&quot;;MAX([.A$7:.A385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6];6;FIND(&quot;:&quot;;[.F386];1)-FIND(&quot; &quot;;[.F386];1)-1))&gt;VALUE(MID([.F385];6;FIND(&quot;:&quot;;[.F385];1)-FIND(&quot; &quot;;[.F385];1)-1));[.C385];[.C385]+1)" office:value-type="float" office:value="17">
            <text:p>17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personal address book while viewing tag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255" office:value-type="string">
            <text:p>Contacts are made copied in perso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87];6;FIND(&quot;:&quot;;[.F387];1)-FIND(&quot; &quot;;[.F387];1)-1))&gt;VALUE(MID([.F386];6;FIND(&quot;:&quot;;[.F386];1)-FIND(&quot; &quot;;[.F386];1)-1));&quot;&quot;;MAX([.A$7:.A386])+1)" office:value-type="float" office:value="115">
            <text:p>115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7];6;FIND(&quot;:&quot;;[.F387];1)-FIND(&quot; &quot;;[.F387];1)-1))&gt;VALUE(MID([.F386];6;FIND(&quot;:&quot;;[.F386];1)-FIND(&quot; &quot;;[.F386];1)-1));[.C386];[.C386]+1)" office:value-type="float" office:value="18">
            <text:p>18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shared address book with edit right while viewing tag</text:p>
          </table:table-cell>
          <table:table-cell table:style-name="ce255" office:value-type="string">
            <text:p>Step 1: Share address book </text:p>
          </table:table-cell>
          <table:table-cell table:style-name="ce255" office:value-type="string">
            <text:p>- Create new address book , contacts [ <text:a xlink:href="#Add_contact">Details</text:a> ]</text:p>
            <text:p>- Share added address book for an user with edit right</text:p>
            <text:p>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88];6;FIND(&quot;:&quot;;[.F388];1)-FIND(&quot; &quot;;[.F388];1)-1))&gt;VALUE(MID([.F387];6;FIND(&quot;:&quot;;[.F387];1)-FIND(&quot; &quot;;[.F387];1)-1));&quot;&quot;;MAX([.A$7:.A387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8];6;FIND(&quot;:&quot;;[.F388];1)-FIND(&quot; &quot;;[.F388];1)-1))&gt;VALUE(MID([.F387];6;FIND(&quot;:&quot;;[.F387];1)-FIND(&quot; &quot;;[.F387];1)-1));[.C387];[.C387]+1)" office:value-type="float" office:value="18">
            <text:p>18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 edit right while viewing tag</text:p>
          </table:table-cell>
          <table:table-cell table:style-name="ce255" office:value-type="string">
            <text:p>Step 2: Add tag</text:p>
          </table:table-cell>
          <table:table-cell table:style-name="ce255" office:value-type="string">
            <text:p>- Login by shared user </text:p>
            <text:p>- Add tag for some contacts (not contacts in shared address book)</text:p>
            <text:p>[ <text:a xlink:href="#Add_tag_forcontact">Details</text:a> ]</text:p>
            <text:p/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89];6;FIND(&quot;:&quot;;[.F389];1)-FIND(&quot; &quot;;[.F389];1)-1))&gt;VALUE(MID([.F388];6;FIND(&quot;:&quot;;[.F388];1)-FIND(&quot; &quot;;[.F388];1)-1));&quot;&quot;;MAX([.A$7:.A388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89];6;FIND(&quot;:&quot;;[.F389];1)-FIND(&quot; &quot;;[.F389];1)-1))&gt;VALUE(MID([.F388];6;FIND(&quot;:&quot;;[.F388];1)-FIND(&quot; &quot;;[.F388];1)-1));[.C388];[.C388]+1)" office:value-type="float" office:value="18">
            <text:p>18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 edit right while viewing tag</text:p>
          </table:table-cell>
          <table:table-cell table:style-name="ce255" office:value-type="string">
            <text:p>Step 3: View tag</text:p>
          </table:table-cell>
          <table:table-cell table:style-name="ce255" office:value-type="string">
            <text:p>Choose tag from Manage tag pane in left pane</text:p>
          </table:table-cell>
          <table:table-cell table:style-name="ce255" office:value-type="string">
            <text:p>All contacts that were added to this tag are lis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90];6;FIND(&quot;:&quot;;[.F390];1)-FIND(&quot; &quot;;[.F390];1)-1))&gt;VALUE(MID([.F389];6;FIND(&quot;:&quot;;[.F389];1)-FIND(&quot; &quot;;[.F389];1)-1));&quot;&quot;;MAX([.A$7:.A389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0];6;FIND(&quot;:&quot;;[.F390];1)-FIND(&quot; &quot;;[.F390];1)-1))&gt;VALUE(MID([.F389];6;FIND(&quot;:&quot;;[.F389];1)-FIND(&quot; &quot;;[.F389];1)-1));[.C389];[.C389]+1)" office:value-type="float" office:value="18">
            <text:p>18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 edit right while viewing tag</text:p>
          </table:table-cell>
          <table:table-cell table:style-name="ce255" office:value-type="string">
            <text:p>Step 4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255" office:value-type="string">
            <text:p>Contacts are made copied in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391];6;FIND(&quot;:&quot;;[.F391];1)-FIND(&quot; &quot;;[.F391];1)-1))&gt;VALUE(MID([.F390];6;FIND(&quot;:&quot;;[.F390];1)-FIND(&quot; &quot;;[.F390];1)-1));&quot;&quot;;MAX([.A$7:.A390])+1)" office:value-type="float" office:value="116">
            <text:p>116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1];6;FIND(&quot;:&quot;;[.F391];1)-FIND(&quot; &quot;;[.F391];1)-1))&gt;VALUE(MID([.F390];6;FIND(&quot;:&quot;;[.F390];1)-FIND(&quot; &quot;;[.F390];1)-1));[.C390];[.C390]+1)" office:value-type="float" office:value="19">
            <text:p>19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shared address book without edit right while viewing tag</text:p>
          </table:table-cell>
          <table:table-cell table:style-name="ce255" office:value-type="string">
            <text:p>Step 1: Share address book </text:p>
          </table:table-cell>
          <table:table-cell table:style-name="ce255" office:value-type="string">
            <text:p>- Create new address book ,contact [ <text:a xlink:href="#Add_contact">Details</text:a> ]</text:p>
            <text:p>- Share added address book for an user without edit right</text:p>
            <text:p>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92];6;FIND(&quot;:&quot;;[.F392];1)-FIND(&quot; &quot;;[.F392];1)-1))&gt;VALUE(MID([.F391];6;FIND(&quot;:&quot;;[.F391];1)-FIND(&quot; &quot;;[.F391];1)-1));&quot;&quot;;MAX([.A$7:.A391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2];6;FIND(&quot;:&quot;;[.F392];1)-FIND(&quot; &quot;;[.F392];1)-1))&gt;VALUE(MID([.F391];6;FIND(&quot;:&quot;;[.F391];1)-FIND(&quot; &quot;;[.F391];1)-1));[.C391];[.C391]+1)" office:value-type="float" office:value="19">
            <text:p>19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out edit right while viewing tag</text:p>
          </table:table-cell>
          <table:table-cell table:style-name="ce255" office:value-type="string">
            <text:p>Step 2: Add tag</text:p>
          </table:table-cell>
          <table:table-cell table:style-name="ce255" office:value-type="string">
            <text:p>- Login by shared user </text:p>
            <text:p>- Add tag for some contacts (not contacts in shared address book)</text:p>
            <text:p>[ <text:a xlink:href="#Add_tag_forcontact">Details</text:a> ] 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93];6;FIND(&quot;:&quot;;[.F393];1)-FIND(&quot; &quot;;[.F393];1)-1))&gt;VALUE(MID([.F392];6;FIND(&quot;:&quot;;[.F392];1)-FIND(&quot; &quot;;[.F392];1)-1));&quot;&quot;;MAX([.A$7:.A39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3];6;FIND(&quot;:&quot;;[.F393];1)-FIND(&quot; &quot;;[.F393];1)-1))&gt;VALUE(MID([.F392];6;FIND(&quot;:&quot;;[.F392];1)-FIND(&quot; &quot;;[.F392];1)-1));[.C392];[.C392]+1)" office:value-type="float" office:value="19">
            <text:p>19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out edit right while viewing tag</text:p>
          </table:table-cell>
          <table:table-cell table:style-name="ce255" office:value-type="string">
            <text:p>Step 3: View tag</text:p>
          </table:table-cell>
          <table:table-cell table:style-name="ce255" office:value-type="string">
            <text:p>Choose tag from Manage tag pane in left pane</text:p>
          </table:table-cell>
          <table:table-cell table:style-name="ce255" office:value-type="string">
            <text:p>All contacts that were added to this tag are lis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94];6;FIND(&quot;:&quot;;[.F394];1)-FIND(&quot; &quot;;[.F394];1)-1))&gt;VALUE(MID([.F393];6;FIND(&quot;:&quot;;[.F393];1)-FIND(&quot; &quot;;[.F393];1)-1));&quot;&quot;;MAX([.A$7:.A393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4];6;FIND(&quot;:&quot;;[.F394];1)-FIND(&quot; &quot;;[.F394];1)-1))&gt;VALUE(MID([.F393];6;FIND(&quot;:&quot;;[.F393];1)-FIND(&quot; &quot;;[.F393];1)-1));[.C393];[.C393]+1)" office:value-type="float" office:value="19">
            <text:p>19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out edit right while viewing tag</text:p>
          </table:table-cell>
          <table:table-cell table:style-name="ce255" office:value-type="string">
            <text:p>Step 4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395];6;FIND(&quot;:&quot;;[.F395];1)-FIND(&quot; &quot;;[.F395];1)-1))&gt;VALUE(MID([.F394];6;FIND(&quot;:&quot;;[.F394];1)-FIND(&quot; &quot;;[.F394];1)-1));&quot;&quot;;MAX([.A$7:.A394])+1)" office:value-type="float" office:value="117">
            <text:p>117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5];6;FIND(&quot;:&quot;;[.F395];1)-FIND(&quot; &quot;;[.F395];1)-1))&gt;VALUE(MID([.F394];6;FIND(&quot;:&quot;;[.F394];1)-FIND(&quot; &quot;;[.F394];1)-1));[.C394];[.C394]+1)" office:value-type="float" office:value="20">
            <text:p>20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group address book while viewing tag</text:p>
          </table:table-cell>
          <table:table-cell table:style-name="ce255" office:value-type="string">
            <text:p>Step 1: Add tag for contact</text:p>
          </table:table-cell>
          <table:table-cell table:style-name="ce255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396];6;FIND(&quot;:&quot;;[.F396];1)-FIND(&quot; &quot;;[.F396];1)-1))&gt;VALUE(MID([.F395];6;FIND(&quot;:&quot;;[.F395];1)-FIND(&quot; &quot;;[.F395];1)-1));&quot;&quot;;MAX([.A$7:.A395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6];6;FIND(&quot;:&quot;;[.F396];1)-FIND(&quot; &quot;;[.F396];1)-1))&gt;VALUE(MID([.F395];6;FIND(&quot;:&quot;;[.F395];1)-FIND(&quot; &quot;;[.F395];1)-1));[.C395];[.C395]+1)" office:value-type="float" office:value="20">
            <text:p>20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group address book while viewing tag</text:p>
          </table:table-cell>
          <table:table-cell table:style-name="ce255" office:value-type="string">
            <text:p>Step 2: View tag</text:p>
          </table:table-cell>
          <table:table-cell table:style-name="ce255" office:value-type="string">
            <text:p>Choose tag from Manage tag pane in left pane</text:p>
          </table:table-cell>
          <table:table-cell table:style-name="ce255" office:value-type="string">
            <text:p>All contacts that were added to this tag are listed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397];6;FIND(&quot;:&quot;;[.F397];1)-FIND(&quot; &quot;;[.F397];1)-1))&gt;VALUE(MID([.F396];6;FIND(&quot;:&quot;;[.F396];1)-FIND(&quot; &quot;;[.F396];1)-1));&quot;&quot;;MAX([.A$7:.A396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7];6;FIND(&quot;:&quot;;[.F397];1)-FIND(&quot; &quot;;[.F397];1)-1))&gt;VALUE(MID([.F396];6;FIND(&quot;:&quot;;[.F396];1)-FIND(&quot; &quot;;[.F396];1)-1));[.C396];[.C396]+1)" office:value-type="float" office:value="20">
            <text:p>20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group address book while viewing tag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98];6;FIND(&quot;:&quot;;[.F398];1)-FIND(&quot; &quot;;[.F398];1)-1))&gt;VALUE(MID([.F397];6;FIND(&quot;:&quot;;[.F397];1)-FIND(&quot; &quot;;[.F397];1)-1));&quot;&quot;;MAX([.A$7:.A397])+1)" office:value-type="float" office:value="118">
            <text:p>118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8];6;FIND(&quot;:&quot;;[.F398];1)-FIND(&quot; &quot;;[.F398];1)-1))&gt;VALUE(MID([.F397];6;FIND(&quot;:&quot;;[.F397];1)-FIND(&quot; &quot;;[.F397];1)-1));[.C397];[.C397]+1)" office:value-type="float" office:value="21">
            <text:p>21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personal address book while viewing in search result</text:p>
          </table:table-cell>
          <table:table-cell table:style-name="ce255" office:value-type="string">
            <text:p>Step 1: Add contact</text:p>
          </table:table-cell>
          <table:table-cell table:style-name="ce255" office:value-type="string">
            <text:p>Add new address book, contact</text:p>
            <text:p>[ <text:a xlink:href="#Add_contact">Details</text:a> ]</text:p>
          </table:table-cell>
          <table:table-cell table:style-name="ce255" office:value-type="string">
            <text:p>Add address book, contact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399];6;FIND(&quot;:&quot;;[.F399];1)-FIND(&quot; &quot;;[.F399];1)-1))&gt;VALUE(MID([.F398];6;FIND(&quot;:&quot;;[.F398];1)-FIND(&quot; &quot;;[.F398];1)-1));&quot;&quot;;MAX([.A$7:.A398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399];6;FIND(&quot;:&quot;;[.F399];1)-FIND(&quot; &quot;;[.F399];1)-1))&gt;VALUE(MID([.F398];6;FIND(&quot;:&quot;;[.F398];1)-FIND(&quot; &quot;;[.F398];1)-1));[.C398];[.C398]+1)" office:value-type="float" office:value="21">
            <text:p>21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personal address book while viewing in search result</text:p>
          </table:table-cell>
          <table:table-cell table:style-name="ce255" office:value-type="string">
            <text:p>Step 2: Search</text:p>
          </table:table-cell>
          <table:table-cell table:style-name="ce255" office:value-type="string">
            <text:p>Search with condition that matches added contact</text:p>
            <text:p>[ <text:a xlink:href="#Search_contact">Details</text:a> ]</text:p>
          </table:table-cell>
          <table:table-cell table:style-name="ce255" office:value-type="string">
            <text:p>All matched contacts are display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400];6;FIND(&quot;:&quot;;[.F400];1)-FIND(&quot; &quot;;[.F400];1)-1))&gt;VALUE(MID([.F399];6;FIND(&quot;:&quot;;[.F399];1)-FIND(&quot; &quot;;[.F399];1)-1));&quot;&quot;;MAX([.A$7:.A399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0];6;FIND(&quot;:&quot;;[.F400];1)-FIND(&quot; &quot;;[.F400];1)-1))&gt;VALUE(MID([.F399];6;FIND(&quot;:&quot;;[.F399];1)-FIND(&quot; &quot;;[.F399];1)-1));[.C399];[.C399]+1)" office:value-type="float" office:value="21">
            <text:p>21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personal address book while viewing in search result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255" office:value-type="string">
            <text:p>Contacts are made copied in personal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01];6;FIND(&quot;:&quot;;[.F401];1)-FIND(&quot; &quot;;[.F401];1)-1))&gt;VALUE(MID([.F400];6;FIND(&quot;:&quot;;[.F400];1)-FIND(&quot; &quot;;[.F400];1)-1));&quot;&quot;;MAX([.A$7:.A400])+1)" office:value-type="float" office:value="119">
            <text:p>119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1];6;FIND(&quot;:&quot;;[.F401];1)-FIND(&quot; &quot;;[.F401];1)-1))&gt;VALUE(MID([.F400];6;FIND(&quot;:&quot;;[.F400];1)-FIND(&quot; &quot;;[.F400];1)-1));[.C400];[.C400]+1)" office:value-type="float" office:value="22">
            <text:p>22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shared address book with edit right while viewing in search result</text:p>
          </table:table-cell>
          <table:table-cell table:style-name="ce255" office:value-type="string">
            <text:p>Step 1: Share address book </text:p>
          </table:table-cell>
          <table:table-cell table:style-name="ce255" office:value-type="string">
            <text:p>- Create new address book ,contacts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02];6;FIND(&quot;:&quot;;[.F402];1)-FIND(&quot; &quot;;[.F402];1)-1))&gt;VALUE(MID([.F401];6;FIND(&quot;:&quot;;[.F401];1)-FIND(&quot; &quot;;[.F401];1)-1));&quot;&quot;;MAX([.A$7:.A401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2];6;FIND(&quot;:&quot;;[.F402];1)-FIND(&quot; &quot;;[.F402];1)-1))&gt;VALUE(MID([.F401];6;FIND(&quot;:&quot;;[.F401];1)-FIND(&quot; &quot;;[.F401];1)-1));[.C401];[.C401]+1)" office:value-type="float" office:value="22">
            <text:p>22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 edit right while viewing in search result</text:p>
          </table:table-cell>
          <table:table-cell table:style-name="ce255" office:value-type="string">
            <text:p>Step 2: Search</text:p>
          </table:table-cell>
          <table:table-cell table:style-name="ce255" office:value-type="string">
            <text:p>- Login by shared user </text:p>
            <text:p>- Search with condition that matches some contacts</text:p>
          </table:table-cell>
          <table:table-cell table:style-name="ce255" office:value-type="string">
            <text:p>All matched contacts are display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403];6;FIND(&quot;:&quot;;[.F403];1)-FIND(&quot; &quot;;[.F403];1)-1))&gt;VALUE(MID([.F402];6;FIND(&quot;:&quot;;[.F402];1)-FIND(&quot; &quot;;[.F402];1)-1));&quot;&quot;;MAX([.A$7:.A40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3];6;FIND(&quot;:&quot;;[.F403];1)-FIND(&quot; &quot;;[.F403];1)-1))&gt;VALUE(MID([.F402];6;FIND(&quot;:&quot;;[.F402];1)-FIND(&quot; &quot;;[.F402];1)-1));[.C402];[.C402]+1)" office:value-type="float" office:value="22">
            <text:p>22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 edit right while viewing in search result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255" office:value-type="string">
            <text:p>Contacts are made copied in shared address book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404];6;FIND(&quot;:&quot;;[.F404];1)-FIND(&quot; &quot;;[.F404];1)-1))&gt;VALUE(MID([.F403];6;FIND(&quot;:&quot;;[.F403];1)-FIND(&quot; &quot;;[.F403];1)-1));&quot;&quot;;MAX([.A$7:.A403])+1)" office:value-type="float" office:value="120">
            <text:p>120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4];6;FIND(&quot;:&quot;;[.F404];1)-FIND(&quot; &quot;;[.F404];1)-1))&gt;VALUE(MID([.F403];6;FIND(&quot;:&quot;;[.F403];1)-FIND(&quot; &quot;;[.F403];1)-1));[.C403];[.C403]+1)" office:value-type="float" office:value="23">
            <text:p>23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shared address book without edit right while viewing in search result</text:p>
          </table:table-cell>
          <table:table-cell table:style-name="ce255" office:value-type="string">
            <text:p>Step 1: Share address book </text:p>
          </table:table-cell>
          <table:table-cell table:style-name="ce255" office:value-type="string">
            <text:p>- Create new address book </text:p>
            <text:p>[ <text:a xlink:href="#Add_contact">Details</text:a> ]</text:p>
            <text:p>- Share added address book for an user without edit right </text:p>
            <text:p>[ <text:a xlink:href="#Share_address_touser">Details</text:a> ]</text:p>
          </table:table-cell>
          <table:table-cell table:style-name="ce255" office:value-type="string">
            <text:p>Share address book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05];6;FIND(&quot;:&quot;;[.F405];1)-FIND(&quot; &quot;;[.F405];1)-1))&gt;VALUE(MID([.F404];6;FIND(&quot;:&quot;;[.F404];1)-FIND(&quot; &quot;;[.F404];1)-1));&quot;&quot;;MAX([.A$7:.A404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5];6;FIND(&quot;:&quot;;[.F405];1)-FIND(&quot; &quot;;[.F405];1)-1))&gt;VALUE(MID([.F404];6;FIND(&quot;:&quot;;[.F404];1)-FIND(&quot; &quot;;[.F404];1)-1));[.C404];[.C404]+1)" office:value-type="float" office:value="23">
            <text:p>23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out edit right while viewing in search result</text:p>
          </table:table-cell>
          <table:table-cell table:style-name="ce255" office:value-type="string">
            <text:p>Step 2: Search</text:p>
          </table:table-cell>
          <table:table-cell table:style-name="ce255" office:value-type="string">
            <text:p>- Login by shared user </text:p>
            <text:p>- Search with condition that matches some contacts</text:p>
          </table:table-cell>
          <table:table-cell table:style-name="ce255" office:value-type="string">
            <text:p>All matched contacts are display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06];6;FIND(&quot;:&quot;;[.F406];1)-FIND(&quot; &quot;;[.F406];1)-1))&gt;VALUE(MID([.F405];6;FIND(&quot;:&quot;;[.F405];1)-FIND(&quot; &quot;;[.F405];1)-1));&quot;&quot;;MAX([.A$7:.A405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6];6;FIND(&quot;:&quot;;[.F406];1)-FIND(&quot; &quot;;[.F406];1)-1))&gt;VALUE(MID([.F405];6;FIND(&quot;:&quot;;[.F405];1)-FIND(&quot; &quot;;[.F405];1)-1));[.C405];[.C405]+1)" office:value-type="float" office:value="23">
            <text:p>23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shared address book without edit right while viewing in search result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07];6;FIND(&quot;:&quot;;[.F407];1)-FIND(&quot; &quot;;[.F407];1)-1))&gt;VALUE(MID([.F406];6;FIND(&quot;:&quot;;[.F406];1)-FIND(&quot; &quot;;[.F406];1)-1));&quot;&quot;;MAX([.A$7:.A406])+1)" office:value-type="float" office:value="121">
            <text:p>121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7];6;FIND(&quot;:&quot;;[.F407];1)-FIND(&quot; &quot;;[.F407];1)-1))&gt;VALUE(MID([.F406];6;FIND(&quot;:&quot;;[.F406];1)-FIND(&quot; &quot;;[.F406];1)-1));[.C406];[.C406]+1)" office:value-type="float" office:value="24">
            <text:p>24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opy and Paste contacts to group address book while viewing in search result</text:p>
          </table:table-cell>
          <table:table-cell table:style-name="ce255" office:value-type="string">
            <text:p>Step 1: Add tag for contact</text:p>
          </table:table-cell>
          <table:table-cell table:style-name="ce255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08];6;FIND(&quot;:&quot;;[.F408];1)-FIND(&quot; &quot;;[.F408];1)-1))&gt;VALUE(MID([.F407];6;FIND(&quot;:&quot;;[.F407];1)-FIND(&quot; &quot;;[.F407];1)-1));&quot;&quot;;MAX([.A$7:.A407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8];6;FIND(&quot;:&quot;;[.F408];1)-FIND(&quot; &quot;;[.F408];1)-1))&gt;VALUE(MID([.F407];6;FIND(&quot;:&quot;;[.F407];1)-FIND(&quot; &quot;;[.F407];1)-1));[.C407];[.C407]+1)" office:value-type="float" office:value="24">
            <text:p>24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group address book while viewing in search result</text:p>
          </table:table-cell>
          <table:table-cell table:style-name="ce255" office:value-type="string">
            <text:p>Step 2: Search</text:p>
          </table:table-cell>
          <table:table-cell table:style-name="ce255" office:value-type="string">
            <text:p>Search with condition that matches some contacts</text:p>
            <text:p>[ <text:a xlink:href="#Search_contact">Details</text:a> ]</text:p>
          </table:table-cell>
          <table:table-cell table:style-name="ce255" office:value-type="string">
            <text:p>All matched contacts are displayed in search result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09];6;FIND(&quot;:&quot;;[.F409];1)-FIND(&quot; &quot;;[.F409];1)-1))&gt;VALUE(MID([.F408];6;FIND(&quot;:&quot;;[.F408];1)-FIND(&quot; &quot;;[.F408];1)-1));&quot;&quot;;MAX([.A$7:.A408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09];6;FIND(&quot;:&quot;;[.F409];1)-FIND(&quot; &quot;;[.F409];1)-1))&gt;VALUE(MID([.F408];6;FIND(&quot;:&quot;;[.F408];1)-FIND(&quot; &quot;;[.F408];1)-1));[.C408];[.C408]+1)" office:value-type="float" office:value="24">
            <text:p>24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opy and Paste contacts to group address book while viewing in search result</text:p>
          </table:table-cell>
          <table:table-cell table:style-name="ce255" office:value-type="string">
            <text:p>Step 3: Copy Paste</text:p>
          </table:table-cell>
          <table:table-cell table:style-name="ce255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255" office:value-type="string">
            <text:p>Paste option is disable, user can not do this action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10];6;FIND(&quot;:&quot;;[.F410];1)-FIND(&quot; &quot;;[.F410];1)-1))&gt;VALUE(MID([.F409];6;FIND(&quot;:&quot;;[.F409];1)-FIND(&quot; &quot;;[.F409];1)-1));&quot;&quot;;MAX([.A$7:.A409])+1)" office:value-type="float" office:value="122">
            <text:p>122.00</text:p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10];6;FIND(&quot;:&quot;;[.F410];1)-FIND(&quot; &quot;;[.F410];1)-1))&gt;VALUE(MID([.F409];6;FIND(&quot;:&quot;;[.F409];1)-FIND(&quot; &quot;;[.F409];1)-1));[.C409];[.C409]+1)" office:value-type="float" office:value="25">
            <text:p>25.00</text:p>
          </table:table-cell>
          <table:table-cell table:style-name="ce266" office:value-type="string">
            <text:p>CS\Contact\Contact\Copy</text:p>
          </table:table-cell>
          <table:table-cell table:style-name="ce276" office:value-type="string">
            <text:p>Check when copy then paste contact after this contacts has just been deleted</text:p>
          </table:table-cell>
          <table:table-cell table:style-name="ce273" office:value-type="string">
            <text:p>Step 1: Create address books, contacts</text:p>
          </table:table-cell>
          <table:table-cell table:style-name="ce255" office:value-type="string">
            <text:p>Create new address books and contacts </text:p>
            <text:p>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11];6;FIND(&quot;:&quot;;[.F411];1)-FIND(&quot; &quot;;[.F411];1)-1))&gt;VALUE(MID([.F410];6;FIND(&quot;:&quot;;[.F410];1)-FIND(&quot; &quot;;[.F410];1)-1));&quot;&quot;;MAX([.A$7:.A410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11];6;FIND(&quot;:&quot;;[.F411];1)-FIND(&quot; &quot;;[.F411];1)-1))&gt;VALUE(MID([.F410];6;FIND(&quot;:&quot;;[.F410];1)-FIND(&quot; &quot;;[.F410];1)-1));[.C410];[.C410]+1)" office:value-type="float" office:value="25">
            <text:p>2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heck when copy then paste contact after this contacts has just been deleted</text:p>
          </table:table-cell>
          <table:table-cell table:style-name="ce255" office:value-type="string">
            <text:p>Step 2: Copy contacts</text:p>
          </table:table-cell>
          <table:table-cell table:style-name="ce255" office:value-type="string">
            <text:p>- Show contacts list</text:p>
            <text:p>- Right click on added contacts and select Copy</text:p>
            <text:p/>
          </table:table-cell>
          <table:table-cell table:style-name="ce255" office:value-type="string">
            <text:p>List of contacts is shown. When click Copy, Paste is available.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12];6;FIND(&quot;:&quot;;[.F412];1)-FIND(&quot; &quot;;[.F412];1)-1))&gt;VALUE(MID([.F411];6;FIND(&quot;:&quot;;[.F411];1)-FIND(&quot; &quot;;[.F411];1)-1));&quot;&quot;;MAX([.A$7:.A411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12];6;FIND(&quot;:&quot;;[.F412];1)-FIND(&quot; &quot;;[.F412];1)-1))&gt;VALUE(MID([.F411];6;FIND(&quot;:&quot;;[.F411];1)-FIND(&quot; &quot;;[.F411];1)-1));[.C411];[.C411]+1)" office:value-type="float" office:value="25">
            <text:p>2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heck when copy then paste contact after this contacts has just been deleted</text:p>
          </table:table-cell>
          <table:table-cell table:style-name="ce255" office:value-type="string">
            <text:p>Step 3: Delete contacts</text:p>
          </table:table-cell>
          <table:table-cell table:style-name="ce255" office:value-type="string">
            <text:p>- Right click on added contacts and select Delete</text:p>
          </table:table-cell>
          <table:table-cell table:style-name="ce255" office:value-type="string">
            <text:p>This contacts is removed from address book and database.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13];6;FIND(&quot;:&quot;;[.F413];1)-FIND(&quot; &quot;;[.F413];1)-1))&gt;VALUE(MID([.F412];6;FIND(&quot;:&quot;;[.F412];1)-FIND(&quot; &quot;;[.F412];1)-1));&quot;&quot;;MAX([.A$7:.A412])+1)">
            <text:p/>
          </table:table-cell>
          <table:table-cell table:style-name="ce255" office:value-type="string">
            <text:p>FNC_CS_CON_CONTACT_06</text:p>
          </table:table-cell>
          <table:table-cell table:style-name="ce162" table:formula="of:=IF(VALUE(MID([.F413];6;FIND(&quot;:&quot;;[.F413];1)-FIND(&quot; &quot;;[.F413];1)-1))&gt;VALUE(MID([.F412];6;FIND(&quot;:&quot;;[.F412];1)-FIND(&quot; &quot;;[.F412];1)-1));[.C412];[.C412]+1)" office:value-type="float" office:value="25">
            <text:p>25.00</text:p>
          </table:table-cell>
          <table:table-cell table:style-name="ce266" office:value-type="string">
            <text:p>CS\Contact\Contact\Copy</text:p>
          </table:table-cell>
          <table:table-cell table:style-name="ce255" office:value-type="string">
            <text:p>Check when copy then paste contact after this contacts has just been deleted</text:p>
          </table:table-cell>
          <table:table-cell table:style-name="ce255" office:value-type="string">
            <text:p>Step 4: Choose and Copy/Past contacts</text:p>
          </table:table-cell>
          <table:table-cell table:style-name="ce255" office:value-type="string">
            <text:p>- Right click on other address book and select <text:span text:style-name="T4">Paste</text:span></text:p>
          </table:table-cell>
          <table:table-cell table:style-name="ce255" office:value-type="string">
            <text:p>Paste is disable, do not allow to Copy and Paste contact into personal address book when this contacts was deleted.</text:p>
          </table:table-cell>
          <table:table-cell table:style-name="ce303" office:value-type="string">
            <text:p>Medium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14];6;FIND(&quot;:&quot;;[.F414];1)-FIND(&quot; &quot;;[.F414];1)-1))&gt;VALUE(MID([.F413];6;FIND(&quot;:&quot;;[.F413];1)-FIND(&quot; &quot;;[.F413];1)-1));&quot;&quot;;MAX([.A$7:.A413])+1)" office:value-type="float" office:value="123">
            <text:p>123.00</text:p>
          </table:table-cell>
          <table:table-cell table:style-name="ce252" office:value-type="string">
            <text:p>FNC_CS_CON_CONTACT_07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Export</text:p>
          </table:table-cell>
          <table:table-cell table:style-name="ce274" office:value-type="string">
            <text:p>Export a specific contact from contacts list of an address book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15];6;FIND(&quot;:&quot;;[.F415];1)-FIND(&quot; &quot;;[.F415];1)-1))&gt;VALUE(MID([.F414];6;FIND(&quot;:&quot;;[.F414];1)-FIND(&quot; &quot;;[.F414];1)-1));&quot;&quot;;MAX([.A$7:.A414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15];6;FIND(&quot;:&quot;;[.F415];1)-FIND(&quot; &quot;;[.F415];1)-1))&gt;VALUE(MID([.F414];6;FIND(&quot;:&quot;;[.F414];1)-FIND(&quot; &quot;;[.F414];1)-1));[.C414];[.C414]+1)" office:value-type="float" office:value="1">
            <text:p>1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an address book</text:p>
          </table:table-cell>
          <table:table-cell table:style-name="ce275" office:value-type="string">
            <text:p>Step 2: Show export contact form</text:p>
          </table:table-cell>
          <table:table-cell table:style-name="ce293" office:value-type="string">
            <text:p>Right click on a added contact and select <text:span text:style-name="T4">Export</text:span></text:p>
          </table:table-cell>
          <table:table-cell table:style-name="ce255" office:value-type="string">
            <text:p>A form is shown with this contact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16];6;FIND(&quot;:&quot;;[.F416];1)-FIND(&quot; &quot;;[.F416];1)-1))&gt;VALUE(MID([.F415];6;FIND(&quot;:&quot;;[.F415];1)-FIND(&quot; &quot;;[.F415];1)-1));&quot;&quot;;MAX([.A$7:.A415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16];6;FIND(&quot;:&quot;;[.F416];1)-FIND(&quot; &quot;;[.F416];1)-1))&gt;VALUE(MID([.F415];6;FIND(&quot;:&quot;;[.F415];1)-FIND(&quot; &quot;;[.F415];1)-1));[.C415];[.C415]+1)" office:value-type="float" office:value="1">
            <text:p>1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an address book</text:p>
          </table:table-cell>
          <table:table-cell table:style-name="ce275" office:value-type="string">
            <text:p>Step 3: Complete exporting contact</text:p>
          </table:table-cell>
          <table:table-cell table:style-name="ce275" office:value-type="string">
            <text:p>Click <text:span text:style-name="T4">Save</text:span></text:p>
          </table:table-cell>
          <table:table-cell table:style-name="ce275" office:value-type="string">
            <text:p>That contact is exported in a file successfully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32">
          <table:table-cell table:style-name="ce247" table:formula="of:=IF(VALUE(MID([.F417];6;FIND(&quot;:&quot;;[.F417];1)-FIND(&quot; &quot;;[.F417];1)-1))&gt;VALUE(MID([.F416];6;FIND(&quot;:&quot;;[.F416];1)-FIND(&quot; &quot;;[.F416];1)-1));&quot;&quot;;MAX([.A$7:.A416])+1)" office:value-type="float" office:value="124">
            <text:p>124.00</text:p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17];6;FIND(&quot;:&quot;;[.F417];1)-FIND(&quot; &quot;;[.F417];1)-1))&gt;VALUE(MID([.F416];6;FIND(&quot;:&quot;;[.F416];1)-FIND(&quot; &quot;;[.F416];1)-1));[.C416];[.C416]+1)" office:value-type="float" office:value="2">
            <text:p>2.00</text:p>
          </table:table-cell>
          <table:table-cell table:style-name="ce266" office:value-type="string">
            <text:p>CS\Contact\Export</text:p>
          </table:table-cell>
          <table:table-cell table:style-name="ce274" office:value-type="string">
            <text:p>Export a specific contact from contacts list of search result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57">
          <table:table-cell table:style-name="ce247" table:formula="of:=IF(VALUE(MID([.F418];6;FIND(&quot;:&quot;;[.F418];1)-FIND(&quot; &quot;;[.F418];1)-1))&gt;VALUE(MID([.F417];6;FIND(&quot;:&quot;;[.F417];1)-FIND(&quot; &quot;;[.F417];1)-1));&quot;&quot;;MAX([.A$7:.A417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18];6;FIND(&quot;:&quot;;[.F418];1)-FIND(&quot; &quot;;[.F418];1)-1))&gt;VALUE(MID([.F417];6;FIND(&quot;:&quot;;[.F417];1)-FIND(&quot; &quot;;[.F417];1)-1));[.C417];[.C417]+1)" office:value-type="float" office:value="2">
            <text:p>2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search result</text:p>
          </table:table-cell>
          <table:table-cell table:style-name="ce275" office:value-type="string">
            <text:p>Step 2: Search</text:p>
          </table:table-cell>
          <table:table-cell table:style-name="ce275" office:value-type="string">
            <text:p>Search with condition that matches added contact</text:p>
            <text:p>[ <text:a xlink:href="#Search_contact">Details</text:a> ]</text:p>
          </table:table-cell>
          <table:table-cell table:style-name="ce275" office:value-type="string">
            <text:p>All matched contacts are displayed in search result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32">
          <table:table-cell table:style-name="ce247" table:formula="of:=IF(VALUE(MID([.F419];6;FIND(&quot;:&quot;;[.F419];1)-FIND(&quot; &quot;;[.F419];1)-1))&gt;VALUE(MID([.F418];6;FIND(&quot;:&quot;;[.F418];1)-FIND(&quot; &quot;;[.F418];1)-1));&quot;&quot;;MAX([.A$7:.A418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19];6;FIND(&quot;:&quot;;[.F419];1)-FIND(&quot; &quot;;[.F419];1)-1))&gt;VALUE(MID([.F418];6;FIND(&quot;:&quot;;[.F418];1)-FIND(&quot; &quot;;[.F418];1)-1));[.C418];[.C418]+1)" office:value-type="float" office:value="2">
            <text:p>2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search result</text:p>
          </table:table-cell>
          <table:table-cell table:style-name="ce275" office:value-type="string">
            <text:p>Step 3: Export contact</text:p>
          </table:table-cell>
          <table:table-cell table:style-name="ce275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75" office:value-type="string">
            <text:p>That contact is exported in a file successfully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32">
          <table:table-cell table:style-name="ce247" table:formula="of:=IF(VALUE(MID([.F420];6;FIND(&quot;:&quot;;[.F420];1)-FIND(&quot; &quot;;[.F420];1)-1))&gt;VALUE(MID([.F419];6;FIND(&quot;:&quot;;[.F419];1)-FIND(&quot; &quot;;[.F419];1)-1));&quot;&quot;;MAX([.A$7:.A419])+1)" office:value-type="float" office:value="125">
            <text:p>125.00</text:p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20];6;FIND(&quot;:&quot;;[.F420];1)-FIND(&quot; &quot;;[.F420];1)-1))&gt;VALUE(MID([.F419];6;FIND(&quot;:&quot;;[.F419];1)-FIND(&quot; &quot;;[.F419];1)-1));[.C419];[.C419]+1)" office:value-type="float" office:value="3">
            <text:p>3.00</text:p>
          </table:table-cell>
          <table:table-cell table:style-name="ce266" office:value-type="string">
            <text:p>CS\Contact\Export</text:p>
          </table:table-cell>
          <table:table-cell table:style-name="ce274" office:value-type="string">
            <text:p>Export a specific contact from contacts list of specific tag</text:p>
          </table:table-cell>
          <table:table-cell table:style-name="ce273" office:value-type="string">
            <text:p>Step 1: Add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55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11"/>
          <table:table-cell table:style-name="ce244" table:number-columns-repeated="246"/>
        </table:table-row>
        <table:table-row table:style-name="ro32">
          <table:table-cell table:style-name="ce247" table:formula="of:=IF(VALUE(MID([.F421];6;FIND(&quot;:&quot;;[.F421];1)-FIND(&quot; &quot;;[.F421];1)-1))&gt;VALUE(MID([.F420];6;FIND(&quot;:&quot;;[.F420];1)-FIND(&quot; &quot;;[.F420];1)-1));&quot;&quot;;MAX([.A$7:.A420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21];6;FIND(&quot;:&quot;;[.F421];1)-FIND(&quot; &quot;;[.F421];1)-1))&gt;VALUE(MID([.F420];6;FIND(&quot;:&quot;;[.F420];1)-FIND(&quot; &quot;;[.F420];1)-1));[.C420];[.C420]+1)" office:value-type="float" office:value="3">
            <text:p>3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specific tag</text:p>
          </table:table-cell>
          <table:table-cell table:style-name="ce275" office:value-type="string">
            <text:p>Step 2: Add tag</text:p>
          </table:table-cell>
          <table:table-cell table:style-name="ce293" office:value-type="string">
            <text:p>Add tag for added contacts </text:p>
            <text:p>[ <text:a xlink:href="#Add_tag_forcontact">Details</text:a> ] </text:p>
          </table:table-cell>
          <table:table-cell table:style-name="ce255" office:value-type="string">
            <text:p>Add tag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22];6;FIND(&quot;:&quot;;[.F422];1)-FIND(&quot; &quot;;[.F422];1)-1))&gt;VALUE(MID([.F421];6;FIND(&quot;:&quot;;[.F421];1)-FIND(&quot; &quot;;[.F421];1)-1));&quot;&quot;;MAX([.A$7:.A421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22];6;FIND(&quot;:&quot;;[.F422];1)-FIND(&quot; &quot;;[.F422];1)-1))&gt;VALUE(MID([.F421];6;FIND(&quot;:&quot;;[.F421];1)-FIND(&quot; &quot;;[.F421];1)-1));[.C421];[.C421]+1)" office:value-type="float" office:value="3">
            <text:p>3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specific tag</text:p>
          </table:table-cell>
          <table:table-cell table:style-name="ce275" office:value-type="string">
            <text:p>Step 3: View contacts relate to added tag</text:p>
          </table:table-cell>
          <table:table-cell table:style-name="ce293" office:value-type="string">
            <text:p>Select to view tag from Tag pane</text:p>
          </table:table-cell>
          <table:table-cell table:style-name="ce255" office:value-type="string">
            <text:p>All contacts relate to this tag are liste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23];6;FIND(&quot;:&quot;;[.F423];1)-FIND(&quot; &quot;;[.F423];1)-1))&gt;VALUE(MID([.F422];6;FIND(&quot;:&quot;;[.F422];1)-FIND(&quot; &quot;;[.F422];1)-1));&quot;&quot;;MAX([.A$7:.A422])+1)">
            <text:p/>
          </table:table-cell>
          <table:table-cell table:style-name="ce252" office:value-type="string">
            <text:p>FNC_CS_CON_CONTACT_07</text:p>
          </table:table-cell>
          <table:table-cell table:style-name="ce162" table:formula="of:=IF(VALUE(MID([.F423];6;FIND(&quot;:&quot;;[.F423];1)-FIND(&quot; &quot;;[.F423];1)-1))&gt;VALUE(MID([.F422];6;FIND(&quot;:&quot;;[.F422];1)-FIND(&quot; &quot;;[.F422];1)-1));[.C422];[.C422]+1)" office:value-type="float" office:value="3">
            <text:p>3.00</text:p>
          </table:table-cell>
          <table:table-cell table:style-name="ce266" office:value-type="string">
            <text:p>CS\Contact\Export</text:p>
          </table:table-cell>
          <table:table-cell table:style-name="ce275" office:value-type="string">
            <text:p>Export a specific contact from contacts list of specific tag</text:p>
          </table:table-cell>
          <table:table-cell table:style-name="ce275" office:value-type="string">
            <text:p>Step 4: Export</text:p>
          </table:table-cell>
          <table:table-cell table:style-name="ce275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75" office:value-type="string">
            <text:p>That contact is exported in a file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24];6;FIND(&quot;:&quot;;[.F424];1)-FIND(&quot; &quot;;[.F424];1)-1))&gt;VALUE(MID([.F423];6;FIND(&quot;:&quot;;[.F423];1)-FIND(&quot; &quot;;[.F423];1)-1));&quot;&quot;;MAX([.A$7:.A423])+1)" office:value-type="float" office:value="126">
            <text:p>126.00</text:p>
          </table:table-cell>
          <table:table-cell table:style-name="ce253" office:value-type="string">
            <text:p>FNC_CS_CON_CONTACT_08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Share</text:p>
          </table:table-cell>
          <table:table-cell table:style-name="ce277" office:value-type="string">
            <text:p>Check selecting a user for sharing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12"/>
          <table:table-cell table:style-name="ce338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25];6;FIND(&quot;:&quot;;[.F425];1)-FIND(&quot; &quot;;[.F425];1)-1))&gt;VALUE(MID([.F424];6;FIND(&quot;:&quot;;[.F424];1)-FIND(&quot; &quot;;[.F424];1)-1));&quot;&quot;;MAX([.A$7:.A424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25];6;FIND(&quot;:&quot;;[.F425];1)-FIND(&quot; &quot;;[.F425];1)-1))&gt;VALUE(MID([.F424];6;FIND(&quot;:&quot;;[.F424];1)-FIND(&quot; &quot;;[.F424];1)-1));[.C424];[.C424]+1)" office:value-type="float" office:value="1">
            <text:p>1.00</text:p>
          </table:table-cell>
          <table:table-cell table:style-name="ce266" office:value-type="string">
            <text:p>CS\Contact\Contact\Share</text:p>
          </table:table-cell>
          <table:table-cell table:style-name="ce278" office:value-type="string">
            <text:p>Check selecting a user for sharing contac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26];6;FIND(&quot;:&quot;;[.F426];1)-FIND(&quot; &quot;;[.F426];1)-1))&gt;VALUE(MID([.F425];6;FIND(&quot;:&quot;;[.F425];1)-FIND(&quot; &quot;;[.F425];1)-1));&quot;&quot;;MAX([.A$7:.A425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26];6;FIND(&quot;:&quot;;[.F426];1)-FIND(&quot; &quot;;[.F426];1)-1))&gt;VALUE(MID([.F425];6;FIND(&quot;:&quot;;[.F425];1)-FIND(&quot; &quot;;[.F425];1)-1));[.C425];[.C425]+1)" office:value-type="float" office:value="1">
            <text:p>1.00</text:p>
          </table:table-cell>
          <table:table-cell table:style-name="ce266" office:value-type="string">
            <text:p>CS\Contact\Contact\Share</text:p>
          </table:table-cell>
          <table:table-cell table:style-name="ce278" office:value-type="string">
            <text:p>Check selecting a user for sharing contact</text:p>
          </table:table-cell>
          <table:table-cell table:style-name="ce255" office:value-type="string">
            <text:p>Step 3: Show form to select an user for sharing</text:p>
          </table:table-cell>
          <table:table-cell table:style-name="ce269" office:value-type="string">
            <text:p>Click <text:span text:style-name="T4">Select user</text:span> icon</text:p>
          </table:table-cell>
          <table:table-cell table:style-name="ce28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27];6;FIND(&quot;:&quot;;[.F427];1)-FIND(&quot; &quot;;[.F427];1)-1))&gt;VALUE(MID([.F426];6;FIND(&quot;:&quot;;[.F426];1)-FIND(&quot; &quot;;[.F426];1)-1));&quot;&quot;;MAX([.A$7:.A426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27];6;FIND(&quot;:&quot;;[.F427];1)-FIND(&quot; &quot;;[.F427];1)-1))&gt;VALUE(MID([.F426];6;FIND(&quot;:&quot;;[.F426];1)-FIND(&quot; &quot;;[.F426];1)-1));[.C426];[.C426]+1)" office:value-type="float" office:value="1">
            <text:p>1.00</text:p>
          </table:table-cell>
          <table:table-cell table:style-name="ce266" office:value-type="string">
            <text:p>CS\Contact\Contact\Share</text:p>
          </table:table-cell>
          <table:table-cell table:style-name="ce278" office:value-type="string">
            <text:p>Check selecting a user for sharing contact</text:p>
          </table:table-cell>
          <table:table-cell table:style-name="ce255" office:value-type="string">
            <text:p>Step 4: Select user for sharing</text:p>
          </table:table-cell>
          <table:table-cell table:style-name="ce269" office:value-type="string">
            <text:p>- Select group from the left</text:p>
            <text:p>- Select user from the right pane </text:p>
          </table:table-cell>
          <table:table-cell table:style-name="ce288" office:value-type="string">
            <text:p>Selected user will be displayed in User field in Share form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28];6;FIND(&quot;:&quot;;[.F428];1)-FIND(&quot; &quot;;[.F428];1)-1))&gt;VALUE(MID([.F427];6;FIND(&quot;:&quot;;[.F427];1)-FIND(&quot; &quot;;[.F427];1)-1));&quot;&quot;;MAX([.A$7:.A427])+1)" office:value-type="float" office:value="127">
            <text:p>127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28];6;FIND(&quot;:&quot;;[.F428];1)-FIND(&quot; &quot;;[.F428];1)-1))&gt;VALUE(MID([.F427];6;FIND(&quot;:&quot;;[.F427];1)-FIND(&quot; &quot;;[.F427];1)-1));[.C427];[.C427]+1)" office:value-type="float" office:value="2">
            <text:p>2.00</text:p>
          </table:table-cell>
          <table:table-cell table:style-name="ce266" office:value-type="string">
            <text:p>CS\Contact\Contact\Share</text:p>
          </table:table-cell>
          <table:table-cell table:style-name="ce279" office:value-type="string">
            <text:p>Check selecting several users at a time for sharing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29];6;FIND(&quot;:&quot;;[.F429];1)-FIND(&quot; &quot;;[.F429];1)-1))&gt;VALUE(MID([.F428];6;FIND(&quot;:&quot;;[.F428];1)-FIND(&quot; &quot;;[.F428];1)-1));&quot;&quot;;MAX([.A$7:.A428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29];6;FIND(&quot;:&quot;;[.F429];1)-FIND(&quot; &quot;;[.F429];1)-1))&gt;VALUE(MID([.F428];6;FIND(&quot;:&quot;;[.F428];1)-FIND(&quot; &quot;;[.F428];1)-1));[.C428];[.C428]+1)" office:value-type="float" office:value="2">
            <text:p>2.00</text:p>
          </table:table-cell>
          <table:table-cell table:style-name="ce266" office:value-type="string">
            <text:p>CS\Contact\Contact\Share</text:p>
          </table:table-cell>
          <table:table-cell table:style-name="ce280" office:value-type="string">
            <text:p>Check selecting several users at a time for sharing contac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30];6;FIND(&quot;:&quot;;[.F430];1)-FIND(&quot; &quot;;[.F430];1)-1))&gt;VALUE(MID([.F429];6;FIND(&quot;:&quot;;[.F429];1)-FIND(&quot; &quot;;[.F429];1)-1));&quot;&quot;;MAX([.A$7:.A429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0];6;FIND(&quot;:&quot;;[.F430];1)-FIND(&quot; &quot;;[.F430];1)-1))&gt;VALUE(MID([.F429];6;FIND(&quot;:&quot;;[.F429];1)-FIND(&quot; &quot;;[.F429];1)-1));[.C429];[.C429]+1)" office:value-type="float" office:value="2">
            <text:p>2.00</text:p>
          </table:table-cell>
          <table:table-cell table:style-name="ce266" office:value-type="string">
            <text:p>CS\Contact\Contact\Share</text:p>
          </table:table-cell>
          <table:table-cell table:style-name="ce280" office:value-type="string">
            <text:p>Check selecting several users at a time for sharing contact</text:p>
          </table:table-cell>
          <table:table-cell table:style-name="ce255" office:value-type="string">
            <text:p>Step 3: Show form to select users for sharing</text:p>
          </table:table-cell>
          <table:table-cell table:style-name="ce269" office:value-type="string">
            <text:p>Click <text:span text:style-name="T9">Select user</text:span><text:span text:style-name="T10"> icon</text:span></text:p>
          </table:table-cell>
          <table:table-cell table:style-name="ce28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31];6;FIND(&quot;:&quot;;[.F431];1)-FIND(&quot; &quot;;[.F431];1)-1))&gt;VALUE(MID([.F430];6;FIND(&quot;:&quot;;[.F430];1)-FIND(&quot; &quot;;[.F430];1)-1));&quot;&quot;;MAX([.A$7:.A430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1];6;FIND(&quot;:&quot;;[.F431];1)-FIND(&quot; &quot;;[.F431];1)-1))&gt;VALUE(MID([.F430];6;FIND(&quot;:&quot;;[.F430];1)-FIND(&quot; &quot;;[.F430];1)-1));[.C430];[.C430]+1)" office:value-type="float" office:value="2">
            <text:p>2.00</text:p>
          </table:table-cell>
          <table:table-cell table:style-name="ce266" office:value-type="string">
            <text:p>CS\Contact\Contact\Share</text:p>
          </table:table-cell>
          <table:table-cell table:style-name="ce280" office:value-type="string">
            <text:p>Check selecting several users at a time for sharing contact</text:p>
          </table:table-cell>
          <table:table-cell table:style-name="ce255" office:value-type="string">
            <text:p>Step 4: Select user for sharing</text:p>
          </table:table-cell>
          <table:table-cell table:style-name="ce269" office:value-type="string">
            <text:p>- Select group from the left</text:p>
            <text:p>- Select user from the right pane </text:p>
          </table:table-cell>
          <table:table-cell table:style-name="ce288" office:value-type="string">
            <text:p>Selected user will be displayed in User field in Share form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32];6;FIND(&quot;:&quot;;[.F432];1)-FIND(&quot; &quot;;[.F432];1)-1))&gt;VALUE(MID([.F431];6;FIND(&quot;:&quot;;[.F431];1)-FIND(&quot; &quot;;[.F431];1)-1));&quot;&quot;;MAX([.A$7:.A431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2];6;FIND(&quot;:&quot;;[.F432];1)-FIND(&quot; &quot;;[.F432];1)-1))&gt;VALUE(MID([.F431];6;FIND(&quot;:&quot;;[.F431];1)-FIND(&quot; &quot;;[.F431];1)-1));[.C431];[.C431]+1)" office:value-type="float" office:value="2">
            <text:p>2.00</text:p>
          </table:table-cell>
          <table:table-cell table:style-name="ce266" office:value-type="string">
            <text:p>CS\Contact\Contact\Share</text:p>
          </table:table-cell>
          <table:table-cell table:style-name="ce280" office:value-type="string">
            <text:p>Check selecting several users at a time for sharing contact</text:p>
          </table:table-cell>
          <table:table-cell table:style-name="ce255" office:value-type="string">
            <text:p>Step 5: Add more user for share</text:p>
          </table:table-cell>
          <table:table-cell table:style-name="ce269" office:value-type="string">
            <text:p>Click Select user icon again and do the same as above steps to select another user</text:p>
          </table:table-cell>
          <table:table-cell table:style-name="ce288" office:value-type="string">
            <text:p>- Selected user is added in User field, separated with the first one by comma “,”</text:p>
          </table:table-cell>
          <table:table-cell table:style-name="ce303" office:value-type="string">
            <text:p>High</text:p>
          </table:table-cell>
          <table:table-cell table:style-name="ce313"/>
          <table:table-cell table:style-name="ce339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33];6;FIND(&quot;:&quot;;[.F433];1)-FIND(&quot; &quot;;[.F433];1)-1))&gt;VALUE(MID([.F432];6;FIND(&quot;:&quot;;[.F432];1)-FIND(&quot; &quot;;[.F432];1)-1));&quot;&quot;;MAX([.A$7:.A432])+1)" office:value-type="float" office:value="128">
            <text:p>128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3];6;FIND(&quot;:&quot;;[.F433];1)-FIND(&quot; &quot;;[.F433];1)-1))&gt;VALUE(MID([.F432];6;FIND(&quot;:&quot;;[.F432];1)-FIND(&quot; &quot;;[.F432];1)-1));[.C432];[.C432]+1)" office:value-type="float" office:value="3">
            <text:p>3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Share a contact for users with edit righ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34];6;FIND(&quot;:&quot;;[.F434];1)-FIND(&quot; &quot;;[.F434];1)-1))&gt;VALUE(MID([.F433];6;FIND(&quot;:&quot;;[.F433];1)-FIND(&quot; &quot;;[.F433];1)-1));&quot;&quot;;MAX([.A$7:.A433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4];6;FIND(&quot;:&quot;;[.F434];1)-FIND(&quot; &quot;;[.F434];1)-1))&gt;VALUE(MID([.F433];6;FIND(&quot;:&quot;;[.F433];1)-FIND(&quot; &quot;;[.F433];1)-1));[.C433];[.C433]+1)" office:value-type="float" office:value="3">
            <text:p>3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 edit righ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35];6;FIND(&quot;:&quot;;[.F435];1)-FIND(&quot; &quot;;[.F435];1)-1))&gt;VALUE(MID([.F434];6;FIND(&quot;:&quot;;[.F434];1)-FIND(&quot; &quot;;[.F434];1)-1));&quot;&quot;;MAX([.A$7:.A434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5];6;FIND(&quot;:&quot;;[.F435];1)-FIND(&quot; &quot;;[.F435];1)-1))&gt;VALUE(MID([.F434];6;FIND(&quot;:&quot;;[.F434];1)-FIND(&quot; &quot;;[.F434];1)-1));[.C434];[.C434]+1)" office:value-type="float" office:value="3">
            <text:p>3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 edit right</text:p>
          </table:table-cell>
          <table:table-cell table:style-name="ce255" office:value-type="string">
            <text:p>Step 3: Show form to select an user for sharing</text:p>
          </table:table-cell>
          <table:table-cell table:style-name="ce269" office:value-type="string">
            <text:p>Click <text:span text:style-name="T4">Select user</text:span> icon</text:p>
          </table:table-cell>
          <table:table-cell table:style-name="ce28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36];6;FIND(&quot;:&quot;;[.F436];1)-FIND(&quot; &quot;;[.F436];1)-1))&gt;VALUE(MID([.F435];6;FIND(&quot;:&quot;;[.F435];1)-FIND(&quot; &quot;;[.F435];1)-1));&quot;&quot;;MAX([.A$7:.A435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6];6;FIND(&quot;:&quot;;[.F436];1)-FIND(&quot; &quot;;[.F436];1)-1))&gt;VALUE(MID([.F435];6;FIND(&quot;:&quot;;[.F435];1)-FIND(&quot; &quot;;[.F435];1)-1));[.C435];[.C435]+1)" office:value-type="float" office:value="3">
            <text:p>3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 edit right</text:p>
          </table:table-cell>
          <table:table-cell table:style-name="ce255" office:value-type="string">
            <text:p>Step 4: Select users for sharing</text:p>
          </table:table-cell>
          <table:table-cell table:style-name="ce269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88" office:value-type="string">
            <text:p>Selected user will be displayed in User field in Share form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37];6;FIND(&quot;:&quot;;[.F437];1)-FIND(&quot; &quot;;[.F437];1)-1))&gt;VALUE(MID([.F436];6;FIND(&quot;:&quot;;[.F436];1)-FIND(&quot; &quot;;[.F436];1)-1));&quot;&quot;;MAX([.A$7:.A436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7];6;FIND(&quot;:&quot;;[.F437];1)-FIND(&quot; &quot;;[.F437];1)-1))&gt;VALUE(MID([.F436];6;FIND(&quot;:&quot;;[.F436];1)-FIND(&quot; &quot;;[.F436];1)-1));[.C436];[.C436]+1)" office:value-type="float" office:value="3">
            <text:p>3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 edit right</text:p>
          </table:table-cell>
          <table:table-cell table:style-name="ce255" office:value-type="string">
            <text:p>Step 5: Complete sharing with edit right</text:p>
          </table:table-cell>
          <table:table-cell table:style-name="ce269" office:value-type="string">
            <text:p>- Tick “Can edit” check box</text:p>
            <text:p>- Click <text:span text:style-name="T9">Save</text:span></text:p>
          </table:table-cell>
          <table:table-cell table:style-name="ce298" office:value-type="string">
            <text:p>Selected user is added to share table of address book with Can edit is “Yes”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38];6;FIND(&quot;:&quot;;[.F438];1)-FIND(&quot; &quot;;[.F438];1)-1))&gt;VALUE(MID([.F437];6;FIND(&quot;:&quot;;[.F437];1)-FIND(&quot; &quot;;[.F437];1)-1));&quot;&quot;;MAX([.A$7:.A437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8];6;FIND(&quot;:&quot;;[.F438];1)-FIND(&quot; &quot;;[.F438];1)-1))&gt;VALUE(MID([.F437];6;FIND(&quot;:&quot;;[.F437];1)-FIND(&quot; &quot;;[.F437];1)-1));[.C437];[.C437]+1)" office:value-type="float" office:value="3">
            <text:p>3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 edit right</text:p>
          </table:table-cell>
          <table:table-cell table:style-name="ce255" office:value-type="string">
            <text:p>Step 6: Check shared contact by shared user</text:p>
          </table:table-cell>
          <table:table-cell table:style-name="ce269" office:value-type="string">
            <text:p>- Login by one of assigned users for sharing above</text:p>
            <text:p>- Click the link Shared from address books list</text:p>
          </table:table-cell>
          <table:table-cell table:style-name="ce288" office:value-type="string">
            <text:p>- Shared contact is listed</text:p>
            <text:p>- Shared user can do actions on this contact like owner (except Share)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39];6;FIND(&quot;:&quot;;[.F439];1)-FIND(&quot; &quot;;[.F439];1)-1))&gt;VALUE(MID([.F438];6;FIND(&quot;:&quot;;[.F438];1)-FIND(&quot; &quot;;[.F438];1)-1));&quot;&quot;;MAX([.A$7:.A438])+1)" office:value-type="float" office:value="129">
            <text:p>129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39];6;FIND(&quot;:&quot;;[.F439];1)-FIND(&quot; &quot;;[.F439];1)-1))&gt;VALUE(MID([.F438];6;FIND(&quot;:&quot;;[.F438];1)-FIND(&quot; &quot;;[.F438];1)-1));[.C438];[.C438]+1)" office:value-type="float" office:value="4">
            <text:p>4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Share a contact for users without edit righ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40];6;FIND(&quot;:&quot;;[.F440];1)-FIND(&quot; &quot;;[.F440];1)-1))&gt;VALUE(MID([.F439];6;FIND(&quot;:&quot;;[.F439];1)-FIND(&quot; &quot;;[.F439];1)-1));&quot;&quot;;MAX([.A$7:.A439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0];6;FIND(&quot;:&quot;;[.F440];1)-FIND(&quot; &quot;;[.F440];1)-1))&gt;VALUE(MID([.F439];6;FIND(&quot;:&quot;;[.F439];1)-FIND(&quot; &quot;;[.F439];1)-1));[.C439];[.C439]+1)" office:value-type="float" office:value="4">
            <text:p>4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out edit righ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41];6;FIND(&quot;:&quot;;[.F441];1)-FIND(&quot; &quot;;[.F441];1)-1))&gt;VALUE(MID([.F440];6;FIND(&quot;:&quot;;[.F440];1)-FIND(&quot; &quot;;[.F440];1)-1));&quot;&quot;;MAX([.A$7:.A440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1];6;FIND(&quot;:&quot;;[.F441];1)-FIND(&quot; &quot;;[.F441];1)-1))&gt;VALUE(MID([.F440];6;FIND(&quot;:&quot;;[.F440];1)-FIND(&quot; &quot;;[.F440];1)-1));[.C440];[.C440]+1)" office:value-type="float" office:value="4">
            <text:p>4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out edit right</text:p>
          </table:table-cell>
          <table:table-cell table:style-name="ce255" office:value-type="string">
            <text:p>Step 3: Show form to select an user for sharing</text:p>
          </table:table-cell>
          <table:table-cell table:style-name="ce269" office:value-type="string">
            <text:p>Click Select user icon</text:p>
          </table:table-cell>
          <table:table-cell table:style-name="ce288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42];6;FIND(&quot;:&quot;;[.F442];1)-FIND(&quot; &quot;;[.F442];1)-1))&gt;VALUE(MID([.F441];6;FIND(&quot;:&quot;;[.F441];1)-FIND(&quot; &quot;;[.F441];1)-1));&quot;&quot;;MAX([.A$7:.A441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2];6;FIND(&quot;:&quot;;[.F442];1)-FIND(&quot; &quot;;[.F442];1)-1))&gt;VALUE(MID([.F441];6;FIND(&quot;:&quot;;[.F441];1)-FIND(&quot; &quot;;[.F441];1)-1));[.C441];[.C441]+1)" office:value-type="float" office:value="4">
            <text:p>4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out edit right</text:p>
          </table:table-cell>
          <table:table-cell table:style-name="ce255" office:value-type="string">
            <text:p>Step 4: Select user for sharing</text:p>
          </table:table-cell>
          <table:table-cell table:style-name="ce269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88" office:value-type="string">
            <text:p>Selected users will be displayed in User field in Share form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43];6;FIND(&quot;:&quot;;[.F443];1)-FIND(&quot; &quot;;[.F443];1)-1))&gt;VALUE(MID([.F442];6;FIND(&quot;:&quot;;[.F442];1)-FIND(&quot; &quot;;[.F442];1)-1));&quot;&quot;;MAX([.A$7:.A442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3];6;FIND(&quot;:&quot;;[.F443];1)-FIND(&quot; &quot;;[.F443];1)-1))&gt;VALUE(MID([.F442];6;FIND(&quot;:&quot;;[.F442];1)-FIND(&quot; &quot;;[.F442];1)-1));[.C442];[.C442]+1)" office:value-type="float" office:value="4">
            <text:p>4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out edit right</text:p>
          </table:table-cell>
          <table:table-cell table:style-name="ce255" office:value-type="string">
            <text:p>Step 5: Complete sharing with edit right</text:p>
          </table:table-cell>
          <table:table-cell table:style-name="ce269" office:value-type="string">
            <text:p>- Do not tick “Can edit” check box</text:p>
            <text:p>- Click <text:span text:style-name="T9">Save</text:span></text:p>
          </table:table-cell>
          <table:table-cell table:style-name="ce298" office:value-type="string">
            <text:p>Selected user is added to share table of address book with “Can edit” is “No”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44];6;FIND(&quot;:&quot;;[.F444];1)-FIND(&quot; &quot;;[.F444];1)-1))&gt;VALUE(MID([.F443];6;FIND(&quot;:&quot;;[.F443];1)-FIND(&quot; &quot;;[.F443];1)-1));&quot;&quot;;MAX([.A$7:.A443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4];6;FIND(&quot;:&quot;;[.F444];1)-FIND(&quot; &quot;;[.F444];1)-1))&gt;VALUE(MID([.F443];6;FIND(&quot;:&quot;;[.F443];1)-FIND(&quot; &quot;;[.F443];1)-1));[.C443];[.C443]+1)" office:value-type="float" office:value="4">
            <text:p>4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a contact for users without edit right</text:p>
          </table:table-cell>
          <table:table-cell table:style-name="ce255" office:value-type="string">
            <text:p>Step 6: Check shared address book by shared user</text:p>
          </table:table-cell>
          <table:table-cell table:style-name="ce269" office:value-type="string">
            <text:p>- Login by one of assigned users for sharing above</text:p>
          </table:table-cell>
          <table:table-cell table:style-name="ce288" office:value-type="string">
            <text:p>- Shared address books appears in shared list</text:p>
            <text:p>- Without edit right, user can not Edit, Share shared contact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45];6;FIND(&quot;:&quot;;[.F445];1)-FIND(&quot; &quot;;[.F445];1)-1))&gt;VALUE(MID([.F444];6;FIND(&quot;:&quot;;[.F444];1)-FIND(&quot; &quot;;[.F444];1)-1));&quot;&quot;;MAX([.A$7:.A444])+1)" office:value-type="float" office:value="130">
            <text:p>130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5];6;FIND(&quot;:&quot;;[.F445];1)-FIND(&quot; &quot;;[.F445];1)-1))&gt;VALUE(MID([.F444];6;FIND(&quot;:&quot;;[.F444];1)-FIND(&quot; &quot;;[.F444];1)-1));[.C444];[.C444]+1)" office:value-type="float" office:value="5">
            <text:p>5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Check selecting a group for sharing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46];6;FIND(&quot;:&quot;;[.F446];1)-FIND(&quot; &quot;;[.F446];1)-1))&gt;VALUE(MID([.F445];6;FIND(&quot;:&quot;;[.F445];1)-FIND(&quot; &quot;;[.F445];1)-1));&quot;&quot;;MAX([.A$7:.A445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6];6;FIND(&quot;:&quot;;[.F446];1)-FIND(&quot; &quot;;[.F446];1)-1))&gt;VALUE(MID([.F445];6;FIND(&quot;:&quot;;[.F445];1)-FIND(&quot; &quot;;[.F445];1)-1));[.C445];[.C445]+1)" office:value-type="float" office:value="5">
            <text:p>5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a group for sharing contac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47];6;FIND(&quot;:&quot;;[.F447];1)-FIND(&quot; &quot;;[.F447];1)-1))&gt;VALUE(MID([.F446];6;FIND(&quot;:&quot;;[.F446];1)-FIND(&quot; &quot;;[.F446];1)-1));&quot;&quot;;MAX([.A$7:.A446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7];6;FIND(&quot;:&quot;;[.F447];1)-FIND(&quot; &quot;;[.F447];1)-1))&gt;VALUE(MID([.F446];6;FIND(&quot;:&quot;;[.F446];1)-FIND(&quot; &quot;;[.F446];1)-1));[.C446];[.C446]+1)" office:value-type="float" office:value="5">
            <text:p>5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a group for sharing contact</text:p>
          </table:table-cell>
          <table:table-cell table:style-name="ce255" office:value-type="string">
            <text:p>Step 3: Show form to select an group for sharing</text:p>
          </table:table-cell>
          <table:table-cell table:style-name="ce269" office:value-type="string">
            <text:p>Click <text:span text:style-name="T9">Select group</text:span><text:span text:style-name="T10"> icon</text:span></text:p>
          </table:table-cell>
          <table:table-cell table:style-name="ce288" office:value-type="string">
            <text:p>Select group form is shown</text:p>
            <text:p/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48];6;FIND(&quot;:&quot;;[.F448];1)-FIND(&quot; &quot;;[.F448];1)-1))&gt;VALUE(MID([.F447];6;FIND(&quot;:&quot;;[.F447];1)-FIND(&quot; &quot;;[.F447];1)-1));&quot;&quot;;MAX([.A$7:.A447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8];6;FIND(&quot;:&quot;;[.F448];1)-FIND(&quot; &quot;;[.F448];1)-1))&gt;VALUE(MID([.F447];6;FIND(&quot;:&quot;;[.F447];1)-FIND(&quot; &quot;;[.F447];1)-1));[.C447];[.C447]+1)" office:value-type="float" office:value="5">
            <text:p>5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a group for sharing contact</text:p>
          </table:table-cell>
          <table:table-cell table:style-name="ce255" office:value-type="string">
            <text:p>Step 4: Select group for sharing</text:p>
          </table:table-cell>
          <table:table-cell table:style-name="ce269" office:value-type="string">
            <text:p>- Select group from the left</text:p>
            <text:p>- Select sub group from the right pane </text:p>
          </table:table-cell>
          <table:table-cell table:style-name="ce288" office:value-type="string">
            <text:p>Selected group will be displayed in Group field in Share form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49];6;FIND(&quot;:&quot;;[.F449];1)-FIND(&quot; &quot;;[.F449];1)-1))&gt;VALUE(MID([.F448];6;FIND(&quot;:&quot;;[.F448];1)-FIND(&quot; &quot;;[.F448];1)-1));&quot;&quot;;MAX([.A$7:.A448])+1)" office:value-type="float" office:value="131">
            <text:p>131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49];6;FIND(&quot;:&quot;;[.F449];1)-FIND(&quot; &quot;;[.F449];1)-1))&gt;VALUE(MID([.F448];6;FIND(&quot;:&quot;;[.F448];1)-FIND(&quot; &quot;;[.F448];1)-1));[.C448];[.C448]+1)" office:value-type="float" office:value="6">
            <text:p>6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Check selecting several groups at a time for sharing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50];6;FIND(&quot;:&quot;;[.F450];1)-FIND(&quot; &quot;;[.F450];1)-1))&gt;VALUE(MID([.F449];6;FIND(&quot;:&quot;;[.F449];1)-FIND(&quot; &quot;;[.F449];1)-1));&quot;&quot;;MAX([.A$7:.A449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0];6;FIND(&quot;:&quot;;[.F450];1)-FIND(&quot; &quot;;[.F450];1)-1))&gt;VALUE(MID([.F449];6;FIND(&quot;:&quot;;[.F449];1)-FIND(&quot; &quot;;[.F449];1)-1));[.C449];[.C449]+1)" office:value-type="float" office:value="6">
            <text:p>6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several groups at a time for sharing contac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51];6;FIND(&quot;:&quot;;[.F451];1)-FIND(&quot; &quot;;[.F451];1)-1))&gt;VALUE(MID([.F450];6;FIND(&quot;:&quot;;[.F450];1)-FIND(&quot; &quot;;[.F450];1)-1));&quot;&quot;;MAX([.A$7:.A450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1];6;FIND(&quot;:&quot;;[.F451];1)-FIND(&quot; &quot;;[.F451];1)-1))&gt;VALUE(MID([.F450];6;FIND(&quot;:&quot;;[.F450];1)-FIND(&quot; &quot;;[.F450];1)-1));[.C450];[.C450]+1)" office:value-type="float" office:value="6">
            <text:p>6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several groups at a time for sharing contact</text:p>
          </table:table-cell>
          <table:table-cell table:style-name="ce255" office:value-type="string">
            <text:p>Step 3: Show form to select group for sharing</text:p>
          </table:table-cell>
          <table:table-cell table:style-name="ce269" office:value-type="string">
            <text:p>Click <text:span text:style-name="T9">Select group</text:span><text:span text:style-name="T10"> icon</text:span></text:p>
          </table:table-cell>
          <table:table-cell table:style-name="ce288" office:value-type="string">
            <text:p>Select group form is shown</text:p>
            <text:p/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52];6;FIND(&quot;:&quot;;[.F452];1)-FIND(&quot; &quot;;[.F452];1)-1))&gt;VALUE(MID([.F451];6;FIND(&quot;:&quot;;[.F451];1)-FIND(&quot; &quot;;[.F451];1)-1));&quot;&quot;;MAX([.A$7:.A451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2];6;FIND(&quot;:&quot;;[.F452];1)-FIND(&quot; &quot;;[.F452];1)-1))&gt;VALUE(MID([.F451];6;FIND(&quot;:&quot;;[.F451];1)-FIND(&quot; &quot;;[.F451];1)-1));[.C451];[.C451]+1)" office:value-type="float" office:value="6">
            <text:p>6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several groups at a time for sharing contact</text:p>
          </table:table-cell>
          <table:table-cell table:style-name="ce255" office:value-type="string">
            <text:p>Step 4: Select group for sharing</text:p>
          </table:table-cell>
          <table:table-cell table:style-name="ce269" office:value-type="string">
            <text:p>- Select group from the left</text:p>
            <text:p>- Select sub group from the right pane </text:p>
          </table:table-cell>
          <table:table-cell table:style-name="ce288" office:value-type="string">
            <text:p>Selected group will be displayed in Group field in Share form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53];6;FIND(&quot;:&quot;;[.F453];1)-FIND(&quot; &quot;;[.F453];1)-1))&gt;VALUE(MID([.F452];6;FIND(&quot;:&quot;;[.F452];1)-FIND(&quot; &quot;;[.F452];1)-1));&quot;&quot;;MAX([.A$7:.A452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3];6;FIND(&quot;:&quot;;[.F453];1)-FIND(&quot; &quot;;[.F453];1)-1))&gt;VALUE(MID([.F452];6;FIND(&quot;:&quot;;[.F452];1)-FIND(&quot; &quot;;[.F452];1)-1));[.C452];[.C452]+1)" office:value-type="float" office:value="6">
            <text:p>6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eck selecting several groups at a time for sharing contact</text:p>
          </table:table-cell>
          <table:table-cell table:style-name="ce255" office:value-type="string">
            <text:p>Step 5: Add more group to share</text:p>
          </table:table-cell>
          <table:table-cell table:style-name="ce269" office:value-type="string">
            <text:p>Click <text:span text:style-name="T9">Select group</text:span><text:span text:style-name="T10"> icon </text:span><text:span text:style-name="T10">again and do the same </text:span><text:span text:style-name="T10">as above steps to </text:span><text:span text:style-name="T10">select another group</text:span></text:p>
          </table:table-cell>
          <table:table-cell table:style-name="ce288" office:value-type="string">
            <text:p>Selected group is added in Group field, separated with the first one by comma “,”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54];6;FIND(&quot;:&quot;;[.F454];1)-FIND(&quot; &quot;;[.F454];1)-1))&gt;VALUE(MID([.F453];6;FIND(&quot;:&quot;;[.F453];1)-FIND(&quot; &quot;;[.F453];1)-1));&quot;&quot;;MAX([.A$7:.A453])+1)" office:value-type="float" office:value="132">
            <text:p>132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4];6;FIND(&quot;:&quot;;[.F454];1)-FIND(&quot; &quot;;[.F454];1)-1))&gt;VALUE(MID([.F453];6;FIND(&quot;:&quot;;[.F453];1)-FIND(&quot; &quot;;[.F453];1)-1));[.C453];[.C453]+1)" office:value-type="float" office:value="7">
            <text:p>7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Share contact for groups with edit permission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55];6;FIND(&quot;:&quot;;[.F455];1)-FIND(&quot; &quot;;[.F455];1)-1))&gt;VALUE(MID([.F454];6;FIND(&quot;:&quot;;[.F454];1)-FIND(&quot; &quot;;[.F454];1)-1));&quot;&quot;;MAX([.A$7:.A454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5];6;FIND(&quot;:&quot;;[.F455];1)-FIND(&quot; &quot;;[.F455];1)-1))&gt;VALUE(MID([.F454];6;FIND(&quot;:&quot;;[.F454];1)-FIND(&quot; &quot;;[.F454];1)-1));[.C454];[.C454]+1)" office:value-type="float" office:value="7">
            <text:p>7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 edit permission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56];6;FIND(&quot;:&quot;;[.F456];1)-FIND(&quot; &quot;;[.F456];1)-1))&gt;VALUE(MID([.F455];6;FIND(&quot;:&quot;;[.F455];1)-FIND(&quot; &quot;;[.F455];1)-1));&quot;&quot;;MAX([.A$7:.A455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6];6;FIND(&quot;:&quot;;[.F456];1)-FIND(&quot; &quot;;[.F456];1)-1))&gt;VALUE(MID([.F455];6;FIND(&quot;:&quot;;[.F455];1)-FIND(&quot; &quot;;[.F455];1)-1));[.C455];[.C455]+1)" office:value-type="float" office:value="7">
            <text:p>7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 edit permission</text:p>
          </table:table-cell>
          <table:table-cell table:style-name="ce255" office:value-type="string">
            <text:p>Step 3: Select groups to share</text:p>
          </table:table-cell>
          <table:table-cell table:style-name="ce269" office:value-type="string">
            <text:p>- Click Select group icon</text:p>
            <text:p>- Select groups to share</text:p>
          </table:table-cell>
          <table:table-cell table:style-name="ce288" office:value-type="string">
            <text:p>Select groups is displayed in Group fiel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57];6;FIND(&quot;:&quot;;[.F457];1)-FIND(&quot; &quot;;[.F457];1)-1))&gt;VALUE(MID([.F456];6;FIND(&quot;:&quot;;[.F456];1)-FIND(&quot; &quot;;[.F456];1)-1));&quot;&quot;;MAX([.A$7:.A456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7];6;FIND(&quot;:&quot;;[.F457];1)-FIND(&quot; &quot;;[.F457];1)-1))&gt;VALUE(MID([.F456];6;FIND(&quot;:&quot;;[.F456];1)-FIND(&quot; &quot;;[.F456];1)-1));[.C456];[.C456]+1)" office:value-type="float" office:value="7">
            <text:p>7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 edit permission</text:p>
          </table:table-cell>
          <table:table-cell table:style-name="ce255" office:value-type="string">
            <text:p>Step 4: Complete sharing with edit right</text:p>
          </table:table-cell>
          <table:table-cell table:style-name="ce269" office:value-type="string">
            <text:p>- Tick “Can edit” check box </text:p>
            <text:p>- Click <text:span text:style-name="T9">Save</text:span></text:p>
          </table:table-cell>
          <table:table-cell table:style-name="ce288" office:value-type="string">
            <text:p>Added permission is listed in permission list with “Yes” for <text:span text:style-name="T6">Can edit</text:span>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58];6;FIND(&quot;:&quot;;[.F458];1)-FIND(&quot; &quot;;[.F458];1)-1))&gt;VALUE(MID([.F457];6;FIND(&quot;:&quot;;[.F457];1)-FIND(&quot; &quot;;[.F457];1)-1));&quot;&quot;;MAX([.A$7:.A457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8];6;FIND(&quot;:&quot;;[.F458];1)-FIND(&quot; &quot;;[.F458];1)-1))&gt;VALUE(MID([.F457];6;FIND(&quot;:&quot;;[.F457];1)-FIND(&quot; &quot;;[.F457];1)-1));[.C457];[.C457]+1)" office:value-type="float" office:value="7">
            <text:p>7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 edit permission</text:p>
          </table:table-cell>
          <table:table-cell table:style-name="ce255" office:value-type="string">
            <text:p>Step 5: Check shared contact by shared user</text:p>
          </table:table-cell>
          <table:table-cell table:style-name="ce269" office:value-type="string">
            <text:p>- Login by any user in selected groups for sharing</text:p>
            <text:p/>
          </table:table-cell>
          <table:table-cell table:style-name="ce288" office:value-type="string">
            <text:p>- Above contact is displayed in Shared contacts list.</text:p>
            <text:p>- With Edit right, shared user can do actions on shared contact like owner (except Share)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59];6;FIND(&quot;:&quot;;[.F459];1)-FIND(&quot; &quot;;[.F459];1)-1))&gt;VALUE(MID([.F458];6;FIND(&quot;:&quot;;[.F458];1)-FIND(&quot; &quot;;[.F458];1)-1));&quot;&quot;;MAX([.A$7:.A458])+1)" office:value-type="float" office:value="133">
            <text:p>133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59];6;FIND(&quot;:&quot;;[.F459];1)-FIND(&quot; &quot;;[.F459];1)-1))&gt;VALUE(MID([.F458];6;FIND(&quot;:&quot;;[.F458];1)-FIND(&quot; &quot;;[.F458];1)-1));[.C458];[.C458]+1)" office:value-type="float" office:value="8">
            <text:p>8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Share contact for groups without edit permission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60];6;FIND(&quot;:&quot;;[.F460];1)-FIND(&quot; &quot;;[.F460];1)-1))&gt;VALUE(MID([.F459];6;FIND(&quot;:&quot;;[.F459];1)-FIND(&quot; &quot;;[.F459];1)-1));&quot;&quot;;MAX([.A$7:.A459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0];6;FIND(&quot;:&quot;;[.F460];1)-FIND(&quot; &quot;;[.F460];1)-1))&gt;VALUE(MID([.F459];6;FIND(&quot;:&quot;;[.F459];1)-FIND(&quot; &quot;;[.F459];1)-1));[.C459];[.C459]+1)" office:value-type="float" office:value="8">
            <text:p>8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out edit permission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61];6;FIND(&quot;:&quot;;[.F461];1)-FIND(&quot; &quot;;[.F461];1)-1))&gt;VALUE(MID([.F460];6;FIND(&quot;:&quot;;[.F460];1)-FIND(&quot; &quot;;[.F460];1)-1));&quot;&quot;;MAX([.A$7:.A460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1];6;FIND(&quot;:&quot;;[.F461];1)-FIND(&quot; &quot;;[.F461];1)-1))&gt;VALUE(MID([.F460];6;FIND(&quot;:&quot;;[.F460];1)-FIND(&quot; &quot;;[.F460];1)-1));[.C460];[.C460]+1)" office:value-type="float" office:value="8">
            <text:p>8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out edit permission</text:p>
          </table:table-cell>
          <table:table-cell table:style-name="ce255" office:value-type="string">
            <text:p>Step 3: Select groups to share</text:p>
          </table:table-cell>
          <table:table-cell table:style-name="ce269" office:value-type="string">
            <text:p>- Click Select group icon</text:p>
            <text:p>- Select groups to share</text:p>
          </table:table-cell>
          <table:table-cell table:style-name="ce288" office:value-type="string">
            <text:p>Select groups is displayed in Group fiel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62];6;FIND(&quot;:&quot;;[.F462];1)-FIND(&quot; &quot;;[.F462];1)-1))&gt;VALUE(MID([.F461];6;FIND(&quot;:&quot;;[.F461];1)-FIND(&quot; &quot;;[.F461];1)-1));&quot;&quot;;MAX([.A$7:.A461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2];6;FIND(&quot;:&quot;;[.F462];1)-FIND(&quot; &quot;;[.F462];1)-1))&gt;VALUE(MID([.F461];6;FIND(&quot;:&quot;;[.F461];1)-FIND(&quot; &quot;;[.F461];1)-1));[.C461];[.C461]+1)" office:value-type="float" office:value="8">
            <text:p>8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out edit permission</text:p>
          </table:table-cell>
          <table:table-cell table:style-name="ce255" office:value-type="string">
            <text:p>Step 4: Complete sharing without edit right</text:p>
          </table:table-cell>
          <table:table-cell table:style-name="ce269" office:value-type="string">
            <text:p>- Do not tick “Can edit” check box </text:p>
            <text:p>- Click <text:span text:style-name="T9">Save</text:span></text:p>
          </table:table-cell>
          <table:table-cell table:style-name="ce288" office:value-type="string">
            <text:p>Added permission is listed in permission list with “No” for <text:span text:style-name="T6">Can edit</text:span>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63];6;FIND(&quot;:&quot;;[.F463];1)-FIND(&quot; &quot;;[.F463];1)-1))&gt;VALUE(MID([.F462];6;FIND(&quot;:&quot;;[.F462];1)-FIND(&quot; &quot;;[.F462];1)-1));&quot;&quot;;MAX([.A$7:.A462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3];6;FIND(&quot;:&quot;;[.F463];1)-FIND(&quot; &quot;;[.F463];1)-1))&gt;VALUE(MID([.F462];6;FIND(&quot;:&quot;;[.F462];1)-FIND(&quot; &quot;;[.F462];1)-1));[.C462];[.C462]+1)" office:value-type="float" office:value="8">
            <text:p>8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Share contact for groups without edit permission</text:p>
          </table:table-cell>
          <table:table-cell table:style-name="ce255" office:value-type="string">
            <text:p>Step 5: Check shared contact by shared user</text:p>
          </table:table-cell>
          <table:table-cell table:style-name="ce269" office:value-type="string">
            <text:p>- Login by any user in selected groups for sharing</text:p>
            <text:p/>
          </table:table-cell>
          <table:table-cell table:style-name="ce288" office:value-type="string">
            <text:p>- Above contact is displayed in Shared contacts list.</text:p>
            <text:p>- Without Edit right, shared user can not Edit, Share shared contact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64];6;FIND(&quot;:&quot;;[.F464];1)-FIND(&quot; &quot;;[.F464];1)-1))&gt;VALUE(MID([.F463];6;FIND(&quot;:&quot;;[.F463];1)-FIND(&quot; &quot;;[.F463];1)-1));&quot;&quot;;MAX([.A$7:.A463])+1)" office:value-type="float" office:value="134">
            <text:p>134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4];6;FIND(&quot;:&quot;;[.F464];1)-FIND(&quot; &quot;;[.F464];1)-1))&gt;VALUE(MID([.F463];6;FIND(&quot;:&quot;;[.F463];1)-FIND(&quot; &quot;;[.F463];1)-1));[.C463];[.C463]+1)" office:value-type="float" office:value="9">
            <text:p>9.00</text:p>
          </table:table-cell>
          <table:table-cell table:style-name="ce266" office:value-type="string">
            <text:p>CS\Contact\Contact\Share</text:p>
          </table:table-cell>
          <table:table-cell table:style-name="ce283" office:value-type="string">
            <text:p>Share a contact from search result</text:p>
          </table:table-cell>
          <table:table-cell table:style-name="ce284" office:value-type="string">
            <text:p>Step 1: Add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7" office:value-type="string">
            <text:p>Address book and contacts are add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65];6;FIND(&quot;:&quot;;[.F465];1)-FIND(&quot; &quot;;[.F465];1)-1))&gt;VALUE(MID([.F464];6;FIND(&quot;:&quot;;[.F464];1)-FIND(&quot; &quot;;[.F464];1)-1));&quot;&quot;;MAX([.A$7:.A464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5];6;FIND(&quot;:&quot;;[.F465];1)-FIND(&quot; &quot;;[.F465];1)-1))&gt;VALUE(MID([.F464];6;FIND(&quot;:&quot;;[.F464];1)-FIND(&quot; &quot;;[.F464];1)-1));[.C464];[.C464]+1)" office:value-type="float" office:value="9">
            <text:p>9.00</text:p>
          </table:table-cell>
          <table:table-cell table:style-name="ce266" office:value-type="string">
            <text:p>CS\Contact\Contact\Share</text:p>
          </table:table-cell>
          <table:table-cell table:style-name="ce284" office:value-type="string">
            <text:p>Share a contact from search result</text:p>
          </table:table-cell>
          <table:table-cell table:style-name="ce284" office:value-type="string">
            <text:p>Step 2: Search contact</text:p>
          </table:table-cell>
          <table:table-cell table:style-name="ce296" office:value-type="string">
            <text:p>Do search that match added contacts</text:p>
          </table:table-cell>
          <table:table-cell table:style-name="ce287" office:value-type="string">
            <text:p>Contacts in search result are displayed in List view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66];6;FIND(&quot;:&quot;;[.F466];1)-FIND(&quot; &quot;;[.F466];1)-1))&gt;VALUE(MID([.F465];6;FIND(&quot;:&quot;;[.F465];1)-FIND(&quot; &quot;;[.F465];1)-1));&quot;&quot;;MAX([.A$7:.A465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6];6;FIND(&quot;:&quot;;[.F466];1)-FIND(&quot; &quot;;[.F466];1)-1))&gt;VALUE(MID([.F465];6;FIND(&quot;:&quot;;[.F465];1)-FIND(&quot; &quot;;[.F465];1)-1));[.C465];[.C465]+1)" office:value-type="float" office:value="9">
            <text:p>9.00</text:p>
          </table:table-cell>
          <table:table-cell table:style-name="ce266" office:value-type="string">
            <text:p>CS\Contact\Contact\Share</text:p>
          </table:table-cell>
          <table:table-cell table:style-name="ce284" office:value-type="string">
            <text:p>Share a contact from search result</text:p>
          </table:table-cell>
          <table:table-cell table:style-name="ce284" office:value-type="string">
            <text:p>Step 3: Share contact</text:p>
          </table:table-cell>
          <table:table-cell table:style-name="ce296" office:value-type="string">
            <text:p>- Right click on<text:span text:style-name="T8"> a </text:span><text:span text:style-name="T8">contact and select </text:span><text:span text:style-name="T4">Share</text:span></text:p>
            <text:p>- Select user/group to Share</text:p>
          </table:table-cell>
          <table:table-cell table:style-name="ce287" office:value-type="string">
            <text:p>Share contact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67];6;FIND(&quot;:&quot;;[.F467];1)-FIND(&quot; &quot;;[.F467];1)-1))&gt;VALUE(MID([.F466];6;FIND(&quot;:&quot;;[.F466];1)-FIND(&quot; &quot;;[.F466];1)-1));&quot;&quot;;MAX([.A$7:.A466])+1)" office:value-type="float" office:value="135">
            <text:p>135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7];6;FIND(&quot;:&quot;;[.F467];1)-FIND(&quot; &quot;;[.F467];1)-1))&gt;VALUE(MID([.F466];6;FIND(&quot;:&quot;;[.F466];1)-FIND(&quot; &quot;;[.F466];1)-1));[.C466];[.C466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1" office:value-type="string">
            <text:p>Change permission of a shared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68];6;FIND(&quot;:&quot;;[.F468];1)-FIND(&quot; &quot;;[.F468];1)-1))&gt;VALUE(MID([.F467];6;FIND(&quot;:&quot;;[.F467];1)-FIND(&quot; &quot;;[.F467];1)-1));&quot;&quot;;MAX([.A$7:.A467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8];6;FIND(&quot;:&quot;;[.F468];1)-FIND(&quot; &quot;;[.F468];1)-1))&gt;VALUE(MID([.F467];6;FIND(&quot;:&quot;;[.F467];1)-FIND(&quot; &quot;;[.F467];1)-1));[.C467];[.C467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55" office:value-type="string">
            <text:p>Step 2: Show share contact form</text:p>
          </table:table-cell>
          <table:table-cell table:style-name="ce269" office:value-type="string">
            <text:p>Right click on a contact from contacts list of address book and select <text:span text:style-name="T9">Share</text:span></text:p>
          </table:table-cell>
          <table:table-cell table:style-name="ce288" office:value-type="string">
            <text:p>Contact share form is display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69];6;FIND(&quot;:&quot;;[.F469];1)-FIND(&quot; &quot;;[.F469];1)-1))&gt;VALUE(MID([.F468];6;FIND(&quot;:&quot;;[.F468];1)-FIND(&quot; &quot;;[.F468];1)-1));&quot;&quot;;MAX([.A$7:.A468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69];6;FIND(&quot;:&quot;;[.F469];1)-FIND(&quot; &quot;;[.F469];1)-1))&gt;VALUE(MID([.F468];6;FIND(&quot;:&quot;;[.F468];1)-FIND(&quot; &quot;;[.F468];1)-1));[.C468];[.C468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55" office:value-type="string">
            <text:p>Step 3: Show edit permission form</text:p>
          </table:table-cell>
          <table:table-cell table:style-name="ce269" office:value-type="string">
            <text:p>- Show Share form</text:p>
            <text:p>- Click Edit icon corresponding to permission you want to change</text:p>
          </table:table-cell>
          <table:table-cell table:style-name="ce288" office:value-type="string">
            <text:p>Edit permission form is shown: User/Group list to share is disable, can not be changed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70];6;FIND(&quot;:&quot;;[.F470];1)-FIND(&quot; &quot;;[.F470];1)-1))&gt;VALUE(MID([.F469];6;FIND(&quot;:&quot;;[.F469];1)-FIND(&quot; &quot;;[.F469];1)-1));&quot;&quot;;MAX([.A$7:.A469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0];6;FIND(&quot;:&quot;;[.F470];1)-FIND(&quot; &quot;;[.F470];1)-1))&gt;VALUE(MID([.F469];6;FIND(&quot;:&quot;;[.F469];1)-FIND(&quot; &quot;;[.F469];1)-1));[.C469];[.C469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55" office:value-type="string">
            <text:p>Step 4: Remove edit right</text:p>
          </table:table-cell>
          <table:table-cell table:style-name="ce269" office:value-type="string">
            <text:p>- Unchecked “Can edit” check box</text:p>
            <text:p>- Click <text:span text:style-name="T6">Save</text:span></text:p>
          </table:table-cell>
          <table:table-cell table:style-name="ce288" office:value-type="string">
            <text:p>Permission is update with “Can edit” is “No”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71];6;FIND(&quot;:&quot;;[.F471];1)-FIND(&quot; &quot;;[.F471];1)-1))&gt;VALUE(MID([.F470];6;FIND(&quot;:&quot;;[.F470];1)-FIND(&quot; &quot;;[.F470];1)-1));&quot;&quot;;MAX([.A$7:.A470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1];6;FIND(&quot;:&quot;;[.F471];1)-FIND(&quot; &quot;;[.F471];1)-1))&gt;VALUE(MID([.F470];6;FIND(&quot;:&quot;;[.F470];1)-FIND(&quot; &quot;;[.F470];1)-1));[.C470];[.C470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55" office:value-type="string">
            <text:p>Step 5: Check shared contact by shared user after edit right is changed from “Yes” to “No”</text:p>
          </table:table-cell>
          <table:table-cell table:style-name="ce269" office:value-type="string">
            <text:p>- Login by shared user</text:p>
            <text:p/>
          </table:table-cell>
          <table:table-cell table:style-name="ce288" office:value-type="string">
            <text:p>Shared contact at step 2 is displayed in shared list but user can not do action like owner anymore (can not Edit, Shared)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72];6;FIND(&quot;:&quot;;[.F472];1)-FIND(&quot; &quot;;[.F472];1)-1))&gt;VALUE(MID([.F471];6;FIND(&quot;:&quot;;[.F471];1)-FIND(&quot; &quot;;[.F471];1)-1));&quot;&quot;;MAX([.A$7:.A471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2];6;FIND(&quot;:&quot;;[.F472];1)-FIND(&quot; &quot;;[.F472];1)-1))&gt;VALUE(MID([.F471];6;FIND(&quot;:&quot;;[.F471];1)-FIND(&quot; &quot;;[.F471];1)-1));[.C471];[.C471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55" office:value-type="string">
            <text:p>Step 6: Add-Edit right</text:p>
          </table:table-cell>
          <table:table-cell table:style-name="ce269" office:value-type="string">
            <text:p>- Check “Can edit” check box</text:p>
            <text:p>- Click <text:span text:style-name="T6">Save</text:span></text:p>
          </table:table-cell>
          <table:table-cell table:style-name="ce288" office:value-type="string">
            <text:p>Permission is update with “Can edit” is “Yes”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73];6;FIND(&quot;:&quot;;[.F473];1)-FIND(&quot; &quot;;[.F473];1)-1))&gt;VALUE(MID([.F472];6;FIND(&quot;:&quot;;[.F472];1)-FIND(&quot; &quot;;[.F472];1)-1));&quot;&quot;;MAX([.A$7:.A472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3];6;FIND(&quot;:&quot;;[.F473];1)-FIND(&quot; &quot;;[.F473];1)-1))&gt;VALUE(MID([.F472];6;FIND(&quot;:&quot;;[.F472];1)-FIND(&quot; &quot;;[.F472];1)-1));[.C472];[.C472]+1)" office:value-type="float" office:value="10">
            <text:p>10.00</text:p>
          </table:table-cell>
          <table:table-cell table:style-name="ce266" office:value-type="string">
            <text:p>CS\Contact\Contact\Share</text:p>
          </table:table-cell>
          <table:table-cell table:style-name="ce282" office:value-type="string">
            <text:p>Change permission of a shared contact</text:p>
          </table:table-cell>
          <table:table-cell table:style-name="ce255" office:value-type="string">
            <text:p>Step 7: Check shared contact by shared user after edit right is changed from “No” to “Yes”</text:p>
          </table:table-cell>
          <table:table-cell table:style-name="ce269" office:value-type="string">
            <text:p>- Login by shared user</text:p>
            <text:p/>
          </table:table-cell>
          <table:table-cell table:style-name="ce288" office:value-type="string">
            <text:p>Shared address book at step 2 is displayed in shared list, user can do actions like owner (except Share)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74];6;FIND(&quot;:&quot;;[.F474];1)-FIND(&quot; &quot;;[.F474];1)-1))&gt;VALUE(MID([.F473];6;FIND(&quot;:&quot;;[.F473];1)-FIND(&quot; &quot;;[.F473];1)-1));&quot;&quot;;MAX([.A$7:.A473])+1)" office:value-type="float" office:value="136">
            <text:p>136.00</text:p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4];6;FIND(&quot;:&quot;;[.F474];1)-FIND(&quot; &quot;;[.F474];1)-1))&gt;VALUE(MID([.F473];6;FIND(&quot;:&quot;;[.F473];1)-FIND(&quot; &quot;;[.F473];1)-1));[.C473];[.C473]+1)" office:value-type="float" office:value="11">
            <text:p>11.00</text:p>
          </table:table-cell>
          <table:table-cell table:style-name="ce266" office:value-type="string">
            <text:p>CS\Contact\Contact\Share</text:p>
          </table:table-cell>
          <table:table-cell table:style-name="ce268" office:value-type="string">
            <text:p>Remove shared permission of a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475];6;FIND(&quot;:&quot;;[.F475];1)-FIND(&quot; &quot;;[.F475];1)-1))&gt;VALUE(MID([.F474];6;FIND(&quot;:&quot;;[.F474];1)-FIND(&quot; &quot;;[.F474];1)-1));&quot;&quot;;MAX([.A$7:.A474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5];6;FIND(&quot;:&quot;;[.F475];1)-FIND(&quot; &quot;;[.F475];1)-1))&gt;VALUE(MID([.F474];6;FIND(&quot;:&quot;;[.F474];1)-FIND(&quot; &quot;;[.F474];1)-1));[.C474];[.C474]+1)" office:value-type="float" office:value="11">
            <text:p>11.00</text:p>
          </table:table-cell>
          <table:table-cell table:style-name="ce266" office:value-type="string">
            <text:p>CS\Contact\Contact\Share</text:p>
          </table:table-cell>
          <table:table-cell table:style-name="ce269" office:value-type="string">
            <text:p>Remove shared permission of a contact</text:p>
          </table:table-cell>
          <table:table-cell table:style-name="ce255" office:value-type="string">
            <text:p>Step 2: Share contact</text:p>
          </table:table-cell>
          <table:table-cell table:style-name="ce269" office:value-type="string">
            <text:p>Share added contact for users/groups)</text:p>
          </table:table-cell>
          <table:table-cell table:style-name="ce288" office:value-type="string">
            <text:p>- Share successfully</text:p>
            <text:p>- Selected users/groups is displayed in share permission list of this contact</text:p>
            <text:p>- This contact is displayed in shared list of shared users/groups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476];6;FIND(&quot;:&quot;;[.F476];1)-FIND(&quot; &quot;;[.F476];1)-1))&gt;VALUE(MID([.F475];6;FIND(&quot;:&quot;;[.F475];1)-FIND(&quot; &quot;;[.F475];1)-1));&quot;&quot;;MAX([.A$7:.A475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6];6;FIND(&quot;:&quot;;[.F476];1)-FIND(&quot; &quot;;[.F476];1)-1))&gt;VALUE(MID([.F475];6;FIND(&quot;:&quot;;[.F475];1)-FIND(&quot; &quot;;[.F475];1)-1));[.C475];[.C475]+1)" office:value-type="float" office:value="11">
            <text:p>11.00</text:p>
          </table:table-cell>
          <table:table-cell table:style-name="ce266" office:value-type="string">
            <text:p>CS\Contact\Contact\Share</text:p>
          </table:table-cell>
          <table:table-cell table:style-name="ce269" office:value-type="string">
            <text:p>Remove shared permission of a contact</text:p>
          </table:table-cell>
          <table:table-cell table:style-name="ce255" office:value-type="string">
            <text:p>Step 3: Remove share permission</text:p>
          </table:table-cell>
          <table:table-cell table:style-name="ce269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8">to confirm</text:span></text:p>
          </table:table-cell>
          <table:table-cell table:style-name="ce288" office:value-type="string">
            <text:p>Share permission is removed from list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477];6;FIND(&quot;:&quot;;[.F477];1)-FIND(&quot; &quot;;[.F477];1)-1))&gt;VALUE(MID([.F476];6;FIND(&quot;:&quot;;[.F476];1)-FIND(&quot; &quot;;[.F476];1)-1));&quot;&quot;;MAX([.A$7:.A476])+1)">
            <text:p/>
          </table:table-cell>
          <table:table-cell table:style-name="ce253" office:value-type="string">
            <text:p>FNC_CS_CON_CONTACT_08</text:p>
          </table:table-cell>
          <table:table-cell table:style-name="ce162" table:formula="of:=IF(VALUE(MID([.F477];6;FIND(&quot;:&quot;;[.F477];1)-FIND(&quot; &quot;;[.F477];1)-1))&gt;VALUE(MID([.F476];6;FIND(&quot;:&quot;;[.F476];1)-FIND(&quot; &quot;;[.F476];1)-1));[.C476];[.C476]+1)" office:value-type="float" office:value="11">
            <text:p>11.00</text:p>
          </table:table-cell>
          <table:table-cell table:style-name="ce266" office:value-type="string">
            <text:p>CS\Contact\Contact\Share</text:p>
          </table:table-cell>
          <table:table-cell table:style-name="ce269" office:value-type="string">
            <text:p>Remove shared permission of a contact</text:p>
          </table:table-cell>
          <table:table-cell table:style-name="ce255" office:value-type="string">
            <text:p>Step 4: Check shared contact by shared user who has just been removed from share permission list</text:p>
          </table:table-cell>
          <table:table-cell table:style-name="ce269" office:value-type="string">
            <text:p>- Login by user/user in group that has just been removed share right on shared contact at step 3</text:p>
          </table:table-cell>
          <table:table-cell table:style-name="ce288" office:value-type="string">
            <text:p>Contact is no more displayed in shared list</text:p>
          </table:table-cell>
          <table:table-cell table:style-name="ce303" office:value-type="string">
            <text:p>High</text:p>
          </table:table-cell>
          <table:table-cell table:style-name="ce306"/>
          <table:table-cell table:style-name="ce307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78];6;FIND(&quot;:&quot;;[.F478];1)-FIND(&quot; &quot;;[.F478];1)-1))&gt;VALUE(MID([.F477];6;FIND(&quot;:&quot;;[.F477];1)-FIND(&quot; &quot;;[.F477];1)-1));&quot;&quot;;MAX([.A$7:.A477])+1)" office:value-type="float" office:value="137">
            <text:p>137.00</text:p>
          </table:table-cell>
          <table:table-cell table:style-name="ce252" office:value-type="string">
            <text:p>FNC_CS_CON_CONTACT_09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Add new tag for a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79];6;FIND(&quot;:&quot;;[.F479];1)-FIND(&quot; &quot;;[.F479];1)-1))&gt;VALUE(MID([.F478];6;FIND(&quot;:&quot;;[.F478];1)-FIND(&quot; &quot;;[.F478];1)-1));&quot;&quot;;MAX([.A$7:.A478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79];6;FIND(&quot;:&quot;;[.F479];1)-FIND(&quot; &quot;;[.F479];1)-1))&gt;VALUE(MID([.F478];6;FIND(&quot;:&quot;;[.F478];1)-FIND(&quot; &quot;;[.F478];1)-1));[.C478];[.C478]+1)" office:value-type="float" office:value="1">
            <text:p>1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new tag for a contact</text:p>
          </table:table-cell>
          <table:table-cell table:style-name="ce275" office:value-type="string">
            <text:p>Step 2: Show add new tag form</text:p>
          </table:table-cell>
          <table:table-cell table:style-name="ce293" office:value-type="string">
            <text:p>- Select address book contains contacts</text:p>
            <text:p>- Right click on one contact then select <text:span text:style-name="T4">Tag</text:span></text:p>
          </table:table-cell>
          <table:table-cell table:style-name="ce255" office:value-type="string">
            <text:p>Add tag form is displaye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480];6;FIND(&quot;:&quot;;[.F480];1)-FIND(&quot; &quot;;[.F480];1)-1))&gt;VALUE(MID([.F479];6;FIND(&quot;:&quot;;[.F479];1)-FIND(&quot; &quot;;[.F479];1)-1));&quot;&quot;;MAX([.A$7:.A479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0];6;FIND(&quot;:&quot;;[.F480];1)-FIND(&quot; &quot;;[.F480];1)-1))&gt;VALUE(MID([.F479];6;FIND(&quot;:&quot;;[.F479];1)-FIND(&quot; &quot;;[.F479];1)-1));[.C479];[.C479]+1)" office:value-type="float" office:value="1">
            <text:p>1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new tag for a contact</text:p>
          </table:table-cell>
          <table:table-cell table:style-name="ce275" office:value-type="string">
            <text:p>Step 3: Add tag</text:p>
          </table:table-cell>
          <table:table-cell table:style-name="ce293" office:value-type="string">
            <text:p>- Input Name</text:p>
            <text:p>- Select color for tag</text:p>
            <text:p>- Click <text:span text:style-name="T4">Save</text:span></text:p>
          </table:table-cell>
          <table:table-cell table:style-name="ce255" office:value-type="string">
            <text:p>- Add new tag successfully</text:p>
            <text:p>- An icon with selected color for tag is displayed with contact in contacts list</text:p>
            <text:p>- New added tag is displayed in tags list of Tags Management pane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81];6;FIND(&quot;:&quot;;[.F481];1)-FIND(&quot; &quot;;[.F481];1)-1))&gt;VALUE(MID([.F480];6;FIND(&quot;:&quot;;[.F480];1)-FIND(&quot; &quot;;[.F480];1)-1));&quot;&quot;;MAX([.A$7:.A480])+1)" office:value-type="float" office:value="138">
            <text:p>138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1];6;FIND(&quot;:&quot;;[.F481];1)-FIND(&quot; &quot;;[.F481];1)-1))&gt;VALUE(MID([.F480];6;FIND(&quot;:&quot;;[.F480];1)-FIND(&quot; &quot;;[.F480];1)-1));[.C480];[.C480]+1)" office:value-type="float" office:value="2">
            <text:p>2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Assign existing tags for a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82];6;FIND(&quot;:&quot;;[.F482];1)-FIND(&quot; &quot;;[.F482];1)-1))&gt;VALUE(MID([.F481];6;FIND(&quot;:&quot;;[.F481];1)-FIND(&quot; &quot;;[.F481];1)-1));&quot;&quot;;MAX([.A$7:.A481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2];6;FIND(&quot;:&quot;;[.F482];1)-FIND(&quot; &quot;;[.F482];1)-1))&gt;VALUE(MID([.F481];6;FIND(&quot;:&quot;;[.F481];1)-FIND(&quot; &quot;;[.F481];1)-1));[.C481];[.C481]+1)" office:value-type="float" office:value="2">
            <text:p>2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ssign existing tags for a contact</text:p>
          </table:table-cell>
          <table:table-cell table:style-name="ce288" office:value-type="string">
            <text:p>Step 2: Add new tag</text:p>
          </table:table-cell>
          <table:table-cell table:style-name="ce295" office:value-type="string">
            <text:p>Add new tag by Add new tag function from Tags Management pane</text:p>
          </table:table-cell>
          <table:table-cell table:style-name="ce288" office:value-type="string">
            <text:p>- New tag is added successfully</text:p>
            <text:p>- New tag is displayed in tags list of Tags Management pane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83];6;FIND(&quot;:&quot;;[.F483];1)-FIND(&quot; &quot;;[.F483];1)-1))&gt;VALUE(MID([.F482];6;FIND(&quot;:&quot;;[.F482];1)-FIND(&quot; &quot;;[.F482];1)-1));&quot;&quot;;MAX([.A$7:.A482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3];6;FIND(&quot;:&quot;;[.F483];1)-FIND(&quot; &quot;;[.F483];1)-1))&gt;VALUE(MID([.F482];6;FIND(&quot;:&quot;;[.F482];1)-FIND(&quot; &quot;;[.F482];1)-1));[.C482];[.C482]+1)" office:value-type="float" office:value="2">
            <text:p>2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ssign existing tags for a contact</text:p>
          </table:table-cell>
          <table:table-cell table:style-name="ce288" office:value-type="string">
            <text:p>Step 3: Show form to assign tag for contact</text:p>
          </table:table-cell>
          <table:table-cell table:style-name="ce295" office:value-type="string">
            <text:p>Right click on a contact and select <text:span text:style-name="T4">Tag</text:span></text:p>
          </table:table-cell>
          <table:table-cell table:style-name="ce288" office:value-type="string">
            <text:p>Add tag form is displayed: existing tags list is displayed at the bottom of form with one check box for each to select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6">
          <table:table-cell table:style-name="ce247" table:formula="of:=IF(VALUE(MID([.F484];6;FIND(&quot;:&quot;;[.F484];1)-FIND(&quot; &quot;;[.F484];1)-1))&gt;VALUE(MID([.F483];6;FIND(&quot;:&quot;;[.F483];1)-FIND(&quot; &quot;;[.F483];1)-1));&quot;&quot;;MAX([.A$7:.A483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4];6;FIND(&quot;:&quot;;[.F484];1)-FIND(&quot; &quot;;[.F484];1)-1))&gt;VALUE(MID([.F483];6;FIND(&quot;:&quot;;[.F483];1)-FIND(&quot; &quot;;[.F483];1)-1));[.C483];[.C483]+1)" office:value-type="float" office:value="2">
            <text:p>2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ssign existing tags for a contact</text:p>
          </table:table-cell>
          <table:table-cell table:style-name="ce288" office:value-type="string">
            <text:p>Step 4: Assign existing tag for contact</text:p>
          </table:table-cell>
          <table:table-cell table:style-name="ce295" office:value-type="string">
            <text:p>- Assign one from existing tags for contact by checking the check box(es)</text:p>
            <text:p>- Click <text:span text:style-name="T4">Save</text:span></text:p>
          </table:table-cell>
          <table:table-cell table:style-name="ce288" office:value-type="string">
            <text:p>- Tags is added for contact</text:p>
            <text:p>- An icon with selected tag's color for tag is displayed with contact in contacts list</text:p>
            <text:p>- No new tag is added into list in Tags Management pane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7">
          <table:table-cell table:style-name="ce247" table:formula="of:=IF(VALUE(MID([.F485];6;FIND(&quot;:&quot;;[.F485];1)-FIND(&quot; &quot;;[.F485];1)-1))&gt;VALUE(MID([.F484];6;FIND(&quot;:&quot;;[.F484];1)-FIND(&quot; &quot;;[.F484];1)-1));&quot;&quot;;MAX([.A$7:.A484])+1)" office:value-type="float" office:value="139">
            <text:p>139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5];6;FIND(&quot;:&quot;;[.F485];1)-FIND(&quot; &quot;;[.F485];1)-1))&gt;VALUE(MID([.F484];6;FIND(&quot;:&quot;;[.F484];1)-FIND(&quot; &quot;;[.F484];1)-1));[.C484];[.C484]+1)" office:value-type="float" office:value="3">
            <text:p>3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Add tag for several contacts at a time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7">
          <table:table-cell table:style-name="ce247" table:formula="of:=IF(VALUE(MID([.F486];6;FIND(&quot;:&quot;;[.F486];1)-FIND(&quot; &quot;;[.F486];1)-1))&gt;VALUE(MID([.F485];6;FIND(&quot;:&quot;;[.F485];1)-FIND(&quot; &quot;;[.F485];1)-1));&quot;&quot;;MAX([.A$7:.A485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6];6;FIND(&quot;:&quot;;[.F486];1)-FIND(&quot; &quot;;[.F486];1)-1))&gt;VALUE(MID([.F485];6;FIND(&quot;:&quot;;[.F485];1)-FIND(&quot; &quot;;[.F485];1)-1));[.C485];[.C485]+1)" office:value-type="float" office:value="3">
            <text:p>3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several contacts at a time</text:p>
          </table:table-cell>
          <table:table-cell table:style-name="ce275" office:value-type="string">
            <text:p>Step 2: Show add new tag form</text:p>
          </table:table-cell>
          <table:table-cell table:style-name="ce293" office:value-type="string">
            <text:p>- Tick check boxes of contacts in list</text:p>
            <text:p>- Click Tag icon in action bar</text:p>
          </table:table-cell>
          <table:table-cell table:style-name="ce255" office:value-type="string">
            <text:p>Add tag form is displaye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487];6;FIND(&quot;:&quot;;[.F487];1)-FIND(&quot; &quot;;[.F487];1)-1))&gt;VALUE(MID([.F486];6;FIND(&quot;:&quot;;[.F486];1)-FIND(&quot; &quot;;[.F486];1)-1));&quot;&quot;;MAX([.A$7:.A486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7];6;FIND(&quot;:&quot;;[.F487];1)-FIND(&quot; &quot;;[.F487];1)-1))&gt;VALUE(MID([.F486];6;FIND(&quot;:&quot;;[.F486];1)-FIND(&quot; &quot;;[.F486];1)-1));[.C486];[.C486]+1)" office:value-type="float" office:value="3">
            <text:p>3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several contacts at a time</text:p>
          </table:table-cell>
          <table:table-cell table:style-name="ce288" office:value-type="string">
            <text:p>Step 3: Add tag</text:p>
          </table:table-cell>
          <table:table-cell table:style-name="ce295" office:value-type="string">
            <text:p>- Input required values to add new tag or tick check box of existing tag in tags list below</text:p>
            <text:p>- Click <text:span text:style-name="T4">Save</text:span></text:p>
          </table:table-cell>
          <table:table-cell table:style-name="ce288" office:value-type="string">
            <text:p>- Tags is added for contacts</text:p>
            <text:p>- An icon with selected tag's color for tag is displayed with each selected contact in contacts list</text:p>
            <text:p/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88];6;FIND(&quot;:&quot;;[.F488];1)-FIND(&quot; &quot;;[.F488];1)-1))&gt;VALUE(MID([.F487];6;FIND(&quot;:&quot;;[.F487];1)-FIND(&quot; &quot;;[.F487];1)-1));&quot;&quot;;MAX([.A$7:.A487])+1)" office:value-type="float" office:value="140">
            <text:p>140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8];6;FIND(&quot;:&quot;;[.F488];1)-FIND(&quot; &quot;;[.F488];1)-1))&gt;VALUE(MID([.F487];6;FIND(&quot;:&quot;;[.F487];1)-FIND(&quot; &quot;;[.F487];1)-1));[.C487];[.C487]+1)" office:value-type="float" office:value="4">
            <text:p>4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Add tag for all contacts that are being listed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89];6;FIND(&quot;:&quot;;[.F489];1)-FIND(&quot; &quot;;[.F489];1)-1))&gt;VALUE(MID([.F488];6;FIND(&quot;:&quot;;[.F488];1)-FIND(&quot; &quot;;[.F488];1)-1));&quot;&quot;;MAX([.A$7:.A488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89];6;FIND(&quot;:&quot;;[.F489];1)-FIND(&quot; &quot;;[.F489];1)-1))&gt;VALUE(MID([.F488];6;FIND(&quot;:&quot;;[.F488];1)-FIND(&quot; &quot;;[.F488];1)-1));[.C488];[.C488]+1)" office:value-type="float" office:value="4">
            <text:p>4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all contacts that are being listed</text:p>
          </table:table-cell>
          <table:table-cell table:style-name="ce288" office:value-type="string">
            <text:p>Step 2: Show contacts list</text:p>
          </table:table-cell>
          <table:table-cell table:style-name="ce295" office:value-type="string">
            <text:p>Select address book</text:p>
          </table:table-cell>
          <table:table-cell table:style-name="ce288" office:value-type="string">
            <text:p>All contact of selected address book is displayed, divided in pages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0];6;FIND(&quot;:&quot;;[.F490];1)-FIND(&quot; &quot;;[.F490];1)-1))&gt;VALUE(MID([.F489];6;FIND(&quot;:&quot;;[.F489];1)-FIND(&quot; &quot;;[.F489];1)-1));&quot;&quot;;MAX([.A$7:.A489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0];6;FIND(&quot;:&quot;;[.F490];1)-FIND(&quot; &quot;;[.F490];1)-1))&gt;VALUE(MID([.F489];6;FIND(&quot;:&quot;;[.F489];1)-FIND(&quot; &quot;;[.F489];1)-1));[.C489];[.C489]+1)" office:value-type="float" office:value="4">
            <text:p>4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all contacts that are being listed</text:p>
          </table:table-cell>
          <table:table-cell table:style-name="ce288" office:value-type="string">
            <text:p>Step 3: Choose all contacts of a page to add tag</text:p>
          </table:table-cell>
          <table:table-cell table:style-name="ce295" office:value-type="string">
            <text:p>- Select one page</text:p>
            <text:p>- Tick “Check all” check box</text:p>
          </table:table-cell>
          <table:table-cell table:style-name="ce288" office:value-type="string">
            <text:p>Check boxes of all contacts in current page will be checke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91];6;FIND(&quot;:&quot;;[.F491];1)-FIND(&quot; &quot;;[.F491];1)-1))&gt;VALUE(MID([.F490];6;FIND(&quot;:&quot;;[.F490];1)-FIND(&quot; &quot;;[.F490];1)-1));&quot;&quot;;MAX([.A$7:.A490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1];6;FIND(&quot;:&quot;;[.F491];1)-FIND(&quot; &quot;;[.F491];1)-1))&gt;VALUE(MID([.F490];6;FIND(&quot;:&quot;;[.F490];1)-FIND(&quot; &quot;;[.F490];1)-1));[.C490];[.C490]+1)" office:value-type="float" office:value="4">
            <text:p>4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all contacts that are being listed</text:p>
          </table:table-cell>
          <table:table-cell table:style-name="ce288" office:value-type="string">
            <text:p>Step 4: Add tag</text:p>
          </table:table-cell>
          <table:table-cell table:style-name="ce295" office:value-type="string">
            <text:p>- Click <text:span text:style-name="T4">Tag</text:span> icon in action bar</text:p>
            <text:p>- Input required values</text:p>
            <text:p>- Click <text:span text:style-name="T4">Save</text:span></text:p>
          </table:table-cell>
          <table:table-cell table:style-name="ce288" office:value-type="string">
            <text:p>All contact of current page will be added tags, each contact has an icon for tag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2];6;FIND(&quot;:&quot;;[.F492];1)-FIND(&quot; &quot;;[.F492];1)-1))&gt;VALUE(MID([.F491];6;FIND(&quot;:&quot;;[.F491];1)-FIND(&quot; &quot;;[.F491];1)-1));&quot;&quot;;MAX([.A$7:.A491])+1)" office:value-type="float" office:value="141">
            <text:p>141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2];6;FIND(&quot;:&quot;;[.F492];1)-FIND(&quot; &quot;;[.F492];1)-1))&gt;VALUE(MID([.F491];6;FIND(&quot;:&quot;;[.F491];1)-FIND(&quot; &quot;;[.F491];1)-1));[.C491];[.C491]+1)" office:value-type="float" office:value="5">
            <text:p>5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Add tag for contact of <text:s/>shared address book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3];6;FIND(&quot;:&quot;;[.F493];1)-FIND(&quot; &quot;;[.F493];1)-1))&gt;VALUE(MID([.F492];6;FIND(&quot;:&quot;;[.F492];1)-FIND(&quot; &quot;;[.F492];1)-1));&quot;&quot;;MAX([.A$7:.A492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3];6;FIND(&quot;:&quot;;[.F493];1)-FIND(&quot; &quot;;[.F493];1)-1))&gt;VALUE(MID([.F492];6;FIND(&quot;:&quot;;[.F492];1)-FIND(&quot; &quot;;[.F492];1)-1));[.C492];[.C492]+1)" office:value-type="float" office:value="5">
            <text:p>5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contact of <text:s/>shared address book</text:p>
          </table:table-cell>
          <table:table-cell table:style-name="ce288" office:value-type="string">
            <text:p>Step 2: Share above address book which has contacts</text:p>
          </table:table-cell>
          <table:table-cell table:style-name="ce295" office:value-type="string">
            <text:p>Perform to share above address book to other Users</text:p>
          </table:table-cell>
          <table:table-cell table:style-name="ce288" office:value-type="string">
            <text:p>The address book is share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494];6;FIND(&quot;:&quot;;[.F494];1)-FIND(&quot; &quot;;[.F494];1)-1))&gt;VALUE(MID([.F493];6;FIND(&quot;:&quot;;[.F493];1)-FIND(&quot; &quot;;[.F493];1)-1));&quot;&quot;;MAX([.A$7:.A493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4];6;FIND(&quot;:&quot;;[.F494];1)-FIND(&quot; &quot;;[.F494];1)-1))&gt;VALUE(MID([.F493];6;FIND(&quot;:&quot;;[.F493];1)-FIND(&quot; &quot;;[.F493];1)-1));[.C493];[.C493]+1)" office:value-type="float" office:value="5">
            <text:p>5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contact of <text:s/>shared address book</text:p>
          </table:table-cell>
          <table:table-cell table:style-name="ce288" office:value-type="string">
            <text:p>Step 3: Add tag for contact</text:p>
          </table:table-cell>
          <table:table-cell table:style-name="ce295" office:value-type="string">
            <text:p>- Login by shared user</text:p>
            <text:p>- Perform to add tag for contact which is stored in shared address book </text:p>
          </table:table-cell>
          <table:table-cell table:style-name="ce288" office:value-type="string">
            <text:p>The selected contact are added tag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5];6;FIND(&quot;:&quot;;[.F495];1)-FIND(&quot; &quot;;[.F495];1)-1))&gt;VALUE(MID([.F494];6;FIND(&quot;:&quot;;[.F494];1)-FIND(&quot; &quot;;[.F494];1)-1));&quot;&quot;;MAX([.A$7:.A494])+1)" office:value-type="float" office:value="142">
            <text:p>142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5];6;FIND(&quot;:&quot;;[.F495];1)-FIND(&quot; &quot;;[.F495];1)-1))&gt;VALUE(MID([.F494];6;FIND(&quot;:&quot;;[.F494];1)-FIND(&quot; &quot;;[.F494];1)-1));[.C494];[.C494]+1)" office:value-type="float" office:value="6">
            <text:p>6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Add tag for shared contact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6];6;FIND(&quot;:&quot;;[.F496];1)-FIND(&quot; &quot;;[.F496];1)-1))&gt;VALUE(MID([.F495];6;FIND(&quot;:&quot;;[.F495];1)-FIND(&quot; &quot;;[.F495];1)-1));&quot;&quot;;MAX([.A$7:.A495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6];6;FIND(&quot;:&quot;;[.F496];1)-FIND(&quot; &quot;;[.F496];1)-1))&gt;VALUE(MID([.F495];6;FIND(&quot;:&quot;;[.F495];1)-FIND(&quot; &quot;;[.F495];1)-1));[.C495];[.C495]+1)" office:value-type="float" office:value="6">
            <text:p>6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shared contact</text:p>
          </table:table-cell>
          <table:table-cell table:style-name="ce288" office:value-type="string">
            <text:p>Step 2: Share contact to other user</text:p>
          </table:table-cell>
          <table:table-cell table:style-name="ce295" office:value-type="string">
            <text:p>Perform to Share contact to other user [ <text:a xlink:href="#Share_contact_touser">Details</text:a> ]</text:p>
          </table:table-cell>
          <table:table-cell table:style-name="ce288" office:value-type="string">
            <text:p>The contact is shared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497];6;FIND(&quot;:&quot;;[.F497];1)-FIND(&quot; &quot;;[.F497];1)-1))&gt;VALUE(MID([.F496];6;FIND(&quot;:&quot;;[.F496];1)-FIND(&quot; &quot;;[.F496];1)-1));&quot;&quot;;MAX([.A$7:.A496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7];6;FIND(&quot;:&quot;;[.F497];1)-FIND(&quot; &quot;;[.F497];1)-1))&gt;VALUE(MID([.F496];6;FIND(&quot;:&quot;;[.F496];1)-FIND(&quot; &quot;;[.F496];1)-1));[.C496];[.C496]+1)" office:value-type="float" office:value="6">
            <text:p>6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Add tag for shared contact</text:p>
          </table:table-cell>
          <table:table-cell table:style-name="ce288" office:value-type="string">
            <text:p>Step 3: Add tag</text:p>
          </table:table-cell>
          <table:table-cell table:style-name="ce295" office:value-type="string">
            <text:p>- Login by shared user</text:p>
            <text:p>- Perform to add tag for the shared <text:s/>contact [ <text:a xlink:href="#Add_tag_forcontact">Details</text:a> ]</text:p>
          </table:table-cell>
          <table:table-cell table:style-name="ce288" office:value-type="string">
            <text:p>This contact is added tag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8];6;FIND(&quot;:&quot;;[.F498];1)-FIND(&quot; &quot;;[.F498];1)-1))&gt;VALUE(MID([.F497];6;FIND(&quot;:&quot;;[.F497];1)-FIND(&quot; &quot;;[.F497];1)-1));&quot;&quot;;MAX([.A$7:.A497])+1)" office:value-type="float" office:value="143">
            <text:p>143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8];6;FIND(&quot;:&quot;;[.F498];1)-FIND(&quot; &quot;;[.F498];1)-1))&gt;VALUE(MID([.F497];6;FIND(&quot;:&quot;;[.F497];1)-FIND(&quot; &quot;;[.F497];1)-1));[.C497];[.C497]+1)" office:value-type="float" office:value="7">
            <text:p>7.00</text:p>
          </table:table-cell>
          <table:table-cell table:style-name="ce266" office:value-type="string">
            <text:p>CS\Contact\Contact\Tags</text:p>
          </table:table-cell>
          <table:table-cell table:style-name="ce283" office:value-type="string">
            <text:p>Add tags for a contact in search list</text:p>
          </table:table-cell>
          <table:table-cell table:style-name="ce284" office:value-type="string">
            <text:p>Step 1: Add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7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499];6;FIND(&quot;:&quot;;[.F499];1)-FIND(&quot; &quot;;[.F499];1)-1))&gt;VALUE(MID([.F498];6;FIND(&quot;:&quot;;[.F498];1)-FIND(&quot; &quot;;[.F498];1)-1));&quot;&quot;;MAX([.A$7:.A498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499];6;FIND(&quot;:&quot;;[.F499];1)-FIND(&quot; &quot;;[.F499];1)-1))&gt;VALUE(MID([.F498];6;FIND(&quot;:&quot;;[.F498];1)-FIND(&quot; &quot;;[.F498];1)-1));[.C498];[.C498]+1)" office:value-type="float" office:value="7">
            <text:p>7.00</text:p>
          </table:table-cell>
          <table:table-cell table:style-name="ce266" office:value-type="string">
            <text:p>CS\Contact\Contact\Tags</text:p>
          </table:table-cell>
          <table:table-cell table:style-name="ce284" office:value-type="string">
            <text:p>Add tags for contacts in search list</text:p>
          </table:table-cell>
          <table:table-cell table:style-name="ce284" office:value-type="string">
            <text:p>Step 2: Search contact</text:p>
          </table:table-cell>
          <table:table-cell table:style-name="ce296" office:value-type="string">
            <text:p>Do search that match added contacts [ <text:a xlink:href="#Search_contact">Details</text:a> ] </text:p>
          </table:table-cell>
          <table:table-cell table:style-name="ce287" office:value-type="string">
            <text:p>Contacts in search result are displayed in List view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500];6;FIND(&quot;:&quot;;[.F500];1)-FIND(&quot; &quot;;[.F500];1)-1))&gt;VALUE(MID([.F499];6;FIND(&quot;:&quot;;[.F499];1)-FIND(&quot; &quot;;[.F499];1)-1));&quot;&quot;;MAX([.A$7:.A499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500];6;FIND(&quot;:&quot;;[.F500];1)-FIND(&quot; &quot;;[.F500];1)-1))&gt;VALUE(MID([.F499];6;FIND(&quot;:&quot;;[.F499];1)-FIND(&quot; &quot;;[.F499];1)-1));[.C499];[.C499]+1)" office:value-type="float" office:value="7">
            <text:p>7.00</text:p>
          </table:table-cell>
          <table:table-cell table:style-name="ce266" office:value-type="string">
            <text:p>CS\Contact\Contact\Tags</text:p>
          </table:table-cell>
          <table:table-cell table:style-name="ce284" office:value-type="string">
            <text:p>Add tags for contacts in search list</text:p>
          </table:table-cell>
          <table:table-cell table:style-name="ce284" office:value-type="string">
            <text:p>Step 3: Add tags</text:p>
          </table:table-cell>
          <table:table-cell table:style-name="ce296" office:value-type="string">
            <text:p>- Right click in a contact, select <text:span text:style-name="T4">Tag</text:span></text:p>
            <text:p>- <text:span text:style-name="T8">Add new</text:span><text:span text:style-name="T4"> </text:span><text:span text:style-name="T8">tag or check </text:span><text:span text:style-name="T8">in tag</text:span></text:p>
            <text:p>- Click <text:span text:style-name="T4">Add</text:span></text:p>
          </table:table-cell>
          <table:table-cell table:style-name="ce287" office:value-type="string">
            <text:p>Show Add/edit tag form. Can add new or select existed tags, and view in Tag field of Contacts list .Added tag is shown in Contacts list and Tag pane.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01];6;FIND(&quot;:&quot;;[.F501];1)-FIND(&quot; &quot;;[.F501];1)-1))&gt;VALUE(MID([.F500];6;FIND(&quot;:&quot;;[.F500];1)-FIND(&quot; &quot;;[.F500];1)-1));&quot;&quot;;MAX([.A$7:.A500])+1)" office:value-type="float" office:value="144">
            <text:p>144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501];6;FIND(&quot;:&quot;;[.F501];1)-FIND(&quot; &quot;;[.F501];1)-1))&gt;VALUE(MID([.F500];6;FIND(&quot;:&quot;;[.F500];1)-FIND(&quot; &quot;;[.F500];1)-1));[.C500];[.C500]+1)" office:value-type="float" office:value="8">
            <text:p>8.00</text:p>
          </table:table-cell>
          <table:table-cell table:style-name="ce266" office:value-type="string">
            <text:p>CS\Contact\Contact\Tags</text:p>
          </table:table-cell>
          <table:table-cell table:style-name="ce283" office:value-type="string">
            <text:p>Add tags for some contacts in search list</text:p>
          </table:table-cell>
          <table:table-cell table:style-name="ce284" office:value-type="string">
            <text:p>Step 1: Add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7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02];6;FIND(&quot;:&quot;;[.F502];1)-FIND(&quot; &quot;;[.F502];1)-1))&gt;VALUE(MID([.F501];6;FIND(&quot;:&quot;;[.F501];1)-FIND(&quot; &quot;;[.F501];1)-1));&quot;&quot;;MAX([.A$7:.A501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502];6;FIND(&quot;:&quot;;[.F502];1)-FIND(&quot; &quot;;[.F502];1)-1))&gt;VALUE(MID([.F501];6;FIND(&quot;:&quot;;[.F501];1)-FIND(&quot; &quot;;[.F501];1)-1));[.C501];[.C501]+1)" office:value-type="float" office:value="8">
            <text:p>8.00</text:p>
          </table:table-cell>
          <table:table-cell table:style-name="ce266" office:value-type="string">
            <text:p>CS\Contact\Contact\Tags</text:p>
          </table:table-cell>
          <table:table-cell table:style-name="ce284" office:value-type="string">
            <text:p>Add tags for some contacts in search list</text:p>
          </table:table-cell>
          <table:table-cell table:style-name="ce284" office:value-type="string">
            <text:p>Step 2: Search contact</text:p>
          </table:table-cell>
          <table:table-cell table:style-name="ce296" office:value-type="string">
            <text:p>Do search that match added contacts [ <text:a xlink:href="#Search_contact">Details</text:a> ] </text:p>
          </table:table-cell>
          <table:table-cell table:style-name="ce287" office:value-type="string">
            <text:p>Contacts in search result are displayed in List view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503];6;FIND(&quot;:&quot;;[.F503];1)-FIND(&quot; &quot;;[.F503];1)-1))&gt;VALUE(MID([.F502];6;FIND(&quot;:&quot;;[.F502];1)-FIND(&quot; &quot;;[.F502];1)-1));&quot;&quot;;MAX([.A$7:.A502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503];6;FIND(&quot;:&quot;;[.F503];1)-FIND(&quot; &quot;;[.F503];1)-1))&gt;VALUE(MID([.F502];6;FIND(&quot;:&quot;;[.F502];1)-FIND(&quot; &quot;;[.F502];1)-1));[.C502];[.C502]+1)" office:value-type="float" office:value="8">
            <text:p>8.00</text:p>
          </table:table-cell>
          <table:table-cell table:style-name="ce266" office:value-type="string">
            <text:p>CS\Contact\Contact\Tags</text:p>
          </table:table-cell>
          <table:table-cell table:style-name="ce284" office:value-type="string">
            <text:p>Add tags for some contacts in search list</text:p>
          </table:table-cell>
          <table:table-cell table:style-name="ce284" office:value-type="string">
            <text:p>Step 3: Add tags</text:p>
          </table:table-cell>
          <table:table-cell table:style-name="ce296" office:value-type="string">
            <text:p>- Check in some contacts</text:p>
            <text:p>- Select <text:span text:style-name="T4">Tags </text:span><text:span text:style-name="T8">icon from </text:span><text:span text:style-name="T8">action bar</text:span></text:p>
            <text:p>- Add new or select tags, Click <text:span text:style-name="T4">Add</text:span></text:p>
          </table:table-cell>
          <table:table-cell table:style-name="ce287" office:value-type="string">
            <text:p>Show Add/edit tag form. Can add new or select existed tags, and view in Tag field of all selected contacts. Added tag is shown in Contacts list and Tag pane.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04];6;FIND(&quot;:&quot;;[.F504];1)-FIND(&quot; &quot;;[.F504];1)-1))&gt;VALUE(MID([.F503];6;FIND(&quot;:&quot;;[.F503];1)-FIND(&quot; &quot;;[.F503];1)-1));&quot;&quot;;MAX([.A$7:.A503])+1)" office:value-type="float" office:value="145">
            <text:p>145.00</text:p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504];6;FIND(&quot;:&quot;;[.F504];1)-FIND(&quot; &quot;;[.F504];1)-1))&gt;VALUE(MID([.F503];6;FIND(&quot;:&quot;;[.F503];1)-FIND(&quot; &quot;;[.F503];1)-1));[.C503];[.C503]+1)" office:value-type="float" office:value="9">
            <text:p>9.00</text:p>
          </table:table-cell>
          <table:table-cell table:style-name="ce266" office:value-type="string">
            <text:p>CS\Contact\Contact\Tags</text:p>
          </table:table-cell>
          <table:table-cell table:style-name="ce274" office:value-type="string">
            <text:p>Check color for tag icon of contact in case it has several tags</text:p>
          </table:table-cell>
          <table:table-cell table:style-name="ce288" office:value-type="string">
            <text:p>Step 1: Create address book, contacts</text:p>
          </table:table-cell>
          <table:table-cell table:style-name="ce292" office:value-type="string">
            <text:p>Create new address book, contacts </text:p>
            <text:p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05];6;FIND(&quot;:&quot;;[.F505];1)-FIND(&quot; &quot;;[.F505];1)-1))&gt;VALUE(MID([.F504];6;FIND(&quot;:&quot;;[.F504];1)-FIND(&quot; &quot;;[.F504];1)-1));&quot;&quot;;MAX([.A$7:.A504])+1)">
            <text:p/>
          </table:table-cell>
          <table:table-cell table:style-name="ce252" office:value-type="string">
            <text:p>FNC_CS_CON_CONTACT_09</text:p>
          </table:table-cell>
          <table:table-cell table:style-name="ce162" table:formula="of:=IF(VALUE(MID([.F505];6;FIND(&quot;:&quot;;[.F505];1)-FIND(&quot; &quot;;[.F505];1)-1))&gt;VALUE(MID([.F504];6;FIND(&quot;:&quot;;[.F504];1)-FIND(&quot; &quot;;[.F504];1)-1));[.C504];[.C504]+1)" office:value-type="float" office:value="9">
            <text:p>9.00</text:p>
          </table:table-cell>
          <table:table-cell table:style-name="ce266" office:value-type="string">
            <text:p>CS\Contact\Contact\Tags</text:p>
          </table:table-cell>
          <table:table-cell table:style-name="ce275" office:value-type="string">
            <text:p>Check color for tag icon of contact in case it has several tags</text:p>
          </table:table-cell>
          <table:table-cell table:style-name="ce288" office:value-type="string">
            <text:p>Step 2: Add tags for contact</text:p>
          </table:table-cell>
          <table:table-cell table:style-name="ce295" office:value-type="string">
            <text:p>Add several tags in different colors for a contact </text:p>
          </table:table-cell>
          <table:table-cell table:style-name="ce288" office:value-type="string">
            <text:p>- Tags are added successfully</text:p>
            <text:p>- An icon with color of the last added tag is displayed with contact in contact list</text:p>
          </table:table-cell>
          <table:table-cell table:style-name="ce303" office:value-type="string">
            <text:p>Medium</text:p>
          </table:table-cell>
          <table:table-cell table:style-name="ce308"/>
          <table:table-cell table:style-name="ce335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06];6;FIND(&quot;:&quot;;[.F506];1)-FIND(&quot; &quot;;[.F506];1)-1))&gt;VALUE(MID([.F505];6;FIND(&quot;:&quot;;[.F505];1)-FIND(&quot; &quot;;[.F505];1)-1));&quot;&quot;;MAX([.A$7:.A505])+1)" office:value-type="float" office:value="146">
            <text:p>146.00</text:p>
          </table:table-cell>
          <table:table-cell table:style-name="ce252" office:value-type="string">
            <text:p>FNC_CS_CON_CONTACT_10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Send mail a contact without email address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07];6;FIND(&quot;:&quot;;[.F507];1)-FIND(&quot; &quot;;[.F507];1)-1))&gt;VALUE(MID([.F506];6;FIND(&quot;:&quot;;[.F506];1)-FIND(&quot; &quot;;[.F506];1)-1));&quot;&quot;;MAX([.A$7:.A506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07];6;FIND(&quot;:&quot;;[.F507];1)-FIND(&quot; &quot;;[.F507];1)-1))&gt;VALUE(MID([.F506];6;FIND(&quot;:&quot;;[.F506];1)-FIND(&quot; &quot;;[.F506];1)-1));[.C506];[.C506]+1)" office:value-type="float" office:value="1">
            <text:p>1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a contact without email address</text:p>
          </table:table-cell>
          <table:table-cell table:style-name="ce255" office:value-type="string">
            <text:p>Step 2: Send mail</text:p>
          </table:table-cell>
          <table:table-cell table:style-name="ce255" office:value-type="string">
            <text:p>Right click on added contact and select <text:span text:style-name="T4">Email</text:span></text:p>
          </table:table-cell>
          <table:table-cell table:style-name="ce255" office:value-type="string">
            <text:p>Alert message is shown to let user knows there's no email address to send to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08];6;FIND(&quot;:&quot;;[.F508];1)-FIND(&quot; &quot;;[.F508];1)-1))&gt;VALUE(MID([.F507];6;FIND(&quot;:&quot;;[.F507];1)-FIND(&quot; &quot;;[.F507];1)-1));&quot;&quot;;MAX([.A$7:.A507])+1)" office:value-type="float" office:value="147">
            <text:p>147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08];6;FIND(&quot;:&quot;;[.F508];1)-FIND(&quot; &quot;;[.F508];1)-1))&gt;VALUE(MID([.F507];6;FIND(&quot;:&quot;;[.F507];1)-FIND(&quot; &quot;;[.F507];1)-1));[.C507];[.C507]+1)" office:value-type="float" office:value="2">
            <text:p>2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Send mail a specific contact in case have both sender and receiver's email address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valid email addres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509];6;FIND(&quot;:&quot;;[.F509];1)-FIND(&quot; &quot;;[.F509];1)-1))&gt;VALUE(MID([.F508];6;FIND(&quot;:&quot;;[.F508];1)-FIND(&quot; &quot;;[.F508];1)-1));&quot;&quot;;MAX([.A$7:.A508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09];6;FIND(&quot;:&quot;;[.F509];1)-FIND(&quot; &quot;;[.F509];1)-1))&gt;VALUE(MID([.F508];6;FIND(&quot;:&quot;;[.F508];1)-FIND(&quot; &quot;;[.F508];1)-1));[.C508];[.C508]+1)" office:value-type="float" office:value="2">
            <text:p>2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a specific contact in case have both sender and receiver's email address</text:p>
          </table:table-cell>
          <table:table-cell table:style-name="ce255" office:value-type="string">
            <text:p>Step 2: Show compose mail form</text:p>
          </table:table-cell>
          <table:table-cell table:style-name="ce255" office:value-type="string">
            <text:p>Right click on that contact and select <text:span text:style-name="T4">Email</text:span></text:p>
          </table:table-cell>
          <table:table-cell table:style-name="ce255" office:value-type="string">
            <text:p>Compose new message form is displayed</text:p>
            <text:p>- Default account mail of current user is displayed as default in From field </text:p>
            <text:p>- Email address of contacts is displayed as default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10];6;FIND(&quot;:&quot;;[.F510];1)-FIND(&quot; &quot;;[.F510];1)-1))&gt;VALUE(MID([.F509];6;FIND(&quot;:&quot;;[.F509];1)-FIND(&quot; &quot;;[.F509];1)-1));&quot;&quot;;MAX([.A$7:.A509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0];6;FIND(&quot;:&quot;;[.F510];1)-FIND(&quot; &quot;;[.F510];1)-1))&gt;VALUE(MID([.F509];6;FIND(&quot;:&quot;;[.F509];1)-FIND(&quot; &quot;;[.F509];1)-1));[.C509];[.C509]+1)" office:value-type="float" office:value="2">
            <text:p>2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a specific contact in case have both sender and receiver's email address</text:p>
          </table:table-cell>
          <table:table-cell table:style-name="ce255" office:value-type="string">
            <text:p>Step 3: Send mail</text:p>
          </table:table-cell>
          <table:table-cell table:style-name="ce287" office:value-type="string">
            <text:p>Input value for Subject, message content and click <text:span text:style-name="T4">Send</text:span> button</text:p>
          </table:table-cell>
          <table:table-cell table:style-name="ce287" office:value-type="string">
            <text:p>Mail is sent successfully to email addresses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511];6;FIND(&quot;:&quot;;[.F511];1)-FIND(&quot; &quot;;[.F511];1)-1))&gt;VALUE(MID([.F510];6;FIND(&quot;:&quot;;[.F510];1)-FIND(&quot; &quot;;[.F510];1)-1));&quot;&quot;;MAX([.A$7:.A510])+1)" office:value-type="float" office:value="148">
            <text:p>148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1];6;FIND(&quot;:&quot;;[.F511];1)-FIND(&quot; &quot;;[.F511];1)-1))&gt;VALUE(MID([.F510];6;FIND(&quot;:&quot;;[.F510];1)-FIND(&quot; &quot;;[.F510];1)-1));[.C510];[.C510]+1)" office:value-type="float" office:value="3">
            <text:p>3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Send mail to contact when sender has no email accoun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valid email address <text:s/>[ <text:a xlink:href="#Add_contact">Details</text:a> ]</text:p>
            <text:p>- Do not add any mail account in Mail application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12];6;FIND(&quot;:&quot;;[.F512];1)-FIND(&quot; &quot;;[.F512];1)-1))&gt;VALUE(MID([.F511];6;FIND(&quot;:&quot;;[.F511];1)-FIND(&quot; &quot;;[.F511];1)-1));&quot;&quot;;MAX([.A$7:.A511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2];6;FIND(&quot;:&quot;;[.F512];1)-FIND(&quot; &quot;;[.F512];1)-1))&gt;VALUE(MID([.F511];6;FIND(&quot;:&quot;;[.F511];1)-FIND(&quot; &quot;;[.F511];1)-1));[.C511];[.C511]+1)" office:value-type="float" office:value="3">
            <text:p>3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to contact when sender has no email account</text:p>
          </table:table-cell>
          <table:table-cell table:style-name="ce255" office:value-type="string">
            <text:p>Step 2: Show compose mail form</text:p>
          </table:table-cell>
          <table:table-cell table:style-name="ce255" office:value-type="string">
            <text:p>Right click on that contact and select <text:span text:style-name="T4">Email</text:span></text:p>
          </table:table-cell>
          <table:table-cell table:style-name="ce287" office:value-type="string">
            <text:p>Send mail form is shown <text:s/>properly with value of To field is address mail default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13];6;FIND(&quot;:&quot;;[.F513];1)-FIND(&quot; &quot;;[.F513];1)-1))&gt;VALUE(MID([.F512];6;FIND(&quot;:&quot;;[.F512];1)-FIND(&quot; &quot;;[.F512];1)-1));&quot;&quot;;MAX([.A$7:.A512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3];6;FIND(&quot;:&quot;;[.F513];1)-FIND(&quot; &quot;;[.F513];1)-1))&gt;VALUE(MID([.F512];6;FIND(&quot;:&quot;;[.F512];1)-FIND(&quot; &quot;;[.F512];1)-1));[.C512];[.C512]+1)" office:value-type="float" office:value="3">
            <text:p>3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to contact when sender has no email account</text:p>
          </table:table-cell>
          <table:table-cell table:style-name="ce255" office:value-type="string">
            <text:p>Step 3: Send mail</text:p>
          </table:table-cell>
          <table:table-cell table:style-name="ce287" office:value-type="string">
            <text:p>- Input data for some field if need</text:p>
            <text:p>- Click <text:span text:style-name="T4">Send mail </text:span><text:span text:style-name="T8">button</text:span></text:p>
          </table:table-cell>
          <table:table-cell table:style-name="ce287" office:value-type="string">
            <text:p>- The form is closed</text:p>
            <text:p>- The mail is sent successfully <text:s/>with default account mail ( <text:a xlink:href="mailto:exoservice@gmail.com">exoservice@gmail.com</text:a> )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0">
          <table:table-cell table:style-name="ce247" table:formula="of:=IF(VALUE(MID([.F514];6;FIND(&quot;:&quot;;[.F514];1)-FIND(&quot; &quot;;[.F514];1)-1))&gt;VALUE(MID([.F513];6;FIND(&quot;:&quot;;[.F513];1)-FIND(&quot; &quot;;[.F513];1)-1));&quot;&quot;;MAX([.A$7:.A513])+1)" office:value-type="float" office:value="149">
            <text:p>149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4];6;FIND(&quot;:&quot;;[.F514];1)-FIND(&quot; &quot;;[.F514];1)-1))&gt;VALUE(MID([.F513];6;FIND(&quot;:&quot;;[.F513];1)-FIND(&quot; &quot;;[.F513];1)-1));[.C513];[.C513]+1)" office:value-type="float" office:value="4">
            <text:p>4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Send mail some contacts</text:p>
          </table:table-cell>
          <table:table-cell table:style-name="ce255" office:value-type="string">
            <text:p>Step 1: Add mail account</text:p>
          </table:table-cell>
          <table:table-cell table:style-name="ce255" office:value-type="string">
            <text:p>- Go to Mail application and create new mail account with valid information</text:p>
            <text:p>- Set added account as default</text:p>
          </table:table-cell>
          <table:table-cell table:style-name="ce255" office:value-type="string">
            <text:p>Create account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0">
          <table:table-cell table:style-name="ce247" table:formula="of:=IF(VALUE(MID([.F515];6;FIND(&quot;:&quot;;[.F515];1)-FIND(&quot; &quot;;[.F515];1)-1))&gt;VALUE(MID([.F514];6;FIND(&quot;:&quot;;[.F514];1)-FIND(&quot; &quot;;[.F514];1)-1));&quot;&quot;;MAX([.A$7:.A514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5];6;FIND(&quot;:&quot;;[.F515];1)-FIND(&quot; &quot;;[.F515];1)-1))&gt;VALUE(MID([.F514];6;FIND(&quot;:&quot;;[.F514];1)-FIND(&quot; &quot;;[.F514];1)-1));[.C514];[.C514]+1)" office:value-type="float" office:value="4">
            <text:p>4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some contacts</text:p>
          </table:table-cell>
          <table:table-cell table:style-name="ce288" office:value-type="string">
            <text:p>Step 2: Create address book, contact</text:p>
          </table:table-cell>
          <table:table-cell table:style-name="ce295" office:value-type="string">
            <text:p>Go to Address book application:</text:p>
            <text:p>- Create new address book</text:p>
            <text:p>- Add new contacts with valid email addres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16];6;FIND(&quot;:&quot;;[.F516];1)-FIND(&quot; &quot;;[.F516];1)-1))&gt;VALUE(MID([.F515];6;FIND(&quot;:&quot;;[.F515];1)-FIND(&quot; &quot;;[.F515];1)-1));&quot;&quot;;MAX([.A$7:.A515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6];6;FIND(&quot;:&quot;;[.F516];1)-FIND(&quot; &quot;;[.F516];1)-1))&gt;VALUE(MID([.F515];6;FIND(&quot;:&quot;;[.F515];1)-FIND(&quot; &quot;;[.F515];1)-1));[.C515];[.C515]+1)" office:value-type="float" office:value="4">
            <text:p>4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some contacts</text:p>
          </table:table-cell>
          <table:table-cell table:style-name="ce255" office:value-type="string">
            <text:p>Step 3: Show contacts list</text:p>
          </table:table-cell>
          <table:table-cell table:style-name="ce295" office:value-type="string">
            <text:p>Choose to show added address book</text:p>
          </table:table-cell>
          <table:table-cell table:style-name="ce255" office:value-type="string">
            <text:p>Contacts list of this address book are shown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9">
          <table:table-cell table:style-name="ce247" table:formula="of:=IF(VALUE(MID([.F517];6;FIND(&quot;:&quot;;[.F517];1)-FIND(&quot; &quot;;[.F517];1)-1))&gt;VALUE(MID([.F516];6;FIND(&quot;:&quot;;[.F516];1)-FIND(&quot; &quot;;[.F516];1)-1));&quot;&quot;;MAX([.A$7:.A516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7];6;FIND(&quot;:&quot;;[.F517];1)-FIND(&quot; &quot;;[.F517];1)-1))&gt;VALUE(MID([.F516];6;FIND(&quot;:&quot;;[.F516];1)-FIND(&quot; &quot;;[.F516];1)-1));[.C516];[.C516]+1)" office:value-type="float" office:value="4">
            <text:p>4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some contacts</text:p>
          </table:table-cell>
          <table:table-cell table:style-name="ce255" office:value-type="string">
            <text:p>Step 4: Show compose mail form</text:p>
          </table:table-cell>
          <table:table-cell table:style-name="ce295" office:value-type="string">
            <text:p>- Check some contacts from list</text:p>
            <text:p>- Select <text:span text:style-name="T4">Email </text:span><text:span text:style-name="T8">icon </text:span><text:span text:style-name="T8">from action bar</text:span></text:p>
          </table:table-cell>
          <table:table-cell table:style-name="ce255" office:value-type="string">
            <text:p>Compose new message form is displayed</text:p>
            <text:p>- Default account mail of current user is displayed as default in From field </text:p>
            <text:p>- Email addresses of all selected contacts are displayed as default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18];6;FIND(&quot;:&quot;;[.F518];1)-FIND(&quot; &quot;;[.F518];1)-1))&gt;VALUE(MID([.F517];6;FIND(&quot;:&quot;;[.F517];1)-FIND(&quot; &quot;;[.F517];1)-1));&quot;&quot;;MAX([.A$7:.A517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8];6;FIND(&quot;:&quot;;[.F518];1)-FIND(&quot; &quot;;[.F518];1)-1))&gt;VALUE(MID([.F517];6;FIND(&quot;:&quot;;[.F517];1)-FIND(&quot; &quot;;[.F517];1)-1));[.C517];[.C517]+1)" office:value-type="float" office:value="4">
            <text:p>4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some contacts</text:p>
          </table:table-cell>
          <table:table-cell table:style-name="ce255" office:value-type="string">
            <text:p>Step 5: Send mail</text:p>
          </table:table-cell>
          <table:table-cell table:style-name="ce255" office:value-type="string">
            <text:p>In Compose new message: Input value for Subject, message content and click <text:span text:style-name="T4">Send</text:span> button</text:p>
          </table:table-cell>
          <table:table-cell table:style-name="ce255" office:value-type="string">
            <text:p>Mail is sent successfully to email addresses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19];6;FIND(&quot;:&quot;;[.F519];1)-FIND(&quot; &quot;;[.F519];1)-1))&gt;VALUE(MID([.F518];6;FIND(&quot;:&quot;;[.F518];1)-FIND(&quot; &quot;;[.F518];1)-1));&quot;&quot;;MAX([.A$7:.A518])+1)" office:value-type="float" office:value="150">
            <text:p>150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19];6;FIND(&quot;:&quot;;[.F519];1)-FIND(&quot; &quot;;[.F519];1)-1))&gt;VALUE(MID([.F518];6;FIND(&quot;:&quot;;[.F518];1)-FIND(&quot; &quot;;[.F518];1)-1));[.C518];[.C518]+1)" office:value-type="float" office:value="5">
            <text:p>5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Check sending mail to contact in case add more valid receivers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email addres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520];6;FIND(&quot;:&quot;;[.F520];1)-FIND(&quot; &quot;;[.F520];1)-1))&gt;VALUE(MID([.F519];6;FIND(&quot;:&quot;;[.F519];1)-FIND(&quot; &quot;;[.F519];1)-1));&quot;&quot;;MAX([.A$7:.A519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0];6;FIND(&quot;:&quot;;[.F520];1)-FIND(&quot; &quot;;[.F520];1)-1))&gt;VALUE(MID([.F519];6;FIND(&quot;:&quot;;[.F519];1)-FIND(&quot; &quot;;[.F519];1)-1));[.C519];[.C519]+1)" office:value-type="float" office:value="5">
            <text:p>5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sending mail to contact in case add more valid receivers</text:p>
          </table:table-cell>
          <table:table-cell table:style-name="ce255" office:value-type="string">
            <text:p>Step 2: Show compose mail form</text:p>
          </table:table-cell>
          <table:table-cell table:style-name="ce255" office:value-type="string">
            <text:p>Right click on that contact and select <text:span text:style-name="T4">Email</text:span></text:p>
          </table:table-cell>
          <table:table-cell table:style-name="ce255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521];6;FIND(&quot;:&quot;;[.F521];1)-FIND(&quot; &quot;;[.F521];1)-1))&gt;VALUE(MID([.F520];6;FIND(&quot;:&quot;;[.F520];1)-FIND(&quot; &quot;;[.F520];1)-1));&quot;&quot;;MAX([.A$7:.A520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1];6;FIND(&quot;:&quot;;[.F521];1)-FIND(&quot; &quot;;[.F521];1)-1))&gt;VALUE(MID([.F520];6;FIND(&quot;:&quot;;[.F520];1)-FIND(&quot; &quot;;[.F520];1)-1));[.C520];[.C520]+1)" office:value-type="float" office:value="5">
            <text:p>5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sending mail to contact in case add more valid receivers</text:p>
          </table:table-cell>
          <table:table-cell table:style-name="ce255" office:value-type="string">
            <text:p>Step 3: Send mail</text:p>
          </table:table-cell>
          <table:table-cell table:style-name="ce255" office:value-type="string">
            <text:p>In Compose new message: </text:p>
            <text:p><text:span text:style-name="T16">- Input some valid </text:span><text:span text:style-name="T16">emails for</text:span><text:span text:style-name="T27"> To </text:span><text:span text:style-name="T16">field</text:span></text:p>
            <text:p><text:span text:style-name="T16">- Input value for </text:span><text:span text:style-name="T16">Subject, message </text:span><text:span text:style-name="T16">content</text:span></text:p>
            <text:p><text:span text:style-name="T16">- Click </text:span><text:span text:style-name="T27">Send mail</text:span></text:p>
          </table:table-cell>
          <table:table-cell table:style-name="ce255" office:value-type="string">
            <text:p>Mail is sent successfully to email addresses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22];6;FIND(&quot;:&quot;;[.F522];1)-FIND(&quot; &quot;;[.F522];1)-1))&gt;VALUE(MID([.F521];6;FIND(&quot;:&quot;;[.F521];1)-FIND(&quot; &quot;;[.F521];1)-1));&quot;&quot;;MAX([.A$7:.A521])+1)" office:value-type="float" office:value="151">
            <text:p>151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2];6;FIND(&quot;:&quot;;[.F522];1)-FIND(&quot; &quot;;[.F522];1)-1))&gt;VALUE(MID([.F521];6;FIND(&quot;:&quot;;[.F521];1)-FIND(&quot; &quot;;[.F521];1)-1));[.C521];[.C521]+1)" office:value-type="float" office:value="6">
            <text:p>6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Check sending mail to contact in case add more receivers with invalid format email address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523];6;FIND(&quot;:&quot;;[.F523];1)-FIND(&quot; &quot;;[.F523];1)-1))&gt;VALUE(MID([.F522];6;FIND(&quot;:&quot;;[.F522];1)-FIND(&quot; &quot;;[.F522];1)-1));&quot;&quot;;MAX([.A$7:.A522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3];6;FIND(&quot;:&quot;;[.F523];1)-FIND(&quot; &quot;;[.F523];1)-1))&gt;VALUE(MID([.F522];6;FIND(&quot;:&quot;;[.F522];1)-FIND(&quot; &quot;;[.F522];1)-1));[.C522];[.C522]+1)" office:value-type="float" office:value="6">
            <text:p>6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sending mail to contact in case add more receivers with invalid format email address</text:p>
          </table:table-cell>
          <table:table-cell table:style-name="ce255" office:value-type="string">
            <text:p>Step 2: Show compose mail form</text:p>
          </table:table-cell>
          <table:table-cell table:style-name="ce255" office:value-type="string">
            <text:p>Right click on that contact and select <text:span text:style-name="T4">Email</text:span></text:p>
          </table:table-cell>
          <table:table-cell table:style-name="ce255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9">
          <table:table-cell table:style-name="ce247" table:formula="of:=IF(VALUE(MID([.F524];6;FIND(&quot;:&quot;;[.F524];1)-FIND(&quot; &quot;;[.F524];1)-1))&gt;VALUE(MID([.F523];6;FIND(&quot;:&quot;;[.F523];1)-FIND(&quot; &quot;;[.F523];1)-1));&quot;&quot;;MAX([.A$7:.A523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4];6;FIND(&quot;:&quot;;[.F524];1)-FIND(&quot; &quot;;[.F524];1)-1))&gt;VALUE(MID([.F523];6;FIND(&quot;:&quot;;[.F523];1)-FIND(&quot; &quot;;[.F523];1)-1));[.C523];[.C523]+1)" office:value-type="float" office:value="6">
            <text:p>6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sending mail to contact in case add more receivers with invalid format email address</text:p>
          </table:table-cell>
          <table:table-cell table:style-name="ce255" office:value-type="string">
            <text:p>Step 3: Send mail</text:p>
          </table:table-cell>
          <table:table-cell table:style-name="ce255" office:value-type="string">
            <text:p>In Compose new message: </text:p>
            <text:p><text:span text:style-name="T16">- Input value for </text:span><text:span text:style-name="T16">Subject, message </text:span><text:span text:style-name="T16">content</text:span></text:p>
            <text:p><text:span text:style-name="T16">- Input some invalid </text:span><text:span text:style-name="T16">format email address </text:span><text:span text:style-name="T16">for</text:span><text:span text:style-name="T27"> To </text:span><text:span text:style-name="T16">field</text:span></text:p>
            <text:p><text:span text:style-name="T16">- Click </text:span><text:span text:style-name="T27">Send mail</text:span></text:p>
          </table:table-cell>
          <table:table-cell table:style-name="ce255" office:value-type="string">
            <text:p>Show message alerts input email is invali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25];6;FIND(&quot;:&quot;;[.F525];1)-FIND(&quot; &quot;;[.F525];1)-1))&gt;VALUE(MID([.F524];6;FIND(&quot;:&quot;;[.F524];1)-FIND(&quot; &quot;;[.F524];1)-1));&quot;&quot;;MAX([.A$7:.A524])+1)" office:value-type="float" office:value="152">
            <text:p>152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5];6;FIND(&quot;:&quot;;[.F525];1)-FIND(&quot; &quot;;[.F525];1)-1))&gt;VALUE(MID([.F524];6;FIND(&quot;:&quot;;[.F524];1)-FIND(&quot; &quot;;[.F524];1)-1));[.C524];[.C524]+1)" office:value-type="float" office:value="7">
            <text:p>7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Send mail to all contacts that are being listed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26];6;FIND(&quot;:&quot;;[.F526];1)-FIND(&quot; &quot;;[.F526];1)-1))&gt;VALUE(MID([.F525];6;FIND(&quot;:&quot;;[.F525];1)-FIND(&quot; &quot;;[.F525];1)-1));&quot;&quot;;MAX([.A$7:.A525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6];6;FIND(&quot;:&quot;;[.F526];1)-FIND(&quot; &quot;;[.F526];1)-1))&gt;VALUE(MID([.F525];6;FIND(&quot;:&quot;;[.F525];1)-FIND(&quot; &quot;;[.F525];1)-1));[.C525];[.C525]+1)" office:value-type="float" office:value="7">
            <text:p>7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to all contacts that are being listed</text:p>
          </table:table-cell>
          <table:table-cell table:style-name="ce255" office:value-type="string">
            <text:p>Step 2: Show contacts list</text:p>
          </table:table-cell>
          <table:table-cell table:style-name="ce255" office:value-type="string">
            <text:p>Choose added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27];6;FIND(&quot;:&quot;;[.F527];1)-FIND(&quot; &quot;;[.F527];1)-1))&gt;VALUE(MID([.F526];6;FIND(&quot;:&quot;;[.F526];1)-FIND(&quot; &quot;;[.F526];1)-1));&quot;&quot;;MAX([.A$7:.A526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7];6;FIND(&quot;:&quot;;[.F527];1)-FIND(&quot; &quot;;[.F527];1)-1))&gt;VALUE(MID([.F526];6;FIND(&quot;:&quot;;[.F526];1)-FIND(&quot; &quot;;[.F526];1)-1));[.C526];[.C526]+1)" office:value-type="float" office:value="7">
            <text:p>7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Send mail to all contacts that are being listed</text:p>
          </table:table-cell>
          <table:table-cell table:style-name="ce255" office:value-type="string">
            <text:p>Step 3: Send mail</text:p>
          </table:table-cell>
          <table:table-cell table:style-name="ce255" office:value-type="string">
            <text:p>- Tick the first check box in Title bar</text:p>
            <text:p>- Click <text:span text:style-name="T4">Send mail </text:span><text:span text:style-name="T8">in </text:span><text:span text:style-name="T8">action bar</text:span></text:p>
            <text:p><text:span text:style-name="T8">- Compose mail</text:span></text:p>
            <text:p><text:span text:style-name="T8">- Click </text:span><text:span text:style-name="T4">Send Mail</text:span></text:p>
          </table:table-cell>
          <table:table-cell table:style-name="ce255" office:value-type="string">
            <text:p>Mail is sent successfully <text:s/>to each contact has email address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28];6;FIND(&quot;:&quot;;[.F528];1)-FIND(&quot; &quot;;[.F528];1)-1))&gt;VALUE(MID([.F527];6;FIND(&quot;:&quot;;[.F527];1)-FIND(&quot; &quot;;[.F527];1)-1));&quot;&quot;;MAX([.A$7:.A527])+1)" office:value-type="float" office:value="153">
            <text:p>153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8];6;FIND(&quot;:&quot;;[.F528];1)-FIND(&quot; &quot;;[.F528];1)-1))&gt;VALUE(MID([.F527];6;FIND(&quot;:&quot;;[.F527];1)-FIND(&quot; &quot;;[.F527];1)-1));[.C527];[.C527]+1)" office:value-type="float" office:value="8">
            <text:p>8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Discard Sending mail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<text:s text:c="2"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29];6;FIND(&quot;:&quot;;[.F529];1)-FIND(&quot; &quot;;[.F529];1)-1))&gt;VALUE(MID([.F528];6;FIND(&quot;:&quot;;[.F528];1)-FIND(&quot; &quot;;[.F528];1)-1));&quot;&quot;;MAX([.A$7:.A528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29];6;FIND(&quot;:&quot;;[.F529];1)-FIND(&quot; &quot;;[.F529];1)-1))&gt;VALUE(MID([.F528];6;FIND(&quot;:&quot;;[.F528];1)-FIND(&quot; &quot;;[.F528];1)-1));[.C528];[.C528]+1)" office:value-type="float" office:value="8">
            <text:p>8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Add more invalid address mail from keyboard for To field of Send mail form</text:p>
          </table:table-cell>
          <table:table-cell table:style-name="ce255" office:value-type="string">
            <text:p>Step 2: Discard send mail</text:p>
          </table:table-cell>
          <table:table-cell table:style-name="ce255" office:value-type="string">
            <text:p>In Compose new message form: </text:p>
            <text:p><text:span text:style-name="T16">- Input value for </text:span><text:span text:style-name="T16">Subject, message </text:span><text:span text:style-name="T16">content</text:span></text:p>
            <text:p><text:span text:style-name="T16">- Click </text:span><text:span text:style-name="T27">Discard</text:span></text:p>
          </table:table-cell>
          <table:table-cell table:style-name="ce255" office:value-type="string">
            <text:p>Close Send mail form and mail is not sent.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30];6;FIND(&quot;:&quot;;[.F530];1)-FIND(&quot; &quot;;[.F530];1)-1))&gt;VALUE(MID([.F529];6;FIND(&quot;:&quot;;[.F529];1)-FIND(&quot; &quot;;[.F529];1)-1));&quot;&quot;;MAX([.A$7:.A529])+1)" office:value-type="float" office:value="154">
            <text:p>154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0];6;FIND(&quot;:&quot;;[.F530];1)-FIND(&quot; &quot;;[.F530];1)-1))&gt;VALUE(MID([.F529];6;FIND(&quot;:&quot;;[.F529];1)-FIND(&quot; &quot;;[.F529];1)-1));[.C529];[.C529]+1)" office:value-type="float" office:value="9">
            <text:p>9.00</text:p>
          </table:table-cell>
          <table:table-cell table:style-name="ce266" office:value-type="string">
            <text:p>CS\Contact\Contact\Send mail</text:p>
          </table:table-cell>
          <table:table-cell table:style-name="ce283" office:value-type="string">
            <text:p>Send mail to a contact from search result</text:p>
          </table:table-cell>
          <table:table-cell table:style-name="ce284" office:value-type="string">
            <text:p>Step 1: Add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7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31];6;FIND(&quot;:&quot;;[.F531];1)-FIND(&quot; &quot;;[.F531];1)-1))&gt;VALUE(MID([.F530];6;FIND(&quot;:&quot;;[.F530];1)-FIND(&quot; &quot;;[.F530];1)-1));&quot;&quot;;MAX([.A$7:.A530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1];6;FIND(&quot;:&quot;;[.F531];1)-FIND(&quot; &quot;;[.F531];1)-1))&gt;VALUE(MID([.F530];6;FIND(&quot;:&quot;;[.F530];1)-FIND(&quot; &quot;;[.F530];1)-1));[.C530];[.C530]+1)" office:value-type="float" office:value="9">
            <text:p>9.00</text:p>
          </table:table-cell>
          <table:table-cell table:style-name="ce266" office:value-type="string">
            <text:p>CS\Contact\Contact\Send mail</text:p>
          </table:table-cell>
          <table:table-cell table:style-name="ce284" office:value-type="string">
            <text:p>Send mail to a contact from search result</text:p>
          </table:table-cell>
          <table:table-cell table:style-name="ce284" office:value-type="string">
            <text:p>Step 2: Search contact</text:p>
          </table:table-cell>
          <table:table-cell table:style-name="ce296" office:value-type="string">
            <text:p>Do search that match added contacts [ <text:a xlink:href="#Search_contact">Details</text:a> ] </text:p>
          </table:table-cell>
          <table:table-cell table:style-name="ce287" office:value-type="string">
            <text:p>Contacts in search result are displayed in List view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32];6;FIND(&quot;:&quot;;[.F532];1)-FIND(&quot; &quot;;[.F532];1)-1))&gt;VALUE(MID([.F531];6;FIND(&quot;:&quot;;[.F531];1)-FIND(&quot; &quot;;[.F531];1)-1));&quot;&quot;;MAX([.A$7:.A531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2];6;FIND(&quot;:&quot;;[.F532];1)-FIND(&quot; &quot;;[.F532];1)-1))&gt;VALUE(MID([.F531];6;FIND(&quot;:&quot;;[.F531];1)-FIND(&quot; &quot;;[.F531];1)-1));[.C531];[.C531]+1)" office:value-type="float" office:value="9">
            <text:p>9.00</text:p>
          </table:table-cell>
          <table:table-cell table:style-name="ce266" office:value-type="string">
            <text:p>CS\Contact\Contact\Send mail</text:p>
          </table:table-cell>
          <table:table-cell table:style-name="ce284" office:value-type="string">
            <text:p>Send mail to a contact from search result</text:p>
          </table:table-cell>
          <table:table-cell table:style-name="ce284" office:value-type="string">
            <text:p>Step 3: Send mail</text:p>
          </table:table-cell>
          <table:table-cell table:style-name="ce296" office:value-type="string">
            <text:p>- Right click in a contact, select Email</text:p>
            <text:p>- Input subject, content and select <text:span text:style-name="T4">Send mail</text:span></text:p>
          </table:table-cell>
          <table:table-cell table:style-name="ce287" office:value-type="string">
            <text:p>Mail is sent successfully to email address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33];6;FIND(&quot;:&quot;;[.F533];1)-FIND(&quot; &quot;;[.F533];1)-1))&gt;VALUE(MID([.F532];6;FIND(&quot;:&quot;;[.F532];1)-FIND(&quot; &quot;;[.F532];1)-1));&quot;&quot;;MAX([.A$7:.A532])+1)" office:value-type="float" office:value="155">
            <text:p>155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3];6;FIND(&quot;:&quot;;[.F533];1)-FIND(&quot; &quot;;[.F533];1)-1))&gt;VALUE(MID([.F532];6;FIND(&quot;:&quot;;[.F532];1)-FIND(&quot; &quot;;[.F532];1)-1));[.C532];[.C532]+1)" office:value-type="float" office:value="10">
            <text:p>10.00</text:p>
          </table:table-cell>
          <table:table-cell table:style-name="ce266" office:value-type="string">
            <text:p>CS\Contact\Contact\Send mail</text:p>
          </table:table-cell>
          <table:table-cell table:style-name="ce283" office:value-type="string">
            <text:p>Send mail to some contacts from search result</text:p>
          </table:table-cell>
          <table:table-cell table:style-name="ce284" office:value-type="string">
            <text:p>Step 1: Add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7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34];6;FIND(&quot;:&quot;;[.F534];1)-FIND(&quot; &quot;;[.F534];1)-1))&gt;VALUE(MID([.F533];6;FIND(&quot;:&quot;;[.F533];1)-FIND(&quot; &quot;;[.F533];1)-1));&quot;&quot;;MAX([.A$7:.A533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4];6;FIND(&quot;:&quot;;[.F534];1)-FIND(&quot; &quot;;[.F534];1)-1))&gt;VALUE(MID([.F533];6;FIND(&quot;:&quot;;[.F533];1)-FIND(&quot; &quot;;[.F533];1)-1));[.C533];[.C533]+1)" office:value-type="float" office:value="10">
            <text:p>10.00</text:p>
          </table:table-cell>
          <table:table-cell table:style-name="ce266" office:value-type="string">
            <text:p>CS\Contact\Contact\Send mail</text:p>
          </table:table-cell>
          <table:table-cell table:style-name="ce284" office:value-type="string">
            <text:p>Send mail to some contacts from search result</text:p>
          </table:table-cell>
          <table:table-cell table:style-name="ce284" office:value-type="string">
            <text:p>Step 2: Search contact</text:p>
          </table:table-cell>
          <table:table-cell table:style-name="ce296" office:value-type="string">
            <text:p>Do search that match added contacts [ <text:a xlink:href="#Search_contact">Details</text:a> ] </text:p>
          </table:table-cell>
          <table:table-cell table:style-name="ce287" office:value-type="string">
            <text:p>Contacts in search result are displayed in List view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0">
          <table:table-cell table:style-name="ce247" table:formula="of:=IF(VALUE(MID([.F535];6;FIND(&quot;:&quot;;[.F535];1)-FIND(&quot; &quot;;[.F535];1)-1))&gt;VALUE(MID([.F534];6;FIND(&quot;:&quot;;[.F534];1)-FIND(&quot; &quot;;[.F534];1)-1));&quot;&quot;;MAX([.A$7:.A534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5];6;FIND(&quot;:&quot;;[.F535];1)-FIND(&quot; &quot;;[.F535];1)-1))&gt;VALUE(MID([.F534];6;FIND(&quot;:&quot;;[.F534];1)-FIND(&quot; &quot;;[.F534];1)-1));[.C534];[.C534]+1)" office:value-type="float" office:value="10">
            <text:p>10.00</text:p>
          </table:table-cell>
          <table:table-cell table:style-name="ce266" office:value-type="string">
            <text:p>CS\Contact\Contact\Send mail</text:p>
          </table:table-cell>
          <table:table-cell table:style-name="ce284" office:value-type="string">
            <text:p>Send mail to some contacts from search result</text:p>
          </table:table-cell>
          <table:table-cell table:style-name="ce284" office:value-type="string">
            <text:p>Step 3: Send mail</text:p>
          </table:table-cell>
          <table:table-cell table:style-name="ce296" office:value-type="string">
            <text:p>- Check in some contacts and select <text:span text:style-name="T4">Emai</text:span>l icon from action bar</text:p>
            <text:p>- Input subject, content and select <text:span text:style-name="T4">Send mail</text:span></text:p>
          </table:table-cell>
          <table:table-cell table:style-name="ce287" office:value-type="string">
            <text:p>Mail is sent successfully to email addresses in To field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36];6;FIND(&quot;:&quot;;[.F536];1)-FIND(&quot; &quot;;[.F536];1)-1))&gt;VALUE(MID([.F535];6;FIND(&quot;:&quot;;[.F535];1)-FIND(&quot; &quot;;[.F535];1)-1));&quot;&quot;;MAX([.A$7:.A535])+1)" office:value-type="float" office:value="156">
            <text:p>156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6];6;FIND(&quot;:&quot;;[.F536];1)-FIND(&quot; &quot;;[.F536];1)-1))&gt;VALUE(MID([.F535];6;FIND(&quot;:&quot;;[.F535];1)-FIND(&quot; &quot;;[.F535];1)-1));[.C535];[.C535]+1)" office:value-type="float" office:value="11">
            <text:p>11.00</text:p>
          </table:table-cell>
          <table:table-cell table:style-name="ce266" office:value-type="string">
            <text:p>CS\Contact\Contact\Send mail</text:p>
          </table:table-cell>
          <table:table-cell table:style-name="ce283" office:value-type="string">
            <text:p>Check sending mail to all listing contacts from search result</text:p>
          </table:table-cell>
          <table:table-cell table:style-name="ce284" office:value-type="string">
            <text:p>Step 1: Add address book, contacts</text:p>
          </table:table-cell>
          <table:table-cell table:style-name="ce296" office:value-type="string">
            <text:p>Create new address book, contacts <text:s/>[ <text:a xlink:href="#Add_contact">Details</text:a> ]</text:p>
          </table:table-cell>
          <table:table-cell table:style-name="ce287" office:value-type="string">
            <text:p>Address book and contacts are add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37];6;FIND(&quot;:&quot;;[.F537];1)-FIND(&quot; &quot;;[.F537];1)-1))&gt;VALUE(MID([.F536];6;FIND(&quot;:&quot;;[.F536];1)-FIND(&quot; &quot;;[.F536];1)-1));&quot;&quot;;MAX([.A$7:.A536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7];6;FIND(&quot;:&quot;;[.F537];1)-FIND(&quot; &quot;;[.F537];1)-1))&gt;VALUE(MID([.F536];6;FIND(&quot;:&quot;;[.F536];1)-FIND(&quot; &quot;;[.F536];1)-1));[.C536];[.C536]+1)" office:value-type="float" office:value="11">
            <text:p>11.00</text:p>
          </table:table-cell>
          <table:table-cell table:style-name="ce266" office:value-type="string">
            <text:p>CS\Contact\Contact\Send mail</text:p>
          </table:table-cell>
          <table:table-cell table:style-name="ce284" office:value-type="string">
            <text:p>Check sending mail to all listing contacts from search result</text:p>
          </table:table-cell>
          <table:table-cell table:style-name="ce284" office:value-type="string">
            <text:p>Step 2: Search contact</text:p>
          </table:table-cell>
          <table:table-cell table:style-name="ce296" office:value-type="string">
            <text:p>Do search that match added contacts [ <text:a xlink:href="#Search_contact">Details</text:a> ] </text:p>
          </table:table-cell>
          <table:table-cell table:style-name="ce287" office:value-type="string">
            <text:p>Contacts in search result are displayed in List view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38];6;FIND(&quot;:&quot;;[.F538];1)-FIND(&quot; &quot;;[.F538];1)-1))&gt;VALUE(MID([.F537];6;FIND(&quot;:&quot;;[.F537];1)-FIND(&quot; &quot;;[.F537];1)-1));&quot;&quot;;MAX([.A$7:.A537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8];6;FIND(&quot;:&quot;;[.F538];1)-FIND(&quot; &quot;;[.F538];1)-1))&gt;VALUE(MID([.F537];6;FIND(&quot;:&quot;;[.F537];1)-FIND(&quot; &quot;;[.F537];1)-1));[.C537];[.C537]+1)" office:value-type="float" office:value="11">
            <text:p>11.00</text:p>
          </table:table-cell>
          <table:table-cell table:style-name="ce266" office:value-type="string">
            <text:p>CS\Contact\Contact\Send mail</text:p>
          </table:table-cell>
          <table:table-cell table:style-name="ce284" office:value-type="string">
            <text:p>Check sending mail to all listing contacts from search result</text:p>
          </table:table-cell>
          <table:table-cell table:style-name="ce284" office:value-type="string">
            <text:p>Step 3: Send mail</text:p>
          </table:table-cell>
          <table:table-cell table:style-name="ce284" office:value-type="string">
            <text:p>- Tick the first check box in Title bar - Click <text:span text:style-name="T4">Send mail</text:span> in action bar </text:p>
            <text:p>- Compose mail </text:p>
            <text:p>- Click <text:span text:style-name="T4">Send Mail</text:span></text:p>
          </table:table-cell>
          <table:table-cell table:style-name="ce284" office:value-type="string">
            <text:p>Mail is sent successfully <text:s/>to all contacts in current list (page) that has valid email address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39];6;FIND(&quot;:&quot;;[.F539];1)-FIND(&quot; &quot;;[.F539];1)-1))&gt;VALUE(MID([.F538];6;FIND(&quot;:&quot;;[.F538];1)-FIND(&quot; &quot;;[.F538];1)-1));&quot;&quot;;MAX([.A$7:.A538])+1)" office:value-type="float" office:value="157">
            <text:p>157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39];6;FIND(&quot;:&quot;;[.F539];1)-FIND(&quot; &quot;;[.F539];1)-1))&gt;VALUE(MID([.F538];6;FIND(&quot;:&quot;;[.F538];1)-FIND(&quot; &quot;;[.F538];1)-1));[.C538];[.C538]+1)" office:value-type="float" office:value="12">
            <text:p>12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Check autocomplete email address when type word is suitable with first name of existing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40];6;FIND(&quot;:&quot;;[.F540];1)-FIND(&quot; &quot;;[.F540];1)-1))&gt;VALUE(MID([.F539];6;FIND(&quot;:&quot;;[.F539];1)-FIND(&quot; &quot;;[.F539];1)-1));&quot;&quot;;MAX([.A$7:.A539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0];6;FIND(&quot;:&quot;;[.F540];1)-FIND(&quot; &quot;;[.F540];1)-1))&gt;VALUE(MID([.F539];6;FIND(&quot;:&quot;;[.F539];1)-FIND(&quot; &quot;;[.F539];1)-1));[.C539];[.C539]+1)" office:value-type="float" office:value="12">
            <text:p>12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autocomplete email address when type word is suitable with first name of existing contact</text:p>
          </table:table-cell>
          <table:table-cell table:style-name="ce255" office:value-type="string">
            <text:p>Step 2: Send mail</text:p>
          </table:table-cell>
          <table:table-cell table:style-name="ce255" office:value-type="string">
            <text:p>Right click on added contact and select <text:span text:style-name="T4">Email</text:span></text:p>
          </table:table-cell>
          <table:table-cell table:style-name="ce25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41];6;FIND(&quot;:&quot;;[.F541];1)-FIND(&quot; &quot;;[.F541];1)-1))&gt;VALUE(MID([.F540];6;FIND(&quot;:&quot;;[.F540];1)-FIND(&quot; &quot;;[.F540];1)-1));&quot;&quot;;MAX([.A$7:.A540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1];6;FIND(&quot;:&quot;;[.F541];1)-FIND(&quot; &quot;;[.F541];1)-1))&gt;VALUE(MID([.F540];6;FIND(&quot;:&quot;;[.F540];1)-FIND(&quot; &quot;;[.F540];1)-1));[.C540];[.C540]+1)" office:value-type="float" office:value="12">
            <text:p>12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autocomplete email address when type word is suitable with first name of existing contact</text:p>
          </table:table-cell>
          <table:table-cell table:style-name="ce284" office:value-type="string">
            <text:p>Step 3: Check autocomplete</text:p>
          </table:table-cell>
          <table:table-cell table:style-name="ce284" office:value-type="string">
            <text:p>Put the word in <text:span text:style-name="T28">To</text:span> field</text:p>
          </table:table-cell>
          <table:table-cell table:style-name="ce284" office:value-type="string">
            <text:p>If the word is suitable with the first name of existing contact, the email address of contact will shows under <text:span text:style-name="T28">To</text:span> field 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42];6;FIND(&quot;:&quot;;[.F542];1)-FIND(&quot; &quot;;[.F542];1)-1))&gt;VALUE(MID([.F541];6;FIND(&quot;:&quot;;[.F541];1)-FIND(&quot; &quot;;[.F541];1)-1));&quot;&quot;;MAX([.A$7:.A541])+1)" office:value-type="float" office:value="158">
            <text:p>158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2];6;FIND(&quot;:&quot;;[.F542];1)-FIND(&quot; &quot;;[.F542];1)-1))&gt;VALUE(MID([.F541];6;FIND(&quot;:&quot;;[.F541];1)-FIND(&quot; &quot;;[.F541];1)-1));[.C541];[.C541]+1)" office:value-type="float" office:value="13">
            <text:p>13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Check autocomplete email address when type word is suitable with last name of existing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43];6;FIND(&quot;:&quot;;[.F543];1)-FIND(&quot; &quot;;[.F543];1)-1))&gt;VALUE(MID([.F542];6;FIND(&quot;:&quot;;[.F542];1)-FIND(&quot; &quot;;[.F542];1)-1));&quot;&quot;;MAX([.A$7:.A542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3];6;FIND(&quot;:&quot;;[.F543];1)-FIND(&quot; &quot;;[.F543];1)-1))&gt;VALUE(MID([.F542];6;FIND(&quot;:&quot;;[.F542];1)-FIND(&quot; &quot;;[.F542];1)-1));[.C542];[.C542]+1)" office:value-type="float" office:value="13">
            <text:p>13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autocomplete email address when type word is suitable with last name of existing contact</text:p>
          </table:table-cell>
          <table:table-cell table:style-name="ce255" office:value-type="string">
            <text:p>Step 2: Send mail</text:p>
          </table:table-cell>
          <table:table-cell table:style-name="ce255" office:value-type="string">
            <text:p>Right click on added contact and select <text:span text:style-name="T4">Email</text:span></text:p>
          </table:table-cell>
          <table:table-cell table:style-name="ce25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44];6;FIND(&quot;:&quot;;[.F544];1)-FIND(&quot; &quot;;[.F544];1)-1))&gt;VALUE(MID([.F543];6;FIND(&quot;:&quot;;[.F543];1)-FIND(&quot; &quot;;[.F543];1)-1));&quot;&quot;;MAX([.A$7:.A543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4];6;FIND(&quot;:&quot;;[.F544];1)-FIND(&quot; &quot;;[.F544];1)-1))&gt;VALUE(MID([.F543];6;FIND(&quot;:&quot;;[.F543];1)-FIND(&quot; &quot;;[.F543];1)-1));[.C543];[.C543]+1)" office:value-type="float" office:value="13">
            <text:p>13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autocomplete email address when type word is suitable with last name of existing contact</text:p>
          </table:table-cell>
          <table:table-cell table:style-name="ce284" office:value-type="string">
            <text:p>Step 3: Check autocomplete</text:p>
          </table:table-cell>
          <table:table-cell table:style-name="ce284" office:value-type="string">
            <text:p>Put the word in <text:span text:style-name="T28">To</text:span> field</text:p>
          </table:table-cell>
          <table:table-cell table:style-name="ce284" office:value-type="string">
            <text:p>If the word is suitable with the last name of existing contact, the email address of contact will shows under <text:span text:style-name="T28">To</text:span> field 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45];6;FIND(&quot;:&quot;;[.F545];1)-FIND(&quot; &quot;;[.F545];1)-1))&gt;VALUE(MID([.F544];6;FIND(&quot;:&quot;;[.F544];1)-FIND(&quot; &quot;;[.F544];1)-1));&quot;&quot;;MAX([.A$7:.A544])+1)" office:value-type="float" office:value="159">
            <text:p>159.00</text:p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5];6;FIND(&quot;:&quot;;[.F545];1)-FIND(&quot; &quot;;[.F545];1)-1))&gt;VALUE(MID([.F544];6;FIND(&quot;:&quot;;[.F544];1)-FIND(&quot; &quot;;[.F544];1)-1));[.C544];[.C544]+1)" office:value-type="float" office:value="14">
            <text:p>14.00</text:p>
          </table:table-cell>
          <table:table-cell table:style-name="ce266" office:value-type="string">
            <text:p>CS\Contact\Contact\Send mail</text:p>
          </table:table-cell>
          <table:table-cell table:style-name="ce276" office:value-type="string">
            <text:p>Check autocomplete email address when type word is suitable with email of existing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46];6;FIND(&quot;:&quot;;[.F546];1)-FIND(&quot; &quot;;[.F546];1)-1))&gt;VALUE(MID([.F545];6;FIND(&quot;:&quot;;[.F545];1)-FIND(&quot; &quot;;[.F545];1)-1));&quot;&quot;;MAX([.A$7:.A545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6];6;FIND(&quot;:&quot;;[.F546];1)-FIND(&quot; &quot;;[.F546];1)-1))&gt;VALUE(MID([.F545];6;FIND(&quot;:&quot;;[.F545];1)-FIND(&quot; &quot;;[.F545];1)-1));[.C545];[.C545]+1)" office:value-type="float" office:value="14">
            <text:p>14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autocomplete email address when type word is suitable with email of existing contact</text:p>
          </table:table-cell>
          <table:table-cell table:style-name="ce255" office:value-type="string">
            <text:p>Step 2: Send mail</text:p>
          </table:table-cell>
          <table:table-cell table:style-name="ce255" office:value-type="string">
            <text:p>Right click on added contact and select <text:span text:style-name="T4">Email</text:span></text:p>
          </table:table-cell>
          <table:table-cell table:style-name="ce255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547];6;FIND(&quot;:&quot;;[.F547];1)-FIND(&quot; &quot;;[.F547];1)-1))&gt;VALUE(MID([.F546];6;FIND(&quot;:&quot;;[.F546];1)-FIND(&quot; &quot;;[.F546];1)-1));&quot;&quot;;MAX([.A$7:.A546])+1)">
            <text:p/>
          </table:table-cell>
          <table:table-cell table:style-name="ce252" office:value-type="string">
            <text:p>FNC_CS_CON_CONTACT_10</text:p>
          </table:table-cell>
          <table:table-cell table:style-name="ce162" table:formula="of:=IF(VALUE(MID([.F547];6;FIND(&quot;:&quot;;[.F547];1)-FIND(&quot; &quot;;[.F547];1)-1))&gt;VALUE(MID([.F546];6;FIND(&quot;:&quot;;[.F546];1)-FIND(&quot; &quot;;[.F546];1)-1));[.C546];[.C546]+1)" office:value-type="float" office:value="14">
            <text:p>14.00</text:p>
          </table:table-cell>
          <table:table-cell table:style-name="ce266" office:value-type="string">
            <text:p>CS\Contact\Contact\Send mail</text:p>
          </table:table-cell>
          <table:table-cell table:style-name="ce255" office:value-type="string">
            <text:p>Check autocomplete email address when type word is suitable with email of existing contact</text:p>
          </table:table-cell>
          <table:table-cell table:style-name="ce284" office:value-type="string">
            <text:p>Step 3: Check autocomplete</text:p>
          </table:table-cell>
          <table:table-cell table:style-name="ce284" office:value-type="string">
            <text:p>Put the word in <text:span text:style-name="T28">To</text:span> field</text:p>
          </table:table-cell>
          <table:table-cell table:style-name="ce284" office:value-type="string">
            <text:p>If the word is suitable with the email of existing contact, the email address of contact will shows under <text:span text:style-name="T28">To</text:span> field </text:p>
          </table:table-cell>
          <table:table-cell table:style-name="ce303" office:value-type="string">
            <text:p>Medium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48];6;FIND(&quot;:&quot;;[.F548];1)-FIND(&quot; &quot;;[.F548];1)-1))&gt;VALUE(MID([.F547];6;FIND(&quot;:&quot;;[.F547];1)-FIND(&quot; &quot;;[.F547];1)-1));&quot;&quot;;MAX([.A$7:.A547])+1)" office:value-type="float" office:value="160">
            <text:p>160.00</text:p>
          </table:table-cell>
          <table:table-cell table:style-name="ce252" office:value-type="string">
            <text:p>FNC_CS_CON_CONTACT_11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Print</text:p>
          </table:table-cell>
          <table:table-cell table:style-name="ce276" office:value-type="string">
            <text:p>Print a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49];6;FIND(&quot;:&quot;;[.F549];1)-FIND(&quot; &quot;;[.F549];1)-1))&gt;VALUE(MID([.F548];6;FIND(&quot;:&quot;;[.F548];1)-FIND(&quot; &quot;;[.F548];1)-1));&quot;&quot;;MAX([.A$7:.A548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49];6;FIND(&quot;:&quot;;[.F549];1)-FIND(&quot; &quot;;[.F549];1)-1))&gt;VALUE(MID([.F548];6;FIND(&quot;:&quot;;[.F548];1)-FIND(&quot; &quot;;[.F548];1)-1));[.C548];[.C548]+1)" office:value-type="float" office:value="1">
            <text:p>1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 contact</text:p>
          </table:table-cell>
          <table:table-cell table:style-name="ce255" office:value-type="string">
            <text:p>Step 2: Show print preview form</text:p>
          </table:table-cell>
          <table:table-cell table:style-name="ce255" office:value-type="string">
            <text:p>Right click on a contact in list and select <text:span text:style-name="T4">Print</text:span></text:p>
          </table:table-cell>
          <table:table-cell table:style-name="ce255" office:value-type="string">
            <text:p>Print preview form is displayed with contact's details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0];6;FIND(&quot;:&quot;;[.F550];1)-FIND(&quot; &quot;;[.F550];1)-1))&gt;VALUE(MID([.F549];6;FIND(&quot;:&quot;;[.F549];1)-FIND(&quot; &quot;;[.F549];1)-1));&quot;&quot;;MAX([.A$7:.A549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0];6;FIND(&quot;:&quot;;[.F550];1)-FIND(&quot; &quot;;[.F550];1)-1))&gt;VALUE(MID([.F549];6;FIND(&quot;:&quot;;[.F549];1)-FIND(&quot; &quot;;[.F549];1)-1));[.C549];[.C549]+1)" office:value-type="float" office:value="1">
            <text:p>1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 contact</text:p>
          </table:table-cell>
          <table:table-cell table:style-name="ce255" office:value-type="string">
            <text:p>Step 3: Print contact</text:p>
          </table:table-cell>
          <table:table-cell table:style-name="ce255" office:value-type="string">
            <text:p>Click <text:span text:style-name="T4">Print</text:span></text:p>
          </table:table-cell>
          <table:table-cell table:style-name="ce255" office:value-type="string">
            <text:p>A form to configure to print is displayed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1];6;FIND(&quot;:&quot;;[.F551];1)-FIND(&quot; &quot;;[.F551];1)-1))&gt;VALUE(MID([.F550];6;FIND(&quot;:&quot;;[.F550];1)-FIND(&quot; &quot;;[.F550];1)-1));&quot;&quot;;MAX([.A$7:.A550])+1)" office:value-type="float" office:value="161">
            <text:p>161.00</text:p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1];6;FIND(&quot;:&quot;;[.F551];1)-FIND(&quot; &quot;;[.F551];1)-1))&gt;VALUE(MID([.F550];6;FIND(&quot;:&quot;;[.F550];1)-FIND(&quot; &quot;;[.F550];1)-1));[.C550];[.C550]+1)" office:value-type="float" office:value="2">
            <text:p>2.00</text:p>
          </table:table-cell>
          <table:table-cell table:style-name="ce266" office:value-type="string">
            <text:p>CS\Contact\Contact\Print</text:p>
          </table:table-cell>
          <table:table-cell table:style-name="ce276" office:value-type="string">
            <text:p>Print contacts from action bar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, contacts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2];6;FIND(&quot;:&quot;;[.F552];1)-FIND(&quot; &quot;;[.F552];1)-1))&gt;VALUE(MID([.F551];6;FIND(&quot;:&quot;;[.F551];1)-FIND(&quot; &quot;;[.F551];1)-1));&quot;&quot;;MAX([.A$7:.A551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2];6;FIND(&quot;:&quot;;[.F552];1)-FIND(&quot; &quot;;[.F552];1)-1))&gt;VALUE(MID([.F551];6;FIND(&quot;:&quot;;[.F551];1)-FIND(&quot; &quot;;[.F551];1)-1));[.C551];[.C551]+1)" office:value-type="float" office:value="2">
            <text:p>2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contacts from action bar</text:p>
          </table:table-cell>
          <table:table-cell table:style-name="ce255" office:value-type="string">
            <text:p>Step 2: Show print preview form</text:p>
          </table:table-cell>
          <table:table-cell table:style-name="ce255" office:value-type="string">
            <text:p>Tick check boxes of contacts in list and click Print icon in action bar</text:p>
          </table:table-cell>
          <table:table-cell table:style-name="ce255" office:value-type="string">
            <text:p>Print preview form is displayed with contacts details in Vcard view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3];6;FIND(&quot;:&quot;;[.F553];1)-FIND(&quot; &quot;;[.F553];1)-1))&gt;VALUE(MID([.F552];6;FIND(&quot;:&quot;;[.F552];1)-FIND(&quot; &quot;;[.F552];1)-1));&quot;&quot;;MAX([.A$7:.A552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3];6;FIND(&quot;:&quot;;[.F553];1)-FIND(&quot; &quot;;[.F553];1)-1))&gt;VALUE(MID([.F552];6;FIND(&quot;:&quot;;[.F552];1)-FIND(&quot; &quot;;[.F552];1)-1));[.C552];[.C552]+1)" office:value-type="float" office:value="2">
            <text:p>2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contacts from action bar</text:p>
          </table:table-cell>
          <table:table-cell table:style-name="ce255" office:value-type="string">
            <text:p>Step 3: Print contacts</text:p>
          </table:table-cell>
          <table:table-cell table:style-name="ce255" office:value-type="string">
            <text:p>Click <text:span text:style-name="T4">Print</text:span></text:p>
          </table:table-cell>
          <table:table-cell table:style-name="ce255" office:value-type="string">
            <text:p>A form to configure to print is displayed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4];6;FIND(&quot;:&quot;;[.F554];1)-FIND(&quot; &quot;;[.F554];1)-1))&gt;VALUE(MID([.F553];6;FIND(&quot;:&quot;;[.F553];1)-FIND(&quot; &quot;;[.F553];1)-1));&quot;&quot;;MAX([.A$7:.A553])+1)" office:value-type="float" office:value="162">
            <text:p>162.00</text:p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4];6;FIND(&quot;:&quot;;[.F554];1)-FIND(&quot; &quot;;[.F554];1)-1))&gt;VALUE(MID([.F553];6;FIND(&quot;:&quot;;[.F553];1)-FIND(&quot; &quot;;[.F553];1)-1));[.C553];[.C553]+1)" office:value-type="float" office:value="3">
            <text:p>3.00</text:p>
          </table:table-cell>
          <table:table-cell table:style-name="ce266" office:value-type="string">
            <text:p>CS\Contact\Contact\Print</text:p>
          </table:table-cell>
          <table:table-cell table:style-name="ce276" office:value-type="string">
            <text:p>Print all contacts that are being <text:s/>listed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5];6;FIND(&quot;:&quot;;[.F555];1)-FIND(&quot; &quot;;[.F555];1)-1))&gt;VALUE(MID([.F554];6;FIND(&quot;:&quot;;[.F554];1)-FIND(&quot; &quot;;[.F554];1)-1));&quot;&quot;;MAX([.A$7:.A554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5];6;FIND(&quot;:&quot;;[.F555];1)-FIND(&quot; &quot;;[.F555];1)-1))&gt;VALUE(MID([.F554];6;FIND(&quot;:&quot;;[.F554];1)-FIND(&quot; &quot;;[.F554];1)-1));[.C554];[.C554]+1)" office:value-type="float" office:value="3">
            <text:p>3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ll contacts that are being <text:s/>listed</text:p>
          </table:table-cell>
          <table:table-cell table:style-name="ce255" office:value-type="string">
            <text:p>Step 2: Show contacts list</text:p>
          </table:table-cell>
          <table:table-cell table:style-name="ce255" office:value-type="string">
            <text:p>Select address book</text:p>
          </table:table-cell>
          <table:table-cell table:style-name="ce255" office:value-type="string">
            <text:p>All contact of selected address book is displayed, divided in pages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556];6;FIND(&quot;:&quot;;[.F556];1)-FIND(&quot; &quot;;[.F556];1)-1))&gt;VALUE(MID([.F555];6;FIND(&quot;:&quot;;[.F555];1)-FIND(&quot; &quot;;[.F555];1)-1));&quot;&quot;;MAX([.A$7:.A555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6];6;FIND(&quot;:&quot;;[.F556];1)-FIND(&quot; &quot;;[.F556];1)-1))&gt;VALUE(MID([.F555];6;FIND(&quot;:&quot;;[.F555];1)-FIND(&quot; &quot;;[.F555];1)-1));[.C555];[.C555]+1)" office:value-type="float" office:value="3">
            <text:p>3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ll contacts that are being <text:s/>listed</text:p>
          </table:table-cell>
          <table:table-cell table:style-name="ce255" office:value-type="string">
            <text:p>Step 3: Choose all contacts of a page to print</text:p>
          </table:table-cell>
          <table:table-cell table:style-name="ce255" office:value-type="string">
            <text:p>- Select a page contains contacts you want to print</text:p>
            <text:p>- Tick <text:span text:style-name="T4">Check all</text:span> check box </text:p>
          </table:table-cell>
          <table:table-cell table:style-name="ce255" office:value-type="string">
            <text:p>Check boxes of all contacts in current page will be checked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7];6;FIND(&quot;:&quot;;[.F557];1)-FIND(&quot; &quot;;[.F557];1)-1))&gt;VALUE(MID([.F556];6;FIND(&quot;:&quot;;[.F556];1)-FIND(&quot; &quot;;[.F556];1)-1));&quot;&quot;;MAX([.A$7:.A556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7];6;FIND(&quot;:&quot;;[.F557];1)-FIND(&quot; &quot;;[.F557];1)-1))&gt;VALUE(MID([.F556];6;FIND(&quot;:&quot;;[.F556];1)-FIND(&quot; &quot;;[.F556];1)-1));[.C556];[.C556]+1)" office:value-type="float" office:value="3">
            <text:p>3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ll contacts that are being <text:s/>listed</text:p>
          </table:table-cell>
          <table:table-cell table:style-name="ce255" office:value-type="string">
            <text:p>Step 4: Show print preview form</text:p>
          </table:table-cell>
          <table:table-cell table:style-name="ce255" office:value-type="string">
            <text:p>Click <text:span text:style-name="T4">Print</text:span> icon in action bar</text:p>
          </table:table-cell>
          <table:table-cell table:style-name="ce255" office:value-type="string">
            <text:p>Print preview form is displayed with contacts details in Vcard view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8];6;FIND(&quot;:&quot;;[.F558];1)-FIND(&quot; &quot;;[.F558];1)-1))&gt;VALUE(MID([.F557];6;FIND(&quot;:&quot;;[.F557];1)-FIND(&quot; &quot;;[.F557];1)-1));&quot;&quot;;MAX([.A$7:.A557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8];6;FIND(&quot;:&quot;;[.F558];1)-FIND(&quot; &quot;;[.F558];1)-1))&gt;VALUE(MID([.F557];6;FIND(&quot;:&quot;;[.F557];1)-FIND(&quot; &quot;;[.F557];1)-1));[.C557];[.C557]+1)" office:value-type="float" office:value="3">
            <text:p>3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ll contacts that are being <text:s/>listed</text:p>
          </table:table-cell>
          <table:table-cell table:style-name="ce255" office:value-type="string">
            <text:p>Step 5: Print contacts</text:p>
          </table:table-cell>
          <table:table-cell table:style-name="ce255" office:value-type="string">
            <text:p>Click <text:span text:style-name="T4">Print</text:span></text:p>
          </table:table-cell>
          <table:table-cell table:style-name="ce255" office:value-type="string">
            <text:p>A form to configure to print is displayed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59];6;FIND(&quot;:&quot;;[.F559];1)-FIND(&quot; &quot;;[.F559];1)-1))&gt;VALUE(MID([.F558];6;FIND(&quot;:&quot;;[.F558];1)-FIND(&quot; &quot;;[.F558];1)-1));&quot;&quot;;MAX([.A$7:.A558])+1)" office:value-type="float" office:value="163">
            <text:p>163.00</text:p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59];6;FIND(&quot;:&quot;;[.F559];1)-FIND(&quot; &quot;;[.F559];1)-1))&gt;VALUE(MID([.F558];6;FIND(&quot;:&quot;;[.F558];1)-FIND(&quot; &quot;;[.F558];1)-1));[.C558];[.C558]+1)" office:value-type="float" office:value="4">
            <text:p>4.00</text:p>
          </table:table-cell>
          <table:table-cell table:style-name="ce266" office:value-type="string">
            <text:p>CS\Contact\Contact\Print</text:p>
          </table:table-cell>
          <table:table-cell table:style-name="ce276" office:value-type="string">
            <text:p>Print all contacts in a address book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60];6;FIND(&quot;:&quot;;[.F560];1)-FIND(&quot; &quot;;[.F560];1)-1))&gt;VALUE(MID([.F559];6;FIND(&quot;:&quot;;[.F559];1)-FIND(&quot; &quot;;[.F559];1)-1));&quot;&quot;;MAX([.A$7:.A559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60];6;FIND(&quot;:&quot;;[.F560];1)-FIND(&quot; &quot;;[.F560];1)-1))&gt;VALUE(MID([.F559];6;FIND(&quot;:&quot;;[.F559];1)-FIND(&quot; &quot;;[.F559];1)-1));[.C559];[.C559]+1)" office:value-type="float" office:value="4">
            <text:p>4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ll contacts in a address book</text:p>
          </table:table-cell>
          <table:table-cell table:style-name="ce255" office:value-type="string">
            <text:p>Step 2: Show print preview form</text:p>
          </table:table-cell>
          <table:table-cell table:style-name="ce255" office:value-type="string">
            <text:p>Right click in <text:span text:style-name="T8">added</text:span> address book and select <text:span text:style-name="T4">Print</text:span></text:p>
          </table:table-cell>
          <table:table-cell table:style-name="ce255" office:value-type="string">
            <text:p>Print preview form is displayed with contacts details in Vcard view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61];6;FIND(&quot;:&quot;;[.F561];1)-FIND(&quot; &quot;;[.F561];1)-1))&gt;VALUE(MID([.F560];6;FIND(&quot;:&quot;;[.F560];1)-FIND(&quot; &quot;;[.F560];1)-1));&quot;&quot;;MAX([.A$7:.A560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61];6;FIND(&quot;:&quot;;[.F561];1)-FIND(&quot; &quot;;[.F561];1)-1))&gt;VALUE(MID([.F560];6;FIND(&quot;:&quot;;[.F560];1)-FIND(&quot; &quot;;[.F560];1)-1));[.C560];[.C560]+1)" office:value-type="float" office:value="4">
            <text:p>4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all contacts in a address book</text:p>
          </table:table-cell>
          <table:table-cell table:style-name="ce255" office:value-type="string">
            <text:p>Step 3: Print contacts</text:p>
          </table:table-cell>
          <table:table-cell table:style-name="ce255" office:value-type="string">
            <text:p>Click <text:span text:style-name="T4">Print</text:span></text:p>
          </table:table-cell>
          <table:table-cell table:style-name="ce255" office:value-type="string">
            <text:p>A form to configure to print is displayed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62];6;FIND(&quot;:&quot;;[.F562];1)-FIND(&quot; &quot;;[.F562];1)-1))&gt;VALUE(MID([.F561];6;FIND(&quot;:&quot;;[.F561];1)-FIND(&quot; &quot;;[.F561];1)-1));&quot;&quot;;MAX([.A$7:.A561])+1)" office:value-type="float" office:value="164">
            <text:p>164.00</text:p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62];6;FIND(&quot;:&quot;;[.F562];1)-FIND(&quot; &quot;;[.F562];1)-1))&gt;VALUE(MID([.F561];6;FIND(&quot;:&quot;;[.F561];1)-FIND(&quot; &quot;;[.F561];1)-1));[.C561];[.C561]+1)" office:value-type="float" office:value="5">
            <text:p>5.00</text:p>
          </table:table-cell>
          <table:table-cell table:style-name="ce266" office:value-type="string">
            <text:p>CS\Contact\Contact\Print</text:p>
          </table:table-cell>
          <table:table-cell table:style-name="ce276" office:value-type="string">
            <text:p>Print without selecting any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- 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63];6;FIND(&quot;:&quot;;[.F563];1)-FIND(&quot; &quot;;[.F563];1)-1))&gt;VALUE(MID([.F562];6;FIND(&quot;:&quot;;[.F562];1)-FIND(&quot; &quot;;[.F562];1)-1));&quot;&quot;;MAX([.A$7:.A562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63];6;FIND(&quot;:&quot;;[.F563];1)-FIND(&quot; &quot;;[.F563];1)-1))&gt;VALUE(MID([.F562];6;FIND(&quot;:&quot;;[.F562];1)-FIND(&quot; &quot;;[.F562];1)-1));[.C562];[.C562]+1)" office:value-type="float" office:value="5">
            <text:p>5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without selecting any contact</text:p>
          </table:table-cell>
          <table:table-cell table:style-name="ce255" office:value-type="string">
            <text:p>Step 2: Show contacts list</text:p>
          </table:table-cell>
          <table:table-cell table:style-name="ce255" office:value-type="string">
            <text:p>Select address book</text:p>
          </table:table-cell>
          <table:table-cell table:style-name="ce255" office:value-type="string">
            <text:p>All contact of selected address book is displayed, divided in pages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64];6;FIND(&quot;:&quot;;[.F564];1)-FIND(&quot; &quot;;[.F564];1)-1))&gt;VALUE(MID([.F563];6;FIND(&quot;:&quot;;[.F563];1)-FIND(&quot; &quot;;[.F563];1)-1));&quot;&quot;;MAX([.A$7:.A563])+1)">
            <text:p/>
          </table:table-cell>
          <table:table-cell table:style-name="ce252" office:value-type="string">
            <text:p>FNC_CS_CON_CONTACT_11</text:p>
          </table:table-cell>
          <table:table-cell table:style-name="ce162" table:formula="of:=IF(VALUE(MID([.F564];6;FIND(&quot;:&quot;;[.F564];1)-FIND(&quot; &quot;;[.F564];1)-1))&gt;VALUE(MID([.F563];6;FIND(&quot;:&quot;;[.F563];1)-FIND(&quot; &quot;;[.F563];1)-1));[.C563];[.C563]+1)" office:value-type="float" office:value="5">
            <text:p>5.00</text:p>
          </table:table-cell>
          <table:table-cell table:style-name="ce266" office:value-type="string">
            <text:p>CS\Contact\Contact\Print</text:p>
          </table:table-cell>
          <table:table-cell table:style-name="ce255" office:value-type="string">
            <text:p>Print without selecting any contact</text:p>
          </table:table-cell>
          <table:table-cell table:style-name="ce255" office:value-type="string">
            <text:p>Step 3: Print contact</text:p>
          </table:table-cell>
          <table:table-cell table:style-name="ce255" office:value-type="string">
            <text:p>- Do not choose any contact from list</text:p>
            <text:p>- Click <text:span text:style-name="T4">Print </text:span><text:span text:style-name="T8">from action </text:span><text:span text:style-name="T8">bar</text:span></text:p>
          </table:table-cell>
          <table:table-cell table:style-name="ce255" office:value-type="string">
            <text:p>Show message alerts user needs to choose at least 1 contact to print</text:p>
          </table:table-cell>
          <table:table-cell table:style-name="ce303" office:value-type="string">
            <text:p>Low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65];6;FIND(&quot;:&quot;;[.F565];1)-FIND(&quot; &quot;;[.F565];1)-1))&gt;VALUE(MID([.F564];6;FIND(&quot;:&quot;;[.F564];1)-FIND(&quot; &quot;;[.F564];1)-1));&quot;&quot;;MAX([.A$7:.A564])+1)" office:value-type="float" office:value="165">
            <text:p>165.00</text:p>
          </table:table-cell>
          <table:table-cell table:style-name="ce252" office:value-type="string">
            <text:p>FNC_CS_CON_CONTACT_12</text:p>
          </table:table-cell>
          <table:table-cell table:style-name="ce261" office:value-type="float" office:value="1">
            <text:p>1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 contact of personal address book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66];6;FIND(&quot;:&quot;;[.F566];1)-FIND(&quot; &quot;;[.F566];1)-1))&gt;VALUE(MID([.F565];6;FIND(&quot;:&quot;;[.F565];1)-FIND(&quot; &quot;;[.F565];1)-1));&quot;&quot;;MAX([.A$7:.A565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66];6;FIND(&quot;:&quot;;[.F566];1)-FIND(&quot; &quot;;[.F566];1)-1))&gt;VALUE(MID([.F565];6;FIND(&quot;:&quot;;[.F565];1)-FIND(&quot; &quot;;[.F565];1)-1));[.C565];[.C565]+1)" office:value-type="float" office:value="1">
            <text:p>1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of personal address book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28">
          <table:table-cell table:style-name="ce247" table:formula="of:=IF(VALUE(MID([.F567];6;FIND(&quot;:&quot;;[.F567];1)-FIND(&quot; &quot;;[.F567];1)-1))&gt;VALUE(MID([.F566];6;FIND(&quot;:&quot;;[.F566];1)-FIND(&quot; &quot;;[.F566];1)-1));&quot;&quot;;MAX([.A$7:.A566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67];6;FIND(&quot;:&quot;;[.F567];1)-FIND(&quot; &quot;;[.F567];1)-1))&gt;VALUE(MID([.F566];6;FIND(&quot;:&quot;;[.F566];1)-FIND(&quot; &quot;;[.F566];1)-1));[.C566];[.C566]+1)" office:value-type="float" office:value="1">
            <text:p>1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of personal address book</text:p>
          </table:table-cell>
          <table:table-cell table:style-name="ce275" office:value-type="string">
            <text:p>Step 3: Delete contact</text:p>
          </table:table-cell>
          <table:table-cell table:style-name="ce293" office:value-type="string">
            <text:p>- Right click on a contact and select <text:span text:style-name="T29">Delete</text:span></text:p>
            <text:p><text:span text:style-name="T8">- Click </text:span><text:span text:style-name="T29">OK</text:span><text:span text:style-name="T4"> </text:span><text:span text:style-name="T8">in confirm </text:span><text:span text:style-name="T8">message</text:span></text:p>
          </table:table-cell>
          <table:table-cell table:style-name="ce255" office:value-type="string">
            <text:p>This contact is removed from contacts list in current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68];6;FIND(&quot;:&quot;;[.F568];1)-FIND(&quot; &quot;;[.F568];1)-1))&gt;VALUE(MID([.F567];6;FIND(&quot;:&quot;;[.F567];1)-FIND(&quot; &quot;;[.F567];1)-1));&quot;&quot;;MAX([.A$7:.A567])+1)" office:value-type="float" office:value="166">
            <text:p>166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68];6;FIND(&quot;:&quot;;[.F568];1)-FIND(&quot; &quot;;[.F568];1)-1))&gt;VALUE(MID([.F567];6;FIND(&quot;:&quot;;[.F567];1)-FIND(&quot; &quot;;[.F567];1)-1));[.C567];[.C567]+1)" office:value-type="float" office:value="2">
            <text:p>2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several contacts of personal address book at the same time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69];6;FIND(&quot;:&quot;;[.F569];1)-FIND(&quot; &quot;;[.F569];1)-1))&gt;VALUE(MID([.F568];6;FIND(&quot;:&quot;;[.F568];1)-FIND(&quot; &quot;;[.F568];1)-1));&quot;&quot;;MAX([.A$7:.A568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69];6;FIND(&quot;:&quot;;[.F569];1)-FIND(&quot; &quot;;[.F569];1)-1))&gt;VALUE(MID([.F568];6;FIND(&quot;:&quot;;[.F568];1)-FIND(&quot; &quot;;[.F568];1)-1));[.C568];[.C568]+1)" office:value-type="float" office:value="2">
            <text:p>2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several contacts of personal address book at the same time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personal address book</text:p>
          </table:table-cell>
          <table:table-cell table:style-name="ce255" office:value-type="string">
            <text:p>All contacts of selected address book are display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70];6;FIND(&quot;:&quot;;[.F570];1)-FIND(&quot; &quot;;[.F570];1)-1))&gt;VALUE(MID([.F569];6;FIND(&quot;:&quot;;[.F569];1)-FIND(&quot; &quot;;[.F569];1)-1));&quot;&quot;;MAX([.A$7:.A569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0];6;FIND(&quot;:&quot;;[.F570];1)-FIND(&quot; &quot;;[.F570];1)-1))&gt;VALUE(MID([.F569];6;FIND(&quot;:&quot;;[.F569];1)-FIND(&quot; &quot;;[.F569];1)-1));[.C569];[.C569]+1)" office:value-type="float" office:value="2">
            <text:p>2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several contacts of personal address book at the same time</text:p>
          </table:table-cell>
          <table:table-cell table:style-name="ce275" office:value-type="string">
            <text:p>Step 3: Delete contacts</text:p>
          </table:table-cell>
          <table:table-cell table:style-name="ce293" office:value-type="string">
            <text:p>- Tick check boxes of contacts in list</text:p>
            <text:p>- Click <text:span text:style-name="T29">Delete</text:span> icon in action bar </text:p>
            <text:p>- Click <text:span text:style-name="T4">OK</text:span> in confirm message</text:p>
          </table:table-cell>
          <table:table-cell table:style-name="ce255" office:value-type="string">
            <text:p>All selected contact are removed from contacts lis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71];6;FIND(&quot;:&quot;;[.F571];1)-FIND(&quot; &quot;;[.F571];1)-1))&gt;VALUE(MID([.F570];6;FIND(&quot;:&quot;;[.F570];1)-FIND(&quot; &quot;;[.F570];1)-1));&quot;&quot;;MAX([.A$7:.A570])+1)" office:value-type="float" office:value="167">
            <text:p>167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1];6;FIND(&quot;:&quot;;[.F571];1)-FIND(&quot; &quot;;[.F571];1)-1))&gt;VALUE(MID([.F570];6;FIND(&quot;:&quot;;[.F570];1)-FIND(&quot; &quot;;[.F570];1)-1));[.C570];[.C570]+1)" office:value-type="float" office:value="3">
            <text:p>3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ll contacts in a page of personal address book at the same time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72];6;FIND(&quot;:&quot;;[.F572];1)-FIND(&quot; &quot;;[.F572];1)-1))&gt;VALUE(MID([.F571];6;FIND(&quot;:&quot;;[.F571];1)-FIND(&quot; &quot;;[.F571];1)-1));&quot;&quot;;MAX([.A$7:.A571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2];6;FIND(&quot;:&quot;;[.F572];1)-FIND(&quot; &quot;;[.F572];1)-1))&gt;VALUE(MID([.F571];6;FIND(&quot;:&quot;;[.F571];1)-FIND(&quot; &quot;;[.F571];1)-1));[.C571];[.C571]+1)" office:value-type="float" office:value="3">
            <text:p>3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ll contacts in a page of personal address book at the same time</text:p>
          </table:table-cell>
          <table:table-cell table:style-name="ce275" office:value-type="string">
            <text:p>Step 2: Show contacts list</text:p>
          </table:table-cell>
          <table:table-cell table:style-name="ce293" office:value-type="string">
            <text:p>Select personal address book</text:p>
          </table:table-cell>
          <table:table-cell table:style-name="ce255" office:value-type="string">
            <text:p>All contacts of selected address book are displayed, divided in pages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73];6;FIND(&quot;:&quot;;[.F573];1)-FIND(&quot; &quot;;[.F573];1)-1))&gt;VALUE(MID([.F572];6;FIND(&quot;:&quot;;[.F572];1)-FIND(&quot; &quot;;[.F572];1)-1));&quot;&quot;;MAX([.A$7:.A572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3];6;FIND(&quot;:&quot;;[.F573];1)-FIND(&quot; &quot;;[.F573];1)-1))&gt;VALUE(MID([.F572];6;FIND(&quot;:&quot;;[.F572];1)-FIND(&quot; &quot;;[.F572];1)-1));[.C572];[.C572]+1)" office:value-type="float" office:value="3">
            <text:p>3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ll contacts in a page of personal address book at the same time</text:p>
          </table:table-cell>
          <table:table-cell table:style-name="ce275" office:value-type="string">
            <text:p>Step 3: Choose all contacts of a page to delete</text:p>
          </table:table-cell>
          <table:table-cell table:style-name="ce293" office:value-type="string">
            <text:p>- Select a page contains contacts you want to remove</text:p>
            <text:p>- Tick “Check all” check box</text:p>
            <text:p/>
          </table:table-cell>
          <table:table-cell table:style-name="ce255" office:value-type="string">
            <text:p>Check boxes of all contacts (in current page) will be check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74];6;FIND(&quot;:&quot;;[.F574];1)-FIND(&quot; &quot;;[.F574];1)-1))&gt;VALUE(MID([.F573];6;FIND(&quot;:&quot;;[.F573];1)-FIND(&quot; &quot;;[.F573];1)-1));&quot;&quot;;MAX([.A$7:.A573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4];6;FIND(&quot;:&quot;;[.F574];1)-FIND(&quot; &quot;;[.F574];1)-1))&gt;VALUE(MID([.F573];6;FIND(&quot;:&quot;;[.F573];1)-FIND(&quot; &quot;;[.F573];1)-1));[.C573];[.C573]+1)" office:value-type="float" office:value="3">
            <text:p>3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ll contacts in a page of personal address book at the same time</text:p>
          </table:table-cell>
          <table:table-cell table:style-name="ce275" office:value-type="string">
            <text:p>Step 4: Delete contacts</text:p>
          </table:table-cell>
          <table:table-cell table:style-name="ce293" office:value-type="string">
            <text:p>- Click <text:span text:style-name="T4">Delete</text:span><text:span text:style-name="T8"> icon in </text:span><text:span text:style-name="T8">action bar</text:span></text:p>
            <text:p><text:span text:style-name="T8">- Click </text:span><text:span text:style-name="T4">OK</text:span><text:span text:style-name="T8"> in confirm </text:span><text:span text:style-name="T8">message</text:span></text:p>
          </table:table-cell>
          <table:table-cell table:style-name="ce255" office:value-type="string">
            <text:p>All contact of current page will be remove from list, total page of contact list is decreased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75];6;FIND(&quot;:&quot;;[.F575];1)-FIND(&quot; &quot;;[.F575];1)-1))&gt;VALUE(MID([.F574];6;FIND(&quot;:&quot;;[.F574];1)-FIND(&quot; &quot;;[.F574];1)-1));&quot;&quot;;MAX([.A$7:.A574])+1)" office:value-type="float" office:value="168">
            <text:p>168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5];6;FIND(&quot;:&quot;;[.F575];1)-FIND(&quot; &quot;;[.F575];1)-1))&gt;VALUE(MID([.F574];6;FIND(&quot;:&quot;;[.F574];1)-FIND(&quot; &quot;;[.F574];1)-1));[.C574];[.C574]+1)" office:value-type="float" office:value="4">
            <text:p>4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 contact which was added tag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76];6;FIND(&quot;:&quot;;[.F576];1)-FIND(&quot; &quot;;[.F576];1)-1))&gt;VALUE(MID([.F575];6;FIND(&quot;:&quot;;[.F575];1)-FIND(&quot; &quot;;[.F575];1)-1));&quot;&quot;;MAX([.A$7:.A575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6];6;FIND(&quot;:&quot;;[.F576];1)-FIND(&quot; &quot;;[.F576];1)-1))&gt;VALUE(MID([.F575];6;FIND(&quot;:&quot;;[.F575];1)-FIND(&quot; &quot;;[.F575];1)-1));[.C575];[.C575]+1)" office:value-type="float" office:value="4">
            <text:p>4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which was added tag</text:p>
          </table:table-cell>
          <table:table-cell table:style-name="ce275" office:value-type="string">
            <text:p>Step 2: Add tag for contact</text:p>
          </table:table-cell>
          <table:table-cell table:style-name="ce293" office:value-type="string">
            <text:p>Add tag for added contact</text:p>
            <text:p>[ <text:a xlink:href="#Add_tag_forcontact">Details</text:a> ]</text:p>
          </table:table-cell>
          <table:table-cell table:style-name="ce255" office:value-type="string">
            <text:p>- An icon for tag is displayed with this contact in contacts list</text:p>
            <text:p>- Contacts list when view by added tag contains this contac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577];6;FIND(&quot;:&quot;;[.F577];1)-FIND(&quot; &quot;;[.F577];1)-1))&gt;VALUE(MID([.F576];6;FIND(&quot;:&quot;;[.F576];1)-FIND(&quot; &quot;;[.F576];1)-1));&quot;&quot;;MAX([.A$7:.A576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7];6;FIND(&quot;:&quot;;[.F577];1)-FIND(&quot; &quot;;[.F577];1)-1))&gt;VALUE(MID([.F576];6;FIND(&quot;:&quot;;[.F576];1)-FIND(&quot; &quot;;[.F576];1)-1));[.C576];[.C576]+1)" office:value-type="float" office:value="4">
            <text:p>4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which was added tag</text:p>
          </table:table-cell>
          <table:table-cell table:style-name="ce275" office:value-type="string">
            <text:p>Step 3: Delete contact</text:p>
          </table:table-cell>
          <table:table-cell table:style-name="ce293" office:value-type="string">
            <text:p>Delete contact that was added tag above :</text:p>
            <text:p>- Tick check boxes of contacts in list</text:p>
            <text:p><text:span text:style-name="T16">- Click </text:span><text:span text:style-name="T30">Delete</text:span><text:span text:style-name="T16"> icon in </text:span><text:span text:style-name="T16">action bar </text:span></text:p>
            <text:p><text:span text:style-name="T16">- Click </text:span><text:span text:style-name="T27">OK</text:span><text:span text:style-name="T16"> in confirm </text:span><text:span text:style-name="T16">message</text:span></text:p>
          </table:table-cell>
          <table:table-cell table:style-name="ce255" office:value-type="string">
            <text:p>- This contact is removed from contacts list of its address book</text:p>
            <text:p>- This contact also is removed from contacts list when view by added tag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78];6;FIND(&quot;:&quot;;[.F578];1)-FIND(&quot; &quot;;[.F578];1)-1))&gt;VALUE(MID([.F577];6;FIND(&quot;:&quot;;[.F577];1)-FIND(&quot; &quot;;[.F577];1)-1));&quot;&quot;;MAX([.A$7:.A577])+1)" office:value-type="float" office:value="169">
            <text:p>169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8];6;FIND(&quot;:&quot;;[.F578];1)-FIND(&quot; &quot;;[.F578];1)-1))&gt;VALUE(MID([.F577];6;FIND(&quot;:&quot;;[.F577];1)-FIND(&quot; &quot;;[.F577];1)-1));[.C577];[.C577]+1)" office:value-type="float" office:value="5">
            <text:p>5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n imported contac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79];6;FIND(&quot;:&quot;;[.F579];1)-FIND(&quot; &quot;;[.F579];1)-1))&gt;VALUE(MID([.F578];6;FIND(&quot;:&quot;;[.F578];1)-FIND(&quot; &quot;;[.F578];1)-1));&quot;&quot;;MAX([.A$7:.A578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79];6;FIND(&quot;:&quot;;[.F579];1)-FIND(&quot; &quot;;[.F579];1)-1))&gt;VALUE(MID([.F578];6;FIND(&quot;:&quot;;[.F578];1)-FIND(&quot; &quot;;[.F578];1)-1));[.C578];[.C578]+1)" office:value-type="float" office:value="5">
            <text:p>5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n imported contact</text:p>
          </table:table-cell>
          <table:table-cell table:style-name="ce275" office:value-type="string">
            <text:p>Step 2: Export, import</text:p>
          </table:table-cell>
          <table:table-cell table:style-name="ce293" office:value-type="string">
            <text:p>Do export contacts <text:s/>[ <text:a xlink:href="#Export_address">Details</text:a> ]then import them into another address book [ <text:a xlink:href="#Import_address">Details</text:a> ]</text:p>
          </table:table-cell>
          <table:table-cell table:style-name="ce255" office:value-type="string">
            <text:p>Exported contacts are added/imported into new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80];6;FIND(&quot;:&quot;;[.F580];1)-FIND(&quot; &quot;;[.F580];1)-1))&gt;VALUE(MID([.F579];6;FIND(&quot;:&quot;;[.F579];1)-FIND(&quot; &quot;;[.F579];1)-1));&quot;&quot;;MAX([.A$7:.A579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0];6;FIND(&quot;:&quot;;[.F580];1)-FIND(&quot; &quot;;[.F580];1)-1))&gt;VALUE(MID([.F579];6;FIND(&quot;:&quot;;[.F579];1)-FIND(&quot; &quot;;[.F579];1)-1));[.C579];[.C579]+1)" office:value-type="float" office:value="5">
            <text:p>5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n imported contact</text:p>
          </table:table-cell>
          <table:table-cell table:style-name="ce275" office:value-type="string">
            <text:p>Step 3: Delete contact</text:p>
          </table:table-cell>
          <table:table-cell table:style-name="ce293" office:value-type="string">
            <text:p>Delete imported contacts</text:p>
          </table:table-cell>
          <table:table-cell table:style-name="ce255" office:value-type="string">
            <text:p>Delete successfully, contacts is removed from contacts lis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81];6;FIND(&quot;:&quot;;[.F581];1)-FIND(&quot; &quot;;[.F581];1)-1))&gt;VALUE(MID([.F580];6;FIND(&quot;:&quot;;[.F580];1)-FIND(&quot; &quot;;[.F580];1)-1));&quot;&quot;;MAX([.A$7:.A580])+1)" office:value-type="float" office:value="170">
            <text:p>170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1];6;FIND(&quot;:&quot;;[.F581];1)-FIND(&quot; &quot;;[.F581];1)-1))&gt;VALUE(MID([.F580];6;FIND(&quot;:&quot;;[.F580];1)-FIND(&quot; &quot;;[.F580];1)-1));[.C580];[.C580]+1)" office:value-type="float" office:value="6">
            <text:p>6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 contact that was moved from another address book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82];6;FIND(&quot;:&quot;;[.F582];1)-FIND(&quot; &quot;;[.F582];1)-1))&gt;VALUE(MID([.F581];6;FIND(&quot;:&quot;;[.F581];1)-FIND(&quot; &quot;;[.F581];1)-1));&quot;&quot;;MAX([.A$7:.A581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2];6;FIND(&quot;:&quot;;[.F582];1)-FIND(&quot; &quot;;[.F582];1)-1))&gt;VALUE(MID([.F581];6;FIND(&quot;:&quot;;[.F581];1)-FIND(&quot; &quot;;[.F581];1)-1));[.C581];[.C581]+1)" office:value-type="float" office:value="6">
            <text:p>6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that was moved from another address book</text:p>
          </table:table-cell>
          <table:table-cell table:style-name="ce275" office:value-type="string">
            <text:p>Step 2: Move contact</text:p>
          </table:table-cell>
          <table:table-cell table:style-name="ce293" office:value-type="string">
            <text:p>Move contacts from an address book into another address book</text:p>
            <text:p>[ Details ]</text:p>
          </table:table-cell>
          <table:table-cell table:style-name="ce255" office:value-type="string">
            <text:p>Contacts is removed from current address book and added into new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0">
          <table:table-cell table:style-name="ce247" table:formula="of:=IF(VALUE(MID([.F583];6;FIND(&quot;:&quot;;[.F583];1)-FIND(&quot; &quot;;[.F583];1)-1))&gt;VALUE(MID([.F582];6;FIND(&quot;:&quot;;[.F582];1)-FIND(&quot; &quot;;[.F582];1)-1));&quot;&quot;;MAX([.A$7:.A582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3];6;FIND(&quot;:&quot;;[.F583];1)-FIND(&quot; &quot;;[.F583];1)-1))&gt;VALUE(MID([.F582];6;FIND(&quot;:&quot;;[.F582];1)-FIND(&quot; &quot;;[.F582];1)-1));[.C582];[.C582]+1)" office:value-type="float" office:value="6">
            <text:p>6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that was moved from another address book</text:p>
          </table:table-cell>
          <table:table-cell table:style-name="ce275" office:value-type="string">
            <text:p>Step 3: Delete contact</text:p>
          </table:table-cell>
          <table:table-cell table:style-name="ce293" office:value-type="string">
            <text:p>Delete contact that was moved at step2:</text:p>
            <text:p>- Choose the contact and click <text:span text:style-name="T4">Delete </text:span><text:span text:style-name="T8">icon on </text:span><text:span text:style-name="T8">action bar</text:span></text:p>
            <text:p><text:span text:style-name="T8">- Click </text:span><text:span text:style-name="T4">Ok </text:span><text:span text:style-name="T8"><text:s/>to confirm</text:span></text:p>
          </table:table-cell>
          <table:table-cell table:style-name="ce255" office:value-type="string">
            <text:p>Delete successfully, contacts is removed from contacts lis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84];6;FIND(&quot;:&quot;;[.F584];1)-FIND(&quot; &quot;;[.F584];1)-1))&gt;VALUE(MID([.F583];6;FIND(&quot;:&quot;;[.F583];1)-FIND(&quot; &quot;;[.F583];1)-1));&quot;&quot;;MAX([.A$7:.A583])+1)" office:value-type="float" office:value="171">
            <text:p>171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4];6;FIND(&quot;:&quot;;[.F584];1)-FIND(&quot; &quot;;[.F584];1)-1))&gt;VALUE(MID([.F583];6;FIND(&quot;:&quot;;[.F583];1)-FIND(&quot; &quot;;[.F583];1)-1));[.C583];[.C583]+1)" office:value-type="float" office:value="7">
            <text:p>7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 contact that was copied from another address book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85];6;FIND(&quot;:&quot;;[.F585];1)-FIND(&quot; &quot;;[.F585];1)-1))&gt;VALUE(MID([.F584];6;FIND(&quot;:&quot;;[.F584];1)-FIND(&quot; &quot;;[.F584];1)-1));&quot;&quot;;MAX([.A$7:.A584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5];6;FIND(&quot;:&quot;;[.F585];1)-FIND(&quot; &quot;;[.F585];1)-1))&gt;VALUE(MID([.F584];6;FIND(&quot;:&quot;;[.F584];1)-FIND(&quot; &quot;;[.F584];1)-1));[.C584];[.C584]+1)" office:value-type="float" office:value="7">
            <text:p>7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that was copied from another address book</text:p>
          </table:table-cell>
          <table:table-cell table:style-name="ce275" office:value-type="string">
            <text:p>Step 2: Copy and Paste contacts</text:p>
          </table:table-cell>
          <table:table-cell table:style-name="ce293" office:value-type="string">
            <text:p>Copy and Paste contacts from an address book to another address book [ Details ]</text:p>
          </table:table-cell>
          <table:table-cell table:style-name="ce255" office:value-type="string">
            <text:p>Contacts is made a copied in new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586];6;FIND(&quot;:&quot;;[.F586];1)-FIND(&quot; &quot;;[.F586];1)-1))&gt;VALUE(MID([.F585];6;FIND(&quot;:&quot;;[.F585];1)-FIND(&quot; &quot;;[.F585];1)-1));&quot;&quot;;MAX([.A$7:.A585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6];6;FIND(&quot;:&quot;;[.F586];1)-FIND(&quot; &quot;;[.F586];1)-1))&gt;VALUE(MID([.F585];6;FIND(&quot;:&quot;;[.F585];1)-FIND(&quot; &quot;;[.F585];1)-1));[.C585];[.C585]+1)" office:value-type="float" office:value="7">
            <text:p>7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that was copied from another address book</text:p>
          </table:table-cell>
          <table:table-cell table:style-name="ce275" office:value-type="string">
            <text:p>Step 3: Delete contact</text:p>
          </table:table-cell>
          <table:table-cell table:style-name="ce293" office:value-type="string">
            <text:p>Delete the copied contact in new address book:</text:p>
            <text:p>- Choose the contact and click <text:span text:style-name="T4">Delete </text:span><text:span text:style-name="T8">icon on </text:span><text:span text:style-name="T8">action bar</text:span></text:p>
            <text:p><text:span text:style-name="T8">- Click </text:span><text:span text:style-name="T4">Ok </text:span><text:span text:style-name="T8"><text:s/>to confirm</text:span></text:p>
          </table:table-cell>
          <table:table-cell table:style-name="ce255" office:value-type="string">
            <text:p>The copied is removed from current address book, the original address book has no change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87];6;FIND(&quot;:&quot;;[.F587];1)-FIND(&quot; &quot;;[.F587];1)-1))&gt;VALUE(MID([.F586];6;FIND(&quot;:&quot;;[.F586];1)-FIND(&quot; &quot;;[.F586];1)-1));&quot;&quot;;MAX([.A$7:.A586])+1)" office:value-type="float" office:value="172">
            <text:p>172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7];6;FIND(&quot;:&quot;;[.F587];1)-FIND(&quot; &quot;;[.F587];1)-1))&gt;VALUE(MID([.F586];6;FIND(&quot;:&quot;;[.F586];1)-FIND(&quot; &quot;;[.F586];1)-1));[.C586];[.C586]+1)" office:value-type="float" office:value="8">
            <text:p>8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a contact that was moved by drag and drop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88];6;FIND(&quot;:&quot;;[.F588];1)-FIND(&quot; &quot;;[.F588];1)-1))&gt;VALUE(MID([.F587];6;FIND(&quot;:&quot;;[.F587];1)-FIND(&quot; &quot;;[.F587];1)-1));&quot;&quot;;MAX([.A$7:.A587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8];6;FIND(&quot;:&quot;;[.F588];1)-FIND(&quot; &quot;;[.F588];1)-1))&gt;VALUE(MID([.F587];6;FIND(&quot;:&quot;;[.F587];1)-FIND(&quot; &quot;;[.F587];1)-1));[.C587];[.C587]+1)" office:value-type="float" office:value="8">
            <text:p>8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that was moved by drag and drop</text:p>
          </table:table-cell>
          <table:table-cell table:style-name="ce275" office:value-type="string">
            <text:p>Step 2: Move contact</text:p>
          </table:table-cell>
          <table:table-cell table:style-name="ce294" office:value-type="string">
            <text:p>Drag and drop a contact from an address book to another</text:p>
            <text:p>[ Details ]</text:p>
          </table:table-cell>
          <table:table-cell table:style-name="ce255" office:value-type="string">
            <text:p>Contact is removed from current address book and added into new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9">
          <table:table-cell table:style-name="ce247" table:formula="of:=IF(VALUE(MID([.F589];6;FIND(&quot;:&quot;;[.F589];1)-FIND(&quot; &quot;;[.F589];1)-1))&gt;VALUE(MID([.F588];6;FIND(&quot;:&quot;;[.F588];1)-FIND(&quot; &quot;;[.F588];1)-1));&quot;&quot;;MAX([.A$7:.A588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89];6;FIND(&quot;:&quot;;[.F589];1)-FIND(&quot; &quot;;[.F589];1)-1))&gt;VALUE(MID([.F588];6;FIND(&quot;:&quot;;[.F588];1)-FIND(&quot; &quot;;[.F588];1)-1));[.C588];[.C588]+1)" office:value-type="float" office:value="8">
            <text:p>8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a contact that was moved by drag and drop</text:p>
          </table:table-cell>
          <table:table-cell table:style-name="ce275" office:value-type="string">
            <text:p>Step 3: Delete contact</text:p>
          </table:table-cell>
          <table:table-cell table:style-name="ce294" office:value-type="string">
            <text:p>Delete moved contact above:</text:p>
            <text:p>- Tick check box of contact in list</text:p>
            <text:p><text:span text:style-name="T16">- Click </text:span><text:span text:style-name="T30">Delete</text:span><text:span text:style-name="T16"> icon in </text:span><text:span text:style-name="T16">action bar </text:span></text:p>
            <text:p><text:span text:style-name="T16">- Click </text:span><text:span text:style-name="T27">OK</text:span><text:span text:style-name="T16"> in confirm </text:span><text:span text:style-name="T16">message</text:span></text:p>
            <text:p/>
          </table:table-cell>
          <table:table-cell table:style-name="ce255" office:value-type="string">
            <text:p>Contact is removed from contacts lis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90];6;FIND(&quot;:&quot;;[.F590];1)-FIND(&quot; &quot;;[.F590];1)-1))&gt;VALUE(MID([.F589];6;FIND(&quot;:&quot;;[.F589];1)-FIND(&quot; &quot;;[.F589];1)-1));&quot;&quot;;MAX([.A$7:.A589])+1)" office:value-type="float" office:value="173">
            <text:p>173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0];6;FIND(&quot;:&quot;;[.F590];1)-FIND(&quot; &quot;;[.F590];1)-1))&gt;VALUE(MID([.F589];6;FIND(&quot;:&quot;;[.F589];1)-FIND(&quot; &quot;;[.F589];1)-1));[.C589];[.C589]+1)" office:value-type="float" office:value="9">
            <text:p>9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contacts from search result 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91];6;FIND(&quot;:&quot;;[.F591];1)-FIND(&quot; &quot;;[.F591];1)-1))&gt;VALUE(MID([.F590];6;FIND(&quot;:&quot;;[.F590];1)-FIND(&quot; &quot;;[.F590];1)-1));&quot;&quot;;MAX([.A$7:.A590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1];6;FIND(&quot;:&quot;;[.F591];1)-FIND(&quot; &quot;;[.F591];1)-1))&gt;VALUE(MID([.F590];6;FIND(&quot;:&quot;;[.F590];1)-FIND(&quot; &quot;;[.F590];1)-1));[.C590];[.C590]+1)" office:value-type="float" office:value="9">
            <text:p>9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from search result </text:p>
          </table:table-cell>
          <table:table-cell table:style-name="ce275" office:value-type="string">
            <text:p>Step 2: Search contact</text:p>
          </table:table-cell>
          <table:table-cell table:style-name="ce293" office:value-type="string">
            <text:p>Do search that match added contacts [ <text:a xlink:href="#Search_contact">Details</text:a> ] </text:p>
          </table:table-cell>
          <table:table-cell table:style-name="ce255" office:value-type="string">
            <text:p>All matched contacts are displayed in search result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60">
          <table:table-cell table:style-name="ce247" table:formula="of:=IF(VALUE(MID([.F592];6;FIND(&quot;:&quot;;[.F592];1)-FIND(&quot; &quot;;[.F592];1)-1))&gt;VALUE(MID([.F591];6;FIND(&quot;:&quot;;[.F591];1)-FIND(&quot; &quot;;[.F591];1)-1));&quot;&quot;;MAX([.A$7:.A591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2];6;FIND(&quot;:&quot;;[.F592];1)-FIND(&quot; &quot;;[.F592];1)-1))&gt;VALUE(MID([.F591];6;FIND(&quot;:&quot;;[.F591];1)-FIND(&quot; &quot;;[.F591];1)-1));[.C591];[.C591]+1)" office:value-type="float" office:value="9">
            <text:p>9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from search result </text:p>
          </table:table-cell>
          <table:table-cell table:style-name="ce275" office:value-type="string">
            <text:p>Step 3: Delete contact</text:p>
          </table:table-cell>
          <table:table-cell table:style-name="ce293" office:value-type="string">
            <text:p>Delete contacts from search result:</text:p>
            <text:p>- Tick check boxes of contacts in list</text:p>
            <text:p>- Click Delete icon in action bar </text:p>
            <text:p>- Click OK in confirm message</text:p>
          </table:table-cell>
          <table:table-cell table:style-name="ce255" office:value-type="string">
            <text:p>Contacts is removed from search result and it also is removed from its address book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32">
          <table:table-cell table:style-name="ce247" table:formula="of:=IF(VALUE(MID([.F593];6;FIND(&quot;:&quot;;[.F593];1)-FIND(&quot; &quot;;[.F593];1)-1))&gt;VALUE(MID([.F592];6;FIND(&quot;:&quot;;[.F592];1)-FIND(&quot; &quot;;[.F592];1)-1));&quot;&quot;;MAX([.A$7:.A592])+1)" office:value-type="float" office:value="174">
            <text:p>174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3];6;FIND(&quot;:&quot;;[.F593];1)-FIND(&quot; &quot;;[.F593];1)-1))&gt;VALUE(MID([.F592];6;FIND(&quot;:&quot;;[.F592];1)-FIND(&quot; &quot;;[.F592];1)-1));[.C592];[.C592]+1)" office:value-type="float" office:value="10">
            <text:p>10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contacts of a shared address book by shared user with edit righ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49">
          <table:table-cell table:style-name="ce247" table:formula="of:=IF(VALUE(MID([.F594];6;FIND(&quot;:&quot;;[.F594];1)-FIND(&quot; &quot;;[.F594];1)-1))&gt;VALUE(MID([.F593];6;FIND(&quot;:&quot;;[.F593];1)-FIND(&quot; &quot;;[.F593];1)-1));&quot;&quot;;MAX([.A$7:.A593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4];6;FIND(&quot;:&quot;;[.F594];1)-FIND(&quot; &quot;;[.F594];1)-1))&gt;VALUE(MID([.F593];6;FIND(&quot;:&quot;;[.F593];1)-FIND(&quot; &quot;;[.F593];1)-1));[.C593];[.C593]+1)" office:value-type="float" office:value="10">
            <text:p>10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8" office:value-type="string">
            <text:p>Step 2: Share address book</text:p>
          </table:table-cell>
          <table:table-cell table:style-name="ce288" office:value-type="string">
            <text:p>Share added address book for users/groups with checked edit permission [ Details ]</text:p>
          </table:table-cell>
          <table:table-cell table:style-name="ce288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95];6;FIND(&quot;:&quot;;[.F595];1)-FIND(&quot; &quot;;[.F595];1)-1))&gt;VALUE(MID([.F594];6;FIND(&quot;:&quot;;[.F594];1)-FIND(&quot; &quot;;[.F594];1)-1));&quot;&quot;;MAX([.A$7:.A594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5];6;FIND(&quot;:&quot;;[.F595];1)-FIND(&quot; &quot;;[.F595];1)-1))&gt;VALUE(MID([.F594];6;FIND(&quot;:&quot;;[.F594];1)-FIND(&quot; &quot;;[.F594];1)-1));[.C594];[.C594]+1)" office:value-type="float" office:value="10">
            <text:p>10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8" office:value-type="string">
            <text:p>Step 3: Show contacts list of shared address book</text:p>
          </table:table-cell>
          <table:table-cell table:style-name="ce288" office:value-type="string">
            <text:p>- Log in by shared user</text:p>
            <text:p>- Select shared address book</text:p>
          </table:table-cell>
          <table:table-cell table:style-name="ce288" office:value-type="string">
            <text:p>All contacts of selected address book are displayed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596];6;FIND(&quot;:&quot;;[.F596];1)-FIND(&quot; &quot;;[.F596];1)-1))&gt;VALUE(MID([.F595];6;FIND(&quot;:&quot;;[.F595];1)-FIND(&quot; &quot;;[.F595];1)-1));&quot;&quot;;MAX([.A$7:.A595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6];6;FIND(&quot;:&quot;;[.F596];1)-FIND(&quot; &quot;;[.F596];1)-1))&gt;VALUE(MID([.F595];6;FIND(&quot;:&quot;;[.F595];1)-FIND(&quot; &quot;;[.F595];1)-1));[.C595];[.C595]+1)" office:value-type="float" office:value="10">
            <text:p>10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8" office:value-type="string">
            <text:p>Step 4: Delete contacts</text:p>
          </table:table-cell>
          <table:table-cell table:style-name="ce288" office:value-type="string">
            <text:p>Delete some contacts in list:</text:p>
            <text:p><text:span text:style-name="T31">- Tick check box of </text:span><text:span text:style-name="T31">contact in list</text:span></text:p>
            <text:p><text:span text:style-name="T16">- Click </text:span><text:span text:style-name="T30">Delete</text:span><text:span text:style-name="T16"> icon in </text:span><text:span text:style-name="T16">action bar </text:span></text:p>
            <text:p><text:span text:style-name="T16">- Click </text:span><text:span text:style-name="T27">OK</text:span><text:span text:style-name="T16"> in confirm </text:span><text:span text:style-name="T16">message</text:span></text:p>
          </table:table-cell>
          <table:table-cell table:style-name="ce288" office:value-type="string">
            <text:p>These contacts are removed from shared address book when view by shared user/owner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97];6;FIND(&quot;:&quot;;[.F597];1)-FIND(&quot; &quot;;[.F597];1)-1))&gt;VALUE(MID([.F596];6;FIND(&quot;:&quot;;[.F596];1)-FIND(&quot; &quot;;[.F596];1)-1));&quot;&quot;;MAX([.A$7:.A596])+1)" office:value-type="float" office:value="175">
            <text:p>175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7];6;FIND(&quot;:&quot;;[.F597];1)-FIND(&quot; &quot;;[.F597];1)-1))&gt;VALUE(MID([.F596];6;FIND(&quot;:&quot;;[.F596];1)-FIND(&quot; &quot;;[.F596];1)-1));[.C596];[.C596]+1)" office:value-type="float" office:value="11">
            <text:p>11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shared contacts by shared user with edit righ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09"/>
          <table:table-cell table:style-name="ce336" table:number-columns-repeated="221"/>
          <table:table-cell table:style-name="ce256" table:number-columns-repeated="17"/>
          <table:table-cell table:style-name="ce244" table:number-columns-repeated="8"/>
        </table:table-row>
        <table:table-row table:style-name="ro57">
          <table:table-cell table:style-name="ce247" table:formula="of:=IF(VALUE(MID([.F598];6;FIND(&quot;:&quot;;[.F598];1)-FIND(&quot; &quot;;[.F598];1)-1))&gt;VALUE(MID([.F597];6;FIND(&quot;:&quot;;[.F597];1)-FIND(&quot; &quot;;[.F597];1)-1));&quot;&quot;;MAX([.A$7:.A597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8];6;FIND(&quot;:&quot;;[.F598];1)-FIND(&quot; &quot;;[.F598];1)-1))&gt;VALUE(MID([.F597];6;FIND(&quot;:&quot;;[.F597];1)-FIND(&quot; &quot;;[.F597];1)-1));[.C597];[.C597]+1)" office:value-type="float" office:value="11">
            <text:p>11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8" office:value-type="string">
            <text:p>Step 2: Share contacts</text:p>
          </table:table-cell>
          <table:table-cell table:style-name="ce288" office:value-type="string">
            <text:p>Share contacts for users/groups with checked edit permission [ Details ]</text:p>
          </table:table-cell>
          <table:table-cell table:style-name="ce288" office:value-type="string">
            <text:p>- Share successfully with Can edit is “Yes”</text:p>
            <text:p>- Shared contacts is displayed in shared list of shared users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599];6;FIND(&quot;:&quot;;[.F599];1)-FIND(&quot; &quot;;[.F599];1)-1))&gt;VALUE(MID([.F598];6;FIND(&quot;:&quot;;[.F598];1)-FIND(&quot; &quot;;[.F598];1)-1));&quot;&quot;;MAX([.A$7:.A598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599];6;FIND(&quot;:&quot;;[.F599];1)-FIND(&quot; &quot;;[.F599];1)-1))&gt;VALUE(MID([.F598];6;FIND(&quot;:&quot;;[.F598];1)-FIND(&quot; &quot;;[.F598];1)-1));[.C598];[.C598]+1)" office:value-type="float" office:value="11">
            <text:p>11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8" office:value-type="string">
            <text:p>Step 3: Show shared contacts list</text:p>
          </table:table-cell>
          <table:table-cell table:style-name="ce288" office:value-type="string">
            <text:p>- Log in by shared user</text:p>
            <text:p>- Click <text:span text:style-name="T4">Share</text:span> link </text:p>
          </table:table-cell>
          <table:table-cell table:style-name="ce288" office:value-type="string">
            <text:p>All contacts that are shared for this user are displayed in list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600];6;FIND(&quot;:&quot;;[.F600];1)-FIND(&quot; &quot;;[.F600];1)-1))&gt;VALUE(MID([.F599];6;FIND(&quot;:&quot;;[.F599];1)-FIND(&quot; &quot;;[.F599];1)-1));&quot;&quot;;MAX([.A$7:.A599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0];6;FIND(&quot;:&quot;;[.F600];1)-FIND(&quot; &quot;;[.F600];1)-1))&gt;VALUE(MID([.F599];6;FIND(&quot;:&quot;;[.F599];1)-FIND(&quot; &quot;;[.F599];1)-1));[.C599];[.C599]+1)" office:value-type="float" office:value="11">
            <text:p>11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of a shared address book by shared user with edit right</text:p>
          </table:table-cell>
          <table:table-cell table:style-name="ce288" office:value-type="string">
            <text:p>Step 4: Delete contacts</text:p>
          </table:table-cell>
          <table:table-cell table:style-name="ce288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88" office:value-type="string">
            <text:p>- These contacts are removed from shared contacts list when view by shared user</text:p>
            <text:p>- These contacts still existing when view by owner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01];6;FIND(&quot;:&quot;;[.F601];1)-FIND(&quot; &quot;;[.F601];1)-1))&gt;VALUE(MID([.F600];6;FIND(&quot;:&quot;;[.F600];1)-FIND(&quot; &quot;;[.F600];1)-1));&quot;&quot;;MAX([.A$7:.A600])+1)" office:value-type="float" office:value="176">
            <text:p>176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1];6;FIND(&quot;:&quot;;[.F601];1)-FIND(&quot; &quot;;[.F601];1)-1))&gt;VALUE(MID([.F600];6;FIND(&quot;:&quot;;[.F600];1)-FIND(&quot; &quot;;[.F600];1)-1));[.C600];[.C600]+1)" office:value-type="float" office:value="12">
            <text:p>12.00</text:p>
          </table:table-cell>
          <table:table-cell table:style-name="ce266" office:value-type="string">
            <text:p>CS\Contact\Contact\Delete</text:p>
          </table:table-cell>
          <table:table-cell table:style-name="ce274" office:value-type="string">
            <text:p>Delete contacts from Tag lis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02];6;FIND(&quot;:&quot;;[.F602];1)-FIND(&quot; &quot;;[.F602];1)-1))&gt;VALUE(MID([.F601];6;FIND(&quot;:&quot;;[.F601];1)-FIND(&quot; &quot;;[.F601];1)-1));&quot;&quot;;MAX([.A$7:.A601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2];6;FIND(&quot;:&quot;;[.F602];1)-FIND(&quot; &quot;;[.F602];1)-1))&gt;VALUE(MID([.F601];6;FIND(&quot;:&quot;;[.F601];1)-FIND(&quot; &quot;;[.F601];1)-1));[.C601];[.C601]+1)" office:value-type="float" office:value="12">
            <text:p>12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from Tag list</text:p>
          </table:table-cell>
          <table:table-cell table:style-name="ce288" office:value-type="string">
            <text:p>Step 2: Add tag</text:p>
          </table:table-cell>
          <table:table-cell table:style-name="ce290" office:value-type="string">
            <text:p>Perform add tag for these contacts</text:p>
            <text:p>[ <text:a xlink:href="#Add_tag_forcontact">Details</text:a> ]</text:p>
          </table:table-cell>
          <table:table-cell table:style-name="ce290" office:value-type="string">
            <text:p>Tags is added for contacts 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03];6;FIND(&quot;:&quot;;[.F603];1)-FIND(&quot; &quot;;[.F603];1)-1))&gt;VALUE(MID([.F602];6;FIND(&quot;:&quot;;[.F602];1)-FIND(&quot; &quot;;[.F602];1)-1));&quot;&quot;;MAX([.A$7:.A602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3];6;FIND(&quot;:&quot;;[.F603];1)-FIND(&quot; &quot;;[.F603];1)-1))&gt;VALUE(MID([.F602];6;FIND(&quot;:&quot;;[.F602];1)-FIND(&quot; &quot;;[.F602];1)-1));[.C602];[.C602]+1)" office:value-type="float" office:value="12">
            <text:p>12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from Tag list</text:p>
          </table:table-cell>
          <table:table-cell table:style-name="ce288" office:value-type="string">
            <text:p>Step 3: Show contacts list by tag</text:p>
          </table:table-cell>
          <table:table-cell table:style-name="ce290" office:value-type="string">
            <text:p>Click tag name in tags list</text:p>
          </table:table-cell>
          <table:table-cell table:style-name="ce290" office:value-type="string">
            <text:p>All contacts of this tag are displayed in list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604];6;FIND(&quot;:&quot;;[.F604];1)-FIND(&quot; &quot;;[.F604];1)-1))&gt;VALUE(MID([.F603];6;FIND(&quot;:&quot;;[.F603];1)-FIND(&quot; &quot;;[.F603];1)-1));&quot;&quot;;MAX([.A$7:.A603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4];6;FIND(&quot;:&quot;;[.F604];1)-FIND(&quot; &quot;;[.F604];1)-1))&gt;VALUE(MID([.F603];6;FIND(&quot;:&quot;;[.F603];1)-FIND(&quot; &quot;;[.F603];1)-1));[.C603];[.C603]+1)" office:value-type="float" office:value="12">
            <text:p>12.00</text:p>
          </table:table-cell>
          <table:table-cell table:style-name="ce266" office:value-type="string">
            <text:p>CS\Contact\Contact\Delete</text:p>
          </table:table-cell>
          <table:table-cell table:style-name="ce275" office:value-type="string">
            <text:p>Delete contacts from Tag list</text:p>
          </table:table-cell>
          <table:table-cell table:style-name="ce288" office:value-type="string">
            <text:p>Step 4: Delete contact</text:p>
          </table:table-cell>
          <table:table-cell table:style-name="ce288" office:value-type="string">
            <text:p>- Tick check box(es) of contactss in list</text:p>
            <text:p>- Click Delete icon on Action bar</text:p>
          </table:table-cell>
          <table:table-cell table:style-name="ce290" office:value-type="string">
            <text:p>- These contacts are disappeared from contacts list of this Tag</text:p>
            <text:p>- These Contacts are also deleted </text:p>
            <text:p>from Address book which was</text:p>
            <text:p>stored them 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605];6;FIND(&quot;:&quot;;[.F605];1)-FIND(&quot; &quot;;[.F605];1)-1))&gt;VALUE(MID([.F604];6;FIND(&quot;:&quot;;[.F604];1)-FIND(&quot; &quot;;[.F604];1)-1));&quot;&quot;;MAX([.A$7:.A604])+1)" office:value-type="float" office:value="177">
            <text:p>177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5];6;FIND(&quot;:&quot;;[.F605];1)-FIND(&quot; &quot;;[.F605];1)-1))&gt;VALUE(MID([.F604];6;FIND(&quot;:&quot;;[.F604];1)-FIND(&quot; &quot;;[.F604];1)-1));[.C604];[.C604]+1)" office:value-type="float" office:value="13">
            <text:p>13.00</text:p>
          </table:table-cell>
          <table:table-cell table:style-name="ce266" office:value-type="string">
            <text:p>CS\Contact\Contact\Delete</text:p>
          </table:table-cell>
          <table:table-cell table:style-name="ce285" office:value-type="string">
            <text:p>Delete shared contacts</text:p>
            <text:p>by shared user without </text:p>
            <text:p>Edit righ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49">
          <table:table-cell table:style-name="ce247" table:formula="of:=IF(VALUE(MID([.F606];6;FIND(&quot;:&quot;;[.F606];1)-FIND(&quot; &quot;;[.F606];1)-1))&gt;VALUE(MID([.F605];6;FIND(&quot;:&quot;;[.F605];1)-FIND(&quot; &quot;;[.F605];1)-1));&quot;&quot;;MAX([.A$7:.A605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6];6;FIND(&quot;:&quot;;[.F606];1)-FIND(&quot; &quot;;[.F606];1)-1))&gt;VALUE(MID([.F605];6;FIND(&quot;:&quot;;[.F605];1)-FIND(&quot; &quot;;[.F605];1)-1));[.C605];[.C605]+1)" office:value-type="float" office:value="13">
            <text:p>13.00</text:p>
          </table:table-cell>
          <table:table-cell table:style-name="ce266" office:value-type="string">
            <text:p>CS\Contact\Contact\Delete</text:p>
          </table:table-cell>
          <table:table-cell table:style-name="ce286" office:value-type="string">
            <text:p>Delete shared contacts</text:p>
            <text:p>by shared user without </text:p>
            <text:p>Edit right</text:p>
          </table:table-cell>
          <table:table-cell table:style-name="ce288" office:value-type="string">
            <text:p>Step 2: Share contacts</text:p>
          </table:table-cell>
          <table:table-cell table:style-name="ce288" office:value-type="string">
            <text:p>Share contacts for users/groups without checked edit permission [ Details ]</text:p>
          </table:table-cell>
          <table:table-cell table:style-name="ce288" office:value-type="string">
            <text:p>- Share successfully with Can edit is “No”</text:p>
            <text:p>- Shared contacts is displayed in shared contacts list of shared users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07];6;FIND(&quot;:&quot;;[.F607];1)-FIND(&quot; &quot;;[.F607];1)-1))&gt;VALUE(MID([.F606];6;FIND(&quot;:&quot;;[.F606];1)-FIND(&quot; &quot;;[.F606];1)-1));&quot;&quot;;MAX([.A$7:.A606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7];6;FIND(&quot;:&quot;;[.F607];1)-FIND(&quot; &quot;;[.F607];1)-1))&gt;VALUE(MID([.F606];6;FIND(&quot;:&quot;;[.F606];1)-FIND(&quot; &quot;;[.F606];1)-1));[.C606];[.C606]+1)" office:value-type="float" office:value="13">
            <text:p>13.00</text:p>
          </table:table-cell>
          <table:table-cell table:style-name="ce266" office:value-type="string">
            <text:p>CS\Contact\Contact\Delete</text:p>
          </table:table-cell>
          <table:table-cell table:style-name="ce286" office:value-type="string">
            <text:p>Delete shared contacts</text:p>
            <text:p>by shared user without </text:p>
            <text:p>Edit right</text:p>
          </table:table-cell>
          <table:table-cell table:style-name="ce288" office:value-type="string">
            <text:p>Step 3: Show shared contacts list</text:p>
          </table:table-cell>
          <table:table-cell table:style-name="ce288" office:value-type="string">
            <text:p>- Log in by shared user</text:p>
            <text:p>- Click <text:span text:style-name="T4">Share</text:span> link </text:p>
          </table:table-cell>
          <table:table-cell table:style-name="ce288" office:value-type="string">
            <text:p>All contacts that are shared for this user are displayed in list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60">
          <table:table-cell table:style-name="ce247" table:formula="of:=IF(VALUE(MID([.F608];6;FIND(&quot;:&quot;;[.F608];1)-FIND(&quot; &quot;;[.F608];1)-1))&gt;VALUE(MID([.F607];6;FIND(&quot;:&quot;;[.F607];1)-FIND(&quot; &quot;;[.F607];1)-1));&quot;&quot;;MAX([.A$7:.A607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8];6;FIND(&quot;:&quot;;[.F608];1)-FIND(&quot; &quot;;[.F608];1)-1))&gt;VALUE(MID([.F607];6;FIND(&quot;:&quot;;[.F607];1)-FIND(&quot; &quot;;[.F607];1)-1));[.C607];[.C607]+1)" office:value-type="float" office:value="13">
            <text:p>13.00</text:p>
          </table:table-cell>
          <table:table-cell table:style-name="ce266" office:value-type="string">
            <text:p>CS\Contact\Contact\Delete</text:p>
          </table:table-cell>
          <table:table-cell table:style-name="ce286" office:value-type="string">
            <text:p>Delete shared contacts</text:p>
            <text:p>by shared user without </text:p>
            <text:p>Edit right</text:p>
          </table:table-cell>
          <table:table-cell table:style-name="ce288" office:value-type="string">
            <text:p>Step 4: Delete contacts</text:p>
          </table:table-cell>
          <table:table-cell table:style-name="ce288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88" office:value-type="string">
            <text:p>- These contacts are removed from shared contacts list when view by shared user</text:p>
            <text:p>- These contacts still existing in personal address book when view by owner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09];6;FIND(&quot;:&quot;;[.F609];1)-FIND(&quot; &quot;;[.F609];1)-1))&gt;VALUE(MID([.F608];6;FIND(&quot;:&quot;;[.F608];1)-FIND(&quot; &quot;;[.F608];1)-1));&quot;&quot;;MAX([.A$7:.A608])+1)" office:value-type="float" office:value="178">
            <text:p>178.00</text:p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09];6;FIND(&quot;:&quot;;[.F609];1)-FIND(&quot; &quot;;[.F609];1)-1))&gt;VALUE(MID([.F608];6;FIND(&quot;:&quot;;[.F608];1)-FIND(&quot; &quot;;[.F608];1)-1));[.C608];[.C608]+1)" office:value-type="float" office:value="14">
            <text:p>14.00</text:p>
          </table:table-cell>
          <table:table-cell table:style-name="ce266" office:value-type="string">
            <text:p>CS\Contact\Contact\Delete</text:p>
          </table:table-cell>
          <table:table-cell table:style-name="ce285" office:value-type="string">
            <text:p>Delete contacts from shared address book by shared User without edit right</text:p>
          </table:table-cell>
          <table:table-cell table:style-name="ce288" office:value-type="string">
            <text:p>Step 1: Create address book, contacts</text:p>
          </table:table-cell>
          <table:table-cell table:style-name="ce295" office:value-type="string">
            <text:p>Create new address books, contacts <text:s/>[ <text:a xlink:href="#Add_contact">Details</text:a> ]</text:p>
          </table:table-cell>
          <table:table-cell table:style-name="ce288" office:value-type="string">
            <text:p>Address books, contacts are created successfully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57">
          <table:table-cell table:style-name="ce247" table:formula="of:=IF(VALUE(MID([.F610];6;FIND(&quot;:&quot;;[.F610];1)-FIND(&quot; &quot;;[.F610];1)-1))&gt;VALUE(MID([.F609];6;FIND(&quot;:&quot;;[.F609];1)-FIND(&quot; &quot;;[.F609];1)-1));&quot;&quot;;MAX([.A$7:.A609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10];6;FIND(&quot;:&quot;;[.F610];1)-FIND(&quot; &quot;;[.F610];1)-1))&gt;VALUE(MID([.F609];6;FIND(&quot;:&quot;;[.F609];1)-FIND(&quot; &quot;;[.F609];1)-1));[.C609];[.C609]+1)" office:value-type="float" office:value="14">
            <text:p>14.00</text:p>
          </table:table-cell>
          <table:table-cell table:style-name="ce266" office:value-type="string">
            <text:p>CS\Contact\Contact\Delete</text:p>
          </table:table-cell>
          <table:table-cell table:style-name="ce286" office:value-type="string">
            <text:p>Delete contacts from shared address book by shared User without edit right</text:p>
          </table:table-cell>
          <table:table-cell table:style-name="ce289" office:value-type="string">
            <text:p>Step 2: Share Address book </text:p>
            <text:p>which store some contacts</text:p>
          </table:table-cell>
          <table:table-cell table:style-name="ce290" office:value-type="string">
            <text:p>Perform Share a Address book to other users without Edit right</text:p>
            <text:p><text:span text:style-name="T32">[ </text:span><text:span text:style-name="T32"><text:a xlink:href="#Share_address_touser">Details</text:a></text:span><text:span text:style-name="T32"> ]</text:span></text:p>
          </table:table-cell>
          <table:table-cell table:style-name="ce288" office:value-type="string">
            <text:p>- Share successfully with Can edit is “No”</text:p>
            <text:p>- Shared Address book is displayed in shared list of shared users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11];6;FIND(&quot;:&quot;;[.F611];1)-FIND(&quot; &quot;;[.F611];1)-1))&gt;VALUE(MID([.F610];6;FIND(&quot;:&quot;;[.F610];1)-FIND(&quot; &quot;;[.F610];1)-1));&quot;&quot;;MAX([.A$7:.A610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11];6;FIND(&quot;:&quot;;[.F611];1)-FIND(&quot; &quot;;[.F611];1)-1))&gt;VALUE(MID([.F610];6;FIND(&quot;:&quot;;[.F610];1)-FIND(&quot; &quot;;[.F610];1)-1));[.C610];[.C610]+1)" office:value-type="float" office:value="14">
            <text:p>14.00</text:p>
          </table:table-cell>
          <table:table-cell table:style-name="ce266" office:value-type="string">
            <text:p>CS\Contact\Contact\Delete</text:p>
          </table:table-cell>
          <table:table-cell table:style-name="ce286" office:value-type="string">
            <text:p>Delete contacts from shared address book by shared User without edit right</text:p>
          </table:table-cell>
          <table:table-cell table:style-name="ce290" office:value-type="string">
            <text:p>Step 3: show shared address book</text:p>
          </table:table-cell>
          <table:table-cell table:style-name="ce290" office:value-type="string">
            <text:p>- Log in by shared user</text:p>
            <text:p>- Select shared address book</text:p>
          </table:table-cell>
          <table:table-cell table:style-name="ce290" office:value-type="string">
            <text:p>All contacts of shared address book are shown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32">
          <table:table-cell table:style-name="ce247" table:formula="of:=IF(VALUE(MID([.F612];6;FIND(&quot;:&quot;;[.F612];1)-FIND(&quot; &quot;;[.F612];1)-1))&gt;VALUE(MID([.F611];6;FIND(&quot;:&quot;;[.F611];1)-FIND(&quot; &quot;;[.F611];1)-1));&quot;&quot;;MAX([.A$7:.A611])+1)">
            <text:p/>
          </table:table-cell>
          <table:table-cell table:style-name="ce252" office:value-type="string">
            <text:p>FNC_CS_CON_CONTACT_12</text:p>
          </table:table-cell>
          <table:table-cell table:style-name="ce162" table:formula="of:=IF(VALUE(MID([.F612];6;FIND(&quot;:&quot;;[.F612];1)-FIND(&quot; &quot;;[.F612];1)-1))&gt;VALUE(MID([.F611];6;FIND(&quot;:&quot;;[.F611];1)-FIND(&quot; &quot;;[.F611];1)-1));[.C611];[.C611]+1)" office:value-type="float" office:value="14">
            <text:p>14.00</text:p>
          </table:table-cell>
          <table:table-cell table:style-name="ce266" office:value-type="string">
            <text:p>CS\Contact\Contact\Delete</text:p>
          </table:table-cell>
          <table:table-cell table:style-name="ce286" office:value-type="string">
            <text:p>Delete contacts from shared address book by shared User without edit right</text:p>
          </table:table-cell>
          <table:table-cell table:style-name="ce289" office:value-type="string">
            <text:p>Step 4: Delete contacts</text:p>
          </table:table-cell>
          <table:table-cell table:style-name="ce289" office:value-type="string">
            <text:p>Right click on a contact</text:p>
          </table:table-cell>
          <table:table-cell table:style-name="ce290" office:value-type="string">
            <text:p>Delete option in menu is disable </text:p>
          </table:table-cell>
          <table:table-cell table:style-name="ce303" office:value-type="string">
            <text:p>High</text:p>
          </table:table-cell>
          <table:table-cell table:style-name="ce314"/>
          <table:table-cell table:style-name="ce256" table:number-columns-repeated="238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7" table:number-columns-repeated="5"/>
          <table:table-cell table:style-name="ce304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7" table:number-columns-repeated="5"/>
          <table:table-cell table:style-name="ce304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7" table:number-columns-repeated="5"/>
          <table:table-cell table:style-name="ce304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7" table:number-columns-repeated="5"/>
          <table:table-cell table:style-name="ce304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7" table:number-columns-repeated="5"/>
          <table:table-cell table:style-name="ce304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style-name="ce244"/>
          <table:table-cell table:style-name="ce256"/>
          <table:table-cell table:style-name="ce262"/>
          <table:table-cell table:style-name="ce265" table:number-columns-repeated="5"/>
          <table:table-cell table:style-name="ce301"/>
          <table:table-cell table:style-name="ce256" table:number-columns-repeated="239"/>
          <table:table-cell table:style-name="ce244" table:number-columns-repeated="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ther_actions" table:style-name="ta5" table:print="false">
        <table:table-column table:style-name="co33" table:default-cell-style-name="ce247"/>
        <table:table-column table:style-name="co43" table:default-cell-style-name="ce346"/>
        <table:table-column table:style-name="co44" table:default-cell-style-name="ce162"/>
        <table:table-column table:style-name="co45" table:default-cell-style-name="ce348"/>
        <table:table-column table:style-name="co46" table:default-cell-style-name="ce180"/>
        <table:table-column table:style-name="co52" table:default-cell-style-name="ce350"/>
        <table:table-column table:style-name="co53" table:default-cell-style-name="ce353"/>
        <table:table-column table:style-name="co54" table:default-cell-style-name="ce354"/>
        <table:table-column table:style-name="co55" table:default-cell-style-name="ce356"/>
        <table:table-column table:style-name="co42" table:default-cell-style-name="ce357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ce243"/>
        <table:table-column table:style-name="co42" table:default-cell-style-name="Default"/>
        <table:table-row table:style-name="ro29">
          <table:table-cell table:style-name="Default"/>
          <table:table-cell table:style-name="ce248" office:value-type="string">
            <text:p>TEST CASES</text:p>
          </table:table-cell>
          <table:table-cell table:style-name="ce257"/>
          <table:table-cell table:style-name="ce263" table:number-columns-repeated="2"/>
          <table:table-cell table:style-name="Default"/>
          <table:table-cell table:style-name="ce263" table:number-columns-repeated="2"/>
          <table:table-cell table:style-name="ce299"/>
          <table:table-cell table:style-name="ce305"/>
          <table:table-cell table:style-name="ce237" office:value-type="string">
            <text:p>Passed</text:p>
          </table:table-cell>
          <table:table-cell table:style-name="ce237" table:formula="of:=COUNTIF([.L$7:.L$1008];[.$K1])" office:value-type="float" office:value="0">
            <text:p>0</text:p>
          </table:table-cell>
          <table:table-cell table:style-name="ce237" table:formula="of:=COUNTIF([.M$7:.M$1008];[.$K1])" office:value-type="float" office:value="0">
            <text:p>0</text:p>
          </table:table-cell>
          <table:table-cell table:style-name="ce237" table:formula="of:=COUNTIF([.N$7:.N$1008];[.$K1])" office:value-type="float" office:value="0">
            <text:p>0</text:p>
          </table:table-cell>
          <table:table-cell table:style-name="ce237" table:formula="of:=COUNTIF([.O$7:.O$1008];[.$K1])" office:value-type="float" office:value="0">
            <text:p>0</text:p>
          </table:table-cell>
          <table:table-cell table:style-name="ce305" table:number-columns-repeated="215"/>
          <table:table-cell table:number-columns-repeated="26"/>
        </table:table-row>
        <table:table-row table:style-name="ro29">
          <table:table-cell table:style-name="Default"/>
          <table:table-cell table:style-name="ce249"/>
          <table:table-cell table:style-name="ce258"/>
          <table:table-cell table:style-name="ce263" table:number-columns-repeated="2"/>
          <table:table-cell table:style-name="Default"/>
          <table:table-cell table:style-name="ce263" table:number-columns-repeated="2"/>
          <table:table-cell table:style-name="ce299"/>
          <table:table-cell table:style-name="Default"/>
          <table:table-cell table:style-name="ce237" office:value-type="string">
            <text:p>Failed</text:p>
          </table:table-cell>
          <table:table-cell table:style-name="ce237" table:formula="of:=COUNTIF([.L$7:.L$1008];[.$K2])" office:value-type="float" office:value="0">
            <text:p>0</text:p>
          </table:table-cell>
          <table:table-cell table:style-name="ce237" table:formula="of:=COUNTIF([.M$7:.M$1008];[.$K2])" office:value-type="float" office:value="0">
            <text:p>0</text:p>
          </table:table-cell>
          <table:table-cell table:style-name="ce237" table:formula="of:=COUNTIF([.N$7:.N$1008];[.$K2])" office:value-type="float" office:value="0">
            <text:p>0</text:p>
          </table:table-cell>
          <table:table-cell table:style-name="ce237" table:formula="of:=COUNTIF([.O$7:.O$1008];[.$K2])" office:value-type="float" office:value="0">
            <text:p>0</text:p>
          </table:table-cell>
          <table:table-cell table:style-name="ce305" table:number-columns-repeated="215"/>
          <table:table-cell table:number-columns-repeated="26"/>
        </table:table-row>
        <table:table-row table:style-name="ro29">
          <table:table-cell table:style-name="Default"/>
          <table:table-cell table:style-name="ce149" office:value-type="string">
            <text:p>Function List:</text:p>
          </table:table-cell>
          <table:table-cell table:style-name="ce160" office:value-type="string" table:number-columns-spanned="3" table:number-rows-spanned="1">
            <text:p>Other actions: Add-Edit-View-Export-Delete Tag, Display Layout</text:p>
          </table:table-cell>
          <table:covered-table-cell table:style-name="ce164"/>
          <table:covered-table-cell table:style-name="ce161"/>
          <table:table-cell table:style-name="Default"/>
          <table:table-cell table:style-name="ce351"/>
          <table:table-cell table:style-name="ce297"/>
          <table:table-cell table:style-name="ce300"/>
          <table:table-cell table:style-name="Default"/>
          <table:table-cell table:style-name="ce237" office:value-type="string">
            <text:p>Blocked</text:p>
          </table:table-cell>
          <table:table-cell table:style-name="ce237" table:formula="of:=COUNTIF([.L$7:.L$1008];[.$K3])" office:value-type="float" office:value="0">
            <text:p>0</text:p>
          </table:table-cell>
          <table:table-cell table:style-name="ce237" table:formula="of:=COUNTIF([.M$7:.M$1008];[.$K3])" office:value-type="float" office:value="0">
            <text:p>0</text:p>
          </table:table-cell>
          <table:table-cell table:style-name="ce237" table:formula="of:=COUNTIF([.N$7:.N$1008];[.$K3])" office:value-type="float" office:value="0">
            <text:p>0</text:p>
          </table:table-cell>
          <table:table-cell table:style-name="ce237" table:formula="of:=COUNTIF([.O$7:.O$1008];[.$K3])" office:value-type="float" office:value="0">
            <text:p>0</text:p>
          </table:table-cell>
          <table:table-cell table:style-name="ce305" table:number-columns-repeated="215"/>
          <table:table-cell table:number-columns-repeated="26"/>
        </table:table-row>
        <table:table-row table:style-name="ro4">
          <table:table-cell table:style-name="Default"/>
          <table:table-cell table:style-name="ce250" office:value-type="string">
            <text:p>Total Main Cases:</text:p>
          </table:table-cell>
          <table:table-cell table:style-name="ce161" table:formula="of:=MAX([.A7:.A994])" office:value-type="float" office:value="26" table:number-columns-spanned="3" table:number-rows-spanned="1">
            <text:p>26</text:p>
          </table:table-cell>
          <table:covered-table-cell table:style-name="Default"/>
          <table:covered-table-cell table:style-name="Default"/>
          <table:table-cell table:style-name="Default"/>
          <table:table-cell table:style-name="ce351"/>
          <table:table-cell table:style-name="ce297"/>
          <table:table-cell table:style-name="ce300"/>
          <table:table-cell table:style-name="Default"/>
          <table:table-cell table:style-name="ce238" office:value-type="string">
            <text:p>Untested</text:p>
          </table:table-cell>
          <table:table-cell table:style-name="ce237" table:formula="of:=COUNTIF([.L$7:.L$1008];[.$K4])" office:value-type="float" office:value="0">
            <text:p>0</text:p>
          </table:table-cell>
          <table:table-cell table:style-name="ce237" table:formula="of:=COUNTIF([.M$7:.M$1008];[.$K4])" office:value-type="float" office:value="0">
            <text:p>0</text:p>
          </table:table-cell>
          <table:table-cell table:style-name="ce237" table:formula="of:=COUNTIF([.N$7:.N$1008];[.$K4])" office:value-type="float" office:value="0">
            <text:p>0</text:p>
          </table:table-cell>
          <table:table-cell table:style-name="ce237" table:formula="of:=COUNTIF([.O$7:.O$1008];[.$K4])" office:value-type="float" office:value="0">
            <text:p>0</text:p>
          </table:table-cell>
          <table:table-cell table:style-name="ce305" table:number-columns-repeated="215"/>
          <table:table-cell table:number-columns-repeated="26"/>
        </table:table-row>
        <table:table-row table:style-name="ro29">
          <table:table-cell table:style-name="Default"/>
          <table:table-cell table:style-name="ce344"/>
          <table:table-cell table:style-name="ce243"/>
          <table:table-cell table:style-name="ce347" table:number-columns-repeated="5"/>
          <table:table-cell table:style-name="ce355"/>
          <table:table-cell table:style-name="Default"/>
          <table:table-cell table:style-name="Default" office:value-type="string">
            <text:p>N/A</text:p>
          </table:table-cell>
          <table:table-cell table:style-name="ce237" table:formula="of:=COUNTIF([.L$7:.L$1008];[.$K5])" office:value-type="float" office:value="0">
            <text:p>0</text:p>
          </table:table-cell>
          <table:table-cell table:style-name="ce237" table:formula="of:=COUNTIF([.M$7:.M$1008];[.$K5])" office:value-type="float" office:value="0">
            <text:p>0</text:p>
          </table:table-cell>
          <table:table-cell table:style-name="ce237" table:formula="of:=COUNTIF([.N$7:.N$1008];[.$K5])" office:value-type="float" office:value="0">
            <text:p>0</text:p>
          </table:table-cell>
          <table:table-cell table:style-name="ce237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44" office:value-type="string">
            <text:p>Case No</text:p>
          </table:table-cell>
          <table:table-cell table:style-name="ce219" office:value-type="string">
            <text:p>Related function</text:p>
          </table:table-cell>
          <table:table-cell table:style-name="ce219" office:value-type="string">
            <text:p>Case ID</text:p>
          </table:table-cell>
          <table:table-cell table:style-name="ce219" office:value-type="string">
            <text:p>Path</text:p>
          </table:table-cell>
          <table:table-cell table:style-name="ce219" office:value-type="string">
            <text:p>Case Description</text:p>
          </table:table-cell>
          <table:table-cell table:style-name="ce219" office:value-type="string">
            <text:p>Step Description</text:p>
          </table:table-cell>
          <table:table-cell table:style-name="ce219" office:value-type="string">
            <text:p>Steps to produce</text:p>
          </table:table-cell>
          <table:table-cell table:style-name="ce219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219" office:value-type="string">
            <text:p>Effect</text:p>
          </table:table-cell>
          <table:table-cell table:style-name="ce219" table:number-columns-repeated="9"/>
          <table:table-cell table:style-name="ce340" table:number-columns-repeated="211"/>
          <table:table-cell table:style-name="ce360" table:number-columns-repeated="18"/>
          <table:table-cell table:style-name="ce361" table:number-columns-repeated="7"/>
          <table:table-cell/>
        </table:table-row>
        <table:table-row table:style-name="ro22">
          <table:table-cell table:style-name="ce145" office:value-type="float" office:value="1">
            <text:p>1.00</text:p>
          </table:table-cell>
          <table:table-cell table:style-name="ce345" office:value-type="string">
            <text:p>FNC_CS_CON_TAG_01</text:p>
          </table:table-cell>
          <table:table-cell office:value-type="float" office:value="1">
            <text:p>1.00</text:p>
          </table:table-cell>
          <table:table-cell office:value-type="string">
            <text:p>CS\Contact\Other actions\Tags Management\Add</text:p>
          </table:table-cell>
          <table:table-cell table:style-name="ce62" office:value-type="string">
            <text:p>Add new tag from Tag pane</text:p>
          </table:table-cell>
          <table:table-cell table:style-name="ce180" office:value-type="string">
            <text:p>Step 1: Show add new tag form</text:p>
          </table:table-cell>
          <table:table-cell table:style-name="ce352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45" office:value-type="string">
            <text:p>FNC_CS_CON_TAG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ontact\Other actions\Tags Management\Add</text:p>
          </table:table-cell>
          <table:table-cell office:value-type="string">
            <text:p>Add new tag from Tag pane</text:p>
          </table:table-cell>
          <table:table-cell table:style-name="ce180" office:value-type="string">
            <text:p>Step 2: Add tag</text:p>
          </table:table-cell>
          <table:table-cell table:style-name="ce352" office:value-type="string">
            <text:p>- Input tag name</text:p>
            <text:p>- Select color for tag</text:p>
            <text:p>- Click <text:span text:style-name="T4">Save</text:span></text:p>
          </table:table-cell>
          <table:table-cell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345" office:value-type="string">
            <text:p>FNC_CS_CON_TAG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S\Contact\Other actions\Tags Management\Add</text:p>
          </table:table-cell>
          <table:table-cell table:style-name="ce62" office:value-type="string">
            <text:p>Create same named tags</text:p>
          </table:table-cell>
          <table:table-cell table:style-name="ce180" office:value-type="string">
            <text:p>Step 1: Show add new tag form</text:p>
          </table:table-cell>
          <table:table-cell table:style-name="ce352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45" office:value-type="string">
            <text:p>FNC_CS_CON_TAG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S\Contact\Other actions\Tags Management\Add</text:p>
          </table:table-cell>
          <table:table-cell office:value-type="string">
            <text:p>Create same named tags</text:p>
          </table:table-cell>
          <table:table-cell table:style-name="ce180" office:value-type="string">
            <text:p>Step 2: Create the first tag</text:p>
          </table:table-cell>
          <table:table-cell table:style-name="ce352" office:value-type="string">
            <text:p>- Input tag name</text:p>
            <text:p>- Select color for tag</text:p>
            <text:p>- Click <text:span text:style-name="T4">Save</text:span></text:p>
          </table:table-cell>
          <table:table-cell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345" office:value-type="string">
            <text:p>FNC_CS_CON_TAG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S\Contact\Other actions\Tags Management\Add</text:p>
          </table:table-cell>
          <table:table-cell table:style-name="ce62" office:value-type="string">
            <text:p>Add tag with over max length for name</text:p>
          </table:table-cell>
          <table:table-cell table:style-name="ce180" office:value-type="string">
            <text:p>Step 1: Show add new tag form</text:p>
          </table:table-cell>
          <table:table-cell table:style-name="ce352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45" office:value-type="string">
            <text:p>FNC_CS_CON_TAG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S\Contact\Other actions\Tags Management\Add</text:p>
          </table:table-cell>
          <table:table-cell office:value-type="string">
            <text:p>Add tag with over max length for name</text:p>
          </table:table-cell>
          <table:table-cell table:style-name="ce180" office:value-type="string">
            <text:p>Step 2: Create tag with over max length</text:p>
          </table:table-cell>
          <table:table-cell table:style-name="ce352" office:value-type="string">
            <text:p>- Input tag name with over 40 characters</text:p>
            <text:p>- Select color for tag</text:p>
            <text:p>- Click <text:span text:style-name="T4">Save</text:span></text:p>
          </table:table-cell>
          <table:table-cell office:value-type="string">
            <text:p>Show message alerts user has just input so many characters for Tag Name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345" office:value-type="string">
            <text:p>FNC_CS_CON_TAG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office:value-type="string">
            <text:p>CS\Contact\Other actions\Tags Management\Add</text:p>
          </table:table-cell>
          <table:table-cell table:style-name="ce62" office:value-type="string">
            <text:p>Add blank name tag</text:p>
          </table:table-cell>
          <table:table-cell table:style-name="ce180" office:value-type="string">
            <text:p>Step 1: Show add new tag form</text:p>
          </table:table-cell>
          <table:table-cell table:style-name="ce352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45" office:value-type="string">
            <text:p>FNC_CS_CON_TAG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CS\Contact\Other actions\Tags Management\Add</text:p>
          </table:table-cell>
          <table:table-cell office:value-type="string">
            <text:p>Add blank name tag</text:p>
          </table:table-cell>
          <table:table-cell table:style-name="ce180" office:value-type="string">
            <text:p>Step 2: Add tag</text:p>
          </table:table-cell>
          <table:table-cell table:style-name="ce352" office:value-type="string">
            <text:p>- Do not input name</text:p>
            <text:p>- Select color for tag</text:p>
            <text:p>- Click <text:span text:style-name="T4">Save</text:span></text:p>
          </table:table-cell>
          <table:table-cell office:value-type="string">
            <text:p>Show message requires user to input name for new tag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CS_CON_TAG_02</text:p>
          </table:table-cell>
          <table:table-cell office:value-type="float" office:value="1">
            <text:p>1.00</text:p>
          </table:table-cell>
          <table:table-cell office:value-type="string">
            <text:p>CS\Contact\Other actions\Tags Management\Edit</text:p>
          </table:table-cell>
          <table:table-cell table:style-name="ce62" office:value-type="string">
            <text:p>Edit tag has no contact</text:p>
          </table:table-cell>
          <table:table-cell table:style-name="ce180" office:value-type="string">
            <text:p>Step 1: Create new tag</text:p>
          </table:table-cell>
          <table:table-cell table:style-name="ce352" office:value-type="string">
            <text:p>Create new tag [ <text:a xlink:href="#Add_tag">Details</text:a> ]</text:p>
          </table:table-cell>
          <table:table-cell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CS_CON_TAG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has no contact</text:p>
          </table:table-cell>
          <table:table-cell table:style-name="ce180" office:value-type="string">
            <text:p>Step 2: Show form to edit a created tag</text:p>
          </table:table-cell>
          <table:table-cell table:style-name="ce352" office:value-type="string">
            <text:p>Right click on one tag name in tags list and select <text:span text:style-name="T4">Edit</text:span></text:p>
          </table:table-cell>
          <table:table-cell office:value-type="string">
            <text:p>Edit tag form appear with current value in form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CS_CON_TAG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has no contact</text:p>
          </table:table-cell>
          <table:table-cell table:style-name="ce180" office:value-type="string">
            <text:p>Step 3: Edit tag</text:p>
          </table:table-cell>
          <table:table-cell table:style-name="ce352" office:value-type="string">
            <text:p>- Change value for current tag</text:p>
            <text:p>- Click <text:span text:style-name="T4">Save</text:span></text:p>
          </table:table-cell>
          <table:table-cell office:value-type="string">
            <text:p>- New change is saved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CS_CON_TAG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S\Contact\Other actions\Tags Management\Edit</text:p>
          </table:table-cell>
          <table:table-cell table:style-name="ce62" office:value-type="string">
            <text:p>Edit tag that was assigned to some contacts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CS_CON_TAG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that was assigned to some contacts</text:p>
          </table:table-cell>
          <table:table-cell table:style-name="ce180" office:value-type="string">
            <text:p>Step 2: Create and assign tag for contact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CS_CON_TAG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that was assigned to some contacts</text:p>
          </table:table-cell>
          <table:table-cell table:style-name="ce180" office:value-type="string">
            <text:p>Step 3: Edit tag</text:p>
          </table:table-cell>
          <table:table-cell table:style-name="ce352" office:value-type="string">
            <text:p>Change value of tag that has just been created and assign at step 2</text:p>
          </table:table-cell>
          <table:table-cell office:value-type="string">
            <text:p>- New change is saved and displayed in tags list in Tags Management pane</text:p>
            <text:p>- Tag color for icon of each contacts assigned to that tag also is changed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office:value-type="string">
            <text:p>FNC_CS_CON_TAG_03</text:p>
          </table:table-cell>
          <table:table-cell office:value-type="float" office:value="1">
            <text:p>1.00</text:p>
          </table:table-cell>
          <table:table-cell office:value-type="string">
            <text:p>CS\Contact\Other actions\Tags Management\View</text:p>
          </table:table-cell>
          <table:table-cell table:style-name="ce62" office:value-type="string">
            <text:p>View contacts list that were assigned to a specific tag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CS_CON_TAG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ontact\Other actions\Tags Management\View</text:p>
          </table:table-cell>
          <table:table-cell office:value-type="string">
            <text:p>View contacts list that were assigned to a specific tag</text:p>
          </table:table-cell>
          <table:table-cell table:style-name="ce180" office:value-type="string">
            <text:p>Step 2: Create and assign tag for contact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CS_CON_TAG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ontact\Other actions\Tags Management\View</text:p>
          </table:table-cell>
          <table:table-cell office:value-type="string">
            <text:p>View contacts list that were assigned to a specific tag</text:p>
          </table:table-cell>
          <table:table-cell table:style-name="ce180" office:value-type="string">
            <text:p>Step 3: View contacts list of a specific tag</text:p>
          </table:table-cell>
          <table:table-cell table:style-name="ce352" office:value-type="string">
            <text:p>Select by clicking a tag name in tags list</text:p>
          </table:table-cell>
          <table:table-cell office:value-type="string">
            <text:p>All contacts that were assigned to this tag at step 2 are displayed in lis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CS_CON_TAG_04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ontact\Other actions\Tags Management\Export</text:p>
          </table:table-cell>
          <table:table-cell table:style-name="ce62" office:value-type="string">
            <text:p>Export contacts relate to specific tag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CS_CON_TAG_04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</text:p>
          </table:table-cell>
          <table:table-cell table:style-name="ce180" office:value-type="string">
            <text:p>Step 2: Add tag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CS_CON_TAG_04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</text:p>
          </table:table-cell>
          <table:table-cell table:style-name="ce180" office:value-type="string">
            <text:p>Step 3: Export contacts</text:p>
          </table:table-cell>
          <table:table-cell office:value-type="string">
            <text:p>- Right click on a tag's name in Tag Management pane and select <text:span text:style-name="T4">Export </text:span><text:span text:style-name="T4">Contacts</text:span></text:p>
            <text:p><text:span text:style-name="T8">- Choose contact(s) to </text:span><text:span text:style-name="T8">export</text:span></text:p>
            <text:p>- Input export name and choose file format <text:s text:c="14"/><text:s text:c="26"/></text:p>
            <text:p>- Click <text:span text:style-name="T4">Save</text:span></text:p>
          </table:table-cell>
          <table:table-cell office:value-type="string">
            <text:p>All contacts that were added to that tag are exported in a file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office:value-type="string">
            <text:p>FNC_CS_CON_TAG_04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office:value-type="string">
            <text:p>CS\Contact\Other actions\Tags Management\Export</text:p>
          </table:table-cell>
          <table:table-cell table:style-name="ce62" office:value-type="string">
            <text:p>Export contacts relate to specific tag with blank exported file name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CS_CON_TAG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 blank exported file name</text:p>
          </table:table-cell>
          <table:table-cell table:style-name="ce180" office:value-type="string">
            <text:p>Step 2: Add tag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CS_CON_TAG_04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 blank exported file name</text:p>
          </table:table-cell>
          <table:table-cell office:value-type="string">
            <text:p>Step 3: Export contacts</text:p>
          </table:table-cell>
          <table:table-cell office:value-type="string">
            <text:p>- Right click on added tag's name and select <text:span text:style-name="T4">Export Contacts</text:span></text:p>
            <text:p><text:span text:style-name="T8">- Choose contact(s) to </text:span><text:span text:style-name="T8">export</text:span></text:p>
            <text:p>- Do not input export file name and choose file format <text:s text:c="17"/></text:p>
            <text:p>- Click <text:span text:style-name="T4">Save</text:span></text:p>
          </table:table-cell>
          <table:table-cell office:value-type="string">
            <text:p>Show message alerts user have to input file name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office:value-type="string">
            <text:p>FNC_CS_CON_TAG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office:value-type="string">
            <text:p>CS\Contact\Other actions\Tags Management\Export</text:p>
          </table:table-cell>
          <table:table-cell table:style-name="ce62" office:value-type="string">
            <text:p>Export contacts relate to specific tag without choosing contact to expor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CS_CON_TAG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out choosing contact to export</text:p>
          </table:table-cell>
          <table:table-cell table:style-name="ce180" office:value-type="string">
            <text:p>Step 2: Add tag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CS_CON_TAG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out choosing contact to export</text:p>
          </table:table-cell>
          <table:table-cell office:value-type="string">
            <text:p>Step 3: Export contacts</text:p>
          </table:table-cell>
          <table:table-cell office:value-type="string">
            <text:p>- Right click on added tag's name and select <text:span text:style-name="T4">Export Contacts</text:span></text:p>
            <text:p><text:span text:style-name="T8">- Do not choose any </text:span><text:span text:style-name="T8">contact to export</text:span></text:p>
            <text:p>- Input export file name and choose file format <text:s text:c="7"/><text:s text:c="10"/></text:p>
            <text:p>- Click <text:span text:style-name="T4">Save</text:span></text:p>
          </table:table-cell>
          <table:table-cell office:value-type="string">
            <text:p>Show message alerts user have to choose contact to export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office:value-type="string">
            <text:p>FNC_CS_CON_TAG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office:value-type="string">
            <text:p>CS\Contact\Other actions\Tags Management\Export</text:p>
          </table:table-cell>
          <table:table-cell table:style-name="ce62" office:value-type="string">
            <text:p>Export a blank tag</text:p>
          </table:table-cell>
          <table:table-cell office:value-type="string">
            <text:p>Step 1: Add tag</text:p>
          </table:table-cell>
          <table:table-cell office:value-type="string">
            <text:p>Add new a tag and don't assign for any contact</text:p>
          </table:table-cell>
          <table:table-cell office:value-type="string">
            <text:p>The tag is created successfully 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CS_CON_TAG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a blank tag</text:p>
          </table:table-cell>
          <table:table-cell office:value-type="string">
            <text:p>Step 2: Export contact</text:p>
          </table:table-cell>
          <table:table-cell office:value-type="string">
            <text:p>Right click on added tag and select <text:span text:style-name="T4">Export </text:span><text:span text:style-name="T4">Contacts</text:span></text:p>
          </table:table-cell>
          <table:table-cell office:value-type="string">
            <text:p>A waring message is shown to report that there is no contact to export in this tag</text:p>
          </table:table-cell>
          <table:table-cell office:value-type="string">
            <text:p>Medium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office:value-type="string">
            <text:p>FNC_CS_CON_TAG_05</text:p>
          </table:table-cell>
          <table:table-cell office:value-type="float" office:value="1">
            <text:p>1.00</text:p>
          </table:table-cell>
          <table:table-cell office:value-type="string">
            <text:p>CS\Contact\Other actions\Print Management</text:p>
          </table:table-cell>
          <table:table-cell table:style-name="ce62" office:value-type="string">
            <text:p>Print contacts relate to a specific tag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CS_CON_TAG_0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a specific tag</text:p>
          </table:table-cell>
          <table:table-cell table:style-name="ce180" office:value-type="string">
            <text:p>Step 2: Add tag &amp; assign to contacts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CS_CON_TAG_05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a specific tag</text:p>
          </table:table-cell>
          <table:table-cell table:style-name="ce180" office:value-type="string">
            <text:p>Step 3: Show print preview form</text:p>
          </table:table-cell>
          <table:table-cell table:style-name="ce352" office:value-type="string">
            <text:p>Right click on added tag above and select <text:span text:style-name="T4">Print</text:span></text:p>
          </table:table-cell>
          <table:table-cell office:value-type="string">
            <text:p>Print preview form is shown with all tag's contacts in details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CS_CON_TAG_05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a specific tag</text:p>
          </table:table-cell>
          <table:table-cell table:style-name="ce180" office:value-type="string">
            <text:p>Step 4: Print</text:p>
          </table:table-cell>
          <table:table-cell table:style-name="ce352" office:value-type="string">
            <text:p>Click <text:span text:style-name="T4">Print</text:span></text:p>
          </table:table-cell>
          <table:table-cell office:value-type="string">
            <text:p>A form is shown to configure to prin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office:value-type="string">
            <text:p>FNC_CS_CON_TAG_05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office:value-type="string">
            <text:p>CS\Contact\Other actions\Print Management</text:p>
          </table:table-cell>
          <table:table-cell table:style-name="ce62" office:value-type="string">
            <text:p>Print contacts relate to specific Tag without choosing contact to prin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CS_CON_TAG_05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specific Tag without choosing contact to print</text:p>
          </table:table-cell>
          <table:table-cell table:style-name="ce180" office:value-type="string">
            <text:p>Step 2: Add tag &amp; assign to contacts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CS_CON_TAG_0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specific Tag without choosing contact to print</text:p>
          </table:table-cell>
          <table:table-cell table:style-name="ce180" office:value-type="string">
            <text:p>Step 3: Print contact</text:p>
          </table:table-cell>
          <table:table-cell table:style-name="ce352" office:value-type="string">
            <text:p>- Right click on added tag above and select <text:span text:style-name="T4">Print </text:span><text:span text:style-name="T4">Contacts</text:span></text:p>
            <text:p><text:span text:style-name="T8">- Do not select any contact </text:span><text:span text:style-name="T8">in list</text:span></text:p>
            <text:p><text:span text:style-name="T8">- Click </text:span><text:span text:style-name="T4">Print</text:span></text:p>
          </table:table-cell>
          <table:table-cell office:value-type="string">
            <text:p>Show message alerts user have to choose contact to prin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14.00</text:p>
          </table:table-cell>
          <table:table-cell office:value-type="string">
            <text:p>FNC_CS_CON_TAG_06</text:p>
          </table:table-cell>
          <table:table-cell office:value-type="float" office:value="1">
            <text:p>1.00</text:p>
          </table:table-cell>
          <table:table-cell office:value-type="string">
            <text:p>CS\Contact\Other actions\Tags Management\Delete</text:p>
          </table:table-cell>
          <table:table-cell table:style-name="ce62" office:value-type="string">
            <text:p>Delete tag that was assigned to contac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CS_CON_TAG_06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that was assigned to contact</text:p>
          </table:table-cell>
          <table:table-cell table:style-name="ce180" office:value-type="string">
            <text:p>Step 2: Create and assign tag for contact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CS_CON_TAG_06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that was assigned to contact</text:p>
          </table:table-cell>
          <table:table-cell table:style-name="ce180" office:value-type="string">
            <text:p>Step 3: Delete tag</text:p>
          </table:table-cell>
          <table:table-cell table:style-name="ce352" office:value-type="string">
            <text:p>- Right click on added tag in tags list and select <text:span text:style-name="T4">Delete</text:span></text:p>
            <text:p>- Click <text:span text:style-name="T4">OK</text:span> to confirm</text:p>
          </table:table-cell>
          <table:table-cell office:value-type="string">
            <text:p>- This tag is removed from tags list in Tags Management pane</text:p>
            <text:p>- Tag icon for each contacts at step 2 disappears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1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CS_CON_TAG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that was assigned to contact</text:p>
          </table:table-cell>
          <table:table-cell table:style-name="ce180" office:value-type="string">
            <text:p>Step 4: Check Add new tag for contact form after delete tag</text:p>
          </table:table-cell>
          <table:table-cell table:style-name="ce352" office:value-type="string">
            <text:p>Right click on one contact that was added deleted tag and select <text:span text:style-name="T4">Tag</text:span></text:p>
          </table:table-cell>
          <table:table-cell office:value-type="string">
            <text:p>- Deleted tag is not assigned to this contact anymore</text:p>
            <text:p>- It is also removed from existing tags list below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CS_CON_TAG_06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office:value-type="string">
            <text:p>CS\Contact\Other actions\Tags Management\Delete</text:p>
          </table:table-cell>
          <table:table-cell table:style-name="ce62" office:value-type="string">
            <text:p>Delete tag while viewing its contacts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CS_CON_TAG_06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viewing its contacts</text:p>
          </table:table-cell>
          <table:table-cell table:style-name="ce180" office:value-type="string">
            <text:p>Step 2: Add tag &amp; assign to contacts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CS_CON_TAG_06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viewing its contacts</text:p>
          </table:table-cell>
          <table:table-cell table:style-name="ce180" office:value-type="string">
            <text:p>Step 3: View contacts list of a specific tag</text:p>
          </table:table-cell>
          <table:table-cell table:style-name="ce352" office:value-type="string">
            <text:p>Select by clicking a tag name in tags list</text:p>
          </table:table-cell>
          <table:table-cell office:value-type="string">
            <text:p>All contacts that were assigned to this tag at step 2 are displayed in list</text:p>
          </table:table-cell>
          <table:table-cell office:value-type="string">
            <text:p>Low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CS_CON_TAG_06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">
            <text:p>2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viewing its contacts</text:p>
          </table:table-cell>
          <table:table-cell table:style-name="ce180" office:value-type="string">
            <text:p>Step 4: Delete tag</text:p>
          </table:table-cell>
          <table:table-cell table:style-name="ce352" office:value-type="string">
            <text:p>- Right click on selecting tag and select <text:span text:style-name="T4">Delete</text:span></text:p>
            <text:p><text:span text:style-name="T8">- Click </text:span><text:span text:style-name="T4">OK</text:span><text:span text:style-name="T8"> to confirm</text:span></text:p>
          </table:table-cell>
          <table:table-cell office:value-type="string">
            <text:p>- This tag is removed from tags list in Tags Management pane</text:p>
            <text:p>- Contacts list in right pane disappears</text:p>
          </table:table-cell>
          <table:table-cell office:value-type="string">
            <text:p>Low</text:p>
          </table:table-cell>
          <table:table-cell table:style-name="ce358"/>
          <table:table-cell table:number-columns-repeated="246"/>
        </table:table-row>
        <table:table-row table:style-name="ro2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office:value-type="string">
            <text:p>FNC_CS_CON_TAG_06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office:value-type="string">
            <text:p>CS\Contact\Other actions\Tags Management\Delete</text:p>
          </table:table-cell>
          <table:table-cell table:style-name="ce62" office:value-type="string">
            <text:p>Delete tag while its contacts are being listed in search resul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59" table:number-columns-repeated="221"/>
          <table:table-cell table:number-columns-repeated="25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CS_CON_TAG_06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its contacts are being listed in search result</text:p>
          </table:table-cell>
          <table:table-cell table:style-name="ce180" office:value-type="string">
            <text:p>Step 2: Add tag &amp; assign to contacts</text:p>
          </table:table-cell>
          <table:table-cell table:style-name="ce352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CS_CON_TAG_0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3">
            <text:p>3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its contacts are being listed in search result</text:p>
          </table:table-cell>
          <table:table-cell table:style-name="ce180" office:value-type="string">
            <text:p>Step 3: Search by condition that match added contacts</text:p>
          </table:table-cell>
          <table:table-cell table:style-name="ce352" office:value-type="string">
            <text:p>Search with searching keyword that matches contacts that are added tag at step 2 </text:p>
            <text:p>[ <text:a xlink:href="#Search_contact">Details</text:a> ]</text:p>
          </table:table-cell>
          <table:table-cell office:value-type="string">
            <text:p>Matched contacts are displayed in search result with icon for tag</text:p>
          </table:table-cell>
          <table:table-cell office:value-type="string">
            <text:p>Low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CS_CON_TAG_06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3">
            <text:p>3.00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its contacts are being listed in search result</text:p>
          </table:table-cell>
          <table:table-cell table:style-name="ce180" office:value-type="string">
            <text:p>Step 4: Delete tag</text:p>
          </table:table-cell>
          <table:table-cell table:style-name="ce352" office:value-type="string">
            <text:p>- Right click on added tag above and select <text:span text:style-name="T4">Delete</text:span></text:p>
            <text:p>- Click <text:span text:style-name="T4">OK</text:span> to confirm</text:p>
          </table:table-cell>
          <table:table-cell office:value-type="string">
            <text:p>Contacts are still displayed in search result but icon for tag disappears</text:p>
          </table:table-cell>
          <table:table-cell office:value-type="string">
            <text:p>Low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office:value-type="string">
            <text:p>FNC_CS_CON_LAYOUT</text:p>
          </table:table-cell>
          <table:table-cell office:value-type="float" office:value="1">
            <text:p>1.00</text:p>
          </table:table-cell>
          <table:table-cell office:value-type="string">
            <text:p>CS\Contact\Other actions\Custom Layout</text:p>
          </table:table-cell>
          <table:table-cell table:style-name="ce62" office:value-type="string">
            <text:p>Check viewing contact application in default layou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CS_CON_LAYOUT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ing contact application in default layou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 </text:span><text:span text:style-name="T8">in the action </text:span><text:span text:style-name="T8">bar and select </text:span><text:span text:style-name="T4">Default </text:span><text:span text:style-name="T4">layout 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8">
            <text:p>18.00</text:p>
          </table:table-cell>
          <table:table-cell office:value-type="string">
            <text:p>FNC_CS_CON_LAYOUT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CS\Contact\Other actions\Custom Layout</text:p>
          </table:table-cell>
          <table:table-cell table:style-name="ce62" office:value-type="string">
            <text:p>Check view-hide navigation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CS_CON_LAYOUT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navigation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<text:s/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CS_CON_LAYOUT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navigation</text:p>
          </table:table-cell>
          <table:table-cell office:value-type="string">
            <text:p>Step 3: Hide navigation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Left pane</text:span></text:p>
          </table:table-cell>
          <table:table-cell office:value-type="string">
            <text:p>- The left pane option is unticked</text:p>
            <text:p>- The left pane is hiden.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CS_CON_LAYOUT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navigation</text:p>
          </table:table-cell>
          <table:table-cell office:value-type="string">
            <text:p>Step 4: Show navigation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Navigation</text:span><text:span text:style-name="T8"> </text:span><text:span text:style-name="T8">again</text:span></text:p>
          </table:table-cell>
          <table:table-cell office:value-type="string">
            <text:p>- All layouts in menu of Custom Layout are checked</text:p>
            <text:p>- Navigation is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office:value-type="string">
            <text:p>FNC_CS_CON_LAYOUT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CS\Contact\Other actions\Custom Layout</text:p>
          </table:table-cell>
          <table:table-cell table:style-name="ce62" office:value-type="string">
            <text:p>Check view-hide Address books lis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CS_CON_LAYOUT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Address books lis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6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CS_CON_LAYOUT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Address books list</text:p>
          </table:table-cell>
          <table:table-cell office:value-type="string">
            <text:p>Step 3: Hide Address book list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Address </text:span><text:span text:style-name="T4">book</text:span></text:p>
          </table:table-cell>
          <table:table-cell office:value-type="string">
            <text:p>- Address book and Default options in menu of Custom Layout are unchecked, others are checked</text:p>
            <text:p>- Address book list contains Personal/Shared/Group address books is hidden, others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CS_CON_LAYOUT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Address books list</text:p>
          </table:table-cell>
          <table:table-cell office:value-type="string">
            <text:p>Step 4: Show Address book list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Address </text:span><text:span text:style-name="T4">book </text:span><text:span text:style-name="T8">again</text:span></text:p>
          </table:table-cell>
          <table:table-cell office:value-type="string">
            <text:p>- All layouts in menu of Custom Layout are checked</text:p>
            <text:p>- Address book list is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0">
            <text:p>20.00</text:p>
          </table:table-cell>
          <table:table-cell office:value-type="string">
            <text:p>FNC_CS_CON_LAYOUT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CS\Contact\Other actions\Custom Layout</text:p>
          </table:table-cell>
          <table:table-cell table:style-name="ce62" office:value-type="string">
            <text:p>Check view-hide Tags lis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CS_CON_LAYOUT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Tags lis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4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CS_CON_LAYOUT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4">
            <text:p>4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Tags list</text:p>
          </table:table-cell>
          <table:table-cell office:value-type="string">
            <text:p>Step 3: Hide Tags list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Tags</text:span></text:p>
          </table:table-cell>
          <table:table-cell office:value-type="string">
            <text:p>- Tags and Default options in menu of Custom Layout are unchecked, others are checked</text:p>
            <text:p>- Tags list is hidden, others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CS_CON_LAYOUT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4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Tags list</text:p>
          </table:table-cell>
          <table:table-cell office:value-type="string">
            <text:p>Step 4: Show Tags list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Tags </text:span><text:span text:style-name="T8">again</text:span></text:p>
          </table:table-cell>
          <table:table-cell office:value-type="string">
            <text:p>- All layouts in menu of Custom Layout are checked</text:p>
            <text:p>- Tags list is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1">
            <text:p>21.00</text:p>
          </table:table-cell>
          <table:table-cell office:value-type="string">
            <text:p>FNC_CS_CON_LAYOUT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CS\Contact\Other actions\Custom Layout</text:p>
          </table:table-cell>
          <table:table-cell table:style-name="ce62" office:value-type="string">
            <text:p>Check view-hide Details of selected contac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CS_CON_LAYOUT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Details of selected contac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4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CS_CON_LAYOUT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5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Details of selected contact</text:p>
          </table:table-cell>
          <table:table-cell office:value-type="string">
            <text:p>Step 3: Hide Details pane</text:p>
          </table:table-cell>
          <table:table-cell office:value-type="string">
            <text:p>Click <text:span text:style-name="T4">Layout</text:span><text:span text:style-name="T8"> in action bar </text:span><text:span text:style-name="T8">then click on </text:span><text:span text:style-name="T4">Details</text:span></text:p>
          </table:table-cell>
          <table:table-cell office:value-type="string">
            <text:p>- <text:span text:style-name="T8">Details</text:span> and Default options in menu of Custom Layout are unchecked, others are checked</text:p>
            <text:p>- Details pane is hidden, others are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CS_CON_LAYOUT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5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Details of selected contact</text:p>
          </table:table-cell>
          <table:table-cell office:value-type="string">
            <text:p>Step 4: Show Details pane</text:p>
          </table:table-cell>
          <table:table-cell office:value-type="string">
            <text:p>Click <text:span text:style-name="T4">Custom Layout</text:span><text:span text:style-name="T8"> in </text:span><text:span text:style-name="T8">action bar then click on </text:span><text:span text:style-name="T4">Details </text:span><text:span text:style-name="T8">again</text:span></text:p>
          </table:table-cell>
          <table:table-cell office:value-type="string">
            <text:p>- All layouts in menu of Custom Layout are checked</text:p>
            <text:p>- Details pane is show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2">
            <text:p>22.00</text:p>
          </table:table-cell>
          <table:table-cell office:value-type="string">
            <text:p>FNC_CS_CON_LAYOUT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CS\Contact\Other actions\Custom Layout</text:p>
          </table:table-cell>
          <table:table-cell table:style-name="ce62" office:value-type="string">
            <text:p>Check view full restore down Details pane of selected contac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22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CS_CON_LAYOUT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 full restore down Details pane of selected contact</text:p>
          </table:table-cell>
          <table:table-cell office:value-type="string">
            <text:p>Step 2: Show contacts list</text:p>
          </table:table-cell>
          <table:table-cell office:value-type="string">
            <text:p>Select address book</text:p>
          </table:table-cell>
          <table:table-cell office:value-type="string">
            <text:p>All contacts of that address book are shown in list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CS_CON_LAYOUT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 full restore down Details pane of selected contact</text:p>
          </table:table-cell>
          <table:table-cell office:value-type="string">
            <text:p>Step 3: View full details pane</text:p>
          </table:table-cell>
          <table:table-cell office:value-type="string">
            <text:p>Click Up arrow at the top right of Details pane</text:p>
          </table:table-cell>
          <table:table-cell office:value-type="string">
            <text:p>- Up arrow icon become Down</text:p>
            <text:p>- Contacts list is hidden, Details pane is widen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CS_CON_LAYOUT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 full restore down Details pane of selected contact</text:p>
          </table:table-cell>
          <table:table-cell office:value-type="string">
            <text:p>Step 4: Return to normal size of details pane</text:p>
          </table:table-cell>
          <table:table-cell office:value-type="string">
            <text:p>Click Down arrow at the top right of Details pane</text:p>
          </table:table-cell>
          <table:table-cell office:value-type="string">
            <text:p>- Down arrow icon become Up</text:p>
            <text:p>- Contacts list is shown, Details pane is narrowed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23">
            <text:p>23.00</text:p>
          </table:table-cell>
          <table:table-cell office:value-type="string">
            <text:p>FNC_CS_CON_SORT</text:p>
          </table:table-cell>
          <table:table-cell office:value-type="float" office:value="1">
            <text:p>1.00</text:p>
          </table:table-cell>
          <table:table-cell office:value-type="string">
            <text:p>CS\Contact\Other actions\Sort</text:p>
          </table:table-cell>
          <table:table-cell table:style-name="ce62" office:value-type="string">
            <text:p>Sort contacts list by Name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CS_CON_SORT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Name</text:p>
          </table:table-cell>
          <table:table-cell office:value-type="string">
            <text:p>Step 2: Check viewing contact list as default</text:p>
          </table:table-cell>
          <table:table-cell office:value-type="string">
            <text:p>Select added address book</text:p>
          </table:table-cell>
          <table:table-cell office:value-type="string">
            <text:p>All contacts of that address book are shown in list in ascending by name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CS_CON_SORT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Name</text:p>
          </table:table-cell>
          <table:table-cell office:value-type="string">
            <text:p>Step 3: Sort contacts list in descending</text:p>
          </table:table-cell>
          <table:table-cell office:value-type="string">
            <text:p>Click on <text:span text:style-name="T4">Name </text:span><text:span text:style-name="T8">in Contacts </text:span><text:span text:style-name="T8">list</text:span></text:p>
          </table:table-cell>
          <table:table-cell office:value-type="string">
            <text:p>All contacts of that address book are sorted in descending/ascending by name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4">
            <text:p>24.00</text:p>
          </table:table-cell>
          <table:table-cell office:value-type="string">
            <text:p>FNC_CS_CON_SORT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2.00</text:p>
          </table:table-cell>
          <table:table-cell office:value-type="string">
            <text:p>CS\Contact\Other actions\Sort</text:p>
          </table:table-cell>
          <table:table-cell table:style-name="ce62" office:value-type="string">
            <text:p>Sort contacts list by Email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CS_CON_SORT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2.00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Email</text:p>
          </table:table-cell>
          <table:table-cell office:value-type="string">
            <text:p>Step 2: Check viewing contact list as default</text:p>
          </table:table-cell>
          <table:table-cell office:value-type="string">
            <text:p>Select added address book</text:p>
          </table:table-cell>
          <table:table-cell office:value-type="string">
            <text:p>All contacts of that address book are shown in list in ascending by name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CS_CON_SORT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Email</text:p>
          </table:table-cell>
          <table:table-cell office:value-type="string">
            <text:p>Step 3: Sort contacts list in descending/ascending</text:p>
          </table:table-cell>
          <table:table-cell office:value-type="string">
            <text:p>Click on <text:span text:style-name="T4">Email </text:span><text:span text:style-name="T8">in Contacts </text:span><text:span text:style-name="T8">list</text:span></text:p>
          </table:table-cell>
          <table:table-cell office:value-type="string">
            <text:p>All contacts of that address book are sorted in descending/ascending by email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5">
            <text:p>25.00</text:p>
          </table:table-cell>
          <table:table-cell office:value-type="string">
            <text:p>FNC_CS_CON_SORT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3.00</text:p>
          </table:table-cell>
          <table:table-cell office:value-type="string">
            <text:p>CS\Contact\Other actions\Sort</text:p>
          </table:table-cell>
          <table:table-cell table:style-name="ce62" office:value-type="string">
            <text:p>Sort contacts list by Job title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CS_CON_SORT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3.00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Job title</text:p>
          </table:table-cell>
          <table:table-cell office:value-type="string">
            <text:p>Step 2: Check viewing contact list as default</text:p>
          </table:table-cell>
          <table:table-cell office:value-type="string">
            <text:p>Select added address book</text:p>
          </table:table-cell>
          <table:table-cell office:value-type="string">
            <text:p>All contacts of that address book are shown in list in ascending by name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CS_CON_SORT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3.00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Job title</text:p>
          </table:table-cell>
          <table:table-cell office:value-type="string">
            <text:p>Step 3: Sort contacts list in descending/ascending</text:p>
          </table:table-cell>
          <table:table-cell office:value-type="string">
            <text:p>Click on <text:span text:style-name="T4">Job Title </text:span><text:span text:style-name="T8">in </text:span><text:span text:style-name="T8">Contacts list</text:span></text:p>
          </table:table-cell>
          <table:table-cell office:value-type="string">
            <text:p>All contacts of that address book are sorted in descending/ascending by job title</text:p>
          </table:table-cell>
          <table:table-cell office:value-type="string">
            <text:p>Medium</text:p>
          </table:table-cell>
          <table:table-cell table:style-name="ce358"/>
          <table:table-cell table:number-columns-repeated="246"/>
        </table:table-row>
        <table:table-row table:style-name="ro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6">
            <text:p>26.00</text:p>
          </table:table-cell>
          <table:table-cell office:value-type="string">
            <text:p>FNC_CS_CON_RTL</text:p>
          </table:table-cell>
          <table:table-cell office:value-type="float" office:value="1">
            <text:p>1.00</text:p>
          </table:table-cell>
          <table:table-cell office:value-type="string">
            <text:p>CS\Contact\Other actions\RTL</text:p>
          </table:table-cell>
          <table:table-cell table:style-name="ce78" office:value-type="string">
            <text:p>Work in mail porlet under Arabic language </text:p>
          </table:table-cell>
          <table:table-cell table:style-name="ce349" office:value-type="string">
            <text:p>Step 1: Login by one user</text:p>
          </table:table-cell>
          <table:table-cell table:style-name="ce349" office:value-type="string">
            <text:p>- login by one user </text:p>
          </table:table-cell>
          <table:table-cell table:style-name="ce349" office:value-type="string">
            <text:p>Login successfully</text:p>
          </table:table-cell>
          <table:table-cell office:value-type="string">
            <text:p>High</text:p>
          </table:table-cell>
          <table:table-cell table:style-name="ce243"/>
          <table:table-cell table:number-columns-repeated="246"/>
        </table:table-row>
        <table:table-row table:style-name="ro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CS_CON_RTL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S\Contact\Other actions\RTL</text:p>
          </table:table-cell>
          <table:table-cell table:style-name="ce349" office:value-type="string">
            <text:p>Work in mail porlet under Arabic language </text:p>
          </table:table-cell>
          <table:table-cell table:style-name="ce349" office:value-type="string">
            <text:p>Step 2: Show interface language setting form</text:p>
          </table:table-cell>
          <table:table-cell table:style-name="ce349" office:value-type="string">
            <text:p>- Click <text:span text:style-name="T4">Change language </text:span><text:span text:style-name="T4">icon </text:span><text:span text:style-name="T8">right top of portlet</text:span></text:p>
          </table:table-cell>
          <table:table-cell table:style-name="ce349" office:value-type="string">
            <text:p>The interface language setting form is shown</text:p>
          </table:table-cell>
          <table:table-cell office:value-type="string">
            <text:p>High</text:p>
          </table:table-cell>
          <table:table-cell table:style-name="ce243"/>
          <table:table-cell table:number-columns-repeated="246"/>
        </table:table-row>
        <table:table-row table:style-name="ro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CS_CON_RTL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S\Contact\Other actions\RTL</text:p>
          </table:table-cell>
          <table:table-cell table:style-name="ce349" office:value-type="string">
            <text:p>Work in mail porlet under Arabic language </text:p>
          </table:table-cell>
          <table:table-cell table:style-name="ce349" office:value-type="string">
            <text:p>Step 3: Change language</text:p>
          </table:table-cell>
          <table:table-cell table:style-name="ce349" office:value-type="string">
            <text:p>- Choose <text:span text:style-name="T4">Arabic</text:span></text:p>
            <text:p><text:span text:style-name="T4">- </text:span><text:span text:style-name="T8">Click </text:span><text:span text:style-name="T4">Apply</text:span></text:p>
          </table:table-cell>
          <table:table-cell table:style-name="ce349" office:value-type="string">
            <text:p>The language is changed</text:p>
          </table:table-cell>
          <table:table-cell office:value-type="string">
            <text:p>High</text:p>
          </table:table-cell>
          <table:table-cell table:style-name="ce243"/>
          <table:table-cell table:number-columns-repeated="246"/>
        </table:table-row>
        <table:table-row table:style-name="ro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CS_CON_RTL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office:value-type="string">
            <text:p>CS\Contact\Other actions\RTL</text:p>
          </table:table-cell>
          <table:table-cell table:style-name="ce349" office:value-type="string">
            <text:p>Work in mail porlet under Arabic language </text:p>
          </table:table-cell>
          <table:table-cell table:style-name="ce349" office:value-type="string">
            <text:p>Step 4: Go to Address book portlet</text:p>
          </table:table-cell>
          <table:table-cell table:style-name="ce349" office:value-type="string">
            <text:p>- Go to Mail portlet </text:p>
          </table:table-cell>
          <table:table-cell table:style-name="ce349" office:value-type="string">
            <text:p>This portlet is executed in Arabic language</text:p>
          </table:table-cell>
          <table:table-cell office:value-type="string">
            <text:p>High</text:p>
          </table:table-cell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ce243" table:number-columns-repeated="3"/>
          <table:table-cell table:style-name="ce347" table:number-columns-repeated="5"/>
          <table:table-cell table:style-name="ce355"/>
          <table:table-cell table:style-name="ce243"/>
          <table:table-cell table:number-columns-repeated="246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</table:table>
      <table:table table:name="Search" table:style-name="ta7" table:print="false">
        <table:table-column table:style-name="co33" table:default-cell-style-name="ce247"/>
        <table:table-column table:style-name="co56" table:default-cell-style-name="ce345"/>
        <table:table-column table:style-name="co57" table:default-cell-style-name="ce162"/>
        <table:table-column table:style-name="co58" table:default-cell-style-name="ce348"/>
        <table:table-column table:style-name="co59" table:default-cell-style-name="ce350"/>
        <table:table-column table:style-name="co60" table:default-cell-style-name="ce350"/>
        <table:table-column table:style-name="co61" table:default-cell-style-name="ce350"/>
        <table:table-column table:style-name="co62" table:default-cell-style-name="ce353"/>
        <table:table-column table:style-name="co47" table:default-cell-style-name="ce385"/>
        <table:table-column table:style-name="co42" table:default-cell-style-name="ce388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90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364"/>
        <table:table-column table:style-name="co42" table:default-cell-style-name="ce82"/>
        <table:table-row table:style-name="ro29">
          <table:table-cell table:style-name="ce82"/>
          <table:table-cell table:style-name="ce365" office:value-type="string">
            <text:p>TEST CASES</text:p>
          </table:table-cell>
          <table:table-cell table:style-name="ce371"/>
          <table:table-cell table:style-name="ce375" table:number-columns-repeated="2"/>
          <table:table-cell table:style-name="ce82"/>
          <table:table-cell table:style-name="ce375" table:number-columns-repeated="2"/>
          <table:table-cell table:style-name="ce382"/>
          <table:table-cell table:style-name="ce387"/>
          <table:table-cell table:style-name="ce237" office:value-type="string">
            <text:p>Passed</text:p>
          </table:table-cell>
          <table:table-cell table:style-name="ce237" table:formula="of:=COUNTIF([.L$7:.L$1008];[.$K1])" office:value-type="float" office:value="0">
            <text:p>0</text:p>
          </table:table-cell>
          <table:table-cell table:style-name="ce237" table:formula="of:=COUNTIF([.M$7:.M$1008];[.$K1])" office:value-type="float" office:value="0">
            <text:p>0</text:p>
          </table:table-cell>
          <table:table-cell table:style-name="ce237" table:formula="of:=COUNTIF([.N$7:.N$1008];[.$K1])" office:value-type="float" office:value="0">
            <text:p>0</text:p>
          </table:table-cell>
          <table:table-cell table:style-name="ce237" table:formula="of:=COUNTIF([.O$7:.O$1008];[.$K1])" office:value-type="float" office:value="0">
            <text:p>0</text:p>
          </table:table-cell>
          <table:table-cell table:style-name="ce387" table:number-columns-repeated="215"/>
          <table:table-cell table:style-name="ce364"/>
          <table:table-cell table:number-columns-repeated="25"/>
        </table:table-row>
        <table:table-row table:style-name="ro29">
          <table:table-cell table:style-name="ce82"/>
          <table:table-cell table:style-name="ce366"/>
          <table:table-cell table:style-name="ce372"/>
          <table:table-cell table:style-name="ce375" table:number-columns-repeated="2"/>
          <table:table-cell table:style-name="ce82"/>
          <table:table-cell table:style-name="ce375" table:number-columns-repeated="2"/>
          <table:table-cell table:style-name="ce382"/>
          <table:table-cell table:style-name="Default"/>
          <table:table-cell table:style-name="ce237" office:value-type="string">
            <text:p>Failed</text:p>
          </table:table-cell>
          <table:table-cell table:style-name="ce237" table:formula="of:=COUNTIF([.L$7:.L$1008];[.$K2])" office:value-type="float" office:value="0">
            <text:p>0</text:p>
          </table:table-cell>
          <table:table-cell table:style-name="ce237" table:formula="of:=COUNTIF([.M$7:.M$1008];[.$K2])" office:value-type="float" office:value="0">
            <text:p>0</text:p>
          </table:table-cell>
          <table:table-cell table:style-name="ce237" table:formula="of:=COUNTIF([.N$7:.N$1008];[.$K2])" office:value-type="float" office:value="0">
            <text:p>0</text:p>
          </table:table-cell>
          <table:table-cell table:style-name="ce237" table:formula="of:=COUNTIF([.O$7:.O$1008];[.$K2])" office:value-type="float" office:value="0">
            <text:p>0</text:p>
          </table:table-cell>
          <table:table-cell table:style-name="ce387" table:number-columns-repeated="215"/>
          <table:table-cell table:style-name="ce364"/>
          <table:table-cell table:number-columns-repeated="25"/>
        </table:table-row>
        <table:table-row table:style-name="ro29">
          <table:table-cell table:style-name="ce82"/>
          <table:table-cell table:style-name="ce367" office:value-type="string">
            <text:p>Function List:</text:p>
          </table:table-cell>
          <table:table-cell table:style-name="ce160" office:value-type="string" table:number-columns-spanned="3" table:number-rows-spanned="1">
            <text:p>Search: Quick Search and Advanced Search</text:p>
          </table:table-cell>
          <table:covered-table-cell table:style-name="ce376"/>
          <table:covered-table-cell table:style-name="ce373"/>
          <table:table-cell table:style-name="ce82"/>
          <table:table-cell table:style-name="ce380"/>
          <table:table-cell table:style-name="ce381"/>
          <table:table-cell table:style-name="ce383"/>
          <table:table-cell table:style-name="Default"/>
          <table:table-cell table:style-name="ce237" office:value-type="string">
            <text:p>Blocked</text:p>
          </table:table-cell>
          <table:table-cell table:style-name="ce237" table:formula="of:=COUNTIF([.L$7:.L$1008];[.$K3])" office:value-type="float" office:value="0">
            <text:p>0</text:p>
          </table:table-cell>
          <table:table-cell table:style-name="ce237" table:formula="of:=COUNTIF([.M$7:.M$1008];[.$K3])" office:value-type="float" office:value="0">
            <text:p>0</text:p>
          </table:table-cell>
          <table:table-cell table:style-name="ce237" table:formula="of:=COUNTIF([.N$7:.N$1008];[.$K3])" office:value-type="float" office:value="0">
            <text:p>0</text:p>
          </table:table-cell>
          <table:table-cell table:style-name="ce237" table:formula="of:=COUNTIF([.O$7:.O$1008];[.$K3])" office:value-type="float" office:value="0">
            <text:p>0</text:p>
          </table:table-cell>
          <table:table-cell table:style-name="ce387" table:number-columns-repeated="215"/>
          <table:table-cell table:style-name="ce364"/>
          <table:table-cell table:number-columns-repeated="25"/>
        </table:table-row>
        <table:table-row table:style-name="ro4">
          <table:table-cell table:style-name="ce82"/>
          <table:table-cell table:style-name="ce368" office:value-type="string">
            <text:p>Total Main Cases:</text:p>
          </table:table-cell>
          <table:table-cell table:style-name="ce373" table:formula="of:=MAX([.A7:.A994])" office:value-type="float" office:value="37" table:number-columns-spanned="3" table:number-rows-spanned="1">
            <text:p>37</text:p>
          </table:table-cell>
          <table:covered-table-cell table:style-name="ce82"/>
          <table:covered-table-cell table:style-name="ce82"/>
          <table:table-cell table:style-name="ce82"/>
          <table:table-cell table:style-name="ce380"/>
          <table:table-cell table:style-name="ce381"/>
          <table:table-cell table:style-name="ce383"/>
          <table:table-cell table:style-name="Default"/>
          <table:table-cell table:style-name="ce238" office:value-type="string">
            <text:p>Untested</text:p>
          </table:table-cell>
          <table:table-cell table:style-name="ce237" table:formula="of:=COUNTIF([.L$7:.L$1008];[.$K4])" office:value-type="float" office:value="0">
            <text:p>0</text:p>
          </table:table-cell>
          <table:table-cell table:style-name="ce237" table:formula="of:=COUNTIF([.M$7:.M$1008];[.$K4])" office:value-type="float" office:value="0">
            <text:p>0</text:p>
          </table:table-cell>
          <table:table-cell table:style-name="ce237" table:formula="of:=COUNTIF([.N$7:.N$1008];[.$K4])" office:value-type="float" office:value="0">
            <text:p>0</text:p>
          </table:table-cell>
          <table:table-cell table:style-name="ce237" table:formula="of:=COUNTIF([.O$7:.O$1008];[.$K4])" office:value-type="float" office:value="0">
            <text:p>0</text:p>
          </table:table-cell>
          <table:table-cell table:style-name="ce387" table:number-columns-repeated="215"/>
          <table:table-cell table:style-name="ce364"/>
          <table:table-cell table:number-columns-repeated="25"/>
        </table:table-row>
        <table:table-row table:style-name="ro29">
          <table:table-cell table:style-name="ce82"/>
          <table:table-cell table:style-name="ce369"/>
          <table:table-cell table:style-name="ce364"/>
          <table:table-cell table:style-name="ce377" table:number-columns-repeated="5"/>
          <table:table-cell table:style-name="ce384"/>
          <table:table-cell table:style-name="Default"/>
          <table:table-cell table:style-name="Default" office:value-type="string">
            <text:p>N/A</text:p>
          </table:table-cell>
          <table:table-cell table:style-name="ce237" table:formula="of:=COUNTIF([.L$7:.L$1008];[.$K5])" office:value-type="float" office:value="0">
            <text:p>0</text:p>
          </table:table-cell>
          <table:table-cell table:style-name="ce237" table:formula="of:=COUNTIF([.M$7:.M$1008];[.$K5])" office:value-type="float" office:value="0">
            <text:p>0</text:p>
          </table:table-cell>
          <table:table-cell table:style-name="ce237" table:formula="of:=COUNTIF([.N$7:.N$1008];[.$K5])" office:value-type="float" office:value="0">
            <text:p>0</text:p>
          </table:table-cell>
          <table:table-cell table:style-name="ce237" table:formula="of:=COUNTIF([.O$7:.O$1008];[.$K5])" office:value-type="float" office:value="0">
            <text:p>0</text:p>
          </table:table-cell>
          <table:table-cell table:style-name="ce364" table:number-columns-repeated="216"/>
          <table:table-cell table:number-columns-repeated="25"/>
        </table:table-row>
        <table:table-row table:style-name="ro4">
          <table:table-cell table:style-name="ce362" office:value-type="string">
            <text:p>Case No</text:p>
          </table:table-cell>
          <table:table-cell table:style-name="ce370" office:value-type="string">
            <text:p>Related function</text:p>
          </table:table-cell>
          <table:table-cell table:style-name="ce370" office:value-type="string">
            <text:p>Case ID</text:p>
          </table:table-cell>
          <table:table-cell table:style-name="ce370" office:value-type="string">
            <text:p>Path</text:p>
          </table:table-cell>
          <table:table-cell table:style-name="ce370" office:value-type="string">
            <text:p>Case Description</text:p>
          </table:table-cell>
          <table:table-cell table:style-name="ce370" office:value-type="string">
            <text:p>Step Description</text:p>
          </table:table-cell>
          <table:table-cell table:style-name="ce370" office:value-type="string">
            <text:p>Steps to produce</text:p>
          </table:table-cell>
          <table:table-cell table:style-name="ce370" office:value-type="string">
            <text:p>Expected Output</text:p>
          </table:table-cell>
          <table:table-cell table:style-name="ce370" office:value-type="string">
            <text:p>Priority</text:p>
          </table:table-cell>
          <table:table-cell table:style-name="ce370" office:value-type="string">
            <text:p>Effect</text:p>
          </table:table-cell>
          <table:table-cell table:style-name="ce370" table:number-columns-repeated="9"/>
          <table:table-cell table:style-name="ce391" table:number-columns-repeated="211"/>
          <table:table-cell table:style-name="ce393" table:number-columns-repeated="18"/>
          <table:table-cell table:style-name="ce394" table:number-columns-repeated="7"/>
          <table:table-cell/>
        </table:table-row>
        <table:table-row table:style-name="ro17">
          <table:table-cell table:style-name="ce363" office:value-type="float" office:value="1">
            <text:p>1.00</text:p>
          </table:table-cell>
          <table:table-cell office:value-type="string">
            <text:p>FNC_CS_CON_SEARCH_01</text:p>
          </table:table-cell>
          <table:table-cell office:value-type="float" office:value="1">
            <text:p>1.00</text:p>
          </table:table-cell>
          <table:table-cell office:value-type="string">
            <text:p>CS\Contact\Search\Simple Search</text:p>
          </table:table-cell>
          <table:table-cell table:style-name="ce72" office:value-type="string">
            <text:p>Do Simple search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CON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icon</text:p>
          </table:table-cell>
          <table:table-cell office:value-type="string">
            <text:p>-Contacts in all address books that match searching keyword are displayed in search result</text:p>
            <text:p>- These contacts are in alphabetical ord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CS_CON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S\Contact\Search\Simple Search</text:p>
          </table:table-cell>
          <table:table-cell table:style-name="ce72" office:value-type="string">
            <text:p>Do simple search when existing contact(s) does not match searching keyword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CS_CON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existing contact(s) does not match searching keyword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 icon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CS_CON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S\Contact\Search\Simple Search</text:p>
          </table:table-cell>
          <table:table-cell table:style-name="ce72" office:value-type="string">
            <text:p>Do simple search with no search keyword</text:p>
          </table:table-cell>
          <table:table-cell office:value-type="string">
            <text:p>Step 1: Search with no searching keyword</text:p>
          </table:table-cell>
          <table:table-cell table:style-name="ce353" office:value-type="string">
            <text:p>- Leave search text box blank.</text:p>
            <text:p>- Click <text:span text:style-name="T4">Search</text:span> icon.</text:p>
          </table:table-cell>
          <table:table-cell table:style-name="ce354" office:value-type="string">
            <text:p>Show message requires user to input search te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CS_CON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is not a completed word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16"/>
          <table:table-cell table:style-name="ce392" table:number-columns-repeated="2"/>
          <table:table-cell table:number-columns-repeated="229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CS_CON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office:value-type="string">
            <text:p>CS\Contact\Search\Simple Search</text:p>
          </table:table-cell>
          <table:table-cell table:style-name="ce72" office:value-type="string">
            <text:p>Do simple search when searching keyword with special characters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with special characters :</text:p>
            <text:p><text:span text:style-name="T33">[ </text:span><text:span text:style-name="T33"><text:a xlink:href="#Add_contact">Details</text:a></text:span><text:span text:style-name="T33"> ]</text:span>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16"/>
          <table:table-cell table:style-name="ce392" table:number-columns-repeated="2"/>
          <table:table-cell table:number-columns-repeated="229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CS_CON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with special characters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tring that match existing special characters into search text box</text:p>
            <text:p>- Click <text:span text:style-name="T4">Search</text:span>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16"/>
          <table:table-cell table:style-name="ce392" table:number-columns-repeated="2"/>
          <table:table-cell table:number-columns-repeated="229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CS_CON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CS\Contact\Search\Simple Search</text:p>
          </table:table-cell>
          <table:table-cell table:style-name="ce72" office:value-type="string">
            <text:p>Do simple search when searching keyword is not a completed word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16"/>
          <table:table-cell table:style-name="ce392" table:number-columns-repeated="2"/>
          <table:table-cell table:number-columns-repeated="229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CS_CON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is not a completed word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16"/>
          <table:table-cell table:style-name="ce392" table:number-columns-repeated="2"/>
          <table:table-cell table:number-columns-repeated="229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office:value-type="string">
            <text:p>FNC_CS_CON_SEARCH_02</text:p>
          </table:table-cell>
          <table:table-cell office:value-type="float" office:value="1">
            <text:p>1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with blank search condition</text:p>
          </table:table-cell>
          <table:table-cell office:value-type="string">
            <text:p>Step 1: Show advanced search form</text:p>
          </table:table-cell>
          <table:table-cell table:style-name="ce353" office:value-type="string">
            <text:p>Click Advanced search icon</text:p>
          </table:table-cell>
          <table:table-cell table:style-name="ce354" office:value-type="string">
            <text:p>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CS_CON_SEARCH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2: Search</text:p>
          </table:table-cell>
          <table:table-cell table:style-name="ce353" office:value-type="string">
            <text:p>- Do not input any value in advanced search form</text:p>
            <text:p>- Click <text:span text:style-name="T4">Search</text:span></text:p>
          </table:table-cell>
          <table:table-cell table:style-name="ce354" office:value-type="string">
            <text:p>Show message requires user to input search condi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7.00</text:p>
          </table:table-cell>
          <table:table-cell office:value-type="string">
            <text:p>FNC_CS_CON_SEARCH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Text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CS_CON_SEARCH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Text</text:p>
          </table:table-cell>
          <table:table-cell office:value-type="string">
            <text:p>Step 2: Search</text:p>
          </table:table-cell>
          <table:table-cell table:style-name="ce353" office:value-type="string">
            <text:p>- Input completed word/string in to Text field</text:p>
            <text:p>- Click <text:span text:style-name="T4">Search</text:span></text:p>
          </table:table-cell>
          <table:table-cell table:style-name="ce354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8.00</text:p>
          </table:table-cell>
          <table:table-cell office:value-type="string">
            <text:p>FNC_CS_CON_SEARCH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Text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CS_CON_SEARCH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Text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9.00</text:p>
          </table:table-cell>
          <table:table-cell office:value-type="string">
            <text:p>FNC_CS_CON_SEARCH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Text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CS_CON_SEARCH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Text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10.00</text:p>
          </table:table-cell>
          <table:table-cell office:value-type="string">
            <text:p>FNC_CS_CON_SEARCH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ull name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CS_CON_SEARCH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</text:p>
          </table:table-cell>
          <table:table-cell office:value-type="string">
            <text:p>Step 2: Search</text:p>
          </table:table-cell>
          <table:table-cell table:style-name="ce353" office:value-type="string">
            <text:p>- Input completed word/string in to Full name field</text:p>
            <text:p>- Click <text:span text:style-name="T4">Search</text:span></text:p>
          </table:table-cell>
          <table:table-cell table:style-name="ce354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CS_CON_SEARCH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ull name when searching key word is only a part of Full <text:s/>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CS_CON_SEARCH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 word is only a part of Full <text:s/>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CS_CON_SEARCH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 word is only a part of Full <text:s/>Name</text:p>
          </table:table-cell>
          <table:table-cell office:value-type="string">
            <text:p>Step 3: Search</text:p>
          </table:table-cell>
          <table:table-cell table:style-name="ce353" office:value-type="string">
            <text:p>-Input searching key word in to Full Name field</text:p>
            <text:p>- Click Search button</text:p>
          </table:table-cell>
          <table:table-cell table:style-name="ce354" office:value-type="string">
            <text:p>-Return All contacts has Full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CS_CON_SEARCH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ull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CS_CON_SEARCH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CS_CON_SEARCH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ull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CS_CON_SEARCH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CS_CON_SEARCH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9">
            <text:p>9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irst name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CS_CON_SEARCH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</text:p>
          </table:table-cell>
          <table:table-cell office:value-type="string">
            <text:p>Step 2: Search</text:p>
          </table:table-cell>
          <table:table-cell table:style-name="ce353" office:value-type="string">
            <text:p>- Input completed word/string in to First name field</text:p>
            <text:p>- Click <text:span text:style-name="T4">Search</text:span></text:p>
          </table:table-cell>
          <table:table-cell table:style-name="ce354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CS_CON_SEARCH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irst name when searching key word is only a part of First 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CS_CON_SEARCH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0">
            <text:p>10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 word is only a part of First 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CS_CON_SEARCH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0">
            <text:p>10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 word is only a part of First Name</text:p>
          </table:table-cell>
          <table:table-cell office:value-type="string">
            <text:p>Step 3: Search</text:p>
          </table:table-cell>
          <table:table-cell table:style-name="ce353" office:value-type="string">
            <text:p>-Input searching key word in to First Name field</text:p>
            <text:p>- Click Search button</text:p>
          </table:table-cell>
          <table:table-cell table:style-name="ce354" office:value-type="string">
            <text:p>-Return All contacts has First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16.00</text:p>
          </table:table-cell>
          <table:table-cell office:value-type="string">
            <text:p>FNC_CS_CON_SEARCH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irst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CS_CON_SEARCH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1">
            <text:p>11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7">
            <text:p>17.00</text:p>
          </table:table-cell>
          <table:table-cell office:value-type="string">
            <text:p>FNC_CS_CON_SEARCH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First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CS_CON_SEARCH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2">
            <text:p>12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8">
            <text:p>18.00</text:p>
          </table:table-cell>
          <table:table-cell office:value-type="string">
            <text:p>FNC_CS_CON_SEARCH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Last name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CS_CON_SEARCH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</text:p>
          </table:table-cell>
          <table:table-cell office:value-type="string">
            <text:p>Step 2: Search</text:p>
          </table:table-cell>
          <table:table-cell table:style-name="ce353" office:value-type="string">
            <text:p>- Input completed word/string in to Last name field</text:p>
            <text:p>- Click <text:span text:style-name="T4">Search</text:span></text:p>
          </table:table-cell>
          <table:table-cell table:style-name="ce354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CS_CON_SEARCH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Last name when searching key word is only a part of Last <text:s/>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CS_CON_SEARCH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 word is only a part of Last <text:s/>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CS_CON_SEARCH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 word is only a part of Last <text:s/>Name</text:p>
          </table:table-cell>
          <table:table-cell office:value-type="string">
            <text:p>Step 3: Search</text:p>
          </table:table-cell>
          <table:table-cell table:style-name="ce353" office:value-type="string">
            <text:p>-Input searching key word in to First Name field</text:p>
            <text:p>- Click Search button</text:p>
          </table:table-cell>
          <table:table-cell table:style-name="ce354" office:value-type="string">
            <text:p>-Return All contacts has Last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CS_CON_SEARCH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Last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CS_CON_SEARCH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21">
            <text:p>21.00</text:p>
          </table:table-cell>
          <table:table-cell office:value-type="string">
            <text:p>FNC_CS_CON_SEARCH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6">
            <text:p>16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Last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CS_CON_SEARCH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22.00</text:p>
          </table:table-cell>
          <table:table-cell office:value-type="string">
            <text:p>FNC_CS_CON_SEARCH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7">
            <text:p>17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Nick name</text:p>
          </table:table-cell>
          <table:table-cell office:value-type="string">
            <text:p>Step 1: Search</text:p>
          </table:table-cell>
          <table:table-cell table:style-name="ce353" office:value-type="string">
            <text:p>In Advanced search form:</text:p>
            <text:p>- Input completed word/string into Nick name</text:p>
            <text:p>- Click <text:span text:style-name="T4">Search</text:span></text:p>
          </table:table-cell>
          <table:table-cell table:style-name="ce354" office:value-type="string">
            <text:p>All contacts has Nick name matched with keyword are displayed in search result, otherwise, return blank result</text:p>
          </table:table-cell>
          <table:table-cell office:value-type="string">
            <text:p>High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23">
            <text:p>23.00</text:p>
          </table:table-cell>
          <table:table-cell office:value-type="string">
            <text:p>FNC_CS_CON_SEARCH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8">
            <text:p>18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Nick name when searching key word is only a part of Nick <text:s/>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CS_CON_SEARCH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8">
            <text:p>18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 word is only a part of Nick <text:s/>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CS_CON_SEARCH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8">
            <text:p>18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 word is only a part of Nick <text:s/>Name</text:p>
          </table:table-cell>
          <table:table-cell office:value-type="string">
            <text:p>Step 3: Search</text:p>
          </table:table-cell>
          <table:table-cell table:style-name="ce353" office:value-type="string">
            <text:p>-Input searching key word in to First Name field</text:p>
            <text:p>- Click Search button</text:p>
          </table:table-cell>
          <table:table-cell table:style-name="ce354" office:value-type="string">
            <text:p>-Return All contacts has Nick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4">
            <text:p>24.00</text:p>
          </table:table-cell>
          <table:table-cell office:value-type="string">
            <text:p>FNC_CS_CON_SEARCH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9">
            <text:p>19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Nick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CS_CON_SEARCH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9">
            <text:p>19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25">
            <text:p>25.00</text:p>
          </table:table-cell>
          <table:table-cell office:value-type="string">
            <text:p>FNC_CS_CON_SEARCH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0">
            <text:p>20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Nick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CS_CON_SEARCH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0">
            <text:p>20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6">
            <text:p>26.00</text:p>
          </table:table-cell>
          <table:table-cell office:value-type="string">
            <text:p>FNC_CS_CON_SEARCH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1">
            <text:p>21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Job Title </text:p>
          </table:table-cell>
          <table:table-cell office:value-type="string">
            <text:p>Step 1: Search</text:p>
          </table:table-cell>
          <table:table-cell table:style-name="ce353" office:value-type="string">
            <text:p>In Advanced search form:</text:p>
            <text:p>- Input completed word/string into Job title</text:p>
            <text:p>- Click <text:span text:style-name="T4">Search</text:span></text:p>
          </table:table-cell>
          <table:table-cell table:style-name="ce354" office:value-type="string">
            <text:p>All contacts has Job title matched with keyword are displayed in search result, otherwise, return blank result</text:p>
          </table:table-cell>
          <table:table-cell office:value-type="string">
            <text:p>High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1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7">
            <text:p>27.00</text:p>
          </table:table-cell>
          <table:table-cell office:value-type="string">
            <text:p>FNC_CS_CON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2">
            <text:p>22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Job title when searching key word is only a part of Job titl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CS_CON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2">
            <text:p>22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Job title when searching key word is only a part of Job titl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CS_CON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2">
            <text:p>22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Job title when searching key word is only a part of Job title</text:p>
          </table:table-cell>
          <table:table-cell office:value-type="string">
            <text:p>Step 3: Search</text:p>
          </table:table-cell>
          <table:table-cell table:style-name="ce353" office:value-type="string">
            <text:p>-Input searching key word in to First Name field</text:p>
            <text:p>- Click Search button</text:p>
          </table:table-cell>
          <table:table-cell table:style-name="ce354" office:value-type="string">
            <text:p>-Return All contacts has Job titl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office:value-type="string">
            <text:p>FNC_CS_CON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3">
            <text:p>23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Job titl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CS_CON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3">
            <text:p>23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9">
            <text:p>29.00</text:p>
          </table:table-cell>
          <table:table-cell office:value-type="string">
            <text:p>FNC_CS_CON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4">
            <text:p>24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Job titl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CS_CON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4">
            <text:p>24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Job title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30">
            <text:p>30.00</text:p>
          </table:table-cell>
          <table:table-cell office:value-type="string">
            <text:p>FNC_CS_CON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5">
            <text:p>25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Email </text:p>
          </table:table-cell>
          <table:table-cell office:value-type="string">
            <text:p>Step 1: Search</text:p>
          </table:table-cell>
          <table:table-cell table:style-name="ce353" office:value-type="string">
            <text:p>In Advanced search form:</text:p>
            <text:p>- Input completed word/string into email</text:p>
            <text:p>- Click <text:span text:style-name="T4">Search</text:span></text:p>
          </table:table-cell>
          <table:table-cell table:style-name="ce354" office:value-type="string">
            <text:p>All contacts has Email matched with keyword are displayed in search result </text:p>
          </table:table-cell>
          <table:table-cell office:value-type="string">
            <text:p>High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31">
            <text:p>31.00</text:p>
          </table:table-cell>
          <table:table-cell office:value-type="string">
            <text:p>FNC_CS_CON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6">
            <text:p>26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Email when searching key word is only a part of Email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CS_CON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6">
            <text:p>26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 word is only a part of Email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CS_CON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6">
            <text:p>26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 word is only a part of Email</text:p>
          </table:table-cell>
          <table:table-cell office:value-type="string">
            <text:p>Step 3: Search</text:p>
          </table:table-cell>
          <table:table-cell table:style-name="ce353" office:value-type="string">
            <text:p>-Input searching key word in to First Name field</text:p>
            <text:p>- Click Search button</text:p>
          </table:table-cell>
          <table:table-cell table:style-name="ce354" office:value-type="string">
            <text:p>-Return All contacts has Email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32">
            <text:p>32.00</text:p>
          </table:table-cell>
          <table:table-cell office:value-type="string">
            <text:p>FNC_CS_CON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7">
            <text:p>27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Email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CS_CON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7">
            <text:p>27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33">
            <text:p>33.00</text:p>
          </table:table-cell>
          <table:table-cell office:value-type="string">
            <text:p>FNC_CS_CON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8">
            <text:p>28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Email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CS_CON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8">
            <text:p>28.0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word does not match existing contact(s) </text:p>
          </table:table-cell>
          <table:table-cell office:value-type="string">
            <text:p>Step 2: Search</text:p>
          </table:table-cell>
          <table:table-cell table:style-name="ce353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354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34">
            <text:p>34.00</text:p>
          </table:table-cell>
          <table:table-cell office:value-type="string">
            <text:p>FNC_CS_CON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9">
            <text:p>29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Do advanced search by Gender</text:p>
          </table:table-cell>
          <table:table-cell office:value-type="string">
            <text:p>Step 1: Search</text:p>
          </table:table-cell>
          <table:table-cell table:style-name="ce353" office:value-type="string">
            <text:p>In Advanced search form:</text:p>
            <text:p>- Select a Gender</text:p>
            <text:p>- Click <text:span text:style-name="T4">Search</text:span></text:p>
          </table:table-cell>
          <table:table-cell table:style-name="ce354" office:value-type="string">
            <text:p>All contact that Gender match selected gender are displayed in search result </text:p>
          </table:table-cell>
          <table:table-cell office:value-type="string">
            <text:p>High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22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35">
            <text:p>35.00</text:p>
          </table:table-cell>
          <table:table-cell office:value-type="string">
            <text:p>FNC_CS_CON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0">
            <text:p>30.00</text:p>
          </table:table-cell>
          <table:table-cell office:value-type="string">
            <text:p>CS\Contact\Search\Advanced Search</text:p>
          </table:table-cell>
          <table:table-cell table:style-name="ce80" office:value-type="string">
            <text:p>Do advanced search combine conditions</text:p>
          </table:table-cell>
          <table:table-cell office:value-type="string">
            <text:p>Step 1: Search</text:p>
          </table:table-cell>
          <table:table-cell table:style-name="ce353" office:value-type="string">
            <text:p>In Advanced search form:</text:p>
            <text:p>- Input value for search conditions</text:p>
            <text:p>- Click <text:span text:style-name="T4">Search</text:span></text:p>
          </table:table-cell>
          <table:table-cell table:style-name="ce379" office:value-type="string">
            <text:p>All contacts that match all conditions will be return in search result, otherwise, return blank result</text:p>
          </table:table-cell>
          <table:table-cell office:value-type="string">
            <text:p>High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36">
            <text:p>36.00</text:p>
          </table:table-cell>
          <table:table-cell office:value-type="string">
            <text:p>FNC_CS_CON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1">
            <text:p>31.00</text:p>
          </table:table-cell>
          <table:table-cell office:value-type="string">
            <text:p>CS\Contact\Search\Advanced Search</text:p>
          </table:table-cell>
          <table:table-cell table:style-name="ce80" office:value-type="string">
            <text:p>Check order of <text:s/>contacts after searching 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16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CS_CON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1">
            <text:p>31.00</text:p>
          </table:table-cell>
          <table:table-cell office:value-type="string">
            <text:p>CS\Contact\Search\Advanced Search</text:p>
          </table:table-cell>
          <table:table-cell table:style-name="ce379" office:value-type="string">
            <text:p>Check order of <text:s/>contacts after searching </text:p>
          </table:table-cell>
          <table:table-cell office:value-type="string">
            <text:p>Step 2: Search</text:p>
          </table:table-cell>
          <table:table-cell table:style-name="ce353" office:value-type="string">
            <text:p>Perform to search with some rules</text:p>
          </table:table-cell>
          <table:table-cell table:style-name="ce379" office:value-type="string">
            <text:p>All contacts that match all conditions will be return in search result.</text:p>
            <text:p>- These contacts are in alphabetical order</text:p>
          </table:table-cell>
          <table:table-cell office:value-type="string">
            <text:p>Medium</text:p>
          </table:table-cell>
          <table:table-cell table:style-name="ce389"/>
          <table:table-cell table:style-name="ce364" table:number-columns-repeated="221"/>
          <table:table-cell table:number-columns-repeated="25"/>
        </table:table-row>
        <table:table-row table:style-name="ro7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37">
            <text:p>37.00</text:p>
          </table:table-cell>
          <table:table-cell office:value-type="string">
            <text:p>FNC_CS_CON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32">
            <text:p>32.00</text:p>
          </table:table-cell>
          <table:table-cell office:value-type="string">
            <text:p>CS\Contact\Search\Advanced Search</text:p>
          </table:table-cell>
          <table:table-cell table:style-name="ce72" office:value-type="string">
            <text:p>View contacts of search result in Vcard</text:p>
          </table:table-cell>
          <table:table-cell office:value-type="string">
            <text:p>Step 1: Add address book, contacts</text:p>
          </table:table-cell>
          <table:table-cell table:style-name="ce353" office:value-type="string">
            <text:p>Create new address book, contacts</text:p>
          </table:table-cell>
          <table:table-cell table:style-name="ce354"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CS_CON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32">
            <text:p>32.00</text:p>
          </table:table-cell>
          <table:table-cell office:value-type="string">
            <text:p>CS\Contact\Search\Advanced Search</text:p>
          </table:table-cell>
          <table:table-cell office:value-type="string">
            <text:p>View contacts of search result in Vcard</text:p>
          </table:table-cell>
          <table:table-cell office:value-type="string">
            <text:p>Step 2: Search contact</text:p>
          </table:table-cell>
          <table:table-cell table:style-name="ce353" office:value-type="string">
            <text:p>Do search that match added contacts</text:p>
          </table:table-cell>
          <table:table-cell table:style-name="ce354" office:value-type="string">
            <text:p>Contacts in search result are displayed in List view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CS_CON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2">
            <text:p>32.00</text:p>
          </table:table-cell>
          <table:table-cell office:value-type="string">
            <text:p>CS\Contact\Search\Advanced Search</text:p>
          </table:table-cell>
          <table:table-cell office:value-type="string">
            <text:p>View contacts of search result in Vcard</text:p>
          </table:table-cell>
          <table:table-cell office:value-type="string">
            <text:p>Step 3: View search result in Vcard</text:p>
          </table:table-cell>
          <table:table-cell table:style-name="ce353" office:value-type="string">
            <text:p>Click <text:span text:style-name="T4">View </text:span>in action bar and select <text:span text:style-name="T4">Vcards</text:span></text:p>
          </table:table-cell>
          <table:table-cell table:style-name="ce354" office:value-type="string">
            <text:p>Show message alerts that “can not change view”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">
          <table:table-cell table:style-name="ce364" table:number-columns-repeated="2"/>
          <table:table-cell table:style-name="ce374"/>
          <table:table-cell table:style-name="ce378" table:number-columns-repeated="5"/>
          <table:table-cell table:style-name="ce386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2"/>
          <table:table-cell table:style-name="ce374"/>
          <table:table-cell table:style-name="ce378" table:number-columns-repeated="5"/>
          <table:table-cell table:style-name="ce386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/>
          <table:table-cell table:style-name="Default" table:number-columns-repeated="2"/>
          <table:table-cell table:style-name="ce377" table:number-columns-repeated="2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ce364" table:number-columns-repeated="3"/>
          <table:table-cell table:style-name="ce377" table:number-columns-repeated="5"/>
          <table:table-cell table:style-name="ce384"/>
          <table:table-cell table:style-name="ce364" table:number-columns-repeated="222"/>
          <table:table-cell table:number-columns-repeated="2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42" table:default-cell-style-name="ce82"/>
        <table:table-column table:style-name="co42" table:default-cell-style-name="ce82"/>
        <table:table-column table:style-name="co42" table:default-cell-style-name="ce82"/>
        <table:table-column table:style-name="co42" table:default-cell-style-name="ce82"/>
        <table:table-column table:style-name="co42" table:default-cell-style-name="ce82"/>
        <table:table-column table:style-name="co42" table:default-cell-style-name="ce82"/>
        <table:table-column table:style-name="co42" table:default-cell-style-name="ce82"/>
      </table:table>
      <table:table table:name="Summary_Report" table:style-name="ta6" table:print="false">
        <office:forms form:automatic-focus="false" form:apply-design-mode="false"/>
        <table:table-column table:style-name="co48" table:default-cell-style-name="Default"/>
        <table:table-column table:style-name="co47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0" table:default-cell-style-name="Default"/>
        <table:table-column table:style-name="co51" table:number-columns-repeated="250" table:default-cell-style-name="Default"/>
        <table:table-row table:style-name="ro51">
          <table:table-cell table:style-name="ce315" office:value-type="string" table:number-columns-spanned="5" table:number-rows-spanned="2">
            <text:p>Address Book Functionalities List</text:p>
          </table:table-cell>
          <table:covered-table-cell table:style-name="ce315"/>
          <table:covered-table-cell table:style-name="ce322"/>
          <table:covered-table-cell table:style-name="ce322"/>
          <table:covered-table-cell table:style-name="ce322"/>
          <table:table-cell table:style-name="ce323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51">
          <table:covered-table-cell table:style-name="ce316"/>
          <table:covered-table-cell table:style-name="ce316"/>
          <table:covered-table-cell table:style-name="ce322"/>
          <table:covered-table-cell table:style-name="ce322"/>
          <table:covered-table-cell table:style-name="ce322"/>
          <table:covered-table-cell table:style-name="ce331"/>
          <table:table-cell table:number-columns-repeated="250"/>
        </table:table-row>
        <table:table-row table:style-name="ro52">
          <table:table-cell table:style-name="ce317" office:value-type="string">
            <text:p>Id</text:p>
          </table:table-cell>
          <table:table-cell table:style-name="ce317" office:value-type="string">
            <text:p>Portlet</text:p>
          </table:table-cell>
          <table:table-cell table:style-name="ce323" office:value-type="string">
            <text:p>Functional Group</text:p>
          </table:table-cell>
          <table:table-cell table:style-name="ce323" office:value-type="string">
            <text:p>Functionality</text:p>
          </table:table-cell>
          <table:table-cell table:style-name="ce323" office:value-type="string">
            <text:p>Functionality summary</text:p>
          </table:table-cell>
          <table:covered-table-cell table:style-name="ce331"/>
          <table:table-cell table:number-columns-repeated="250"/>
        </table:table-row>
        <table:table-row table:style-name="ro53">
          <table:table-cell table:style-name="ce318" office:value-type="string">
            <text:p>FNC_CS_CON_ADDBOOK_01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327" office:value-type="string">
            <text:p>Group Address book</text:p>
          </table:table-cell>
          <table:table-cell table:style-name="ce174" office:value-type="string">
            <text:p>Address books are organized in some group: </text:p>
            <text:p>- Personal: address books of the eXo user, not available for others</text:p>
            <text:p>- Shared: address books used by some specific users, assign by owner</text:p>
            <text:p>- Group: Address book for users in a specific group</text:p>
          </table:table-cell>
          <table:table-cell table:style-name="ce332" table:formula="of:=SUMPRODUCT(([Address_book.B$7:Address_book.B$997]=[.$A4])*([Address_book.A$7:Address_book.A$997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ADDBOOK_02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Add</text:p>
          </table:table-cell>
          <table:table-cell table:style-name="ce174" office:value-type="string">
            <text:p>Create a new address book in the Personal Address Books, specifying the address book name</text:p>
          </table:table-cell>
          <table:table-cell table:style-name="ce332" table:formula="of:=SUMPRODUCT(([Address_book.B$7:Address_book.B$997]=[.$A5])*([Address_book.A$7:Address_book.A$997]&lt;&gt;&quot;&quot;))" office:value-type="float" office:value="10">
            <text:p>10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3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Address Book</text:p>
          </table:table-cell>
          <table:table-cell table:style-name="ce332" table:formula="of:=SUMPRODUCT(([Address_book.B$7:Address_book.B$997]=[.$A6])*([Address_book.A$7:Address_book.A$997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ADDBOOK_04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the content of an address book (all the contacts) and paste it into another personal address book</text:p>
          </table:table-cell>
          <table:table-cell table:style-name="ce332" table:formula="of:=SUMPRODUCT(([Address_book.B$7:Address_book.B$997]=[.$A7])*([Address_book.A$7:Address_book.A$997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ADDBOOK_05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personal Address Book to users or to groups. The shared address books appears with a hand icon and the users which receive the address books, will see it in "Shared"</text:p>
          </table:table-cell>
          <table:table-cell table:style-name="ce332" table:formula="of:=SUMPRODUCT(([Address_book.B$7:Address_book.B$997]=[.$A8])*([Address_book.A$7:Address_book.A$997]&lt;&gt;&quot;&quot;))" office:value-type="float" office:value="15">
            <text:p>1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6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n address book (all of some of the contacts) can be exported to a x-vcard format (vcf file)</text:p>
          </table:table-cell>
          <table:table-cell table:style-name="ce332" table:formula="of:=SUMPRODUCT(([Address_book.B$7:Address_book.B$997]=[.$A9])*([Address_book.A$7:Address_book.A$997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7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Import (.vcf)</text:p>
          </table:table-cell>
          <table:table-cell table:style-name="ce174" office:value-type="string">
            <text:p>A vcf format file can be imported, contacts in the vcf file are imported</text:p>
          </table:table-cell>
          <table:table-cell table:style-name="ce332" table:formula="of:=SUMPRODUCT(([Address_book.B$7:Address_book.B$997]=[.$A10])*([Address_book.A$7:Address_book.A$997]&lt;&gt;&quot;&quot;))" office:value-type="float" office:value="8">
            <text:p>8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8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ll the contacts of a selected address book can be printed with "vcard layout"</text:p>
          </table:table-cell>
          <table:table-cell table:style-name="ce332" table:formula="of:=SUMPRODUCT(([Address_book.B$7:Address_book.B$997]=[.$A11])*([Address_book.A$7:Address_book.A$997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ADDBOOK_09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all the contacts of an address book via a compose mail pop-up in the Contact application.</text:p>
          </table:table-cell>
          <table:table-cell table:style-name="ce332" table:formula="of:=SUMPRODUCT(([Address_book.B$7:Address_book.B$997]=[.$A12])*([Address_book.A$7:Address_book.A$997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10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Address Book</text:p>
          </table:table-cell>
          <table:table-cell table:style-name="ce332" table:formula="of:=SUMPRODUCT(([Address_book.B$7:Address_book.B$997]=[.$A13])*([Address_book.A$7:Address_book.A$997]&lt;&gt;&quot;&quot;))" office:value-type="float" office:value="7">
            <text:p>7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CONTACT_0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Add</text:p>
          </table:table-cell>
          <table:table-cell table:style-name="ce174" office:value-type="string">
            <text:p>Create a new contact with profile, photo, work informations, personal informations (First and Last name of contact are mandatory) into an address book</text:p>
          </table:table-cell>
          <table:table-cell table:style-name="ce332" table:formula="of:=SUMPRODUCT(([Contact.B$7:Contact.B$1009]=[.$A14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54">
          <table:table-cell table:style-name="ce318" office:value-type="string">
            <text:p>FNC_CS_CON_CONTACT_0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Display</text:p>
          </table:table-cell>
          <table:table-cell table:style-name="ce174" office:value-type="string">
            <text:p>There're 2 ways to display:</text:p>
            <text:p>- <text:span text:style-name="T4">List</text:span>: The contacts of an address book can be displayed has a list (each contact in one line, displaying name, mail, title and phone informations in sortable columns)</text:p>
            <text:p>- <text:span text:style-name="T4">Vcard</text:span>: The contacts of an address book can be displayed has vcards list <text:span text:style-name="T11">(Vcard </text:span><text:span text:style-name="T11">contains </text:span><text:span text:style-name="T11">summary </text:span><text:span text:style-name="T11">info of </text:span><text:span text:style-name="T11">contact as </text:span><text:span text:style-name="T11">name, </text:span><text:span text:style-name="T11">email, </text:span><text:span text:style-name="T11">mobile </text:span><text:span text:style-name="T11">phone, </text:span><text:span text:style-name="T11">home </text:span><text:span text:style-name="T11">phone)</text:span></text:p>
          </table:table-cell>
          <table:table-cell table:style-name="ce332" table:formula="of:=SUMPRODUCT(([Contact.B$7:Contact.B$1009]=[.$A15])*([Contact.A$7:Contact.A$1009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CONTACT_0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contact</text:p>
          </table:table-cell>
          <table:table-cell table:style-name="ce332" table:formula="of:=SUMPRODUCT(([Contact.B$7:Contact.B$1009]=[.$A16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0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Move</text:p>
          </table:table-cell>
          <table:table-cell table:style-name="ce174" office:value-type="string">
            <text:p>One or more contacts can be moved from an address book to another by doing this action</text:p>
          </table:table-cell>
          <table:table-cell table:style-name="ce332" table:formula="of:=SUMPRODUCT(([Contact.B$7:Contact.B$1009]=[.$A17])*([Contact.A$7:Contact.A$1009]&lt;&gt;&quot;&quot;))" office:value-type="float" office:value="17">
            <text:p>17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CONTACT_0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rag &amp; drop</text:p>
          </table:table-cell>
          <table:table-cell table:style-name="ce174" office:value-type="string">
            <text:p>A contact can be moved from an address book to another by drag&amp;drop function. Move is authorized if the user has enough right (edition rights) in the destination address book</text:p>
          </table:table-cell>
          <table:table-cell table:style-name="ce332" table:formula="of:=SUMPRODUCT(([Contact.B$7:Contact.B$1009]=[.$A18])*([Contact.A$7:Contact.A$1009]&lt;&gt;&quot;&quot;))" office:value-type="float" office:value="42">
            <text:p>4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CONTACT_0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a contact</text:p>
          </table:table-cell>
          <table:table-cell table:style-name="ce332" table:formula="of:=SUMPRODUCT(([Contact.B$7:Contact.B$1009]=[.$A19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07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 contact can be exported to a x-vcard format (vcf file)</text:p>
          </table:table-cell>
          <table:table-cell table:style-name="ce332" table:formula="of:=SUMPRODUCT(([Contact.B$7:Contact.B$1009]=[.$A20])*([Contact.A$7:Contact.A$1009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CONTACT_08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contact to users or to groups. The shared address books appears with a hand icon and the users which receive the address books, will see it in "Shared"</text:p>
          </table:table-cell>
          <table:table-cell table:style-name="ce332" table:formula="of:=SUMPRODUCT(([Contact.B$7:Contact.B$1009]=[.$A21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16">
          <table:table-cell table:style-name="ce318" office:value-type="string">
            <text:p>FNC_CS_CON_CONTACT_09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Tags</text:p>
          </table:table-cell>
          <table:table-cell table:style-name="ce174" office:value-type="string">
            <text:p>Add a tag to a contact using tag name, and choose color for the tag.</text:p>
            <text:p>The last added tag color is displayed. All the added tag names can be read as tool tip on the tag icon</text:p>
          </table:table-cell>
          <table:table-cell table:style-name="ce332" table:formula="of:=SUMPRODUCT(([Contact.B$7:Contact.B$1009]=[.$A22])*([Contact.A$7:Contact.A$1009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10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one contact via a compose mail pop-up in the Contact application.</text:p>
          </table:table-cell>
          <table:table-cell table:style-name="ce332" table:formula="of:=SUMPRODUCT(([Contact.B$7:Contact.B$1009]=[.$A23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1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 selected contact can be printed with "vcard layout"</text:p>
          </table:table-cell>
          <table:table-cell table:style-name="ce332" table:formula="of:=SUMPRODUCT(([Contact.B$7:Contact.B$1009]=[.$A24])*([Contact.A$7:Contact.A$1009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CONTACT_1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contact</text:p>
          </table:table-cell>
          <table:table-cell table:style-name="ce332" table:formula="of:=SUMPRODUCT(([Contact.B$7:Contact.B$1009]=[.$A25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TAG_0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Add tag</text:p>
          </table:table-cell>
          <table:table-cell table:style-name="ce174" office:value-type="string">
            <text:p>Add new tag without assigning to any contact</text:p>
          </table:table-cell>
          <table:table-cell table:style-name="ce332" table:formula="of:=SUMPRODUCT(([Other_actions.B$7:Other_actions.B$998]=[.$A26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TAG_0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Edit tag</text:p>
          </table:table-cell>
          <table:table-cell table:style-name="ce174" office:value-type="string">
            <text:p>Change tag name, color</text:p>
          </table:table-cell>
          <table:table-cell table:style-name="ce332" table:formula="of:=SUMPRODUCT(([Other_actions.B$7:Other_actions.B$998]=[.$A27])*([Other_actions.A$7:Other_actions.A$998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TAG_0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View tag</text:p>
          </table:table-cell>
          <table:table-cell table:style-name="ce174" office:value-type="string">
            <text:p>A list of all the contacts having a same tag can be displayed</text:p>
          </table:table-cell>
          <table:table-cell table:style-name="ce332" table:formula="of:=SUMPRODUCT(([Other_actions.B$7:Other_actions.B$998]=[.$A28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55">
          <table:table-cell table:style-name="ce318" office:value-type="string">
            <text:p>FNC_CS_CON_TAG_0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6" office:value-type="string">
            <text:p><text:span text:style-name="T11">Export tag</text:span></text:p>
            <text:p><text:span text:style-name="T13"/></text:p>
          </table:table-cell>
          <table:table-cell table:style-name="ce174" office:value-type="string">
            <text:p>Contacts has same tag can be exported</text:p>
            <text:p><text:span text:style-name="T13"/></text:p>
          </table:table-cell>
          <table:table-cell table:style-name="ce332" table:formula="of:=SUMPRODUCT(([Other_actions.B$7:Other_actions.B$998]=[.$A29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TAG_0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Print tag</text:p>
            <text:p><text:span text:style-name="T13"/></text:p>
          </table:table-cell>
          <table:table-cell table:style-name="ce174" office:value-type="string">
            <text:p>Contacts has same tag can be printed</text:p>
            <text:p><text:span text:style-name="T13"/></text:p>
          </table:table-cell>
          <table:table-cell table:style-name="ce332" table:formula="of:=SUMPRODUCT(([Other_actions.B$7:Other_actions.B$998]=[.$A30])*([Other_actions.A$7:Other_actions.A$998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318" office:value-type="string">
            <text:p>FNC_CS_CON_TAG_0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Remove a tag from tags list</text:p>
          </table:table-cell>
          <table:table-cell table:style-name="ce332" table:formula="of:=SUMPRODUCT(([Other_actions.B$7:Other_actions.B$998]=[.$A31])*([Other_actions.A$7:Other_actions.A$998]&lt;&gt;&quot;&quot;))"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style-name="ce318" office:value-type="string">
            <text:p>FNC_CS_CON_LAYOUT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Custom Layout</text:p>
          </table:table-cell>
          <table:table-cell table:style-name="ce174" office:value-type="string">
            <text:p>Show/hide some parts in contact main screen</text:p>
          </table:table-cell>
          <table:table-cell table:style-name="ce332" table:formula="of:=SUMPRODUCT(([Other_actions.B$7:Other_actions.B$998]=[.$A32])*([Other_actions.A$7:Other_actions.A$998]&lt;&gt;&quot;&quot;))" office:value-type="float" office:value="6">
            <text:p>6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FNC_CS_CON_SORT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Sort</text:p>
          </table:table-cell>
          <table:table-cell table:style-name="ce174" office:value-type="string">
            <text:p>Sort viewing contact</text:p>
          </table:table-cell>
          <table:table-cell table:style-name="ce332" table:formula="of:=SUMPRODUCT(([Other_actions.B$7:Other_actions.B$998]=[.$A33])*([Other_actions.A$7:Other_actions.A$998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FNC_CS_CON_RTL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9" office:value-type="string">
            <text:p>RTL</text:p>
          </table:table-cell>
          <table:table-cell table:style-name="ce329" office:value-type="string">
            <text:p>Switch to Arabic language ,Address book portlet will be shown under Arabic language</text:p>
          </table:table-cell>
          <table:table-cell table:style-name="ce332" table:formula="of:=SUMPRODUCT(([Other_actions.B$7:Other_actions.B$998]=[.$A34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SEARCH_01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Quick Search</text:p>
          </table:table-cell>
          <table:table-cell table:style-name="ce174" office:value-type="string">
            <text:p>Search the complete word in all the fields of the contact</text:p>
          </table:table-cell>
          <table:table-cell table:style-name="ce332" table:formula="of:=SUMPRODUCT(([Search.B$7:Search.B$998]=[.$A35])*([Search.A$7:Search.A$998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SEARCH_02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Advanced search</text:p>
          </table:table-cell>
          <table:table-cell table:style-name="ce174" office:value-type="string">
            <text:p>Search a complete word in a specific field of the contact (First name, last name, mail, job title, gender)</text:p>
          </table:table-cell>
          <table:table-cell table:style-name="ce332" table:formula="of:=SUMPRODUCT(([Search.B$7:Search.B$998]=[.$A36])*([Search.A$7:Search.A$998]&lt;&gt;&quot;&quot;))" office:value-type="float" office:value="32">
            <text:p>32</text:p>
          </table:table-cell>
          <table:table-cell table:style-name="ce334" table:number-columns-repeated="245"/>
          <table:table-cell table:number-columns-repeated="5"/>
        </table:table-row>
        <table:table-row table:style-name="ro56">
          <table:table-cell table:style-name="ce319" office:value-type="string">
            <text:p>Total</text:p>
          </table:table-cell>
          <table:table-cell table:style-name="ce321" table:number-columns-repeated="3"/>
          <table:table-cell table:style-name="ce330"/>
          <table:table-cell table:style-name="ce333" table:formula="of:=SUM([.F4:.F36])" office:value-type="float" office:value="324">
            <text:p>324</text:p>
          </table:table-cell>
          <table:table-cell table:style-name="ce320" table:number-columns-repeated="245"/>
          <table:table-cell table:number-columns-repeated="5"/>
        </table:table-row>
        <table:table-row table:style-name="ro1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 table:number-rows-repeated="19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 table:number-rows-repeated="65474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range table:name="Cont_01" table:base-cell-address="$Check_List.$G$18" table:cell-range-address="$Address_book.$B$7:.$H$12"/>
        <table:named-range table:name="Cont_02" table:base-cell-address="$Summary_Report.$A$5" table:cell-range-address="$Address_book.$B$13:.$H$36"/>
        <table:named-range table:name="Cont_03" table:base-cell-address="$Check_List.$G$36" table:cell-range-address="$Address_book.$B$39:.$H$59"/>
        <table:named-range table:name="Cont_04" table:base-cell-address="$Check_List.$G$53" table:cell-range-address="$Address_book.$B$60:.$H$100"/>
        <table:named-range table:name="Cont_05" table:base-cell-address="$Check_List.$G$75" table:cell-range-address="$Address_book.$B$101:.$H$173"/>
        <table:named-range table:name="Cont_06" table:base-cell-address="$Address_book.$A$204" table:cell-range-address="$Address_book.$B$174:.$H$208"/>
        <table:named-range table:name="Cont_07" table:base-cell-address="$Check_List.$G$139" table:cell-range-address="$Address_book.$B$209:.$H$235"/>
        <table:named-range table:name="Cont_08" table:base-cell-address="$Check_List.$G$164" table:cell-range-address="$Address_book.$B$236:.$H$238"/>
        <table:named-range table:name="Cont_09" table:base-cell-address="$Check_List.$G$165" table:cell-range-address="$Address_book.$B$239:.$H$251"/>
        <table:named-range table:name="Cont_10" table:base-cell-address="$Check_List.$G$196" table:cell-range-address="$Address_book.$B$252:.$H$267"/>
        <table:named-range table:name="Cont_11" table:base-cell-address="$Address_book.$G$13" table:cell-range-address="$Contact.$B$7:.$H$64"/>
        <table:named-range table:name="Cont_12" table:base-cell-address="$Address_book.$G$47" table:cell-range-address="$Contact.$B$73:.$H$76"/>
        <table:named-range table:name="Cont_13" table:base-cell-address="$Contact.$A$99" table:cell-range-address="$Contact.$B$77:.$H$114"/>
        <table:named-range table:name="Cont_14" table:base-cell-address="$Address_book.$B$120" table:cell-range-address="$Contact.$B$115:.$H$189"/>
        <table:named-range table:name="Cont_15" table:base-cell-address="$Address_book.$G$119" table:cell-range-address="$Contact.$B$190:.$H$341"/>
        <table:named-range table:name="Cont_16" table:base-cell-address="$Contact.$A$268" table:cell-range-address="$Contact.$B$348:.$H$413"/>
        <table:named-range table:name="Cont_17" table:base-cell-address="$Address_book.$G$188" table:cell-range-address="$Contact.$B$414:.$H$423"/>
        <table:named-range table:name="Cont_18" table:base-cell-address="$Address_book.$G$189" table:cell-range-address="$Contact.$B$424:.$H$477"/>
        <table:named-range table:name="Cont_19" table:base-cell-address="$Address_book.$A$240" table:cell-range-address="$Contact.$B$478:.$H$505"/>
        <table:named-range table:name="Cont_20" table:base-cell-address="$Contact.$B$389" table:cell-range-address="$Contact.$B$506:.$H$538"/>
        <table:named-range table:name="Cont_21" table:base-cell-address="$Address_book.$G$273" table:cell-range-address="$Contact.$B$548:.$H$564"/>
        <table:named-range table:name="Cont_22" table:base-cell-address="$Address_book.$A$325" table:cell-range-address="$Contact.$B$565:.$H$612"/>
        <table:named-range table:name="Cont_23" table:base-cell-address="$Contact.$G$13" table:cell-range-address="$Other_actions.$B$7:.$H$14"/>
        <table:named-range table:name="Cont_24" table:base-cell-address="$Contact.$G$25" table:cell-range-address="$Other_actions.$B$15:.$H$20"/>
        <table:named-range table:name="Cont_25" table:base-cell-address="$Contact.$G$28" table:cell-range-address="$Other_actions.$B$21:.$H$23"/>
        <table:named-range table:name="Cont_26" table:base-cell-address="$Other_actions.$A$52" table:cell-range-address="$Other_actions.$B$24:.$H$34"/>
        <table:named-range table:name="Cont_27" table:base-cell-address="$Other_actions.$A$62" table:cell-range-address="$Other_actions.$B$35:.$H$41"/>
        <table:named-range table:name="Cont_28" table:base-cell-address="$Contact.$G$40" table:cell-range-address="$Other_actions.$B$43:.$H$53"/>
        <table:named-range table:name="Cont_29" table:base-cell-address="$Contact.$G$76" table:cell-range-address="$Other_actions.$B$54:.$H$84"/>
        <table:named-range table:name="Cont_30" table:base-cell-address="$Other_actions.$G$19" table:cell-range-address="$Search.$B$7:.$H$16"/>
        <table:named-range table:name="Cont_31" table:base-cell-address="$Other_actions.$G$36" table:cell-range-address="$Search.$B$17:.$H$82"/>
        <table:named-range table:name="Add_address" table:base-cell-address="$Address_book.$H$14" table:cell-range-address="$Address_book.$E$13:.$H$14"/>
        <table:named-range table:name="Add_contact" table:base-cell-address="$Contact.$H$9" table:cell-range-address="$Contact.$E$7:.$H$9"/>
        <table:named-range table:name="Share_address" table:base-cell-address="$Address_book.$H$124" table:cell-range-address="$Address_book.$E$113:.$H$126"/>
        <table:named-range table:name="Share_address_togroup" table:base-cell-address="$Address_book.$H$146" table:cell-range-address="$Address_book.$E$139:.$H$148"/>
        <table:named-range table:name="Share_address_touser" table:base-cell-address="$Address_book.$H$124" table:cell-range-address="$Address_book.$E$110:.$H$126"/>
        <table:named-range table:name="Export_address" table:base-cell-address="$Address_book.$H$174" table:cell-range-address="$Address_book.$E$174:.$H$176"/>
        <table:named-range table:name="Share_contact_touser" table:base-cell-address="$Contact.$H$450" table:cell-range-address="$Contact.$E$433:.$H$444"/>
        <table:named-range table:name="Share_contact_togroup" table:base-cell-address="$Contact.$H$469" table:cell-range-address="$Contact.$E$454:.$H$463"/>
        <table:named-range table:name="Search_contact" table:base-cell-address="$Search.$H$82" table:cell-range-address="$Search.$E$7:.$H$82"/>
        <table:named-range table:name="Add_tag_forcontact" table:base-cell-address="$Contact.$H$493" table:cell-range-address="$Contact.$E$478:.$H$487"/>
        <table:named-range table:name="Export_contact" table:base-cell-address="$Contact.$H$422" table:cell-range-address="$Contact.$E$414:.$H$416"/>
        <table:named-range table:name="Import_address" table:base-cell-address="$Address_book.$H$213" table:cell-range-address="$Address_book.$E$209:.$H$212"/>
        <table:named-range table:name="Move_contact" table:base-cell-address="$Contact.$H$118" table:cell-range-address="$Contact.$E$115:.$H$118"/>
        <table:named-range table:name="Copy_paste_contact" table:base-cell-address="$Contact.$H$349" table:cell-range-address="$Contact.$E$342:.$H$343"/>
        <table:named-range table:name="Draf_drop_contact" table:base-cell-address="$Contact.$H$198" table:cell-range-address="$Contact.$E$190:.$H$192"/>
        <table:named-range table:name="Add_tag" table:base-cell-address="$Other_actions.$H$8" table:cell-range-address="$Other_actions.$E$7:.$H$8"/>
      </table:named-expressions>
      <table:database-ranges>
        <table:database-range table:target-range-address="Contact.A6:Contact.K6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3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4" fo:font-size="8pt" fo:font-style="normal" fo:text-shadow="none" style:text-underline-style="none" fo:font-weight="normal" style:font-size-asian="8pt" style:font-style-asian="normal" style:font-weight-asian="normal" style:font-name-complex="Tahoma4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4" fo:font-size="10pt" fo:font-style="normal" fo:text-shadow="none" style:text-underline-style="none" fo:font-weight="normal" style:font-size-asian="10pt" style:font-style-asian="normal" style:font-weight-asian="normal" style:font-name-complex="Tahoma4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1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12-28T11:32:07</dc:date>
    <meta:print-date>2008-06-17T00:45:47</meta:print-date>
    <dc:language>en-US</dc:language>
    <meta:editing-cycles>651</meta:editing-cycles>
    <meta:editing-duration>PT260H29M23S</meta:editing-duration>
    <meta:document-statistic meta:table-count="7" meta:cell-count="10698" meta:object-count="1"/>
    <meta:user-defined meta:name="Info 1"/>
    <meta:user-defined meta:name="Info 2"/>
    <meta:user-defined meta:name="Info 3"/>
    <meta:user-defined meta:name="Info 4"/>
  </office:meta>
</office:document-meta>
</file>